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7mm"/>
    </style:style>
    <style:style style:name="co2" style:family="table-column">
      <style:table-column-properties fo:break-before="auto" style:column-width="4.74mm"/>
    </style:style>
    <style:style style:name="co3" style:family="table-column">
      <style:table-column-properties fo:break-before="auto" style:column-width="22.7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2.37mm"/>
    </style:style>
    <style:style style:name="co6" style:family="table-column">
      <style:table-column-properties fo:break-before="auto" style:column-width="23mm"/>
    </style:style>
    <style:style style:name="co7" style:family="table-column">
      <style:table-column-properties fo:break-before="auto" style:column-width="21.1mm"/>
    </style:style>
    <style:style style:name="co8" style:family="table-column">
      <style:table-column-properties fo:break-before="auto" style:column-width="20.88mm"/>
    </style:style>
    <style:style style:name="co9" style:family="table-column">
      <style:table-column-properties fo:break-before="auto" style:column-width="17.27mm"/>
    </style:style>
    <style:style style:name="co10" style:family="table-column">
      <style:table-column-properties fo:break-before="auto" style:column-width="19.17mm"/>
    </style:style>
    <style:style style:name="co11" style:family="table-column">
      <style:table-column-properties fo:break-before="auto" style:column-width="18.96mm"/>
    </style:style>
    <style:style style:name="co12" style:family="table-column">
      <style:table-column-properties fo:break-before="auto" style:column-width="20.66mm"/>
    </style:style>
    <style:style style:name="co13" style:family="table-column">
      <style:table-column-properties fo:break-before="auto" style:column-width="24.69mm"/>
    </style:style>
    <style:style style:name="co14" style:family="table-column">
      <style:table-column-properties fo:break-before="auto" style:column-width="24.48mm"/>
    </style:style>
    <style:style style:name="co15" style:family="table-column">
      <style:table-column-properties fo:break-before="auto" style:column-width="24.27mm"/>
    </style:style>
    <style:style style:name="co16" style:family="table-column">
      <style:table-column-properties fo:break-before="auto" style:column-width="3.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" table:style-name="ta1">
        <table:shapes>
          <draw:frame draw:z-index="0" draw:style-name="gr1" draw:text-style-name="P1" svg:width="159.99mm" svg:height="89.99mm" svg:x="232.95mm" svg:y="41.64mm">
            <draw:object draw:notify-on-update-of-ranges="res.A10:res.ADV10 res.A16:res.ADV16 res.A22:res.ADV22 res.A28:res.ADV28 res.A34:res.ADV34 res.A40:res.ADV4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0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5" table:default-cell-style-name="Default"/>
        <table:table-column table:style-name="co3" table:number-columns-repeated="6" table:default-cell-style-name="Default"/>
        <table:table-column table:style-name="co6" table:number-columns-repeated="3" table:default-cell-style-name="Default"/>
        <table:table-column table:style-name="co3" table:number-columns-repeated="5" table:default-cell-style-name="Default"/>
        <table:table-column table:style-name="co4" table:number-columns-repeated="2" table:default-cell-style-name="Default"/>
        <table:table-column table:style-name="co3" table:number-columns-repeated="19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6" table:number-columns-repeated="5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8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number-columns-repeated="4" table:default-cell-style-name="Default"/>
        <table:table-column table:style-name="co3" table:number-columns-repeated="31" table:default-cell-style-name="Default"/>
        <table:table-column table:style-name="co6" table:number-columns-repeated="7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column table:style-name="co7" table:default-cell-style-name="Default"/>
        <table:table-column table:style-name="co3" table:number-columns-repeated="16" table:default-cell-style-name="Default"/>
        <table:table-column table:style-name="co8" table:default-cell-style-name="Default"/>
        <table:table-column table:style-name="co3" table:number-columns-repeated="7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number-columns-repeated="3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number-columns-repeated="4" table:default-cell-style-name="Default"/>
        <table:table-column table:style-name="co9" table:default-cell-style-name="Default"/>
        <table:table-column table:style-name="co10" table:number-columns-repeated="14" table:default-cell-style-name="Default"/>
        <table:table-column table:style-name="co11" table:default-cell-style-name="Default"/>
        <table:table-column table:style-name="co10" table:number-columns-repeated="2" table:default-cell-style-name="Default"/>
        <table:table-column table:style-name="co7" table:number-columns-repeated="8" table:default-cell-style-name="Default"/>
        <table:table-column table:style-name="co6" table:number-columns-repeated="7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3" table:number-columns-repeated="1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3" table:number-columns-repeated="8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3" table:number-columns-repeated="11" table:default-cell-style-name="Default"/>
        <table:table-column table:style-name="co8" table:default-cell-style-name="Default"/>
        <table:table-column table:style-name="co3" table:number-columns-repeated="5" table:default-cell-style-name="Default"/>
        <table:table-column table:style-name="co6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39" table:default-cell-style-name="Default"/>
        <table:table-column table:style-name="co4" table:default-cell-style-name="Default"/>
        <table:table-column table:style-name="co3" table:number-columns-repeated="11" table:default-cell-style-name="Default"/>
        <table:table-column table:style-name="co4" table:number-columns-repeated="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3" table:number-columns-repeated="7" table:default-cell-style-name="Default"/>
        <table:table-column table:style-name="co4" table:default-cell-style-name="Default"/>
        <table:table-column table:style-name="co3" table:number-columns-repeated="13" table:default-cell-style-name="Default"/>
        <table:table-column table:style-name="co12" table:default-cell-style-name="Default"/>
        <table:table-column table:style-name="co3" table:number-columns-repeated="13" table:default-cell-style-name="Default"/>
        <table:table-column table:style-name="co4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3" table:number-columns-repeated="8" table:default-cell-style-name="Default"/>
        <table:table-column table:style-name="co4" table:number-columns-repeated="2" table:default-cell-style-name="Default"/>
        <table:table-column table:style-name="co3" table:number-columns-repeated="22" table:default-cell-style-name="Default"/>
        <table:table-column table:style-name="co4" table:default-cell-style-name="Default"/>
        <table:table-column table:style-name="co3" table:number-columns-repeated="13" table:default-cell-style-name="Default"/>
        <table:table-column table:style-name="co4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14" table:default-cell-style-name="Default"/>
        <table:table-column table:style-name="co4" table:default-cell-style-name="Default"/>
        <table:table-column table:style-name="co3" table:number-columns-repeated="42" table:default-cell-style-name="Default"/>
        <table:table-column table:style-name="co4" table:default-cell-style-name="Default"/>
        <table:table-column table:style-name="co3" table:number-columns-repeated="7" table:default-cell-style-name="Default"/>
        <table:table-column table:style-name="co4" table:default-cell-style-name="Default"/>
        <table:table-column table:style-name="co3" table:number-columns-repeated="41" table:default-cell-style-name="Default"/>
        <table:table-column table:style-name="co4" table:default-cell-style-name="Default"/>
        <table:table-column table:style-name="co3" table:number-columns-repeated="25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38" table:default-cell-style-name="Default"/>
        <table:table-column table:style-name="co13" table:number-columns-repeated="16" table:default-cell-style-name="Default"/>
        <table:table-column table:style-name="co3" table:default-cell-style-name="Default"/>
        <table:table-column table:style-name="co13" table:number-columns-repeated="4" table:default-cell-style-name="Default"/>
        <table:table-column table:style-name="co3" table:default-cell-style-name="Default"/>
        <table:table-column table:style-name="co13" table:number-columns-repeated="9" table:default-cell-style-name="Default"/>
        <table:table-column table:style-name="co3" table:default-cell-style-name="Default"/>
        <table:table-column table:style-name="co13" table:number-columns-repeated="6" table:default-cell-style-name="Default"/>
        <table:table-column table:style-name="co4" table:default-cell-style-name="Default"/>
        <table:table-column table:style-name="co14" table:number-columns-repeated="3" table:default-cell-style-name="Default"/>
        <table:table-column table:style-name="co15" table:number-columns-repeated="3" table:default-cell-style-name="Default"/>
        <table:table-column table:style-name="co4" table:default-cell-style-name="Default"/>
        <table:table-column table:style-name="co14" table:number-columns-repeated="3" table:default-cell-style-name="Default"/>
        <table:table-column table:style-name="co5" table:default-cell-style-name="Default"/>
        <table:table-column table:style-name="co14" table:number-columns-repeated="4" table:default-cell-style-name="Default"/>
        <table:table-column table:style-name="co4" table:default-cell-style-name="Default"/>
        <table:table-column table:style-name="co14" table:number-columns-repeated="6" table:default-cell-style-name="Default"/>
        <table:table-column table:style-name="co2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1 for EXPLICIT UPWIND FTBS </text:p>
          </table:table-cell>
          <table:table-cell table:number-columns-repeated="801"/>
        </table:table-row>
        <table:table-row table:style-name="ro1">
          <table:table-cell office:value-type="string" calcext:value-type="string">
            <text:p>2 for IMPLICIT UPWIND FTBS </text:p>
          </table:table-cell>
          <table:table-cell table:number-columns-repeated="801"/>
        </table:table-row>
        <table:table-row table:style-name="ro1">
          <table:table-cell office:value-type="string" calcext:value-type="string">
            <text:p>3 for IMPLICIT FTCS </text:p>
          </table:table-cell>
          <table:table-cell table:number-columns-repeated="801"/>
        </table:table-row>
        <table:table-row table:style-name="ro1">
          <table:table-cell office:value-type="string" calcext:value-type="string">
            <text:p>1 for dt = 0.002</text:p>
          </table:table-cell>
          <table:table-cell table:number-columns-repeated="801"/>
        </table:table-row>
        <table:table-row table:style-name="ro1">
          <table:table-cell office:value-type="string" calcext:value-type="string">
            <text:p>2 for dt = 0.001</text:p>
          </table:table-cell>
          <table:table-cell table:number-columns-repeated="801"/>
        </table:table-row>
        <table:table-row table:style-name="ro1">
          <table:table-cell office:value-type="string" calcext:value-type="string">
            <text:p>3 for dt = 0.0005</text:p>
          </table:table-cell>
          <table:table-cell table:number-columns-repeated="801"/>
        </table:table-row>
        <table:table-row table:style-name="ro1">
          <table:table-cell office:value-type="string" calcext:value-type="string">
            <text:p>----------- IMPLICIT UPWIND FTBS -------------------</text:p>
          </table:table-cell>
          <table:table-cell table:number-columns-repeated="801"/>
        </table:table-row>
        <table:table-row table:style-name="ro1">
          <table:table-cell office:value-type="string" calcext:value-type="string">
            <text:p>Delta t: 0.002</text:p>
          </table:table-cell>
          <table:table-cell table:number-columns-repeated="801"/>
        </table:table-row>
        <table:table-row table:style-name="ro1">
          <table:table-cell office:value-type="string" calcext:value-type="string">
            <text:p>n = 0</text:p>
          </table:table-cell>
          <table:table-cell table:number-columns-repeated="801"/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  <table:table-cell office:value-type="float" office:value="2.61769" calcext:value-type="float">
            <text:p>2.61769</text:p>
          </table:table-cell>
          <table:table-cell office:value-type="float" office:value="5.2336" calcext:value-type="float">
            <text:p>5.2336</text:p>
          </table:table-cell>
          <table:table-cell office:value-type="float" office:value="7.84591" calcext:value-type="float">
            <text:p>7.84591</text:p>
          </table:table-cell>
          <table:table-cell office:value-type="float" office:value="10.4528" calcext:value-type="float">
            <text:p>10.4528</text:p>
          </table:table-cell>
          <table:table-cell office:value-type="float" office:value="13.0526" calcext:value-type="float">
            <text:p>13.0526</text:p>
          </table:table-cell>
          <table:table-cell office:value-type="float" office:value="15.6434" calcext:value-type="float">
            <text:p>15.6434</text:p>
          </table:table-cell>
          <table:table-cell office:value-type="float" office:value="18.2236" calcext:value-type="float">
            <text:p>18.2236</text:p>
          </table:table-cell>
          <table:table-cell office:value-type="float" office:value="20.7912" calcext:value-type="float">
            <text:p>20.7912</text:p>
          </table:table-cell>
          <table:table-cell office:value-type="float" office:value="23.3445" calcext:value-type="float">
            <text:p>23.3445</text:p>
          </table:table-cell>
          <table:table-cell office:value-type="float" office:value="25.8819" calcext:value-type="float">
            <text:p>25.8819</text:p>
          </table:table-cell>
          <table:table-cell office:value-type="float" office:value="28.4015" calcext:value-type="float">
            <text:p>28.4015</text:p>
          </table:table-cell>
          <table:table-cell office:value-type="float" office:value="30.9017" calcext:value-type="float">
            <text:p>30.9017</text:p>
          </table:table-cell>
          <table:table-cell office:value-type="float" office:value="33.3807" calcext:value-type="float">
            <text:p>33.3807</text:p>
          </table:table-cell>
          <table:table-cell office:value-type="float" office:value="35.8368" calcext:value-type="float">
            <text:p>35.8368</text:p>
          </table:table-cell>
          <table:table-cell office:value-type="float" office:value="38.2683" calcext:value-type="float">
            <text:p>38.2683</text:p>
          </table:table-cell>
          <table:table-cell office:value-type="float" office:value="40.6737" calcext:value-type="float">
            <text:p>40.6737</text:p>
          </table:table-cell>
          <table:table-cell office:value-type="float" office:value="43.0511" calcext:value-type="float">
            <text:p>43.0511</text:p>
          </table:table-cell>
          <table:table-cell office:value-type="float" office:value="45.399" calcext:value-type="float">
            <text:p>45.399</text:p>
          </table:table-cell>
          <table:table-cell office:value-type="float" office:value="47.7159" calcext:value-type="float">
            <text:p>47.7159</text:p>
          </table:table-cell>
          <table:table-cell office:value-type="float" office:value="50" calcext:value-type="float">
            <text:p>50</text:p>
          </table:table-cell>
          <table:table-cell office:value-type="float" office:value="52.2499" calcext:value-type="float">
            <text:p>52.2499</text:p>
          </table:table-cell>
          <table:table-cell office:value-type="float" office:value="54.4639" calcext:value-type="float">
            <text:p>54.4639</text:p>
          </table:table-cell>
          <table:table-cell office:value-type="float" office:value="56.6406" calcext:value-type="float">
            <text:p>56.6406</text:p>
          </table:table-cell>
          <table:table-cell office:value-type="float" office:value="58.7785" calcext:value-type="float">
            <text:p>58.7785</text:p>
          </table:table-cell>
          <table:table-cell office:value-type="float" office:value="60.8761" calcext:value-type="float">
            <text:p>60.8761</text:p>
          </table:table-cell>
          <table:table-cell office:value-type="float" office:value="62.932" calcext:value-type="float">
            <text:p>62.932</text:p>
          </table:table-cell>
          <table:table-cell office:value-type="float" office:value="64.9448" calcext:value-type="float">
            <text:p>64.9448</text:p>
          </table:table-cell>
          <table:table-cell office:value-type="float" office:value="66.9131" calcext:value-type="float">
            <text:p>66.9131</text:p>
          </table:table-cell>
          <table:table-cell office:value-type="float" office:value="68.8355" calcext:value-type="float">
            <text:p>68.8355</text:p>
          </table:table-cell>
          <table:table-cell office:value-type="float" office:value="70.7107" calcext:value-type="float">
            <text:p>70.7107</text:p>
          </table:table-cell>
          <table:table-cell office:value-type="float" office:value="72.5374" calcext:value-type="float">
            <text:p>72.5374</text:p>
          </table:table-cell>
          <table:table-cell office:value-type="float" office:value="74.3145" calcext:value-type="float">
            <text:p>74.3145</text:p>
          </table:table-cell>
          <table:table-cell office:value-type="float" office:value="76.0406" calcext:value-type="float">
            <text:p>76.0406</text:p>
          </table:table-cell>
          <table:table-cell office:value-type="float" office:value="77.7146" calcext:value-type="float">
            <text:p>77.7146</text:p>
          </table:table-cell>
          <table:table-cell office:value-type="float" office:value="79.3353" calcext:value-type="float">
            <text:p>79.3353</text:p>
          </table:table-cell>
          <table:table-cell office:value-type="float" office:value="80.9017" calcext:value-type="float">
            <text:p>80.9017</text:p>
          </table:table-cell>
          <table:table-cell office:value-type="float" office:value="82.4126" calcext:value-type="float">
            <text:p>82.4126</text:p>
          </table:table-cell>
          <table:table-cell office:value-type="float" office:value="83.8671" calcext:value-type="float">
            <text:p>83.8671</text:p>
          </table:table-cell>
          <table:table-cell office:value-type="float" office:value="85.264" calcext:value-type="float">
            <text:p>85.264</text:p>
          </table:table-cell>
          <table:table-cell office:value-type="float" office:value="86.6025" calcext:value-type="float">
            <text:p>86.6025</text:p>
          </table:table-cell>
          <table:table-cell office:value-type="float" office:value="87.8817" calcext:value-type="float">
            <text:p>87.8817</text:p>
          </table:table-cell>
          <table:table-cell office:value-type="float" office:value="89.1007" calcext:value-type="float">
            <text:p>89.1007</text:p>
          </table:table-cell>
          <table:table-cell office:value-type="float" office:value="90.2585" calcext:value-type="float">
            <text:p>90.2585</text:p>
          </table:table-cell>
          <table:table-cell office:value-type="float" office:value="91.3545" calcext:value-type="float">
            <text:p>91.3545</text:p>
          </table:table-cell>
          <table:table-cell office:value-type="float" office:value="92.388" calcext:value-type="float">
            <text:p>92.388</text:p>
          </table:table-cell>
          <table:table-cell office:value-type="float" office:value="93.358" calcext:value-type="float">
            <text:p>93.358</text:p>
          </table:table-cell>
          <table:table-cell office:value-type="float" office:value="94.2641" calcext:value-type="float">
            <text:p>94.2641</text:p>
          </table:table-cell>
          <table:table-cell office:value-type="float" office:value="95.1057" calcext:value-type="float">
            <text:p>95.1057</text:p>
          </table:table-cell>
          <table:table-cell office:value-type="float" office:value="95.882" calcext:value-type="float">
            <text:p>95.882</text:p>
          </table:table-cell>
          <table:table-cell office:value-type="float" office:value="96.5926" calcext:value-type="float">
            <text:p>96.5926</text:p>
          </table:table-cell>
          <table:table-cell office:value-type="float" office:value="97.237" calcext:value-type="float">
            <text:p>97.237</text:p>
          </table:table-cell>
          <table:table-cell office:value-type="float" office:value="97.8148" calcext:value-type="float">
            <text:p>97.8148</text:p>
          </table:table-cell>
          <table:table-cell office:value-type="float" office:value="98.3255" calcext:value-type="float">
            <text:p>98.3255</text:p>
          </table:table-cell>
          <table:table-cell office:value-type="float" office:value="98.7688" calcext:value-type="float">
            <text:p>98.7688</text:p>
          </table:table-cell>
          <table:table-cell office:value-type="float" office:value="99.1445" calcext:value-type="float">
            <text:p>99.1445</text:p>
          </table:table-cell>
          <table:table-cell office:value-type="float" office:value="99.4522" calcext:value-type="float">
            <text:p>99.4522</text:p>
          </table:table-cell>
          <table:table-cell office:value-type="float" office:value="99.6917" calcext:value-type="float">
            <text:p>99.6917</text:p>
          </table:table-cell>
          <table:table-cell office:value-type="float" office:value="99.863" calcext:value-type="float">
            <text:p>99.863</text:p>
          </table:table-cell>
          <table:table-cell office:value-type="float" office:value="99.9657" calcext:value-type="float">
            <text:p>99.9657</text:p>
          </table:table-cell>
          <table:table-cell office:value-type="float" office:value="100" calcext:value-type="float">
            <text:p>100</text:p>
          </table:table-cell>
          <table:table-cell office:value-type="float" office:value="99.9657" calcext:value-type="float">
            <text:p>99.9657</text:p>
          </table:table-cell>
          <table:table-cell office:value-type="float" office:value="99.863" calcext:value-type="float">
            <text:p>99.863</text:p>
          </table:table-cell>
          <table:table-cell office:value-type="float" office:value="99.6917" calcext:value-type="float">
            <text:p>99.6917</text:p>
          </table:table-cell>
          <table:table-cell office:value-type="float" office:value="99.4522" calcext:value-type="float">
            <text:p>99.4522</text:p>
          </table:table-cell>
          <table:table-cell office:value-type="float" office:value="99.1445" calcext:value-type="float">
            <text:p>99.1445</text:p>
          </table:table-cell>
          <table:table-cell office:value-type="float" office:value="98.7688" calcext:value-type="float">
            <text:p>98.7688</text:p>
          </table:table-cell>
          <table:table-cell office:value-type="float" office:value="98.3255" calcext:value-type="float">
            <text:p>98.3255</text:p>
          </table:table-cell>
          <table:table-cell office:value-type="float" office:value="97.8148" calcext:value-type="float">
            <text:p>97.8148</text:p>
          </table:table-cell>
          <table:table-cell office:value-type="float" office:value="97.237" calcext:value-type="float">
            <text:p>97.237</text:p>
          </table:table-cell>
          <table:table-cell office:value-type="float" office:value="96.5926" calcext:value-type="float">
            <text:p>96.5926</text:p>
          </table:table-cell>
          <table:table-cell office:value-type="float" office:value="95.882" calcext:value-type="float">
            <text:p>95.882</text:p>
          </table:table-cell>
          <table:table-cell office:value-type="float" office:value="95.1057" calcext:value-type="float">
            <text:p>95.1057</text:p>
          </table:table-cell>
          <table:table-cell office:value-type="float" office:value="94.2641" calcext:value-type="float">
            <text:p>94.2641</text:p>
          </table:table-cell>
          <table:table-cell office:value-type="float" office:value="93.358" calcext:value-type="float">
            <text:p>93.358</text:p>
          </table:table-cell>
          <table:table-cell office:value-type="float" office:value="92.388" calcext:value-type="float">
            <text:p>92.388</text:p>
          </table:table-cell>
          <table:table-cell office:value-type="float" office:value="91.3545" calcext:value-type="float">
            <text:p>91.3545</text:p>
          </table:table-cell>
          <table:table-cell office:value-type="float" office:value="90.2585" calcext:value-type="float">
            <text:p>90.2585</text:p>
          </table:table-cell>
          <table:table-cell office:value-type="float" office:value="89.1007" calcext:value-type="float">
            <text:p>89.1007</text:p>
          </table:table-cell>
          <table:table-cell office:value-type="float" office:value="87.8817" calcext:value-type="float">
            <text:p>87.8817</text:p>
          </table:table-cell>
          <table:table-cell office:value-type="float" office:value="86.6025" calcext:value-type="float">
            <text:p>86.6025</text:p>
          </table:table-cell>
          <table:table-cell office:value-type="float" office:value="85.264" calcext:value-type="float">
            <text:p>85.264</text:p>
          </table:table-cell>
          <table:table-cell office:value-type="float" office:value="83.8671" calcext:value-type="float">
            <text:p>83.8671</text:p>
          </table:table-cell>
          <table:table-cell office:value-type="float" office:value="82.4126" calcext:value-type="float">
            <text:p>82.4126</text:p>
          </table:table-cell>
          <table:table-cell office:value-type="float" office:value="80.9017" calcext:value-type="float">
            <text:p>80.9017</text:p>
          </table:table-cell>
          <table:table-cell office:value-type="float" office:value="79.3353" calcext:value-type="float">
            <text:p>79.3353</text:p>
          </table:table-cell>
          <table:table-cell office:value-type="float" office:value="77.7146" calcext:value-type="float">
            <text:p>77.7146</text:p>
          </table:table-cell>
          <table:table-cell office:value-type="float" office:value="76.0406" calcext:value-type="float">
            <text:p>76.0406</text:p>
          </table:table-cell>
          <table:table-cell office:value-type="float" office:value="74.3145" calcext:value-type="float">
            <text:p>74.3145</text:p>
          </table:table-cell>
          <table:table-cell office:value-type="float" office:value="72.5374" calcext:value-type="float">
            <text:p>72.5374</text:p>
          </table:table-cell>
          <table:table-cell office:value-type="float" office:value="70.7107" calcext:value-type="float">
            <text:p>70.7107</text:p>
          </table:table-cell>
          <table:table-cell office:value-type="float" office:value="68.8355" calcext:value-type="float">
            <text:p>68.8355</text:p>
          </table:table-cell>
          <table:table-cell office:value-type="float" office:value="66.9131" calcext:value-type="float">
            <text:p>66.9131</text:p>
          </table:table-cell>
          <table:table-cell office:value-type="float" office:value="64.9448" calcext:value-type="float">
            <text:p>64.9448</text:p>
          </table:table-cell>
          <table:table-cell office:value-type="float" office:value="62.932" calcext:value-type="float">
            <text:p>62.932</text:p>
          </table:table-cell>
          <table:table-cell office:value-type="float" office:value="60.8761" calcext:value-type="float">
            <text:p>60.8761</text:p>
          </table:table-cell>
          <table:table-cell office:value-type="float" office:value="58.7785" calcext:value-type="float">
            <text:p>58.7785</text:p>
          </table:table-cell>
          <table:table-cell office:value-type="float" office:value="56.6406" calcext:value-type="float">
            <text:p>56.6406</text:p>
          </table:table-cell>
          <table:table-cell office:value-type="float" office:value="54.4639" calcext:value-type="float">
            <text:p>54.4639</text:p>
          </table:table-cell>
          <table:table-cell office:value-type="float" office:value="52.2499" calcext:value-type="float">
            <text:p>52.2499</text:p>
          </table:table-cell>
          <table:table-cell office:value-type="float" office:value="50" calcext:value-type="float">
            <text:p>50</text:p>
          </table:table-cell>
          <table:table-cell office:value-type="float" office:value="47.7159" calcext:value-type="float">
            <text:p>47.7159</text:p>
          </table:table-cell>
          <table:table-cell office:value-type="float" office:value="45.399" calcext:value-type="float">
            <text:p>45.399</text:p>
          </table:table-cell>
          <table:table-cell office:value-type="float" office:value="43.0511" calcext:value-type="float">
            <text:p>43.0511</text:p>
          </table:table-cell>
          <table:table-cell office:value-type="float" office:value="40.6737" calcext:value-type="float">
            <text:p>40.6737</text:p>
          </table:table-cell>
          <table:table-cell office:value-type="float" office:value="38.2683" calcext:value-type="float">
            <text:p>38.2683</text:p>
          </table:table-cell>
          <table:table-cell office:value-type="float" office:value="35.8368" calcext:value-type="float">
            <text:p>35.8368</text:p>
          </table:table-cell>
          <table:table-cell office:value-type="float" office:value="33.3807" calcext:value-type="float">
            <text:p>33.3807</text:p>
          </table:table-cell>
          <table:table-cell office:value-type="float" office:value="30.9017" calcext:value-type="float">
            <text:p>30.9017</text:p>
          </table:table-cell>
          <table:table-cell office:value-type="float" office:value="28.4015" calcext:value-type="float">
            <text:p>28.4015</text:p>
          </table:table-cell>
          <table:table-cell office:value-type="float" office:value="25.8819" calcext:value-type="float">
            <text:p>25.8819</text:p>
          </table:table-cell>
          <table:table-cell office:value-type="float" office:value="23.3445" calcext:value-type="float">
            <text:p>23.3445</text:p>
          </table:table-cell>
          <table:table-cell office:value-type="float" office:value="20.7912" calcext:value-type="float">
            <text:p>20.7912</text:p>
          </table:table-cell>
          <table:table-cell office:value-type="float" office:value="18.2236" calcext:value-type="float">
            <text:p>18.2236</text:p>
          </table:table-cell>
          <table:table-cell office:value-type="float" office:value="15.6434" calcext:value-type="float">
            <text:p>15.6434</text:p>
          </table:table-cell>
          <table:table-cell office:value-type="float" office:value="13.0526" calcext:value-type="float">
            <text:p>13.0526</text:p>
          </table:table-cell>
          <table:table-cell office:value-type="float" office:value="10.4528" calcext:value-type="float">
            <text:p>10.4528</text:p>
          </table:table-cell>
          <table:table-cell office:value-type="float" office:value="7.84591" calcext:value-type="float">
            <text:p>7.84591</text:p>
          </table:table-cell>
          <table:table-cell office:value-type="float" office:value="5.2336" calcext:value-type="float">
            <text:p>5.2336</text:p>
          </table:table-cell>
          <table:table-cell office:value-type="float" office:value="2.61769" calcext:value-type="float">
            <text:p>2.61769</text:p>
          </table:table-cell>
          <table:table-cell table:number-columns-repeated="581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ax norm of the error for n = 0:</text:p>
          </table:table-cell>
          <table:table-cell table:number-columns-repeated="80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01"/>
        </table:table-row>
        <table:table-row table:style-name="ro1">
          <table:table-cell office:value-type="string" calcext:value-type="string">
            <text:p>Two norm of the error for n = 0:</text:p>
          </table:table-cell>
          <table:table-cell table:number-columns-repeated="80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01"/>
        </table:table-row>
        <table:table-row table:style-name="ro1">
          <table:table-cell office:value-type="string" calcext:value-type="string">
            <text:p>n = 0.1</text:p>
          </table:table-cell>
          <table:table-cell table:number-columns-repeated="801"/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  <table:table-cell office:value-type="float" office:value="2.32498E-015" calcext:value-type="float">
            <text:p>2.32498E-15</text:p>
          </table:table-cell>
          <table:table-cell office:value-type="float" office:value="0.0000000000000627729" calcext:value-type="float">
            <text:p>6.27729E-14</text:p>
          </table:table-cell>
          <table:table-cell office:value-type="float" office:value="0.000000000000864265" calcext:value-type="float">
            <text:p>8.64265E-13</text:p>
          </table:table-cell>
          <table:table-cell office:value-type="float" office:value="0.00000000000808792" calcext:value-type="float">
            <text:p>8.08792E-12</text:p>
          </table:table-cell>
          <table:table-cell office:value-type="float" office:value="0.0000000000578568" calcext:value-type="float">
            <text:p>5.78568E-11</text:p>
          </table:table-cell>
          <table:table-cell office:value-type="float" office:value="0.00000000033736" calcext:value-type="float">
            <text:p>3.3736E-10</text:p>
          </table:table-cell>
          <table:table-cell office:value-type="float" office:value="0.00000000166976" calcext:value-type="float">
            <text:p>1.66976E-09</text:p>
          </table:table-cell>
          <table:table-cell office:value-type="float" office:value="0.00000000721355" calcext:value-type="float">
            <text:p>7.21355E-09</text:p>
          </table:table-cell>
          <table:table-cell office:value-type="float" office:value="0.0000000277595" calcext:value-type="float">
            <text:p>2.77595E-08</text:p>
          </table:table-cell>
          <table:table-cell office:value-type="float" office:value="0.0000000966427" calcext:value-type="float">
            <text:p>9.66427E-08</text:p>
          </table:table-cell>
          <table:table-cell office:value-type="float" office:value="0.000000308111" calcext:value-type="float">
            <text:p>3.08111E-07</text:p>
          </table:table-cell>
          <table:table-cell office:value-type="float" office:value="0.000000908416" calcext:value-type="float">
            <text:p>9.08416E-07</text:p>
          </table:table-cell>
          <table:table-cell office:value-type="float" office:value="0.00000249693" calcext:value-type="float">
            <text:p>2.49693E-06</text:p>
          </table:table-cell>
          <table:table-cell office:value-type="float" office:value="0.00000644171" calcext:value-type="float">
            <text:p>6.44171E-06</text:p>
          </table:table-cell>
          <table:table-cell office:value-type="float" office:value="0.0000156875" calcext:value-type="float">
            <text:p>1.56875E-05</text:p>
          </table:table-cell>
          <table:table-cell office:value-type="float" office:value="0.0000362409" calcext:value-type="float">
            <text:p>3.62409E-05</text:p>
          </table:table-cell>
          <table:table-cell office:value-type="float" office:value="0.0000797598" calcext:value-type="float">
            <text:p>7.97598E-05</text:p>
          </table:table-cell>
          <table:table-cell office:value-type="float" office:value="0.000167852" calcext:value-type="float">
            <text:p>0.000167852</text:p>
          </table:table-cell>
          <table:table-cell office:value-type="float" office:value="0.000338888" calcext:value-type="float">
            <text:p>0.000338888</text:p>
          </table:table-cell>
          <table:table-cell office:value-type="float" office:value="0.000658322" calcext:value-type="float">
            <text:p>0.000658322</text:p>
          </table:table-cell>
          <table:table-cell office:value-type="float" office:value="0.00123369" calcext:value-type="float">
            <text:p>0.00123369</text:p>
          </table:table-cell>
          <table:table-cell office:value-type="float" office:value="0.00223553" calcext:value-type="float">
            <text:p>0.00223553</text:p>
          </table:table-cell>
          <table:table-cell office:value-type="float" office:value="0.00392536" calcext:value-type="float">
            <text:p>0.00392536</text:p>
          </table:table-cell>
          <table:table-cell office:value-type="float" office:value="0.00669176" calcext:value-type="float">
            <text:p>0.00669176</text:p>
          </table:table-cell>
          <table:table-cell office:value-type="float" office:value="0.011095" calcext:value-type="float">
            <text:p>0.011095</text:p>
          </table:table-cell>
          <table:table-cell office:value-type="float" office:value="0.0179198" calcext:value-type="float">
            <text:p>0.0179198</text:p>
          </table:table-cell>
          <table:table-cell office:value-type="float" office:value="0.028236" calcext:value-type="float">
            <text:p>0.028236</text:p>
          </table:table-cell>
          <table:table-cell office:value-type="float" office:value="0.043464" calcext:value-type="float">
            <text:p>0.043464</text:p>
          </table:table-cell>
          <table:table-cell office:value-type="float" office:value="0.0654426" calcext:value-type="float">
            <text:p>0.0654426</text:p>
          </table:table-cell>
          <table:table-cell office:value-type="float" office:value="0.0964946" calcext:value-type="float">
            <text:p>0.0964946</text:p>
          </table:table-cell>
          <table:table-cell office:value-type="float" office:value="0.139486" calcext:value-type="float">
            <text:p>0.139486</text:p>
          </table:table-cell>
          <table:table-cell office:value-type="float" office:value="0.197874" calcext:value-type="float">
            <text:p>0.197874</text:p>
          </table:table-cell>
          <table:table-cell office:value-type="float" office:value="0.275732" calcext:value-type="float">
            <text:p>0.275732</text:p>
          </table:table-cell>
          <table:table-cell office:value-type="float" office:value="0.377761" calcext:value-type="float">
            <text:p>0.377761</text:p>
          </table:table-cell>
          <table:table-cell office:value-type="float" office:value="0.509263" calcext:value-type="float">
            <text:p>0.509263</text:p>
          </table:table-cell>
          <table:table-cell office:value-type="float" office:value="0.676096" calcext:value-type="float">
            <text:p>0.676096</text:p>
          </table:table-cell>
          <table:table-cell office:value-type="float" office:value="0.884586" calcext:value-type="float">
            <text:p>0.884586</text:p>
          </table:table-cell>
          <table:table-cell office:value-type="float" office:value="1.14142" calcext:value-type="float">
            <text:p>1.14142</text:p>
          </table:table-cell>
          <table:table-cell office:value-type="float" office:value="1.45351" calcext:value-type="float">
            <text:p>1.45351</text:p>
          </table:table-cell>
          <table:table-cell office:value-type="float" office:value="1.82783" calcext:value-type="float">
            <text:p>1.82783</text:p>
          </table:table-cell>
          <table:table-cell office:value-type="float" office:value="2.27123" calcext:value-type="float">
            <text:p>2.27123</text:p>
          </table:table-cell>
          <table:table-cell office:value-type="float" office:value="2.79026" calcext:value-type="float">
            <text:p>2.79026</text:p>
          </table:table-cell>
          <table:table-cell office:value-type="float" office:value="3.39101" calcext:value-type="float">
            <text:p>3.39101</text:p>
          </table:table-cell>
          <table:table-cell office:value-type="float" office:value="4.0789" calcext:value-type="float">
            <text:p>4.0789</text:p>
          </table:table-cell>
          <table:table-cell office:value-type="float" office:value="4.85855" calcext:value-type="float">
            <text:p>4.85855</text:p>
          </table:table-cell>
          <table:table-cell office:value-type="float" office:value="5.7336" calcext:value-type="float">
            <text:p>5.7336</text:p>
          </table:table-cell>
          <table:table-cell office:value-type="float" office:value="6.7067" calcext:value-type="float">
            <text:p>6.7067</text:p>
          </table:table-cell>
          <table:table-cell office:value-type="float" office:value="7.77934" calcext:value-type="float">
            <text:p>7.77934</text:p>
          </table:table-cell>
          <table:table-cell office:value-type="float" office:value="8.95187" calcext:value-type="float">
            <text:p>8.95187</text:p>
          </table:table-cell>
          <table:table-cell office:value-type="float" office:value="10.2235" calcext:value-type="float">
            <text:p>10.2235</text:p>
          </table:table-cell>
          <table:table-cell office:value-type="float" office:value="11.5923" calcext:value-type="float">
            <text:p>11.5923</text:p>
          </table:table-cell>
          <table:table-cell office:value-type="float" office:value="13.0552" calcext:value-type="float">
            <text:p>13.0552</text:p>
          </table:table-cell>
          <table:table-cell office:value-type="float" office:value="14.6084" calcext:value-type="float">
            <text:p>14.6084</text:p>
          </table:table-cell>
          <table:table-cell office:value-type="float" office:value="16.2471" calcext:value-type="float">
            <text:p>16.2471</text:p>
          </table:table-cell>
          <table:table-cell office:value-type="float" office:value="17.9656" calcext:value-type="float">
            <text:p>17.9656</text:p>
          </table:table-cell>
          <table:table-cell office:value-type="float" office:value="19.7578" calcext:value-type="float">
            <text:p>19.7578</text:p>
          </table:table-cell>
          <table:table-cell office:value-type="float" office:value="21.6172" calcext:value-type="float">
            <text:p>21.6172</text:p>
          </table:table-cell>
          <table:table-cell office:value-type="float" office:value="23.5368" calcext:value-type="float">
            <text:p>23.5368</text:p>
          </table:table-cell>
          <table:table-cell office:value-type="float" office:value="25.5095" calcext:value-type="float">
            <text:p>25.5095</text:p>
          </table:table-cell>
          <table:table-cell office:value-type="float" office:value="27.528" calcext:value-type="float">
            <text:p>27.528</text:p>
          </table:table-cell>
          <table:table-cell office:value-type="float" office:value="29.5851" calcext:value-type="float">
            <text:p>29.5851</text:p>
          </table:table-cell>
          <table:table-cell office:value-type="float" office:value="31.6739" calcext:value-type="float">
            <text:p>31.6739</text:p>
          </table:table-cell>
          <table:table-cell office:value-type="float" office:value="33.7873" calcext:value-type="float">
            <text:p>33.7873</text:p>
          </table:table-cell>
          <table:table-cell office:value-type="float" office:value="35.9189" calcext:value-type="float">
            <text:p>35.9189</text:p>
          </table:table-cell>
          <table:table-cell office:value-type="float" office:value="38.0623" calcext:value-type="float">
            <text:p>38.0623</text:p>
          </table:table-cell>
          <table:table-cell office:value-type="float" office:value="40.2116" calcext:value-type="float">
            <text:p>40.2116</text:p>
          </table:table-cell>
          <table:table-cell office:value-type="float" office:value="42.3612" calcext:value-type="float">
            <text:p>42.3612</text:p>
          </table:table-cell>
          <table:table-cell office:value-type="float" office:value="44.5058" calcext:value-type="float">
            <text:p>44.5058</text:p>
          </table:table-cell>
          <table:table-cell office:value-type="float" office:value="46.6406" calcext:value-type="float">
            <text:p>46.6406</text:p>
          </table:table-cell>
          <table:table-cell office:value-type="float" office:value="48.7612" calcext:value-type="float">
            <text:p>48.7612</text:p>
          </table:table-cell>
          <table:table-cell office:value-type="float" office:value="50.8635" calcext:value-type="float">
            <text:p>50.8635</text:p>
          </table:table-cell>
          <table:table-cell office:value-type="float" office:value="52.9436" calcext:value-type="float">
            <text:p>52.9436</text:p>
          </table:table-cell>
          <table:table-cell office:value-type="float" office:value="54.9981" calcext:value-type="float">
            <text:p>54.9981</text:p>
          </table:table-cell>
          <table:table-cell office:value-type="float" office:value="57.0239" calcext:value-type="float">
            <text:p>57.0239</text:p>
          </table:table-cell>
          <table:table-cell office:value-type="float" office:value="59.0181" calcext:value-type="float">
            <text:p>59.0181</text:p>
          </table:table-cell>
          <table:table-cell office:value-type="float" office:value="60.9779" calcext:value-type="float">
            <text:p>60.9779</text:p>
          </table:table-cell>
          <table:table-cell office:value-type="float" office:value="62.901" calcext:value-type="float">
            <text:p>62.901</text:p>
          </table:table-cell>
          <table:table-cell office:value-type="float" office:value="64.7851" calcext:value-type="float">
            <text:p>64.7851</text:p>
          </table:table-cell>
          <table:table-cell office:value-type="float" office:value="66.6282" calcext:value-type="float">
            <text:p>66.6282</text:p>
          </table:table-cell>
          <table:table-cell office:value-type="float" office:value="68.4283" calcext:value-type="float">
            <text:p>68.4283</text:p>
          </table:table-cell>
          <table:table-cell office:value-type="float" office:value="70.1837" calcext:value-type="float">
            <text:p>70.1837</text:p>
          </table:table-cell>
          <table:table-cell office:value-type="float" office:value="71.8928" calcext:value-type="float">
            <text:p>71.8928</text:p>
          </table:table-cell>
          <table:table-cell office:value-type="float" office:value="73.5541" calcext:value-type="float">
            <text:p>73.5541</text:p>
          </table:table-cell>
          <table:table-cell office:value-type="float" office:value="75.166" calcext:value-type="float">
            <text:p>75.166</text:p>
          </table:table-cell>
          <table:table-cell office:value-type="float" office:value="76.7274" calcext:value-type="float">
            <text:p>76.7274</text:p>
          </table:table-cell>
          <table:table-cell office:value-type="float" office:value="78.2368" calcext:value-type="float">
            <text:p>78.2368</text:p>
          </table:table-cell>
          <table:table-cell office:value-type="float" office:value="79.6931" calcext:value-type="float">
            <text:p>79.6931</text:p>
          </table:table-cell>
          <table:table-cell office:value-type="float" office:value="81.0953" calcext:value-type="float">
            <text:p>81.0953</text:p>
          </table:table-cell>
          <table:table-cell office:value-type="float" office:value="82.4422" calcext:value-type="float">
            <text:p>82.4422</text:p>
          </table:table-cell>
          <table:table-cell office:value-type="float" office:value="83.7329" calcext:value-type="float">
            <text:p>83.7329</text:p>
          </table:table-cell>
          <table:table-cell office:value-type="float" office:value="84.9664" calcext:value-type="float">
            <text:p>84.9664</text:p>
          </table:table-cell>
          <table:table-cell office:value-type="float" office:value="86.1419" calcext:value-type="float">
            <text:p>86.1419</text:p>
          </table:table-cell>
          <table:table-cell office:value-type="float" office:value="87.2584" calcext:value-type="float">
            <text:p>87.2584</text:p>
          </table:table-cell>
          <table:table-cell office:value-type="float" office:value="88.3151" calcext:value-type="float">
            <text:p>88.3151</text:p>
          </table:table-cell>
          <table:table-cell office:value-type="float" office:value="89.3115" calcext:value-type="float">
            <text:p>89.3115</text:p>
          </table:table-cell>
          <table:table-cell office:value-type="float" office:value="90.2466" calcext:value-type="float">
            <text:p>90.2466</text:p>
          </table:table-cell>
          <table:table-cell office:value-type="float" office:value="91.12" calcext:value-type="float">
            <text:p>91.12</text:p>
          </table:table-cell>
          <table:table-cell office:value-type="float" office:value="91.9309" calcext:value-type="float">
            <text:p>91.9309</text:p>
          </table:table-cell>
          <table:table-cell office:value-type="float" office:value="92.6789" calcext:value-type="float">
            <text:p>92.6789</text:p>
          </table:table-cell>
          <table:table-cell office:value-type="float" office:value="93.3634" calcext:value-type="float">
            <text:p>93.3634</text:p>
          </table:table-cell>
          <table:table-cell office:value-type="float" office:value="93.9838" calcext:value-type="float">
            <text:p>93.9838</text:p>
          </table:table-cell>
          <table:table-cell office:value-type="float" office:value="94.5399" calcext:value-type="float">
            <text:p>94.5399</text:p>
          </table:table-cell>
          <table:table-cell office:value-type="float" office:value="95.0312" calcext:value-type="float">
            <text:p>95.0312</text:p>
          </table:table-cell>
          <table:table-cell office:value-type="float" office:value="95.4574" calcext:value-type="float">
            <text:p>95.4574</text:p>
          </table:table-cell>
          <table:table-cell office:value-type="float" office:value="95.8181" calcext:value-type="float">
            <text:p>95.8181</text:p>
          </table:table-cell>
          <table:table-cell office:value-type="float" office:value="96.1132" calcext:value-type="float">
            <text:p>96.1132</text:p>
          </table:table-cell>
          <table:table-cell office:value-type="float" office:value="96.3424" calcext:value-type="float">
            <text:p>96.3424</text:p>
          </table:table-cell>
          <table:table-cell office:value-type="float" office:value="96.5056" calcext:value-type="float">
            <text:p>96.5056</text:p>
          </table:table-cell>
          <table:table-cell office:value-type="float" office:value="96.6027" calcext:value-type="float">
            <text:p>96.6027</text:p>
          </table:table-cell>
          <table:table-cell office:value-type="float" office:value="96.6335" calcext:value-type="float">
            <text:p>96.6335</text:p>
          </table:table-cell>
          <table:table-cell office:value-type="float" office:value="96.5981" calcext:value-type="float">
            <text:p>96.5981</text:p>
          </table:table-cell>
          <table:table-cell office:value-type="float" office:value="96.4966" calcext:value-type="float">
            <text:p>96.4966</text:p>
          </table:table-cell>
          <table:table-cell office:value-type="float" office:value="96.3288" calcext:value-type="float">
            <text:p>96.3288</text:p>
          </table:table-cell>
          <table:table-cell office:value-type="float" office:value="96.0951" calcext:value-type="float">
            <text:p>96.0951</text:p>
          </table:table-cell>
          <table:table-cell office:value-type="float" office:value="95.7955" calcext:value-type="float">
            <text:p>95.7955</text:p>
          </table:table-cell>
          <table:table-cell office:value-type="float" office:value="95.4303" calcext:value-type="float">
            <text:p>95.4303</text:p>
          </table:table-cell>
          <table:table-cell office:value-type="float" office:value="94.9996" calcext:value-type="float">
            <text:p>94.9996</text:p>
          </table:table-cell>
          <table:table-cell office:value-type="float" office:value="94.5038" calcext:value-type="float">
            <text:p>94.5038</text:p>
          </table:table-cell>
          <table:table-cell office:value-type="float" office:value="93.9433" calcext:value-type="float">
            <text:p>93.9433</text:p>
          </table:table-cell>
          <table:table-cell office:value-type="float" office:value="93.3184" calcext:value-type="float">
            <text:p>93.3184</text:p>
          </table:table-cell>
          <table:table-cell office:value-type="float" office:value="92.6295" calcext:value-type="float">
            <text:p>92.6295</text:p>
          </table:table-cell>
          <table:table-cell office:value-type="float" office:value="91.8772" calcext:value-type="float">
            <text:p>91.8772</text:p>
          </table:table-cell>
          <table:table-cell office:value-type="float" office:value="91.0619" calcext:value-type="float">
            <text:p>91.0619</text:p>
          </table:table-cell>
          <table:table-cell office:value-type="float" office:value="90.1841" calcext:value-type="float">
            <text:p>90.1841</text:p>
          </table:table-cell>
          <table:table-cell office:value-type="float" office:value="89.2446" calcext:value-type="float">
            <text:p>89.2446</text:p>
          </table:table-cell>
          <table:table-cell office:value-type="float" office:value="88.2439" calcext:value-type="float">
            <text:p>88.2439</text:p>
          </table:table-cell>
          <table:table-cell office:value-type="float" office:value="87.1827" calcext:value-type="float">
            <text:p>87.1827</text:p>
          </table:table-cell>
          <table:table-cell office:value-type="float" office:value="86.0618" calcext:value-type="float">
            <text:p>86.0618</text:p>
          </table:table-cell>
          <table:table-cell office:value-type="float" office:value="84.8819" calcext:value-type="float">
            <text:p>84.8819</text:p>
          </table:table-cell>
          <table:table-cell office:value-type="float" office:value="83.6438" calcext:value-type="float">
            <text:p>83.6438</text:p>
          </table:table-cell>
          <table:table-cell office:value-type="float" office:value="82.3484" calcext:value-type="float">
            <text:p>82.3484</text:p>
          </table:table-cell>
          <table:table-cell office:value-type="float" office:value="80.9965" calcext:value-type="float">
            <text:p>80.9965</text:p>
          </table:table-cell>
          <table:table-cell office:value-type="float" office:value="79.5892" calcext:value-type="float">
            <text:p>79.5892</text:p>
          </table:table-cell>
          <table:table-cell office:value-type="float" office:value="78.1273" calcext:value-type="float">
            <text:p>78.1273</text:p>
          </table:table-cell>
          <table:table-cell office:value-type="float" office:value="76.6118" calcext:value-type="float">
            <text:p>76.6118</text:p>
          </table:table-cell>
          <table:table-cell office:value-type="float" office:value="75.0439" calcext:value-type="float">
            <text:p>75.0439</text:p>
          </table:table-cell>
          <table:table-cell office:value-type="float" office:value="73.4245" calcext:value-type="float">
            <text:p>73.4245</text:p>
          </table:table-cell>
          <table:table-cell office:value-type="float" office:value="71.7549" calcext:value-type="float">
            <text:p>71.7549</text:p>
          </table:table-cell>
          <table:table-cell office:value-type="float" office:value="70.0362" calcext:value-type="float">
            <text:p>70.0362</text:p>
          </table:table-cell>
          <table:table-cell office:value-type="float" office:value="68.2696" calcext:value-type="float">
            <text:p>68.2696</text:p>
          </table:table-cell>
          <table:table-cell office:value-type="float" office:value="66.4565" calcext:value-type="float">
            <text:p>66.4565</text:p>
          </table:table-cell>
          <table:table-cell office:value-type="float" office:value="64.5983" calcext:value-type="float">
            <text:p>64.5983</text:p>
          </table:table-cell>
          <table:table-cell office:value-type="float" office:value="62.6965" calcext:value-type="float">
            <text:p>62.6965</text:p>
          </table:table-cell>
          <table:table-cell office:value-type="float" office:value="60.7528" calcext:value-type="float">
            <text:p>60.7528</text:p>
          </table:table-cell>
          <table:table-cell office:value-type="float" office:value="58.7691" calcext:value-type="float">
            <text:p>58.7691</text:p>
          </table:table-cell>
          <table:table-cell office:value-type="float" office:value="56.7476" calcext:value-type="float">
            <text:p>56.7476</text:p>
          </table:table-cell>
          <table:table-cell office:value-type="float" office:value="54.6907" calcext:value-type="float">
            <text:p>54.6907</text:p>
          </table:table-cell>
          <table:table-cell office:value-type="float" office:value="52.6012" calcext:value-type="float">
            <text:p>52.6012</text:p>
          </table:table-cell>
          <table:table-cell office:value-type="float" office:value="50.4825" calcext:value-type="float">
            <text:p>50.4825</text:p>
          </table:table-cell>
          <table:table-cell office:value-type="float" office:value="48.3382" calcext:value-type="float">
            <text:p>48.3382</text:p>
          </table:table-cell>
          <table:table-cell office:value-type="float" office:value="46.1729" calcext:value-type="float">
            <text:p>46.1729</text:p>
          </table:table-cell>
          <table:table-cell office:value-type="float" office:value="43.9914" calcext:value-type="float">
            <text:p>43.9914</text:p>
          </table:table-cell>
          <table:table-cell office:value-type="float" office:value="41.7994" calcext:value-type="float">
            <text:p>41.7994</text:p>
          </table:table-cell>
          <table:table-cell office:value-type="float" office:value="39.603" calcext:value-type="float">
            <text:p>39.603</text:p>
          </table:table-cell>
          <table:table-cell office:value-type="float" office:value="37.4093" calcext:value-type="float">
            <text:p>37.4093</text:p>
          </table:table-cell>
          <table:table-cell office:value-type="float" office:value="35.2256" calcext:value-type="float">
            <text:p>35.2256</text:p>
          </table:table-cell>
          <table:table-cell office:value-type="float" office:value="33.0599" calcext:value-type="float">
            <text:p>33.0599</text:p>
          </table:table-cell>
          <table:table-cell office:value-type="float" office:value="30.9204" calcext:value-type="float">
            <text:p>30.9204</text:p>
          </table:table-cell>
          <table:table-cell office:value-type="float" office:value="28.8159" calcext:value-type="float">
            <text:p>28.8159</text:p>
          </table:table-cell>
          <table:table-cell office:value-type="float" office:value="26.7548" calcext:value-type="float">
            <text:p>26.7548</text:p>
          </table:table-cell>
          <table:table-cell office:value-type="float" office:value="24.7456" calcext:value-type="float">
            <text:p>24.7456</text:p>
          </table:table-cell>
          <table:table-cell office:value-type="float" office:value="22.7968" calcext:value-type="float">
            <text:p>22.7968</text:p>
          </table:table-cell>
          <table:table-cell office:value-type="float" office:value="20.9159" calcext:value-type="float">
            <text:p>20.9159</text:p>
          </table:table-cell>
          <table:table-cell office:value-type="float" office:value="19.1102" calcext:value-type="float">
            <text:p>19.1102</text:p>
          </table:table-cell>
          <table:table-cell office:value-type="float" office:value="17.3859" calcext:value-type="float">
            <text:p>17.3859</text:p>
          </table:table-cell>
          <table:table-cell office:value-type="float" office:value="15.7484" calcext:value-type="float">
            <text:p>15.7484</text:p>
          </table:table-cell>
          <table:table-cell office:value-type="float" office:value="14.2021" calcext:value-type="float">
            <text:p>14.2021</text:p>
          </table:table-cell>
          <table:table-cell office:value-type="float" office:value="12.7502" calcext:value-type="float">
            <text:p>12.7502</text:p>
          </table:table-cell>
          <table:table-cell office:value-type="float" office:value="11.3948" calcext:value-type="float">
            <text:p>11.3948</text:p>
          </table:table-cell>
          <table:table-cell office:value-type="float" office:value="10.1369" calcext:value-type="float">
            <text:p>10.1369</text:p>
          </table:table-cell>
          <table:table-cell office:value-type="float" office:value="8.9761" calcext:value-type="float">
            <text:p>8.9761</text:p>
          </table:table-cell>
          <table:table-cell office:value-type="float" office:value="7.91132" calcext:value-type="float">
            <text:p>7.91132</text:p>
          </table:table-cell>
          <table:table-cell office:value-type="float" office:value="6.9403" calcext:value-type="float">
            <text:p>6.9403</text:p>
          </table:table-cell>
          <table:table-cell office:value-type="float" office:value="6.05995" calcext:value-type="float">
            <text:p>6.05995</text:p>
          </table:table-cell>
          <table:table-cell office:value-type="float" office:value="5.26648" calcext:value-type="float">
            <text:p>5.26648</text:p>
          </table:table-cell>
          <table:table-cell office:value-type="float" office:value="4.55545" calcext:value-type="float">
            <text:p>4.55545</text:p>
          </table:table-cell>
          <table:table-cell office:value-type="float" office:value="3.92197" calcext:value-type="float">
            <text:p>3.92197</text:p>
          </table:table-cell>
          <table:table-cell office:value-type="float" office:value="3.36083" calcext:value-type="float">
            <text:p>3.36083</text:p>
          </table:table-cell>
          <table:table-cell office:value-type="float" office:value="2.86657" calcext:value-type="float">
            <text:p>2.86657</text:p>
          </table:table-cell>
          <table:table-cell office:value-type="float" office:value="2.43369" calcext:value-type="float">
            <text:p>2.43369</text:p>
          </table:table-cell>
          <table:table-cell office:value-type="float" office:value="2.05666" calcext:value-type="float">
            <text:p>2.05666</text:p>
          </table:table-cell>
          <table:table-cell office:value-type="float" office:value="1.73009" calcext:value-type="float">
            <text:p>1.73009</text:p>
          </table:table-cell>
          <table:table-cell office:value-type="float" office:value="1.44876" calcext:value-type="float">
            <text:p>1.44876</text:p>
          </table:table-cell>
          <table:table-cell office:value-type="float" office:value="1.20771" calcext:value-type="float">
            <text:p>1.20771</text:p>
          </table:table-cell>
          <table:table-cell office:value-type="float" office:value="1.00227" calcext:value-type="float">
            <text:p>1.00227</text:p>
          </table:table-cell>
          <table:table-cell office:value-type="float" office:value="0.828092" calcext:value-type="float">
            <text:p>0.828092</text:p>
          </table:table-cell>
          <table:table-cell office:value-type="float" office:value="0.681182" calcext:value-type="float">
            <text:p>0.681182</text:p>
          </table:table-cell>
          <table:table-cell office:value-type="float" office:value="0.557902" calcext:value-type="float">
            <text:p>0.557902</text:p>
          </table:table-cell>
          <table:table-cell office:value-type="float" office:value="0.45497" calcext:value-type="float">
            <text:p>0.45497</text:p>
          </table:table-cell>
          <table:table-cell office:value-type="float" office:value="0.369451" calcext:value-type="float">
            <text:p>0.369451</text:p>
          </table:table-cell>
          <table:table-cell office:value-type="float" office:value="0.298746" calcext:value-type="float">
            <text:p>0.298746</text:p>
          </table:table-cell>
          <table:table-cell office:value-type="float" office:value="0.240569" calcext:value-type="float">
            <text:p>0.240569</text:p>
          </table:table-cell>
          <table:table-cell office:value-type="float" office:value="0.192926" calcext:value-type="float">
            <text:p>0.192926</text:p>
          </table:table-cell>
          <table:table-cell office:value-type="float" office:value="0.15409" calcext:value-type="float">
            <text:p>0.15409</text:p>
          </table:table-cell>
          <table:table-cell office:value-type="float" office:value="0.122579" calcext:value-type="float">
            <text:p>0.122579</text:p>
          </table:table-cell>
          <table:table-cell office:value-type="float" office:value="0.0971266" calcext:value-type="float">
            <text:p>0.0971266</text:p>
          </table:table-cell>
          <table:table-cell office:value-type="float" office:value="0.0766584" calcext:value-type="float">
            <text:p>0.0766584</text:p>
          </table:table-cell>
          <table:table-cell office:value-type="float" office:value="0.0602703" calcext:value-type="float">
            <text:p>0.0602703</text:p>
          </table:table-cell>
          <table:table-cell office:value-type="float" office:value="0.0472054" calcext:value-type="float">
            <text:p>0.0472054</text:p>
          </table:table-cell>
          <table:table-cell office:value-type="float" office:value="0.0368338" calcext:value-type="float">
            <text:p>0.0368338</text:p>
          </table:table-cell>
          <table:table-cell office:value-type="float" office:value="0.0286344" calcext:value-type="float">
            <text:p>0.0286344</text:p>
          </table:table-cell>
          <table:table-cell office:value-type="float" office:value="0.0221789" calcext:value-type="float">
            <text:p>0.0221789</text:p>
          </table:table-cell>
          <table:table-cell office:value-type="float" office:value="0.0171168" calcext:value-type="float">
            <text:p>0.0171168</text:p>
          </table:table-cell>
          <table:table-cell office:value-type="float" office:value="0.0131631" calcext:value-type="float">
            <text:p>0.0131631</text:p>
          </table:table-cell>
          <table:table-cell office:value-type="float" office:value="0.0100871" calcext:value-type="float">
            <text:p>0.0100871</text:p>
          </table:table-cell>
          <table:table-cell office:value-type="float" office:value="0.00770314" calcext:value-type="float">
            <text:p>0.00770314</text:p>
          </table:table-cell>
          <table:table-cell office:value-type="float" office:value="0.00586252" calcext:value-type="float">
            <text:p>0.00586252</text:p>
          </table:table-cell>
          <table:table-cell office:value-type="float" office:value="0.00444669" calcext:value-type="float">
            <text:p>0.00444669</text:p>
          </table:table-cell>
          <table:table-cell office:value-type="float" office:value="0.00336159" calcext:value-type="float">
            <text:p>0.00336159</text:p>
          </table:table-cell>
          <table:table-cell office:value-type="float" office:value="0.00253295" calcext:value-type="float">
            <text:p>0.00253295</text:p>
          </table:table-cell>
          <table:table-cell office:value-type="float" office:value="0.00190241" calcext:value-type="float">
            <text:p>0.00190241</text:p>
          </table:table-cell>
          <table:table-cell office:value-type="float" office:value="0.00142428" calcext:value-type="float">
            <text:p>0.00142428</text:p>
          </table:table-cell>
          <table:table-cell office:value-type="float" office:value="0.00106297" calcext:value-type="float">
            <text:p>0.00106297</text:p>
          </table:table-cell>
          <table:table-cell office:value-type="float" office:value="0.000790858" calcext:value-type="float">
            <text:p>0.000790858</text:p>
          </table:table-cell>
          <table:table-cell office:value-type="float" office:value="0.000586606" calcext:value-type="float">
            <text:p>0.000586606</text:p>
          </table:table-cell>
          <table:table-cell office:value-type="float" office:value="0.000433794" calcext:value-type="float">
            <text:p>0.000433794</text:p>
          </table:table-cell>
          <table:table-cell office:value-type="float" office:value="0.000319837" calcext:value-type="float">
            <text:p>0.000319837</text:p>
          </table:table-cell>
          <table:table-cell office:value-type="float" office:value="0.000235124" calcext:value-type="float">
            <text:p>0.000235124</text:p>
          </table:table-cell>
          <table:table-cell office:value-type="float" office:value="0.000172349" calcext:value-type="float">
            <text:p>0.000172349</text:p>
          </table:table-cell>
          <table:table-cell office:value-type="float" office:value="0.000125973" calcext:value-type="float">
            <text:p>0.000125973</text:p>
          </table:table-cell>
          <table:table-cell office:value-type="float" office:value="0.0000918174" calcext:value-type="float">
            <text:p>9.18174E-05</text:p>
          </table:table-cell>
          <table:table-cell office:value-type="float" office:value="0.0000667367" calcext:value-type="float">
            <text:p>6.67367E-05</text:p>
          </table:table-cell>
          <table:table-cell office:value-type="float" office:value="0.0000483741" calcext:value-type="float">
            <text:p>4.83741E-05</text:p>
          </table:table-cell>
          <table:table-cell office:value-type="float" office:value="0.0000349693" calcext:value-type="float">
            <text:p>3.49693E-05</text:p>
          </table:table-cell>
          <table:table-cell office:value-type="float" office:value="0.0000252117" calcext:value-type="float">
            <text:p>2.52117E-05</text:p>
          </table:table-cell>
          <table:table-cell office:value-type="float" office:value="0.000018129" calcext:value-type="float">
            <text:p>1.8129E-05</text:p>
          </table:table-cell>
          <table:table-cell office:value-type="float" office:value="0.0000130022" calcext:value-type="float">
            <text:p>1.30022E-05</text:p>
          </table:table-cell>
          <table:table-cell office:value-type="float" office:value="0.00000930136" calcext:value-type="float">
            <text:p>9.30136E-06</text:p>
          </table:table-cell>
          <table:table-cell office:value-type="float" office:value="0.0000066371" calcext:value-type="float">
            <text:p>6.6371E-06</text:p>
          </table:table-cell>
          <table:table-cell office:value-type="float" office:value="0.00000472417" calcext:value-type="float">
            <text:p>4.72417E-06</text:p>
          </table:table-cell>
          <table:table-cell office:value-type="float" office:value="0.00000335431" calcext:value-type="float">
            <text:p>3.35431E-06</text:p>
          </table:table-cell>
          <table:table-cell office:value-type="float" office:value="0.00000237589" calcext:value-type="float">
            <text:p>2.37589E-06</text:p>
          </table:table-cell>
          <table:table-cell office:value-type="float" office:value="0.00000167883" calcext:value-type="float">
            <text:p>1.67883E-06</text:p>
          </table:table-cell>
          <table:table-cell office:value-type="float" office:value="0.00000118347" calcext:value-type="float">
            <text:p>1.18347E-06</text:p>
          </table:table-cell>
          <table:table-cell office:value-type="float" office:value="0.000000832329" calcext:value-type="float">
            <text:p>8.32329E-07</text:p>
          </table:table-cell>
          <table:table-cell office:value-type="float" office:value="0.000000584023" calcext:value-type="float">
            <text:p>5.84023E-07</text:p>
          </table:table-cell>
          <table:table-cell office:value-type="float" office:value="0.000000408861" calcext:value-type="float">
            <text:p>4.08861E-07</text:p>
          </table:table-cell>
          <table:table-cell office:value-type="float" office:value="0.000000285591" calcext:value-type="float">
            <text:p>2.85591E-07</text:p>
          </table:table-cell>
          <table:table-cell office:value-type="float" office:value="0.000000199044" calcext:value-type="float">
            <text:p>1.99044E-07</text:p>
          </table:table-cell>
          <table:table-cell office:value-type="float" office:value="0.000000138421" calcext:value-type="float">
            <text:p>1.38421E-07</text:p>
          </table:table-cell>
          <table:table-cell office:value-type="float" office:value="0.0000000960536" calcext:value-type="float">
            <text:p>9.60536E-08</text:p>
          </table:table-cell>
          <table:table-cell office:value-type="float" office:value="0.0000000665117" calcext:value-type="float">
            <text:p>6.65117E-08</text:p>
          </table:table-cell>
          <table:table-cell office:value-type="float" office:value="0.0000000459585" calcext:value-type="float">
            <text:p>4.59585E-08</text:p>
          </table:table-cell>
          <table:table-cell office:value-type="float" office:value="0.0000000316904" calcext:value-type="float">
            <text:p>3.16904E-08</text:p>
          </table:table-cell>
          <table:table-cell office:value-type="float" office:value="0.000000021807" calcext:value-type="float">
            <text:p>2.1807E-08</text:p>
          </table:table-cell>
          <table:table-cell office:value-type="float" office:value="0.0000000149755" calcext:value-type="float">
            <text:p>1.49755E-08</text:p>
          </table:table-cell>
          <table:table-cell office:value-type="float" office:value="0.0000000102634" calcext:value-type="float">
            <text:p>1.02634E-08</text:p>
          </table:table-cell>
          <table:table-cell office:value-type="float" office:value="0.0000000070201" calcext:value-type="float">
            <text:p>7.0201E-09</text:p>
          </table:table-cell>
          <table:table-cell office:value-type="float" office:value="0.00000000479229" calcext:value-type="float">
            <text:p>4.79229E-09</text:p>
          </table:table-cell>
          <table:table-cell office:value-type="float" office:value="0.00000000326513" calcext:value-type="float">
            <text:p>3.26513E-09</text:p>
          </table:table-cell>
          <table:table-cell office:value-type="float" office:value="0.00000000222038" calcext:value-type="float">
            <text:p>2.22038E-09</text:p>
          </table:table-cell>
          <table:table-cell office:value-type="float" office:value="0.00000000150707" calcext:value-type="float">
            <text:p>1.50707E-09</text:p>
          </table:table-cell>
          <table:table-cell office:value-type="float" office:value="0.00000000102101" calcext:value-type="float">
            <text:p>1.02101E-09</text:p>
          </table:table-cell>
          <table:table-cell office:value-type="float" office:value="0.000000000690432" calcext:value-type="float">
            <text:p>6.90432E-10</text:p>
          </table:table-cell>
          <table:table-cell office:value-type="float" office:value="0.000000000466038" calcext:value-type="float">
            <text:p>4.66038E-10</text:p>
          </table:table-cell>
          <table:table-cell office:value-type="float" office:value="0.000000000314007" calcext:value-type="float">
            <text:p>3.14007E-10</text:p>
          </table:table-cell>
          <table:table-cell office:value-type="float" office:value="0.000000000211194" calcext:value-type="float">
            <text:p>2.11194E-10</text:p>
          </table:table-cell>
          <table:table-cell office:value-type="float" office:value="0.000000000141795" calcext:value-type="float">
            <text:p>1.41795E-10</text:p>
          </table:table-cell>
          <table:table-cell office:value-type="float" office:value="0.0000000000950347" calcext:value-type="float">
            <text:p>9.50347E-11</text:p>
          </table:table-cell>
          <table:table-cell office:value-type="float" office:value="0.0000000000635853" calcext:value-type="float">
            <text:p>6.35853E-11</text:p>
          </table:table-cell>
          <table:table-cell office:value-type="float" office:value="0.000000000042471" calcext:value-type="float">
            <text:p>4.2471E-11</text:p>
          </table:table-cell>
          <table:table-cell office:value-type="float" office:value="0.0000000000283202" calcext:value-type="float">
            <text:p>2.83202E-11</text:p>
          </table:table-cell>
          <table:table-cell office:value-type="float" office:value="0.000000000018853" calcext:value-type="float">
            <text:p>1.8853E-11</text:p>
          </table:table-cell>
          <table:table-cell office:value-type="float" office:value="0.0000000000125299" calcext:value-type="float">
            <text:p>1.25299E-11</text:p>
          </table:table-cell>
          <table:table-cell office:value-type="float" office:value="0.00000000000831399" calcext:value-type="float">
            <text:p>8.31399E-12</text:p>
          </table:table-cell>
          <table:table-cell office:value-type="float" office:value="0.00000000000550773" calcext:value-type="float">
            <text:p>5.50773E-12</text:p>
          </table:table-cell>
          <table:table-cell office:value-type="float" office:value="0.00000000000364289" calcext:value-type="float">
            <text:p>3.64289E-12</text:p>
          </table:table-cell>
          <table:table-cell office:value-type="float" office:value="0.00000000000240567" calcext:value-type="float">
            <text:p>2.40567E-12</text:p>
          </table:table-cell>
          <table:table-cell office:value-type="float" office:value="0.00000000000158617" calcext:value-type="float">
            <text:p>1.58617E-12</text:p>
          </table:table-cell>
          <table:table-cell office:value-type="float" office:value="0.00000000000104423" calcext:value-type="float">
            <text:p>1.04423E-12</text:p>
          </table:table-cell>
          <table:table-cell office:value-type="float" office:value="0.000000000000686405" calcext:value-type="float">
            <text:p>6.86405E-13</text:p>
          </table:table-cell>
          <table:table-cell office:value-type="float" office:value="0.000000000000450518" calcext:value-type="float">
            <text:p>4.50518E-13</text:p>
          </table:table-cell>
          <table:table-cell office:value-type="float" office:value="0.000000000000295254" calcext:value-type="float">
            <text:p>2.95254E-13</text:p>
          </table:table-cell>
          <table:table-cell office:value-type="float" office:value="0.000000000000193215" calcext:value-type="float">
            <text:p>1.93215E-13</text:p>
          </table:table-cell>
          <table:table-cell office:value-type="float" office:value="0.000000000000126256" calcext:value-type="float">
            <text:p>1.26256E-13</text:p>
          </table:table-cell>
          <table:table-cell office:value-type="float" office:value="0.000000000000082383" calcext:value-type="float">
            <text:p>8.2383E-14</text:p>
          </table:table-cell>
          <table:table-cell office:value-type="float" office:value="0.0000000000000536789" calcext:value-type="float">
            <text:p>5.36789E-14</text:p>
          </table:table-cell>
          <table:table-cell office:value-type="float" office:value="0.0000000000000349265" calcext:value-type="float">
            <text:p>3.49265E-14</text:p>
          </table:table-cell>
          <table:table-cell office:value-type="float" office:value="0.0000000000000226935" calcext:value-type="float">
            <text:p>2.26935E-14</text:p>
          </table:table-cell>
          <table:table-cell office:value-type="float" office:value="0.0000000000000147247" calcext:value-type="float">
            <text:p>1.47247E-14</text:p>
          </table:table-cell>
          <table:table-cell office:value-type="float" office:value="9.54107E-015" calcext:value-type="float">
            <text:p>9.54107E-15</text:p>
          </table:table-cell>
          <table:table-cell office:value-type="float" office:value="6.1739E-015" calcext:value-type="float">
            <text:p>6.1739E-15</text:p>
          </table:table-cell>
          <table:table-cell office:value-type="float" office:value="3.9897E-015" calcext:value-type="float">
            <text:p>3.9897E-15</text:p>
          </table:table-cell>
          <table:table-cell office:value-type="float" office:value="2.57481E-015" calcext:value-type="float">
            <text:p>2.57481E-15</text:p>
          </table:table-cell>
          <table:table-cell office:value-type="float" office:value="1.6595E-015" calcext:value-type="float">
            <text:p>1.6595E-15</text:p>
          </table:table-cell>
          <table:table-cell office:value-type="float" office:value="1.06819E-015" calcext:value-type="float">
            <text:p>1.06819E-15</text:p>
          </table:table-cell>
          <table:table-cell office:value-type="float" office:value="6.86686E-016" calcext:value-type="float">
            <text:p>6.86686E-16</text:p>
          </table:table-cell>
          <table:table-cell office:value-type="float" office:value="4.40875E-016" calcext:value-type="float">
            <text:p>4.40875E-16</text:p>
          </table:table-cell>
          <table:table-cell office:value-type="float" office:value="2.82699E-016" calcext:value-type="float">
            <text:p>2.82699E-16</text:p>
          </table:table-cell>
          <table:table-cell office:value-type="float" office:value="1.81047E-016" calcext:value-type="float">
            <text:p>1.81047E-16</text:p>
          </table:table-cell>
          <table:table-cell office:value-type="float" office:value="1.15804E-016" calcext:value-type="float">
            <text:p>1.15804E-16</text:p>
          </table:table-cell>
          <table:table-cell office:value-type="float" office:value="7.3981E-017" calcext:value-type="float">
            <text:p>7.3981E-17</text:p>
          </table:table-cell>
          <table:table-cell office:value-type="float" office:value="4.72054E-017" calcext:value-type="float">
            <text:p>4.72054E-17</text:p>
          </table:table-cell>
          <table:table-cell office:value-type="float" office:value="3.00845E-017" calcext:value-type="float">
            <text:p>3.00845E-17</text:p>
          </table:table-cell>
          <table:table-cell office:value-type="float" office:value="1.91503E-017" calcext:value-type="float">
            <text:p>1.91503E-17</text:p>
          </table:table-cell>
          <table:table-cell office:value-type="float" office:value="1.21758E-017" calcext:value-type="float">
            <text:p>1.21758E-17</text:p>
          </table:table-cell>
          <table:table-cell office:value-type="float" office:value="7.73241E-018" calcext:value-type="float">
            <text:p>7.73241E-18</text:p>
          </table:table-cell>
          <table:table-cell office:value-type="float" office:value="4.9049E-018" calcext:value-type="float">
            <text:p>4.9049E-18</text:p>
          </table:table-cell>
          <table:table-cell office:value-type="float" office:value="3.10776E-018" calcext:value-type="float">
            <text:p>3.10776E-18</text:p>
          </table:table-cell>
          <table:table-cell office:value-type="float" office:value="1.96686E-018" calcext:value-type="float">
            <text:p>1.96686E-18</text:p>
          </table:table-cell>
          <table:table-cell office:value-type="float" office:value="1.2434E-018" calcext:value-type="float">
            <text:p>1.2434E-18</text:p>
          </table:table-cell>
          <table:table-cell office:value-type="float" office:value="7.85175E-019" calcext:value-type="float">
            <text:p>7.85175E-19</text:p>
          </table:table-cell>
          <table:table-cell office:value-type="float" office:value="4.95272E-019" calcext:value-type="float">
            <text:p>4.95272E-19</text:p>
          </table:table-cell>
          <table:table-cell office:value-type="float" office:value="3.12066E-019" calcext:value-type="float">
            <text:p>3.12066E-19</text:p>
          </table:table-cell>
          <table:table-cell office:value-type="float" office:value="1.96417E-019" calcext:value-type="float">
            <text:p>1.96417E-19</text:p>
          </table:table-cell>
          <table:table-cell office:value-type="float" office:value="1.23495E-019" calcext:value-type="float">
            <text:p>1.23495E-19</text:p>
          </table:table-cell>
          <table:table-cell office:value-type="float" office:value="7.75631E-020" calcext:value-type="float">
            <text:p>7.75631E-20</text:p>
          </table:table-cell>
          <table:table-cell office:value-type="float" office:value="4.86638E-020" calcext:value-type="float">
            <text:p>4.86638E-20</text:p>
          </table:table-cell>
          <table:table-cell office:value-type="float" office:value="3.05003E-020" calcext:value-type="float">
            <text:p>3.05003E-20</text:p>
          </table:table-cell>
          <table:table-cell office:value-type="float" office:value="1.90965E-020" calcext:value-type="float">
            <text:p>1.90965E-20</text:p>
          </table:table-cell>
          <table:table-cell office:value-type="float" office:value="1.19442E-020" calcext:value-type="float">
            <text:p>1.19442E-20</text:p>
          </table:table-cell>
          <table:table-cell office:value-type="float" office:value="7.46316E-021" calcext:value-type="float">
            <text:p>7.46316E-21</text:p>
          </table:table-cell>
          <table:table-cell office:value-type="float" office:value="4.65855E-021" calcext:value-type="float">
            <text:p>4.65855E-21</text:p>
          </table:table-cell>
          <table:table-cell office:value-type="float" office:value="2.905E-021" calcext:value-type="float">
            <text:p>2.905E-21</text:p>
          </table:table-cell>
          <table:table-cell office:value-type="float" office:value="1.80973E-021" calcext:value-type="float">
            <text:p>1.80973E-21</text:p>
          </table:table-cell>
          <table:table-cell office:value-type="float" office:value="1.1263E-021" calcext:value-type="float">
            <text:p>1.1263E-21</text:p>
          </table:table-cell>
          <table:table-cell office:value-type="float" office:value="7.00287E-022" calcext:value-type="float">
            <text:p>7.00287E-22</text:p>
          </table:table-cell>
          <table:table-cell office:value-type="float" office:value="4.3499E-022" calcext:value-type="float">
            <text:p>4.3499E-22</text:p>
          </table:table-cell>
          <table:table-cell office:value-type="float" office:value="2.69941E-022" calcext:value-type="float">
            <text:p>2.69941E-22</text:p>
          </table:table-cell>
          <table:table-cell office:value-type="float" office:value="1.67358E-022" calcext:value-type="float">
            <text:p>1.67358E-22</text:p>
          </table:table-cell>
          <table:table-cell office:value-type="float" office:value="1.03662E-022" calcext:value-type="float">
            <text:p>1.03662E-22</text:p>
          </table:table-cell>
          <table:table-cell office:value-type="float" office:value="6.41488E-023" calcext:value-type="float">
            <text:p>6.41488E-23</text:p>
          </table:table-cell>
          <table:table-cell office:value-type="float" office:value="3.96604E-023" calcext:value-type="float">
            <text:p>3.96604E-23</text:p>
          </table:table-cell>
          <table:table-cell office:value-type="float" office:value="2.4498E-023" calcext:value-type="float">
            <text:p>2.4498E-23</text:p>
          </table:table-cell>
          <table:table-cell office:value-type="float" office:value="1.51185E-023" calcext:value-type="float">
            <text:p>1.51185E-23</text:p>
          </table:table-cell>
          <table:table-cell office:value-type="float" office:value="9.32181E-024" calcext:value-type="float">
            <text:p>9.32181E-24</text:p>
          </table:table-cell>
          <table:table-cell office:value-type="float" office:value="5.74254E-024" calcext:value-type="float">
            <text:p>5.74254E-24</text:p>
          </table:table-cell>
          <table:table-cell office:value-type="float" office:value="3.53447E-024" calcext:value-type="float">
            <text:p>3.53447E-24</text:p>
          </table:table-cell>
          <table:table-cell office:value-type="float" office:value="2.17353E-024" calcext:value-type="float">
            <text:p>2.17353E-24</text:p>
          </table:table-cell>
          <table:table-cell office:value-type="float" office:value="1.33545E-024" calcext:value-type="float">
            <text:p>1.33545E-24</text:p>
          </table:table-cell>
          <table:table-cell office:value-type="float" office:value="8.19821E-025" calcext:value-type="float">
            <text:p>8.19821E-25</text:p>
          </table:table-cell>
          <table:table-cell office:value-type="float" office:value="5.0285E-025" calcext:value-type="float">
            <text:p>5.0285E-25</text:p>
          </table:table-cell>
          <table:table-cell office:value-type="float" office:value="3.0817E-025" calcext:value-type="float">
            <text:p>3.0817E-25</text:p>
          </table:table-cell>
          <table:table-cell office:value-type="float" office:value="1.88703E-025" calcext:value-type="float">
            <text:p>1.88703E-25</text:p>
          </table:table-cell>
          <table:table-cell office:value-type="float" office:value="1.15453E-025" calcext:value-type="float">
            <text:p>1.15453E-25</text:p>
          </table:table-cell>
          <table:table-cell office:value-type="float" office:value="7.05785E-026" calcext:value-type="float">
            <text:p>7.05785E-26</text:p>
          </table:table-cell>
          <table:table-cell office:value-type="float" office:value="4.31107E-026" calcext:value-type="float">
            <text:p>4.31107E-26</text:p>
          </table:table-cell>
          <table:table-cell office:value-type="float" office:value="2.63114E-026" calcext:value-type="float">
            <text:p>2.63114E-26</text:p>
          </table:table-cell>
          <table:table-cell office:value-type="float" office:value="1.60455E-026" calcext:value-type="float">
            <text:p>1.60455E-26</text:p>
          </table:table-cell>
          <table:table-cell office:value-type="float" office:value="9.77722E-027" calcext:value-type="float">
            <text:p>9.77722E-27</text:p>
          </table:table-cell>
          <table:table-cell office:value-type="float" office:value="5.95296E-027" calcext:value-type="float">
            <text:p>5.95296E-27</text:p>
          </table:table-cell>
          <table:table-cell office:value-type="float" office:value="3.62167E-027" calcext:value-type="float">
            <text:p>3.62167E-27</text:p>
          </table:table-cell>
          <table:table-cell office:value-type="float" office:value="2.20164E-027" calcext:value-type="float">
            <text:p>2.20164E-27</text:p>
          </table:table-cell>
          <table:table-cell office:value-type="float" office:value="1.33736E-027" calcext:value-type="float">
            <text:p>1.33736E-27</text:p>
          </table:table-cell>
          <table:table-cell office:value-type="float" office:value="8.11736E-028" calcext:value-type="float">
            <text:p>8.11736E-28</text:p>
          </table:table-cell>
          <table:table-cell office:value-type="float" office:value="4.92324E-028" calcext:value-type="float">
            <text:p>4.92324E-28</text:p>
          </table:table-cell>
          <table:table-cell office:value-type="float" office:value="2.98373E-028" calcext:value-type="float">
            <text:p>2.98373E-28</text:p>
          </table:table-cell>
          <table:table-cell office:value-type="float" office:value="1.80693E-028" calcext:value-type="float">
            <text:p>1.80693E-28</text:p>
          </table:table-cell>
          <table:table-cell office:value-type="float" office:value="1.09345E-028" calcext:value-type="float">
            <text:p>1.09345E-28</text:p>
          </table:table-cell>
          <table:table-cell office:value-type="float" office:value="6.61207E-029" calcext:value-type="float">
            <text:p>6.61207E-29</text:p>
          </table:table-cell>
          <table:table-cell office:value-type="float" office:value="3.99537E-029" calcext:value-type="float">
            <text:p>3.99537E-29</text:p>
          </table:table-cell>
          <table:table-cell office:value-type="float" office:value="2.41246E-029" calcext:value-type="float">
            <text:p>2.41246E-29</text:p>
          </table:table-cell>
          <table:table-cell office:value-type="float" office:value="1.45563E-029" calcext:value-type="float">
            <text:p>1.45563E-29</text:p>
          </table:table-cell>
          <table:table-cell office:value-type="float" office:value="8.77666E-030" calcext:value-type="float">
            <text:p>8.77666E-30</text:p>
          </table:table-cell>
          <table:table-cell office:value-type="float" office:value="5.2881E-030" calcext:value-type="float">
            <text:p>5.2881E-30</text:p>
          </table:table-cell>
          <table:table-cell office:value-type="float" office:value="3.18393E-030" calcext:value-type="float">
            <text:p>3.18393E-30</text:p>
          </table:table-cell>
          <table:table-cell office:value-type="float" office:value="1.91568E-030" calcext:value-type="float">
            <text:p>1.91568E-30</text:p>
          </table:table-cell>
          <table:table-cell office:value-type="float" office:value="1.15181E-030" calcext:value-type="float">
            <text:p>1.15181E-30</text:p>
          </table:table-cell>
          <table:table-cell office:value-type="float" office:value="6.9205E-031" calcext:value-type="float">
            <text:p>6.9205E-31</text:p>
          </table:table-cell>
          <table:table-cell office:value-type="float" office:value="4.15526E-031" calcext:value-type="float">
            <text:p>4.15526E-31</text:p>
          </table:table-cell>
          <table:table-cell office:value-type="float" office:value="2.49323E-031" calcext:value-type="float">
            <text:p>2.49323E-31</text:p>
          </table:table-cell>
          <table:table-cell office:value-type="float" office:value="1.49498E-031" calcext:value-type="float">
            <text:p>1.49498E-31</text:p>
          </table:table-cell>
          <table:table-cell office:value-type="float" office:value="8.95811E-032" calcext:value-type="float">
            <text:p>8.95811E-32</text:p>
          </table:table-cell>
          <table:table-cell office:value-type="float" office:value="5.36424E-032" calcext:value-type="float">
            <text:p>5.36424E-32</text:p>
          </table:table-cell>
          <table:table-cell office:value-type="float" office:value="3.21007E-032" calcext:value-type="float">
            <text:p>3.21007E-32</text:p>
          </table:table-cell>
          <table:table-cell office:value-type="float" office:value="1.91971E-032" calcext:value-type="float">
            <text:p>1.91971E-32</text:p>
          </table:table-cell>
          <table:table-cell office:value-type="float" office:value="1.14729E-032" calcext:value-type="float">
            <text:p>1.14729E-32</text:p>
          </table:table-cell>
          <table:table-cell office:value-type="float" office:value="6.85223E-033" calcext:value-type="float">
            <text:p>6.85223E-33</text:p>
          </table:table-cell>
          <table:table-cell office:value-type="float" office:value="4.08989E-033" calcext:value-type="float">
            <text:p>4.08989E-33</text:p>
          </table:table-cell>
          <table:table-cell office:value-type="float" office:value="2.43958E-033" calcext:value-type="float">
            <text:p>2.43958E-33</text:p>
          </table:table-cell>
          <table:table-cell office:value-type="float" office:value="1.45427E-033" calcext:value-type="float">
            <text:p>1.45427E-33</text:p>
          </table:table-cell>
          <table:table-cell office:value-type="float" office:value="8.66363E-034" calcext:value-type="float">
            <text:p>8.66363E-34</text:p>
          </table:table-cell>
          <table:table-cell office:value-type="float" office:value="5.15805E-034" calcext:value-type="float">
            <text:p>5.15805E-34</text:p>
          </table:table-cell>
          <table:table-cell office:value-type="float" office:value="3.06904E-034" calcext:value-type="float">
            <text:p>3.06904E-34</text:p>
          </table:table-cell>
          <table:table-cell office:value-type="float" office:value="1.82496E-034" calcext:value-type="float">
            <text:p>1.82496E-34</text:p>
          </table:table-cell>
          <table:table-cell office:value-type="float" office:value="1.08452E-034" calcext:value-type="float">
            <text:p>1.08452E-34</text:p>
          </table:table-cell>
          <table:table-cell office:value-type="float" office:value="6.4411E-035" calcext:value-type="float">
            <text:p>6.4411E-35</text:p>
          </table:table-cell>
          <table:table-cell office:value-type="float" office:value="3.82315E-035" calcext:value-type="float">
            <text:p>3.82315E-35</text:p>
          </table:table-cell>
          <table:table-cell office:value-type="float" office:value="2.26789E-035" calcext:value-type="float">
            <text:p>2.26789E-35</text:p>
          </table:table-cell>
          <table:table-cell office:value-type="float" office:value="1.34452E-035" calcext:value-type="float">
            <text:p>1.34452E-35</text:p>
          </table:table-cell>
          <table:table-cell office:value-type="float" office:value="7.96625E-036" calcext:value-type="float">
            <text:p>7.96625E-36</text:p>
          </table:table-cell>
          <table:table-cell office:value-type="float" office:value="4.71724E-036" calcext:value-type="float">
            <text:p>4.71724E-36</text:p>
          </table:table-cell>
          <table:table-cell office:value-type="float" office:value="2.7917E-036" calcext:value-type="float">
            <text:p>2.7917E-36</text:p>
          </table:table-cell>
          <table:table-cell office:value-type="float" office:value="1.6512E-036" calcext:value-type="float">
            <text:p>1.6512E-36</text:p>
          </table:table-cell>
          <table:table-cell office:value-type="float" office:value="9.76073E-037" calcext:value-type="float">
            <text:p>9.76073E-37</text:p>
          </table:table-cell>
          <table:table-cell office:value-type="float" office:value="5.76656E-037" calcext:value-type="float">
            <text:p>5.76656E-37</text:p>
          </table:table-cell>
          <table:table-cell office:value-type="float" office:value="3.40491E-037" calcext:value-type="float">
            <text:p>3.40491E-37</text:p>
          </table:table-cell>
          <table:table-cell office:value-type="float" office:value="2.00933E-037" calcext:value-type="float">
            <text:p>2.00933E-37</text:p>
          </table:table-cell>
          <table:table-cell office:value-type="float" office:value="1.1851E-037" calcext:value-type="float">
            <text:p>1.1851E-37</text:p>
          </table:table-cell>
          <table:table-cell office:value-type="float" office:value="6.98581E-038" calcext:value-type="float">
            <text:p>6.98581E-38</text:p>
          </table:table-cell>
          <table:table-cell office:value-type="float" office:value="4.11566E-038" calcext:value-type="float">
            <text:p>4.11566E-38</text:p>
          </table:table-cell>
          <table:table-cell office:value-type="float" office:value="2.4234E-038" calcext:value-type="float">
            <text:p>2.4234E-38</text:p>
          </table:table-cell>
          <table:table-cell office:value-type="float" office:value="1.42618E-038" calcext:value-type="float">
            <text:p>1.42618E-38</text:p>
          </table:table-cell>
          <table:table-cell office:value-type="float" office:value="8.38863E-039" calcext:value-type="float">
            <text:p>8.38863E-39</text:p>
          </table:table-cell>
          <table:table-cell office:value-type="float" office:value="4.93144E-039" calcext:value-type="float">
            <text:p>4.93144E-39</text:p>
          </table:table-cell>
          <table:table-cell office:value-type="float" office:value="2.89751E-039" calcext:value-type="float">
            <text:p>2.89751E-39</text:p>
          </table:table-cell>
          <table:table-cell office:value-type="float" office:value="1.70156E-039" calcext:value-type="float">
            <text:p>1.70156E-39</text:p>
          </table:table-cell>
          <table:table-cell office:value-type="float" office:value="9.98713E-040" calcext:value-type="float">
            <text:p>9.98713E-40</text:p>
          </table:table-cell>
          <table:table-cell office:value-type="float" office:value="5.85879E-040" calcext:value-type="float">
            <text:p>5.85879E-40</text:p>
          </table:table-cell>
          <table:table-cell office:value-type="float" office:value="3.43518E-040" calcext:value-type="float">
            <text:p>3.43518E-40</text:p>
          </table:table-cell>
          <table:table-cell office:value-type="float" office:value="2.01311E-040" calcext:value-type="float">
            <text:p>2.01311E-40</text:p>
          </table:table-cell>
          <table:table-cell office:value-type="float" office:value="1.17913E-040" calcext:value-type="float">
            <text:p>1.17913E-40</text:p>
          </table:table-cell>
          <table:table-cell office:value-type="float" office:value="6.90298E-041" calcext:value-type="float">
            <text:p>6.90298E-41</text:p>
          </table:table-cell>
          <table:table-cell office:value-type="float" office:value="4.03916E-041" calcext:value-type="float">
            <text:p>4.03916E-41</text:p>
          </table:table-cell>
          <table:table-cell office:value-type="float" office:value="2.36226E-041" calcext:value-type="float">
            <text:p>2.36226E-41</text:p>
          </table:table-cell>
          <table:table-cell office:value-type="float" office:value="1.38085E-041" calcext:value-type="float">
            <text:p>1.38085E-41</text:p>
          </table:table-cell>
          <table:table-cell office:value-type="float" office:value="8.06774E-042" calcext:value-type="float">
            <text:p>8.06774E-42</text:p>
          </table:table-cell>
          <table:table-cell office:value-type="float" office:value="4.71132E-042" calcext:value-type="float">
            <text:p>4.71132E-42</text:p>
          </table:table-cell>
          <table:table-cell office:value-type="float" office:value="2.74992E-042" calcext:value-type="float">
            <text:p>2.74992E-42</text:p>
          </table:table-cell>
          <table:table-cell office:value-type="float" office:value="1.6043E-042" calcext:value-type="float">
            <text:p>1.6043E-42</text:p>
          </table:table-cell>
          <table:table-cell office:value-type="float" office:value="9.35498E-043" calcext:value-type="float">
            <text:p>9.35498E-43</text:p>
          </table:table-cell>
          <table:table-cell office:value-type="float" office:value="5.45243E-043" calcext:value-type="float">
            <text:p>5.45243E-43</text:p>
          </table:table-cell>
          <table:table-cell office:value-type="float" office:value="3.17637E-043" calcext:value-type="float">
            <text:p>3.17637E-43</text:p>
          </table:table-cell>
          <table:table-cell office:value-type="float" office:value="1.84954E-043" calcext:value-type="float">
            <text:p>1.84954E-43</text:p>
          </table:table-cell>
          <table:table-cell office:value-type="float" office:value="1.07645E-043" calcext:value-type="float">
            <text:p>1.07645E-43</text:p>
          </table:table-cell>
          <table:table-cell office:value-type="float" office:value="6.26209E-044" calcext:value-type="float">
            <text:p>6.26209E-44</text:p>
          </table:table-cell>
          <table:table-cell office:value-type="float" office:value="3.64118E-044" calcext:value-type="float">
            <text:p>3.64118E-44</text:p>
          </table:table-cell>
          <table:table-cell office:value-type="float" office:value="2.11624E-044" calcext:value-type="float">
            <text:p>2.11624E-44</text:p>
          </table:table-cell>
          <table:table-cell office:value-type="float" office:value="1.22938E-044" calcext:value-type="float">
            <text:p>1.22938E-44</text:p>
          </table:table-cell>
          <table:table-cell office:value-type="float" office:value="7.13856E-045" calcext:value-type="float">
            <text:p>7.13856E-45</text:p>
          </table:table-cell>
          <table:table-cell office:value-type="float" office:value="4.14321E-045" calcext:value-type="float">
            <text:p>4.14321E-45</text:p>
          </table:table-cell>
          <table:table-cell office:value-type="float" office:value="2.40362E-045" calcext:value-type="float">
            <text:p>2.40362E-45</text:p>
          </table:table-cell>
          <table:table-cell office:value-type="float" office:value="1.3938E-045" calcext:value-type="float">
            <text:p>1.3938E-45</text:p>
          </table:table-cell>
          <table:table-cell office:value-type="float" office:value="8.07871E-046" calcext:value-type="float">
            <text:p>8.07871E-46</text:p>
          </table:table-cell>
          <table:table-cell office:value-type="float" office:value="4.68048E-046" calcext:value-type="float">
            <text:p>4.68048E-46</text:p>
          </table:table-cell>
          <table:table-cell office:value-type="float" office:value="2.71048E-046" calcext:value-type="float">
            <text:p>2.71048E-46</text:p>
          </table:table-cell>
          <table:table-cell office:value-type="float" office:value="1.56896E-046" calcext:value-type="float">
            <text:p>1.56896E-46</text:p>
          </table:table-cell>
          <table:table-cell office:value-type="float" office:value="9.07799E-047" calcext:value-type="float">
            <text:p>9.07799E-47</text:p>
          </table:table-cell>
          <table:table-cell office:value-type="float" office:value="5.25023E-047" calcext:value-type="float">
            <text:p>5.25023E-47</text:p>
          </table:table-cell>
          <table:table-cell office:value-type="float" office:value="3.03515E-047" calcext:value-type="float">
            <text:p>3.03515E-47</text:p>
          </table:table-cell>
          <table:table-cell office:value-type="float" office:value="1.75386E-047" calcext:value-type="float">
            <text:p>1.75386E-47</text:p>
          </table:table-cell>
          <table:table-cell office:value-type="float" office:value="1.01304E-047" calcext:value-type="float">
            <text:p>1.01304E-47</text:p>
          </table:table-cell>
          <table:table-cell office:value-type="float" office:value="5.84888E-048" calcext:value-type="float">
            <text:p>5.84888E-48</text:p>
          </table:table-cell>
          <table:table-cell office:value-type="float" office:value="3.37549E-048" calcext:value-type="float">
            <text:p>3.37549E-48</text:p>
          </table:table-cell>
          <table:table-cell office:value-type="float" office:value="1.94724E-048" calcext:value-type="float">
            <text:p>1.94724E-48</text:p>
          </table:table-cell>
          <table:table-cell office:value-type="float" office:value="1.12285E-048" calcext:value-type="float">
            <text:p>1.12285E-48</text:p>
          </table:table-cell>
          <table:table-cell office:value-type="float" office:value="6.47207E-049" calcext:value-type="float">
            <text:p>6.47207E-49</text:p>
          </table:table-cell>
          <table:table-cell office:value-type="float" office:value="3.72895E-049" calcext:value-type="float">
            <text:p>3.72895E-49</text:p>
          </table:table-cell>
          <table:table-cell office:value-type="float" office:value="2.1476E-049" calcext:value-type="float">
            <text:p>2.1476E-49</text:p>
          </table:table-cell>
          <table:table-cell office:value-type="float" office:value="1.23635E-049" calcext:value-type="float">
            <text:p>1.23635E-49</text:p>
          </table:table-cell>
          <table:table-cell office:value-type="float" office:value="7.11471E-050" calcext:value-type="float">
            <text:p>7.11471E-50</text:p>
          </table:table-cell>
          <table:table-cell office:value-type="float" office:value="4.09258E-050" calcext:value-type="float">
            <text:p>4.09258E-50</text:p>
          </table:table-cell>
          <table:table-cell office:value-type="float" office:value="2.35323E-050" calcext:value-type="float">
            <text:p>2.35323E-50</text:p>
          </table:table-cell>
          <table:table-cell office:value-type="float" office:value="1.35256E-050" calcext:value-type="float">
            <text:p>1.35256E-50</text:p>
          </table:table-cell>
          <table:table-cell office:value-type="float" office:value="7.77105E-051" calcext:value-type="float">
            <text:p>7.77105E-51</text:p>
          </table:table-cell>
          <table:table-cell office:value-type="float" office:value="4.46305E-051" calcext:value-type="float">
            <text:p>4.46305E-51</text:p>
          </table:table-cell>
          <table:table-cell office:value-type="float" office:value="2.5622E-051" calcext:value-type="float">
            <text:p>2.5622E-51</text:p>
          </table:table-cell>
          <table:table-cell office:value-type="float" office:value="1.47037E-051" calcext:value-type="float">
            <text:p>1.47037E-51</text:p>
          </table:table-cell>
          <table:table-cell office:value-type="float" office:value="8.43477E-052" calcext:value-type="float">
            <text:p>8.43477E-52</text:p>
          </table:table-cell>
          <table:table-cell office:value-type="float" office:value="4.83673E-052" calcext:value-type="float">
            <text:p>4.83673E-52</text:p>
          </table:table-cell>
          <table:table-cell office:value-type="float" office:value="2.77246E-052" calcext:value-type="float">
            <text:p>2.77246E-52</text:p>
          </table:table-cell>
          <table:table-cell office:value-type="float" office:value="1.5886E-052" calcext:value-type="float">
            <text:p>1.5886E-52</text:p>
          </table:table-cell>
          <table:table-cell office:value-type="float" office:value="9.09909E-053" calcext:value-type="float">
            <text:p>9.09909E-53</text:p>
          </table:table-cell>
          <table:table-cell office:value-type="float" office:value="5.20978E-053" calcext:value-type="float">
            <text:p>5.20978E-53</text:p>
          </table:table-cell>
          <table:table-cell office:value-type="float" office:value="2.9818E-053" calcext:value-type="float">
            <text:p>2.9818E-53</text:p>
          </table:table-cell>
          <table:table-cell office:value-type="float" office:value="1.70599E-053" calcext:value-type="float">
            <text:p>1.70599E-53</text:p>
          </table:table-cell>
          <table:table-cell office:value-type="float" office:value="9.75694E-054" calcext:value-type="float">
            <text:p>9.75694E-54</text:p>
          </table:table-cell>
          <table:table-cell office:value-type="float" office:value="5.57817E-054" calcext:value-type="float">
            <text:p>5.57817E-54</text:p>
          </table:table-cell>
          <table:table-cell office:value-type="float" office:value="3.18794E-054" calcext:value-type="float">
            <text:p>3.18794E-54</text:p>
          </table:table-cell>
          <table:table-cell office:value-type="float" office:value="1.82126E-054" calcext:value-type="float">
            <text:p>1.82126E-54</text:p>
          </table:table-cell>
          <table:table-cell office:value-type="float" office:value="1.0401E-054" calcext:value-type="float">
            <text:p>1.0401E-54</text:p>
          </table:table-cell>
          <table:table-cell office:value-type="float" office:value="5.93779E-055" calcext:value-type="float">
            <text:p>5.93779E-55</text:p>
          </table:table-cell>
          <table:table-cell office:value-type="float" office:value="3.38858E-055" calcext:value-type="float">
            <text:p>3.38858E-55</text:p>
          </table:table-cell>
          <table:table-cell office:value-type="float" office:value="1.93311E-055" calcext:value-type="float">
            <text:p>1.93311E-55</text:p>
          </table:table-cell>
          <table:table-cell office:value-type="float" office:value="1.1024E-055" calcext:value-type="float">
            <text:p>1.1024E-55</text:p>
          </table:table-cell>
          <table:table-cell office:value-type="float" office:value="6.28454E-056" calcext:value-type="float">
            <text:p>6.28454E-56</text:p>
          </table:table-cell>
          <table:table-cell office:value-type="float" office:value="3.58141E-056" calcext:value-type="float">
            <text:p>3.58141E-56</text:p>
          </table:table-cell>
          <table:table-cell office:value-type="float" office:value="2.04025E-056" calcext:value-type="float">
            <text:p>2.04025E-56</text:p>
          </table:table-cell>
          <table:table-cell office:value-type="float" office:value="1.16188E-056" calcext:value-type="float">
            <text:p>1.16188E-56</text:p>
          </table:table-cell>
          <table:table-cell office:value-type="float" office:value="6.6144E-057" calcext:value-type="float">
            <text:p>6.6144E-57</text:p>
          </table:table-cell>
          <table:table-cell office:value-type="float" office:value="3.76418E-057" calcext:value-type="float">
            <text:p>3.76418E-57</text:p>
          </table:table-cell>
          <table:table-cell office:value-type="float" office:value="2.14143E-057" calcext:value-type="float">
            <text:p>2.14143E-57</text:p>
          </table:table-cell>
          <table:table-cell office:value-type="float" office:value="1.21783E-057" calcext:value-type="float">
            <text:p>1.21783E-57</text:p>
          </table:table-cell>
          <table:table-cell office:value-type="float" office:value="6.92352E-058" calcext:value-type="float">
            <text:p>6.92352E-58</text:p>
          </table:table-cell>
          <table:table-cell office:value-type="float" office:value="3.93477E-058" calcext:value-type="float">
            <text:p>3.93477E-58</text:p>
          </table:table-cell>
          <table:table-cell office:value-type="float" office:value="2.23546E-058" calcext:value-type="float">
            <text:p>2.23546E-58</text:p>
          </table:table-cell>
          <table:table-cell office:value-type="float" office:value="1.26961E-058" calcext:value-type="float">
            <text:p>1.26961E-58</text:p>
          </table:table-cell>
          <table:table-cell office:value-type="float" office:value="7.20829E-059" calcext:value-type="float">
            <text:p>7.20829E-59</text:p>
          </table:table-cell>
          <table:table-cell office:value-type="float" office:value="4.09119E-059" calcext:value-type="float">
            <text:p>4.09119E-59</text:p>
          </table:table-cell>
          <table:table-cell office:value-type="float" office:value="2.32127E-059" calcext:value-type="float">
            <text:p>2.32127E-59</text:p>
          </table:table-cell>
          <table:table-cell office:value-type="float" office:value="1.31662E-059" calcext:value-type="float">
            <text:p>1.31662E-59</text:p>
          </table:table-cell>
          <table:table-cell office:value-type="float" office:value="7.46542E-060" calcext:value-type="float">
            <text:p>7.46542E-60</text:p>
          </table:table-cell>
          <table:table-cell office:value-type="float" office:value="4.23164E-060" calcext:value-type="float">
            <text:p>4.23164E-60</text:p>
          </table:table-cell>
          <table:table-cell office:value-type="float" office:value="2.39786E-060" calcext:value-type="float">
            <text:p>2.39786E-60</text:p>
          </table:table-cell>
          <table:table-cell office:value-type="float" office:value="1.35832E-060" calcext:value-type="float">
            <text:p>1.35832E-60</text:p>
          </table:table-cell>
          <table:table-cell office:value-type="float" office:value="7.69202E-061" calcext:value-type="float">
            <text:p>7.69202E-61</text:p>
          </table:table-cell>
          <table:table-cell office:value-type="float" office:value="4.35454E-061" calcext:value-type="float">
            <text:p>4.35454E-61</text:p>
          </table:table-cell>
          <table:table-cell office:value-type="float" office:value="2.46439E-061" calcext:value-type="float">
            <text:p>2.46439E-61</text:p>
          </table:table-cell>
          <table:table-cell office:value-type="float" office:value="1.39424E-061" calcext:value-type="float">
            <text:p>1.39424E-61</text:p>
          </table:table-cell>
          <table:table-cell office:value-type="float" office:value="7.8856E-062" calcext:value-type="float">
            <text:p>7.8856E-62</text:p>
          </table:table-cell>
          <table:table-cell office:value-type="float" office:value="4.45857E-062" calcext:value-type="float">
            <text:p>4.45857E-62</text:p>
          </table:table-cell>
          <table:table-cell office:value-type="float" office:value="2.52013E-062" calcext:value-type="float">
            <text:p>2.52013E-62</text:p>
          </table:table-cell>
          <table:table-cell office:value-type="float" office:value="1.42403E-062" calcext:value-type="float">
            <text:p>1.42403E-62</text:p>
          </table:table-cell>
          <table:table-cell office:value-type="float" office:value="8.04417E-063" calcext:value-type="float">
            <text:p>8.04417E-63</text:p>
          </table:table-cell>
          <table:table-cell office:value-type="float" office:value="4.54268E-063" calcext:value-type="float">
            <text:p>4.54268E-63</text:p>
          </table:table-cell>
          <table:table-cell office:value-type="float" office:value="2.56456E-063" calcext:value-type="float">
            <text:p>2.56456E-63</text:p>
          </table:table-cell>
          <table:table-cell office:value-type="float" office:value="1.44738E-063" calcext:value-type="float">
            <text:p>1.44738E-63</text:p>
          </table:table-cell>
          <table:table-cell office:value-type="float" office:value="8.16625E-064" calcext:value-type="float">
            <text:p>8.16625E-64</text:p>
          </table:table-cell>
          <table:table-cell office:value-type="float" office:value="4.6061E-064" calcext:value-type="float">
            <text:p>4.6061E-64</text:p>
          </table:table-cell>
          <table:table-cell office:value-type="float" office:value="2.59727E-064" calcext:value-type="float">
            <text:p>2.59727E-64</text:p>
          </table:table-cell>
          <table:table-cell office:value-type="float" office:value="1.4641E-064" calcext:value-type="float">
            <text:p>1.4641E-64</text:p>
          </table:table-cell>
          <table:table-cell office:value-type="float" office:value="8.25087E-065" calcext:value-type="float">
            <text:p>8.25087E-65</text:p>
          </table:table-cell>
          <table:table-cell office:value-type="float" office:value="4.64838E-065" calcext:value-type="float">
            <text:p>4.64838E-65</text:p>
          </table:table-cell>
          <table:table-cell office:value-type="float" office:value="2.61805E-065" calcext:value-type="float">
            <text:p>2.61805E-65</text:p>
          </table:table-cell>
          <table:table-cell office:value-type="float" office:value="1.4741E-065" calcext:value-type="float">
            <text:p>1.4741E-65</text:p>
          </table:table-cell>
          <table:table-cell office:value-type="float" office:value="8.29762E-066" calcext:value-type="float">
            <text:p>8.29762E-66</text:p>
          </table:table-cell>
          <table:table-cell office:value-type="float" office:value="4.66933E-066" calcext:value-type="float">
            <text:p>4.66933E-66</text:p>
          </table:table-cell>
          <table:table-cell office:value-type="float" office:value="2.62684E-066" calcext:value-type="float">
            <text:p>2.62684E-66</text:p>
          </table:table-cell>
          <table:table-cell office:value-type="float" office:value="1.47737E-066" calcext:value-type="float">
            <text:p>1.47737E-66</text:p>
          </table:table-cell>
          <table:table-cell office:value-type="float" office:value="8.30657E-067" calcext:value-type="float">
            <text:p>8.30657E-67</text:p>
          </table:table-cell>
          <table:table-cell office:value-type="float" office:value="4.6691E-067" calcext:value-type="float">
            <text:p>4.6691E-67</text:p>
          </table:table-cell>
          <table:table-cell office:value-type="float" office:value="2.62375E-067" calcext:value-type="float">
            <text:p>2.62375E-67</text:p>
          </table:table-cell>
          <table:table-cell office:value-type="float" office:value="1.47398E-067" calcext:value-type="float">
            <text:p>1.47398E-67</text:p>
          </table:table-cell>
          <table:table-cell office:value-type="float" office:value="8.27832E-068" calcext:value-type="float">
            <text:p>8.27832E-68</text:p>
          </table:table-cell>
          <table:table-cell office:value-type="float" office:value="4.64807E-068" calcext:value-type="float">
            <text:p>4.64807E-68</text:p>
          </table:table-cell>
          <table:table-cell office:value-type="float" office:value="2.60906E-068" calcext:value-type="float">
            <text:p>2.60906E-68</text:p>
          </table:table-cell>
          <table:table-cell office:value-type="float" office:value="1.46412E-068" calcext:value-type="float">
            <text:p>1.46412E-68</text:p>
          </table:table-cell>
          <table:table-cell office:value-type="float" office:value="8.21396E-069" calcext:value-type="float">
            <text:p>8.21396E-69</text:p>
          </table:table-cell>
          <table:table-cell office:value-type="float" office:value="4.60692E-069" calcext:value-type="float">
            <text:p>4.60692E-69</text:p>
          </table:table-cell>
          <table:table-cell office:value-type="float" office:value="2.58317E-069" calcext:value-type="float">
            <text:p>2.58317E-69</text:p>
          </table:table-cell>
          <table:table-cell office:value-type="float" office:value="1.44803E-069" calcext:value-type="float">
            <text:p>1.44803E-69</text:p>
          </table:table-cell>
          <table:table-cell office:value-type="float" office:value="8.11499E-070" calcext:value-type="float">
            <text:p>8.11499E-70</text:p>
          </table:table-cell>
          <table:table-cell office:value-type="float" office:value="4.54656E-070" calcext:value-type="float">
            <text:p>4.54656E-70</text:p>
          </table:table-cell>
          <table:table-cell office:value-type="float" office:value="2.54662E-070" calcext:value-type="float">
            <text:p>2.54662E-70</text:p>
          </table:table-cell>
          <table:table-cell office:value-type="float" office:value="1.42603E-070" calcext:value-type="float">
            <text:p>1.42603E-70</text:p>
          </table:table-cell>
          <table:table-cell office:value-type="float" office:value="7.98331E-071" calcext:value-type="float">
            <text:p>7.98331E-71</text:p>
          </table:table-cell>
          <table:table-cell office:value-type="float" office:value="4.4681E-071" calcext:value-type="float">
            <text:p>4.4681E-71</text:p>
          </table:table-cell>
          <table:table-cell office:value-type="float" office:value="2.50006E-071" calcext:value-type="float">
            <text:p>2.50006E-71</text:p>
          </table:table-cell>
          <table:table-cell office:value-type="float" office:value="1.39851E-071" calcext:value-type="float">
            <text:p>1.39851E-71</text:p>
          </table:table-cell>
          <table:table-cell office:value-type="float" office:value="7.82116E-072" calcext:value-type="float">
            <text:p>7.82116E-72</text:p>
          </table:table-cell>
          <table:table-cell office:value-type="float" office:value="4.37285E-072" calcext:value-type="float">
            <text:p>4.37285E-72</text:p>
          </table:table-cell>
          <table:table-cell office:value-type="float" office:value="2.44426E-072" calcext:value-type="float">
            <text:p>2.44426E-72</text:p>
          </table:table-cell>
          <table:table-cell office:value-type="float" office:value="1.36591E-072" calcext:value-type="float">
            <text:p>1.36591E-72</text:p>
          </table:table-cell>
          <table:table-cell office:value-type="float" office:value="7.63108E-073" calcext:value-type="float">
            <text:p>7.63108E-73</text:p>
          </table:table-cell>
          <table:table-cell office:value-type="float" office:value="4.26227E-073" calcext:value-type="float">
            <text:p>4.26227E-73</text:p>
          </table:table-cell>
          <table:table-cell office:value-type="float" office:value="2.38006E-073" calcext:value-type="float">
            <text:p>2.38006E-73</text:p>
          </table:table-cell>
          <table:table-cell office:value-type="float" office:value="1.3287E-073" calcext:value-type="float">
            <text:p>1.3287E-73</text:p>
          </table:table-cell>
          <table:table-cell office:value-type="float" office:value="7.41581E-074" calcext:value-type="float">
            <text:p>7.41581E-74</text:p>
          </table:table-cell>
          <table:table-cell office:value-type="float" office:value="4.13793E-074" calcext:value-type="float">
            <text:p>4.13793E-74</text:p>
          </table:table-cell>
          <table:table-cell office:value-type="float" office:value="2.30835E-074" calcext:value-type="float">
            <text:p>2.30835E-74</text:p>
          </table:table-cell>
          <table:table-cell office:value-type="float" office:value="1.2874E-074" calcext:value-type="float">
            <text:p>1.2874E-74</text:p>
          </table:table-cell>
          <table:table-cell office:value-type="float" office:value="7.17828E-075" calcext:value-type="float">
            <text:p>7.17828E-75</text:p>
          </table:table-cell>
          <table:table-cell office:value-type="float" office:value="4.0015E-075" calcext:value-type="float">
            <text:p>4.0015E-75</text:p>
          </table:table-cell>
          <table:table-cell office:value-type="float" office:value="2.23007E-075" calcext:value-type="float">
            <text:p>2.23007E-75</text:p>
          </table:table-cell>
          <table:table-cell office:value-type="float" office:value="1.24255E-075" calcext:value-type="float">
            <text:p>1.24255E-75</text:p>
          </table:table-cell>
          <table:table-cell office:value-type="float" office:value="6.92153E-076" calcext:value-type="float">
            <text:p>6.92153E-76</text:p>
          </table:table-cell>
          <table:table-cell office:value-type="float" office:value="3.85468E-076" calcext:value-type="float">
            <text:p>3.85468E-76</text:p>
          </table:table-cell>
          <table:table-cell office:value-type="float" office:value="2.14621E-076" calcext:value-type="float">
            <text:p>2.14621E-76</text:p>
          </table:table-cell>
          <table:table-cell office:value-type="float" office:value="1.19468E-076" calcext:value-type="float">
            <text:p>1.19468E-76</text:p>
          </table:table-cell>
          <table:table-cell office:value-type="float" office:value="6.64863E-077" calcext:value-type="float">
            <text:p>6.64863E-77</text:p>
          </table:table-cell>
          <table:table-cell office:value-type="float" office:value="3.69922E-077" calcext:value-type="float">
            <text:p>3.69922E-77</text:p>
          </table:table-cell>
          <table:table-cell office:value-type="float" office:value="2.05773E-077" calcext:value-type="float">
            <text:p>2.05773E-77</text:p>
          </table:table-cell>
          <table:table-cell office:value-type="float" office:value="1.14436E-077" calcext:value-type="float">
            <text:p>1.14436E-77</text:p>
          </table:table-cell>
          <table:table-cell office:value-type="float" office:value="6.36268E-078" calcext:value-type="float">
            <text:p>6.36268E-78</text:p>
          </table:table-cell>
          <table:table-cell office:value-type="float" office:value="3.53685E-078" calcext:value-type="float">
            <text:p>3.53685E-78</text:p>
          </table:table-cell>
          <table:table-cell office:value-type="float" office:value="1.9656E-078" calcext:value-type="float">
            <text:p>1.9656E-78</text:p>
          </table:table-cell>
          <table:table-cell office:value-type="float" office:value="1.09213E-078" calcext:value-type="float">
            <text:p>1.09213E-78</text:p>
          </table:table-cell>
          <table:table-cell office:value-type="float" office:value="6.06672E-079" calcext:value-type="float">
            <text:p>6.06672E-79</text:p>
          </table:table-cell>
          <table:table-cell office:value-type="float" office:value="3.36927E-079" calcext:value-type="float">
            <text:p>3.36927E-79</text:p>
          </table:table-cell>
          <table:table-cell office:value-type="float" office:value="1.87077E-079" calcext:value-type="float">
            <text:p>1.87077E-79</text:p>
          </table:table-cell>
          <table:table-cell office:value-type="float" office:value="1.03851E-079" calcext:value-type="float">
            <text:p>1.03851E-79</text:p>
          </table:table-cell>
          <table:table-cell office:value-type="float" office:value="5.76369E-080" calcext:value-type="float">
            <text:p>5.76369E-80</text:p>
          </table:table-cell>
          <table:table-cell office:value-type="float" office:value="3.19812E-080" calcext:value-type="float">
            <text:p>3.19812E-80</text:p>
          </table:table-cell>
          <table:table-cell office:value-type="float" office:value="1.77417E-080" calcext:value-type="float">
            <text:p>1.77417E-80</text:p>
          </table:table-cell>
          <table:table-cell office:value-type="float" office:value="9.84006E-081" calcext:value-type="float">
            <text:p>9.84006E-81</text:p>
          </table:table-cell>
          <table:table-cell office:value-type="float" office:value="5.4564E-081" calcext:value-type="float">
            <text:p>5.4564E-81</text:p>
          </table:table-cell>
          <table:table-cell office:value-type="float" office:value="3.02496E-081" calcext:value-type="float">
            <text:p>3.02496E-81</text:p>
          </table:table-cell>
          <table:table-cell office:value-type="float" office:value="1.67664E-081" calcext:value-type="float">
            <text:p>1.67664E-81</text:p>
          </table:table-cell>
          <table:table-cell office:value-type="float" office:value="9.29105E-082" calcext:value-type="float">
            <text:p>9.29105E-82</text:p>
          </table:table-cell>
          <table:table-cell office:value-type="float" office:value="5.14751E-082" calcext:value-type="float">
            <text:p>5.14751E-82</text:p>
          </table:table-cell>
          <table:table-cell office:value-type="float" office:value="2.85125E-082" calcext:value-type="float">
            <text:p>2.85125E-82</text:p>
          </table:table-cell>
          <table:table-cell office:value-type="float" office:value="1.579E-082" calcext:value-type="float">
            <text:p>1.579E-82</text:p>
          </table:table-cell>
          <table:table-cell office:value-type="float" office:value="8.74251E-083" calcext:value-type="float">
            <text:p>8.74251E-83</text:p>
          </table:table-cell>
          <table:table-cell office:value-type="float" office:value="4.83947E-083" calcext:value-type="float">
            <text:p>4.83947E-83</text:p>
          </table:table-cell>
          <table:table-cell office:value-type="float" office:value="2.67836E-083" calcext:value-type="float">
            <text:p>2.67836E-83</text:p>
          </table:table-cell>
          <table:table-cell office:value-type="float" office:value="1.482E-083" calcext:value-type="float">
            <text:p>1.482E-83</text:p>
          </table:table-cell>
          <table:table-cell office:value-type="float" office:value="8.19854E-084" calcext:value-type="float">
            <text:p>8.19854E-84</text:p>
          </table:table-cell>
          <table:table-cell office:value-type="float" office:value="4.53455E-084" calcext:value-type="float">
            <text:p>4.53455E-84</text:p>
          </table:table-cell>
          <table:table-cell office:value-type="float" office:value="2.50751E-084" calcext:value-type="float">
            <text:p>2.50751E-84</text:p>
          </table:table-cell>
          <table:table-cell office:value-type="float" office:value="1.38631E-084" calcext:value-type="float">
            <text:p>1.38631E-84</text:p>
          </table:table-cell>
          <table:table-cell office:value-type="float" office:value="7.66284E-085" calcext:value-type="float">
            <text:p>7.66284E-85</text:p>
          </table:table-cell>
          <table:table-cell office:value-type="float" office:value="4.23477E-085" calcext:value-type="float">
            <text:p>4.23477E-85</text:p>
          </table:table-cell>
          <table:table-cell office:value-type="float" office:value="2.33981E-085" calcext:value-type="float">
            <text:p>2.33981E-85</text:p>
          </table:table-cell>
          <table:table-cell office:value-type="float" office:value="1.29254E-085" calcext:value-type="float">
            <text:p>1.29254E-85</text:p>
          </table:table-cell>
          <table:table-cell office:value-type="float" office:value="7.13871E-086" calcext:value-type="float">
            <text:p>7.13871E-86</text:p>
          </table:table-cell>
          <table:table-cell office:value-type="float" office:value="3.94192E-086" calcext:value-type="float">
            <text:p>3.94192E-86</text:p>
          </table:table-cell>
          <table:table-cell office:value-type="float" office:value="2.17625E-086" calcext:value-type="float">
            <text:p>2.17625E-86</text:p>
          </table:table-cell>
          <table:table-cell office:value-type="float" office:value="1.20122E-086" calcext:value-type="float">
            <text:p>1.20122E-86</text:p>
          </table:table-cell>
          <table:table-cell office:value-type="float" office:value="6.62902E-087" calcext:value-type="float">
            <text:p>6.62902E-87</text:p>
          </table:table-cell>
          <table:table-cell office:value-type="float" office:value="3.65756E-087" calcext:value-type="float">
            <text:p>3.65756E-87</text:p>
          </table:table-cell>
          <table:table-cell office:value-type="float" office:value="2.01765E-087" calcext:value-type="float">
            <text:p>2.01765E-87</text:p>
          </table:table-cell>
          <table:table-cell office:value-type="float" office:value="1.1128E-087" calcext:value-type="float">
            <text:p>1.1128E-87</text:p>
          </table:table-cell>
          <table:table-cell office:value-type="float" office:value="6.13623E-088" calcext:value-type="float">
            <text:p>6.13623E-88</text:p>
          </table:table-cell>
          <table:table-cell office:value-type="float" office:value="3.383E-088" calcext:value-type="float">
            <text:p>3.383E-88</text:p>
          </table:table-cell>
          <table:table-cell office:value-type="float" office:value="1.86474E-088" calcext:value-type="float">
            <text:p>1.86474E-88</text:p>
          </table:table-cell>
          <table:table-cell office:value-type="float" office:value="1.02766E-088" calcext:value-type="float">
            <text:p>1.02766E-88</text:p>
          </table:table-cell>
          <table:table-cell office:value-type="float" office:value="5.66236E-089" calcext:value-type="float">
            <text:p>5.66236E-89</text:p>
          </table:table-cell>
          <table:table-cell office:value-type="float" office:value="3.11933E-089" calcext:value-type="float">
            <text:p>3.11933E-89</text:p>
          </table:table-cell>
          <table:table-cell office:value-type="float" office:value="1.71808E-089" calcext:value-type="float">
            <text:p>1.71808E-89</text:p>
          </table:table-cell>
          <table:table-cell office:value-type="float" office:value="9.46111E-090" calcext:value-type="float">
            <text:p>9.46111E-90</text:p>
          </table:table-cell>
          <table:table-cell office:value-type="float" office:value="5.20905E-090" calcext:value-type="float">
            <text:p>5.20905E-90</text:p>
          </table:table-cell>
          <table:table-cell office:value-type="float" office:value="2.86743E-090" calcext:value-type="float">
            <text:p>2.86743E-90</text:p>
          </table:table-cell>
          <table:table-cell office:value-type="float" office:value="1.57814E-090" calcext:value-type="float">
            <text:p>1.57814E-90</text:p>
          </table:table-cell>
          <table:table-cell office:value-type="float" office:value="8.68392E-091" calcext:value-type="float">
            <text:p>8.68392E-91</text:p>
          </table:table-cell>
          <table:table-cell office:value-type="float" office:value="4.77755E-091" calcext:value-type="float">
            <text:p>4.77755E-91</text:p>
          </table:table-cell>
          <table:table-cell office:value-type="float" office:value="2.62793E-091" calcext:value-type="float">
            <text:p>2.62793E-91</text:p>
          </table:table-cell>
          <table:table-cell office:value-type="float" office:value="1.44525E-091" calcext:value-type="float">
            <text:p>1.44525E-91</text:p>
          </table:table-cell>
          <table:table-cell office:value-type="float" office:value="7.94678E-092" calcext:value-type="float">
            <text:p>7.94678E-92</text:p>
          </table:table-cell>
          <table:table-cell office:value-type="float" office:value="4.36877E-092" calcext:value-type="float">
            <text:p>4.36877E-92</text:p>
          </table:table-cell>
          <table:table-cell office:value-type="float" office:value="2.40131E-092" calcext:value-type="float">
            <text:p>2.40131E-92</text:p>
          </table:table-cell>
          <table:table-cell office:value-type="float" office:value="1.31965E-092" calcext:value-type="float">
            <text:p>1.31965E-92</text:p>
          </table:table-cell>
          <table:table-cell office:value-type="float" office:value="7.25084E-093" calcext:value-type="float">
            <text:p>7.25084E-93</text:p>
          </table:table-cell>
          <table:table-cell office:value-type="float" office:value="3.98327E-093" calcext:value-type="float">
            <text:p>3.98327E-93</text:p>
          </table:table-cell>
          <table:table-cell office:value-type="float" office:value="2.18783E-093" calcext:value-type="float">
            <text:p>2.18783E-93</text:p>
          </table:table-cell>
          <table:table-cell office:value-type="float" office:value="1.20146E-093" calcext:value-type="float">
            <text:p>1.20146E-93</text:p>
          </table:table-cell>
          <table:table-cell office:value-type="float" office:value="6.59669E-094" calcext:value-type="float">
            <text:p>6.59669E-94</text:p>
          </table:table-cell>
          <table:table-cell office:value-type="float" office:value="3.62132E-094" calcext:value-type="float">
            <text:p>3.62132E-94</text:p>
          </table:table-cell>
          <table:table-cell office:value-type="float" office:value="1.9876E-094" calcext:value-type="float">
            <text:p>1.9876E-94</text:p>
          </table:table-cell>
          <table:table-cell office:value-type="float" office:value="1.09073E-094" calcext:value-type="float">
            <text:p>1.09073E-94</text:p>
          </table:table-cell>
          <table:table-cell office:value-type="float" office:value="5.98446E-095" calcext:value-type="float">
            <text:p>5.98446E-95</text:p>
          </table:table-cell>
          <table:table-cell office:value-type="float" office:value="3.2829E-095" calcext:value-type="float">
            <text:p>3.2829E-95</text:p>
          </table:table-cell>
          <table:table-cell office:value-type="float" office:value="1.80059E-095" calcext:value-type="float">
            <text:p>1.80059E-95</text:p>
          </table:table-cell>
          <table:table-cell office:value-type="float" office:value="9.87408E-096" calcext:value-type="float">
            <text:p>9.87408E-96</text:p>
          </table:table-cell>
          <table:table-cell office:value-type="float" office:value="5.4138E-096" calcext:value-type="float">
            <text:p>5.4138E-96</text:p>
          </table:table-cell>
          <table:table-cell office:value-type="float" office:value="2.96779E-096" calcext:value-type="float">
            <text:p>2.96779E-96</text:p>
          </table:table-cell>
          <table:table-cell office:value-type="float" office:value="1.62663E-096" calcext:value-type="float">
            <text:p>1.62663E-96</text:p>
          </table:table-cell>
          <table:table-cell office:value-type="float" office:value="8.91395E-097" calcext:value-type="float">
            <text:p>8.91395E-97</text:p>
          </table:table-cell>
          <table:table-cell office:value-type="float" office:value="4.88402E-097" calcext:value-type="float">
            <text:p>4.88402E-97</text:p>
          </table:table-cell>
          <table:table-cell office:value-type="float" office:value="2.67553E-097" calcext:value-type="float">
            <text:p>2.67553E-97</text:p>
          </table:table-cell>
          <table:table-cell office:value-type="float" office:value="1.46544E-097" calcext:value-type="float">
            <text:p>1.46544E-97</text:p>
          </table:table-cell>
          <table:table-cell office:value-type="float" office:value="8.02518E-098" calcext:value-type="float">
            <text:p>8.02518E-98</text:p>
          </table:table-cell>
          <table:table-cell office:value-type="float" office:value="4.39407E-098" calcext:value-type="float">
            <text:p>4.39407E-98</text:p>
          </table:table-cell>
          <table:table-cell office:value-type="float" office:value="2.40551E-098" calcext:value-type="float">
            <text:p>2.40551E-98</text:p>
          </table:table-cell>
          <table:table-cell office:value-type="float" office:value="1.31666E-098" calcext:value-type="float">
            <text:p>1.31666E-98</text:p>
          </table:table-cell>
          <table:table-cell office:value-type="float" office:value="7.20556E-099" calcext:value-type="float">
            <text:p>7.20556E-99</text:p>
          </table:table-cell>
          <table:table-cell office:value-type="float" office:value="3.94267E-099" calcext:value-type="float">
            <text:p>3.94267E-99</text:p>
          </table:table-cell>
          <table:table-cell office:value-type="float" office:value="2.15695E-099" calcext:value-type="float">
            <text:p>2.15695E-99</text:p>
          </table:table-cell>
          <table:table-cell office:value-type="float" office:value="1.17983E-099" calcext:value-type="float">
            <text:p>1.17983E-99</text:p>
          </table:table-cell>
          <table:table-cell office:value-type="float" office:value="6.45248E-100" calcext:value-type="float">
            <text:p>6.45248E-100</text:p>
          </table:table-cell>
          <table:table-cell office:value-type="float" office:value="3.52828E-100" calcext:value-type="float">
            <text:p>3.52828E-100</text:p>
          </table:table-cell>
          <table:table-cell office:value-type="float" office:value="1.92898E-100" calcext:value-type="float">
            <text:p>1.92898E-100</text:p>
          </table:table-cell>
          <table:table-cell office:value-type="float" office:value="1.05444E-100" calcext:value-type="float">
            <text:p>1.05444E-100</text:p>
          </table:table-cell>
          <table:table-cell office:value-type="float" office:value="5.76298E-101" calcext:value-type="float">
            <text:p>5.76298E-101</text:p>
          </table:table-cell>
          <table:table-cell office:value-type="float" office:value="3.14921E-101" calcext:value-type="float">
            <text:p>3.14921E-101</text:p>
          </table:table-cell>
          <table:table-cell office:value-type="float" office:value="1.72062E-101" calcext:value-type="float">
            <text:p>1.72062E-101</text:p>
          </table:table-cell>
          <table:table-cell office:value-type="float" office:value="9.39942E-102" calcext:value-type="float">
            <text:p>9.39942E-102</text:p>
          </table:table-cell>
          <table:table-cell office:value-type="float" office:value="5.13389E-102" calcext:value-type="float">
            <text:p>5.13389E-102</text:p>
          </table:table-cell>
          <table:table-cell office:value-type="float" office:value="2.80365E-102" calcext:value-type="float">
            <text:p>2.80365E-102</text:p>
          </table:table-cell>
          <table:table-cell office:value-type="float" office:value="1.53084E-102" calcext:value-type="float">
            <text:p>1.53084E-102</text:p>
          </table:table-cell>
          <table:table-cell office:value-type="float" office:value="8.35738E-103" calcext:value-type="float">
            <text:p>8.35738E-103</text:p>
          </table:table-cell>
          <table:table-cell office:value-type="float" office:value="4.56185E-103" calcext:value-type="float">
            <text:p>4.56185E-103</text:p>
          </table:table-cell>
          <table:table-cell office:value-type="float" office:value="2.48968E-103" calcext:value-type="float">
            <text:p>2.48968E-103</text:p>
          </table:table-cell>
          <table:table-cell office:value-type="float" office:value="1.35856E-103" calcext:value-type="float">
            <text:p>1.35856E-103</text:p>
          </table:table-cell>
          <table:table-cell office:value-type="float" office:value="7.41219E-104" calcext:value-type="float">
            <text:p>7.41219E-104</text:p>
          </table:table-cell>
          <table:table-cell office:value-type="float" office:value="4.0434E-104" calcext:value-type="float">
            <text:p>4.0434E-104</text:p>
          </table:table-cell>
          <table:table-cell office:value-type="float" office:value="2.20536E-104" calcext:value-type="float">
            <text:p>2.20536E-104</text:p>
          </table:table-cell>
          <table:table-cell office:value-type="float" office:value="1.20267E-104" calcext:value-type="float">
            <text:p>1.20267E-104</text:p>
          </table:table-cell>
          <table:table-cell office:value-type="float" office:value="6.55759E-105" calcext:value-type="float">
            <text:p>6.55759E-105</text:p>
          </table:table-cell>
          <table:table-cell office:value-type="float" office:value="3.57501E-105" calcext:value-type="float">
            <text:p>3.57501E-105</text:p>
          </table:table-cell>
          <table:table-cell office:value-type="float" office:value="1.9487E-105" calcext:value-type="float">
            <text:p>1.9487E-105</text:p>
          </table:table-cell>
          <table:table-cell office:value-type="float" office:value="1.06205E-105" calcext:value-type="float">
            <text:p>1.06205E-105</text:p>
          </table:table-cell>
          <table:table-cell office:value-type="float" office:value="5.78735E-106" calcext:value-type="float">
            <text:p>5.78735E-106</text:p>
          </table:table-cell>
          <table:table-cell office:value-type="float" office:value="3.15319E-106" calcext:value-type="float">
            <text:p>3.15319E-106</text:p>
          </table:table-cell>
          <table:table-cell office:value-type="float" office:value="1.71773E-106" calcext:value-type="float">
            <text:p>1.71773E-106</text:p>
          </table:table-cell>
          <table:table-cell office:value-type="float" office:value="9.35607E-107" calcext:value-type="float">
            <text:p>9.35607E-107</text:p>
          </table:table-cell>
          <table:table-cell office:value-type="float" office:value="5.09528E-107" calcext:value-type="float">
            <text:p>5.09528E-107</text:p>
          </table:table-cell>
          <table:table-cell office:value-type="float" office:value="2.77446E-107" calcext:value-type="float">
            <text:p>2.77446E-107</text:p>
          </table:table-cell>
          <table:table-cell office:value-type="float" office:value="1.51051E-107" calcext:value-type="float">
            <text:p>1.51051E-107</text:p>
          </table:table-cell>
          <table:table-cell office:value-type="float" office:value="8.22252E-108" calcext:value-type="float">
            <text:p>8.22252E-108</text:p>
          </table:table-cell>
          <table:table-cell office:value-type="float" office:value="4.4753E-108" calcext:value-type="float">
            <text:p>4.4753E-108</text:p>
          </table:table-cell>
          <table:table-cell office:value-type="float" office:value="2.43543E-108" calcext:value-type="float">
            <text:p>2.43543E-108</text:p>
          </table:table-cell>
          <table:table-cell office:value-type="float" office:value="1.32516E-108" calcext:value-type="float">
            <text:p>1.32516E-108</text:p>
          </table:table-cell>
          <table:table-cell office:value-type="float" office:value="7.20932E-109" calcext:value-type="float">
            <text:p>7.20932E-109</text:p>
          </table:table-cell>
          <table:table-cell office:value-type="float" office:value="3.92155E-109" calcext:value-type="float">
            <text:p>3.92155E-109</text:p>
          </table:table-cell>
          <table:table-cell office:value-type="float" office:value="2.13285E-109" calcext:value-type="float">
            <text:p>2.13285E-109</text:p>
          </table:table-cell>
          <table:table-cell office:value-type="float" office:value="1.15984E-109" calcext:value-type="float">
            <text:p>1.15984E-109</text:p>
          </table:table-cell>
          <table:table-cell office:value-type="float" office:value="6.3063E-110" calcext:value-type="float">
            <text:p>6.3063E-110</text:p>
          </table:table-cell>
          <table:table-cell office:value-type="float" office:value="3.42838E-110" calcext:value-type="float">
            <text:p>3.42838E-110</text:p>
          </table:table-cell>
          <table:table-cell office:value-type="float" office:value="1.86355E-110" calcext:value-type="float">
            <text:p>1.86355E-110</text:p>
          </table:table-cell>
          <table:table-cell office:value-type="float" office:value="1.01282E-110" calcext:value-type="float">
            <text:p>1.01282E-110</text:p>
          </table:table-cell>
          <table:table-cell office:value-type="float" office:value="5.50377E-111" calcext:value-type="float">
            <text:p>5.50377E-111</text:p>
          </table:table-cell>
          <table:table-cell office:value-type="float" office:value="2.99039E-111" calcext:value-type="float">
            <text:p>2.99039E-111</text:p>
          </table:table-cell>
          <table:table-cell office:value-type="float" office:value="1.62456E-111" calcext:value-type="float">
            <text:p>1.62456E-111</text:p>
          </table:table-cell>
          <table:table-cell office:value-type="float" office:value="8.8243E-112" calcext:value-type="float">
            <text:p>8.8243E-112</text:p>
          </table:table-cell>
          <table:table-cell office:value-type="float" office:value="4.79253E-112" calcext:value-type="float">
            <text:p>4.79253E-112</text:p>
          </table:table-cell>
          <table:table-cell office:value-type="float" office:value="2.60249E-112" calcext:value-type="float">
            <text:p>2.60249E-112</text:p>
          </table:table-cell>
          <table:table-cell office:value-type="float" office:value="1.41304E-112" calcext:value-type="float">
            <text:p>1.41304E-112</text:p>
          </table:table-cell>
          <table:table-cell office:value-type="float" office:value="7.6711E-113" calcext:value-type="float">
            <text:p>7.6711E-113</text:p>
          </table:table-cell>
          <table:table-cell office:value-type="float" office:value="4.16391E-113" calcext:value-type="float">
            <text:p>4.16391E-113</text:p>
          </table:table-cell>
          <table:table-cell office:value-type="float" office:value="2.25988E-113" calcext:value-type="float">
            <text:p>2.25988E-113</text:p>
          </table:table-cell>
          <table:table-cell office:value-type="float" office:value="1.22634E-113" calcext:value-type="float">
            <text:p>1.22634E-113</text:p>
          </table:table-cell>
          <table:table-cell office:value-type="float" office:value="6.65391E-114" calcext:value-type="float">
            <text:p>6.65391E-114</text:p>
          </table:table-cell>
          <table:table-cell office:value-type="float" office:value="3.6098E-114" calcext:value-type="float">
            <text:p>3.6098E-114</text:p>
          </table:table-cell>
          <table:table-cell office:value-type="float" office:value="1.95808E-114" calcext:value-type="float">
            <text:p>1.95808E-114</text:p>
          </table:table-cell>
          <table:table-cell office:value-type="float" office:value="1.06199E-114" calcext:value-type="float">
            <text:p>1.06199E-114</text:p>
          </table:table-cell>
          <table:table-cell office:value-type="float" office:value="5.75904E-115" calcext:value-type="float">
            <text:p>5.75904E-115</text:p>
          </table:table-cell>
          <table:table-cell office:value-type="float" office:value="3.12264E-115" calcext:value-type="float">
            <text:p>3.12264E-115</text:p>
          </table:table-cell>
          <table:table-cell office:value-type="float" office:value="1.69292E-115" calcext:value-type="float">
            <text:p>1.69292E-115</text:p>
          </table:table-cell>
          <table:table-cell office:value-type="float" office:value="9.17682E-116" calcext:value-type="float">
            <text:p>9.17682E-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ax norm of the error for n = 0.1:</text:p>
          </table:table-cell>
          <table:table-cell table:number-columns-repeated="801"/>
        </table:table-row>
        <table:table-row table:style-name="ro1">
          <table:table-cell office:value-type="float" office:value="10.2235" calcext:value-type="float">
            <text:p>10.2235</text:p>
          </table:table-cell>
          <table:table-cell table:number-columns-repeated="801"/>
        </table:table-row>
        <table:table-row table:style-name="ro1">
          <table:table-cell office:value-type="string" calcext:value-type="string">
            <text:p>Two norm of the error for n = 0.1:</text:p>
          </table:table-cell>
          <table:table-cell table:number-columns-repeated="801"/>
        </table:table-row>
        <table:table-row table:style-name="ro1">
          <table:table-cell office:value-type="float" office:value="44.8901" calcext:value-type="float">
            <text:p>44.8901</text:p>
          </table:table-cell>
          <table:table-cell table:number-columns-repeated="801"/>
        </table:table-row>
        <table:table-row table:style-name="ro1">
          <table:table-cell office:value-type="string" calcext:value-type="string">
            <text:p>n = 0.2</text:p>
          </table:table-cell>
          <table:table-cell table:number-columns-repeated="801"/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  <table:table-cell office:value-type="float" office:value="2.065E-030" calcext:value-type="float">
            <text:p>2.065E-30</text:p>
          </table:table-cell>
          <table:table-cell office:value-type="float" office:value="1.07378E-028" calcext:value-type="float">
            <text:p>1.07378E-28</text:p>
          </table:table-cell>
          <table:table-cell office:value-type="float" office:value="2.81968E-027" calcext:value-type="float">
            <text:p>2.81968E-27</text:p>
          </table:table-cell>
          <table:table-cell office:value-type="float" office:value="4.985E-026" calcext:value-type="float">
            <text:p>4.985E-26</text:p>
          </table:table-cell>
          <table:table-cell office:value-type="float" office:value="6.67466E-025" calcext:value-type="float">
            <text:p>6.67466E-25</text:p>
          </table:table-cell>
          <table:table-cell office:value-type="float" office:value="7.21907E-024" calcext:value-type="float">
            <text:p>7.21907E-24</text:p>
          </table:table-cell>
          <table:table-cell office:value-type="float" office:value="6.56922E-023" calcext:value-type="float">
            <text:p>6.56922E-23</text:p>
          </table:table-cell>
          <table:table-cell office:value-type="float" office:value="5.17277E-022" calcext:value-type="float">
            <text:p>5.17277E-22</text:p>
          </table:table-cell>
          <table:table-cell office:value-type="float" office:value="3.59775E-021" calcext:value-type="float">
            <text:p>3.59775E-21</text:p>
          </table:table-cell>
          <table:table-cell office:value-type="float" office:value="2.24512E-020" calcext:value-type="float">
            <text:p>2.24512E-20</text:p>
          </table:table-cell>
          <table:table-cell office:value-type="float" office:value="1.27265E-019" calcext:value-type="float">
            <text:p>1.27265E-19</text:p>
          </table:table-cell>
          <table:table-cell office:value-type="float" office:value="6.61873E-019" calcext:value-type="float">
            <text:p>6.61873E-19</text:p>
          </table:table-cell>
          <table:table-cell office:value-type="float" office:value="3.18422E-018" calcext:value-type="float">
            <text:p>3.18422E-18</text:p>
          </table:table-cell>
          <table:table-cell office:value-type="float" office:value="1.42689E-017" calcext:value-type="float">
            <text:p>1.42689E-17</text:p>
          </table:table-cell>
          <table:table-cell office:value-type="float" office:value="5.99079E-017" calcext:value-type="float">
            <text:p>5.99079E-17</text:p>
          </table:table-cell>
          <table:table-cell office:value-type="float" office:value="2.36849E-016" calcext:value-type="float">
            <text:p>2.36849E-16</text:p>
          </table:table-cell>
          <table:table-cell office:value-type="float" office:value="8.85643E-016" calcext:value-type="float">
            <text:p>8.85643E-16</text:p>
          </table:table-cell>
          <table:table-cell office:value-type="float" office:value="3.14424E-015" calcext:value-type="float">
            <text:p>3.14424E-15</text:p>
          </table:table-cell>
          <table:table-cell office:value-type="float" office:value="0.0000000000000106345" calcext:value-type="float">
            <text:p>1.06345E-14</text:p>
          </table:table-cell>
          <table:table-cell office:value-type="float" office:value="0.0000000000000343698" calcext:value-type="float">
            <text:p>3.43698E-14</text:p>
          </table:table-cell>
          <table:table-cell office:value-type="float" office:value="0.000000000000106432" calcext:value-type="float">
            <text:p>1.06432E-13</text:p>
          </table:table-cell>
          <table:table-cell office:value-type="float" office:value="0.000000000000316567" calcext:value-type="float">
            <text:p>3.16567E-13</text:p>
          </table:table-cell>
          <table:table-cell office:value-type="float" office:value="0.000000000000906385" calcext:value-type="float">
            <text:p>9.06385E-13</text:p>
          </table:table-cell>
          <table:table-cell office:value-type="float" office:value="0.00000000000250314" calcext:value-type="float">
            <text:p>2.50314E-12</text:p>
          </table:table-cell>
          <table:table-cell office:value-type="float" office:value="0.00000000000668005" calcext:value-type="float">
            <text:p>6.68005E-12</text:p>
          </table:table-cell>
          <table:table-cell office:value-type="float" office:value="0.0000000000172554" calcext:value-type="float">
            <text:p>1.72554E-11</text:p>
          </table:table-cell>
          <table:table-cell office:value-type="float" office:value="0.0000000000432109" calcext:value-type="float">
            <text:p>4.32109E-11</text:p>
          </table:table-cell>
          <table:table-cell office:value-type="float" office:value="0.000000000105051" calcext:value-type="float">
            <text:p>1.05051E-10</text:p>
          </table:table-cell>
          <table:table-cell office:value-type="float" office:value="0.000000000248268" calcext:value-type="float">
            <text:p>2.48268E-10</text:p>
          </table:table-cell>
          <table:table-cell office:value-type="float" office:value="0.000000000571065" calcext:value-type="float">
            <text:p>5.71065E-10</text:p>
          </table:table-cell>
          <table:table-cell office:value-type="float" office:value="0.00000000127993" calcext:value-type="float">
            <text:p>1.27993E-09</text:p>
          </table:table-cell>
          <table:table-cell office:value-type="float" office:value="0.00000000279824" calcext:value-type="float">
            <text:p>2.79824E-09</text:p>
          </table:table-cell>
          <table:table-cell office:value-type="float" office:value="0.00000000597326" calcext:value-type="float">
            <text:p>5.97326E-09</text:p>
          </table:table-cell>
          <table:table-cell office:value-type="float" office:value="0.0000000124614" calcext:value-type="float">
            <text:p>1.24614E-08</text:p>
          </table:table-cell>
          <table:table-cell office:value-type="float" office:value="0.0000000254292" calcext:value-type="float">
            <text:p>2.54292E-08</text:p>
          </table:table-cell>
          <table:table-cell office:value-type="float" office:value="0.0000000507998" calcext:value-type="float">
            <text:p>5.07998E-08</text:p>
          </table:table-cell>
          <table:table-cell office:value-type="float" office:value="0.0000000994234" calcext:value-type="float">
            <text:p>9.94234E-08</text:p>
          </table:table-cell>
          <table:table-cell office:value-type="float" office:value="0.000000190778" calcext:value-type="float">
            <text:p>1.90778E-07</text:p>
          </table:table-cell>
          <table:table-cell office:value-type="float" office:value="0.000000359153" calcext:value-type="float">
            <text:p>3.59153E-07</text:p>
          </table:table-cell>
          <table:table-cell office:value-type="float" office:value="0.000000663781" calcext:value-type="float">
            <text:p>6.63781E-07</text:p>
          </table:table-cell>
          <table:table-cell office:value-type="float" office:value="0.00000120512" calcext:value-type="float">
            <text:p>1.20512E-06</text:p>
          </table:table-cell>
          <table:table-cell office:value-type="float" office:value="0.00000215055" calcext:value-type="float">
            <text:p>2.15055E-06</text:p>
          </table:table-cell>
          <table:table-cell office:value-type="float" office:value="0.00000377419" calcext:value-type="float">
            <text:p>3.77419E-06</text:p>
          </table:table-cell>
          <table:table-cell office:value-type="float" office:value="0.00000651751" calcext:value-type="float">
            <text:p>6.51751E-06</text:p>
          </table:table-cell>
          <table:table-cell office:value-type="float" office:value="0.0000110801" calcext:value-type="float">
            <text:p>1.10801E-05</text:p>
          </table:table-cell>
          <table:table-cell office:value-type="float" office:value="0.0000185529" calcext:value-type="float">
            <text:p>1.85529E-05</text:p>
          </table:table-cell>
          <table:table-cell office:value-type="float" office:value="0.0000306119" calcext:value-type="float">
            <text:p>3.06119E-05</text:p>
          </table:table-cell>
          <table:table-cell office:value-type="float" office:value="0.0000497928" calcext:value-type="float">
            <text:p>4.97928E-05</text:p>
          </table:table-cell>
          <table:table-cell office:value-type="float" office:value="0.0000798772" calcext:value-type="float">
            <text:p>7.98772E-05</text:p>
          </table:table-cell>
          <table:table-cell office:value-type="float" office:value="0.000126425" calcext:value-type="float">
            <text:p>0.000126425</text:p>
          </table:table-cell>
          <table:table-cell office:value-type="float" office:value="0.000197498" calcext:value-type="float">
            <text:p>0.000197498</text:p>
          </table:table-cell>
          <table:table-cell office:value-type="float" office:value="0.000304629" calcext:value-type="float">
            <text:p>0.000304629</text:p>
          </table:table-cell>
          <table:table-cell office:value-type="float" office:value="0.000464102" calcext:value-type="float">
            <text:p>0.000464102</text:p>
          </table:table-cell>
          <table:table-cell office:value-type="float" office:value="0.000698613" calcext:value-type="float">
            <text:p>0.000698613</text:p>
          </table:table-cell>
          <table:table-cell office:value-type="float" office:value="0.0010394" calcext:value-type="float">
            <text:p>0.0010394</text:p>
          </table:table-cell>
          <table:table-cell office:value-type="float" office:value="0.00152893" calcext:value-type="float">
            <text:p>0.00152893</text:p>
          </table:table-cell>
          <table:table-cell office:value-type="float" office:value="0.00222424" calcext:value-type="float">
            <text:p>0.00222424</text:p>
          </table:table-cell>
          <table:table-cell office:value-type="float" office:value="0.00320107" calcext:value-type="float">
            <text:p>0.00320107</text:p>
          </table:table-cell>
          <table:table-cell office:value-type="float" office:value="0.00455879" calcext:value-type="float">
            <text:p>0.00455879</text:p>
          </table:table-cell>
          <table:table-cell office:value-type="float" office:value="0.00642631" calcext:value-type="float">
            <text:p>0.00642631</text:p>
          </table:table-cell>
          <table:table-cell office:value-type="float" office:value="0.00896907" calcext:value-type="float">
            <text:p>0.00896907</text:p>
          </table:table-cell>
          <table:table-cell office:value-type="float" office:value="0.012397" calcext:value-type="float">
            <text:p>0.012397</text:p>
          </table:table-cell>
          <table:table-cell office:value-type="float" office:value="0.0169737" calcext:value-type="float">
            <text:p>0.0169737</text:p>
          </table:table-cell>
          <table:table-cell office:value-type="float" office:value="0.0230268" calcext:value-type="float">
            <text:p>0.0230268</text:p>
          </table:table-cell>
          <table:table-cell office:value-type="float" office:value="0.0309588" calcext:value-type="float">
            <text:p>0.0309588</text:p>
          </table:table-cell>
          <table:table-cell office:value-type="float" office:value="0.04126" calcext:value-type="float">
            <text:p>0.04126</text:p>
          </table:table-cell>
          <table:table-cell office:value-type="float" office:value="0.0545209" calcext:value-type="float">
            <text:p>0.0545209</text:p>
          </table:table-cell>
          <table:table-cell office:value-type="float" office:value="0.071446" calcext:value-type="float">
            <text:p>0.071446</text:p>
          </table:table-cell>
          <table:table-cell office:value-type="float" office:value="0.0928672" calcext:value-type="float">
            <text:p>0.0928672</text:p>
          </table:table-cell>
          <table:table-cell office:value-type="float" office:value="0.119758" calcext:value-type="float">
            <text:p>0.119758</text:p>
          </table:table-cell>
          <table:table-cell office:value-type="float" office:value="0.153247" calcext:value-type="float">
            <text:p>0.153247</text:p>
          </table:table-cell>
          <table:table-cell office:value-type="float" office:value="0.194627" calcext:value-type="float">
            <text:p>0.194627</text:p>
          </table:table-cell>
          <table:table-cell office:value-type="float" office:value="0.245369" calcext:value-type="float">
            <text:p>0.245369</text:p>
          </table:table-cell>
          <table:table-cell office:value-type="float" office:value="0.30713" calcext:value-type="float">
            <text:p>0.30713</text:p>
          </table:table-cell>
          <table:table-cell office:value-type="float" office:value="0.381758" calcext:value-type="float">
            <text:p>0.381758</text:p>
          </table:table-cell>
          <table:table-cell office:value-type="float" office:value="0.471293" calcext:value-type="float">
            <text:p>0.471293</text:p>
          </table:table-cell>
          <table:table-cell office:value-type="float" office:value="0.577969" calcext:value-type="float">
            <text:p>0.577969</text:p>
          </table:table-cell>
          <table:table-cell office:value-type="float" office:value="0.704208" calcext:value-type="float">
            <text:p>0.704208</text:p>
          </table:table-cell>
          <table:table-cell office:value-type="float" office:value="0.852611" calcext:value-type="float">
            <text:p>0.852611</text:p>
          </table:table-cell>
          <table:table-cell office:value-type="float" office:value="1.02594" calcext:value-type="float">
            <text:p>1.02594</text:p>
          </table:table-cell>
          <table:table-cell office:value-type="float" office:value="1.22711" calcext:value-type="float">
            <text:p>1.22711</text:p>
          </table:table-cell>
          <table:table-cell office:value-type="float" office:value="1.45915" calcext:value-type="float">
            <text:p>1.45915</text:p>
          </table:table-cell>
          <table:table-cell office:value-type="float" office:value="1.7252" calcext:value-type="float">
            <text:p>1.7252</text:p>
          </table:table-cell>
          <table:table-cell office:value-type="float" office:value="2.02843" calcext:value-type="float">
            <text:p>2.02843</text:p>
          </table:table-cell>
          <table:table-cell office:value-type="float" office:value="2.37208" calcext:value-type="float">
            <text:p>2.37208</text:p>
          </table:table-cell>
          <table:table-cell office:value-type="float" office:value="2.75934" calcext:value-type="float">
            <text:p>2.75934</text:p>
          </table:table-cell>
          <table:table-cell office:value-type="float" office:value="3.19338" calcext:value-type="float">
            <text:p>3.19338</text:p>
          </table:table-cell>
          <table:table-cell office:value-type="float" office:value="3.67724" calcext:value-type="float">
            <text:p>3.67724</text:p>
          </table:table-cell>
          <table:table-cell office:value-type="float" office:value="4.21386" calcext:value-type="float">
            <text:p>4.21386</text:p>
          </table:table-cell>
          <table:table-cell office:value-type="float" office:value="4.80596" calcext:value-type="float">
            <text:p>4.80596</text:p>
          </table:table-cell>
          <table:table-cell office:value-type="float" office:value="5.45606" calcext:value-type="float">
            <text:p>5.45606</text:p>
          </table:table-cell>
          <table:table-cell office:value-type="float" office:value="6.16642" calcext:value-type="float">
            <text:p>6.16642</text:p>
          </table:table-cell>
          <table:table-cell office:value-type="float" office:value="6.93896" calcext:value-type="float">
            <text:p>6.93896</text:p>
          </table:table-cell>
          <table:table-cell office:value-type="float" office:value="7.77532" calcext:value-type="float">
            <text:p>7.77532</text:p>
          </table:table-cell>
          <table:table-cell office:value-type="float" office:value="8.67674" calcext:value-type="float">
            <text:p>8.67674</text:p>
          </table:table-cell>
          <table:table-cell office:value-type="float" office:value="9.64408" calcext:value-type="float">
            <text:p>9.64408</text:p>
          </table:table-cell>
          <table:table-cell office:value-type="float" office:value="10.6778" calcext:value-type="float">
            <text:p>10.6778</text:p>
          </table:table-cell>
          <table:table-cell office:value-type="float" office:value="11.778" calcext:value-type="float">
            <text:p>11.778</text:p>
          </table:table-cell>
          <table:table-cell office:value-type="float" office:value="12.9442" calcext:value-type="float">
            <text:p>12.9442</text:p>
          </table:table-cell>
          <table:table-cell office:value-type="float" office:value="14.1756" calcext:value-type="float">
            <text:p>14.1756</text:p>
          </table:table-cell>
          <table:table-cell office:value-type="float" office:value="15.4711" calcext:value-type="float">
            <text:p>15.4711</text:p>
          </table:table-cell>
          <table:table-cell office:value-type="float" office:value="16.829" calcext:value-type="float">
            <text:p>16.829</text:p>
          </table:table-cell>
          <table:table-cell office:value-type="float" office:value="18.2473" calcext:value-type="float">
            <text:p>18.2473</text:p>
          </table:table-cell>
          <table:table-cell office:value-type="float" office:value="19.7237" calcext:value-type="float">
            <text:p>19.7237</text:p>
          </table:table-cell>
          <table:table-cell office:value-type="float" office:value="21.2554" calcext:value-type="float">
            <text:p>21.2554</text:p>
          </table:table-cell>
          <table:table-cell office:value-type="float" office:value="22.8394" calcext:value-type="float">
            <text:p>22.8394</text:p>
          </table:table-cell>
          <table:table-cell office:value-type="float" office:value="24.4725" calcext:value-type="float">
            <text:p>24.4725</text:p>
          </table:table-cell>
          <table:table-cell office:value-type="float" office:value="26.151" calcext:value-type="float">
            <text:p>26.151</text:p>
          </table:table-cell>
          <table:table-cell office:value-type="float" office:value="27.8713" calcext:value-type="float">
            <text:p>27.8713</text:p>
          </table:table-cell>
          <table:table-cell office:value-type="float" office:value="29.6294" calcext:value-type="float">
            <text:p>29.6294</text:p>
          </table:table-cell>
          <table:table-cell office:value-type="float" office:value="31.4213" calcext:value-type="float">
            <text:p>31.4213</text:p>
          </table:table-cell>
          <table:table-cell office:value-type="float" office:value="33.2428" calcext:value-type="float">
            <text:p>33.2428</text:p>
          </table:table-cell>
          <table:table-cell office:value-type="float" office:value="35.0897" calcext:value-type="float">
            <text:p>35.0897</text:p>
          </table:table-cell>
          <table:table-cell office:value-type="float" office:value="36.9578" calcext:value-type="float">
            <text:p>36.9578</text:p>
          </table:table-cell>
          <table:table-cell office:value-type="float" office:value="38.8428" calcext:value-type="float">
            <text:p>38.8428</text:p>
          </table:table-cell>
          <table:table-cell office:value-type="float" office:value="40.7404" calcext:value-type="float">
            <text:p>40.7404</text:p>
          </table:table-cell>
          <table:table-cell office:value-type="float" office:value="42.6466" calcext:value-type="float">
            <text:p>42.6466</text:p>
          </table:table-cell>
          <table:table-cell office:value-type="float" office:value="44.5571" calcext:value-type="float">
            <text:p>44.5571</text:p>
          </table:table-cell>
          <table:table-cell office:value-type="float" office:value="46.468" calcext:value-type="float">
            <text:p>46.468</text:p>
          </table:table-cell>
          <table:table-cell office:value-type="float" office:value="48.3753" calcext:value-type="float">
            <text:p>48.3753</text:p>
          </table:table-cell>
          <table:table-cell office:value-type="float" office:value="50.2754" calcext:value-type="float">
            <text:p>50.2754</text:p>
          </table:table-cell>
          <table:table-cell office:value-type="float" office:value="52.1645" calcext:value-type="float">
            <text:p>52.1645</text:p>
          </table:table-cell>
          <table:table-cell office:value-type="float" office:value="54.039" calcext:value-type="float">
            <text:p>54.039</text:p>
          </table:table-cell>
          <table:table-cell office:value-type="float" office:value="55.8958" calcext:value-type="float">
            <text:p>55.8958</text:p>
          </table:table-cell>
          <table:table-cell office:value-type="float" office:value="57.7315" calcext:value-type="float">
            <text:p>57.7315</text:p>
          </table:table-cell>
          <table:table-cell office:value-type="float" office:value="59.5431" calcext:value-type="float">
            <text:p>59.5431</text:p>
          </table:table-cell>
          <table:table-cell office:value-type="float" office:value="61.3277" calcext:value-type="float">
            <text:p>61.3277</text:p>
          </table:table-cell>
          <table:table-cell office:value-type="float" office:value="63.0825" calcext:value-type="float">
            <text:p>63.0825</text:p>
          </table:table-cell>
          <table:table-cell office:value-type="float" office:value="64.8051" calcext:value-type="float">
            <text:p>64.8051</text:p>
          </table:table-cell>
          <table:table-cell office:value-type="float" office:value="66.4928" calcext:value-type="float">
            <text:p>66.4928</text:p>
          </table:table-cell>
          <table:table-cell office:value-type="float" office:value="68.1434" calcext:value-type="float">
            <text:p>68.1434</text:p>
          </table:table-cell>
          <table:table-cell office:value-type="float" office:value="69.7548" calcext:value-type="float">
            <text:p>69.7548</text:p>
          </table:table-cell>
          <table:table-cell office:value-type="float" office:value="71.3249" calcext:value-type="float">
            <text:p>71.3249</text:p>
          </table:table-cell>
          <table:table-cell office:value-type="float" office:value="72.8518" calcext:value-type="float">
            <text:p>72.8518</text:p>
          </table:table-cell>
          <table:table-cell office:value-type="float" office:value="74.3337" calcext:value-type="float">
            <text:p>74.3337</text:p>
          </table:table-cell>
          <table:table-cell office:value-type="float" office:value="75.7689" calcext:value-type="float">
            <text:p>75.7689</text:p>
          </table:table-cell>
          <table:table-cell office:value-type="float" office:value="77.1559" calcext:value-type="float">
            <text:p>77.1559</text:p>
          </table:table-cell>
          <table:table-cell office:value-type="float" office:value="78.4932" calcext:value-type="float">
            <text:p>78.4932</text:p>
          </table:table-cell>
          <table:table-cell office:value-type="float" office:value="79.7794" calcext:value-type="float">
            <text:p>79.7794</text:p>
          </table:table-cell>
          <table:table-cell office:value-type="float" office:value="81.0134" calcext:value-type="float">
            <text:p>81.0134</text:p>
          </table:table-cell>
          <table:table-cell office:value-type="float" office:value="82.1937" calcext:value-type="float">
            <text:p>82.1937</text:p>
          </table:table-cell>
          <table:table-cell office:value-type="float" office:value="83.3195" calcext:value-type="float">
            <text:p>83.3195</text:p>
          </table:table-cell>
          <table:table-cell office:value-type="float" office:value="84.3896" calcext:value-type="float">
            <text:p>84.3896</text:p>
          </table:table-cell>
          <table:table-cell office:value-type="float" office:value="85.4031" calcext:value-type="float">
            <text:p>85.4031</text:p>
          </table:table-cell>
          <table:table-cell office:value-type="float" office:value="86.3591" calcext:value-type="float">
            <text:p>86.3591</text:p>
          </table:table-cell>
          <table:table-cell office:value-type="float" office:value="87.2567" calcext:value-type="float">
            <text:p>87.2567</text:p>
          </table:table-cell>
          <table:table-cell office:value-type="float" office:value="88.0953" calcext:value-type="float">
            <text:p>88.0953</text:p>
          </table:table-cell>
          <table:table-cell office:value-type="float" office:value="88.8741" calcext:value-type="float">
            <text:p>88.8741</text:p>
          </table:table-cell>
          <table:table-cell office:value-type="float" office:value="89.5926" calcext:value-type="float">
            <text:p>89.5926</text:p>
          </table:table-cell>
          <table:table-cell office:value-type="float" office:value="90.25" calcext:value-type="float">
            <text:p>90.25</text:p>
          </table:table-cell>
          <table:table-cell office:value-type="float" office:value="90.8459" calcext:value-type="float">
            <text:p>90.8459</text:p>
          </table:table-cell>
          <table:table-cell office:value-type="float" office:value="91.3799" calcext:value-type="float">
            <text:p>91.3799</text:p>
          </table:table-cell>
          <table:table-cell office:value-type="float" office:value="91.8515" calcext:value-type="float">
            <text:p>91.8515</text:p>
          </table:table-cell>
          <table:table-cell office:value-type="float" office:value="92.2603" calcext:value-type="float">
            <text:p>92.2603</text:p>
          </table:table-cell>
          <table:table-cell office:value-type="float" office:value="92.6061" calcext:value-type="float">
            <text:p>92.6061</text:p>
          </table:table-cell>
          <table:table-cell office:value-type="float" office:value="92.8885" calcext:value-type="float">
            <text:p>92.8885</text:p>
          </table:table-cell>
          <table:table-cell office:value-type="float" office:value="93.1074" calcext:value-type="float">
            <text:p>93.1074</text:p>
          </table:table-cell>
          <table:table-cell office:value-type="float" office:value="93.2625" calcext:value-type="float">
            <text:p>93.2625</text:p>
          </table:table-cell>
          <table:table-cell office:value-type="float" office:value="93.3538" calcext:value-type="float">
            <text:p>93.3538</text:p>
          </table:table-cell>
          <table:table-cell office:value-type="float" office:value="93.3812" calcext:value-type="float">
            <text:p>93.3812</text:p>
          </table:table-cell>
          <table:table-cell office:value-type="float" office:value="93.3446" calcext:value-type="float">
            <text:p>93.3446</text:p>
          </table:table-cell>
          <table:table-cell office:value-type="float" office:value="93.2441" calcext:value-type="float">
            <text:p>93.2441</text:p>
          </table:table-cell>
          <table:table-cell office:value-type="float" office:value="93.0798" calcext:value-type="float">
            <text:p>93.0798</text:p>
          </table:table-cell>
          <table:table-cell office:value-type="float" office:value="92.8516" calcext:value-type="float">
            <text:p>92.8516</text:p>
          </table:table-cell>
          <table:table-cell office:value-type="float" office:value="92.5599" calcext:value-type="float">
            <text:p>92.5599</text:p>
          </table:table-cell>
          <table:table-cell office:value-type="float" office:value="92.2047" calcext:value-type="float">
            <text:p>92.2047</text:p>
          </table:table-cell>
          <table:table-cell office:value-type="float" office:value="91.7863" calcext:value-type="float">
            <text:p>91.7863</text:p>
          </table:table-cell>
          <table:table-cell office:value-type="float" office:value="91.3051" calcext:value-type="float">
            <text:p>91.3051</text:p>
          </table:table-cell>
          <table:table-cell office:value-type="float" office:value="90.7613" calcext:value-type="float">
            <text:p>90.7613</text:p>
          </table:table-cell>
          <table:table-cell office:value-type="float" office:value="90.1553" calcext:value-type="float">
            <text:p>90.1553</text:p>
          </table:table-cell>
          <table:table-cell office:value-type="float" office:value="89.4876" calcext:value-type="float">
            <text:p>89.4876</text:p>
          </table:table-cell>
          <table:table-cell office:value-type="float" office:value="88.7586" calcext:value-type="float">
            <text:p>88.7586</text:p>
          </table:table-cell>
          <table:table-cell office:value-type="float" office:value="87.9688" calcext:value-type="float">
            <text:p>87.9688</text:p>
          </table:table-cell>
          <table:table-cell office:value-type="float" office:value="87.1188" calcext:value-type="float">
            <text:p>87.1188</text:p>
          </table:table-cell>
          <table:table-cell office:value-type="float" office:value="86.2092" calcext:value-type="float">
            <text:p>86.2092</text:p>
          </table:table-cell>
          <table:table-cell office:value-type="float" office:value="85.2406" calcext:value-type="float">
            <text:p>85.2406</text:p>
          </table:table-cell>
          <table:table-cell office:value-type="float" office:value="84.2139" calcext:value-type="float">
            <text:p>84.2139</text:p>
          </table:table-cell>
          <table:table-cell office:value-type="float" office:value="83.1297" calcext:value-type="float">
            <text:p>83.1297</text:p>
          </table:table-cell>
          <table:table-cell office:value-type="float" office:value="81.9889" calcext:value-type="float">
            <text:p>81.9889</text:p>
          </table:table-cell>
          <table:table-cell office:value-type="float" office:value="80.7924" calcext:value-type="float">
            <text:p>80.7924</text:p>
          </table:table-cell>
          <table:table-cell office:value-type="float" office:value="79.5413" calcext:value-type="float">
            <text:p>79.5413</text:p>
          </table:table-cell>
          <table:table-cell office:value-type="float" office:value="78.2365" calcext:value-type="float">
            <text:p>78.2365</text:p>
          </table:table-cell>
          <table:table-cell office:value-type="float" office:value="76.8793" calcext:value-type="float">
            <text:p>76.8793</text:p>
          </table:table-cell>
          <table:table-cell office:value-type="float" office:value="75.4709" calcext:value-type="float">
            <text:p>75.4709</text:p>
          </table:table-cell>
          <table:table-cell office:value-type="float" office:value="74.0126" calcext:value-type="float">
            <text:p>74.0126</text:p>
          </table:table-cell>
          <table:table-cell office:value-type="float" office:value="72.506" calcext:value-type="float">
            <text:p>72.506</text:p>
          </table:table-cell>
          <table:table-cell office:value-type="float" office:value="70.9527" calcext:value-type="float">
            <text:p>70.9527</text:p>
          </table:table-cell>
          <table:table-cell office:value-type="float" office:value="69.3545" calcext:value-type="float">
            <text:p>69.3545</text:p>
          </table:table-cell>
          <table:table-cell office:value-type="float" office:value="67.7133" calcext:value-type="float">
            <text:p>67.7133</text:p>
          </table:table-cell>
          <table:table-cell office:value-type="float" office:value="66.0312" calcext:value-type="float">
            <text:p>66.0312</text:p>
          </table:table-cell>
          <table:table-cell office:value-type="float" office:value="64.3106" calcext:value-type="float">
            <text:p>64.3106</text:p>
          </table:table-cell>
          <table:table-cell office:value-type="float" office:value="62.5538" calcext:value-type="float">
            <text:p>62.5538</text:p>
          </table:table-cell>
          <table:table-cell office:value-type="float" office:value="60.7637" calcext:value-type="float">
            <text:p>60.7637</text:p>
          </table:table-cell>
          <table:table-cell office:value-type="float" office:value="58.9432" calcext:value-type="float">
            <text:p>58.9432</text:p>
          </table:table-cell>
          <table:table-cell office:value-type="float" office:value="57.0953" calcext:value-type="float">
            <text:p>57.0953</text:p>
          </table:table-cell>
          <table:table-cell office:value-type="float" office:value="55.2234" calcext:value-type="float">
            <text:p>55.2234</text:p>
          </table:table-cell>
          <table:table-cell office:value-type="float" office:value="53.3312" calcext:value-type="float">
            <text:p>53.3312</text:p>
          </table:table-cell>
          <table:table-cell office:value-type="float" office:value="51.4224" calcext:value-type="float">
            <text:p>51.4224</text:p>
          </table:table-cell>
          <table:table-cell office:value-type="float" office:value="49.5009" calcext:value-type="float">
            <text:p>49.5009</text:p>
          </table:table-cell>
          <table:table-cell office:value-type="float" office:value="47.5711" calcext:value-type="float">
            <text:p>47.5711</text:p>
          </table:table-cell>
          <table:table-cell office:value-type="float" office:value="45.6372" calcext:value-type="float">
            <text:p>45.6372</text:p>
          </table:table-cell>
          <table:table-cell office:value-type="float" office:value="43.7038" calcext:value-type="float">
            <text:p>43.7038</text:p>
          </table:table-cell>
          <table:table-cell office:value-type="float" office:value="41.7754" calcext:value-type="float">
            <text:p>41.7754</text:p>
          </table:table-cell>
          <table:table-cell office:value-type="float" office:value="39.8567" calcext:value-type="float">
            <text:p>39.8567</text:p>
          </table:table-cell>
          <table:table-cell office:value-type="float" office:value="37.9525" calcext:value-type="float">
            <text:p>37.9525</text:p>
          </table:table-cell>
          <table:table-cell office:value-type="float" office:value="36.0676" calcext:value-type="float">
            <text:p>36.0676</text:p>
          </table:table-cell>
          <table:table-cell office:value-type="float" office:value="34.2066" calcext:value-type="float">
            <text:p>34.2066</text:p>
          </table:table-cell>
          <table:table-cell office:value-type="float" office:value="32.3741" calcext:value-type="float">
            <text:p>32.3741</text:p>
          </table:table-cell>
          <table:table-cell office:value-type="float" office:value="30.5748" calcext:value-type="float">
            <text:p>30.5748</text:p>
          </table:table-cell>
          <table:table-cell office:value-type="float" office:value="28.8129" calcext:value-type="float">
            <text:p>28.8129</text:p>
          </table:table-cell>
          <table:table-cell office:value-type="float" office:value="27.0925" calcext:value-type="float">
            <text:p>27.0925</text:p>
          </table:table-cell>
          <table:table-cell office:value-type="float" office:value="25.4175" calcext:value-type="float">
            <text:p>25.4175</text:p>
          </table:table-cell>
          <table:table-cell office:value-type="float" office:value="23.7916" calcext:value-type="float">
            <text:p>23.7916</text:p>
          </table:table-cell>
          <table:table-cell office:value-type="float" office:value="22.2179" calcext:value-type="float">
            <text:p>22.2179</text:p>
          </table:table-cell>
          <table:table-cell office:value-type="float" office:value="20.6993" calcext:value-type="float">
            <text:p>20.6993</text:p>
          </table:table-cell>
          <table:table-cell office:value-type="float" office:value="19.2385" calcext:value-type="float">
            <text:p>19.2385</text:p>
          </table:table-cell>
          <table:table-cell office:value-type="float" office:value="17.8374" calcext:value-type="float">
            <text:p>17.8374</text:p>
          </table:table-cell>
          <table:table-cell office:value-type="float" office:value="16.4979" calcext:value-type="float">
            <text:p>16.4979</text:p>
          </table:table-cell>
          <table:table-cell office:value-type="float" office:value="15.2212" calcext:value-type="float">
            <text:p>15.2212</text:p>
          </table:table-cell>
          <table:table-cell office:value-type="float" office:value="14.0082" calcext:value-type="float">
            <text:p>14.0082</text:p>
          </table:table-cell>
          <table:table-cell office:value-type="float" office:value="12.8593" calcext:value-type="float">
            <text:p>12.8593</text:p>
          </table:table-cell>
          <table:table-cell office:value-type="float" office:value="11.7747" calcext:value-type="float">
            <text:p>11.7747</text:p>
          </table:table-cell>
          <table:table-cell office:value-type="float" office:value="10.7539" calcext:value-type="float">
            <text:p>10.7539</text:p>
          </table:table-cell>
          <table:table-cell office:value-type="float" office:value="9.7963" calcext:value-type="float">
            <text:p>9.7963</text:p>
          </table:table-cell>
          <table:table-cell office:value-type="float" office:value="8.90084" calcext:value-type="float">
            <text:p>8.90084</text:p>
          </table:table-cell>
          <table:table-cell office:value-type="float" office:value="8.06617" calcext:value-type="float">
            <text:p>8.06617</text:p>
          </table:table-cell>
          <table:table-cell office:value-type="float" office:value="7.29065" calcext:value-type="float">
            <text:p>7.29065</text:p>
          </table:table-cell>
          <table:table-cell office:value-type="float" office:value="6.57239" calcext:value-type="float">
            <text:p>6.57239</text:p>
          </table:table-cell>
          <table:table-cell office:value-type="float" office:value="5.9093" calcext:value-type="float">
            <text:p>5.9093</text:p>
          </table:table-cell>
          <table:table-cell office:value-type="float" office:value="5.29908" calcext:value-type="float">
            <text:p>5.29908</text:p>
          </table:table-cell>
          <table:table-cell office:value-type="float" office:value="4.73932" calcext:value-type="float">
            <text:p>4.73932</text:p>
          </table:table-cell>
          <table:table-cell office:value-type="float" office:value="4.22747" calcext:value-type="float">
            <text:p>4.22747</text:p>
          </table:table-cell>
          <table:table-cell office:value-type="float" office:value="3.76091" calcext:value-type="float">
            <text:p>3.76091</text:p>
          </table:table-cell>
          <table:table-cell office:value-type="float" office:value="3.33698" calcext:value-type="float">
            <text:p>3.33698</text:p>
          </table:table-cell>
          <table:table-cell office:value-type="float" office:value="2.953" calcext:value-type="float">
            <text:p>2.953</text:p>
          </table:table-cell>
          <table:table-cell office:value-type="float" office:value="2.60628" calcext:value-type="float">
            <text:p>2.60628</text:p>
          </table:table-cell>
          <table:table-cell office:value-type="float" office:value="2.29419" calcext:value-type="float">
            <text:p>2.29419</text:p>
          </table:table-cell>
          <table:table-cell office:value-type="float" office:value="2.01415" calcext:value-type="float">
            <text:p>2.01415</text:p>
          </table:table-cell>
          <table:table-cell office:value-type="float" office:value="1.76363" calcext:value-type="float">
            <text:p>1.76363</text:p>
          </table:table-cell>
          <table:table-cell office:value-type="float" office:value="1.54021" calcext:value-type="float">
            <text:p>1.54021</text:p>
          </table:table-cell>
          <table:table-cell office:value-type="float" office:value="1.34157" calcext:value-type="float">
            <text:p>1.34157</text:p>
          </table:table-cell>
          <table:table-cell office:value-type="float" office:value="1.16549" calcext:value-type="float">
            <text:p>1.16549</text:p>
          </table:table-cell>
          <table:table-cell office:value-type="float" office:value="1.00988" calcext:value-type="float">
            <text:p>1.00988</text:p>
          </table:table-cell>
          <table:table-cell office:value-type="float" office:value="0.872781" calcext:value-type="float">
            <text:p>0.872781</text:p>
          </table:table-cell>
          <table:table-cell office:value-type="float" office:value="0.752341" calcext:value-type="float">
            <text:p>0.752341</text:p>
          </table:table-cell>
          <table:table-cell office:value-type="float" office:value="0.64685" calcext:value-type="float">
            <text:p>0.64685</text:p>
          </table:table-cell>
          <table:table-cell office:value-type="float" office:value="0.554725" calcext:value-type="float">
            <text:p>0.554725</text:p>
          </table:table-cell>
          <table:table-cell office:value-type="float" office:value="0.474506" calcext:value-type="float">
            <text:p>0.474506</text:p>
          </table:table-cell>
          <table:table-cell office:value-type="float" office:value="0.404855" calcext:value-type="float">
            <text:p>0.404855</text:p>
          </table:table-cell>
          <table:table-cell office:value-type="float" office:value="0.344555" calcext:value-type="float">
            <text:p>0.344555</text:p>
          </table:table-cell>
          <table:table-cell office:value-type="float" office:value="0.292498" calcext:value-type="float">
            <text:p>0.292498</text:p>
          </table:table-cell>
          <table:table-cell office:value-type="float" office:value="0.247685" calcext:value-type="float">
            <text:p>0.247685</text:p>
          </table:table-cell>
          <table:table-cell office:value-type="float" office:value="0.209215" calcext:value-type="float">
            <text:p>0.209215</text:p>
          </table:table-cell>
          <table:table-cell office:value-type="float" office:value="0.176284" calcext:value-type="float">
            <text:p>0.176284</text:p>
          </table:table-cell>
          <table:table-cell office:value-type="float" office:value="0.14817" calcext:value-type="float">
            <text:p>0.14817</text:p>
          </table:table-cell>
          <table:table-cell office:value-type="float" office:value="0.124235" calcext:value-type="float">
            <text:p>0.124235</text:p>
          </table:table-cell>
          <table:table-cell office:value-type="float" office:value="0.103913" calcext:value-type="float">
            <text:p>0.103913</text:p>
          </table:table-cell>
          <table:table-cell office:value-type="float" office:value="0.0867054" calcext:value-type="float">
            <text:p>0.0867054</text:p>
          </table:table-cell>
          <table:table-cell office:value-type="float" office:value="0.0721735" calcext:value-type="float">
            <text:p>0.0721735</text:p>
          </table:table-cell>
          <table:table-cell office:value-type="float" office:value="0.0599338" calcext:value-type="float">
            <text:p>0.0599338</text:p>
          </table:table-cell>
          <table:table-cell office:value-type="float" office:value="0.0496519" calcext:value-type="float">
            <text:p>0.0496519</text:p>
          </table:table-cell>
          <table:table-cell office:value-type="float" office:value="0.0410369" calcext:value-type="float">
            <text:p>0.0410369</text:p>
          </table:table-cell>
          <table:table-cell office:value-type="float" office:value="0.0338374" calcext:value-type="float">
            <text:p>0.0338374</text:p>
          </table:table-cell>
          <table:table-cell office:value-type="float" office:value="0.0278361" calcext:value-type="float">
            <text:p>0.0278361</text:p>
          </table:table-cell>
          <table:table-cell office:value-type="float" office:value="0.0228463" calcext:value-type="float">
            <text:p>0.0228463</text:p>
          </table:table-cell>
          <table:table-cell office:value-type="float" office:value="0.018708" calcext:value-type="float">
            <text:p>0.018708</text:p>
          </table:table-cell>
          <table:table-cell office:value-type="float" office:value="0.0152845" calcext:value-type="float">
            <text:p>0.0152845</text:p>
          </table:table-cell>
          <table:table-cell office:value-type="float" office:value="0.0124592" calcext:value-type="float">
            <text:p>0.0124592</text:p>
          </table:table-cell>
          <table:table-cell office:value-type="float" office:value="0.0101334" calcext:value-type="float">
            <text:p>0.0101334</text:p>
          </table:table-cell>
          <table:table-cell office:value-type="float" office:value="0.00822335" calcext:value-type="float">
            <text:p>0.00822335</text:p>
          </table:table-cell>
          <table:table-cell office:value-type="float" office:value="0.00665859" calcext:value-type="float">
            <text:p>0.00665859</text:p>
          </table:table-cell>
          <table:table-cell office:value-type="float" office:value="0.00537974" calcext:value-type="float">
            <text:p>0.00537974</text:p>
          </table:table-cell>
          <table:table-cell office:value-type="float" office:value="0.00433703" calcext:value-type="float">
            <text:p>0.00433703</text:p>
          </table:table-cell>
          <table:table-cell office:value-type="float" office:value="0.00348885" calcext:value-type="float">
            <text:p>0.00348885</text:p>
          </table:table-cell>
          <table:table-cell office:value-type="float" office:value="0.00280052" calcext:value-type="float">
            <text:p>0.00280052</text:p>
          </table:table-cell>
          <table:table-cell office:value-type="float" office:value="0.0022432" calcext:value-type="float">
            <text:p>0.0022432</text:p>
          </table:table-cell>
          <table:table-cell office:value-type="float" office:value="0.00179298" calcext:value-type="float">
            <text:p>0.00179298</text:p>
          </table:table-cell>
          <table:table-cell office:value-type="float" office:value="0.00143012" calcext:value-type="float">
            <text:p>0.00143012</text:p>
          </table:table-cell>
          <table:table-cell office:value-type="float" office:value="0.00113831" calcext:value-type="float">
            <text:p>0.00113831</text:p>
          </table:table-cell>
          <table:table-cell office:value-type="float" office:value="0.000904173" calcext:value-type="float">
            <text:p>0.000904173</text:p>
          </table:table-cell>
          <table:table-cell office:value-type="float" office:value="0.000716718" calcext:value-type="float">
            <text:p>0.000716718</text:p>
          </table:table-cell>
          <table:table-cell office:value-type="float" office:value="0.000566969" calcext:value-type="float">
            <text:p>0.000566969</text:p>
          </table:table-cell>
          <table:table-cell office:value-type="float" office:value="0.000447601" calcext:value-type="float">
            <text:p>0.000447601</text:p>
          </table:table-cell>
          <table:table-cell office:value-type="float" office:value="0.000352655" calcext:value-type="float">
            <text:p>0.000352655</text:p>
          </table:table-cell>
          <table:table-cell office:value-type="float" office:value="0.000277295" calcext:value-type="float">
            <text:p>0.000277295</text:p>
          </table:table-cell>
          <table:table-cell office:value-type="float" office:value="0.000217608" calcext:value-type="float">
            <text:p>0.000217608</text:p>
          </table:table-cell>
          <table:table-cell office:value-type="float" office:value="0.000170434" calcext:value-type="float">
            <text:p>0.000170434</text:p>
          </table:table-cell>
          <table:table-cell office:value-type="float" office:value="0.000133226" calcext:value-type="float">
            <text:p>0.000133226</text:p>
          </table:table-cell>
          <table:table-cell office:value-type="float" office:value="0.00010394" calcext:value-type="float">
            <text:p>0.00010394</text:p>
          </table:table-cell>
          <table:table-cell office:value-type="float" office:value="0.0000809363" calcext:value-type="float">
            <text:p>8.09363E-05</text:p>
          </table:table-cell>
          <table:table-cell office:value-type="float" office:value="0.0000629037" calcext:value-type="float">
            <text:p>6.29037E-05</text:p>
          </table:table-cell>
          <table:table-cell office:value-type="float" office:value="0.0000487964" calcext:value-type="float">
            <text:p>4.87964E-05</text:p>
          </table:table-cell>
          <table:table-cell office:value-type="float" office:value="0.000037782" calcext:value-type="float">
            <text:p>3.7782E-05</text:p>
          </table:table-cell>
          <table:table-cell office:value-type="float" office:value="0.0000291994" calcext:value-type="float">
            <text:p>2.91994E-05</text:p>
          </table:table-cell>
          <table:table-cell office:value-type="float" office:value="0.0000225248" calcext:value-type="float">
            <text:p>2.25248E-05</text:p>
          </table:table-cell>
          <table:table-cell office:value-type="float" office:value="0.0000173441" calcext:value-type="float">
            <text:p>1.73441E-05</text:p>
          </table:table-cell>
          <table:table-cell office:value-type="float" office:value="0.0000133307" calcext:value-type="float">
            <text:p>1.33307E-05</text:p>
          </table:table-cell>
          <table:table-cell office:value-type="float" office:value="0.0000102275" calcext:value-type="float">
            <text:p>1.02275E-05</text:p>
          </table:table-cell>
          <table:table-cell office:value-type="float" office:value="0.0000078326" calcext:value-type="float">
            <text:p>7.8326E-06</text:p>
          </table:table-cell>
          <table:table-cell office:value-type="float" office:value="0.00000598787" calcext:value-type="float">
            <text:p>5.98787E-06</text:p>
          </table:table-cell>
          <table:table-cell office:value-type="float" office:value="0.00000456954" calcext:value-type="float">
            <text:p>4.56954E-06</text:p>
          </table:table-cell>
          <table:table-cell office:value-type="float" office:value="0.00000348106" calcext:value-type="float">
            <text:p>3.48106E-06</text:p>
          </table:table-cell>
          <table:table-cell office:value-type="float" office:value="0.00000264726" calcext:value-type="float">
            <text:p>2.64726E-06</text:p>
          </table:table-cell>
          <table:table-cell office:value-type="float" office:value="0.0000020097" calcext:value-type="float">
            <text:p>2.0097E-06</text:p>
          </table:table-cell>
          <table:table-cell office:value-type="float" office:value="0.00000152309" calcext:value-type="float">
            <text:p>1.52309E-06</text:p>
          </table:table-cell>
          <table:table-cell office:value-type="float" office:value="0.00000115234" calcext:value-type="float">
            <text:p>1.15234E-06</text:p>
          </table:table-cell>
          <table:table-cell office:value-type="float" office:value="0.000000870368" calcext:value-type="float">
            <text:p>8.70368E-07</text:p>
          </table:table-cell>
          <table:table-cell office:value-type="float" office:value="0.000000656295" calcext:value-type="float">
            <text:p>6.56295E-07</text:p>
          </table:table-cell>
          <table:table-cell office:value-type="float" office:value="0.000000494054" calcext:value-type="float">
            <text:p>4.94054E-07</text:p>
          </table:table-cell>
          <table:table-cell office:value-type="float" office:value="0.000000371308" calcext:value-type="float">
            <text:p>3.71308E-07</text:p>
          </table:table-cell>
          <table:table-cell office:value-type="float" office:value="0.000000278601" calcext:value-type="float">
            <text:p>2.78601E-07</text:p>
          </table:table-cell>
          <table:table-cell office:value-type="float" office:value="0.000000208702" calcext:value-type="float">
            <text:p>2.08702E-07</text:p>
          </table:table-cell>
          <table:table-cell office:value-type="float" office:value="0.000000156089" calcext:value-type="float">
            <text:p>1.56089E-07</text:p>
          </table:table-cell>
          <table:table-cell office:value-type="float" office:value="0.000000116553" calcext:value-type="float">
            <text:p>1.16553E-07</text:p>
          </table:table-cell>
          <table:table-cell office:value-type="float" office:value="0.0000000868926" calcext:value-type="float">
            <text:p>8.68926E-08</text:p>
          </table:table-cell>
          <table:table-cell office:value-type="float" office:value="0.0000000646785" calcext:value-type="float">
            <text:p>6.46785E-08</text:p>
          </table:table-cell>
          <table:table-cell office:value-type="float" office:value="0.0000000480681" calcext:value-type="float">
            <text:p>4.80681E-08</text:p>
          </table:table-cell>
          <table:table-cell office:value-type="float" office:value="0.0000000356682" calcext:value-type="float">
            <text:p>3.56682E-08</text:p>
          </table:table-cell>
          <table:table-cell office:value-type="float" office:value="0.0000000264262" calcext:value-type="float">
            <text:p>2.64262E-08</text:p>
          </table:table-cell>
          <table:table-cell office:value-type="float" office:value="0.000000019549" calcext:value-type="float">
            <text:p>1.9549E-08</text:p>
          </table:table-cell>
          <table:table-cell office:value-type="float" office:value="0.0000000144396" calcext:value-type="float">
            <text:p>1.44396E-08</text:p>
          </table:table-cell>
          <table:table-cell office:value-type="float" office:value="0.0000000106496" calcext:value-type="float">
            <text:p>1.06496E-08</text:p>
          </table:table-cell>
          <table:table-cell office:value-type="float" office:value="0.00000000784259" calcext:value-type="float">
            <text:p>7.84259E-09</text:p>
          </table:table-cell>
          <table:table-cell office:value-type="float" office:value="0.00000000576689" calcext:value-type="float">
            <text:p>5.76689E-09</text:p>
          </table:table-cell>
          <table:table-cell office:value-type="float" office:value="0.00000000423432" calcext:value-type="float">
            <text:p>4.23432E-09</text:p>
          </table:table-cell>
          <table:table-cell office:value-type="float" office:value="0.00000000310449" calcext:value-type="float">
            <text:p>3.10449E-09</text:p>
          </table:table-cell>
          <table:table-cell office:value-type="float" office:value="0.00000000227282" calcext:value-type="float">
            <text:p>2.27282E-09</text:p>
          </table:table-cell>
          <table:table-cell office:value-type="float" office:value="0.00000000166155" calcext:value-type="float">
            <text:p>1.66155E-09</text:p>
          </table:table-cell>
          <table:table-cell office:value-type="float" office:value="0.00000000121294" calcext:value-type="float">
            <text:p>1.21294E-09</text:p>
          </table:table-cell>
          <table:table-cell office:value-type="float" office:value="0.0000000008842" calcext:value-type="float">
            <text:p>8.842E-10</text:p>
          </table:table-cell>
          <table:table-cell office:value-type="float" office:value="0.000000000643647" calcext:value-type="float">
            <text:p>6.43647E-10</text:p>
          </table:table-cell>
          <table:table-cell office:value-type="float" office:value="0.000000000467881" calcext:value-type="float">
            <text:p>4.67881E-10</text:p>
          </table:table-cell>
          <table:table-cell office:value-type="float" office:value="0.000000000339641" calcext:value-type="float">
            <text:p>3.39641E-10</text:p>
          </table:table-cell>
          <table:table-cell office:value-type="float" office:value="0.000000000246209" calcext:value-type="float">
            <text:p>2.46209E-10</text:p>
          </table:table-cell>
          <table:table-cell office:value-type="float" office:value="0.000000000178235" calcext:value-type="float">
            <text:p>1.78235E-10</text:p>
          </table:table-cell>
          <table:table-cell office:value-type="float" office:value="0.000000000128852" calcext:value-type="float">
            <text:p>1.28852E-10</text:p>
          </table:table-cell>
          <table:table-cell office:value-type="float" office:value="0.000000000093025" calcext:value-type="float">
            <text:p>9.3025E-11</text:p>
          </table:table-cell>
          <table:table-cell office:value-type="float" office:value="0.0000000000670697" calcext:value-type="float">
            <text:p>6.70697E-11</text:p>
          </table:table-cell>
          <table:table-cell office:value-type="float" office:value="0.0000000000482919" calcext:value-type="float">
            <text:p>4.82919E-11</text:p>
          </table:table-cell>
          <table:table-cell office:value-type="float" office:value="0.0000000000347254" calcext:value-type="float">
            <text:p>3.47254E-11</text:p>
          </table:table-cell>
          <table:table-cell office:value-type="float" office:value="0.0000000000249373" calcext:value-type="float">
            <text:p>2.49373E-11</text:p>
          </table:table-cell>
          <table:table-cell office:value-type="float" office:value="0.0000000000178848" calcext:value-type="float">
            <text:p>1.78848E-11</text:p>
          </table:table-cell>
          <table:table-cell office:value-type="float" office:value="0.0000000000128103" calcext:value-type="float">
            <text:p>1.28103E-11</text:p>
          </table:table-cell>
          <table:table-cell office:value-type="float" office:value="0.0000000000091637" calcext:value-type="float">
            <text:p>9.1637E-12</text:p>
          </table:table-cell>
          <table:table-cell office:value-type="float" office:value="0.0000000000065468" calcext:value-type="float">
            <text:p>6.5468E-12</text:p>
          </table:table-cell>
          <table:table-cell office:value-type="float" office:value="0.00000000000467128" calcext:value-type="float">
            <text:p>4.67128E-12</text:p>
          </table:table-cell>
          <table:table-cell office:value-type="float" office:value="0.00000000000332886" calcext:value-type="float">
            <text:p>3.32886E-12</text:p>
          </table:table-cell>
          <table:table-cell office:value-type="float" office:value="0.00000000000236925" calcext:value-type="float">
            <text:p>2.36925E-12</text:p>
          </table:table-cell>
          <table:table-cell office:value-type="float" office:value="0.00000000000168417" calcext:value-type="float">
            <text:p>1.68417E-12</text:p>
          </table:table-cell>
          <table:table-cell office:value-type="float" office:value="0.00000000000119571" calcext:value-type="float">
            <text:p>1.19571E-12</text:p>
          </table:table-cell>
          <table:table-cell office:value-type="float" office:value="0.000000000000847876" calcext:value-type="float">
            <text:p>8.47876E-13</text:p>
          </table:table-cell>
          <table:table-cell office:value-type="float" office:value="0.000000000000600495" calcext:value-type="float">
            <text:p>6.00495E-13</text:p>
          </table:table-cell>
          <table:table-cell office:value-type="float" office:value="0.000000000000424778" calcext:value-type="float">
            <text:p>4.24778E-13</text:p>
          </table:table-cell>
          <table:table-cell office:value-type="float" office:value="0.000000000000300118" calcext:value-type="float">
            <text:p>3.00118E-13</text:p>
          </table:table-cell>
          <table:table-cell office:value-type="float" office:value="0.000000000000211789" calcext:value-type="float">
            <text:p>2.11789E-13</text:p>
          </table:table-cell>
          <table:table-cell office:value-type="float" office:value="0.000000000000149279" calcext:value-type="float">
            <text:p>1.49279E-13</text:p>
          </table:table-cell>
          <table:table-cell office:value-type="float" office:value="0.000000000000105096" calcext:value-type="float">
            <text:p>1.05096E-13</text:p>
          </table:table-cell>
          <table:table-cell office:value-type="float" office:value="0.000000000000073903" calcext:value-type="float">
            <text:p>7.3903E-14</text:p>
          </table:table-cell>
          <table:table-cell office:value-type="float" office:value="0.000000000000051908" calcext:value-type="float">
            <text:p>5.1908E-14</text:p>
          </table:table-cell>
          <table:table-cell office:value-type="float" office:value="0.0000000000000364171" calcext:value-type="float">
            <text:p>3.64171E-14</text:p>
          </table:table-cell>
          <table:table-cell office:value-type="float" office:value="0.0000000000000255198" calcext:value-type="float">
            <text:p>2.55198E-14</text:p>
          </table:table-cell>
          <table:table-cell office:value-type="float" office:value="0.0000000000000178631" calcext:value-type="float">
            <text:p>1.78631E-14</text:p>
          </table:table-cell>
          <table:table-cell office:value-type="float" office:value="0.0000000000000124894" calcext:value-type="float">
            <text:p>1.24894E-14</text:p>
          </table:table-cell>
          <table:table-cell office:value-type="float" office:value="8.72251E-015" calcext:value-type="float">
            <text:p>8.72251E-15</text:p>
          </table:table-cell>
          <table:table-cell office:value-type="float" office:value="6.08492E-015" calcext:value-type="float">
            <text:p>6.08492E-15</text:p>
          </table:table-cell>
          <table:table-cell office:value-type="float" office:value="4.2402E-015" calcext:value-type="float">
            <text:p>4.2402E-15</text:p>
          </table:table-cell>
          <table:table-cell office:value-type="float" office:value="2.95148E-015" calcext:value-type="float">
            <text:p>2.95148E-15</text:p>
          </table:table-cell>
          <table:table-cell office:value-type="float" office:value="2.05219E-015" calcext:value-type="float">
            <text:p>2.05219E-15</text:p>
          </table:table-cell>
          <table:table-cell office:value-type="float" office:value="1.42535E-015" calcext:value-type="float">
            <text:p>1.42535E-15</text:p>
          </table:table-cell>
          <table:table-cell office:value-type="float" office:value="9.88909E-016" calcext:value-type="float">
            <text:p>9.88909E-16</text:p>
          </table:table-cell>
          <table:table-cell office:value-type="float" office:value="6.8537E-016" calcext:value-type="float">
            <text:p>6.8537E-16</text:p>
          </table:table-cell>
          <table:table-cell office:value-type="float" office:value="4.74493E-016" calcext:value-type="float">
            <text:p>4.74493E-16</text:p>
          </table:table-cell>
          <table:table-cell office:value-type="float" office:value="3.28152E-016" calcext:value-type="float">
            <text:p>3.28152E-16</text:p>
          </table:table-cell>
          <table:table-cell office:value-type="float" office:value="2.26705E-016" calcext:value-type="float">
            <text:p>2.26705E-16</text:p>
          </table:table-cell>
          <table:table-cell office:value-type="float" office:value="1.56457E-016" calcext:value-type="float">
            <text:p>1.56457E-16</text:p>
          </table:table-cell>
          <table:table-cell office:value-type="float" office:value="1.07864E-016" calcext:value-type="float">
            <text:p>1.07864E-16</text:p>
          </table:table-cell>
          <table:table-cell office:value-type="float" office:value="7.4286E-017" calcext:value-type="float">
            <text:p>7.4286E-17</text:p>
          </table:table-cell>
          <table:table-cell office:value-type="float" office:value="5.11084E-017" calcext:value-type="float">
            <text:p>5.11084E-17</text:p>
          </table:table-cell>
          <table:table-cell office:value-type="float" office:value="3.51265E-017" calcext:value-type="float">
            <text:p>3.51265E-17</text:p>
          </table:table-cell>
          <table:table-cell office:value-type="float" office:value="2.41178E-017" calcext:value-type="float">
            <text:p>2.41178E-17</text:p>
          </table:table-cell>
          <table:table-cell office:value-type="float" office:value="1.65425E-017" calcext:value-type="float">
            <text:p>1.65425E-17</text:p>
          </table:table-cell>
          <table:table-cell office:value-type="float" office:value="1.13352E-017" calcext:value-type="float">
            <text:p>1.13352E-17</text:p>
          </table:table-cell>
          <table:table-cell office:value-type="float" office:value="7.75938E-018" calcext:value-type="float">
            <text:p>7.75938E-18</text:p>
          </table:table-cell>
          <table:table-cell office:value-type="float" office:value="5.30633E-018" calcext:value-type="float">
            <text:p>5.30633E-18</text:p>
          </table:table-cell>
          <table:table-cell office:value-type="float" office:value="3.62522E-018" calcext:value-type="float">
            <text:p>3.62522E-18</text:p>
          </table:table-cell>
          <table:table-cell office:value-type="float" office:value="2.47429E-018" calcext:value-type="float">
            <text:p>2.47429E-18</text:p>
          </table:table-cell>
          <table:table-cell office:value-type="float" office:value="1.68712E-018" calcext:value-type="float">
            <text:p>1.68712E-18</text:p>
          </table:table-cell>
          <table:table-cell office:value-type="float" office:value="1.14927E-018" calcext:value-type="float">
            <text:p>1.14927E-18</text:p>
          </table:table-cell>
          <table:table-cell office:value-type="float" office:value="7.8213E-019" calcext:value-type="float">
            <text:p>7.8213E-19</text:p>
          </table:table-cell>
          <table:table-cell office:value-type="float" office:value="5.3177E-019" calcext:value-type="float">
            <text:p>5.3177E-19</text:p>
          </table:table-cell>
          <table:table-cell office:value-type="float" office:value="3.61208E-019" calcext:value-type="float">
            <text:p>3.61208E-19</text:p>
          </table:table-cell>
          <table:table-cell office:value-type="float" office:value="2.45121E-019" calcext:value-type="float">
            <text:p>2.45121E-19</text:p>
          </table:table-cell>
          <table:table-cell office:value-type="float" office:value="1.66188E-019" calcext:value-type="float">
            <text:p>1.66188E-19</text:p>
          </table:table-cell>
          <table:table-cell office:value-type="float" office:value="1.12567E-019" calcext:value-type="float">
            <text:p>1.12567E-19</text:p>
          </table:table-cell>
          <table:table-cell office:value-type="float" office:value="7.61771E-020" calcext:value-type="float">
            <text:p>7.61771E-20</text:p>
          </table:table-cell>
          <table:table-cell office:value-type="float" office:value="5.15036E-020" calcext:value-type="float">
            <text:p>5.15036E-20</text:p>
          </table:table-cell>
          <table:table-cell office:value-type="float" office:value="3.47899E-020" calcext:value-type="float">
            <text:p>3.47899E-20</text:p>
          </table:table-cell>
          <table:table-cell office:value-type="float" office:value="2.34788E-020" calcext:value-type="float">
            <text:p>2.34788E-20</text:p>
          </table:table-cell>
          <table:table-cell office:value-type="float" office:value="1.58309E-020" calcext:value-type="float">
            <text:p>1.58309E-20</text:p>
          </table:table-cell>
          <table:table-cell office:value-type="float" office:value="1.06646E-020" calcext:value-type="float">
            <text:p>1.06646E-20</text:p>
          </table:table-cell>
          <table:table-cell office:value-type="float" office:value="7.17789E-021" calcext:value-type="float">
            <text:p>7.17789E-21</text:p>
          </table:table-cell>
          <table:table-cell office:value-type="float" office:value="4.82685E-021" calcext:value-type="float">
            <text:p>4.82685E-21</text:p>
          </table:table-cell>
          <table:table-cell office:value-type="float" office:value="3.24301E-021" calcext:value-type="float">
            <text:p>3.24301E-21</text:p>
          </table:table-cell>
          <table:table-cell office:value-type="float" office:value="2.17696E-021" calcext:value-type="float">
            <text:p>2.17696E-21</text:p>
          </table:table-cell>
          <table:table-cell office:value-type="float" office:value="1.46008E-021" calcext:value-type="float">
            <text:p>1.46008E-21</text:p>
          </table:table-cell>
          <table:table-cell office:value-type="float" office:value="9.7842E-022" calcext:value-type="float">
            <text:p>9.7842E-22</text:p>
          </table:table-cell>
          <table:table-cell office:value-type="float" office:value="6.55089E-022" calcext:value-type="float">
            <text:p>6.55089E-22</text:p>
          </table:table-cell>
          <table:table-cell office:value-type="float" office:value="4.38231E-022" calcext:value-type="float">
            <text:p>4.38231E-22</text:p>
          </table:table-cell>
          <table:table-cell office:value-type="float" office:value="2.92911E-022" calcext:value-type="float">
            <text:p>2.92911E-22</text:p>
          </table:table-cell>
          <table:table-cell office:value-type="float" office:value="1.95615E-022" calcext:value-type="float">
            <text:p>1.95615E-22</text:p>
          </table:table-cell>
          <table:table-cell office:value-type="float" office:value="1.30528E-022" calcext:value-type="float">
            <text:p>1.30528E-22</text:p>
          </table:table-cell>
          <table:table-cell office:value-type="float" office:value="8.70241E-023" calcext:value-type="float">
            <text:p>8.70241E-23</text:p>
          </table:table-cell>
          <table:table-cell office:value-type="float" office:value="5.79716E-023" calcext:value-type="float">
            <text:p>5.79716E-23</text:p>
          </table:table-cell>
          <table:table-cell office:value-type="float" office:value="3.85862E-023" calcext:value-type="float">
            <text:p>3.85862E-23</text:p>
          </table:table-cell>
          <table:table-cell office:value-type="float" office:value="2.5662E-023" calcext:value-type="float">
            <text:p>2.5662E-23</text:p>
          </table:table-cell>
          <table:table-cell office:value-type="float" office:value="1.70528E-023" calcext:value-type="float">
            <text:p>1.70528E-23</text:p>
          </table:table-cell>
          <table:table-cell office:value-type="float" office:value="1.13226E-023" calcext:value-type="float">
            <text:p>1.13226E-23</text:p>
          </table:table-cell>
          <table:table-cell office:value-type="float" office:value="7.51183E-024" calcext:value-type="float">
            <text:p>7.51183E-24</text:p>
          </table:table-cell>
          <table:table-cell office:value-type="float" office:value="4.97963E-024" calcext:value-type="float">
            <text:p>4.97963E-24</text:p>
          </table:table-cell>
          <table:table-cell office:value-type="float" office:value="3.29838E-024" calcext:value-type="float">
            <text:p>3.29838E-24</text:p>
          </table:table-cell>
          <table:table-cell office:value-type="float" office:value="2.18303E-024" calcext:value-type="float">
            <text:p>2.18303E-24</text:p>
          </table:table-cell>
          <table:table-cell office:value-type="float" office:value="1.44369E-024" calcext:value-type="float">
            <text:p>1.44369E-24</text:p>
          </table:table-cell>
          <table:table-cell office:value-type="float" office:value="9.53999E-025" calcext:value-type="float">
            <text:p>9.53999E-25</text:p>
          </table:table-cell>
          <table:table-cell office:value-type="float" office:value="6.29915E-025" calcext:value-type="float">
            <text:p>6.29915E-25</text:p>
          </table:table-cell>
          <table:table-cell office:value-type="float" office:value="4.15603E-025" calcext:value-type="float">
            <text:p>4.15603E-25</text:p>
          </table:table-cell>
          <table:table-cell office:value-type="float" office:value="2.73993E-025" calcext:value-type="float">
            <text:p>2.73993E-25</text:p>
          </table:table-cell>
          <table:table-cell office:value-type="float" office:value="1.80496E-025" calcext:value-type="float">
            <text:p>1.80496E-25</text:p>
          </table:table-cell>
          <table:table-cell office:value-type="float" office:value="1.18813E-025" calcext:value-type="float">
            <text:p>1.18813E-25</text:p>
          </table:table-cell>
          <table:table-cell office:value-type="float" office:value="7.81497E-026" calcext:value-type="float">
            <text:p>7.81497E-26</text:p>
          </table:table-cell>
          <table:table-cell office:value-type="float" office:value="5.13646E-026" calcext:value-type="float">
            <text:p>5.13646E-26</text:p>
          </table:table-cell>
          <table:table-cell office:value-type="float" office:value="3.37344E-026" calcext:value-type="float">
            <text:p>3.37344E-26</text:p>
          </table:table-cell>
          <table:table-cell office:value-type="float" office:value="2.2139E-026" calcext:value-type="float">
            <text:p>2.2139E-26</text:p>
          </table:table-cell>
          <table:table-cell office:value-type="float" office:value="1.45185E-026" calcext:value-type="float">
            <text:p>1.45185E-26</text:p>
          </table:table-cell>
          <table:table-cell office:value-type="float" office:value="9.51396E-027" calcext:value-type="float">
            <text:p>9.51396E-27</text:p>
          </table:table-cell>
          <table:table-cell office:value-type="float" office:value="6.22992E-027" calcext:value-type="float">
            <text:p>6.22992E-27</text:p>
          </table:table-cell>
          <table:table-cell office:value-type="float" office:value="4.07648E-027" calcext:value-type="float">
            <text:p>4.07648E-27</text:p>
          </table:table-cell>
          <table:table-cell office:value-type="float" office:value="2.66546E-027" calcext:value-type="float">
            <text:p>2.66546E-27</text:p>
          </table:table-cell>
          <table:table-cell office:value-type="float" office:value="1.74159E-027" calcext:value-type="float">
            <text:p>1.74159E-27</text:p>
          </table:table-cell>
          <table:table-cell office:value-type="float" office:value="1.13712E-027" calcext:value-type="float">
            <text:p>1.13712E-27</text:p>
          </table:table-cell>
          <table:table-cell office:value-type="float" office:value="7.41916E-028" calcext:value-type="float">
            <text:p>7.41916E-28</text:p>
          </table:table-cell>
          <table:table-cell office:value-type="float" office:value="4.8372E-028" calcext:value-type="float">
            <text:p>4.8372E-28</text:p>
          </table:table-cell>
          <table:table-cell office:value-type="float" office:value="3.15156E-028" calcext:value-type="float">
            <text:p>3.15156E-28</text:p>
          </table:table-cell>
          <table:table-cell office:value-type="float" office:value="2.05188E-028" calcext:value-type="float">
            <text:p>2.05188E-28</text:p>
          </table:table-cell>
          <table:table-cell office:value-type="float" office:value="1.33497E-028" calcext:value-type="float">
            <text:p>1.33497E-28</text:p>
          </table:table-cell>
          <table:table-cell office:value-type="float" office:value="8.67941E-029" calcext:value-type="float">
            <text:p>8.67941E-29</text:p>
          </table:table-cell>
          <table:table-cell office:value-type="float" office:value="5.63906E-029" calcext:value-type="float">
            <text:p>5.63906E-29</text:p>
          </table:table-cell>
          <table:table-cell office:value-type="float" office:value="3.6612E-029" calcext:value-type="float">
            <text:p>3.6612E-29</text:p>
          </table:table-cell>
          <table:table-cell office:value-type="float" office:value="2.37543E-029" calcext:value-type="float">
            <text:p>2.37543E-29</text:p>
          </table:table-cell>
          <table:table-cell office:value-type="float" office:value="1.54015E-029" calcext:value-type="float">
            <text:p>1.54015E-29</text:p>
          </table:table-cell>
          <table:table-cell office:value-type="float" office:value="9.9791E-030" calcext:value-type="float">
            <text:p>9.9791E-30</text:p>
          </table:table-cell>
          <table:table-cell office:value-type="float" office:value="6.46137E-030" calcext:value-type="float">
            <text:p>6.46137E-30</text:p>
          </table:table-cell>
          <table:table-cell office:value-type="float" office:value="4.18086E-030" calcext:value-type="float">
            <text:p>4.18086E-30</text:p>
          </table:table-cell>
          <table:table-cell office:value-type="float" office:value="2.70344E-030" calcext:value-type="float">
            <text:p>2.70344E-30</text:p>
          </table:table-cell>
          <table:table-cell office:value-type="float" office:value="1.74694E-030" calcext:value-type="float">
            <text:p>1.74694E-30</text:p>
          </table:table-cell>
          <table:table-cell office:value-type="float" office:value="1.12811E-030" calcext:value-type="float">
            <text:p>1.12811E-30</text:p>
          </table:table-cell>
          <table:table-cell office:value-type="float" office:value="7.28016E-031" calcext:value-type="float">
            <text:p>7.28016E-31</text:p>
          </table:table-cell>
          <table:table-cell office:value-type="float" office:value="4.6951E-031" calcext:value-type="float">
            <text:p>4.6951E-31</text:p>
          </table:table-cell>
          <table:table-cell office:value-type="float" office:value="3.02597E-031" calcext:value-type="float">
            <text:p>3.02597E-31</text:p>
          </table:table-cell>
          <table:table-cell office:value-type="float" office:value="1.94896E-031" calcext:value-type="float">
            <text:p>1.94896E-31</text:p>
          </table:table-cell>
          <table:table-cell office:value-type="float" office:value="1.25447E-031" calcext:value-type="float">
            <text:p>1.25447E-31</text:p>
          </table:table-cell>
          <table:table-cell office:value-type="float" office:value="8.0694E-032" calcext:value-type="float">
            <text:p>8.0694E-32</text:p>
          </table:table-cell>
          <table:table-cell office:value-type="float" office:value="5.18732E-032" calcext:value-type="float">
            <text:p>5.18732E-32</text:p>
          </table:table-cell>
          <table:table-cell office:value-type="float" office:value="3.33249E-032" calcext:value-type="float">
            <text:p>3.33249E-32</text:p>
          </table:table-cell>
          <table:table-cell office:value-type="float" office:value="2.13954E-032" calcext:value-type="float">
            <text:p>2.13954E-32</text:p>
          </table:table-cell>
          <table:table-cell office:value-type="float" office:value="1.37277E-032" calcext:value-type="float">
            <text:p>1.37277E-32</text:p>
          </table:table-cell>
          <table:table-cell office:value-type="float" office:value="8.80247E-033" calcext:value-type="float">
            <text:p>8.80247E-33</text:p>
          </table:table-cell>
          <table:table-cell office:value-type="float" office:value="5.64079E-033" calcext:value-type="float">
            <text:p>5.64079E-33</text:p>
          </table:table-cell>
          <table:table-cell office:value-type="float" office:value="3.61249E-033" calcext:value-type="float">
            <text:p>3.61249E-33</text:p>
          </table:table-cell>
          <table:table-cell office:value-type="float" office:value="2.31209E-033" calcext:value-type="float">
            <text:p>2.31209E-33</text:p>
          </table:table-cell>
          <table:table-cell office:value-type="float" office:value="1.47889E-033" calcext:value-type="float">
            <text:p>1.47889E-33</text:p>
          </table:table-cell>
          <table:table-cell office:value-type="float" office:value="9.45372E-034" calcext:value-type="float">
            <text:p>9.45372E-34</text:p>
          </table:table-cell>
          <table:table-cell office:value-type="float" office:value="6.03956E-034" calcext:value-type="float">
            <text:p>6.03956E-34</text:p>
          </table:table-cell>
          <table:table-cell office:value-type="float" office:value="3.85607E-034" calcext:value-type="float">
            <text:p>3.85607E-34</text:p>
          </table:table-cell>
          <table:table-cell office:value-type="float" office:value="2.4605E-034" calcext:value-type="float">
            <text:p>2.4605E-34</text:p>
          </table:table-cell>
          <table:table-cell office:value-type="float" office:value="1.56907E-034" calcext:value-type="float">
            <text:p>1.56907E-34</text:p>
          </table:table-cell>
          <table:table-cell office:value-type="float" office:value="1E-034" calcext:value-type="float">
            <text:p>1E-34</text:p>
          </table:table-cell>
          <table:table-cell office:value-type="float" office:value="6.36947E-035" calcext:value-type="float">
            <text:p>6.36947E-35</text:p>
          </table:table-cell>
          <table:table-cell office:value-type="float" office:value="4.05461E-035" calcext:value-type="float">
            <text:p>4.05461E-35</text:p>
          </table:table-cell>
          <table:table-cell office:value-type="float" office:value="2.57953E-035" calcext:value-type="float">
            <text:p>2.57953E-35</text:p>
          </table:table-cell>
          <table:table-cell office:value-type="float" office:value="1.64012E-035" calcext:value-type="float">
            <text:p>1.64012E-35</text:p>
          </table:table-cell>
          <table:table-cell office:value-type="float" office:value="1.04222E-035" calcext:value-type="float">
            <text:p>1.04222E-35</text:p>
          </table:table-cell>
          <table:table-cell office:value-type="float" office:value="6.61903E-036" calcext:value-type="float">
            <text:p>6.61903E-36</text:p>
          </table:table-cell>
          <table:table-cell office:value-type="float" office:value="4.20123E-036" calcext:value-type="float">
            <text:p>4.20123E-36</text:p>
          </table:table-cell>
          <table:table-cell office:value-type="float" office:value="2.66508E-036" calcext:value-type="float">
            <text:p>2.66508E-36</text:p>
          </table:table-cell>
          <table:table-cell office:value-type="float" office:value="1.68965E-036" calcext:value-type="float">
            <text:p>1.68965E-36</text:p>
          </table:table-cell>
          <table:table-cell office:value-type="float" office:value="1.07062E-036" calcext:value-type="float">
            <text:p>1.07062E-36</text:p>
          </table:table-cell>
          <table:table-cell office:value-type="float" office:value="6.78E-037" calcext:value-type="float">
            <text:p>6.78E-37</text:p>
          </table:table-cell>
          <table:table-cell office:value-type="float" office:value="4.29121E-037" calcext:value-type="float">
            <text:p>4.29121E-37</text:p>
          </table:table-cell>
          <table:table-cell office:value-type="float" office:value="2.71448E-037" calcext:value-type="float">
            <text:p>2.71448E-37</text:p>
          </table:table-cell>
          <table:table-cell office:value-type="float" office:value="1.71613E-037" calcext:value-type="float">
            <text:p>1.71613E-37</text:p>
          </table:table-cell>
          <table:table-cell office:value-type="float" office:value="1.08436E-037" calcext:value-type="float">
            <text:p>1.08436E-37</text:p>
          </table:table-cell>
          <table:table-cell office:value-type="float" office:value="6.84792E-038" calcext:value-type="float">
            <text:p>6.84792E-38</text:p>
          </table:table-cell>
          <table:table-cell office:value-type="float" office:value="4.32219E-038" calcext:value-type="float">
            <text:p>4.32219E-38</text:p>
          </table:table-cell>
          <table:table-cell office:value-type="float" office:value="2.72654E-038" calcext:value-type="float">
            <text:p>2.72654E-38</text:p>
          </table:table-cell>
          <table:table-cell office:value-type="float" office:value="1.71903E-038" calcext:value-type="float">
            <text:p>1.71903E-38</text:p>
          </table:table-cell>
          <table:table-cell office:value-type="float" office:value="1.08323E-038" calcext:value-type="float">
            <text:p>1.08323E-38</text:p>
          </table:table-cell>
          <table:table-cell office:value-type="float" office:value="6.82217E-039" calcext:value-type="float">
            <text:p>6.82217E-39</text:p>
          </table:table-cell>
          <table:table-cell office:value-type="float" office:value="4.2943E-039" calcext:value-type="float">
            <text:p>4.2943E-39</text:p>
          </table:table-cell>
          <table:table-cell office:value-type="float" office:value="2.70165E-039" calcext:value-type="float">
            <text:p>2.70165E-39</text:p>
          </table:table-cell>
          <table:table-cell office:value-type="float" office:value="1.69877E-039" calcext:value-type="float">
            <text:p>1.69877E-39</text:p>
          </table:table-cell>
          <table:table-cell office:value-type="float" office:value="1.06761E-039" calcext:value-type="float">
            <text:p>1.06761E-39</text:p>
          </table:table-cell>
          <table:table-cell office:value-type="float" office:value="6.70594E-040" calcext:value-type="float">
            <text:p>6.70594E-40</text:p>
          </table:table-cell>
          <table:table-cell office:value-type="float" office:value="4.20998E-040" calcext:value-type="float">
            <text:p>4.20998E-40</text:p>
          </table:table-cell>
          <table:table-cell office:value-type="float" office:value="2.64164E-040" calcext:value-type="float">
            <text:p>2.64164E-40</text:p>
          </table:table-cell>
          <table:table-cell office:value-type="float" office:value="1.65669E-040" calcext:value-type="float">
            <text:p>1.65669E-40</text:p>
          </table:table-cell>
          <table:table-cell office:value-type="float" office:value="1.03845E-040" calcext:value-type="float">
            <text:p>1.03845E-40</text:p>
          </table:table-cell>
          <table:table-cell office:value-type="float" office:value="6.50584E-041" calcext:value-type="float">
            <text:p>6.50584E-41</text:p>
          </table:table-cell>
          <table:table-cell office:value-type="float" office:value="4.07381E-041" calcext:value-type="float">
            <text:p>4.07381E-41</text:p>
          </table:table-cell>
          <table:table-cell office:value-type="float" office:value="2.54962E-041" calcext:value-type="float">
            <text:p>2.54962E-41</text:p>
          </table:table-cell>
          <table:table-cell office:value-type="float" office:value="1.59489E-041" calcext:value-type="float">
            <text:p>1.59489E-41</text:p>
          </table:table-cell>
          <table:table-cell office:value-type="float" office:value="9.97161E-042" calcext:value-type="float">
            <text:p>9.97161E-42</text:p>
          </table:table-cell>
          <table:table-cell office:value-type="float" office:value="6.23135E-042" calcext:value-type="float">
            <text:p>6.23135E-42</text:p>
          </table:table-cell>
          <table:table-cell office:value-type="float" office:value="3.89207E-042" calcext:value-type="float">
            <text:p>3.89207E-42</text:p>
          </table:table-cell>
          <table:table-cell office:value-type="float" office:value="2.42976E-042" calcext:value-type="float">
            <text:p>2.42976E-42</text:p>
          </table:table-cell>
          <table:table-cell office:value-type="float" office:value="1.51611E-042" calcext:value-type="float">
            <text:p>1.51611E-42</text:p>
          </table:table-cell>
          <table:table-cell office:value-type="float" office:value="9.45543E-043" calcext:value-type="float">
            <text:p>9.45543E-43</text:p>
          </table:table-cell>
          <table:table-cell office:value-type="float" office:value="5.89412E-043" calcext:value-type="float">
            <text:p>5.89412E-43</text:p>
          </table:table-cell>
          <table:table-cell office:value-type="float" office:value="3.67235E-043" calcext:value-type="float">
            <text:p>3.67235E-43</text:p>
          </table:table-cell>
          <table:table-cell office:value-type="float" office:value="2.28695E-043" calcext:value-type="float">
            <text:p>2.28695E-43</text:p>
          </table:table-cell>
          <table:table-cell office:value-type="float" office:value="1.42351E-043" calcext:value-type="float">
            <text:p>1.42351E-43</text:p>
          </table:table-cell>
          <table:table-cell office:value-type="float" office:value="8.8563E-044" calcext:value-type="float">
            <text:p>8.8563E-44</text:p>
          </table:table-cell>
          <table:table-cell office:value-type="float" office:value="5.50726E-044" calcext:value-type="float">
            <text:p>5.50726E-44</text:p>
          </table:table-cell>
          <table:table-cell office:value-type="float" office:value="3.42303E-044" calcext:value-type="float">
            <text:p>3.42303E-44</text:p>
          </table:table-cell>
          <table:table-cell office:value-type="float" office:value="2.12656E-044" calcext:value-type="float">
            <text:p>2.12656E-44</text:p>
          </table:table-cell>
          <table:table-cell office:value-type="float" office:value="1.3205E-044" calcext:value-type="float">
            <text:p>1.3205E-44</text:p>
          </table:table-cell>
          <table:table-cell office:value-type="float" office:value="8.19588E-045" calcext:value-type="float">
            <text:p>8.19588E-45</text:p>
          </table:table-cell>
          <table:table-cell office:value-type="float" office:value="5.08449E-045" calcext:value-type="float">
            <text:p>5.08449E-45</text:p>
          </table:table-cell>
          <table:table-cell office:value-type="float" office:value="3.15279E-045" calcext:value-type="float">
            <text:p>3.15279E-45</text:p>
          </table:table-cell>
          <table:table-cell office:value-type="float" office:value="1.95407E-045" calcext:value-type="float">
            <text:p>1.95407E-45</text:p>
          </table:table-cell>
          <table:table-cell office:value-type="float" office:value="1.21055E-045" calcext:value-type="float">
            <text:p>1.21055E-45</text:p>
          </table:table-cell>
          <table:table-cell office:value-type="float" office:value="7.49592E-046" calcext:value-type="float">
            <text:p>7.49592E-46</text:p>
          </table:table-cell>
          <table:table-cell office:value-type="float" office:value="4.63945E-046" calcext:value-type="float">
            <text:p>4.63945E-46</text:p>
          </table:table-cell>
          <table:table-cell office:value-type="float" office:value="2.87018E-046" calcext:value-type="float">
            <text:p>2.87018E-46</text:p>
          </table:table-cell>
          <table:table-cell office:value-type="float" office:value="1.77481E-046" calcext:value-type="float">
            <text:p>1.77481E-46</text:p>
          </table:table-cell>
          <table:table-cell office:value-type="float" office:value="1.09698E-046" calcext:value-type="float">
            <text:p>1.09698E-46</text:p>
          </table:table-cell>
          <table:table-cell office:value-type="float" office:value="6.77718E-047" calcext:value-type="float">
            <text:p>6.77718E-47</text:p>
          </table:table-cell>
          <table:table-cell office:value-type="float" office:value="4.18507E-047" calcext:value-type="float">
            <text:p>4.18507E-47</text:p>
          </table:table-cell>
          <table:table-cell office:value-type="float" office:value="2.58322E-047" calcext:value-type="float">
            <text:p>2.58322E-47</text:p>
          </table:table-cell>
          <table:table-cell office:value-type="float" office:value="1.59377E-047" calcext:value-type="float">
            <text:p>1.59377E-47</text:p>
          </table:table-cell>
          <table:table-cell office:value-type="float" office:value="9.8287E-048" calcext:value-type="float">
            <text:p>9.8287E-48</text:p>
          </table:table-cell>
          <table:table-cell office:value-type="float" office:value="6.05863E-048" calcext:value-type="float">
            <text:p>6.05863E-48</text:p>
          </table:table-cell>
          <table:table-cell office:value-type="float" office:value="3.73302E-048" calcext:value-type="float">
            <text:p>3.73302E-48</text:p>
          </table:table-cell>
          <table:table-cell office:value-type="float" office:value="2.29909E-048" calcext:value-type="float">
            <text:p>2.29909E-48</text:p>
          </table:table-cell>
          <table:table-cell office:value-type="float" office:value="1.41534E-048" calcext:value-type="float">
            <text:p>1.41534E-48</text:p>
          </table:table-cell>
          <table:table-cell office:value-type="float" office:value="8.70917E-049" calcext:value-type="float">
            <text:p>8.70917E-49</text:p>
          </table:table-cell>
          <table:table-cell office:value-type="float" office:value="5.35678E-049" calcext:value-type="float">
            <text:p>5.35678E-49</text:p>
          </table:table-cell>
          <table:table-cell office:value-type="float" office:value="3.29339E-049" calcext:value-type="float">
            <text:p>3.29339E-49</text:p>
          </table:table-cell>
          <table:table-cell office:value-type="float" office:value="2.02393E-049" calcext:value-type="float">
            <text:p>2.02393E-49</text:p>
          </table:table-cell>
          <table:table-cell office:value-type="float" office:value="1.24326E-049" calcext:value-type="float">
            <text:p>1.24326E-49</text:p>
          </table:table-cell>
          <table:table-cell office:value-type="float" office:value="7.63382E-050" calcext:value-type="float">
            <text:p>7.63382E-50</text:p>
          </table:table-cell>
          <table:table-cell office:value-type="float" office:value="4.6853E-050" calcext:value-type="float">
            <text:p>4.6853E-50</text:p>
          </table:table-cell>
          <table:table-cell office:value-type="float" office:value="2.87441E-050" calcext:value-type="float">
            <text:p>2.87441E-50</text:p>
          </table:table-cell>
          <table:table-cell office:value-type="float" office:value="1.7627E-050" calcext:value-type="float">
            <text:p>1.7627E-50</text:p>
          </table:table-cell>
          <table:table-cell office:value-type="float" office:value="1.0805E-050" calcext:value-type="float">
            <text:p>1.0805E-50</text:p>
          </table:table-cell>
          <table:table-cell office:value-type="float" office:value="6.62045E-051" calcext:value-type="float">
            <text:p>6.62045E-51</text:p>
          </table:table-cell>
          <table:table-cell office:value-type="float" office:value="4.05481E-051" calcext:value-type="float">
            <text:p>4.05481E-51</text:p>
          </table:table-cell>
          <table:table-cell office:value-type="float" office:value="2.48241E-051" calcext:value-type="float">
            <text:p>2.48241E-51</text:p>
          </table:table-cell>
          <table:table-cell office:value-type="float" office:value="1.51914E-051" calcext:value-type="float">
            <text:p>1.51914E-51</text:p>
          </table:table-cell>
          <table:table-cell office:value-type="float" office:value="9.29271E-052" calcext:value-type="float">
            <text:p>9.29271E-52</text:p>
          </table:table-cell>
          <table:table-cell office:value-type="float" office:value="5.6821E-052" calcext:value-type="float">
            <text:p>5.6821E-52</text:p>
          </table:table-cell>
          <table:table-cell office:value-type="float" office:value="3.47295E-052" calcext:value-type="float">
            <text:p>3.47295E-52</text:p>
          </table:table-cell>
          <table:table-cell office:value-type="float" office:value="2.12183E-052" calcext:value-type="float">
            <text:p>2.12183E-52</text:p>
          </table:table-cell>
          <table:table-cell office:value-type="float" office:value="1.29583E-052" calcext:value-type="float">
            <text:p>1.29583E-52</text:p>
          </table:table-cell>
          <table:table-cell office:value-type="float" office:value="7.9106E-053" calcext:value-type="float">
            <text:p>7.9106E-53</text:p>
          </table:table-cell>
          <table:table-cell office:value-type="float" office:value="4.82722E-053" calcext:value-type="float">
            <text:p>4.82722E-53</text:p>
          </table:table-cell>
          <table:table-cell office:value-type="float" office:value="2.94449E-053" calcext:value-type="float">
            <text:p>2.94449E-53</text:p>
          </table:table-cell>
          <table:table-cell office:value-type="float" office:value="1.79536E-053" calcext:value-type="float">
            <text:p>1.79536E-53</text:p>
          </table:table-cell>
          <table:table-cell office:value-type="float" office:value="1.09425E-053" calcext:value-type="float">
            <text:p>1.09425E-53</text:p>
          </table:table-cell>
          <table:table-cell office:value-type="float" office:value="6.66676E-054" calcext:value-type="float">
            <text:p>6.66676E-54</text:p>
          </table:table-cell>
          <table:table-cell office:value-type="float" office:value="4.06013E-054" calcext:value-type="float">
            <text:p>4.06013E-54</text:p>
          </table:table-cell>
          <table:table-cell office:value-type="float" office:value="2.47169E-054" calcext:value-type="float">
            <text:p>2.47169E-54</text:p>
          </table:table-cell>
          <table:table-cell office:value-type="float" office:value="1.50411E-054" calcext:value-type="float">
            <text:p>1.50411E-54</text:p>
          </table:table-cell>
          <table:table-cell office:value-type="float" office:value="9.14947E-055" calcext:value-type="float">
            <text:p>9.14947E-55</text:p>
          </table:table-cell>
          <table:table-cell office:value-type="float" office:value="5.56345E-055" calcext:value-type="float">
            <text:p>5.56345E-55</text:p>
          </table:table-cell>
          <table:table-cell office:value-type="float" office:value="3.38162E-055" calcext:value-type="float">
            <text:p>3.38162E-55</text:p>
          </table:table-cell>
          <table:table-cell office:value-type="float" office:value="2.05465E-055" calcext:value-type="float">
            <text:p>2.05465E-55</text:p>
          </table:table-cell>
          <table:table-cell office:value-type="float" office:value="1.24791E-055" calcext:value-type="float">
            <text:p>1.24791E-55</text:p>
          </table:table-cell>
          <table:table-cell office:value-type="float" office:value="7.57644E-056" calcext:value-type="float">
            <text:p>7.57644E-56</text:p>
          </table:table-cell>
          <table:table-cell office:value-type="float" office:value="4.59813E-056" calcext:value-type="float">
            <text:p>4.59813E-56</text:p>
          </table:table-cell>
          <table:table-cell office:value-type="float" office:value="2.78954E-056" calcext:value-type="float">
            <text:p>2.78954E-56</text:p>
          </table:table-cell>
          <table:table-cell office:value-type="float" office:value="1.69169E-056" calcext:value-type="float">
            <text:p>1.69169E-56</text:p>
          </table:table-cell>
          <table:table-cell office:value-type="float" office:value="1.02552E-056" calcext:value-type="float">
            <text:p>1.02552E-56</text:p>
          </table:table-cell>
          <table:table-cell office:value-type="float" office:value="6.21453E-057" calcext:value-type="float">
            <text:p>6.21453E-57</text:p>
          </table:table-cell>
          <table:table-cell office:value-type="float" office:value="3.76451E-057" calcext:value-type="float">
            <text:p>3.76451E-57</text:p>
          </table:table-cell>
          <table:table-cell office:value-type="float" office:value="2.27954E-057" calcext:value-type="float">
            <text:p>2.27954E-57</text:p>
          </table:table-cell>
          <table:table-cell office:value-type="float" office:value="1.37983E-057" calcext:value-type="float">
            <text:p>1.37983E-57</text:p>
          </table:table-cell>
          <table:table-cell office:value-type="float" office:value="8.34921E-058" calcext:value-type="float">
            <text:p>8.34921E-58</text:p>
          </table:table-cell>
          <table:table-cell office:value-type="float" office:value="5.05015E-058" calcext:value-type="float">
            <text:p>5.05015E-58</text:p>
          </table:table-cell>
          <table:table-cell office:value-type="float" office:value="3.05355E-058" calcext:value-type="float">
            <text:p>3.05355E-58</text:p>
          </table:table-cell>
          <table:table-cell office:value-type="float" office:value="1.84564E-058" calcext:value-type="float">
            <text:p>1.84564E-58</text:p>
          </table:table-cell>
          <table:table-cell office:value-type="float" office:value="1.11515E-058" calcext:value-type="float">
            <text:p>1.11515E-58</text:p>
          </table:table-cell>
          <table:table-cell office:value-type="float" office:value="6.73535E-059" calcext:value-type="float">
            <text:p>6.73535E-59</text:p>
          </table:table-cell>
          <table:table-cell office:value-type="float" office:value="4.0666E-059" calcext:value-type="float">
            <text:p>4.0666E-59</text:p>
          </table:table-cell>
          <table:table-cell office:value-type="float" office:value="2.45441E-059" calcext:value-type="float">
            <text:p>2.45441E-59</text:p>
          </table:table-cell>
          <table:table-cell office:value-type="float" office:value="1.48084E-059" calcext:value-type="float">
            <text:p>1.48084E-59</text:p>
          </table:table-cell>
          <table:table-cell office:value-type="float" office:value="8.93127E-060" calcext:value-type="float">
            <text:p>8.93127E-60</text:p>
          </table:table-cell>
          <table:table-cell office:value-type="float" office:value="5.38475E-060" calcext:value-type="float">
            <text:p>5.38475E-60</text:p>
          </table:table-cell>
          <table:table-cell office:value-type="float" office:value="3.24537E-060" calcext:value-type="float">
            <text:p>3.24537E-60</text:p>
          </table:table-cell>
          <table:table-cell office:value-type="float" office:value="1.95528E-060" calcext:value-type="float">
            <text:p>1.95528E-60</text:p>
          </table:table-cell>
          <table:table-cell office:value-type="float" office:value="1.17761E-060" calcext:value-type="float">
            <text:p>1.17761E-60</text:p>
          </table:table-cell>
          <table:table-cell office:value-type="float" office:value="7.08997E-061" calcext:value-type="float">
            <text:p>7.08997E-61</text:p>
          </table:table-cell>
          <table:table-cell office:value-type="float" office:value="4.26712E-061" calcext:value-type="float">
            <text:p>4.26712E-61</text:p>
          </table:table-cell>
          <table:table-cell office:value-type="float" office:value="2.56729E-061" calcext:value-type="float">
            <text:p>2.56729E-61</text:p>
          </table:table-cell>
          <table:table-cell office:value-type="float" office:value="1.54406E-061" calcext:value-type="float">
            <text:p>1.54406E-61</text:p>
          </table:table-cell>
          <table:table-cell office:value-type="float" office:value="9.28337E-062" calcext:value-type="float">
            <text:p>9.28337E-62</text:p>
          </table:table-cell>
          <table:table-cell office:value-type="float" office:value="5.57953E-062" calcext:value-type="float">
            <text:p>5.57953E-62</text:p>
          </table:table-cell>
          <table:table-cell office:value-type="float" office:value="3.35228E-062" calcext:value-type="float">
            <text:p>3.35228E-62</text:p>
          </table:table-cell>
          <table:table-cell office:value-type="float" office:value="2.01343E-062" calcext:value-type="float">
            <text:p>2.01343E-62</text:p>
          </table:table-cell>
          <table:table-cell office:value-type="float" office:value="1.20888E-062" calcext:value-type="float">
            <text:p>1.20888E-62</text:p>
          </table:table-cell>
          <table:table-cell office:value-type="float" office:value="7.25581E-063" calcext:value-type="float">
            <text:p>7.25581E-63</text:p>
          </table:table-cell>
          <table:table-cell office:value-type="float" office:value="4.35353E-063" calcext:value-type="float">
            <text:p>4.35353E-63</text:p>
          </table:table-cell>
          <table:table-cell office:value-type="float" office:value="2.61127E-063" calcext:value-type="float">
            <text:p>2.61127E-63</text:p>
          </table:table-cell>
          <table:table-cell office:value-type="float" office:value="1.56573E-063" calcext:value-type="float">
            <text:p>1.56573E-63</text:p>
          </table:table-cell>
          <table:table-cell office:value-type="float" office:value="9.38504E-064" calcext:value-type="float">
            <text:p>9.38504E-64</text:p>
          </table:table-cell>
          <table:table-cell office:value-type="float" office:value="5.62357E-064" calcext:value-type="float">
            <text:p>5.62357E-64</text:p>
          </table:table-cell>
          <table:table-cell office:value-type="float" office:value="3.36857E-064" calcext:value-type="float">
            <text:p>3.36857E-64</text:p>
          </table:table-cell>
          <table:table-cell office:value-type="float" office:value="2.01713E-064" calcext:value-type="float">
            <text:p>2.01713E-64</text:p>
          </table:table-cell>
          <table:table-cell office:value-type="float" office:value="1.20749E-064" calcext:value-type="float">
            <text:p>1.20749E-64</text:p>
          </table:table-cell>
          <table:table-cell office:value-type="float" office:value="7.22582E-065" calcext:value-type="float">
            <text:p>7.22582E-65</text:p>
          </table:table-cell>
          <table:table-cell office:value-type="float" office:value="4.32266E-065" calcext:value-type="float">
            <text:p>4.32266E-65</text:p>
          </table:table-cell>
          <table:table-cell office:value-type="float" office:value="2.58508E-065" calcext:value-type="float">
            <text:p>2.58508E-65</text:p>
          </table:table-cell>
          <table:table-cell office:value-type="float" office:value="1.54546E-065" calcext:value-type="float">
            <text:p>1.54546E-65</text:p>
          </table:table-cell>
          <table:table-cell office:value-type="float" office:value="9.23633E-066" calcext:value-type="float">
            <text:p>9.23633E-66</text:p>
          </table:table-cell>
          <table:table-cell office:value-type="float" office:value="5.51826E-066" calcext:value-type="float">
            <text:p>5.51826E-66</text:p>
          </table:table-cell>
          <table:table-cell office:value-type="float" office:value="3.29585E-066" calcext:value-type="float">
            <text:p>3.29585E-66</text:p>
          </table:table-cell>
          <table:table-cell office:value-type="float" office:value="1.96785E-066" calcext:value-type="float">
            <text:p>1.96785E-66</text:p>
          </table:table-cell>
          <table:table-cell office:value-type="float" office:value="1.17458E-066" calcext:value-type="float">
            <text:p>1.17458E-66</text:p>
          </table:table-cell>
          <table:table-cell office:value-type="float" office:value="7.0086E-067" calcext:value-type="float">
            <text:p>7.0086E-67</text:p>
          </table:table-cell>
          <table:table-cell office:value-type="float" office:value="4.18066E-067" calcext:value-type="float">
            <text:p>4.18066E-67</text:p>
          </table:table-cell>
          <table:table-cell office:value-type="float" office:value="2.493E-067" calcext:value-type="float">
            <text:p>2.493E-67</text:p>
          </table:table-cell>
          <table:table-cell office:value-type="float" office:value="1.48615E-067" calcext:value-type="float">
            <text:p>1.48615E-67</text:p>
          </table:table-cell>
          <table:table-cell office:value-type="float" office:value="8.85666E-068" calcext:value-type="float">
            <text:p>8.85666E-68</text:p>
          </table:table-cell>
          <table:table-cell office:value-type="float" office:value="5.27644E-068" calcext:value-type="float">
            <text:p>5.27644E-68</text:p>
          </table:table-cell>
          <table:table-cell office:value-type="float" office:value="3.14251E-068" calcext:value-type="float">
            <text:p>3.14251E-68</text:p>
          </table:table-cell>
          <table:table-cell office:value-type="float" office:value="1.87102E-068" calcext:value-type="float">
            <text:p>1.87102E-68</text:p>
          </table:table-cell>
          <table:table-cell office:value-type="float" office:value="1.11365E-068" calcext:value-type="float">
            <text:p>1.11365E-68</text:p>
          </table:table-cell>
          <table:table-cell office:value-type="float" office:value="6.62649E-069" calcext:value-type="float">
            <text:p>6.62649E-69</text:p>
          </table:table-cell>
          <table:table-cell office:value-type="float" office:value="3.94173E-069" calcext:value-type="float">
            <text:p>3.94173E-69</text:p>
          </table:table-cell>
          <table:table-cell office:value-type="float" office:value="2.344E-069" calcext:value-type="float">
            <text:p>2.344E-69</text:p>
          </table:table-cell>
          <table:table-cell office:value-type="float" office:value="1.39347E-069" calcext:value-type="float">
            <text:p>1.39347E-69</text:p>
          </table:table-cell>
          <table:table-cell office:value-type="float" office:value="8.28142E-070" calcext:value-type="float">
            <text:p>8.28142E-70</text:p>
          </table:table-cell>
          <table:table-cell office:value-type="float" office:value="4.92019E-070" calcext:value-type="float">
            <text:p>4.92019E-70</text:p>
          </table:table-cell>
          <table:table-cell office:value-type="float" office:value="2.92233E-070" calcext:value-type="float">
            <text:p>2.92233E-70</text:p>
          </table:table-cell>
          <table:table-cell office:value-type="float" office:value="1.73519E-070" calcext:value-type="float">
            <text:p>1.73519E-70</text:p>
          </table:table-cell>
          <table:table-cell office:value-type="float" office:value="1.02999E-070" calcext:value-type="float">
            <text:p>1.02999E-70</text:p>
          </table:table-cell>
          <table:table-cell office:value-type="float" office:value="6.11212E-071" calcext:value-type="float">
            <text:p>6.11212E-71</text:p>
          </table:table-cell>
          <table:table-cell office:value-type="float" office:value="3.62595E-071" calcext:value-type="float">
            <text:p>3.62595E-71</text:p>
          </table:table-cell>
          <table:table-cell office:value-type="float" office:value="2.15042E-071" calcext:value-type="float">
            <text:p>2.15042E-71</text:p>
          </table:table-cell>
          <table:table-cell office:value-type="float" office:value="1.27497E-071" calcext:value-type="float">
            <text:p>1.27497E-71</text:p>
          </table:table-cell>
          <table:table-cell office:value-type="float" office:value="7.55693E-072" calcext:value-type="float">
            <text:p>7.55693E-72</text:p>
          </table:table-cell>
          <table:table-cell office:value-type="float" office:value="4.47781E-072" calcext:value-type="float">
            <text:p>4.47781E-72</text:p>
          </table:table-cell>
          <table:table-cell office:value-type="float" office:value="2.65253E-072" calcext:value-type="float">
            <text:p>2.65253E-72</text:p>
          </table:table-cell>
          <table:table-cell office:value-type="float" office:value="1.57083E-072" calcext:value-type="float">
            <text:p>1.57083E-72</text:p>
          </table:table-cell>
          <table:table-cell office:value-type="float" office:value="9.29973E-073" calcext:value-type="float">
            <text:p>9.29973E-73</text:p>
          </table:table-cell>
          <table:table-cell office:value-type="float" office:value="5.50412E-073" calcext:value-type="float">
            <text:p>5.50412E-73</text:p>
          </table:table-cell>
          <table:table-cell office:value-type="float" office:value="3.25672E-073" calcext:value-type="float">
            <text:p>3.25672E-73</text:p>
          </table:table-cell>
          <table:table-cell office:value-type="float" office:value="1.92641E-073" calcext:value-type="float">
            <text:p>1.92641E-73</text:p>
          </table:table-cell>
          <table:table-cell office:value-type="float" office:value="1.13919E-073" calcext:value-type="float">
            <text:p>1.13919E-73</text:p>
          </table:table-cell>
          <table:table-cell office:value-type="float" office:value="6.73467E-074" calcext:value-type="float">
            <text:p>6.73467E-74</text:p>
          </table:table-cell>
          <table:table-cell office:value-type="float" office:value="3.98029E-074" calcext:value-type="float">
            <text:p>3.98029E-74</text:p>
          </table:table-cell>
          <table:table-cell office:value-type="float" office:value="2.35175E-074" calcext:value-type="float">
            <text:p>2.35175E-74</text:p>
          </table:table-cell>
          <table:table-cell office:value-type="float" office:value="1.38914E-074" calcext:value-type="float">
            <text:p>1.38914E-74</text:p>
          </table:table-cell>
          <table:table-cell office:value-type="float" office:value="8.20309E-075" calcext:value-type="float">
            <text:p>8.20309E-75</text:p>
          </table:table-cell>
          <table:table-cell office:value-type="float" office:value="4.84271E-075" calcext:value-type="float">
            <text:p>4.84271E-75</text:p>
          </table:table-cell>
          <table:table-cell office:value-type="float" office:value="2.85811E-075" calcext:value-type="float">
            <text:p>2.85811E-75</text:p>
          </table:table-cell>
          <table:table-cell office:value-type="float" office:value="1.68635E-075" calcext:value-type="float">
            <text:p>1.68635E-75</text:p>
          </table:table-cell>
          <table:table-cell office:value-type="float" office:value="9.94713E-076" calcext:value-type="float">
            <text:p>9.94713E-76</text:p>
          </table:table-cell>
          <table:table-cell office:value-type="float" office:value="5.8658E-076" calcext:value-type="float">
            <text:p>5.8658E-76</text:p>
          </table:table-cell>
          <table:table-cell office:value-type="float" office:value="3.4581E-076" calcext:value-type="float">
            <text:p>3.4581E-76</text:p>
          </table:table-cell>
          <table:table-cell office:value-type="float" office:value="2.03812E-076" calcext:value-type="float">
            <text:p>2.03812E-76</text:p>
          </table:table-cell>
          <table:table-cell office:value-type="float" office:value="1.20089E-076" calcext:value-type="float">
            <text:p>1.20089E-76</text:p>
          </table:table-cell>
          <table:table-cell office:value-type="float" office:value="7.07389E-077" calcext:value-type="float">
            <text:p>7.07389E-77</text:p>
          </table:table-cell>
          <table:table-cell office:value-type="float" office:value="4.16577E-077" calcext:value-type="float">
            <text:p>4.16577E-77</text:p>
          </table:table-cell>
          <table:table-cell office:value-type="float" office:value="2.45254E-077" calcext:value-type="float">
            <text:p>2.45254E-77</text:p>
          </table:table-cell>
          <table:table-cell office:value-type="float" office:value="1.44351E-077" calcext:value-type="float">
            <text:p>1.44351E-77</text:p>
          </table:table-cell>
          <table:table-cell office:value-type="float" office:value="8.49386E-078" calcext:value-type="float">
            <text:p>8.49386E-78</text:p>
          </table:table-cell>
          <table:table-cell office:value-type="float" office:value="4.99661E-078" calcext:value-type="float">
            <text:p>4.99661E-78</text:p>
          </table:table-cell>
          <table:table-cell office:value-type="float" office:value="2.93853E-078" calcext:value-type="float">
            <text:p>2.93853E-78</text:p>
          </table:table-cell>
          <table:table-cell office:value-type="float" office:value="1.7277E-078" calcext:value-type="float">
            <text:p>1.7277E-78</text:p>
          </table:table-cell>
          <table:table-cell office:value-type="float" office:value="1.01553E-078" calcext:value-type="float">
            <text:p>1.01553E-78</text:p>
          </table:table-cell>
          <table:table-cell office:value-type="float" office:value="5.96765E-079" calcext:value-type="float">
            <text:p>5.96765E-79</text:p>
          </table:table-cell>
          <table:table-cell office:value-type="float" office:value="3.50589E-079" calcext:value-type="float">
            <text:p>3.50589E-79</text:p>
          </table:table-cell>
          <table:table-cell office:value-type="float" office:value="2.05911E-079" calcext:value-type="float">
            <text:p>2.05911E-79</text:p>
          </table:table-cell>
          <table:table-cell office:value-type="float" office:value="1.20906E-079" calcext:value-type="float">
            <text:p>1.20906E-79</text:p>
          </table:table-cell>
          <table:table-cell office:value-type="float" office:value="7.09745E-080" calcext:value-type="float">
            <text:p>7.09745E-80</text:p>
          </table:table-cell>
          <table:table-cell office:value-type="float" office:value="4.16528E-080" calcext:value-type="float">
            <text:p>4.16528E-80</text:p>
          </table:table-cell>
          <table:table-cell office:value-type="float" office:value="2.44384E-080" calcext:value-type="float">
            <text:p>2.44384E-80</text:p>
          </table:table-cell>
          <table:table-cell office:value-type="float" office:value="1.43348E-080" calcext:value-type="float">
            <text:p>1.43348E-80</text:p>
          </table:table-cell>
          <table:table-cell office:value-type="float" office:value="8.40613E-081" calcext:value-type="float">
            <text:p>8.40613E-81</text:p>
          </table:table-cell>
          <table:table-cell office:value-type="float" office:value="4.92822E-081" calcext:value-type="float">
            <text:p>4.92822E-81</text:p>
          </table:table-cell>
          <table:table-cell office:value-type="float" office:value="2.88851E-081" calcext:value-type="float">
            <text:p>2.88851E-81</text:p>
          </table:table-cell>
          <table:table-cell office:value-type="float" office:value="1.69257E-081" calcext:value-type="float">
            <text:p>1.69257E-81</text:p>
          </table:table-cell>
          <table:table-cell office:value-type="float" office:value="9.91536E-082" calcext:value-type="float">
            <text:p>9.91536E-82</text:p>
          </table:table-cell>
          <table:table-cell office:value-type="float" office:value="5.80712E-082" calcext:value-type="float">
            <text:p>5.80712E-82</text:p>
          </table:table-cell>
          <table:table-cell office:value-type="float" office:value="3.40019E-082" calcext:value-type="float">
            <text:p>3.40019E-82</text:p>
          </table:table-cell>
          <table:table-cell office:value-type="float" office:value="1.99039E-082" calcext:value-type="float">
            <text:p>1.99039E-82</text:p>
          </table:table-cell>
          <table:table-cell office:value-type="float" office:value="1.16483E-082" calcext:value-type="float">
            <text:p>1.16483E-82</text:p>
          </table:table-cell>
          <table:table-cell office:value-type="float" office:value="6.81519E-083" calcext:value-type="float">
            <text:p>6.81519E-83</text:p>
          </table:table-cell>
          <table:table-cell office:value-type="float" office:value="3.98645E-083" calcext:value-type="float">
            <text:p>3.98645E-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ax norm of the error for n = 0.2:</text:p>
          </table:table-cell>
          <table:table-cell table:number-columns-repeated="801"/>
        </table:table-row>
        <table:table-row table:style-name="ro1">
          <table:table-cell office:value-type="float" office:value="14.1756" calcext:value-type="float">
            <text:p>14.1756</text:p>
          </table:table-cell>
          <table:table-cell table:number-columns-repeated="801"/>
        </table:table-row>
        <table:table-row table:style-name="ro1">
          <table:table-cell office:value-type="string" calcext:value-type="string">
            <text:p>Two norm of the error for n = 0.2:</text:p>
          </table:table-cell>
          <table:table-cell table:number-columns-repeated="801"/>
        </table:table-row>
        <table:table-row table:style-name="ro1">
          <table:table-cell office:value-type="float" office:value="77.0876" calcext:value-type="float">
            <text:p>77.0876</text:p>
          </table:table-cell>
          <table:table-cell table:number-columns-repeated="801"/>
        </table:table-row>
        <table:table-row table:style-name="ro1">
          <table:table-cell office:value-type="string" calcext:value-type="string">
            <text:p>n = 0.3</text:p>
          </table:table-cell>
          <table:table-cell table:number-columns-repeated="801"/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  <table:table-cell office:value-type="float" office:value="1.83409E-045" calcext:value-type="float">
            <text:p>1.83409E-45</text:p>
          </table:table-cell>
          <table:table-cell office:value-type="float" office:value="1.41223E-043" calcext:value-type="float">
            <text:p>1.41223E-43</text:p>
          </table:table-cell>
          <table:table-cell office:value-type="float" office:value="5.47327E-042" calcext:value-type="float">
            <text:p>5.47327E-42</text:p>
          </table:table-cell>
          <table:table-cell office:value-type="float" office:value="1.42351E-040" calcext:value-type="float">
            <text:p>1.42351E-40</text:p>
          </table:table-cell>
          <table:table-cell office:value-type="float" office:value="2.79502E-039" calcext:value-type="float">
            <text:p>2.79502E-39</text:p>
          </table:table-cell>
          <table:table-cell office:value-type="float" office:value="4.41905E-038" calcext:value-type="float">
            <text:p>4.41905E-38</text:p>
          </table:table-cell>
          <table:table-cell office:value-type="float" office:value="5.86008E-037" calcext:value-type="float">
            <text:p>5.86008E-37</text:p>
          </table:table-cell>
          <table:table-cell office:value-type="float" office:value="6.70389E-036" calcext:value-type="float">
            <text:p>6.70389E-36</text:p>
          </table:table-cell>
          <table:table-cell office:value-type="float" office:value="6.75363E-035" calcext:value-type="float">
            <text:p>6.75363E-35</text:p>
          </table:table-cell>
          <table:table-cell office:value-type="float" office:value="6.08635E-034" calcext:value-type="float">
            <text:p>6.08635E-34</text:p>
          </table:table-cell>
          <table:table-cell office:value-type="float" office:value="4.9678E-033" calcext:value-type="float">
            <text:p>4.9678E-33</text:p>
          </table:table-cell>
          <table:table-cell office:value-type="float" office:value="3.70943E-032" calcext:value-type="float">
            <text:p>3.70943E-32</text:p>
          </table:table-cell>
          <table:table-cell office:value-type="float" office:value="2.55491E-031" calcext:value-type="float">
            <text:p>2.55491E-31</text:p>
          </table:table-cell>
          <table:table-cell office:value-type="float" office:value="1.63448E-030" calcext:value-type="float">
            <text:p>1.63448E-30</text:p>
          </table:table-cell>
          <table:table-cell office:value-type="float" office:value="9.76966E-030" calcext:value-type="float">
            <text:p>9.76966E-30</text:p>
          </table:table-cell>
          <table:table-cell office:value-type="float" office:value="5.48381E-029" calcext:value-type="float">
            <text:p>5.48381E-29</text:p>
          </table:table-cell>
          <table:table-cell office:value-type="float" office:value="2.90341E-028" calcext:value-type="float">
            <text:p>2.90341E-28</text:p>
          </table:table-cell>
          <table:table-cell office:value-type="float" office:value="1.45559E-027" calcext:value-type="float">
            <text:p>1.45559E-27</text:p>
          </table:table-cell>
          <table:table-cell office:value-type="float" office:value="6.93379E-027" calcext:value-type="float">
            <text:p>6.93379E-27</text:p>
          </table:table-cell>
          <table:table-cell office:value-type="float" office:value="3.14794E-026" calcext:value-type="float">
            <text:p>3.14794E-26</text:p>
          </table:table-cell>
          <table:table-cell office:value-type="float" office:value="1.36583E-025" calcext:value-type="float">
            <text:p>1.36583E-25</text:p>
          </table:table-cell>
          <table:table-cell office:value-type="float" office:value="5.6775E-025" calcext:value-type="float">
            <text:p>5.6775E-25</text:p>
          </table:table-cell>
          <table:table-cell office:value-type="float" office:value="2.26609E-024" calcext:value-type="float">
            <text:p>2.26609E-24</text:p>
          </table:table-cell>
          <table:table-cell office:value-type="float" office:value="8.70245E-024" calcext:value-type="float">
            <text:p>8.70245E-24</text:p>
          </table:table-cell>
          <table:table-cell office:value-type="float" office:value="3.22151E-023" calcext:value-type="float">
            <text:p>3.22151E-23</text:p>
          </table:table-cell>
          <table:table-cell office:value-type="float" office:value="1.15152E-022" calcext:value-type="float">
            <text:p>1.15152E-22</text:p>
          </table:table-cell>
          <table:table-cell office:value-type="float" office:value="3.98069E-022" calcext:value-type="float">
            <text:p>3.98069E-22</text:p>
          </table:table-cell>
          <table:table-cell office:value-type="float" office:value="1.33276E-021" calcext:value-type="float">
            <text:p>1.33276E-21</text:p>
          </table:table-cell>
          <table:table-cell office:value-type="float" office:value="4.32746E-021" calcext:value-type="float">
            <text:p>4.32746E-21</text:p>
          </table:table-cell>
          <table:table-cell office:value-type="float" office:value="1.36441E-020" calcext:value-type="float">
            <text:p>1.36441E-20</text:p>
          </table:table-cell>
          <table:table-cell office:value-type="float" office:value="4.18207E-020" calcext:value-type="float">
            <text:p>4.18207E-20</text:p>
          </table:table-cell>
          <table:table-cell office:value-type="float" office:value="1.24751E-019" calcext:value-type="float">
            <text:p>1.24751E-19</text:p>
          </table:table-cell>
          <table:table-cell office:value-type="float" office:value="3.62525E-019" calcext:value-type="float">
            <text:p>3.62525E-19</text:p>
          </table:table-cell>
          <table:table-cell office:value-type="float" office:value="1.02728E-018" calcext:value-type="float">
            <text:p>1.02728E-18</text:p>
          </table:table-cell>
          <table:table-cell office:value-type="float" office:value="2.84109E-018" calcext:value-type="float">
            <text:p>2.84109E-18</text:p>
          </table:table-cell>
          <table:table-cell office:value-type="float" office:value="7.67517E-018" calcext:value-type="float">
            <text:p>7.67517E-18</text:p>
          </table:table-cell>
          <table:table-cell office:value-type="float" office:value="2.02694E-017" calcext:value-type="float">
            <text:p>2.02694E-17</text:p>
          </table:table-cell>
          <table:table-cell office:value-type="float" office:value="5.23682E-017" calcext:value-type="float">
            <text:p>5.23682E-17</text:p>
          </table:table-cell>
          <table:table-cell office:value-type="float" office:value="1.32457E-016" calcext:value-type="float">
            <text:p>1.32457E-16</text:p>
          </table:table-cell>
          <table:table-cell office:value-type="float" office:value="3.28209E-016" calcext:value-type="float">
            <text:p>3.28209E-16</text:p>
          </table:table-cell>
          <table:table-cell office:value-type="float" office:value="7.97206E-016" calcext:value-type="float">
            <text:p>7.97206E-16</text:p>
          </table:table-cell>
          <table:table-cell office:value-type="float" office:value="1.8993E-015" calcext:value-type="float">
            <text:p>1.8993E-15</text:p>
          </table:table-cell>
          <table:table-cell office:value-type="float" office:value="4.4409E-015" calcext:value-type="float">
            <text:p>4.4409E-15</text:p>
          </table:table-cell>
          <table:table-cell office:value-type="float" office:value="0.0000000000000101961" calcext:value-type="float">
            <text:p>1.01961E-14</text:p>
          </table:table-cell>
          <table:table-cell office:value-type="float" office:value="0.0000000000000229991" calcext:value-type="float">
            <text:p>2.29991E-14</text:p>
          </table:table-cell>
          <table:table-cell office:value-type="float" office:value="0.0000000000000509931" calcext:value-type="float">
            <text:p>5.09931E-14</text:p>
          </table:table-cell>
          <table:table-cell office:value-type="float" office:value="0.000000000000111184" calcext:value-type="float">
            <text:p>1.11184E-13</text:p>
          </table:table-cell>
          <table:table-cell office:value-type="float" office:value="0.000000000000238506" calcext:value-type="float">
            <text:p>2.38506E-13</text:p>
          </table:table-cell>
          <table:table-cell office:value-type="float" office:value="0.000000000000503579" calcext:value-type="float">
            <text:p>5.03579E-13</text:p>
          </table:table-cell>
          <table:table-cell office:value-type="float" office:value="0.00000000000104695" calcext:value-type="float">
            <text:p>1.04695E-12</text:p>
          </table:table-cell>
          <table:table-cell office:value-type="float" office:value="0.0000000000021441" calcext:value-type="float">
            <text:p>2.1441E-12</text:p>
          </table:table-cell>
          <table:table-cell office:value-type="float" office:value="0.00000000000432704" calcext:value-type="float">
            <text:p>4.32704E-12</text:p>
          </table:table-cell>
          <table:table-cell office:value-type="float" office:value="0.00000000000860834" calcext:value-type="float">
            <text:p>8.60834E-12</text:p>
          </table:table-cell>
          <table:table-cell office:value-type="float" office:value="0.0000000000168882" calcext:value-type="float">
            <text:p>1.68882E-11</text:p>
          </table:table-cell>
          <table:table-cell office:value-type="float" office:value="0.0000000000326832" calcext:value-type="float">
            <text:p>3.26832E-11</text:p>
          </table:table-cell>
          <table:table-cell office:value-type="float" office:value="0.0000000000624147" calcext:value-type="float">
            <text:p>6.24147E-11</text:p>
          </table:table-cell>
          <table:table-cell office:value-type="float" office:value="0.000000000117653" calcext:value-type="float">
            <text:p>1.17653E-10</text:p>
          </table:table-cell>
          <table:table-cell office:value-type="float" office:value="0.00000000021898" calcext:value-type="float">
            <text:p>2.1898E-10</text:p>
          </table:table-cell>
          <table:table-cell office:value-type="float" office:value="0.000000000402543" calcext:value-type="float">
            <text:p>4.02543E-10</text:p>
          </table:table-cell>
          <table:table-cell office:value-type="float" office:value="0.000000000731056" calcext:value-type="float">
            <text:p>7.31056E-10</text:p>
          </table:table-cell>
          <table:table-cell office:value-type="float" office:value="0.000000001312" calcext:value-type="float">
            <text:p>1.312E-09</text:p>
          </table:table-cell>
          <table:table-cell office:value-type="float" office:value="0.00000000232742" calcext:value-type="float">
            <text:p>2.32742E-09</text:p>
          </table:table-cell>
          <table:table-cell office:value-type="float" office:value="0.0000000040821" calcext:value-type="float">
            <text:p>4.0821E-09</text:p>
          </table:table-cell>
          <table:table-cell office:value-type="float" office:value="0.00000000708047" calcext:value-type="float">
            <text:p>7.08047E-09</text:p>
          </table:table-cell>
          <table:table-cell office:value-type="float" office:value="0.0000000121482" calcext:value-type="float">
            <text:p>1.21482E-08</text:p>
          </table:table-cell>
          <table:table-cell office:value-type="float" office:value="0.0000000206222" calcext:value-type="float">
            <text:p>2.06222E-08</text:p>
          </table:table-cell>
          <table:table-cell office:value-type="float" office:value="0.0000000346436" calcext:value-type="float">
            <text:p>3.46436E-08</text:p>
          </table:table-cell>
          <table:table-cell office:value-type="float" office:value="0.0000000576062" calcext:value-type="float">
            <text:p>5.76062E-08</text:p>
          </table:table-cell>
          <table:table-cell office:value-type="float" office:value="0.0000000948336" calcext:value-type="float">
            <text:p>9.48336E-08</text:p>
          </table:table-cell>
          <table:table-cell office:value-type="float" office:value="0.000000154593" calcext:value-type="float">
            <text:p>1.54593E-07</text:p>
          </table:table-cell>
          <table:table-cell office:value-type="float" office:value="0.000000249593" calcext:value-type="float">
            <text:p>2.49593E-07</text:p>
          </table:table-cell>
          <table:table-cell office:value-type="float" office:value="0.000000399187" calcext:value-type="float">
            <text:p>3.99187E-07</text:p>
          </table:table-cell>
          <table:table-cell office:value-type="float" office:value="0.000000632554" calcext:value-type="float">
            <text:p>6.32554E-07</text:p>
          </table:table-cell>
          <table:table-cell office:value-type="float" office:value="0.000000993285" calcext:value-type="float">
            <text:p>9.93285E-07</text:p>
          </table:table-cell>
          <table:table-cell office:value-type="float" office:value="0.0000015459" calcext:value-type="float">
            <text:p>1.5459E-06</text:p>
          </table:table-cell>
          <table:table-cell office:value-type="float" office:value="0.00000238501" calcext:value-type="float">
            <text:p>2.38501E-06</text:p>
          </table:table-cell>
          <table:table-cell office:value-type="float" office:value="0.00000364814" calcext:value-type="float">
            <text:p>3.64814E-06</text:p>
          </table:table-cell>
          <table:table-cell office:value-type="float" office:value="0.00000553344" calcext:value-type="float">
            <text:p>5.53344E-06</text:p>
          </table:table-cell>
          <table:table-cell office:value-type="float" office:value="0.00000832393" calcext:value-type="float">
            <text:p>8.32393E-06</text:p>
          </table:table-cell>
          <table:table-cell office:value-type="float" office:value="0.0000124204" calcext:value-type="float">
            <text:p>1.24204E-05</text:p>
          </table:table-cell>
          <table:table-cell office:value-type="float" office:value="0.0000183857" calcext:value-type="float">
            <text:p>1.83857E-05</text:p>
          </table:table-cell>
          <table:table-cell office:value-type="float" office:value="0.0000270038" calcext:value-type="float">
            <text:p>2.70038E-05</text:p>
          </table:table-cell>
          <table:table-cell office:value-type="float" office:value="0.0000393576" calcext:value-type="float">
            <text:p>3.93576E-05</text:p>
          </table:table-cell>
          <table:table-cell office:value-type="float" office:value="0.0000569314" calcext:value-type="float">
            <text:p>5.69314E-05</text:p>
          </table:table-cell>
          <table:table-cell office:value-type="float" office:value="0.0000817432" calcext:value-type="float">
            <text:p>8.17432E-05</text:p>
          </table:table-cell>
          <table:table-cell office:value-type="float" office:value="0.000116516" calcext:value-type="float">
            <text:p>0.000116516</text:p>
          </table:table-cell>
          <table:table-cell office:value-type="float" office:value="0.000164893" calcext:value-type="float">
            <text:p>0.000164893</text:p>
          </table:table-cell>
          <table:table-cell office:value-type="float" office:value="0.00023172" calcext:value-type="float">
            <text:p>0.00023172</text:p>
          </table:table-cell>
          <table:table-cell office:value-type="float" office:value="0.000323383" calcext:value-type="float">
            <text:p>0.000323383</text:p>
          </table:table-cell>
          <table:table-cell office:value-type="float" office:value="0.000448246" calcext:value-type="float">
            <text:p>0.000448246</text:p>
          </table:table-cell>
          <table:table-cell office:value-type="float" office:value="0.000617176" calcext:value-type="float">
            <text:p>0.000617176</text:p>
          </table:table-cell>
          <table:table-cell office:value-type="float" office:value="0.000844199" calcext:value-type="float">
            <text:p>0.000844199</text:p>
          </table:table-cell>
          <table:table-cell office:value-type="float" office:value="0.00114729" calcext:value-type="float">
            <text:p>0.00114729</text:p>
          </table:table-cell>
          <table:table-cell office:value-type="float" office:value="0.00154931" calcext:value-type="float">
            <text:p>0.00154931</text:p>
          </table:table-cell>
          <table:table-cell office:value-type="float" office:value="0.00207917" calcext:value-type="float">
            <text:p>0.00207917</text:p>
          </table:table-cell>
          <table:table-cell office:value-type="float" office:value="0.00277312" calcext:value-type="float">
            <text:p>0.00277312</text:p>
          </table:table-cell>
          <table:table-cell office:value-type="float" office:value="0.00367639" calcext:value-type="float">
            <text:p>0.00367639</text:p>
          </table:table-cell>
          <table:table-cell office:value-type="float" office:value="0.00484498" calcext:value-type="float">
            <text:p>0.00484498</text:p>
          </table:table-cell>
          <table:table-cell office:value-type="float" office:value="0.00634777" calcext:value-type="float">
            <text:p>0.00634777</text:p>
          </table:table-cell>
          <table:table-cell office:value-type="float" office:value="0.00826896" calcext:value-type="float">
            <text:p>0.00826896</text:p>
          </table:table-cell>
          <table:table-cell office:value-type="float" office:value="0.0107108" calcext:value-type="float">
            <text:p>0.0107108</text:p>
          </table:table-cell>
          <table:table-cell office:value-type="float" office:value="0.0137967" calcext:value-type="float">
            <text:p>0.0137967</text:p>
          </table:table-cell>
          <table:table-cell office:value-type="float" office:value="0.0176747" calcext:value-type="float">
            <text:p>0.0176747</text:p>
          </table:table-cell>
          <table:table-cell office:value-type="float" office:value="0.022521" calcext:value-type="float">
            <text:p>0.022521</text:p>
          </table:table-cell>
          <table:table-cell office:value-type="float" office:value="0.0285444" calcext:value-type="float">
            <text:p>0.0285444</text:p>
          </table:table-cell>
          <table:table-cell office:value-type="float" office:value="0.0359907" calcext:value-type="float">
            <text:p>0.0359907</text:p>
          </table:table-cell>
          <table:table-cell office:value-type="float" office:value="0.0451473" calcext:value-type="float">
            <text:p>0.0451473</text:p>
          </table:table-cell>
          <table:table-cell office:value-type="float" office:value="0.0563486" calcext:value-type="float">
            <text:p>0.0563486</text:p>
          </table:table-cell>
          <table:table-cell office:value-type="float" office:value="0.0699807" calcext:value-type="float">
            <text:p>0.0699807</text:p>
          </table:table-cell>
          <table:table-cell office:value-type="float" office:value="0.0864874" calcext:value-type="float">
            <text:p>0.0864874</text:p>
          </table:table-cell>
          <table:table-cell office:value-type="float" office:value="0.106376" calcext:value-type="float">
            <text:p>0.106376</text:p>
          </table:table-cell>
          <table:table-cell office:value-type="float" office:value="0.130221" calcext:value-type="float">
            <text:p>0.130221</text:p>
          </table:table-cell>
          <table:table-cell office:value-type="float" office:value="0.158672" calcext:value-type="float">
            <text:p>0.158672</text:p>
          </table:table-cell>
          <table:table-cell office:value-type="float" office:value="0.192457" calcext:value-type="float">
            <text:p>0.192457</text:p>
          </table:table-cell>
          <table:table-cell office:value-type="float" office:value="0.232389" calcext:value-type="float">
            <text:p>0.232389</text:p>
          </table:table-cell>
          <table:table-cell office:value-type="float" office:value="0.279369" calcext:value-type="float">
            <text:p>0.279369</text:p>
          </table:table-cell>
          <table:table-cell office:value-type="float" office:value="0.33439" calcext:value-type="float">
            <text:p>0.33439</text:p>
          </table:table-cell>
          <table:table-cell office:value-type="float" office:value="0.398539" calcext:value-type="float">
            <text:p>0.398539</text:p>
          </table:table-cell>
          <table:table-cell office:value-type="float" office:value="0.473002" calcext:value-type="float">
            <text:p>0.473002</text:p>
          </table:table-cell>
          <table:table-cell office:value-type="float" office:value="0.559062" calcext:value-type="float">
            <text:p>0.559062</text:p>
          </table:table-cell>
          <table:table-cell office:value-type="float" office:value="0.658102" calcext:value-type="float">
            <text:p>0.658102</text:p>
          </table:table-cell>
          <table:table-cell office:value-type="float" office:value="0.771598" calcext:value-type="float">
            <text:p>0.771598</text:p>
          </table:table-cell>
          <table:table-cell office:value-type="float" office:value="0.901123" calcext:value-type="float">
            <text:p>0.901123</text:p>
          </table:table-cell>
          <table:table-cell office:value-type="float" office:value="1.04834" calcext:value-type="float">
            <text:p>1.04834</text:p>
          </table:table-cell>
          <table:table-cell office:value-type="float" office:value="1.21499" calcext:value-type="float">
            <text:p>1.21499</text:p>
          </table:table-cell>
          <table:table-cell office:value-type="float" office:value="1.40289" calcext:value-type="float">
            <text:p>1.40289</text:p>
          </table:table-cell>
          <table:table-cell office:value-type="float" office:value="1.61394" calcext:value-type="float">
            <text:p>1.61394</text:p>
          </table:table-cell>
          <table:table-cell office:value-type="float" office:value="1.85008" calcext:value-type="float">
            <text:p>1.85008</text:p>
          </table:table-cell>
          <table:table-cell office:value-type="float" office:value="2.11328" calcext:value-type="float">
            <text:p>2.11328</text:p>
          </table:table-cell>
          <table:table-cell office:value-type="float" office:value="2.40558" calcext:value-type="float">
            <text:p>2.40558</text:p>
          </table:table-cell>
          <table:table-cell office:value-type="float" office:value="2.72899" calcext:value-type="float">
            <text:p>2.72899</text:p>
          </table:table-cell>
          <table:table-cell office:value-type="float" office:value="3.08555" calcext:value-type="float">
            <text:p>3.08555</text:p>
          </table:table-cell>
          <table:table-cell office:value-type="float" office:value="3.47728" calcext:value-type="float">
            <text:p>3.47728</text:p>
          </table:table-cell>
          <table:table-cell office:value-type="float" office:value="3.90614" calcext:value-type="float">
            <text:p>3.90614</text:p>
          </table:table-cell>
          <table:table-cell office:value-type="float" office:value="4.37405" calcext:value-type="float">
            <text:p>4.37405</text:p>
          </table:table-cell>
          <table:table-cell office:value-type="float" office:value="4.88285" calcext:value-type="float">
            <text:p>4.88285</text:p>
          </table:table-cell>
          <table:table-cell office:value-type="float" office:value="5.4343" calcext:value-type="float">
            <text:p>5.4343</text:p>
          </table:table-cell>
          <table:table-cell office:value-type="float" office:value="6.03003" calcext:value-type="float">
            <text:p>6.03003</text:p>
          </table:table-cell>
          <table:table-cell office:value-type="float" office:value="6.67155" calcext:value-type="float">
            <text:p>6.67155</text:p>
          </table:table-cell>
          <table:table-cell office:value-type="float" office:value="7.3602" calcext:value-type="float">
            <text:p>7.3602</text:p>
          </table:table-cell>
          <table:table-cell office:value-type="float" office:value="8.09719" calcext:value-type="float">
            <text:p>8.09719</text:p>
          </table:table-cell>
          <table:table-cell office:value-type="float" office:value="8.88352" calcext:value-type="float">
            <text:p>8.88352</text:p>
          </table:table-cell>
          <table:table-cell office:value-type="float" office:value="9.72" calcext:value-type="float">
            <text:p>9.72</text:p>
          </table:table-cell>
          <table:table-cell office:value-type="float" office:value="10.6072" calcext:value-type="float">
            <text:p>10.6072</text:p>
          </table:table-cell>
          <table:table-cell office:value-type="float" office:value="11.5456" calcext:value-type="float">
            <text:p>11.5456</text:p>
          </table:table-cell>
          <table:table-cell office:value-type="float" office:value="12.5353" calcext:value-type="float">
            <text:p>12.5353</text:p>
          </table:table-cell>
          <table:table-cell office:value-type="float" office:value="13.5763" calcext:value-type="float">
            <text:p>13.5763</text:p>
          </table:table-cell>
          <table:table-cell office:value-type="float" office:value="14.6682" calcext:value-type="float">
            <text:p>14.6682</text:p>
          </table:table-cell>
          <table:table-cell office:value-type="float" office:value="15.8105" calcext:value-type="float">
            <text:p>15.8105</text:p>
          </table:table-cell>
          <table:table-cell office:value-type="float" office:value="17.0023" calcext:value-type="float">
            <text:p>17.0023</text:p>
          </table:table-cell>
          <table:table-cell office:value-type="float" office:value="18.2428" calcext:value-type="float">
            <text:p>18.2428</text:p>
          </table:table-cell>
          <table:table-cell office:value-type="float" office:value="19.5306" calcext:value-type="float">
            <text:p>19.5306</text:p>
          </table:table-cell>
          <table:table-cell office:value-type="float" office:value="20.8643" calcext:value-type="float">
            <text:p>20.8643</text:p>
          </table:table-cell>
          <table:table-cell office:value-type="float" office:value="22.2422" calcext:value-type="float">
            <text:p>22.2422</text:p>
          </table:table-cell>
          <table:table-cell office:value-type="float" office:value="23.6623" calcext:value-type="float">
            <text:p>23.6623</text:p>
          </table:table-cell>
          <table:table-cell office:value-type="float" office:value="25.1227" calcext:value-type="float">
            <text:p>25.1227</text:p>
          </table:table-cell>
          <table:table-cell office:value-type="float" office:value="26.621" calcext:value-type="float">
            <text:p>26.621</text:p>
          </table:table-cell>
          <table:table-cell office:value-type="float" office:value="28.1547" calcext:value-type="float">
            <text:p>28.1547</text:p>
          </table:table-cell>
          <table:table-cell office:value-type="float" office:value="29.7214" calcext:value-type="float">
            <text:p>29.7214</text:p>
          </table:table-cell>
          <table:table-cell office:value-type="float" office:value="31.3184" calcext:value-type="float">
            <text:p>31.3184</text:p>
          </table:table-cell>
          <table:table-cell office:value-type="float" office:value="32.9426" calcext:value-type="float">
            <text:p>32.9426</text:p>
          </table:table-cell>
          <table:table-cell office:value-type="float" office:value="34.5913" calcext:value-type="float">
            <text:p>34.5913</text:p>
          </table:table-cell>
          <table:table-cell office:value-type="float" office:value="36.2615" calcext:value-type="float">
            <text:p>36.2615</text:p>
          </table:table-cell>
          <table:table-cell office:value-type="float" office:value="37.9499" calcext:value-type="float">
            <text:p>37.9499</text:p>
          </table:table-cell>
          <table:table-cell office:value-type="float" office:value="39.6536" calcext:value-type="float">
            <text:p>39.6536</text:p>
          </table:table-cell>
          <table:table-cell office:value-type="float" office:value="41.3693" calcext:value-type="float">
            <text:p>41.3693</text:p>
          </table:table-cell>
          <table:table-cell office:value-type="float" office:value="43.0939" calcext:value-type="float">
            <text:p>43.0939</text:p>
          </table:table-cell>
          <table:table-cell office:value-type="float" office:value="44.8241" calcext:value-type="float">
            <text:p>44.8241</text:p>
          </table:table-cell>
          <table:table-cell office:value-type="float" office:value="46.5569" calcext:value-type="float">
            <text:p>46.5569</text:p>
          </table:table-cell>
          <table:table-cell office:value-type="float" office:value="48.289" calcext:value-type="float">
            <text:p>48.289</text:p>
          </table:table-cell>
          <table:table-cell office:value-type="float" office:value="50.0172" calcext:value-type="float">
            <text:p>50.0172</text:p>
          </table:table-cell>
          <table:table-cell office:value-type="float" office:value="51.7387" calcext:value-type="float">
            <text:p>51.7387</text:p>
          </table:table-cell>
          <table:table-cell office:value-type="float" office:value="53.4503" calcext:value-type="float">
            <text:p>53.4503</text:p>
          </table:table-cell>
          <table:table-cell office:value-type="float" office:value="55.1491" calcext:value-type="float">
            <text:p>55.1491</text:p>
          </table:table-cell>
          <table:table-cell office:value-type="float" office:value="56.8321" calcext:value-type="float">
            <text:p>56.8321</text:p>
          </table:table-cell>
          <table:table-cell office:value-type="float" office:value="58.4967" calcext:value-type="float">
            <text:p>58.4967</text:p>
          </table:table-cell>
          <table:table-cell office:value-type="float" office:value="60.1402" calcext:value-type="float">
            <text:p>60.1402</text:p>
          </table:table-cell>
          <table:table-cell office:value-type="float" office:value="61.7598" calcext:value-type="float">
            <text:p>61.7598</text:p>
          </table:table-cell>
          <table:table-cell office:value-type="float" office:value="63.353" calcext:value-type="float">
            <text:p>63.353</text:p>
          </table:table-cell>
          <table:table-cell office:value-type="float" office:value="64.9175" calcext:value-type="float">
            <text:p>64.9175</text:p>
          </table:table-cell>
          <table:table-cell office:value-type="float" office:value="66.4509" calcext:value-type="float">
            <text:p>66.4509</text:p>
          </table:table-cell>
          <table:table-cell office:value-type="float" office:value="67.9509" calcext:value-type="float">
            <text:p>67.9509</text:p>
          </table:table-cell>
          <table:table-cell office:value-type="float" office:value="69.4155" calcext:value-type="float">
            <text:p>69.4155</text:p>
          </table:table-cell>
          <table:table-cell office:value-type="float" office:value="70.8425" calcext:value-type="float">
            <text:p>70.8425</text:p>
          </table:table-cell>
          <table:table-cell office:value-type="float" office:value="72.2302" calcext:value-type="float">
            <text:p>72.2302</text:p>
          </table:table-cell>
          <table:table-cell office:value-type="float" office:value="73.5765" calcext:value-type="float">
            <text:p>73.5765</text:p>
          </table:table-cell>
          <table:table-cell office:value-type="float" office:value="74.8798" calcext:value-type="float">
            <text:p>74.8798</text:p>
          </table:table-cell>
          <table:table-cell office:value-type="float" office:value="76.1384" calcext:value-type="float">
            <text:p>76.1384</text:p>
          </table:table-cell>
          <table:table-cell office:value-type="float" office:value="77.3508" calcext:value-type="float">
            <text:p>77.3508</text:p>
          </table:table-cell>
          <table:table-cell office:value-type="float" office:value="78.5156" calcext:value-type="float">
            <text:p>78.5156</text:p>
          </table:table-cell>
          <table:table-cell office:value-type="float" office:value="79.6313" calcext:value-type="float">
            <text:p>79.6313</text:p>
          </table:table-cell>
          <table:table-cell office:value-type="float" office:value="80.6966" calcext:value-type="float">
            <text:p>80.6966</text:p>
          </table:table-cell>
          <table:table-cell office:value-type="float" office:value="81.7104" calcext:value-type="float">
            <text:p>81.7104</text:p>
          </table:table-cell>
          <table:table-cell office:value-type="float" office:value="82.6715" calcext:value-type="float">
            <text:p>82.6715</text:p>
          </table:table-cell>
          <table:table-cell office:value-type="float" office:value="83.5789" calcext:value-type="float">
            <text:p>83.5789</text:p>
          </table:table-cell>
          <table:table-cell office:value-type="float" office:value="84.4316" calcext:value-type="float">
            <text:p>84.4316</text:p>
          </table:table-cell>
          <table:table-cell office:value-type="float" office:value="85.2288" calcext:value-type="float">
            <text:p>85.2288</text:p>
          </table:table-cell>
          <table:table-cell office:value-type="float" office:value="85.9695" calcext:value-type="float">
            <text:p>85.9695</text:p>
          </table:table-cell>
          <table:table-cell office:value-type="float" office:value="86.6531" calcext:value-type="float">
            <text:p>86.6531</text:p>
          </table:table-cell>
          <table:table-cell office:value-type="float" office:value="87.2788" calcext:value-type="float">
            <text:p>87.2788</text:p>
          </table:table-cell>
          <table:table-cell office:value-type="float" office:value="87.8461" calcext:value-type="float">
            <text:p>87.8461</text:p>
          </table:table-cell>
          <table:table-cell office:value-type="float" office:value="88.3543" calcext:value-type="float">
            <text:p>88.3543</text:p>
          </table:table-cell>
          <table:table-cell office:value-type="float" office:value="88.803" calcext:value-type="float">
            <text:p>88.803</text:p>
          </table:table-cell>
          <table:table-cell office:value-type="float" office:value="89.1917" calcext:value-type="float">
            <text:p>89.1917</text:p>
          </table:table-cell>
          <table:table-cell office:value-type="float" office:value="89.5201" calcext:value-type="float">
            <text:p>89.5201</text:p>
          </table:table-cell>
          <table:table-cell office:value-type="float" office:value="89.7878" calcext:value-type="float">
            <text:p>89.7878</text:p>
          </table:table-cell>
          <table:table-cell office:value-type="float" office:value="89.9945" calcext:value-type="float">
            <text:p>89.9945</text:p>
          </table:table-cell>
          <table:table-cell office:value-type="float" office:value="90.14" calcext:value-type="float">
            <text:p>90.14</text:p>
          </table:table-cell>
          <table:table-cell office:value-type="float" office:value="90.2242" calcext:value-type="float">
            <text:p>90.2242</text:p>
          </table:table-cell>
          <table:table-cell office:value-type="float" office:value="90.247" calcext:value-type="float">
            <text:p>90.247</text:p>
          </table:table-cell>
          <table:table-cell office:value-type="float" office:value="90.2082" calcext:value-type="float">
            <text:p>90.2082</text:p>
          </table:table-cell>
          <table:table-cell office:value-type="float" office:value="90.108" calcext:value-type="float">
            <text:p>90.108</text:p>
          </table:table-cell>
          <table:table-cell office:value-type="float" office:value="89.9463" calcext:value-type="float">
            <text:p>89.9463</text:p>
          </table:table-cell>
          <table:table-cell office:value-type="float" office:value="89.7232" calcext:value-type="float">
            <text:p>89.7232</text:p>
          </table:table-cell>
          <table:table-cell office:value-type="float" office:value="89.439" calcext:value-type="float">
            <text:p>89.439</text:p>
          </table:table-cell>
          <table:table-cell office:value-type="float" office:value="89.0937" calcext:value-type="float">
            <text:p>89.0937</text:p>
          </table:table-cell>
          <table:table-cell office:value-type="float" office:value="88.6877" calcext:value-type="float">
            <text:p>88.6877</text:p>
          </table:table-cell>
          <table:table-cell office:value-type="float" office:value="88.2213" calcext:value-type="float">
            <text:p>88.2213</text:p>
          </table:table-cell>
          <table:table-cell office:value-type="float" office:value="87.6949" calcext:value-type="float">
            <text:p>87.6949</text:p>
          </table:table-cell>
          <table:table-cell office:value-type="float" office:value="87.1088" calcext:value-type="float">
            <text:p>87.1088</text:p>
          </table:table-cell>
          <table:table-cell office:value-type="float" office:value="86.4636" calcext:value-type="float">
            <text:p>86.4636</text:p>
          </table:table-cell>
          <table:table-cell office:value-type="float" office:value="85.7599" calcext:value-type="float">
            <text:p>85.7599</text:p>
          </table:table-cell>
          <table:table-cell office:value-type="float" office:value="84.9982" calcext:value-type="float">
            <text:p>84.9982</text:p>
          </table:table-cell>
          <table:table-cell office:value-type="float" office:value="84.1793" calcext:value-type="float">
            <text:p>84.1793</text:p>
          </table:table-cell>
          <table:table-cell office:value-type="float" office:value="83.304" calcext:value-type="float">
            <text:p>83.304</text:p>
          </table:table-cell>
          <table:table-cell office:value-type="float" office:value="82.3729" calcext:value-type="float">
            <text:p>82.3729</text:p>
          </table:table-cell>
          <table:table-cell office:value-type="float" office:value="81.3872" calcext:value-type="float">
            <text:p>81.3872</text:p>
          </table:table-cell>
          <table:table-cell office:value-type="float" office:value="80.3478" calcext:value-type="float">
            <text:p>80.3478</text:p>
          </table:table-cell>
          <table:table-cell office:value-type="float" office:value="79.2559" calcext:value-type="float">
            <text:p>79.2559</text:p>
          </table:table-cell>
          <table:table-cell office:value-type="float" office:value="78.1125" calcext:value-type="float">
            <text:p>78.1125</text:p>
          </table:table-cell>
          <table:table-cell office:value-type="float" office:value="76.919" calcext:value-type="float">
            <text:p>76.919</text:p>
          </table:table-cell>
          <table:table-cell office:value-type="float" office:value="75.6769" calcext:value-type="float">
            <text:p>75.6769</text:p>
          </table:table-cell>
          <table:table-cell office:value-type="float" office:value="74.3876" calcext:value-type="float">
            <text:p>74.3876</text:p>
          </table:table-cell>
          <table:table-cell office:value-type="float" office:value="73.0528" calcext:value-type="float">
            <text:p>73.0528</text:p>
          </table:table-cell>
          <table:table-cell office:value-type="float" office:value="71.6742" calcext:value-type="float">
            <text:p>71.6742</text:p>
          </table:table-cell>
          <table:table-cell office:value-type="float" office:value="70.2537" calcext:value-type="float">
            <text:p>70.2537</text:p>
          </table:table-cell>
          <table:table-cell office:value-type="float" office:value="68.7932" calcext:value-type="float">
            <text:p>68.7932</text:p>
          </table:table-cell>
          <table:table-cell office:value-type="float" office:value="67.295" calcext:value-type="float">
            <text:p>67.295</text:p>
          </table:table-cell>
          <table:table-cell office:value-type="float" office:value="65.7613" calcext:value-type="float">
            <text:p>65.7613</text:p>
          </table:table-cell>
          <table:table-cell office:value-type="float" office:value="64.1944" calcext:value-type="float">
            <text:p>64.1944</text:p>
          </table:table-cell>
          <table:table-cell office:value-type="float" office:value="62.5968" calcext:value-type="float">
            <text:p>62.5968</text:p>
          </table:table-cell>
          <table:table-cell office:value-type="float" office:value="60.9713" calcext:value-type="float">
            <text:p>60.9713</text:p>
          </table:table-cell>
          <table:table-cell office:value-type="float" office:value="59.3206" calcext:value-type="float">
            <text:p>59.3206</text:p>
          </table:table-cell>
          <table:table-cell office:value-type="float" office:value="57.6475" calcext:value-type="float">
            <text:p>57.6475</text:p>
          </table:table-cell>
          <table:table-cell office:value-type="float" office:value="55.955" calcext:value-type="float">
            <text:p>55.955</text:p>
          </table:table-cell>
          <table:table-cell office:value-type="float" office:value="54.2463" calcext:value-type="float">
            <text:p>54.2463</text:p>
          </table:table-cell>
          <table:table-cell office:value-type="float" office:value="52.5245" calcext:value-type="float">
            <text:p>52.5245</text:p>
          </table:table-cell>
          <table:table-cell office:value-type="float" office:value="50.7929" calcext:value-type="float">
            <text:p>50.7929</text:p>
          </table:table-cell>
          <table:table-cell office:value-type="float" office:value="49.0548" calcext:value-type="float">
            <text:p>49.0548</text:p>
          </table:table-cell>
          <table:table-cell office:value-type="float" office:value="47.3137" calcext:value-type="float">
            <text:p>47.3137</text:p>
          </table:table-cell>
          <table:table-cell office:value-type="float" office:value="45.5729" calcext:value-type="float">
            <text:p>45.5729</text:p>
          </table:table-cell>
          <table:table-cell office:value-type="float" office:value="43.8359" calcext:value-type="float">
            <text:p>43.8359</text:p>
          </table:table-cell>
          <table:table-cell office:value-type="float" office:value="42.1061" calcext:value-type="float">
            <text:p>42.1061</text:p>
          </table:table-cell>
          <table:table-cell office:value-type="float" office:value="40.387" calcext:value-type="float">
            <text:p>40.387</text:p>
          </table:table-cell>
          <table:table-cell office:value-type="float" office:value="38.6819" calcext:value-type="float">
            <text:p>38.6819</text:p>
          </table:table-cell>
          <table:table-cell office:value-type="float" office:value="36.9942" calcext:value-type="float">
            <text:p>36.9942</text:p>
          </table:table-cell>
          <table:table-cell office:value-type="float" office:value="35.3271" calcext:value-type="float">
            <text:p>35.3271</text:p>
          </table:table-cell>
          <table:table-cell office:value-type="float" office:value="33.6839" calcext:value-type="float">
            <text:p>33.6839</text:p>
          </table:table-cell>
          <table:table-cell office:value-type="float" office:value="32.0674" calcext:value-type="float">
            <text:p>32.0674</text:p>
          </table:table-cell>
          <table:table-cell office:value-type="float" office:value="30.4807" calcext:value-type="float">
            <text:p>30.4807</text:p>
          </table:table-cell>
          <table:table-cell office:value-type="float" office:value="28.9265" calcext:value-type="float">
            <text:p>28.9265</text:p>
          </table:table-cell>
          <table:table-cell office:value-type="float" office:value="27.4074" calcext:value-type="float">
            <text:p>27.4074</text:p>
          </table:table-cell>
          <table:table-cell office:value-type="float" office:value="25.9257" calcext:value-type="float">
            <text:p>25.9257</text:p>
          </table:table-cell>
          <table:table-cell office:value-type="float" office:value="24.4837" calcext:value-type="float">
            <text:p>24.4837</text:p>
          </table:table-cell>
          <table:table-cell office:value-type="float" office:value="23.0833" calcext:value-type="float">
            <text:p>23.0833</text:p>
          </table:table-cell>
          <table:table-cell office:value-type="float" office:value="21.7263" calcext:value-type="float">
            <text:p>21.7263</text:p>
          </table:table-cell>
          <table:table-cell office:value-type="float" office:value="20.4142" calcext:value-type="float">
            <text:p>20.4142</text:p>
          </table:table-cell>
          <table:table-cell office:value-type="float" office:value="19.1485" calcext:value-type="float">
            <text:p>19.1485</text:p>
          </table:table-cell>
          <table:table-cell office:value-type="float" office:value="17.93" calcext:value-type="float">
            <text:p>17.93</text:p>
          </table:table-cell>
          <table:table-cell office:value-type="float" office:value="16.7597" calcext:value-type="float">
            <text:p>16.7597</text:p>
          </table:table-cell>
          <table:table-cell office:value-type="float" office:value="15.6381" calcext:value-type="float">
            <text:p>15.6381</text:p>
          </table:table-cell>
          <table:table-cell office:value-type="float" office:value="14.5657" calcext:value-type="float">
            <text:p>14.5657</text:p>
          </table:table-cell>
          <table:table-cell office:value-type="float" office:value="13.5425" calcext:value-type="float">
            <text:p>13.5425</text:p>
          </table:table-cell>
          <table:table-cell office:value-type="float" office:value="12.5686" calcext:value-type="float">
            <text:p>12.5686</text:p>
          </table:table-cell>
          <table:table-cell office:value-type="float" office:value="11.6435" calcext:value-type="float">
            <text:p>11.6435</text:p>
          </table:table-cell>
          <table:table-cell office:value-type="float" office:value="10.7669" calcext:value-type="float">
            <text:p>10.7669</text:p>
          </table:table-cell>
          <table:table-cell office:value-type="float" office:value="9.93806" calcext:value-type="float">
            <text:p>9.93806</text:p>
          </table:table-cell>
          <table:table-cell office:value-type="float" office:value="9.15615" calcext:value-type="float">
            <text:p>9.15615</text:p>
          </table:table-cell>
          <table:table-cell office:value-type="float" office:value="8.42019" calcext:value-type="float">
            <text:p>8.42019</text:p>
          </table:table-cell>
          <table:table-cell office:value-type="float" office:value="7.72902" calcext:value-type="float">
            <text:p>7.72902</text:p>
          </table:table-cell>
          <table:table-cell office:value-type="float" office:value="7.08139" calcext:value-type="float">
            <text:p>7.08139</text:p>
          </table:table-cell>
          <table:table-cell office:value-type="float" office:value="6.47593" calcext:value-type="float">
            <text:p>6.47593</text:p>
          </table:table-cell>
          <table:table-cell office:value-type="float" office:value="5.91115" calcext:value-type="float">
            <text:p>5.91115</text:p>
          </table:table-cell>
          <table:table-cell office:value-type="float" office:value="5.38551" calcext:value-type="float">
            <text:p>5.38551</text:p>
          </table:table-cell>
          <table:table-cell office:value-type="float" office:value="4.8974" calcext:value-type="float">
            <text:p>4.8974</text:p>
          </table:table-cell>
          <table:table-cell office:value-type="float" office:value="4.44514" calcext:value-type="float">
            <text:p>4.44514</text:p>
          </table:table-cell>
          <table:table-cell office:value-type="float" office:value="4.02705" calcext:value-type="float">
            <text:p>4.02705</text:p>
          </table:table-cell>
          <table:table-cell office:value-type="float" office:value="3.6414" calcext:value-type="float">
            <text:p>3.6414</text:p>
          </table:table-cell>
          <table:table-cell office:value-type="float" office:value="3.28647" calcext:value-type="float">
            <text:p>3.28647</text:p>
          </table:table-cell>
          <table:table-cell office:value-type="float" office:value="2.96053" calcext:value-type="float">
            <text:p>2.96053</text:p>
          </table:table-cell>
          <table:table-cell office:value-type="float" office:value="2.66188" calcext:value-type="float">
            <text:p>2.66188</text:p>
          </table:table-cell>
          <table:table-cell office:value-type="float" office:value="2.38884" calcext:value-type="float">
            <text:p>2.38884</text:p>
          </table:table-cell>
          <table:table-cell office:value-type="float" office:value="2.13975" calcext:value-type="float">
            <text:p>2.13975</text:p>
          </table:table-cell>
          <table:table-cell office:value-type="float" office:value="1.91303" calcext:value-type="float">
            <text:p>1.91303</text:p>
          </table:table-cell>
          <table:table-cell office:value-type="float" office:value="1.7071" calcext:value-type="float">
            <text:p>1.7071</text:p>
          </table:table-cell>
          <table:table-cell office:value-type="float" office:value="1.52047" calcext:value-type="float">
            <text:p>1.52047</text:p>
          </table:table-cell>
          <table:table-cell office:value-type="float" office:value="1.35169" calcext:value-type="float">
            <text:p>1.35169</text:p>
          </table:table-cell>
          <table:table-cell office:value-type="float" office:value="1.1994" calcext:value-type="float">
            <text:p>1.1994</text:p>
          </table:table-cell>
          <table:table-cell office:value-type="float" office:value="1.06226" calcext:value-type="float">
            <text:p>1.06226</text:p>
          </table:table-cell>
          <table:table-cell office:value-type="float" office:value="0.939046" calcext:value-type="float">
            <text:p>0.939046</text:p>
          </table:table-cell>
          <table:table-cell office:value-type="float" office:value="0.828571" calcext:value-type="float">
            <text:p>0.828571</text:p>
          </table:table-cell>
          <table:table-cell office:value-type="float" office:value="0.72973" calcext:value-type="float">
            <text:p>0.72973</text:p>
          </table:table-cell>
          <table:table-cell office:value-type="float" office:value="0.641484" calcext:value-type="float">
            <text:p>0.641484</text:p>
          </table:table-cell>
          <table:table-cell office:value-type="float" office:value="0.562863" calcext:value-type="float">
            <text:p>0.562863</text:p>
          </table:table-cell>
          <table:table-cell office:value-type="float" office:value="0.492964" calcext:value-type="float">
            <text:p>0.492964</text:p>
          </table:table-cell>
          <table:table-cell office:value-type="float" office:value="0.430948" calcext:value-type="float">
            <text:p>0.430948</text:p>
          </table:table-cell>
          <table:table-cell office:value-type="float" office:value="0.376041" calcext:value-type="float">
            <text:p>0.376041</text:p>
          </table:table-cell>
          <table:table-cell office:value-type="float" office:value="0.327527" calcext:value-type="float">
            <text:p>0.327527</text:p>
          </table:table-cell>
          <table:table-cell office:value-type="float" office:value="0.28475" calcext:value-type="float">
            <text:p>0.28475</text:p>
          </table:table-cell>
          <table:table-cell office:value-type="float" office:value="0.247109" calcext:value-type="float">
            <text:p>0.247109</text:p>
          </table:table-cell>
          <table:table-cell office:value-type="float" office:value="0.214054" calcext:value-type="float">
            <text:p>0.214054</text:p>
          </table:table-cell>
          <table:table-cell office:value-type="float" office:value="0.185084" calcext:value-type="float">
            <text:p>0.185084</text:p>
          </table:table-cell>
          <table:table-cell office:value-type="float" office:value="0.159747" calcext:value-type="float">
            <text:p>0.159747</text:p>
          </table:table-cell>
          <table:table-cell office:value-type="float" office:value="0.13763" calcext:value-type="float">
            <text:p>0.13763</text:p>
          </table:table-cell>
          <table:table-cell office:value-type="float" office:value="0.118363" calcext:value-type="float">
            <text:p>0.118363</text:p>
          </table:table-cell>
          <table:table-cell office:value-type="float" office:value="0.101611" calcext:value-type="float">
            <text:p>0.101611</text:p>
          </table:table-cell>
          <table:table-cell office:value-type="float" office:value="0.0870754" calcext:value-type="float">
            <text:p>0.0870754</text:p>
          </table:table-cell>
          <table:table-cell office:value-type="float" office:value="0.0744869" calcext:value-type="float">
            <text:p>0.0744869</text:p>
          </table:table-cell>
          <table:table-cell office:value-type="float" office:value="0.063606" calcext:value-type="float">
            <text:p>0.063606</text:p>
          </table:table-cell>
          <table:table-cell office:value-type="float" office:value="0.0542192" calcext:value-type="float">
            <text:p>0.0542192</text:p>
          </table:table-cell>
          <table:table-cell office:value-type="float" office:value="0.0461368" calcext:value-type="float">
            <text:p>0.0461368</text:p>
          </table:table-cell>
          <table:table-cell office:value-type="float" office:value="0.039191" calcext:value-type="float">
            <text:p>0.039191</text:p>
          </table:table-cell>
          <table:table-cell office:value-type="float" office:value="0.0332331" calcext:value-type="float">
            <text:p>0.0332331</text:p>
          </table:table-cell>
          <table:table-cell office:value-type="float" office:value="0.0281323" calcext:value-type="float">
            <text:p>0.0281323</text:p>
          </table:table-cell>
          <table:table-cell office:value-type="float" office:value="0.0237735" calcext:value-type="float">
            <text:p>0.0237735</text:p>
          </table:table-cell>
          <table:table-cell office:value-type="float" office:value="0.0200557" calcext:value-type="float">
            <text:p>0.0200557</text:p>
          </table:table-cell>
          <table:table-cell office:value-type="float" office:value="0.0168905" calcext:value-type="float">
            <text:p>0.0168905</text:p>
          </table:table-cell>
          <table:table-cell office:value-type="float" office:value="0.0142007" calcext:value-type="float">
            <text:p>0.0142007</text:p>
          </table:table-cell>
          <table:table-cell office:value-type="float" office:value="0.0119192" calcext:value-type="float">
            <text:p>0.0119192</text:p>
          </table:table-cell>
          <table:table-cell office:value-type="float" office:value="0.00998738" calcext:value-type="float">
            <text:p>0.00998738</text:p>
          </table:table-cell>
          <table:table-cell office:value-type="float" office:value="0.00835471" calcext:value-type="float">
            <text:p>0.00835471</text:p>
          </table:table-cell>
          <table:table-cell office:value-type="float" office:value="0.00697732" calcext:value-type="float">
            <text:p>0.00697732</text:p>
          </table:table-cell>
          <table:table-cell office:value-type="float" office:value="0.00581737" calcext:value-type="float">
            <text:p>0.00581737</text:p>
          </table:table-cell>
          <table:table-cell office:value-type="float" office:value="0.00484227" calcext:value-type="float">
            <text:p>0.00484227</text:p>
          </table:table-cell>
          <table:table-cell office:value-type="float" office:value="0.00402401" calcext:value-type="float">
            <text:p>0.00402401</text:p>
          </table:table-cell>
          <table:table-cell office:value-type="float" office:value="0.00333858" calcext:value-type="float">
            <text:p>0.00333858</text:p>
          </table:table-cell>
          <table:table-cell office:value-type="float" office:value="0.0027654" calcext:value-type="float">
            <text:p>0.0027654</text:p>
          </table:table-cell>
          <table:table-cell office:value-type="float" office:value="0.00228694" calcext:value-type="float">
            <text:p>0.00228694</text:p>
          </table:table-cell>
          <table:table-cell office:value-type="float" office:value="0.00188822" calcext:value-type="float">
            <text:p>0.00188822</text:p>
          </table:table-cell>
          <table:table-cell office:value-type="float" office:value="0.00155652" calcext:value-type="float">
            <text:p>0.00155652</text:p>
          </table:table-cell>
          <table:table-cell office:value-type="float" office:value="0.00128106" calcext:value-type="float">
            <text:p>0.00128106</text:p>
          </table:table-cell>
          <table:table-cell office:value-type="float" office:value="0.00105267" calcext:value-type="float">
            <text:p>0.00105267</text:p>
          </table:table-cell>
          <table:table-cell office:value-type="float" office:value="0.000863645" calcext:value-type="float">
            <text:p>0.000863645</text:p>
          </table:table-cell>
          <table:table-cell office:value-type="float" office:value="0.000707452" calcext:value-type="float">
            <text:p>0.000707452</text:p>
          </table:table-cell>
          <table:table-cell office:value-type="float" office:value="0.000578604" calcext:value-type="float">
            <text:p>0.000578604</text:p>
          </table:table-cell>
          <table:table-cell office:value-type="float" office:value="0.000472491" calcext:value-type="float">
            <text:p>0.000472491</text:p>
          </table:table-cell>
          <table:table-cell office:value-type="float" office:value="0.000385244" calcext:value-type="float">
            <text:p>0.000385244</text:p>
          </table:table-cell>
          <table:table-cell office:value-type="float" office:value="0.000313626" calcext:value-type="float">
            <text:p>0.000313626</text:p>
          </table:table-cell>
          <table:table-cell office:value-type="float" office:value="0.000254933" calcext:value-type="float">
            <text:p>0.000254933</text:p>
          </table:table-cell>
          <table:table-cell office:value-type="float" office:value="0.00020691" calcext:value-type="float">
            <text:p>0.00020691</text:p>
          </table:table-cell>
          <table:table-cell office:value-type="float" office:value="0.000167679" calcext:value-type="float">
            <text:p>0.000167679</text:p>
          </table:table-cell>
          <table:table-cell office:value-type="float" office:value="0.000135683" calcext:value-type="float">
            <text:p>0.000135683</text:p>
          </table:table-cell>
          <table:table-cell office:value-type="float" office:value="0.000109629" calcext:value-type="float">
            <text:p>0.000109629</text:p>
          </table:table-cell>
          <table:table-cell office:value-type="float" office:value="0.000088446" calcext:value-type="float">
            <text:p>8.8446E-05</text:p>
          </table:table-cell>
          <table:table-cell office:value-type="float" office:value="0.0000712508" calcext:value-type="float">
            <text:p>7.12508E-05</text:p>
          </table:table-cell>
          <table:table-cell office:value-type="float" office:value="0.0000573142" calcext:value-type="float">
            <text:p>5.73142E-05</text:p>
          </table:table-cell>
          <table:table-cell office:value-type="float" office:value="0.0000460363" calcext:value-type="float">
            <text:p>4.60363E-05</text:p>
          </table:table-cell>
          <table:table-cell office:value-type="float" office:value="0.0000369239" calcext:value-type="float">
            <text:p>3.69239E-05</text:p>
          </table:table-cell>
          <table:table-cell office:value-type="float" office:value="0.0000295723" calcext:value-type="float">
            <text:p>2.95723E-05</text:p>
          </table:table-cell>
          <table:table-cell office:value-type="float" office:value="0.0000236504" calcext:value-type="float">
            <text:p>2.36504E-05</text:p>
          </table:table-cell>
          <table:table-cell office:value-type="float" office:value="0.0000188874" calcext:value-type="float">
            <text:p>1.88874E-05</text:p>
          </table:table-cell>
          <table:table-cell office:value-type="float" office:value="0.0000150621" calcext:value-type="float">
            <text:p>1.50621E-05</text:p>
          </table:table-cell>
          <table:table-cell office:value-type="float" office:value="0.0000119946" calcext:value-type="float">
            <text:p>1.19946E-05</text:p>
          </table:table-cell>
          <table:table-cell office:value-type="float" office:value="0.00000953833" calcext:value-type="float">
            <text:p>9.53833E-06</text:p>
          </table:table-cell>
          <table:table-cell office:value-type="float" office:value="0.00000757447" calcext:value-type="float">
            <text:p>7.57447E-06</text:p>
          </table:table-cell>
          <table:table-cell office:value-type="float" office:value="0.00000600658" calcext:value-type="float">
            <text:p>6.00658E-06</text:p>
          </table:table-cell>
          <table:table-cell office:value-type="float" office:value="0.00000475664" calcext:value-type="float">
            <text:p>4.75664E-06</text:p>
          </table:table-cell>
          <table:table-cell office:value-type="float" office:value="0.00000376162" calcext:value-type="float">
            <text:p>3.76162E-06</text:p>
          </table:table-cell>
          <table:table-cell office:value-type="float" office:value="0.00000297067" calcext:value-type="float">
            <text:p>2.97067E-06</text:p>
          </table:table-cell>
          <table:table-cell office:value-type="float" office:value="0.00000234284" calcext:value-type="float">
            <text:p>2.34284E-06</text:p>
          </table:table-cell>
          <table:table-cell office:value-type="float" office:value="0.00000184519" calcext:value-type="float">
            <text:p>1.84519E-06</text:p>
          </table:table-cell>
          <table:table-cell office:value-type="float" office:value="0.00000145129" calcext:value-type="float">
            <text:p>1.45129E-06</text:p>
          </table:table-cell>
          <table:table-cell office:value-type="float" office:value="0.00000113995" calcext:value-type="float">
            <text:p>1.13995E-06</text:p>
          </table:table-cell>
          <table:table-cell office:value-type="float" office:value="0.000000894205" calcext:value-type="float">
            <text:p>8.94205E-07</text:p>
          </table:table-cell>
          <table:table-cell office:value-type="float" office:value="0.000000700507" calcext:value-type="float">
            <text:p>7.00507E-07</text:p>
          </table:table-cell>
          <table:table-cell office:value-type="float" office:value="0.000000548043" calcext:value-type="float">
            <text:p>5.48043E-07</text:p>
          </table:table-cell>
          <table:table-cell office:value-type="float" office:value="0.0000004282" calcext:value-type="float">
            <text:p>4.282E-07</text:p>
          </table:table-cell>
          <table:table-cell office:value-type="float" office:value="0.000000334128" calcext:value-type="float">
            <text:p>3.34128E-07</text:p>
          </table:table-cell>
          <table:table-cell office:value-type="float" office:value="0.000000260384" calcext:value-type="float">
            <text:p>2.60384E-07</text:p>
          </table:table-cell>
          <table:table-cell office:value-type="float" office:value="0.000000202654" calcext:value-type="float">
            <text:p>2.02654E-07</text:p>
          </table:table-cell>
          <table:table-cell office:value-type="float" office:value="0.000000157521" calcext:value-type="float">
            <text:p>1.57521E-07</text:p>
          </table:table-cell>
          <table:table-cell office:value-type="float" office:value="0.000000122283" calcext:value-type="float">
            <text:p>1.22283E-07</text:p>
          </table:table-cell>
          <table:table-cell office:value-type="float" office:value="0.0000000948073" calcext:value-type="float">
            <text:p>9.48073E-08</text:p>
          </table:table-cell>
          <table:table-cell office:value-type="float" office:value="0.0000000734123" calcext:value-type="float">
            <text:p>7.34123E-08</text:p>
          </table:table-cell>
          <table:table-cell office:value-type="float" office:value="0.0000000567741" calcext:value-type="float">
            <text:p>5.67741E-08</text:p>
          </table:table-cell>
          <table:table-cell office:value-type="float" office:value="0.0000000438519" calcext:value-type="float">
            <text:p>4.38519E-08</text:p>
          </table:table-cell>
          <table:table-cell office:value-type="float" office:value="0.0000000338288" calcext:value-type="float">
            <text:p>3.38288E-08</text:p>
          </table:table-cell>
          <table:table-cell office:value-type="float" office:value="0.0000000260643" calcext:value-type="float">
            <text:p>2.60643E-08</text:p>
          </table:table-cell>
          <table:table-cell office:value-type="float" office:value="0.0000000200573" calcext:value-type="float">
            <text:p>2.00573E-08</text:p>
          </table:table-cell>
          <table:table-cell office:value-type="float" office:value="0.0000000154159" calcext:value-type="float">
            <text:p>1.54159E-08</text:p>
          </table:table-cell>
          <table:table-cell office:value-type="float" office:value="0.0000000118341" calcext:value-type="float">
            <text:p>1.18341E-08</text:p>
          </table:table-cell>
          <table:table-cell office:value-type="float" office:value="0.00000000907347" calcext:value-type="float">
            <text:p>9.07347E-09</text:p>
          </table:table-cell>
          <table:table-cell office:value-type="float" office:value="0.00000000694849" calcext:value-type="float">
            <text:p>6.94849E-09</text:p>
          </table:table-cell>
          <table:table-cell office:value-type="float" office:value="0.0000000053148" calcext:value-type="float">
            <text:p>5.3148E-09</text:p>
          </table:table-cell>
          <table:table-cell office:value-type="float" office:value="0.00000000406037" calcext:value-type="float">
            <text:p>4.06037E-09</text:p>
          </table:table-cell>
          <table:table-cell office:value-type="float" office:value="0.00000000309834" calcext:value-type="float">
            <text:p>3.09834E-09</text:p>
          </table:table-cell>
          <table:table-cell office:value-type="float" office:value="0.00000000236146" calcext:value-type="float">
            <text:p>2.36146E-09</text:p>
          </table:table-cell>
          <table:table-cell office:value-type="float" office:value="0.00000000179773" calcext:value-type="float">
            <text:p>1.79773E-09</text:p>
          </table:table-cell>
          <table:table-cell office:value-type="float" office:value="0.00000000136697" calcext:value-type="float">
            <text:p>1.36697E-09</text:p>
          </table:table-cell>
          <table:table-cell office:value-type="float" office:value="0.00000000103822" calcext:value-type="float">
            <text:p>1.03822E-09</text:p>
          </table:table-cell>
          <table:table-cell office:value-type="float" office:value="0.000000000787626" calcext:value-type="float">
            <text:p>7.87626E-10</text:p>
          </table:table-cell>
          <table:table-cell office:value-type="float" office:value="0.00000000059683" calcext:value-type="float">
            <text:p>5.9683E-10</text:p>
          </table:table-cell>
          <table:table-cell office:value-type="float" office:value="0.000000000451737" calcext:value-type="float">
            <text:p>4.51737E-10</text:p>
          </table:table-cell>
          <table:table-cell office:value-type="float" office:value="0.000000000341528" calcext:value-type="float">
            <text:p>3.41528E-10</text:p>
          </table:table-cell>
          <table:table-cell office:value-type="float" office:value="0.000000000257915" calcext:value-type="float">
            <text:p>2.57915E-10</text:p>
          </table:table-cell>
          <table:table-cell office:value-type="float" office:value="0.000000000194553" calcext:value-type="float">
            <text:p>1.94553E-10</text:p>
          </table:table-cell>
          <table:table-cell office:value-type="float" office:value="0.000000000146593" calcext:value-type="float">
            <text:p>1.46593E-10</text:p>
          </table:table-cell>
          <table:table-cell office:value-type="float" office:value="0.000000000110333" calcext:value-type="float">
            <text:p>1.10333E-10</text:p>
          </table:table-cell>
          <table:table-cell office:value-type="float" office:value="0.0000000000829499" calcext:value-type="float">
            <text:p>8.29499E-11</text:p>
          </table:table-cell>
          <table:table-cell office:value-type="float" office:value="0.0000000000622943" calcext:value-type="float">
            <text:p>6.22943E-11</text:p>
          </table:table-cell>
          <table:table-cell office:value-type="float" office:value="0.000000000046731" calcext:value-type="float">
            <text:p>4.6731E-11</text:p>
          </table:table-cell>
          <table:table-cell office:value-type="float" office:value="0.0000000000350177" calcext:value-type="float">
            <text:p>3.50177E-11</text:p>
          </table:table-cell>
          <table:table-cell office:value-type="float" office:value="0.000000000026212" calcext:value-type="float">
            <text:p>2.6212E-11</text:p>
          </table:table-cell>
          <table:table-cell office:value-type="float" office:value="0.0000000000195994" calcext:value-type="float">
            <text:p>1.95994E-11</text:p>
          </table:table-cell>
          <table:table-cell office:value-type="float" office:value="0.0000000000146393" calcext:value-type="float">
            <text:p>1.46393E-11</text:p>
          </table:table-cell>
          <table:table-cell office:value-type="float" office:value="0.0000000000109228" calcext:value-type="float">
            <text:p>1.09228E-11</text:p>
          </table:table-cell>
          <table:table-cell office:value-type="float" office:value="0.00000000000814112" calcext:value-type="float">
            <text:p>8.14112E-12</text:p>
          </table:table-cell>
          <table:table-cell office:value-type="float" office:value="0.00000000000606145" calcext:value-type="float">
            <text:p>6.06145E-12</text:p>
          </table:table-cell>
          <table:table-cell office:value-type="float" office:value="0.00000000000450829" calcext:value-type="float">
            <text:p>4.50829E-12</text:p>
          </table:table-cell>
          <table:table-cell office:value-type="float" office:value="0.0000000000033496" calcext:value-type="float">
            <text:p>3.3496E-12</text:p>
          </table:table-cell>
          <table:table-cell office:value-type="float" office:value="0.00000000000248612" calcext:value-type="float">
            <text:p>2.48612E-12</text:p>
          </table:table-cell>
          <table:table-cell office:value-type="float" office:value="0.00000000000184332" calcext:value-type="float">
            <text:p>1.84332E-12</text:p>
          </table:table-cell>
          <table:table-cell office:value-type="float" office:value="0.00000000000136531" calcext:value-type="float">
            <text:p>1.36531E-12</text:p>
          </table:table-cell>
          <table:table-cell office:value-type="float" office:value="0.00000000000101022" calcext:value-type="float">
            <text:p>1.01022E-12</text:p>
          </table:table-cell>
          <table:table-cell office:value-type="float" office:value="0.000000000000746723" calcext:value-type="float">
            <text:p>7.46723E-13</text:p>
          </table:table-cell>
          <table:table-cell office:value-type="float" office:value="0.000000000000551393" calcext:value-type="float">
            <text:p>5.51393E-13</text:p>
          </table:table-cell>
          <table:table-cell office:value-type="float" office:value="0.000000000000406747" calcext:value-type="float">
            <text:p>4.06747E-13</text:p>
          </table:table-cell>
          <table:table-cell office:value-type="float" office:value="0.000000000000299744" calcext:value-type="float">
            <text:p>2.99744E-13</text:p>
          </table:table-cell>
          <table:table-cell office:value-type="float" office:value="0.00000000000022067" calcext:value-type="float">
            <text:p>2.2067E-13</text:p>
          </table:table-cell>
          <table:table-cell office:value-type="float" office:value="0.000000000000162294" calcext:value-type="float">
            <text:p>1.62294E-13</text:p>
          </table:table-cell>
          <table:table-cell office:value-type="float" office:value="0.000000000000119243" calcext:value-type="float">
            <text:p>1.19243E-13</text:p>
          </table:table-cell>
          <table:table-cell office:value-type="float" office:value="0.0000000000000875258" calcext:value-type="float">
            <text:p>8.75258E-14</text:p>
          </table:table-cell>
          <table:table-cell office:value-type="float" office:value="0.0000000000000641819" calcext:value-type="float">
            <text:p>6.41819E-14</text:p>
          </table:table-cell>
          <table:table-cell office:value-type="float" office:value="0.0000000000000470181" calcext:value-type="float">
            <text:p>4.70181E-14</text:p>
          </table:table-cell>
          <table:table-cell office:value-type="float" office:value="0.000000000000034411" calcext:value-type="float">
            <text:p>3.4411E-14</text:p>
          </table:table-cell>
          <table:table-cell office:value-type="float" office:value="0.0000000000000251599" calcext:value-type="float">
            <text:p>2.51599E-14</text:p>
          </table:table-cell>
          <table:table-cell office:value-type="float" office:value="0.0000000000000183782" calcext:value-type="float">
            <text:p>1.83782E-14</text:p>
          </table:table-cell>
          <table:table-cell office:value-type="float" office:value="0.0000000000000134117" calcext:value-type="float">
            <text:p>1.34117E-14</text:p>
          </table:table-cell>
          <table:table-cell office:value-type="float" office:value="9.77798E-015" calcext:value-type="float">
            <text:p>9.77798E-15</text:p>
          </table:table-cell>
          <table:table-cell office:value-type="float" office:value="7.12203E-015" calcext:value-type="float">
            <text:p>7.12203E-15</text:p>
          </table:table-cell>
          <table:table-cell office:value-type="float" office:value="5.18262E-015" calcext:value-type="float">
            <text:p>5.18262E-15</text:p>
          </table:table-cell>
          <table:table-cell office:value-type="float" office:value="3.7678E-015" calcext:value-type="float">
            <text:p>3.7678E-15</text:p>
          </table:table-cell>
          <table:table-cell office:value-type="float" office:value="2.73666E-015" calcext:value-type="float">
            <text:p>2.73666E-15</text:p>
          </table:table-cell>
          <table:table-cell office:value-type="float" office:value="1.98587E-015" calcext:value-type="float">
            <text:p>1.98587E-15</text:p>
          </table:table-cell>
          <table:table-cell office:value-type="float" office:value="1.43972E-015" calcext:value-type="float">
            <text:p>1.43972E-15</text:p>
          </table:table-cell>
          <table:table-cell office:value-type="float" office:value="1.04282E-015" calcext:value-type="float">
            <text:p>1.04282E-15</text:p>
          </table:table-cell>
          <table:table-cell office:value-type="float" office:value="7.54639E-016" calcext:value-type="float">
            <text:p>7.54639E-16</text:p>
          </table:table-cell>
          <table:table-cell office:value-type="float" office:value="5.45601E-016" calcext:value-type="float">
            <text:p>5.45601E-16</text:p>
          </table:table-cell>
          <table:table-cell office:value-type="float" office:value="3.9411E-016" calcext:value-type="float">
            <text:p>3.9411E-16</text:p>
          </table:table-cell>
          <table:table-cell office:value-type="float" office:value="2.84425E-016" calcext:value-type="float">
            <text:p>2.84425E-16</text:p>
          </table:table-cell>
          <table:table-cell office:value-type="float" office:value="2.05083E-016" calcext:value-type="float">
            <text:p>2.05083E-16</text:p>
          </table:table-cell>
          <table:table-cell office:value-type="float" office:value="1.47741E-016" calcext:value-type="float">
            <text:p>1.47741E-16</text:p>
          </table:table-cell>
          <table:table-cell office:value-type="float" office:value="1.06338E-016" calcext:value-type="float">
            <text:p>1.06338E-16</text:p>
          </table:table-cell>
          <table:table-cell office:value-type="float" office:value="7.64698E-017" calcext:value-type="float">
            <text:p>7.64698E-17</text:p>
          </table:table-cell>
          <table:table-cell office:value-type="float" office:value="5.49426E-017" calcext:value-type="float">
            <text:p>5.49426E-17</text:p>
          </table:table-cell>
          <table:table-cell office:value-type="float" office:value="3.9441E-017" calcext:value-type="float">
            <text:p>3.9441E-17</text:p>
          </table:table-cell>
          <table:table-cell office:value-type="float" office:value="2.82884E-017" calcext:value-type="float">
            <text:p>2.82884E-17</text:p>
          </table:table-cell>
          <table:table-cell office:value-type="float" office:value="2.02718E-017" calcext:value-type="float">
            <text:p>2.02718E-17</text:p>
          </table:table-cell>
          <table:table-cell office:value-type="float" office:value="1.45144E-017" calcext:value-type="float">
            <text:p>1.45144E-17</text:p>
          </table:table-cell>
          <table:table-cell office:value-type="float" office:value="1.03832E-017" calcext:value-type="float">
            <text:p>1.03832E-17</text:p>
          </table:table-cell>
          <table:table-cell office:value-type="float" office:value="7.42156E-018" calcext:value-type="float">
            <text:p>7.42156E-18</text:p>
          </table:table-cell>
          <table:table-cell office:value-type="float" office:value="5.30014E-018" calcext:value-type="float">
            <text:p>5.30014E-18</text:p>
          </table:table-cell>
          <table:table-cell office:value-type="float" office:value="3.78191E-018" calcext:value-type="float">
            <text:p>3.78191E-18</text:p>
          </table:table-cell>
          <table:table-cell office:value-type="float" office:value="2.6963E-018" calcext:value-type="float">
            <text:p>2.6963E-18</text:p>
          </table:table-cell>
          <table:table-cell office:value-type="float" office:value="1.92071E-018" calcext:value-type="float">
            <text:p>1.92071E-18</text:p>
          </table:table-cell>
          <table:table-cell office:value-type="float" office:value="1.36707E-018" calcext:value-type="float">
            <text:p>1.36707E-18</text:p>
          </table:table-cell>
          <table:table-cell office:value-type="float" office:value="9.72205E-019" calcext:value-type="float">
            <text:p>9.72205E-19</text:p>
          </table:table-cell>
          <table:table-cell office:value-type="float" office:value="6.90821E-019" calcext:value-type="float">
            <text:p>6.90821E-19</text:p>
          </table:table-cell>
          <table:table-cell office:value-type="float" office:value="4.90473E-019" calcext:value-type="float">
            <text:p>4.90473E-19</text:p>
          </table:table-cell>
          <table:table-cell office:value-type="float" office:value="3.47943E-019" calcext:value-type="float">
            <text:p>3.47943E-19</text:p>
          </table:table-cell>
          <table:table-cell office:value-type="float" office:value="2.4663E-019" calcext:value-type="float">
            <text:p>2.4663E-19</text:p>
          </table:table-cell>
          <table:table-cell office:value-type="float" office:value="1.74675E-019" calcext:value-type="float">
            <text:p>1.74675E-19</text:p>
          </table:table-cell>
          <table:table-cell office:value-type="float" office:value="1.23613E-019" calcext:value-type="float">
            <text:p>1.23613E-19</text:p>
          </table:table-cell>
          <table:table-cell office:value-type="float" office:value="8.74074E-020" calcext:value-type="float">
            <text:p>8.74074E-20</text:p>
          </table:table-cell>
          <table:table-cell office:value-type="float" office:value="6.17566E-020" calcext:value-type="float">
            <text:p>6.17566E-20</text:p>
          </table:table-cell>
          <table:table-cell office:value-type="float" office:value="4.35985E-020" calcext:value-type="float">
            <text:p>4.35985E-20</text:p>
          </table:table-cell>
          <table:table-cell office:value-type="float" office:value="3.07549E-020" calcext:value-type="float">
            <text:p>3.07549E-20</text:p>
          </table:table-cell>
          <table:table-cell office:value-type="float" office:value="2.16777E-020" calcext:value-type="float">
            <text:p>2.16777E-20</text:p>
          </table:table-cell>
          <table:table-cell office:value-type="float" office:value="1.52676E-020" calcext:value-type="float">
            <text:p>1.52676E-20</text:p>
          </table:table-cell>
          <table:table-cell office:value-type="float" office:value="1.07445E-020" calcext:value-type="float">
            <text:p>1.07445E-20</text:p>
          </table:table-cell>
          <table:table-cell office:value-type="float" office:value="7.5555E-021" calcext:value-type="float">
            <text:p>7.5555E-21</text:p>
          </table:table-cell>
          <table:table-cell office:value-type="float" office:value="5.30888E-021" calcext:value-type="float">
            <text:p>5.30888E-21</text:p>
          </table:table-cell>
          <table:table-cell office:value-type="float" office:value="3.72741E-021" calcext:value-type="float">
            <text:p>3.72741E-21</text:p>
          </table:table-cell>
          <table:table-cell office:value-type="float" office:value="2.61503E-021" calcext:value-type="float">
            <text:p>2.61503E-21</text:p>
          </table:table-cell>
          <table:table-cell office:value-type="float" office:value="1.83321E-021" calcext:value-type="float">
            <text:p>1.83321E-21</text:p>
          </table:table-cell>
          <table:table-cell office:value-type="float" office:value="1.28415E-021" calcext:value-type="float">
            <text:p>1.28415E-21</text:p>
          </table:table-cell>
          <table:table-cell office:value-type="float" office:value="8.98858E-022" calcext:value-type="float">
            <text:p>8.98858E-22</text:p>
          </table:table-cell>
          <table:table-cell office:value-type="float" office:value="6.28691E-022" calcext:value-type="float">
            <text:p>6.28691E-22</text:p>
          </table:table-cell>
          <table:table-cell office:value-type="float" office:value="4.39396E-022" calcext:value-type="float">
            <text:p>4.39396E-22</text:p>
          </table:table-cell>
          <table:table-cell office:value-type="float" office:value="3.06866E-022" calcext:value-type="float">
            <text:p>3.06866E-22</text:p>
          </table:table-cell>
          <table:table-cell office:value-type="float" office:value="2.1415E-022" calcext:value-type="float">
            <text:p>2.1415E-22</text:p>
          </table:table-cell>
          <table:table-cell office:value-type="float" office:value="1.49336E-022" calcext:value-type="float">
            <text:p>1.49336E-22</text:p>
          </table:table-cell>
          <table:table-cell office:value-type="float" office:value="1.04061E-022" calcext:value-type="float">
            <text:p>1.04061E-22</text:p>
          </table:table-cell>
          <table:table-cell office:value-type="float" office:value="7.24592E-023" calcext:value-type="float">
            <text:p>7.24592E-23</text:p>
          </table:table-cell>
          <table:table-cell office:value-type="float" office:value="5.04173E-023" calcext:value-type="float">
            <text:p>5.04173E-23</text:p>
          </table:table-cell>
          <table:table-cell office:value-type="float" office:value="3.50549E-023" calcext:value-type="float">
            <text:p>3.50549E-23</text:p>
          </table:table-cell>
          <table:table-cell office:value-type="float" office:value="2.43558E-023" calcext:value-type="float">
            <text:p>2.43558E-23</text:p>
          </table:table-cell>
          <table:table-cell office:value-type="float" office:value="1.69099E-023" calcext:value-type="float">
            <text:p>1.69099E-23</text:p>
          </table:table-cell>
          <table:table-cell office:value-type="float" office:value="1.17318E-023" calcext:value-type="float">
            <text:p>1.17318E-23</text:p>
          </table:table-cell>
          <table:table-cell office:value-type="float" office:value="8.13355E-024" calcext:value-type="float">
            <text:p>8.13355E-24</text:p>
          </table:table-cell>
          <table:table-cell office:value-type="float" office:value="5.63487E-024" calcext:value-type="float">
            <text:p>5.63487E-24</text:p>
          </table:table-cell>
          <table:table-cell office:value-type="float" office:value="3.90102E-024" calcext:value-type="float">
            <text:p>3.90102E-24</text:p>
          </table:table-cell>
          <table:table-cell office:value-type="float" office:value="2.69877E-024" calcext:value-type="float">
            <text:p>2.69877E-24</text:p>
          </table:table-cell>
          <table:table-cell office:value-type="float" office:value="1.86572E-024" calcext:value-type="float">
            <text:p>1.86572E-24</text:p>
          </table:table-cell>
          <table:table-cell office:value-type="float" office:value="1.28891E-024" calcext:value-type="float">
            <text:p>1.28891E-24</text:p>
          </table:table-cell>
          <table:table-cell office:value-type="float" office:value="8.89802E-025" calcext:value-type="float">
            <text:p>8.89802E-25</text:p>
          </table:table-cell>
          <table:table-cell office:value-type="float" office:value="6.13851E-025" calcext:value-type="float">
            <text:p>6.13851E-25</text:p>
          </table:table-cell>
          <table:table-cell office:value-type="float" office:value="4.23186E-025" calcext:value-type="float">
            <text:p>4.23186E-25</text:p>
          </table:table-cell>
          <table:table-cell office:value-type="float" office:value="2.91541E-025" calcext:value-type="float">
            <text:p>2.91541E-25</text:p>
          </table:table-cell>
          <table:table-cell office:value-type="float" office:value="2.0071E-025" calcext:value-type="float">
            <text:p>2.0071E-25</text:p>
          </table:table-cell>
          <table:table-cell office:value-type="float" office:value="1.38084E-025" calcext:value-type="float">
            <text:p>1.38084E-25</text:p>
          </table:table-cell>
          <table:table-cell office:value-type="float" office:value="9.49333E-026" calcext:value-type="float">
            <text:p>9.49333E-26</text:p>
          </table:table-cell>
          <table:table-cell office:value-type="float" office:value="6.52229E-026" calcext:value-type="float">
            <text:p>6.52229E-26</text:p>
          </table:table-cell>
          <table:table-cell office:value-type="float" office:value="4.47804E-026" calcext:value-type="float">
            <text:p>4.47804E-26</text:p>
          </table:table-cell>
          <table:table-cell office:value-type="float" office:value="3.07245E-026" calcext:value-type="float">
            <text:p>3.07245E-26</text:p>
          </table:table-cell>
          <table:table-cell office:value-type="float" office:value="2.10663E-026" calcext:value-type="float">
            <text:p>2.10663E-26</text:p>
          </table:table-cell>
          <table:table-cell office:value-type="float" office:value="1.44346E-026" calcext:value-type="float">
            <text:p>1.44346E-26</text:p>
          </table:table-cell>
          <table:table-cell office:value-type="float" office:value="9.88394E-027" calcext:value-type="float">
            <text:p>9.88394E-27</text:p>
          </table:table-cell>
          <table:table-cell office:value-type="float" office:value="6.76346E-027" calcext:value-type="float">
            <text:p>6.76346E-27</text:p>
          </table:table-cell>
          <table:table-cell office:value-type="float" office:value="4.6251E-027" calcext:value-type="float">
            <text:p>4.6251E-27</text:p>
          </table:table-cell>
          <table:table-cell office:value-type="float" office:value="3.16074E-027" calcext:value-type="float">
            <text:p>3.16074E-27</text:p>
          </table:table-cell>
          <table:table-cell office:value-type="float" office:value="2.1586E-027" calcext:value-type="float">
            <text:p>2.1586E-27</text:p>
          </table:table-cell>
          <table:table-cell office:value-type="float" office:value="1.47324E-027" calcext:value-type="float">
            <text:p>1.47324E-27</text:p>
          </table:table-cell>
          <table:table-cell office:value-type="float" office:value="1.00483E-027" calcext:value-type="float">
            <text:p>1.00483E-27</text:p>
          </table:table-cell>
          <table:table-cell office:value-type="float" office:value="6.84908E-028" calcext:value-type="float">
            <text:p>6.84908E-28</text:p>
          </table:table-cell>
          <table:table-cell office:value-type="float" office:value="4.66543E-028" calcext:value-type="float">
            <text:p>4.66543E-28</text:p>
          </table:table-cell>
          <table:table-cell office:value-type="float" office:value="3.17595E-028" calcext:value-type="float">
            <text:p>3.17595E-28</text:p>
          </table:table-cell>
          <table:table-cell office:value-type="float" office:value="2.16062E-028" calcext:value-type="float">
            <text:p>2.16062E-28</text:p>
          </table:table-cell>
          <table:table-cell office:value-type="float" office:value="1.46895E-028" calcext:value-type="float">
            <text:p>1.46895E-28</text:p>
          </table:table-cell>
          <table:table-cell office:value-type="float" office:value="9.98073E-029" calcext:value-type="float">
            <text:p>9.98073E-29</text:p>
          </table:table-cell>
          <table:table-cell office:value-type="float" office:value="6.77709E-029" calcext:value-type="float">
            <text:p>6.77709E-29</text:p>
          </table:table-cell>
          <table:table-cell office:value-type="float" office:value="4.59888E-029" calcext:value-type="float">
            <text:p>4.59888E-29</text:p>
          </table:table-cell>
          <table:table-cell office:value-type="float" office:value="3.11881E-029" calcext:value-type="float">
            <text:p>3.11881E-29</text:p>
          </table:table-cell>
          <table:table-cell office:value-type="float" office:value="2.11376E-029" calcext:value-type="float">
            <text:p>2.11376E-29</text:p>
          </table:table-cell>
          <table:table-cell office:value-type="float" office:value="1.43171E-029" calcext:value-type="float">
            <text:p>1.43171E-29</text:p>
          </table:table-cell>
          <table:table-cell office:value-type="float" office:value="9.69135E-030" calcext:value-type="float">
            <text:p>9.69135E-30</text:p>
          </table:table-cell>
          <table:table-cell office:value-type="float" office:value="6.55612E-030" calcext:value-type="float">
            <text:p>6.55612E-30</text:p>
          </table:table-cell>
          <table:table-cell office:value-type="float" office:value="4.43245E-030" calcext:value-type="float">
            <text:p>4.43245E-30</text:p>
          </table:table-cell>
          <table:table-cell office:value-type="float" office:value="2.99486E-030" calcext:value-type="float">
            <text:p>2.99486E-30</text:p>
          </table:table-cell>
          <table:table-cell office:value-type="float" office:value="2.0223E-030" calcext:value-type="float">
            <text:p>2.0223E-30</text:p>
          </table:table-cell>
          <table:table-cell office:value-type="float" office:value="1.36474E-030" calcext:value-type="float">
            <text:p>1.36474E-30</text:p>
          </table:table-cell>
          <table:table-cell office:value-type="float" office:value="9.2044E-031" calcext:value-type="float">
            <text:p>9.2044E-31</text:p>
          </table:table-cell>
          <table:table-cell office:value-type="float" office:value="6.2041E-031" calcext:value-type="float">
            <text:p>6.2041E-31</text:p>
          </table:table-cell>
          <table:table-cell office:value-type="float" office:value="4.1793E-031" calcext:value-type="float">
            <text:p>4.1793E-31</text:p>
          </table:table-cell>
          <table:table-cell office:value-type="float" office:value="2.81364E-031" calcext:value-type="float">
            <text:p>2.81364E-31</text:p>
          </table:table-cell>
          <table:table-cell office:value-type="float" office:value="1.89311E-031" calcext:value-type="float">
            <text:p>1.89311E-31</text:p>
          </table:table-cell>
          <table:table-cell office:value-type="float" office:value="1.273E-031" calcext:value-type="float">
            <text:p>1.273E-31</text:p>
          </table:table-cell>
          <table:table-cell office:value-type="float" office:value="8.5551E-032" calcext:value-type="float">
            <text:p>8.5551E-32</text:p>
          </table:table-cell>
          <table:table-cell office:value-type="float" office:value="5.74601E-032" calcext:value-type="float">
            <text:p>5.74601E-32</text:p>
          </table:table-cell>
          <table:table-cell office:value-type="float" office:value="3.85705E-032" calcext:value-type="float">
            <text:p>3.85705E-32</text:p>
          </table:table-cell>
          <table:table-cell office:value-type="float" office:value="2.58756E-032" calcext:value-type="float">
            <text:p>2.58756E-32</text:p>
          </table:table-cell>
          <table:table-cell office:value-type="float" office:value="1.7349E-032" calcext:value-type="float">
            <text:p>1.7349E-32</text:p>
          </table:table-cell>
          <table:table-cell office:value-type="float" office:value="1.16254E-032" calcext:value-type="float">
            <text:p>1.16254E-32</text:p>
          </table:table-cell>
          <table:table-cell office:value-type="float" office:value="7.78563E-033" calcext:value-type="float">
            <text:p>7.78563E-33</text:p>
          </table:table-cell>
          <table:table-cell office:value-type="float" office:value="5.2111E-033" calcext:value-type="float">
            <text:p>5.2111E-33</text:p>
          </table:table-cell>
          <table:table-cell office:value-type="float" office:value="3.48592E-033" calcext:value-type="float">
            <text:p>3.48592E-33</text:p>
          </table:table-cell>
          <table:table-cell office:value-type="float" office:value="2.33056E-033" calcext:value-type="float">
            <text:p>2.33056E-33</text:p>
          </table:table-cell>
          <table:table-cell office:value-type="float" office:value="1.55724E-033" calcext:value-type="float">
            <text:p>1.55724E-33</text:p>
          </table:table-cell>
          <table:table-cell office:value-type="float" office:value="1.03994E-033" calcext:value-type="float">
            <text:p>1.03994E-33</text:p>
          </table:table-cell>
          <table:table-cell office:value-type="float" office:value="6.94088E-034" calcext:value-type="float">
            <text:p>6.94088E-34</text:p>
          </table:table-cell>
          <table:table-cell office:value-type="float" office:value="4.62998E-034" calcext:value-type="float">
            <text:p>4.62998E-34</text:p>
          </table:table-cell>
          <table:table-cell office:value-type="float" office:value="3.08676E-034" calcext:value-type="float">
            <text:p>3.08676E-34</text:p>
          </table:table-cell>
          <table:table-cell office:value-type="float" office:value="2.05676E-034" calcext:value-type="float">
            <text:p>2.05676E-34</text:p>
          </table:table-cell>
          <table:table-cell office:value-type="float" office:value="1.3697E-034" calcext:value-type="float">
            <text:p>1.3697E-34</text:p>
          </table:table-cell>
          <table:table-cell office:value-type="float" office:value="9.11653E-035" calcext:value-type="float">
            <text:p>9.11653E-35</text:p>
          </table:table-cell>
          <table:table-cell office:value-type="float" office:value="6.06449E-035" calcext:value-type="float">
            <text:p>6.06449E-35</text:p>
          </table:table-cell>
          <table:table-cell office:value-type="float" office:value="4.03201E-035" calcext:value-type="float">
            <text:p>4.03201E-35</text:p>
          </table:table-cell>
          <table:table-cell office:value-type="float" office:value="2.67925E-035" calcext:value-type="float">
            <text:p>2.67925E-35</text:p>
          </table:table-cell>
          <table:table-cell office:value-type="float" office:value="1.77938E-035" calcext:value-type="float">
            <text:p>1.77938E-35</text:p>
          </table:table-cell>
          <table:table-cell office:value-type="float" office:value="1.18111E-035" calcext:value-type="float">
            <text:p>1.18111E-35</text:p>
          </table:table-cell>
          <table:table-cell office:value-type="float" office:value="7.83568E-036" calcext:value-type="float">
            <text:p>7.83568E-36</text:p>
          </table:table-cell>
          <table:table-cell office:value-type="float" office:value="5.19555E-036" calcext:value-type="float">
            <text:p>5.19555E-36</text:p>
          </table:table-cell>
          <table:table-cell office:value-type="float" office:value="3.44313E-036" calcext:value-type="float">
            <text:p>3.44313E-36</text:p>
          </table:table-cell>
          <table:table-cell office:value-type="float" office:value="2.28058E-036" calcext:value-type="float">
            <text:p>2.28058E-36</text:p>
          </table:table-cell>
          <table:table-cell office:value-type="float" office:value="1.50976E-036" calcext:value-type="float">
            <text:p>1.50976E-36</text:p>
          </table:table-cell>
          <table:table-cell office:value-type="float" office:value="9.98939E-037" calcext:value-type="float">
            <text:p>9.98939E-37</text:p>
          </table:table-cell>
          <table:table-cell office:value-type="float" office:value="6.60606E-037" calcext:value-type="float">
            <text:p>6.60606E-37</text:p>
          </table:table-cell>
          <table:table-cell office:value-type="float" office:value="4.36635E-037" calcext:value-type="float">
            <text:p>4.36635E-37</text:p>
          </table:table-cell>
          <table:table-cell office:value-type="float" office:value="2.88448E-037" calcext:value-type="float">
            <text:p>2.88448E-37</text:p>
          </table:table-cell>
          <table:table-cell office:value-type="float" office:value="1.90454E-037" calcext:value-type="float">
            <text:p>1.90454E-37</text:p>
          </table:table-cell>
          <table:table-cell office:value-type="float" office:value="1.25687E-037" calcext:value-type="float">
            <text:p>1.25687E-37</text:p>
          </table:table-cell>
          <table:table-cell office:value-type="float" office:value="8.29016E-038" calcext:value-type="float">
            <text:p>8.29016E-38</text:p>
          </table:table-cell>
          <table:table-cell office:value-type="float" office:value="5.46529E-038" calcext:value-type="float">
            <text:p>5.46529E-38</text:p>
          </table:table-cell>
          <table:table-cell office:value-type="float" office:value="3.60115E-038" calcext:value-type="float">
            <text:p>3.60115E-38</text:p>
          </table:table-cell>
          <table:table-cell office:value-type="float" office:value="2.37163E-038" calcext:value-type="float">
            <text:p>2.37163E-38</text:p>
          </table:table-cell>
          <table:table-cell office:value-type="float" office:value="1.56111E-038" calcext:value-type="float">
            <text:p>1.56111E-38</text:p>
          </table:table-cell>
          <table:table-cell office:value-type="float" office:value="1.02706E-038" calcext:value-type="float">
            <text:p>1.02706E-38</text:p>
          </table:table-cell>
          <table:table-cell office:value-type="float" office:value="6.75373E-039" calcext:value-type="float">
            <text:p>6.75373E-39</text:p>
          </table:table-cell>
          <table:table-cell office:value-type="float" office:value="4.43885E-039" calcext:value-type="float">
            <text:p>4.43885E-39</text:p>
          </table:table-cell>
          <table:table-cell office:value-type="float" office:value="2.91595E-039" calcext:value-type="float">
            <text:p>2.91595E-39</text:p>
          </table:table-cell>
          <table:table-cell office:value-type="float" office:value="1.91458E-039" calcext:value-type="float">
            <text:p>1.91458E-39</text:p>
          </table:table-cell>
          <table:table-cell office:value-type="float" office:value="1.25646E-039" calcext:value-type="float">
            <text:p>1.25646E-39</text:p>
          </table:table-cell>
          <table:table-cell office:value-type="float" office:value="8.24157E-040" calcext:value-type="float">
            <text:p>8.24157E-40</text:p>
          </table:table-cell>
          <table:table-cell office:value-type="float" office:value="5.40327E-040" calcext:value-type="float">
            <text:p>5.40327E-40</text:p>
          </table:table-cell>
          <table:table-cell office:value-type="float" office:value="3.5407E-040" calcext:value-type="float">
            <text:p>3.5407E-40</text:p>
          </table:table-cell>
          <table:table-cell office:value-type="float" office:value="2.31904E-040" calcext:value-type="float">
            <text:p>2.31904E-40</text:p>
          </table:table-cell>
          <table:table-cell office:value-type="float" office:value="1.51815E-040" calcext:value-type="float">
            <text:p>1.51815E-40</text:p>
          </table:table-cell>
          <table:table-cell office:value-type="float" office:value="9.93372E-041" calcext:value-type="float">
            <text:p>9.93372E-41</text:p>
          </table:table-cell>
          <table:table-cell office:value-type="float" office:value="6.49676E-041" calcext:value-type="float">
            <text:p>6.49676E-41</text:p>
          </table:table-cell>
          <table:table-cell office:value-type="float" office:value="4.2469E-041" calcext:value-type="float">
            <text:p>4.2469E-41</text:p>
          </table:table-cell>
          <table:table-cell office:value-type="float" office:value="2.77484E-041" calcext:value-type="float">
            <text:p>2.77484E-41</text:p>
          </table:table-cell>
          <table:table-cell office:value-type="float" office:value="1.81216E-041" calcext:value-type="float">
            <text:p>1.81216E-41</text:p>
          </table:table-cell>
          <table:table-cell office:value-type="float" office:value="1.18289E-041" calcext:value-type="float">
            <text:p>1.18289E-41</text:p>
          </table:table-cell>
          <table:table-cell office:value-type="float" office:value="7.7177E-042" calcext:value-type="float">
            <text:p>7.7177E-42</text:p>
          </table:table-cell>
          <table:table-cell office:value-type="float" office:value="5.03297E-042" calcext:value-type="float">
            <text:p>5.03297E-42</text:p>
          </table:table-cell>
          <table:table-cell office:value-type="float" office:value="3.28062E-042" calcext:value-type="float">
            <text:p>3.28062E-42</text:p>
          </table:table-cell>
          <table:table-cell office:value-type="float" office:value="2.13738E-042" calcext:value-type="float">
            <text:p>2.13738E-42</text:p>
          </table:table-cell>
          <table:table-cell office:value-type="float" office:value="1.39189E-042" calcext:value-type="float">
            <text:p>1.39189E-42</text:p>
          </table:table-cell>
          <table:table-cell office:value-type="float" office:value="9.05989E-043" calcext:value-type="float">
            <text:p>9.05989E-43</text:p>
          </table:table-cell>
          <table:table-cell office:value-type="float" office:value="5.89439E-043" calcext:value-type="float">
            <text:p>5.89439E-43</text:p>
          </table:table-cell>
          <table:table-cell office:value-type="float" office:value="3.83313E-043" calcext:value-type="float">
            <text:p>3.83313E-43</text:p>
          </table:table-cell>
          <table:table-cell office:value-type="float" office:value="2.49153E-043" calcext:value-type="float">
            <text:p>2.49153E-43</text:p>
          </table:table-cell>
          <table:table-cell office:value-type="float" office:value="1.61875E-043" calcext:value-type="float">
            <text:p>1.61875E-43</text:p>
          </table:table-cell>
          <table:table-cell office:value-type="float" office:value="1.05122E-043" calcext:value-type="float">
            <text:p>1.05122E-43</text:p>
          </table:table-cell>
          <table:table-cell office:value-type="float" office:value="6.82348E-044" calcext:value-type="float">
            <text:p>6.82348E-44</text:p>
          </table:table-cell>
          <table:table-cell office:value-type="float" office:value="4.42712E-044" calcext:value-type="float">
            <text:p>4.42712E-44</text:p>
          </table:table-cell>
          <table:table-cell office:value-type="float" office:value="2.87104E-044" calcext:value-type="float">
            <text:p>2.87104E-44</text:p>
          </table:table-cell>
          <table:table-cell office:value-type="float" office:value="1.86106E-044" calcext:value-type="float">
            <text:p>1.86106E-44</text:p>
          </table:table-cell>
          <table:table-cell office:value-type="float" office:value="1.20582E-044" calcext:value-type="float">
            <text:p>1.20582E-44</text:p>
          </table:table-cell>
          <table:table-cell office:value-type="float" office:value="7.80932E-045" calcext:value-type="float">
            <text:p>7.80932E-45</text:p>
          </table:table-cell>
          <table:table-cell office:value-type="float" office:value="5.0553E-045" calcext:value-type="float">
            <text:p>5.0553E-45</text:p>
          </table:table-cell>
          <table:table-cell office:value-type="float" office:value="3.27104E-045" calcext:value-type="float">
            <text:p>3.27104E-45</text:p>
          </table:table-cell>
          <table:table-cell office:value-type="float" office:value="2.11559E-045" calcext:value-type="float">
            <text:p>2.11559E-45</text:p>
          </table:table-cell>
          <table:table-cell office:value-type="float" office:value="1.36768E-045" calcext:value-type="float">
            <text:p>1.36768E-45</text:p>
          </table:table-cell>
          <table:table-cell office:value-type="float" office:value="8.83783E-046" calcext:value-type="float">
            <text:p>8.83783E-46</text:p>
          </table:table-cell>
          <table:table-cell office:value-type="float" office:value="5.7084E-046" calcext:value-type="float">
            <text:p>5.7084E-46</text:p>
          </table:table-cell>
          <table:table-cell office:value-type="float" office:value="3.68547E-046" calcext:value-type="float">
            <text:p>3.68547E-46</text:p>
          </table:table-cell>
          <table:table-cell office:value-type="float" office:value="2.37838E-046" calcext:value-type="float">
            <text:p>2.37838E-46</text:p>
          </table:table-cell>
          <table:table-cell office:value-type="float" office:value="1.53419E-046" calcext:value-type="float">
            <text:p>1.53419E-46</text:p>
          </table:table-cell>
          <table:table-cell office:value-type="float" office:value="9.89208E-047" calcext:value-type="float">
            <text:p>9.89208E-47</text:p>
          </table:table-cell>
          <table:table-cell office:value-type="float" office:value="6.37541E-047" calcext:value-type="float">
            <text:p>6.37541E-47</text:p>
          </table:table-cell>
          <table:table-cell office:value-type="float" office:value="4.10716E-047" calcext:value-type="float">
            <text:p>4.10716E-47</text:p>
          </table:table-cell>
          <table:table-cell office:value-type="float" office:value="2.64476E-047" calcext:value-type="float">
            <text:p>2.64476E-47</text:p>
          </table:table-cell>
          <table:table-cell office:value-type="float" office:value="1.70234E-047" calcext:value-type="float">
            <text:p>1.70234E-47</text:p>
          </table:table-cell>
          <table:table-cell office:value-type="float" office:value="1.09527E-047" calcext:value-type="float">
            <text:p>1.09527E-47</text:p>
          </table:table-cell>
          <table:table-cell office:value-type="float" office:value="7.04382E-048" calcext:value-type="float">
            <text:p>7.04382E-48</text:p>
          </table:table-cell>
          <table:table-cell office:value-type="float" office:value="4.52806E-048" calcext:value-type="float">
            <text:p>4.52806E-48</text:p>
          </table:table-cell>
          <table:table-cell office:value-type="float" office:value="2.90959E-048" calcext:value-type="float">
            <text:p>2.90959E-48</text:p>
          </table:table-cell>
          <table:table-cell office:value-type="float" office:value="1.86882E-048" calcext:value-type="float">
            <text:p>1.86882E-48</text:p>
          </table:table-cell>
          <table:table-cell office:value-type="float" office:value="1.19984E-048" calcext:value-type="float">
            <text:p>1.19984E-48</text:p>
          </table:table-cell>
          <table:table-cell office:value-type="float" office:value="7.70006E-049" calcext:value-type="float">
            <text:p>7.70006E-49</text:p>
          </table:table-cell>
          <table:table-cell office:value-type="float" office:value="4.93951E-049" calcext:value-type="float">
            <text:p>4.93951E-49</text:p>
          </table:table-cell>
          <table:table-cell office:value-type="float" office:value="3.16733E-049" calcext:value-type="float">
            <text:p>3.16733E-49</text:p>
          </table:table-cell>
          <table:table-cell office:value-type="float" office:value="2.03012E-049" calcext:value-type="float">
            <text:p>2.03012E-49</text:p>
          </table:table-cell>
          <table:table-cell office:value-type="float" office:value="1.30068E-049" calcext:value-type="float">
            <text:p>1.30068E-49</text:p>
          </table:table-cell>
          <table:table-cell office:value-type="float" office:value="8.32994E-050" calcext:value-type="float">
            <text:p>8.32994E-50</text:p>
          </table:table-cell>
          <table:table-cell office:value-type="float" office:value="5.33253E-050" calcext:value-type="float">
            <text:p>5.33253E-50</text:p>
          </table:table-cell>
          <table:table-cell office:value-type="float" office:value="3.4123E-050" calcext:value-type="float">
            <text:p>3.4123E-50</text:p>
          </table:table-cell>
          <table:table-cell office:value-type="float" office:value="2.18265E-050" calcext:value-type="float">
            <text:p>2.18265E-50</text:p>
          </table:table-cell>
          <table:table-cell office:value-type="float" office:value="1.39554E-050" calcext:value-type="float">
            <text:p>1.39554E-50</text:p>
          </table:table-cell>
          <table:table-cell office:value-type="float" office:value="8.91923E-051" calcext:value-type="float">
            <text:p>8.91923E-51</text:p>
          </table:table-cell>
          <table:table-cell office:value-type="float" office:value="5.69817E-051" calcext:value-type="float">
            <text:p>5.69817E-51</text:p>
          </table:table-cell>
          <table:table-cell office:value-type="float" office:value="3.63888E-051" calcext:value-type="float">
            <text:p>3.63888E-51</text:p>
          </table:table-cell>
          <table:table-cell office:value-type="float" office:value="2.32288E-051" calcext:value-type="float">
            <text:p>2.32288E-51</text:p>
          </table:table-cell>
          <table:table-cell office:value-type="float" office:value="1.48222E-051" calcext:value-type="float">
            <text:p>1.48222E-51</text:p>
          </table:table-cell>
          <table:table-cell office:value-type="float" office:value="9.45416E-052" calcext:value-type="float">
            <text:p>9.45416E-52</text:p>
          </table:table-cell>
          <table:table-cell office:value-type="float" office:value="6.02784E-052" calcext:value-type="float">
            <text:p>6.02784E-52</text:p>
          </table:table-cell>
          <table:table-cell office:value-type="float" office:value="3.84174E-052" calcext:value-type="float">
            <text:p>3.84174E-52</text:p>
          </table:table-cell>
          <table:table-cell office:value-type="float" office:value="2.4475E-052" calcext:value-type="float">
            <text:p>2.4475E-52</text:p>
          </table:table-cell>
          <table:table-cell office:value-type="float" office:value="1.55865E-052" calcext:value-type="float">
            <text:p>1.55865E-52</text:p>
          </table:table-cell>
          <table:table-cell office:value-type="float" office:value="9.92204E-053" calcext:value-type="float">
            <text:p>9.92204E-53</text:p>
          </table:table-cell>
          <table:table-cell office:value-type="float" office:value="6.31371E-053" calcext:value-type="float">
            <text:p>6.31371E-53</text:p>
          </table:table-cell>
          <table:table-cell office:value-type="float" office:value="4.01605E-053" calcext:value-type="float">
            <text:p>4.01605E-53</text:p>
          </table:table-cell>
          <table:table-cell office:value-type="float" office:value="2.55355E-053" calcext:value-type="float">
            <text:p>2.55355E-53</text:p>
          </table:table-cell>
          <table:table-cell office:value-type="float" office:value="1.62301E-053" calcext:value-type="float">
            <text:p>1.62301E-53</text:p>
          </table:table-cell>
          <table:table-cell office:value-type="float" office:value="1.03117E-053" calcext:value-type="float">
            <text:p>1.03117E-53</text:p>
          </table:table-cell>
          <table:table-cell office:value-type="float" office:value="6.54896E-054" calcext:value-type="float">
            <text:p>6.54896E-54</text:p>
          </table:table-cell>
          <table:table-cell office:value-type="float" office:value="4.15765E-054" calcext:value-type="float">
            <text:p>4.15765E-54</text:p>
          </table:table-cell>
          <table:table-cell office:value-type="float" office:value="2.6385E-054" calcext:value-type="float">
            <text:p>2.6385E-54</text:p>
          </table:table-cell>
          <table:table-cell office:value-type="float" office:value="1.67379E-054" calcext:value-type="float">
            <text:p>1.67379E-54</text:p>
          </table:table-cell>
          <table:table-cell office:value-type="float" office:value="1.0614E-054" calcext:value-type="float">
            <text:p>1.0614E-54</text:p>
          </table:table-cell>
          <table:table-cell office:value-type="float" office:value="6.72812E-055" calcext:value-type="float">
            <text:p>6.72812E-55</text:p>
          </table:table-cell>
          <table:table-cell office:value-type="float" office:value="4.26328E-055" calcext:value-type="float">
            <text:p>4.26328E-55</text:p>
          </table:table-cell>
          <table:table-cell office:value-type="float" office:value="2.70041E-055" calcext:value-type="float">
            <text:p>2.70041E-55</text:p>
          </table:table-cell>
          <table:table-cell office:value-type="float" office:value="1.70983E-055" calcext:value-type="float">
            <text:p>1.70983E-55</text:p>
          </table:table-cell>
          <table:table-cell office:value-type="float" office:value="1.08222E-055" calcext:value-type="float">
            <text:p>1.08222E-55</text:p>
          </table:table-cell>
          <table:table-cell office:value-type="float" office:value="6.84722E-056" calcext:value-type="float">
            <text:p>6.84722E-56</text:p>
          </table:table-cell>
          <table:table-cell office:value-type="float" office:value="4.33064E-056" calcext:value-type="float">
            <text:p>4.33064E-56</text:p>
          </table:table-cell>
          <table:table-cell office:value-type="float" office:value="2.73797E-056" calcext:value-type="float">
            <text:p>2.73797E-56</text:p>
          </table:table-cell>
          <table:table-cell office:value-type="float" office:value="1.73039E-056" calcext:value-type="float">
            <text:p>1.73039E-56</text:p>
          </table:table-cell>
          <table:table-cell office:value-type="float" office:value="1.0932E-056" calcext:value-type="float">
            <text:p>1.0932E-56</text:p>
          </table:table-cell>
          <table:table-cell office:value-type="float" office:value="6.90396E-057" calcext:value-type="float">
            <text:p>6.90396E-57</text:p>
          </table:table-cell>
          <table:table-cell office:value-type="float" office:value="4.35849E-057" calcext:value-type="float">
            <text:p>4.35849E-57</text:p>
          </table:table-cell>
          <table:table-cell office:value-type="float" office:value="2.75053E-057" calcext:value-type="float">
            <text:p>2.75053E-57</text:p>
          </table:table-cell>
          <table:table-cell office:value-type="float" office:value="1.73515E-057" calcext:value-type="float">
            <text:p>1.73515E-57</text:p>
          </table:table-cell>
          <table:table-cell office:value-type="float" office:value="1.09421E-057" calcext:value-type="float">
            <text:p>1.09421E-57</text:p>
          </table:table-cell>
          <table:table-cell office:value-type="float" office:value="6.89777E-058" calcext:value-type="float">
            <text:p>6.89777E-58</text:p>
          </table:table-cell>
          <table:table-cell office:value-type="float" office:value="4.3467E-058" calcext:value-type="float">
            <text:p>4.3467E-58</text:p>
          </table:table-cell>
          <table:table-cell office:value-type="float" office:value="2.73813E-058" calcext:value-type="float">
            <text:p>2.73813E-58</text:p>
          </table:table-cell>
          <table:table-cell office:value-type="float" office:value="1.72422E-058" calcext:value-type="float">
            <text:p>1.72422E-58</text:p>
          </table:table-cell>
          <table:table-cell office:value-type="float" office:value="1.08537E-058" calcext:value-type="float">
            <text:p>1.08537E-58</text:p>
          </table:table-cell>
          <table:table-cell office:value-type="float" office:value="6.8298E-059" calcext:value-type="float">
            <text:p>6.8298E-59</text:p>
          </table:table-cell>
          <table:table-cell office:value-type="float" office:value="4.29619E-059" calcext:value-type="float">
            <text:p>4.29619E-59</text:p>
          </table:table-cell>
          <table:table-cell office:value-type="float" office:value="2.7015E-059" calcext:value-type="float">
            <text:p>2.7015E-59</text:p>
          </table:table-cell>
          <table:table-cell office:value-type="float" office:value="1.69814E-059" calcext:value-type="float">
            <text:p>1.69814E-59</text:p>
          </table:table-cell>
          <table:table-cell office:value-type="float" office:value="1.06707E-059" calcext:value-type="float">
            <text:p>1.06707E-59</text:p>
          </table:table-cell>
          <table:table-cell office:value-type="float" office:value="6.70279E-060" calcext:value-type="float">
            <text:p>6.70279E-60</text:p>
          </table:table-cell>
          <table:table-cell office:value-type="float" office:value="4.20889E-060" calcext:value-type="float">
            <text:p>4.20889E-60</text:p>
          </table:table-cell>
          <table:table-cell office:value-type="float" office:value="2.64198E-060" calcext:value-type="float">
            <text:p>2.64198E-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ax norm of the error for n = 0.3:</text:p>
          </table:table-cell>
          <table:table-cell table:number-columns-repeated="801"/>
        </table:table-row>
        <table:table-row table:style-name="ro1">
          <table:table-cell office:value-type="float" office:value="17.0023" calcext:value-type="float">
            <text:p>17.0023</text:p>
          </table:table-cell>
          <table:table-cell table:number-columns-repeated="801"/>
        </table:table-row>
        <table:table-row table:style-name="ro1">
          <table:table-cell office:value-type="string" calcext:value-type="string">
            <text:p>Two norm of the error for n = 0.3:</text:p>
          </table:table-cell>
          <table:table-cell table:number-columns-repeated="801"/>
        </table:table-row>
        <table:table-row table:style-name="ro1">
          <table:table-cell office:value-type="float" office:value="104.977" calcext:value-type="float">
            <text:p>104.977</text:p>
          </table:table-cell>
          <table:table-cell table:number-columns-repeated="801"/>
        </table:table-row>
        <table:table-row table:style-name="ro1">
          <table:table-cell office:value-type="string" calcext:value-type="string">
            <text:p>n = 0.4</text:p>
          </table:table-cell>
          <table:table-cell table:number-columns-repeated="801"/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  <table:table-cell office:value-type="float" office:value="1.629E-060" calcext:value-type="float">
            <text:p>1.629E-60</text:p>
          </table:table-cell>
          <table:table-cell office:value-type="float" office:value="1.66156E-058" calcext:value-type="float">
            <text:p>1.66156E-58</text:p>
          </table:table-cell>
          <table:table-cell office:value-type="float" office:value="8.51627E-057" calcext:value-type="float">
            <text:p>8.51627E-57</text:p>
          </table:table-cell>
          <table:table-cell office:value-type="float" office:value="2.92446E-055" calcext:value-type="float">
            <text:p>2.92446E-55</text:p>
          </table:table-cell>
          <table:table-cell office:value-type="float" office:value="7.56915E-054" calcext:value-type="float">
            <text:p>7.56915E-54</text:p>
          </table:table-cell>
          <table:table-cell office:value-type="float" office:value="1.57497E-052" calcext:value-type="float">
            <text:p>1.57497E-52</text:p>
          </table:table-cell>
          <table:table-cell office:value-type="float" office:value="2.74437E-051" calcext:value-type="float">
            <text:p>2.74437E-51</text:p>
          </table:table-cell>
          <table:table-cell office:value-type="float" office:value="4.11889E-050" calcext:value-type="float">
            <text:p>4.11889E-50</text:p>
          </table:table-cell>
          <table:table-cell office:value-type="float" office:value="5.43537E-049" calcext:value-type="float">
            <text:p>5.43537E-49</text:p>
          </table:table-cell>
          <table:table-cell office:value-type="float" office:value="6.40651E-048" calcext:value-type="float">
            <text:p>6.40651E-48</text:p>
          </table:table-cell>
          <table:table-cell office:value-type="float" office:value="6.82875E-047" calcext:value-type="float">
            <text:p>6.82875E-47</text:p>
          </table:table-cell>
          <table:table-cell office:value-type="float" office:value="6.64881E-046" calcext:value-type="float">
            <text:p>6.64881E-46</text:p>
          </table:table-cell>
          <table:table-cell office:value-type="float" office:value="5.96244E-045" calcext:value-type="float">
            <text:p>5.96244E-45</text:p>
          </table:table-cell>
          <table:table-cell office:value-type="float" office:value="4.95906E-044" calcext:value-type="float">
            <text:p>4.95906E-44</text:p>
          </table:table-cell>
          <table:table-cell office:value-type="float" office:value="3.84802E-043" calcext:value-type="float">
            <text:p>3.84802E-43</text:p>
          </table:table-cell>
          <table:table-cell office:value-type="float" office:value="2.79995E-042" calcext:value-type="float">
            <text:p>2.79995E-42</text:p>
          </table:table-cell>
          <table:table-cell office:value-type="float" office:value="1.91896E-041" calcext:value-type="float">
            <text:p>1.91896E-41</text:p>
          </table:table-cell>
          <table:table-cell office:value-type="float" office:value="1.24357E-040" calcext:value-type="float">
            <text:p>1.24357E-40</text:p>
          </table:table-cell>
          <table:table-cell office:value-type="float" office:value="7.64652E-040" calcext:value-type="float">
            <text:p>7.64652E-40</text:p>
          </table:table-cell>
          <table:table-cell office:value-type="float" office:value="4.47486E-039" calcext:value-type="float">
            <text:p>4.47486E-39</text:p>
          </table:table-cell>
          <table:table-cell office:value-type="float" office:value="2.49926E-038" calcext:value-type="float">
            <text:p>2.49926E-38</text:p>
          </table:table-cell>
          <table:table-cell office:value-type="float" office:value="1.33549E-037" calcext:value-type="float">
            <text:p>1.33549E-37</text:p>
          </table:table-cell>
          <table:table-cell office:value-type="float" office:value="6.84293E-037" calcext:value-type="float">
            <text:p>6.84293E-37</text:p>
          </table:table-cell>
          <table:table-cell office:value-type="float" office:value="3.36905E-036" calcext:value-type="float">
            <text:p>3.36905E-36</text:p>
          </table:table-cell>
          <table:table-cell office:value-type="float" office:value="1.59679E-035" calcext:value-type="float">
            <text:p>1.59679E-35</text:p>
          </table:table-cell>
          <table:table-cell office:value-type="float" office:value="7.29815E-035" calcext:value-type="float">
            <text:p>7.29815E-35</text:p>
          </table:table-cell>
          <table:table-cell office:value-type="float" office:value="3.22171E-034" calcext:value-type="float">
            <text:p>3.22171E-34</text:p>
          </table:table-cell>
          <table:table-cell office:value-type="float" office:value="1.37564E-033" calcext:value-type="float">
            <text:p>1.37564E-33</text:p>
          </table:table-cell>
          <table:table-cell office:value-type="float" office:value="5.68928E-033" calcext:value-type="float">
            <text:p>5.68928E-33</text:p>
          </table:table-cell>
          <table:table-cell office:value-type="float" office:value="2.28185E-032" calcext:value-type="float">
            <text:p>2.28185E-32</text:p>
          </table:table-cell>
          <table:table-cell office:value-type="float" office:value="8.886E-032" calcext:value-type="float">
            <text:p>8.886E-32</text:p>
          </table:table-cell>
          <table:table-cell office:value-type="float" office:value="3.36347E-031" calcext:value-type="float">
            <text:p>3.36347E-31</text:p>
          </table:table-cell>
          <table:table-cell office:value-type="float" office:value="1.23873E-030" calcext:value-type="float">
            <text:p>1.23873E-30</text:p>
          </table:table-cell>
          <table:table-cell office:value-type="float" office:value="4.44313E-030" calcext:value-type="float">
            <text:p>4.44313E-30</text:p>
          </table:table-cell>
          <table:table-cell office:value-type="float" office:value="1.55352E-029" calcext:value-type="float">
            <text:p>1.55352E-29</text:p>
          </table:table-cell>
          <table:table-cell office:value-type="float" office:value="5.2994E-029" calcext:value-type="float">
            <text:p>5.2994E-29</text:p>
          </table:table-cell>
          <table:table-cell office:value-type="float" office:value="1.7651E-028" calcext:value-type="float">
            <text:p>1.7651E-28</text:p>
          </table:table-cell>
          <table:table-cell office:value-type="float" office:value="5.74472E-028" calcext:value-type="float">
            <text:p>5.74472E-28</text:p>
          </table:table-cell>
          <table:table-cell office:value-type="float" office:value="1.82826E-027" calcext:value-type="float">
            <text:p>1.82826E-27</text:p>
          </table:table-cell>
          <table:table-cell office:value-type="float" office:value="5.69335E-027" calcext:value-type="float">
            <text:p>5.69335E-27</text:p>
          </table:table-cell>
          <table:table-cell office:value-type="float" office:value="1.73595E-026" calcext:value-type="float">
            <text:p>1.73595E-26</text:p>
          </table:table-cell>
          <table:table-cell office:value-type="float" office:value="5.18578E-026" calcext:value-type="float">
            <text:p>5.18578E-26</text:p>
          </table:table-cell>
          <table:table-cell office:value-type="float" office:value="1.51861E-025" calcext:value-type="float">
            <text:p>1.51861E-25</text:p>
          </table:table-cell>
          <table:table-cell office:value-type="float" office:value="4.36187E-025" calcext:value-type="float">
            <text:p>4.36187E-25</text:p>
          </table:table-cell>
          <table:table-cell office:value-type="float" office:value="1.22949E-024" calcext:value-type="float">
            <text:p>1.22949E-24</text:p>
          </table:table-cell>
          <table:table-cell office:value-type="float" office:value="3.40264E-024" calcext:value-type="float">
            <text:p>3.40264E-24</text:p>
          </table:table-cell>
          <table:table-cell office:value-type="float" office:value="9.25029E-024" calcext:value-type="float">
            <text:p>9.25029E-24</text:p>
          </table:table-cell>
          <table:table-cell office:value-type="float" office:value="2.4714E-023" calcext:value-type="float">
            <text:p>2.4714E-23</text:p>
          </table:table-cell>
          <table:table-cell office:value-type="float" office:value="6.49183E-023" calcext:value-type="float">
            <text:p>6.49183E-23</text:p>
          </table:table-cell>
          <table:table-cell office:value-type="float" office:value="1.6773E-022" calcext:value-type="float">
            <text:p>1.6773E-22</text:p>
          </table:table-cell>
          <table:table-cell office:value-type="float" office:value="4.2643E-022" calcext:value-type="float">
            <text:p>4.2643E-22</text:p>
          </table:table-cell>
          <table:table-cell office:value-type="float" office:value="1.0672E-021" calcext:value-type="float">
            <text:p>1.0672E-21</text:p>
          </table:table-cell>
          <table:table-cell office:value-type="float" office:value="2.63005E-021" calcext:value-type="float">
            <text:p>2.63005E-21</text:p>
          </table:table-cell>
          <table:table-cell office:value-type="float" office:value="6.38495E-021" calcext:value-type="float">
            <text:p>6.38495E-21</text:p>
          </table:table-cell>
          <table:table-cell office:value-type="float" office:value="1.52748E-020" calcext:value-type="float">
            <text:p>1.52748E-20</text:p>
          </table:table-cell>
          <table:table-cell office:value-type="float" office:value="3.60213E-020" calcext:value-type="float">
            <text:p>3.60213E-20</text:p>
          </table:table-cell>
          <table:table-cell office:value-type="float" office:value="8.3762E-020" calcext:value-type="float">
            <text:p>8.3762E-20</text:p>
          </table:table-cell>
          <table:table-cell office:value-type="float" office:value="1.92119E-019" calcext:value-type="float">
            <text:p>1.92119E-19</text:p>
          </table:table-cell>
          <table:table-cell office:value-type="float" office:value="4.34769E-019" calcext:value-type="float">
            <text:p>4.34769E-19</text:p>
          </table:table-cell>
          <table:table-cell office:value-type="float" office:value="9.71032E-019" calcext:value-type="float">
            <text:p>9.71032E-19</text:p>
          </table:table-cell>
          <table:table-cell office:value-type="float" office:value="2.14099E-018" calcext:value-type="float">
            <text:p>2.14099E-18</text:p>
          </table:table-cell>
          <table:table-cell office:value-type="float" office:value="4.66139E-018" calcext:value-type="float">
            <text:p>4.66139E-18</text:p>
          </table:table-cell>
          <table:table-cell office:value-type="float" office:value="1.00241E-017" calcext:value-type="float">
            <text:p>1.00241E-17</text:p>
          </table:table-cell>
          <table:table-cell office:value-type="float" office:value="2.1297E-017" calcext:value-type="float">
            <text:p>2.1297E-17</text:p>
          </table:table-cell>
          <table:table-cell office:value-type="float" office:value="4.47127E-017" calcext:value-type="float">
            <text:p>4.47127E-17</text:p>
          </table:table-cell>
          <table:table-cell office:value-type="float" office:value="9.27867E-017" calcext:value-type="float">
            <text:p>9.27867E-17</text:p>
          </table:table-cell>
          <table:table-cell office:value-type="float" office:value="1.90362E-016" calcext:value-type="float">
            <text:p>1.90362E-16</text:p>
          </table:table-cell>
          <table:table-cell office:value-type="float" office:value="3.86198E-016" calcext:value-type="float">
            <text:p>3.86198E-16</text:p>
          </table:table-cell>
          <table:table-cell office:value-type="float" office:value="7.74932E-016" calcext:value-type="float">
            <text:p>7.74932E-16</text:p>
          </table:table-cell>
          <table:table-cell office:value-type="float" office:value="1.53826E-015" calcext:value-type="float">
            <text:p>1.53826E-15</text:p>
          </table:table-cell>
          <table:table-cell office:value-type="float" office:value="3.02133E-015" calcext:value-type="float">
            <text:p>3.02133E-15</text:p>
          </table:table-cell>
          <table:table-cell office:value-type="float" office:value="5.87282E-015" calcext:value-type="float">
            <text:p>5.87282E-15</text:p>
          </table:table-cell>
          <table:table-cell office:value-type="float" office:value="0.0000000000000112995" calcext:value-type="float">
            <text:p>1.12995E-14</text:p>
          </table:table-cell>
          <table:table-cell office:value-type="float" office:value="0.0000000000000215235" calcext:value-type="float">
            <text:p>2.15235E-14</text:p>
          </table:table-cell>
          <table:table-cell office:value-type="float" office:value="0.0000000000000405963" calcext:value-type="float">
            <text:p>4.05963E-14</text:p>
          </table:table-cell>
          <table:table-cell office:value-type="float" office:value="0.0000000000000758319" calcext:value-type="float">
            <text:p>7.58319E-14</text:p>
          </table:table-cell>
          <table:table-cell office:value-type="float" office:value="0.000000000000140308" calcext:value-type="float">
            <text:p>1.40308E-13</text:p>
          </table:table-cell>
          <table:table-cell office:value-type="float" office:value="0.000000000000257185" calcext:value-type="float">
            <text:p>2.57185E-13</text:p>
          </table:table-cell>
          <table:table-cell office:value-type="float" office:value="0.000000000000467103" calcext:value-type="float">
            <text:p>4.67103E-13</text:p>
          </table:table-cell>
          <table:table-cell office:value-type="float" office:value="0.000000000000840717" calcext:value-type="float">
            <text:p>8.40717E-13</text:p>
          </table:table-cell>
          <table:table-cell office:value-type="float" office:value="0.00000000000149975" calcext:value-type="float">
            <text:p>1.49975E-12</text:p>
          </table:table-cell>
          <table:table-cell office:value-type="float" office:value="0.00000000000265209" calcext:value-type="float">
            <text:p>2.65209E-12</text:p>
          </table:table-cell>
          <table:table-cell office:value-type="float" office:value="0.00000000000464958" calcext:value-type="float">
            <text:p>4.64958E-12</text:p>
          </table:table-cell>
          <table:table-cell office:value-type="float" office:value="0.00000000000808274" calcext:value-type="float">
            <text:p>8.08274E-12</text:p>
          </table:table-cell>
          <table:table-cell office:value-type="float" office:value="0.0000000000139341" calcext:value-type="float">
            <text:p>1.39341E-11</text:p>
          </table:table-cell>
          <table:table-cell office:value-type="float" office:value="0.0000000000238251" calcext:value-type="float">
            <text:p>2.38251E-11</text:p>
          </table:table-cell>
          <table:table-cell office:value-type="float" office:value="0.000000000040409" calcext:value-type="float">
            <text:p>4.0409E-11</text:p>
          </table:table-cell>
          <table:table-cell office:value-type="float" office:value="0.0000000000679932" calcext:value-type="float">
            <text:p>6.79932E-11</text:p>
          </table:table-cell>
          <table:table-cell office:value-type="float" office:value="0.000000000113514" calcext:value-type="float">
            <text:p>1.13514E-10</text:p>
          </table:table-cell>
          <table:table-cell office:value-type="float" office:value="0.000000000188053" calcext:value-type="float">
            <text:p>1.88053E-10</text:p>
          </table:table-cell>
          <table:table-cell office:value-type="float" office:value="0.000000000309178" calcext:value-type="float">
            <text:p>3.09178E-10</text:p>
          </table:table-cell>
          <table:table-cell office:value-type="float" office:value="0.000000000504529" calcext:value-type="float">
            <text:p>5.04529E-10</text:p>
          </table:table-cell>
          <table:table-cell office:value-type="float" office:value="0.000000000817257" calcext:value-type="float">
            <text:p>8.17257E-10</text:p>
          </table:table-cell>
          <table:table-cell office:value-type="float" office:value="0.00000000131424" calcext:value-type="float">
            <text:p>1.31424E-09</text:p>
          </table:table-cell>
          <table:table-cell office:value-type="float" office:value="0.00000000209835" calcext:value-type="float">
            <text:p>2.09835E-09</text:p>
          </table:table-cell>
          <table:table-cell office:value-type="float" office:value="0.00000000332672" calcext:value-type="float">
            <text:p>3.32672E-09</text:p>
          </table:table-cell>
          <table:table-cell office:value-type="float" office:value="0.0000000052376" calcext:value-type="float">
            <text:p>5.2376E-09</text:p>
          </table:table-cell>
          <table:table-cell office:value-type="float" office:value="0.00000000818972" calcext:value-type="float">
            <text:p>8.18972E-09</text:p>
          </table:table-cell>
          <table:table-cell office:value-type="float" office:value="0.0000000127195" calcext:value-type="float">
            <text:p>1.27195E-08</text:p>
          </table:table-cell>
          <table:table-cell office:value-type="float" office:value="0.0000000196234" calcext:value-type="float">
            <text:p>1.96234E-08</text:p>
          </table:table-cell>
          <table:table-cell office:value-type="float" office:value="0.0000000300762" calcext:value-type="float">
            <text:p>3.00762E-08</text:p>
          </table:table-cell>
          <table:table-cell office:value-type="float" office:value="0.0000000457991" calcext:value-type="float">
            <text:p>4.57991E-08</text:p>
          </table:table-cell>
          <table:table-cell office:value-type="float" office:value="0.0000000692969" calcext:value-type="float">
            <text:p>6.92969E-08</text:p>
          </table:table-cell>
          <table:table-cell office:value-type="float" office:value="0.000000104191" calcext:value-type="float">
            <text:p>1.04191E-07</text:p>
          </table:table-cell>
          <table:table-cell office:value-type="float" office:value="0.000000155686" calcext:value-type="float">
            <text:p>1.55686E-07</text:p>
          </table:table-cell>
          <table:table-cell office:value-type="float" office:value="0.000000231207" calcext:value-type="float">
            <text:p>2.31207E-07</text:p>
          </table:table-cell>
          <table:table-cell office:value-type="float" office:value="0.000000341289" calcext:value-type="float">
            <text:p>3.41289E-07</text:p>
          </table:table-cell>
          <table:table-cell office:value-type="float" office:value="0.000000500785" calcext:value-type="float">
            <text:p>5.00785E-07</text:p>
          </table:table-cell>
          <table:table-cell office:value-type="float" office:value="0.0000007305" calcext:value-type="float">
            <text:p>7.305E-07</text:p>
          </table:table-cell>
          <table:table-cell office:value-type="float" office:value="0.00000105941" calcext:value-type="float">
            <text:p>1.05941E-06</text:p>
          </table:table-cell>
          <table:table-cell office:value-type="float" office:value="0.00000152762" calcext:value-type="float">
            <text:p>1.52762E-06</text:p>
          </table:table-cell>
          <table:table-cell office:value-type="float" office:value="0.00000219031" calcext:value-type="float">
            <text:p>2.19031E-06</text:p>
          </table:table-cell>
          <table:table-cell office:value-type="float" office:value="0.00000312297" calcext:value-type="float">
            <text:p>3.12297E-06</text:p>
          </table:table-cell>
          <table:table-cell office:value-type="float" office:value="0.00000442827" calcext:value-type="float">
            <text:p>4.42827E-06</text:p>
          </table:table-cell>
          <table:table-cell office:value-type="float" office:value="0.00000624503" calcext:value-type="float">
            <text:p>6.24503E-06</text:p>
          </table:table-cell>
          <table:table-cell office:value-type="float" office:value="0.00000875991" calcext:value-type="float">
            <text:p>8.75991E-06</text:p>
          </table:table-cell>
          <table:table-cell office:value-type="float" office:value="0.0000122225" calcext:value-type="float">
            <text:p>1.22225E-05</text:p>
          </table:table-cell>
          <table:table-cell office:value-type="float" office:value="0.0000169646" calcext:value-type="float">
            <text:p>1.69646E-05</text:p>
          </table:table-cell>
          <table:table-cell office:value-type="float" office:value="0.0000234249" calcext:value-type="float">
            <text:p>2.34249E-05</text:p>
          </table:table-cell>
          <table:table-cell office:value-type="float" office:value="0.0000321806" calcext:value-type="float">
            <text:p>3.21806E-05</text:p>
          </table:table-cell>
          <table:table-cell office:value-type="float" office:value="0.0000439865" calcext:value-type="float">
            <text:p>4.39865E-05</text:p>
          </table:table-cell>
          <table:table-cell office:value-type="float" office:value="0.0000598247" calcext:value-type="float">
            <text:p>5.98247E-05</text:p>
          </table:table-cell>
          <table:table-cell office:value-type="float" office:value="0.0000809664" calcext:value-type="float">
            <text:p>8.09664E-05</text:p>
          </table:table-cell>
          <table:table-cell office:value-type="float" office:value="0.000109048" calcext:value-type="float">
            <text:p>0.000109048</text:p>
          </table:table-cell>
          <table:table-cell office:value-type="float" office:value="0.000146167" calcext:value-type="float">
            <text:p>0.000146167</text:p>
          </table:table-cell>
          <table:table-cell office:value-type="float" office:value="0.000194993" calcext:value-type="float">
            <text:p>0.000194993</text:p>
          </table:table-cell>
          <table:table-cell office:value-type="float" office:value="0.000258914" calcext:value-type="float">
            <text:p>0.000258914</text:p>
          </table:table-cell>
          <table:table-cell office:value-type="float" office:value="0.000342204" calcext:value-type="float">
            <text:p>0.000342204</text:p>
          </table:table-cell>
          <table:table-cell office:value-type="float" office:value="0.000450225" calcext:value-type="float">
            <text:p>0.000450225</text:p>
          </table:table-cell>
          <table:table-cell office:value-type="float" office:value="0.000589678" calcext:value-type="float">
            <text:p>0.000589678</text:p>
          </table:table-cell>
          <table:table-cell office:value-type="float" office:value="0.00076889" calcext:value-type="float">
            <text:p>0.00076889</text:p>
          </table:table-cell>
          <table:table-cell office:value-type="float" office:value="0.000998163" calcext:value-type="float">
            <text:p>0.000998163</text:p>
          </table:table-cell>
          <table:table-cell office:value-type="float" office:value="0.00129018" calcext:value-type="float">
            <text:p>0.00129018</text:p>
          </table:table-cell>
          <table:table-cell office:value-type="float" office:value="0.00166047" calcext:value-type="float">
            <text:p>0.00166047</text:p>
          </table:table-cell>
          <table:table-cell office:value-type="float" office:value="0.00212799" calcext:value-type="float">
            <text:p>0.00212799</text:p>
          </table:table-cell>
          <table:table-cell office:value-type="float" office:value="0.00271574" calcext:value-type="float">
            <text:p>0.00271574</text:p>
          </table:table-cell>
          <table:table-cell office:value-type="float" office:value="0.00345148" calcext:value-type="float">
            <text:p>0.00345148</text:p>
          </table:table-cell>
          <table:table-cell office:value-type="float" office:value="0.00436863" calcext:value-type="float">
            <text:p>0.00436863</text:p>
          </table:table-cell>
          <table:table-cell office:value-type="float" office:value="0.00550718" calcext:value-type="float">
            <text:p>0.00550718</text:p>
          </table:table-cell>
          <table:table-cell office:value-type="float" office:value="0.00691477" calcext:value-type="float">
            <text:p>0.00691477</text:p>
          </table:table-cell>
          <table:table-cell office:value-type="float" office:value="0.00864793" calcext:value-type="float">
            <text:p>0.00864793</text:p>
          </table:table-cell>
          <table:table-cell office:value-type="float" office:value="0.0107734" calcext:value-type="float">
            <text:p>0.0107734</text:p>
          </table:table-cell>
          <table:table-cell office:value-type="float" office:value="0.0133697" calcext:value-type="float">
            <text:p>0.0133697</text:p>
          </table:table-cell>
          <table:table-cell office:value-type="float" office:value="0.0165286" calcext:value-type="float">
            <text:p>0.0165286</text:p>
          </table:table-cell>
          <table:table-cell office:value-type="float" office:value="0.0203571" calcext:value-type="float">
            <text:p>0.0203571</text:p>
          </table:table-cell>
          <table:table-cell office:value-type="float" office:value="0.0249795" calcext:value-type="float">
            <text:p>0.0249795</text:p>
          </table:table-cell>
          <table:table-cell office:value-type="float" office:value="0.0305392" calcext:value-type="float">
            <text:p>0.0305392</text:p>
          </table:table-cell>
          <table:table-cell office:value-type="float" office:value="0.0372013" calcext:value-type="float">
            <text:p>0.0372013</text:p>
          </table:table-cell>
          <table:table-cell office:value-type="float" office:value="0.0451546" calcext:value-type="float">
            <text:p>0.0451546</text:p>
          </table:table-cell>
          <table:table-cell office:value-type="float" office:value="0.0546146" calcext:value-type="float">
            <text:p>0.0546146</text:p>
          </table:table-cell>
          <table:table-cell office:value-type="float" office:value="0.065826" calcext:value-type="float">
            <text:p>0.065826</text:p>
          </table:table-cell>
          <table:table-cell office:value-type="float" office:value="0.0790656" calcext:value-type="float">
            <text:p>0.0790656</text:p>
          </table:table-cell>
          <table:table-cell office:value-type="float" office:value="0.0946446" calcext:value-type="float">
            <text:p>0.0946446</text:p>
          </table:table-cell>
          <table:table-cell office:value-type="float" office:value="0.112912" calcext:value-type="float">
            <text:p>0.112912</text:p>
          </table:table-cell>
          <table:table-cell office:value-type="float" office:value="0.134258" calcext:value-type="float">
            <text:p>0.134258</text:p>
          </table:table-cell>
          <table:table-cell office:value-type="float" office:value="0.159116" calcext:value-type="float">
            <text:p>0.159116</text:p>
          </table:table-cell>
          <table:table-cell office:value-type="float" office:value="0.187966" calcext:value-type="float">
            <text:p>0.187966</text:p>
          </table:table-cell>
          <table:table-cell office:value-type="float" office:value="0.221335" calcext:value-type="float">
            <text:p>0.221335</text:p>
          </table:table-cell>
          <table:table-cell office:value-type="float" office:value="0.259805" calcext:value-type="float">
            <text:p>0.259805</text:p>
          </table:table-cell>
          <table:table-cell office:value-type="float" office:value="0.304009" calcext:value-type="float">
            <text:p>0.304009</text:p>
          </table:table-cell>
          <table:table-cell office:value-type="float" office:value="0.354639" calcext:value-type="float">
            <text:p>0.354639</text:p>
          </table:table-cell>
          <table:table-cell office:value-type="float" office:value="0.412441" calcext:value-type="float">
            <text:p>0.412441</text:p>
          </table:table-cell>
          <table:table-cell office:value-type="float" office:value="0.478224" calcext:value-type="float">
            <text:p>0.478224</text:p>
          </table:table-cell>
          <table:table-cell office:value-type="float" office:value="0.552855" calcext:value-type="float">
            <text:p>0.552855</text:p>
          </table:table-cell>
          <table:table-cell office:value-type="float" office:value="0.637261" calcext:value-type="float">
            <text:p>0.637261</text:p>
          </table:table-cell>
          <table:table-cell office:value-type="float" office:value="0.732431" calcext:value-type="float">
            <text:p>0.732431</text:p>
          </table:table-cell>
          <table:table-cell office:value-type="float" office:value="0.839414" calcext:value-type="float">
            <text:p>0.839414</text:p>
          </table:table-cell>
          <table:table-cell office:value-type="float" office:value="0.959316" calcext:value-type="float">
            <text:p>0.959316</text:p>
          </table:table-cell>
          <table:table-cell office:value-type="float" office:value="1.0933" calcext:value-type="float">
            <text:p>1.0933</text:p>
          </table:table-cell>
          <table:table-cell office:value-type="float" office:value="1.24258" calcext:value-type="float">
            <text:p>1.24258</text:p>
          </table:table-cell>
          <table:table-cell office:value-type="float" office:value="1.40842" calcext:value-type="float">
            <text:p>1.40842</text:p>
          </table:table-cell>
          <table:table-cell office:value-type="float" office:value="1.59215" calcext:value-type="float">
            <text:p>1.59215</text:p>
          </table:table-cell>
          <table:table-cell office:value-type="float" office:value="1.7951" calcext:value-type="float">
            <text:p>1.7951</text:p>
          </table:table-cell>
          <table:table-cell office:value-type="float" office:value="2.01867" calcext:value-type="float">
            <text:p>2.01867</text:p>
          </table:table-cell>
          <table:table-cell office:value-type="float" office:value="2.26427" calcext:value-type="float">
            <text:p>2.26427</text:p>
          </table:table-cell>
          <table:table-cell office:value-type="float" office:value="2.53334" calcext:value-type="float">
            <text:p>2.53334</text:p>
          </table:table-cell>
          <table:table-cell office:value-type="float" office:value="2.82734" calcext:value-type="float">
            <text:p>2.82734</text:p>
          </table:table-cell>
          <table:table-cell office:value-type="float" office:value="3.14771" calcext:value-type="float">
            <text:p>3.14771</text:p>
          </table:table-cell>
          <table:table-cell office:value-type="float" office:value="3.49591" calcext:value-type="float">
            <text:p>3.49591</text:p>
          </table:table-cell>
          <table:table-cell office:value-type="float" office:value="3.87337" calcext:value-type="float">
            <text:p>3.87337</text:p>
          </table:table-cell>
          <table:table-cell office:value-type="float" office:value="4.28151" calcext:value-type="float">
            <text:p>4.28151</text:p>
          </table:table-cell>
          <table:table-cell office:value-type="float" office:value="4.72171" calcext:value-type="float">
            <text:p>4.72171</text:p>
          </table:table-cell>
          <table:table-cell office:value-type="float" office:value="5.19529" calcext:value-type="float">
            <text:p>5.19529</text:p>
          </table:table-cell>
          <table:table-cell office:value-type="float" office:value="5.70353" calcext:value-type="float">
            <text:p>5.70353</text:p>
          </table:table-cell>
          <table:table-cell office:value-type="float" office:value="6.24764" calcext:value-type="float">
            <text:p>6.24764</text:p>
          </table:table-cell>
          <table:table-cell office:value-type="float" office:value="6.82876" calcext:value-type="float">
            <text:p>6.82876</text:p>
          </table:table-cell>
          <table:table-cell office:value-type="float" office:value="7.44793" calcext:value-type="float">
            <text:p>7.44793</text:p>
          </table:table-cell>
          <table:table-cell office:value-type="float" office:value="8.1061" calcext:value-type="float">
            <text:p>8.1061</text:p>
          </table:table-cell>
          <table:table-cell office:value-type="float" office:value="8.8041" calcext:value-type="float">
            <text:p>8.8041</text:p>
          </table:table-cell>
          <table:table-cell office:value-type="float" office:value="9.54266" calcext:value-type="float">
            <text:p>9.54266</text:p>
          </table:table-cell>
          <table:table-cell office:value-type="float" office:value="10.3224" calcext:value-type="float">
            <text:p>10.3224</text:p>
          </table:table-cell>
          <table:table-cell office:value-type="float" office:value="11.1437" calcext:value-type="float">
            <text:p>11.1437</text:p>
          </table:table-cell>
          <table:table-cell office:value-type="float" office:value="12.007" calcext:value-type="float">
            <text:p>12.007</text:p>
          </table:table-cell>
          <table:table-cell office:value-type="float" office:value="12.9124" calcext:value-type="float">
            <text:p>12.9124</text:p>
          </table:table-cell>
          <table:table-cell office:value-type="float" office:value="13.8599" calcext:value-type="float">
            <text:p>13.8599</text:p>
          </table:table-cell>
          <table:table-cell office:value-type="float" office:value="14.8495" calcext:value-type="float">
            <text:p>14.8495</text:p>
          </table:table-cell>
          <table:table-cell office:value-type="float" office:value="15.8808" calcext:value-type="float">
            <text:p>15.8808</text:p>
          </table:table-cell>
          <table:table-cell office:value-type="float" office:value="16.9534" calcext:value-type="float">
            <text:p>16.9534</text:p>
          </table:table-cell>
          <table:table-cell office:value-type="float" office:value="18.0667" calcext:value-type="float">
            <text:p>18.0667</text:p>
          </table:table-cell>
          <table:table-cell office:value-type="float" office:value="19.22" calcext:value-type="float">
            <text:p>19.22</text:p>
          </table:table-cell>
          <table:table-cell office:value-type="float" office:value="20.4122" calcext:value-type="float">
            <text:p>20.4122</text:p>
          </table:table-cell>
          <table:table-cell office:value-type="float" office:value="21.6424" calcext:value-type="float">
            <text:p>21.6424</text:p>
          </table:table-cell>
          <table:table-cell office:value-type="float" office:value="22.9093" calcext:value-type="float">
            <text:p>22.9093</text:p>
          </table:table-cell>
          <table:table-cell office:value-type="float" office:value="24.2115" calcext:value-type="float">
            <text:p>24.2115</text:p>
          </table:table-cell>
          <table:table-cell office:value-type="float" office:value="25.5476" calcext:value-type="float">
            <text:p>25.5476</text:p>
          </table:table-cell>
          <table:table-cell office:value-type="float" office:value="26.9157" calcext:value-type="float">
            <text:p>26.9157</text:p>
          </table:table-cell>
          <table:table-cell office:value-type="float" office:value="28.3143" calcext:value-type="float">
            <text:p>28.3143</text:p>
          </table:table-cell>
          <table:table-cell office:value-type="float" office:value="29.7413" calcext:value-type="float">
            <text:p>29.7413</text:p>
          </table:table-cell>
          <table:table-cell office:value-type="float" office:value="31.1948" calcext:value-type="float">
            <text:p>31.1948</text:p>
          </table:table-cell>
          <table:table-cell office:value-type="float" office:value="32.6727" calcext:value-type="float">
            <text:p>32.6727</text:p>
          </table:table-cell>
          <table:table-cell office:value-type="float" office:value="34.1727" calcext:value-type="float">
            <text:p>34.1727</text:p>
          </table:table-cell>
          <table:table-cell office:value-type="float" office:value="35.6925" calcext:value-type="float">
            <text:p>35.6925</text:p>
          </table:table-cell>
          <table:table-cell office:value-type="float" office:value="37.2298" calcext:value-type="float">
            <text:p>37.2298</text:p>
          </table:table-cell>
          <table:table-cell office:value-type="float" office:value="38.7821" calcext:value-type="float">
            <text:p>38.7821</text:p>
          </table:table-cell>
          <table:table-cell office:value-type="float" office:value="40.347" calcext:value-type="float">
            <text:p>40.347</text:p>
          </table:table-cell>
          <table:table-cell office:value-type="float" office:value="41.9219" calcext:value-type="float">
            <text:p>41.9219</text:p>
          </table:table-cell>
          <table:table-cell office:value-type="float" office:value="43.5042" calcext:value-type="float">
            <text:p>43.5042</text:p>
          </table:table-cell>
          <table:table-cell office:value-type="float" office:value="45.0915" calcext:value-type="float">
            <text:p>45.0915</text:p>
          </table:table-cell>
          <table:table-cell office:value-type="float" office:value="46.681" calcext:value-type="float">
            <text:p>46.681</text:p>
          </table:table-cell>
          <table:table-cell office:value-type="float" office:value="48.2702" calcext:value-type="float">
            <text:p>48.2702</text:p>
          </table:table-cell>
          <table:table-cell office:value-type="float" office:value="49.8565" calcext:value-type="float">
            <text:p>49.8565</text:p>
          </table:table-cell>
          <table:table-cell office:value-type="float" office:value="51.4373" calcext:value-type="float">
            <text:p>51.4373</text:p>
          </table:table-cell>
          <table:table-cell office:value-type="float" office:value="53.0099" calcext:value-type="float">
            <text:p>53.0099</text:p>
          </table:table-cell>
          <table:table-cell office:value-type="float" office:value="54.572" calcext:value-type="float">
            <text:p>54.572</text:p>
          </table:table-cell>
          <table:table-cell office:value-type="float" office:value="56.1209" calcext:value-type="float">
            <text:p>56.1209</text:p>
          </table:table-cell>
          <table:table-cell office:value-type="float" office:value="57.6542" calcext:value-type="float">
            <text:p>57.6542</text:p>
          </table:table-cell>
          <table:table-cell office:value-type="float" office:value="59.1696" calcext:value-type="float">
            <text:p>59.1696</text:p>
          </table:table-cell>
          <table:table-cell office:value-type="float" office:value="60.6645" calcext:value-type="float">
            <text:p>60.6645</text:p>
          </table:table-cell>
          <table:table-cell office:value-type="float" office:value="62.1368" calcext:value-type="float">
            <text:p>62.1368</text:p>
          </table:table-cell>
          <table:table-cell office:value-type="float" office:value="63.5841" calcext:value-type="float">
            <text:p>63.5841</text:p>
          </table:table-cell>
          <table:table-cell office:value-type="float" office:value="65.0044" calcext:value-type="float">
            <text:p>65.0044</text:p>
          </table:table-cell>
          <table:table-cell office:value-type="float" office:value="66.3954" calcext:value-type="float">
            <text:p>66.3954</text:p>
          </table:table-cell>
          <table:table-cell office:value-type="float" office:value="67.7551" calcext:value-type="float">
            <text:p>67.7551</text:p>
          </table:table-cell>
          <table:table-cell office:value-type="float" office:value="69.0816" calcext:value-type="float">
            <text:p>69.0816</text:p>
          </table:table-cell>
          <table:table-cell office:value-type="float" office:value="70.373" calcext:value-type="float">
            <text:p>70.373</text:p>
          </table:table-cell>
          <table:table-cell office:value-type="float" office:value="71.6274" calcext:value-type="float">
            <text:p>71.6274</text:p>
          </table:table-cell>
          <table:table-cell office:value-type="float" office:value="72.8431" calcext:value-type="float">
            <text:p>72.8431</text:p>
          </table:table-cell>
          <table:table-cell office:value-type="float" office:value="74.0185" calcext:value-type="float">
            <text:p>74.0185</text:p>
          </table:table-cell>
          <table:table-cell office:value-type="float" office:value="75.1519" calcext:value-type="float">
            <text:p>75.1519</text:p>
          </table:table-cell>
          <table:table-cell office:value-type="float" office:value="76.2419" calcext:value-type="float">
            <text:p>76.2419</text:p>
          </table:table-cell>
          <table:table-cell office:value-type="float" office:value="77.2869" calcext:value-type="float">
            <text:p>77.2869</text:p>
          </table:table-cell>
          <table:table-cell office:value-type="float" office:value="78.2857" calcext:value-type="float">
            <text:p>78.2857</text:p>
          </table:table-cell>
          <table:table-cell office:value-type="float" office:value="79.237" calcext:value-type="float">
            <text:p>79.237</text:p>
          </table:table-cell>
          <table:table-cell office:value-type="float" office:value="80.1395" calcext:value-type="float">
            <text:p>80.1395</text:p>
          </table:table-cell>
          <table:table-cell office:value-type="float" office:value="80.9922" calcext:value-type="float">
            <text:p>80.9922</text:p>
          </table:table-cell>
          <table:table-cell office:value-type="float" office:value="81.7939" calcext:value-type="float">
            <text:p>81.7939</text:p>
          </table:table-cell>
          <table:table-cell office:value-type="float" office:value="82.5438" calcext:value-type="float">
            <text:p>82.5438</text:p>
          </table:table-cell>
          <table:table-cell office:value-type="float" office:value="83.2408" calcext:value-type="float">
            <text:p>83.2408</text:p>
          </table:table-cell>
          <table:table-cell office:value-type="float" office:value="83.8842" calcext:value-type="float">
            <text:p>83.8842</text:p>
          </table:table-cell>
          <table:table-cell office:value-type="float" office:value="84.4731" calcext:value-type="float">
            <text:p>84.4731</text:p>
          </table:table-cell>
          <table:table-cell office:value-type="float" office:value="85.0069" calcext:value-type="float">
            <text:p>85.0069</text:p>
          </table:table-cell>
          <table:table-cell office:value-type="float" office:value="85.485" calcext:value-type="float">
            <text:p>85.485</text:p>
          </table:table-cell>
          <table:table-cell office:value-type="float" office:value="85.9067" calcext:value-type="float">
            <text:p>85.9067</text:p>
          </table:table-cell>
          <table:table-cell office:value-type="float" office:value="86.2715" calcext:value-type="float">
            <text:p>86.2715</text:p>
          </table:table-cell>
          <table:table-cell office:value-type="float" office:value="86.5791" calcext:value-type="float">
            <text:p>86.5791</text:p>
          </table:table-cell>
          <table:table-cell office:value-type="float" office:value="86.829" calcext:value-type="float">
            <text:p>86.829</text:p>
          </table:table-cell>
          <table:table-cell office:value-type="float" office:value="87.0209" calcext:value-type="float">
            <text:p>87.0209</text:p>
          </table:table-cell>
          <table:table-cell office:value-type="float" office:value="87.1546" calcext:value-type="float">
            <text:p>87.1546</text:p>
          </table:table-cell>
          <table:table-cell office:value-type="float" office:value="87.2298" calcext:value-type="float">
            <text:p>87.2298</text:p>
          </table:table-cell>
          <table:table-cell office:value-type="float" office:value="87.2465" calcext:value-type="float">
            <text:p>87.2465</text:p>
          </table:table-cell>
          <table:table-cell office:value-type="float" office:value="87.2046" calcext:value-type="float">
            <text:p>87.2046</text:p>
          </table:table-cell>
          <table:table-cell office:value-type="float" office:value="87.1041" calcext:value-type="float">
            <text:p>87.1041</text:p>
          </table:table-cell>
          <table:table-cell office:value-type="float" office:value="86.945" calcext:value-type="float">
            <text:p>86.945</text:p>
          </table:table-cell>
          <table:table-cell office:value-type="float" office:value="86.7274" calcext:value-type="float">
            <text:p>86.7274</text:p>
          </table:table-cell>
          <table:table-cell office:value-type="float" office:value="86.4516" calcext:value-type="float">
            <text:p>86.4516</text:p>
          </table:table-cell>
          <table:table-cell office:value-type="float" office:value="86.1178" calcext:value-type="float">
            <text:p>86.1178</text:p>
          </table:table-cell>
          <table:table-cell office:value-type="float" office:value="85.7263" calcext:value-type="float">
            <text:p>85.7263</text:p>
          </table:table-cell>
          <table:table-cell office:value-type="float" office:value="85.2775" calcext:value-type="float">
            <text:p>85.2775</text:p>
          </table:table-cell>
          <table:table-cell office:value-type="float" office:value="84.7719" calcext:value-type="float">
            <text:p>84.7719</text:p>
          </table:table-cell>
          <table:table-cell office:value-type="float" office:value="84.21" calcext:value-type="float">
            <text:p>84.21</text:p>
          </table:table-cell>
          <table:table-cell office:value-type="float" office:value="83.5923" calcext:value-type="float">
            <text:p>83.5923</text:p>
          </table:table-cell>
          <table:table-cell office:value-type="float" office:value="82.9197" calcext:value-type="float">
            <text:p>82.9197</text:p>
          </table:table-cell>
          <table:table-cell office:value-type="float" office:value="82.1927" calcext:value-type="float">
            <text:p>82.1927</text:p>
          </table:table-cell>
          <table:table-cell office:value-type="float" office:value="81.4124" calcext:value-type="float">
            <text:p>81.4124</text:p>
          </table:table-cell>
          <table:table-cell office:value-type="float" office:value="80.5795" calcext:value-type="float">
            <text:p>80.5795</text:p>
          </table:table-cell>
          <table:table-cell office:value-type="float" office:value="79.6951" calcext:value-type="float">
            <text:p>79.6951</text:p>
          </table:table-cell>
          <table:table-cell office:value-type="float" office:value="78.7603" calcext:value-type="float">
            <text:p>78.7603</text:p>
          </table:table-cell>
          <table:table-cell office:value-type="float" office:value="77.7763" calcext:value-type="float">
            <text:p>77.7763</text:p>
          </table:table-cell>
          <table:table-cell office:value-type="float" office:value="76.7442" calcext:value-type="float">
            <text:p>76.7442</text:p>
          </table:table-cell>
          <table:table-cell office:value-type="float" office:value="75.6655" calcext:value-type="float">
            <text:p>75.6655</text:p>
          </table:table-cell>
          <table:table-cell office:value-type="float" office:value="74.5417" calcext:value-type="float">
            <text:p>74.5417</text:p>
          </table:table-cell>
          <table:table-cell office:value-type="float" office:value="73.3742" calcext:value-type="float">
            <text:p>73.3742</text:p>
          </table:table-cell>
          <table:table-cell office:value-type="float" office:value="72.1647" calcext:value-type="float">
            <text:p>72.1647</text:p>
          </table:table-cell>
          <table:table-cell office:value-type="float" office:value="70.915" calcext:value-type="float">
            <text:p>70.915</text:p>
          </table:table-cell>
          <table:table-cell office:value-type="float" office:value="69.6269" calcext:value-type="float">
            <text:p>69.6269</text:p>
          </table:table-cell>
          <table:table-cell office:value-type="float" office:value="68.3023" calcext:value-type="float">
            <text:p>68.3023</text:p>
          </table:table-cell>
          <table:table-cell office:value-type="float" office:value="66.9431" calcext:value-type="float">
            <text:p>66.9431</text:p>
          </table:table-cell>
          <table:table-cell office:value-type="float" office:value="65.5517" calcext:value-type="float">
            <text:p>65.5517</text:p>
          </table:table-cell>
          <table:table-cell office:value-type="float" office:value="64.13" calcext:value-type="float">
            <text:p>64.13</text:p>
          </table:table-cell>
          <table:table-cell office:value-type="float" office:value="62.6805" calcext:value-type="float">
            <text:p>62.6805</text:p>
          </table:table-cell>
          <table:table-cell office:value-type="float" office:value="61.2054" calcext:value-type="float">
            <text:p>61.2054</text:p>
          </table:table-cell>
          <table:table-cell office:value-type="float" office:value="59.7072" calcext:value-type="float">
            <text:p>59.7072</text:p>
          </table:table-cell>
          <table:table-cell office:value-type="float" office:value="58.1884" calcext:value-type="float">
            <text:p>58.1884</text:p>
          </table:table-cell>
          <table:table-cell office:value-type="float" office:value="56.6516" calcext:value-type="float">
            <text:p>56.6516</text:p>
          </table:table-cell>
          <table:table-cell office:value-type="float" office:value="55.0994" calcext:value-type="float">
            <text:p>55.0994</text:p>
          </table:table-cell>
          <table:table-cell office:value-type="float" office:value="53.5345" calcext:value-type="float">
            <text:p>53.5345</text:p>
          </table:table-cell>
          <table:table-cell office:value-type="float" office:value="51.9595" calcext:value-type="float">
            <text:p>51.9595</text:p>
          </table:table-cell>
          <table:table-cell office:value-type="float" office:value="50.3773" calcext:value-type="float">
            <text:p>50.3773</text:p>
          </table:table-cell>
          <table:table-cell office:value-type="float" office:value="48.7905" calcext:value-type="float">
            <text:p>48.7905</text:p>
          </table:table-cell>
          <table:table-cell office:value-type="float" office:value="47.2019" calcext:value-type="float">
            <text:p>47.2019</text:p>
          </table:table-cell>
          <table:table-cell office:value-type="float" office:value="45.6143" calcext:value-type="float">
            <text:p>45.6143</text:p>
          </table:table-cell>
          <table:table-cell office:value-type="float" office:value="44.0305" calcext:value-type="float">
            <text:p>44.0305</text:p>
          </table:table-cell>
          <table:table-cell office:value-type="float" office:value="42.453" calcext:value-type="float">
            <text:p>42.453</text:p>
          </table:table-cell>
          <table:table-cell office:value-type="float" office:value="40.8848" calcext:value-type="float">
            <text:p>40.8848</text:p>
          </table:table-cell>
          <table:table-cell office:value-type="float" office:value="39.3282" calcext:value-type="float">
            <text:p>39.3282</text:p>
          </table:table-cell>
          <table:table-cell office:value-type="float" office:value="37.786" calcext:value-type="float">
            <text:p>37.786</text:p>
          </table:table-cell>
          <table:table-cell office:value-type="float" office:value="36.2607" calcext:value-type="float">
            <text:p>36.2607</text:p>
          </table:table-cell>
          <table:table-cell office:value-type="float" office:value="34.7546" calcext:value-type="float">
            <text:p>34.7546</text:p>
          </table:table-cell>
          <table:table-cell office:value-type="float" office:value="33.27" calcext:value-type="float">
            <text:p>33.27</text:p>
          </table:table-cell>
          <table:table-cell office:value-type="float" office:value="31.8093" calcext:value-type="float">
            <text:p>31.8093</text:p>
          </table:table-cell>
          <table:table-cell office:value-type="float" office:value="30.3744" calcext:value-type="float">
            <text:p>30.3744</text:p>
          </table:table-cell>
          <table:table-cell office:value-type="float" office:value="28.9675" calcext:value-type="float">
            <text:p>28.9675</text:p>
          </table:table-cell>
          <table:table-cell office:value-type="float" office:value="27.5902" calcext:value-type="float">
            <text:p>27.5902</text:p>
          </table:table-cell>
          <table:table-cell office:value-type="float" office:value="26.2444" calcext:value-type="float">
            <text:p>26.2444</text:p>
          </table:table-cell>
          <table:table-cell office:value-type="float" office:value="24.9316" calcext:value-type="float">
            <text:p>24.9316</text:p>
          </table:table-cell>
          <table:table-cell office:value-type="float" office:value="23.6533" calcext:value-type="float">
            <text:p>23.6533</text:p>
          </table:table-cell>
          <table:table-cell office:value-type="float" office:value="22.4106" calcext:value-type="float">
            <text:p>22.4106</text:p>
          </table:table-cell>
          <table:table-cell office:value-type="float" office:value="21.2048" calcext:value-type="float">
            <text:p>21.2048</text:p>
          </table:table-cell>
          <table:table-cell office:value-type="float" office:value="20.0368" calcext:value-type="float">
            <text:p>20.0368</text:p>
          </table:table-cell>
          <table:table-cell office:value-type="float" office:value="18.9073" calcext:value-type="float">
            <text:p>18.9073</text:p>
          </table:table-cell>
          <table:table-cell office:value-type="float" office:value="17.8171" calcext:value-type="float">
            <text:p>17.8171</text:p>
          </table:table-cell>
          <table:table-cell office:value-type="float" office:value="16.7666" calcext:value-type="float">
            <text:p>16.7666</text:p>
          </table:table-cell>
          <table:table-cell office:value-type="float" office:value="15.7561" calcext:value-type="float">
            <text:p>15.7561</text:p>
          </table:table-cell>
          <table:table-cell office:value-type="float" office:value="14.7858" calcext:value-type="float">
            <text:p>14.7858</text:p>
          </table:table-cell>
          <table:table-cell office:value-type="float" office:value="13.8559" calcext:value-type="float">
            <text:p>13.8559</text:p>
          </table:table-cell>
          <table:table-cell office:value-type="float" office:value="12.9661" calcext:value-type="float">
            <text:p>12.9661</text:p>
          </table:table-cell>
          <table:table-cell office:value-type="float" office:value="12.1162" calcext:value-type="float">
            <text:p>12.1162</text:p>
          </table:table-cell>
          <table:table-cell office:value-type="float" office:value="11.3059" calcext:value-type="float">
            <text:p>11.3059</text:p>
          </table:table-cell>
          <table:table-cell office:value-type="float" office:value="10.5347" calcext:value-type="float">
            <text:p>10.5347</text:p>
          </table:table-cell>
          <table:table-cell office:value-type="float" office:value="9.80204" calcext:value-type="float">
            <text:p>9.80204</text:p>
          </table:table-cell>
          <table:table-cell office:value-type="float" office:value="9.10716" calcext:value-type="float">
            <text:p>9.10716</text:p>
          </table:table-cell>
          <table:table-cell office:value-type="float" office:value="8.44929" calcext:value-type="float">
            <text:p>8.44929</text:p>
          </table:table-cell>
          <table:table-cell office:value-type="float" office:value="7.82757" calcext:value-type="float">
            <text:p>7.82757</text:p>
          </table:table-cell>
          <table:table-cell office:value-type="float" office:value="7.24104" calcext:value-type="float">
            <text:p>7.24104</text:p>
          </table:table-cell>
          <table:table-cell office:value-type="float" office:value="6.68867" calcext:value-type="float">
            <text:p>6.68867</text:p>
          </table:table-cell>
          <table:table-cell office:value-type="float" office:value="6.16941" calcext:value-type="float">
            <text:p>6.16941</text:p>
          </table:table-cell>
          <table:table-cell office:value-type="float" office:value="5.68211" calcext:value-type="float">
            <text:p>5.68211</text:p>
          </table:table-cell>
          <table:table-cell office:value-type="float" office:value="5.2256" calcext:value-type="float">
            <text:p>5.2256</text:p>
          </table:table-cell>
          <table:table-cell office:value-type="float" office:value="4.7987" calcext:value-type="float">
            <text:p>4.7987</text:p>
          </table:table-cell>
          <table:table-cell office:value-type="float" office:value="4.40018" calcext:value-type="float">
            <text:p>4.40018</text:p>
          </table:table-cell>
          <table:table-cell office:value-type="float" office:value="4.0288" calcext:value-type="float">
            <text:p>4.0288</text:p>
          </table:table-cell>
          <table:table-cell office:value-type="float" office:value="3.68331" calcext:value-type="float">
            <text:p>3.68331</text:p>
          </table:table-cell>
          <table:table-cell office:value-type="float" office:value="3.36246" calcext:value-type="float">
            <text:p>3.36246</text:p>
          </table:table-cell>
          <table:table-cell office:value-type="float" office:value="3.06502" calcext:value-type="float">
            <text:p>3.06502</text:p>
          </table:table-cell>
          <table:table-cell office:value-type="float" office:value="2.78975" calcext:value-type="float">
            <text:p>2.78975</text:p>
          </table:table-cell>
          <table:table-cell office:value-type="float" office:value="2.53544" calcext:value-type="float">
            <text:p>2.53544</text:p>
          </table:table-cell>
          <table:table-cell office:value-type="float" office:value="2.3009" calcext:value-type="float">
            <text:p>2.3009</text:p>
          </table:table-cell>
          <table:table-cell office:value-type="float" office:value="2.08496" calcext:value-type="float">
            <text:p>2.08496</text:p>
          </table:table-cell>
          <table:table-cell office:value-type="float" office:value="1.88649" calcext:value-type="float">
            <text:p>1.88649</text:p>
          </table:table-cell>
          <table:table-cell office:value-type="float" office:value="1.70438" calcext:value-type="float">
            <text:p>1.70438</text:p>
          </table:table-cell>
          <table:table-cell office:value-type="float" office:value="1.53756" calcext:value-type="float">
            <text:p>1.53756</text:p>
          </table:table-cell>
          <table:table-cell office:value-type="float" office:value="1.38503" calcext:value-type="float">
            <text:p>1.38503</text:p>
          </table:table-cell>
          <table:table-cell office:value-type="float" office:value="1.24578" calcext:value-type="float">
            <text:p>1.24578</text:p>
          </table:table-cell>
          <table:table-cell office:value-type="float" office:value="1.11887" calcext:value-type="float">
            <text:p>1.11887</text:p>
          </table:table-cell>
          <table:table-cell office:value-type="float" office:value="1.00341" calcext:value-type="float">
            <text:p>1.00341</text:p>
          </table:table-cell>
          <table:table-cell office:value-type="float" office:value="0.898537" calcext:value-type="float">
            <text:p>0.898537</text:p>
          </table:table-cell>
          <table:table-cell office:value-type="float" office:value="0.80344" calcext:value-type="float">
            <text:p>0.80344</text:p>
          </table:table-cell>
          <table:table-cell office:value-type="float" office:value="0.71735" calcext:value-type="float">
            <text:p>0.71735</text:p>
          </table:table-cell>
          <table:table-cell office:value-type="float" office:value="0.639545" calcext:value-type="float">
            <text:p>0.639545</text:p>
          </table:table-cell>
          <table:table-cell office:value-type="float" office:value="0.569343" calcext:value-type="float">
            <text:p>0.569343</text:p>
          </table:table-cell>
          <table:table-cell office:value-type="float" office:value="0.506105" calcext:value-type="float">
            <text:p>0.506105</text:p>
          </table:table-cell>
          <table:table-cell office:value-type="float" office:value="0.449233" calcext:value-type="float">
            <text:p>0.449233</text:p>
          </table:table-cell>
          <table:table-cell office:value-type="float" office:value="0.398171" calcext:value-type="float">
            <text:p>0.398171</text:p>
          </table:table-cell>
          <table:table-cell office:value-type="float" office:value="0.352399" calcext:value-type="float">
            <text:p>0.352399</text:p>
          </table:table-cell>
          <table:table-cell office:value-type="float" office:value="0.311436" calcext:value-type="float">
            <text:p>0.311436</text:p>
          </table:table-cell>
          <table:table-cell office:value-type="float" office:value="0.274836" calcext:value-type="float">
            <text:p>0.274836</text:p>
          </table:table-cell>
          <table:table-cell office:value-type="float" office:value="0.242186" calcext:value-type="float">
            <text:p>0.242186</text:p>
          </table:table-cell>
          <table:table-cell office:value-type="float" office:value="0.213107" calcext:value-type="float">
            <text:p>0.213107</text:p>
          </table:table-cell>
          <table:table-cell office:value-type="float" office:value="0.18725" calcext:value-type="float">
            <text:p>0.18725</text:p>
          </table:table-cell>
          <table:table-cell office:value-type="float" office:value="0.164294" calcext:value-type="float">
            <text:p>0.164294</text:p>
          </table:table-cell>
          <table:table-cell office:value-type="float" office:value="0.143945" calcext:value-type="float">
            <text:p>0.143945</text:p>
          </table:table-cell>
          <table:table-cell office:value-type="float" office:value="0.125937" calcext:value-type="float">
            <text:p>0.125937</text:p>
          </table:table-cell>
          <table:table-cell office:value-type="float" office:value="0.110025" calcext:value-type="float">
            <text:p>0.110025</text:p>
          </table:table-cell>
          <table:table-cell office:value-type="float" office:value="0.095987" calcext:value-type="float">
            <text:p>0.095987</text:p>
          </table:table-cell>
          <table:table-cell office:value-type="float" office:value="0.0836214" calcext:value-type="float">
            <text:p>0.0836214</text:p>
          </table:table-cell>
          <table:table-cell office:value-type="float" office:value="0.0727459" calcext:value-type="float">
            <text:p>0.0727459</text:p>
          </table:table-cell>
          <table:table-cell office:value-type="float" office:value="0.0631958" calcext:value-type="float">
            <text:p>0.0631958</text:p>
          </table:table-cell>
          <table:table-cell office:value-type="float" office:value="0.0548223" calcext:value-type="float">
            <text:p>0.0548223</text:p>
          </table:table-cell>
          <table:table-cell office:value-type="float" office:value="0.0474918" calcext:value-type="float">
            <text:p>0.0474918</text:p>
          </table:table-cell>
          <table:table-cell office:value-type="float" office:value="0.0410841" calcext:value-type="float">
            <text:p>0.0410841</text:p>
          </table:table-cell>
          <table:table-cell office:value-type="float" office:value="0.0354915" calcext:value-type="float">
            <text:p>0.0354915</text:p>
          </table:table-cell>
          <table:table-cell office:value-type="float" office:value="0.0306177" calcext:value-type="float">
            <text:p>0.0306177</text:p>
          </table:table-cell>
          <table:table-cell office:value-type="float" office:value="0.0263767" calcext:value-type="float">
            <text:p>0.0263767</text:p>
          </table:table-cell>
          <table:table-cell office:value-type="float" office:value="0.0226919" calcext:value-type="float">
            <text:p>0.0226919</text:p>
          </table:table-cell>
          <table:table-cell office:value-type="float" office:value="0.019495" calcext:value-type="float">
            <text:p>0.019495</text:p>
          </table:table-cell>
          <table:table-cell office:value-type="float" office:value="0.0167256" calcext:value-type="float">
            <text:p>0.0167256</text:p>
          </table:table-cell>
          <table:table-cell office:value-type="float" office:value="0.01433" calcext:value-type="float">
            <text:p>0.01433</text:p>
          </table:table-cell>
          <table:table-cell office:value-type="float" office:value="0.0122609" calcext:value-type="float">
            <text:p>0.0122609</text:p>
          </table:table-cell>
          <table:table-cell office:value-type="float" office:value="0.0104764" calcext:value-type="float">
            <text:p>0.0104764</text:p>
          </table:table-cell>
          <table:table-cell office:value-type="float" office:value="0.00893949" calcext:value-type="float">
            <text:p>0.00893949</text:p>
          </table:table-cell>
          <table:table-cell office:value-type="float" office:value="0.00761781" calcext:value-type="float">
            <text:p>0.00761781</text:p>
          </table:table-cell>
          <table:table-cell office:value-type="float" office:value="0.00648284" calcext:value-type="float">
            <text:p>0.00648284</text:p>
          </table:table-cell>
          <table:table-cell office:value-type="float" office:value="0.00550961" calcext:value-type="float">
            <text:p>0.00550961</text:p>
          </table:table-cell>
          <table:table-cell office:value-type="float" office:value="0.00467626" calcext:value-type="float">
            <text:p>0.00467626</text:p>
          </table:table-cell>
          <table:table-cell office:value-type="float" office:value="0.00396371" calcext:value-type="float">
            <text:p>0.00396371</text:p>
          </table:table-cell>
          <table:table-cell office:value-type="float" office:value="0.00335529" calcext:value-type="float">
            <text:p>0.00335529</text:p>
          </table:table-cell>
          <table:table-cell office:value-type="float" office:value="0.00283653" calcext:value-type="float">
            <text:p>0.00283653</text:p>
          </table:table-cell>
          <table:table-cell office:value-type="float" office:value="0.00239484" calcext:value-type="float">
            <text:p>0.00239484</text:p>
          </table:table-cell>
          <table:table-cell office:value-type="float" office:value="0.00201929" calcext:value-type="float">
            <text:p>0.00201929</text:p>
          </table:table-cell>
          <table:table-cell office:value-type="float" office:value="0.00170041" calcext:value-type="float">
            <text:p>0.00170041</text:p>
          </table:table-cell>
          <table:table-cell office:value-type="float" office:value="0.00143004" calcext:value-type="float">
            <text:p>0.00143004</text:p>
          </table:table-cell>
          <table:table-cell office:value-type="float" office:value="0.00120111" calcext:value-type="float">
            <text:p>0.00120111</text:p>
          </table:table-cell>
          <table:table-cell office:value-type="float" office:value="0.00100753" calcext:value-type="float">
            <text:p>0.00100753</text:p>
          </table:table-cell>
          <table:table-cell office:value-type="float" office:value="0.000844067" calcext:value-type="float">
            <text:p>0.000844067</text:p>
          </table:table-cell>
          <table:table-cell office:value-type="float" office:value="0.000706223" calcext:value-type="float">
            <text:p>0.000706223</text:p>
          </table:table-cell>
          <table:table-cell office:value-type="float" office:value="0.000590141" calcext:value-type="float">
            <text:p>0.000590141</text:p>
          </table:table-cell>
          <table:table-cell office:value-type="float" office:value="0.000492515" calcext:value-type="float">
            <text:p>0.000492515</text:p>
          </table:table-cell>
          <table:table-cell office:value-type="float" office:value="0.000410522" calcext:value-type="float">
            <text:p>0.000410522</text:p>
          </table:table-cell>
          <table:table-cell office:value-type="float" office:value="0.00034175" calcext:value-type="float">
            <text:p>0.00034175</text:p>
          </table:table-cell>
          <table:table-cell office:value-type="float" office:value="0.000284143" calcext:value-type="float">
            <text:p>0.000284143</text:p>
          </table:table-cell>
          <table:table-cell office:value-type="float" office:value="0.000235952" calcext:value-type="float">
            <text:p>0.000235952</text:p>
          </table:table-cell>
          <table:table-cell office:value-type="float" office:value="0.000195692" calcext:value-type="float">
            <text:p>0.000195692</text:p>
          </table:table-cell>
          <table:table-cell office:value-type="float" office:value="0.000162101" calcext:value-type="float">
            <text:p>0.000162101</text:p>
          </table:table-cell>
          <table:table-cell office:value-type="float" office:value="0.000134111" calcext:value-type="float">
            <text:p>0.000134111</text:p>
          </table:table-cell>
          <table:table-cell office:value-type="float" office:value="0.000110818" calcext:value-type="float">
            <text:p>0.000110818</text:p>
          </table:table-cell>
          <table:table-cell office:value-type="float" office:value="0.0000914591" calcext:value-type="float">
            <text:p>9.14591E-05</text:p>
          </table:table-cell>
          <table:table-cell office:value-type="float" office:value="0.0000753903" calcext:value-type="float">
            <text:p>7.53903E-05</text:p>
          </table:table-cell>
          <table:table-cell office:value-type="float" office:value="0.0000620695" calcext:value-type="float">
            <text:p>6.20695E-05</text:p>
          </table:table-cell>
          <table:table-cell office:value-type="float" office:value="0.0000510408" calcext:value-type="float">
            <text:p>5.10408E-05</text:p>
          </table:table-cell>
          <table:table-cell office:value-type="float" office:value="0.0000419214" calcext:value-type="float">
            <text:p>4.19214E-05</text:p>
          </table:table-cell>
          <table:table-cell office:value-type="float" office:value="0.0000343902" calcext:value-type="float">
            <text:p>3.43902E-05</text:p>
          </table:table-cell>
          <table:table-cell office:value-type="float" office:value="0.0000281784" calcext:value-type="float">
            <text:p>2.81784E-05</text:p>
          </table:table-cell>
          <table:table-cell office:value-type="float" office:value="0.0000230613" calcext:value-type="float">
            <text:p>2.30613E-05</text:p>
          </table:table-cell>
          <table:table-cell office:value-type="float" office:value="0.0000188512" calcext:value-type="float">
            <text:p>1.88512E-05</text:p>
          </table:table-cell>
          <table:table-cell office:value-type="float" office:value="0.0000153915" calcext:value-type="float">
            <text:p>1.53915E-05</text:p>
          </table:table-cell>
          <table:table-cell office:value-type="float" office:value="0.0000125521" calcext:value-type="float">
            <text:p>1.25521E-05</text:p>
          </table:table-cell>
          <table:table-cell office:value-type="float" office:value="0.0000102246" calcext:value-type="float">
            <text:p>1.02246E-05</text:p>
          </table:table-cell>
          <table:table-cell office:value-type="float" office:value="0.000008319" calcext:value-type="float">
            <text:p>8.319E-06</text:p>
          </table:table-cell>
          <table:table-cell office:value-type="float" office:value="0.00000676073" calcext:value-type="float">
            <text:p>6.76073E-06</text:p>
          </table:table-cell>
          <table:table-cell office:value-type="float" office:value="0.00000548802" calcext:value-type="float">
            <text:p>5.48802E-06</text:p>
          </table:table-cell>
          <table:table-cell office:value-type="float" office:value="0.0000044498" calcext:value-type="float">
            <text:p>4.4498E-06</text:p>
          </table:table-cell>
          <table:table-cell office:value-type="float" office:value="0.00000360387" calcext:value-type="float">
            <text:p>3.60387E-06</text:p>
          </table:table-cell>
          <table:table-cell office:value-type="float" office:value="0.00000291544" calcext:value-type="float">
            <text:p>2.91544E-06</text:p>
          </table:table-cell>
          <table:table-cell office:value-type="float" office:value="0.00000235584" calcext:value-type="float">
            <text:p>2.35584E-06</text:p>
          </table:table-cell>
          <table:table-cell office:value-type="float" office:value="0.00000190152" calcext:value-type="float">
            <text:p>1.90152E-06</text:p>
          </table:table-cell>
          <table:table-cell office:value-type="float" office:value="0.00000153308" calcext:value-type="float">
            <text:p>1.53308E-06</text:p>
          </table:table-cell>
          <table:table-cell office:value-type="float" office:value="0.00000123466" calcext:value-type="float">
            <text:p>1.23466E-06</text:p>
          </table:table-cell>
          <table:table-cell office:value-type="float" office:value="0.000000993213" calcext:value-type="float">
            <text:p>9.93213E-07</text:p>
          </table:table-cell>
          <table:table-cell office:value-type="float" office:value="0.0000007981" calcext:value-type="float">
            <text:p>7.981E-07</text:p>
          </table:table-cell>
          <table:table-cell office:value-type="float" office:value="0.000000640609" calcext:value-type="float">
            <text:p>6.40609E-07</text:p>
          </table:table-cell>
          <table:table-cell office:value-type="float" office:value="0.000000513631" calcext:value-type="float">
            <text:p>5.13631E-07</text:p>
          </table:table-cell>
          <table:table-cell office:value-type="float" office:value="0.000000411371" calcext:value-type="float">
            <text:p>4.11371E-07</text:p>
          </table:table-cell>
          <table:table-cell office:value-type="float" office:value="0.000000329111" calcext:value-type="float">
            <text:p>3.29111E-07</text:p>
          </table:table-cell>
          <table:table-cell office:value-type="float" office:value="0.000000263015" calcext:value-type="float">
            <text:p>2.63015E-07</text:p>
          </table:table-cell>
          <table:table-cell office:value-type="float" office:value="0.000000209966" calcext:value-type="float">
            <text:p>2.09966E-07</text:p>
          </table:table-cell>
          <table:table-cell office:value-type="float" office:value="0.000000167436" calcext:value-type="float">
            <text:p>1.67436E-07</text:p>
          </table:table-cell>
          <table:table-cell office:value-type="float" office:value="0.000000133378" calcext:value-type="float">
            <text:p>1.33378E-07</text:p>
          </table:table-cell>
          <table:table-cell office:value-type="float" office:value="0.000000106134" calcext:value-type="float">
            <text:p>1.06134E-07</text:p>
          </table:table-cell>
          <table:table-cell office:value-type="float" office:value="0.0000000843655" calcext:value-type="float">
            <text:p>8.43655E-08</text:p>
          </table:table-cell>
          <table:table-cell office:value-type="float" office:value="0.0000000669907" calcext:value-type="float">
            <text:p>6.69907E-08</text:p>
          </table:table-cell>
          <table:table-cell office:value-type="float" office:value="0.0000000531382" calcext:value-type="float">
            <text:p>5.31382E-08</text:p>
          </table:table-cell>
          <table:table-cell office:value-type="float" office:value="0.0000000421059" calcext:value-type="float">
            <text:p>4.21059E-08</text:p>
          </table:table-cell>
          <table:table-cell office:value-type="float" office:value="0.0000000333292" calcext:value-type="float">
            <text:p>3.33292E-08</text:p>
          </table:table-cell>
          <table:table-cell office:value-type="float" office:value="0.0000000263546" calcext:value-type="float">
            <text:p>2.63546E-08</text:p>
          </table:table-cell>
          <table:table-cell office:value-type="float" office:value="0.0000000208178" calcext:value-type="float">
            <text:p>2.08178E-08</text:p>
          </table:table-cell>
          <table:table-cell office:value-type="float" office:value="0.0000000164273" calcext:value-type="float">
            <text:p>1.64273E-08</text:p>
          </table:table-cell>
          <table:table-cell office:value-type="float" office:value="0.0000000129495" calcext:value-type="float">
            <text:p>1.29495E-08</text:p>
          </table:table-cell>
          <table:table-cell office:value-type="float" office:value="0.0000000101975" calcext:value-type="float">
            <text:p>1.01975E-08</text:p>
          </table:table-cell>
          <table:table-cell office:value-type="float" office:value="0.00000000802217" calcext:value-type="float">
            <text:p>8.02217E-09</text:p>
          </table:table-cell>
          <table:table-cell office:value-type="float" office:value="0.00000000630448" calcext:value-type="float">
            <text:p>6.30448E-09</text:p>
          </table:table-cell>
          <table:table-cell office:value-type="float" office:value="0.00000000494957" calcext:value-type="float">
            <text:p>4.94957E-09</text:p>
          </table:table-cell>
          <table:table-cell office:value-type="float" office:value="0.00000000388194" calcext:value-type="float">
            <text:p>3.88194E-09</text:p>
          </table:table-cell>
          <table:table-cell office:value-type="float" office:value="0.00000000304154" calcext:value-type="float">
            <text:p>3.04154E-09</text:p>
          </table:table-cell>
          <table:table-cell office:value-type="float" office:value="0.00000000238071" calcext:value-type="float">
            <text:p>2.38071E-09</text:p>
          </table:table-cell>
          <table:table-cell office:value-type="float" office:value="0.0000000018616" calcext:value-type="float">
            <text:p>1.8616E-09</text:p>
          </table:table-cell>
          <table:table-cell office:value-type="float" office:value="0.00000000145424" calcext:value-type="float">
            <text:p>1.45424E-09</text:p>
          </table:table-cell>
          <table:table-cell office:value-type="float" office:value="0.00000000113491" calcext:value-type="float">
            <text:p>1.13491E-09</text:p>
          </table:table-cell>
          <table:table-cell office:value-type="float" office:value="0.000000000884822" calcext:value-type="float">
            <text:p>8.84822E-10</text:p>
          </table:table-cell>
          <table:table-cell office:value-type="float" office:value="0.000000000689172" calcext:value-type="float">
            <text:p>6.89172E-10</text:p>
          </table:table-cell>
          <table:table-cell office:value-type="float" office:value="0.000000000536261" calcext:value-type="float">
            <text:p>5.36261E-10</text:p>
          </table:table-cell>
          <table:table-cell office:value-type="float" office:value="0.000000000416873" calcext:value-type="float">
            <text:p>4.16873E-10</text:p>
          </table:table-cell>
          <table:table-cell office:value-type="float" office:value="0.000000000323752" calcext:value-type="float">
            <text:p>3.23752E-10</text:p>
          </table:table-cell>
          <table:table-cell office:value-type="float" office:value="0.00000000025119" calcext:value-type="float">
            <text:p>2.5119E-10</text:p>
          </table:table-cell>
          <table:table-cell office:value-type="float" office:value="0.000000000194705" calcext:value-type="float">
            <text:p>1.94705E-10</text:p>
          </table:table-cell>
          <table:table-cell office:value-type="float" office:value="0.000000000150778" calcext:value-type="float">
            <text:p>1.50778E-10</text:p>
          </table:table-cell>
          <table:table-cell office:value-type="float" office:value="0.00000000011665" calcext:value-type="float">
            <text:p>1.1665E-10</text:p>
          </table:table-cell>
          <table:table-cell office:value-type="float" office:value="0.000000000090162" calcext:value-type="float">
            <text:p>9.0162E-11</text:p>
          </table:table-cell>
          <table:table-cell office:value-type="float" office:value="0.0000000000696228" calcext:value-type="float">
            <text:p>6.96228E-11</text:p>
          </table:table-cell>
          <table:table-cell office:value-type="float" office:value="0.0000000000537122" calcext:value-type="float">
            <text:p>5.37122E-11</text:p>
          </table:table-cell>
          <table:table-cell office:value-type="float" office:value="0.0000000000413988" calcext:value-type="float">
            <text:p>4.13988E-11</text:p>
          </table:table-cell>
          <table:table-cell office:value-type="float" office:value="0.0000000000318786" calcext:value-type="float">
            <text:p>3.18786E-11</text:p>
          </table:table-cell>
          <table:table-cell office:value-type="float" office:value="0.0000000000245249" calcext:value-type="float">
            <text:p>2.45249E-11</text:p>
          </table:table-cell>
          <table:table-cell office:value-type="float" office:value="0.0000000000188502" calcext:value-type="float">
            <text:p>1.88502E-11</text:p>
          </table:table-cell>
          <table:table-cell office:value-type="float" office:value="0.0000000000144752" calcext:value-type="float">
            <text:p>1.44752E-11</text:p>
          </table:table-cell>
          <table:table-cell office:value-type="float" office:value="0.0000000000111054" calcext:value-type="float">
            <text:p>1.11054E-11</text:p>
          </table:table-cell>
          <table:table-cell office:value-type="float" office:value="0.00000000000851239" calcext:value-type="float">
            <text:p>8.51239E-12</text:p>
          </table:table-cell>
          <table:table-cell office:value-type="float" office:value="0.00000000000651887" calcext:value-type="float">
            <text:p>6.51887E-12</text:p>
          </table:table-cell>
          <table:table-cell office:value-type="float" office:value="0.00000000000498771" calcext:value-type="float">
            <text:p>4.98771E-12</text:p>
          </table:table-cell>
          <table:table-cell office:value-type="float" office:value="0.00000000000381275" calcext:value-type="float">
            <text:p>3.81275E-12</text:p>
          </table:table-cell>
          <table:table-cell office:value-type="float" office:value="0.00000000000291197" calcext:value-type="float">
            <text:p>2.91197E-12</text:p>
          </table:table-cell>
          <table:table-cell office:value-type="float" office:value="0.00000000000222201" calcext:value-type="float">
            <text:p>2.22201E-12</text:p>
          </table:table-cell>
          <table:table-cell office:value-type="float" office:value="0.00000000000169403" calcext:value-type="float">
            <text:p>1.69403E-12</text:p>
          </table:table-cell>
          <table:table-cell office:value-type="float" office:value="0.00000000000129036" calcext:value-type="float">
            <text:p>1.29036E-12</text:p>
          </table:table-cell>
          <table:table-cell office:value-type="float" office:value="0.000000000000982009" calcext:value-type="float">
            <text:p>9.82009E-13</text:p>
          </table:table-cell>
          <table:table-cell office:value-type="float" office:value="0.000000000000746689" calcext:value-type="float">
            <text:p>7.46689E-13</text:p>
          </table:table-cell>
          <table:table-cell office:value-type="float" office:value="0.000000000000567262" calcext:value-type="float">
            <text:p>5.67262E-13</text:p>
          </table:table-cell>
          <table:table-cell office:value-type="float" office:value="0.000000000000430575" calcext:value-type="float">
            <text:p>4.30575E-13</text:p>
          </table:table-cell>
          <table:table-cell office:value-type="float" office:value="0.000000000000326541" calcext:value-type="float">
            <text:p>3.26541E-13</text:p>
          </table:table-cell>
          <table:table-cell office:value-type="float" office:value="0.000000000000247429" calcext:value-type="float">
            <text:p>2.47429E-13</text:p>
          </table:table-cell>
          <table:table-cell office:value-type="float" office:value="0.000000000000187322" calcext:value-type="float">
            <text:p>1.87322E-13</text:p>
          </table:table-cell>
          <table:table-cell office:value-type="float" office:value="0.000000000000141695" calcext:value-type="float">
            <text:p>1.41695E-13</text:p>
          </table:table-cell>
          <table:table-cell office:value-type="float" office:value="0.00000000000010709" calcext:value-type="float">
            <text:p>1.0709E-13</text:p>
          </table:table-cell>
          <table:table-cell office:value-type="float" office:value="0.0000000000000808677" calcext:value-type="float">
            <text:p>8.08677E-14</text:p>
          </table:table-cell>
          <table:table-cell office:value-type="float" office:value="0.0000000000000610144" calcext:value-type="float">
            <text:p>6.10144E-14</text:p>
          </table:table-cell>
          <table:table-cell office:value-type="float" office:value="0.0000000000000459963" calcext:value-type="float">
            <text:p>4.59963E-14</text:p>
          </table:table-cell>
          <table:table-cell office:value-type="float" office:value="0.0000000000000346456" calcext:value-type="float">
            <text:p>3.46456E-14</text:p>
          </table:table-cell>
          <table:table-cell office:value-type="float" office:value="0.0000000000000260741" calcext:value-type="float">
            <text:p>2.60741E-14</text:p>
          </table:table-cell>
          <table:table-cell office:value-type="float" office:value="0.0000000000000196069" calcext:value-type="float">
            <text:p>1.96069E-14</text:p>
          </table:table-cell>
          <table:table-cell office:value-type="float" office:value="0.0000000000000147315" calcext:value-type="float">
            <text:p>1.47315E-14</text:p>
          </table:table-cell>
          <table:table-cell office:value-type="float" office:value="0.0000000000000110593" calcext:value-type="float">
            <text:p>1.10593E-14</text:p>
          </table:table-cell>
          <table:table-cell office:value-type="float" office:value="8.29558E-015" calcext:value-type="float">
            <text:p>8.29558E-15</text:p>
          </table:table-cell>
          <table:table-cell office:value-type="float" office:value="6.21743E-015" calcext:value-type="float">
            <text:p>6.21743E-15</text:p>
          </table:table-cell>
          <table:table-cell office:value-type="float" office:value="4.65607E-015" calcext:value-type="float">
            <text:p>4.65607E-15</text:p>
          </table:table-cell>
          <table:table-cell office:value-type="float" office:value="3.48397E-015" calcext:value-type="float">
            <text:p>3.48397E-15</text:p>
          </table:table-cell>
          <table:table-cell office:value-type="float" office:value="2.60482E-015" calcext:value-type="float">
            <text:p>2.60482E-15</text:p>
          </table:table-cell>
          <table:table-cell office:value-type="float" office:value="1.94594E-015" calcext:value-type="float">
            <text:p>1.94594E-15</text:p>
          </table:table-cell>
          <table:table-cell office:value-type="float" office:value="1.45255E-015" calcext:value-type="float">
            <text:p>1.45255E-15</text:p>
          </table:table-cell>
          <table:table-cell office:value-type="float" office:value="1.08339E-015" calcext:value-type="float">
            <text:p>1.08339E-15</text:p>
          </table:table-cell>
          <table:table-cell office:value-type="float" office:value="8.07402E-016" calcext:value-type="float">
            <text:p>8.07402E-16</text:p>
          </table:table-cell>
          <table:table-cell office:value-type="float" office:value="6.01244E-016" calcext:value-type="float">
            <text:p>6.01244E-16</text:p>
          </table:table-cell>
          <table:table-cell office:value-type="float" office:value="4.4737E-016" calcext:value-type="float">
            <text:p>4.4737E-16</text:p>
          </table:table-cell>
          <table:table-cell office:value-type="float" office:value="3.32614E-016" calcext:value-type="float">
            <text:p>3.32614E-16</text:p>
          </table:table-cell>
          <table:table-cell office:value-type="float" office:value="2.471E-016" calcext:value-type="float">
            <text:p>2.471E-16</text:p>
          </table:table-cell>
          <table:table-cell office:value-type="float" office:value="1.83427E-016" calcext:value-type="float">
            <text:p>1.83427E-16</text:p>
          </table:table-cell>
          <table:table-cell office:value-type="float" office:value="1.36055E-016" calcext:value-type="float">
            <text:p>1.36055E-16</text:p>
          </table:table-cell>
          <table:table-cell office:value-type="float" office:value="1.00839E-016" calcext:value-type="float">
            <text:p>1.00839E-16</text:p>
          </table:table-cell>
          <table:table-cell office:value-type="float" office:value="7.46807E-017" calcext:value-type="float">
            <text:p>7.46807E-17</text:p>
          </table:table-cell>
          <table:table-cell office:value-type="float" office:value="5.52652E-017" calcext:value-type="float">
            <text:p>5.52652E-17</text:p>
          </table:table-cell>
          <table:table-cell office:value-type="float" office:value="4.08659E-017" calcext:value-type="float">
            <text:p>4.08659E-17</text:p>
          </table:table-cell>
          <table:table-cell office:value-type="float" office:value="3.01952E-017" calcext:value-type="float">
            <text:p>3.01952E-17</text:p>
          </table:table-cell>
          <table:table-cell office:value-type="float" office:value="2.22937E-017" calcext:value-type="float">
            <text:p>2.22937E-17</text:p>
          </table:table-cell>
          <table:table-cell office:value-type="float" office:value="1.64474E-017" calcext:value-type="float">
            <text:p>1.64474E-17</text:p>
          </table:table-cell>
          <table:table-cell office:value-type="float" office:value="1.21251E-017" calcext:value-type="float">
            <text:p>1.21251E-17</text:p>
          </table:table-cell>
          <table:table-cell office:value-type="float" office:value="8.93191E-018" calcext:value-type="float">
            <text:p>8.93191E-18</text:p>
          </table:table-cell>
          <table:table-cell office:value-type="float" office:value="6.57472E-018" calcext:value-type="float">
            <text:p>6.57472E-18</text:p>
          </table:table-cell>
          <table:table-cell office:value-type="float" office:value="4.83598E-018" calcext:value-type="float">
            <text:p>4.83598E-18</text:p>
          </table:table-cell>
          <table:table-cell office:value-type="float" office:value="3.55442E-018" calcext:value-type="float">
            <text:p>3.55442E-18</text:p>
          </table:table-cell>
          <table:table-cell office:value-type="float" office:value="2.61054E-018" calcext:value-type="float">
            <text:p>2.61054E-18</text:p>
          </table:table-cell>
          <table:table-cell office:value-type="float" office:value="1.91589E-018" calcext:value-type="float">
            <text:p>1.91589E-18</text:p>
          </table:table-cell>
          <table:table-cell office:value-type="float" office:value="1.40504E-018" calcext:value-type="float">
            <text:p>1.40504E-18</text:p>
          </table:table-cell>
          <table:table-cell office:value-type="float" office:value="1.02965E-018" calcext:value-type="float">
            <text:p>1.02965E-18</text:p>
          </table:table-cell>
          <table:table-cell office:value-type="float" office:value="7.54005E-019" calcext:value-type="float">
            <text:p>7.54005E-19</text:p>
          </table:table-cell>
          <table:table-cell office:value-type="float" office:value="5.51748E-019" calcext:value-type="float">
            <text:p>5.51748E-19</text:p>
          </table:table-cell>
          <table:table-cell office:value-type="float" office:value="4.03453E-019" calcext:value-type="float">
            <text:p>4.03453E-19</text:p>
          </table:table-cell>
          <table:table-cell office:value-type="float" office:value="2.94801E-019" calcext:value-type="float">
            <text:p>2.94801E-19</text:p>
          </table:table-cell>
          <table:table-cell office:value-type="float" office:value="2.15255E-019" calcext:value-type="float">
            <text:p>2.15255E-19</text:p>
          </table:table-cell>
          <table:table-cell office:value-type="float" office:value="1.5706E-019" calcext:value-type="float">
            <text:p>1.5706E-19</text:p>
          </table:table-cell>
          <table:table-cell office:value-type="float" office:value="1.14516E-019" calcext:value-type="float">
            <text:p>1.14516E-19</text:p>
          </table:table-cell>
          <table:table-cell office:value-type="float" office:value="8.34372E-020" calcext:value-type="float">
            <text:p>8.34372E-20</text:p>
          </table:table-cell>
          <table:table-cell office:value-type="float" office:value="6.07496E-020" calcext:value-type="float">
            <text:p>6.07496E-20</text:p>
          </table:table-cell>
          <table:table-cell office:value-type="float" office:value="4.41998E-020" calcext:value-type="float">
            <text:p>4.41998E-20</text:p>
          </table:table-cell>
          <table:table-cell office:value-type="float" office:value="3.21359E-020" calcext:value-type="float">
            <text:p>3.21359E-20</text:p>
          </table:table-cell>
          <table:table-cell office:value-type="float" office:value="2.33483E-020" calcext:value-type="float">
            <text:p>2.33483E-20</text:p>
          </table:table-cell>
          <table:table-cell office:value-type="float" office:value="1.69519E-020" calcext:value-type="float">
            <text:p>1.69519E-20</text:p>
          </table:table-cell>
          <table:table-cell office:value-type="float" office:value="1.22992E-020" calcext:value-type="float">
            <text:p>1.22992E-20</text:p>
          </table:table-cell>
          <table:table-cell office:value-type="float" office:value="8.91729E-021" calcext:value-type="float">
            <text:p>8.91729E-21</text:p>
          </table:table-cell>
          <table:table-cell office:value-type="float" office:value="6.46085E-021" calcext:value-type="float">
            <text:p>6.46085E-21</text:p>
          </table:table-cell>
          <table:table-cell office:value-type="float" office:value="4.67786E-021" calcext:value-type="float">
            <text:p>4.67786E-21</text:p>
          </table:table-cell>
          <table:table-cell office:value-type="float" office:value="3.38459E-021" calcext:value-type="float">
            <text:p>3.38459E-21</text:p>
          </table:table-cell>
          <table:table-cell office:value-type="float" office:value="2.44719E-021" calcext:value-type="float">
            <text:p>2.44719E-21</text:p>
          </table:table-cell>
          <table:table-cell office:value-type="float" office:value="1.76821E-021" calcext:value-type="float">
            <text:p>1.76821E-21</text:p>
          </table:table-cell>
          <table:table-cell office:value-type="float" office:value="1.27674E-021" calcext:value-type="float">
            <text:p>1.27674E-21</text:p>
          </table:table-cell>
          <table:table-cell office:value-type="float" office:value="9.21256E-022" calcext:value-type="float">
            <text:p>9.21256E-22</text:p>
          </table:table-cell>
          <table:table-cell office:value-type="float" office:value="6.643E-022" calcext:value-type="float">
            <text:p>6.643E-22</text:p>
          </table:table-cell>
          <table:table-cell office:value-type="float" office:value="4.78692E-022" calcext:value-type="float">
            <text:p>4.78692E-22</text:p>
          </table:table-cell>
          <table:table-cell office:value-type="float" office:value="3.44712E-022" calcext:value-type="float">
            <text:p>3.44712E-22</text:p>
          </table:table-cell>
          <table:table-cell office:value-type="float" office:value="2.48067E-022" calcext:value-type="float">
            <text:p>2.48067E-22</text:p>
          </table:table-cell>
          <table:table-cell office:value-type="float" office:value="1.78398E-022" calcext:value-type="float">
            <text:p>1.78398E-22</text:p>
          </table:table-cell>
          <table:table-cell office:value-type="float" office:value="1.28211E-022" calcext:value-type="float">
            <text:p>1.28211E-22</text:p>
          </table:table-cell>
          <table:table-cell office:value-type="float" office:value="9.20818E-023" calcext:value-type="float">
            <text:p>9.20818E-23</text:p>
          </table:table-cell>
          <table:table-cell office:value-type="float" office:value="6.60901E-023" calcext:value-type="float">
            <text:p>6.60901E-23</text:p>
          </table:table-cell>
          <table:table-cell office:value-type="float" office:value="4.74039E-023" calcext:value-type="float">
            <text:p>4.74039E-23</text:p>
          </table:table-cell>
          <table:table-cell office:value-type="float" office:value="3.39789E-023" calcext:value-type="float">
            <text:p>3.39789E-23</text:p>
          </table:table-cell>
          <table:table-cell office:value-type="float" office:value="2.434E-023" calcext:value-type="float">
            <text:p>2.434E-23</text:p>
          </table:table-cell>
          <table:table-cell office:value-type="float" office:value="1.74241E-023" calcext:value-type="float">
            <text:p>1.74241E-23</text:p>
          </table:table-cell>
          <table:table-cell office:value-type="float" office:value="1.24652E-023" calcext:value-type="float">
            <text:p>1.24652E-23</text:p>
          </table:table-cell>
          <table:table-cell office:value-type="float" office:value="8.91192E-024" calcext:value-type="float">
            <text:p>8.91192E-24</text:p>
          </table:table-cell>
          <table:table-cell office:value-type="float" office:value="6.36741E-024" calcext:value-type="float">
            <text:p>6.36741E-24</text:p>
          </table:table-cell>
          <table:table-cell office:value-type="float" office:value="4.5465E-024" calcext:value-type="float">
            <text:p>4.5465E-24</text:p>
          </table:table-cell>
          <table:table-cell office:value-type="float" office:value="3.24425E-024" calcext:value-type="float">
            <text:p>3.24425E-24</text:p>
          </table:table-cell>
          <table:table-cell office:value-type="float" office:value="2.31354E-024" calcext:value-type="float">
            <text:p>2.31354E-24</text:p>
          </table:table-cell>
          <table:table-cell office:value-type="float" office:value="1.64878E-024" calcext:value-type="float">
            <text:p>1.64878E-24</text:p>
          </table:table-cell>
          <table:table-cell office:value-type="float" office:value="1.1743E-024" calcext:value-type="float">
            <text:p>1.1743E-24</text:p>
          </table:table-cell>
          <table:table-cell office:value-type="float" office:value="8.35831E-025" calcext:value-type="float">
            <text:p>8.35831E-25</text:p>
          </table:table-cell>
          <table:table-cell office:value-type="float" office:value="5.94549E-025" calcext:value-type="float">
            <text:p>5.94549E-25</text:p>
          </table:table-cell>
          <table:table-cell office:value-type="float" office:value="4.22655E-025" calcext:value-type="float">
            <text:p>4.22655E-25</text:p>
          </table:table-cell>
          <table:table-cell office:value-type="float" office:value="3.00272E-025" calcext:value-type="float">
            <text:p>3.00272E-25</text:p>
          </table:table-cell>
          <table:table-cell office:value-type="float" office:value="2.13193E-025" calcext:value-type="float">
            <text:p>2.13193E-25</text:p>
          </table:table-cell>
          <table:table-cell office:value-type="float" office:value="1.51274E-025" calcext:value-type="float">
            <text:p>1.51274E-25</text:p>
          </table:table-cell>
          <table:table-cell office:value-type="float" office:value="1.07273E-025" calcext:value-type="float">
            <text:p>1.07273E-25</text:p>
          </table:table-cell>
          <table:table-cell office:value-type="float" office:value="7.60236E-026" calcext:value-type="float">
            <text:p>7.60236E-26</text:p>
          </table:table-cell>
          <table:table-cell office:value-type="float" office:value="5.38446E-026" calcext:value-type="float">
            <text:p>5.38446E-26</text:p>
          </table:table-cell>
          <table:table-cell office:value-type="float" office:value="3.81128E-026" calcext:value-type="float">
            <text:p>3.81128E-26</text:p>
          </table:table-cell>
          <table:table-cell office:value-type="float" office:value="2.6961E-026" calcext:value-type="float">
            <text:p>2.6961E-26</text:p>
          </table:table-cell>
          <table:table-cell office:value-type="float" office:value="1.90607E-026" calcext:value-type="float">
            <text:p>1.90607E-26</text:p>
          </table:table-cell>
          <table:table-cell office:value-type="float" office:value="1.34673E-026" calcext:value-type="float">
            <text:p>1.34673E-26</text:p>
          </table:table-cell>
          <table:table-cell office:value-type="float" office:value="9.50961E-027" calcext:value-type="float">
            <text:p>9.50961E-27</text:p>
          </table:table-cell>
          <table:table-cell office:value-type="float" office:value="6.71095E-027" calcext:value-type="float">
            <text:p>6.71095E-27</text:p>
          </table:table-cell>
          <table:table-cell office:value-type="float" office:value="4.73311E-027" calcext:value-type="float">
            <text:p>4.73311E-27</text:p>
          </table:table-cell>
          <table:table-cell office:value-type="float" office:value="3.33619E-027" calcext:value-type="float">
            <text:p>3.33619E-27</text:p>
          </table:table-cell>
          <table:table-cell office:value-type="float" office:value="2.35016E-027" calcext:value-type="float">
            <text:p>2.35016E-27</text:p>
          </table:table-cell>
          <table:table-cell office:value-type="float" office:value="1.65459E-027" calcext:value-type="float">
            <text:p>1.65459E-27</text:p>
          </table:table-cell>
          <table:table-cell office:value-type="float" office:value="1.16419E-027" calcext:value-type="float">
            <text:p>1.16419E-27</text:p>
          </table:table-cell>
          <table:table-cell office:value-type="float" office:value="8.18666E-028" calcext:value-type="float">
            <text:p>8.18666E-28</text:p>
          </table:table-cell>
          <table:table-cell office:value-type="float" office:value="5.75353E-028" calcext:value-type="float">
            <text:p>5.75353E-28</text:p>
          </table:table-cell>
          <table:table-cell office:value-type="float" office:value="4.04119E-028" calcext:value-type="float">
            <text:p>4.04119E-28</text:p>
          </table:table-cell>
          <table:table-cell office:value-type="float" office:value="2.83683E-028" calcext:value-type="float">
            <text:p>2.83683E-28</text:p>
          </table:table-cell>
          <table:table-cell office:value-type="float" office:value="1.99024E-028" calcext:value-type="float">
            <text:p>1.99024E-28</text:p>
          </table:table-cell>
          <table:table-cell office:value-type="float" office:value="1.39549E-028" calcext:value-type="float">
            <text:p>1.39549E-28</text:p>
          </table:table-cell>
          <table:table-cell office:value-type="float" office:value="9.77911E-029" calcext:value-type="float">
            <text:p>9.77911E-29</text:p>
          </table:table-cell>
          <table:table-cell office:value-type="float" office:value="6.84894E-029" calcext:value-type="float">
            <text:p>6.84894E-29</text:p>
          </table:table-cell>
          <table:table-cell office:value-type="float" office:value="4.79402E-029" calcext:value-type="float">
            <text:p>4.79402E-29</text:p>
          </table:table-cell>
          <table:table-cell office:value-type="float" office:value="3.35374E-029" calcext:value-type="float">
            <text:p>3.35374E-29</text:p>
          </table:table-cell>
          <table:table-cell office:value-type="float" office:value="2.34484E-029" calcext:value-type="float">
            <text:p>2.34484E-29</text:p>
          </table:table-cell>
          <table:table-cell office:value-type="float" office:value="1.63852E-029" calcext:value-type="float">
            <text:p>1.63852E-29</text:p>
          </table:table-cell>
          <table:table-cell office:value-type="float" office:value="1.14432E-029" calcext:value-type="float">
            <text:p>1.14432E-29</text:p>
          </table:table-cell>
          <table:table-cell office:value-type="float" office:value="7.98723E-030" calcext:value-type="float">
            <text:p>7.98723E-30</text:p>
          </table:table-cell>
          <table:table-cell office:value-type="float" office:value="5.57191E-030" calcext:value-type="float">
            <text:p>5.57191E-30</text:p>
          </table:table-cell>
          <table:table-cell office:value-type="float" office:value="3.88481E-030" calcext:value-type="float">
            <text:p>3.88481E-30</text:p>
          </table:table-cell>
          <table:table-cell office:value-type="float" office:value="2.70704E-030" calcext:value-type="float">
            <text:p>2.70704E-30</text:p>
          </table:table-cell>
          <table:table-cell office:value-type="float" office:value="1.88529E-030" calcext:value-type="float">
            <text:p>1.88529E-30</text:p>
          </table:table-cell>
          <table:table-cell office:value-type="float" office:value="1.31227E-030" calcext:value-type="float">
            <text:p>1.31227E-30</text:p>
          </table:table-cell>
          <table:table-cell office:value-type="float" office:value="9.12915E-031" calcext:value-type="float">
            <text:p>9.12915E-31</text:p>
          </table:table-cell>
          <table:table-cell office:value-type="float" office:value="6.34744E-031" calcext:value-type="float">
            <text:p>6.34744E-31</text:p>
          </table:table-cell>
          <table:table-cell office:value-type="float" office:value="4.41092E-031" calcext:value-type="float">
            <text:p>4.41092E-31</text:p>
          </table:table-cell>
          <table:table-cell office:value-type="float" office:value="3.06354E-031" calcext:value-type="float">
            <text:p>3.06354E-31</text:p>
          </table:table-cell>
          <table:table-cell office:value-type="float" office:value="2.12659E-031" calcext:value-type="float">
            <text:p>2.12659E-31</text:p>
          </table:table-cell>
          <table:table-cell office:value-type="float" office:value="1.47539E-031" calcext:value-type="float">
            <text:p>1.47539E-31</text:p>
          </table:table-cell>
          <table:table-cell office:value-type="float" office:value="1.02305E-031" calcext:value-type="float">
            <text:p>1.02305E-31</text:p>
          </table:table-cell>
          <table:table-cell office:value-type="float" office:value="7.09013E-032" calcext:value-type="float">
            <text:p>7.09013E-32</text:p>
          </table:table-cell>
          <table:table-cell office:value-type="float" office:value="4.9111E-032" calcext:value-type="float">
            <text:p>4.9111E-32</text:p>
          </table:table-cell>
          <table:table-cell office:value-type="float" office:value="3.39994E-032" calcext:value-type="float">
            <text:p>3.39994E-32</text:p>
          </table:table-cell>
          <table:table-cell office:value-type="float" office:value="2.35251E-032" calcext:value-type="float">
            <text:p>2.35251E-32</text:p>
          </table:table-cell>
          <table:table-cell office:value-type="float" office:value="1.62691E-032" calcext:value-type="float">
            <text:p>1.62691E-32</text:p>
          </table:table-cell>
          <table:table-cell office:value-type="float" office:value="1.12451E-032" calcext:value-type="float">
            <text:p>1.12451E-32</text:p>
          </table:table-cell>
          <table:table-cell office:value-type="float" office:value="7.76851E-033" calcext:value-type="float">
            <text:p>7.76851E-33</text:p>
          </table:table-cell>
          <table:table-cell office:value-type="float" office:value="5.36392E-033" calcext:value-type="float">
            <text:p>5.36392E-33</text:p>
          </table:table-cell>
          <table:table-cell office:value-type="float" office:value="3.70169E-033" calcext:value-type="float">
            <text:p>3.70169E-33</text:p>
          </table:table-cell>
          <table:table-cell office:value-type="float" office:value="2.55324E-033" calcext:value-type="float">
            <text:p>2.55324E-33</text:p>
          </table:table-cell>
          <table:table-cell office:value-type="float" office:value="1.76018E-033" calcext:value-type="float">
            <text:p>1.76018E-33</text:p>
          </table:table-cell>
          <table:table-cell office:value-type="float" office:value="1.21282E-033" calcext:value-type="float">
            <text:p>1.21282E-33</text:p>
          </table:table-cell>
          <table:table-cell office:value-type="float" office:value="8.3524E-034" calcext:value-type="float">
            <text:p>8.3524E-34</text:p>
          </table:table-cell>
          <table:table-cell office:value-type="float" office:value="5.74915E-034" calcext:value-type="float">
            <text:p>5.74915E-34</text:p>
          </table:table-cell>
          <table:table-cell office:value-type="float" office:value="3.95523E-034" calcext:value-type="float">
            <text:p>3.95523E-34</text:p>
          </table:table-cell>
          <table:table-cell office:value-type="float" office:value="2.71969E-034" calcext:value-type="float">
            <text:p>2.71969E-34</text:p>
          </table:table-cell>
          <table:table-cell office:value-type="float" office:value="1.86915E-034" calcext:value-type="float">
            <text:p>1.86915E-34</text:p>
          </table:table-cell>
          <table:table-cell office:value-type="float" office:value="1.28395E-034" calcext:value-type="float">
            <text:p>1.28395E-34</text:p>
          </table:table-cell>
          <table:table-cell office:value-type="float" office:value="8.8152E-035" calcext:value-type="float">
            <text:p>8.8152E-35</text:p>
          </table:table-cell>
          <table:table-cell office:value-type="float" office:value="6.04918E-035" calcext:value-type="float">
            <text:p>6.04918E-35</text:p>
          </table:table-cell>
          <table:table-cell office:value-type="float" office:value="4.14899E-035" calcext:value-type="float">
            <text:p>4.14899E-35</text:p>
          </table:table-cell>
          <table:table-cell office:value-type="float" office:value="2.84427E-035" calcext:value-type="float">
            <text:p>2.84427E-35</text:p>
          </table:table-cell>
          <table:table-cell office:value-type="float" office:value="1.94886E-035" calcext:value-type="float">
            <text:p>1.94886E-35</text:p>
          </table:table-cell>
          <table:table-cell office:value-type="float" office:value="1.33467E-035" calcext:value-type="float">
            <text:p>1.33467E-35</text:p>
          </table:table-cell>
          <table:table-cell office:value-type="float" office:value="9.13592E-036" calcext:value-type="float">
            <text:p>9.13592E-36</text:p>
          </table:table-cell>
          <table:table-cell office:value-type="float" office:value="6.2505E-036" calcext:value-type="float">
            <text:p>6.2505E-36</text:p>
          </table:table-cell>
          <table:table-cell office:value-type="float" office:value="4.27427E-036" calcext:value-type="float">
            <text:p>4.27427E-36</text:p>
          </table:table-cell>
          <table:table-cell office:value-type="float" office:value="2.92143E-036" calcext:value-type="float">
            <text:p>2.92143E-36</text:p>
          </table:table-cell>
          <table:table-cell office:value-type="float" office:value="1.9958E-036" calcext:value-type="float">
            <text:p>1.9958E-36</text:p>
          </table:table-cell>
          <table:table-cell office:value-type="float" office:value="1.36278E-036" calcext:value-type="float">
            <text:p>1.36278E-36</text:p>
          </table:table-cell>
          <table:table-cell office:value-type="float" office:value="9.3008E-037" calcext:value-type="float">
            <text:p>9.3008E-37</text:p>
          </table:table-cell>
          <table:table-cell office:value-type="float" office:value="6.34461E-037" calcext:value-type="float">
            <text:p>6.34461E-37</text:p>
          </table:table-cell>
          <table:table-cell office:value-type="float" office:value="4.32593E-037" calcext:value-type="float">
            <text:p>4.32593E-37</text:p>
          </table:table-cell>
          <table:table-cell office:value-type="float" office:value="2.94811E-037" calcext:value-type="float">
            <text:p>2.94811E-37</text:p>
          </table:table-cell>
          <table:table-cell office:value-type="float" office:value="2.00816E-037" calcext:value-type="float">
            <text:p>2.00816E-37</text:p>
          </table:table-cell>
          <table:table-cell office:value-type="float" office:value="1.36724E-037" calcext:value-type="float">
            <text:p>1.36724E-37</text:p>
          </table:table-cell>
          <table:table-cell office:value-type="float" office:value="9.30425E-038" calcext:value-type="float">
            <text:p>9.30425E-38</text:p>
          </table:table-cell>
          <table:table-cell office:value-type="float" office:value="6.32866E-038" calcext:value-type="float">
            <text:p>6.32866E-38</text:p>
          </table:table-cell>
          <table:table-cell office:value-type="float" office:value="4.30265E-038" calcext:value-type="float">
            <text:p>4.30265E-38</text:p>
          </table:table-cell>
          <table:table-cell office:value-type="float" office:value="2.92384E-038" calcext:value-type="float">
            <text:p>2.92384E-38</text:p>
          </table:table-cell>
          <table:table-cell office:value-type="float" office:value="1.98594E-038" calcext:value-type="float">
            <text:p>1.98594E-38</text:p>
          </table:table-cell>
          <table:table-cell office:value-type="float" office:value="1.34826E-038" calcext:value-type="float">
            <text:p>1.34826E-38</text:p>
          </table:table-cell>
          <table:table-cell office:value-type="float" office:value="9.14904E-039" calcext:value-type="float">
            <text:p>9.14904E-39</text:p>
          </table:table-cell>
          <table:table-cell office:value-type="float" office:value="6.20547E-039" calcext:value-type="float">
            <text:p>6.20547E-39</text:p>
          </table:table-cell>
          <table:table-cell office:value-type="float" office:value="4.20699E-039" calcext:value-type="float">
            <text:p>4.20699E-39</text:p>
          </table:table-cell>
          <table:table-cell office:value-type="float" office:value="2.85079E-039" calcext:value-type="float">
            <text:p>2.85079E-39</text:p>
          </table:table-cell>
          <table:table-cell office:value-type="float" office:value="1.93089E-039" calcext:value-type="float">
            <text:p>1.93089E-39</text:p>
          </table:table-cell>
          <table:table-cell office:value-type="float" office:value="1.30722E-039" calcext:value-type="float">
            <text:p>1.30722E-39</text:p>
          </table:table-cell>
          <table:table-cell office:value-type="float" office:value="8.84584E-040" calcext:value-type="float">
            <text:p>8.84584E-40</text:p>
          </table:table-cell>
          <table:table-cell office:value-type="float" office:value="5.98315E-040" calcext:value-type="float">
            <text:p>5.98315E-40</text:p>
          </table:table-cell>
          <table:table-cell office:value-type="float" office:value="4.04502E-040" calcext:value-type="float">
            <text:p>4.04502E-40</text:p>
          </table:table-cell>
          <table:table-cell office:value-type="float" office:value="2.73347E-040" calcext:value-type="float">
            <text:p>2.73347E-40</text:p>
          </table:table-cell>
          <table:table-cell office:value-type="float" office:value="1.84633E-040" calcext:value-type="float">
            <text:p>1.84633E-40</text:p>
          </table:table-cell>
          <table:table-cell office:value-type="float" office:value="1.24654E-040" calcext:value-type="float">
            <text:p>1.24654E-40</text:p>
          </table:table-cell>
          <table:table-cell office:value-type="float" office:value="8.41212E-041" calcext:value-type="float">
            <text:p>8.41212E-41</text:p>
          </table:table-cell>
          <table:table-cell office:value-type="float" office:value="5.67426E-041" calcext:value-type="float">
            <text:p>5.67426E-41</text:p>
          </table:table-cell>
          <table:table-cell office:value-type="float" office:value="3.82576E-041" calcext:value-type="float">
            <text:p>3.82576E-41</text:p>
          </table:table-cell>
          <table:table-cell office:value-type="float" office:value="2.57828E-041" calcext:value-type="float">
            <text:p>2.57828E-41</text:p>
          </table:table-cell>
          <table:table-cell office:value-type="float" office:value="1.7368E-041" calcext:value-type="float">
            <text:p>1.7368E-41</text:p>
          </table:table-cell>
          <table:table-cell office:value-type="float" office:value="1.16943E-041" calcext:value-type="float">
            <text:p>1.16943E-41</text:p>
          </table:table-cell>
          <table:table-cell office:value-type="float" office:value="7.87053E-042" calcext:value-type="float">
            <text:p>7.87053E-42</text:p>
          </table:table-cell>
          <table:table-cell office:value-type="float" office:value="5.29471E-042" calcext:value-type="float">
            <text:p>5.29471E-42</text:p>
          </table:table-cell>
          <table:table-cell office:value-type="float" office:value="3.56031E-042" calcext:value-type="float">
            <text:p>3.56031E-42</text:p>
          </table:table-cell>
          <table:table-cell office:value-type="float" office:value="2.393E-042" calcext:value-type="float">
            <text:p>2.393E-42</text:p>
          </table:table-cell>
          <table:table-cell office:value-type="float" office:value="1.6077E-042" calcext:value-type="float">
            <text:p>1.6077E-42</text:p>
          </table:table-cell>
          <table:table-cell office:value-type="float" office:value="1.07964E-042" calcext:value-type="float">
            <text:p>1.07964E-42</text:p>
          </table:table-cell>
          <table:table-cell office:value-type="float" office:value="7.24704E-043" calcext:value-type="float">
            <text:p>7.24704E-43</text:p>
          </table:table-cell>
          <table:table-cell office:value-type="float" office:value="4.86244E-043" calcext:value-type="float">
            <text:p>4.86244E-43</text:p>
          </table:table-cell>
          <table:table-cell office:value-type="float" office:value="3.26106E-043" calcext:value-type="float">
            <text:p>3.26106E-43</text:p>
          </table:table-cell>
          <table:table-cell office:value-type="float" office:value="2.18612E-043" calcext:value-type="float">
            <text:p>2.18612E-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ax norm of the error for n = 0.4:</text:p>
          </table:table-cell>
          <table:table-cell table:number-columns-repeated="801"/>
        </table:table-row>
        <table:table-row table:style-name="ro1">
          <table:table-cell office:value-type="float" office:value="19.22" calcext:value-type="float">
            <text:p>19.22</text:p>
          </table:table-cell>
          <table:table-cell table:number-columns-repeated="801"/>
        </table:table-row>
        <table:table-row table:style-name="ro1">
          <table:table-cell office:value-type="string" calcext:value-type="string">
            <text:p>Two norm of the error for n = 0.4:</text:p>
          </table:table-cell>
          <table:table-cell table:number-columns-repeated="801"/>
        </table:table-row>
        <table:table-row table:style-name="ro1">
          <table:table-cell office:value-type="float" office:value="129.897" calcext:value-type="float">
            <text:p>129.897</text:p>
          </table:table-cell>
          <table:table-cell table:number-columns-repeated="801"/>
        </table:table-row>
        <table:table-row table:style-name="ro1">
          <table:table-cell office:value-type="string" calcext:value-type="string">
            <text:p>n = 0.5</text:p>
          </table:table-cell>
          <table:table-cell table:number-columns-repeated="801"/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  <table:table-cell office:value-type="float" office:value="1.44684E-075" calcext:value-type="float">
            <text:p>1.44684E-75</text:p>
          </table:table-cell>
          <table:table-cell office:value-type="float" office:value="1.83748E-073" calcext:value-type="float">
            <text:p>1.83748E-73</text:p>
          </table:table-cell>
          <table:table-cell office:value-type="float" office:value="1.17146E-071" calcext:value-type="float">
            <text:p>1.17146E-71</text:p>
          </table:table-cell>
          <table:table-cell office:value-type="float" office:value="4.9988E-070" calcext:value-type="float">
            <text:p>4.9988E-70</text:p>
          </table:table-cell>
          <table:table-cell office:value-type="float" office:value="1.60615E-068" calcext:value-type="float">
            <text:p>1.60615E-68</text:p>
          </table:table-cell>
          <table:table-cell office:value-type="float" office:value="4.14488E-067" calcext:value-type="float">
            <text:p>4.14488E-67</text:p>
          </table:table-cell>
          <table:table-cell office:value-type="float" office:value="8.94873E-066" calcext:value-type="float">
            <text:p>8.94873E-66</text:p>
          </table:table-cell>
          <table:table-cell office:value-type="float" office:value="1.66251E-064" calcext:value-type="float">
            <text:p>1.66251E-64</text:p>
          </table:table-cell>
          <table:table-cell office:value-type="float" office:value="2.71313E-063" calcext:value-type="float">
            <text:p>2.71313E-63</text:p>
          </table:table-cell>
          <table:table-cell office:value-type="float" office:value="3.95104E-062" calcext:value-type="float">
            <text:p>3.95104E-62</text:p>
          </table:table-cell>
          <table:table-cell office:value-type="float" office:value="5.19847E-061" calcext:value-type="float">
            <text:p>5.19847E-61</text:p>
          </table:table-cell>
          <table:table-cell office:value-type="float" office:value="6.24197E-060" calcext:value-type="float">
            <text:p>6.24197E-60</text:p>
          </table:table-cell>
          <table:table-cell office:value-type="float" office:value="6.89681E-059" calcext:value-type="float">
            <text:p>6.89681E-59</text:p>
          </table:table-cell>
          <table:table-cell office:value-type="float" office:value="7.06116E-058" calcext:value-type="float">
            <text:p>7.06116E-58</text:p>
          </table:table-cell>
          <table:table-cell office:value-type="float" office:value="6.73868E-057" calcext:value-type="float">
            <text:p>6.73868E-57</text:p>
          </table:table-cell>
          <table:table-cell office:value-type="float" office:value="6.02506E-056" calcext:value-type="float">
            <text:p>6.02506E-56</text:p>
          </table:table-cell>
          <table:table-cell office:value-type="float" office:value="5.06947E-055" calcext:value-type="float">
            <text:p>5.06947E-55</text:p>
          </table:table-cell>
          <table:table-cell office:value-type="float" office:value="4.02971E-054" calcext:value-type="float">
            <text:p>4.02971E-54</text:p>
          </table:table-cell>
          <table:table-cell office:value-type="float" office:value="3.03665E-053" calcext:value-type="float">
            <text:p>3.03665E-53</text:p>
          </table:table-cell>
          <table:table-cell office:value-type="float" office:value="2.17601E-052" calcext:value-type="float">
            <text:p>2.17601E-52</text:p>
          </table:table-cell>
          <table:table-cell office:value-type="float" office:value="1.48686E-051" calcext:value-type="float">
            <text:p>1.48686E-51</text:p>
          </table:table-cell>
          <table:table-cell office:value-type="float" office:value="9.71194E-051" calcext:value-type="float">
            <text:p>9.71194E-51</text:p>
          </table:table-cell>
          <table:table-cell office:value-type="float" office:value="6.07782E-050" calcext:value-type="float">
            <text:p>6.07782E-50</text:p>
          </table:table-cell>
          <table:table-cell office:value-type="float" office:value="3.65164E-049" calcext:value-type="float">
            <text:p>3.65164E-49</text:p>
          </table:table-cell>
          <table:table-cell office:value-type="float" office:value="2.11029E-048" calcext:value-type="float">
            <text:p>2.11029E-48</text:p>
          </table:table-cell>
          <table:table-cell office:value-type="float" office:value="1.17506E-047" calcext:value-type="float">
            <text:p>1.17506E-47</text:p>
          </table:table-cell>
          <table:table-cell office:value-type="float" office:value="6.31439E-047" calcext:value-type="float">
            <text:p>6.31439E-47</text:p>
          </table:table-cell>
          <table:table-cell office:value-type="float" office:value="3.27939E-046" calcext:value-type="float">
            <text:p>3.27939E-46</text:p>
          </table:table-cell>
          <table:table-cell office:value-type="float" office:value="1.6483E-045" calcext:value-type="float">
            <text:p>1.6483E-45</text:p>
          </table:table-cell>
          <table:table-cell office:value-type="float" office:value="8.02805E-045" calcext:value-type="float">
            <text:p>8.02805E-45</text:p>
          </table:table-cell>
          <table:table-cell office:value-type="float" office:value="3.79337E-044" calcext:value-type="float">
            <text:p>3.79337E-44</text:p>
          </table:table-cell>
          <table:table-cell office:value-type="float" office:value="1.74084E-043" calcext:value-type="float">
            <text:p>1.74084E-43</text:p>
          </table:table-cell>
          <table:table-cell office:value-type="float" office:value="7.76711E-043" calcext:value-type="float">
            <text:p>7.76711E-43</text:p>
          </table:table-cell>
          <table:table-cell office:value-type="float" office:value="3.37244E-042" calcext:value-type="float">
            <text:p>3.37244E-42</text:p>
          </table:table-cell>
          <table:table-cell office:value-type="float" office:value="1.42629E-041" calcext:value-type="float">
            <text:p>1.42629E-41</text:p>
          </table:table-cell>
          <table:table-cell office:value-type="float" office:value="5.88059E-041" calcext:value-type="float">
            <text:p>5.88059E-41</text:p>
          </table:table-cell>
          <table:table-cell office:value-type="float" office:value="2.36555E-040" calcext:value-type="float">
            <text:p>2.36555E-40</text:p>
          </table:table-cell>
          <table:table-cell office:value-type="float" office:value="9.29122E-040" calcext:value-type="float">
            <text:p>9.29122E-40</text:p>
          </table:table-cell>
          <table:table-cell office:value-type="float" office:value="3.56578E-039" calcext:value-type="float">
            <text:p>3.56578E-39</text:p>
          </table:table-cell>
          <table:table-cell office:value-type="float" office:value="1.33805E-038" calcext:value-type="float">
            <text:p>1.33805E-38</text:p>
          </table:table-cell>
          <table:table-cell office:value-type="float" office:value="4.91257E-038" calcext:value-type="float">
            <text:p>4.91257E-38</text:p>
          </table:table-cell>
          <table:table-cell office:value-type="float" office:value="1.76575E-037" calcext:value-type="float">
            <text:p>1.76575E-37</text:p>
          </table:table-cell>
          <table:table-cell office:value-type="float" office:value="6.21709E-037" calcext:value-type="float">
            <text:p>6.21709E-37</text:p>
          </table:table-cell>
          <table:table-cell office:value-type="float" office:value="2.14548E-036" calcext:value-type="float">
            <text:p>2.14548E-36</text:p>
          </table:table-cell>
          <table:table-cell office:value-type="float" office:value="7.26057E-036" calcext:value-type="float">
            <text:p>7.26057E-36</text:p>
          </table:table-cell>
          <table:table-cell office:value-type="float" office:value="2.41071E-035" calcext:value-type="float">
            <text:p>2.41071E-35</text:p>
          </table:table-cell>
          <table:table-cell office:value-type="float" office:value="7.85703E-035" calcext:value-type="float">
            <text:p>7.85703E-35</text:p>
          </table:table-cell>
          <table:table-cell office:value-type="float" office:value="2.51484E-034" calcext:value-type="float">
            <text:p>2.51484E-34</text:p>
          </table:table-cell>
          <table:table-cell office:value-type="float" office:value="7.90848E-034" calcext:value-type="float">
            <text:p>7.90848E-34</text:p>
          </table:table-cell>
          <table:table-cell office:value-type="float" office:value="2.4445E-033" calcext:value-type="float">
            <text:p>2.4445E-33</text:p>
          </table:table-cell>
          <table:table-cell office:value-type="float" office:value="7.42983E-033" calcext:value-type="float">
            <text:p>7.42983E-33</text:p>
          </table:table-cell>
          <table:table-cell office:value-type="float" office:value="2.2214E-032" calcext:value-type="float">
            <text:p>2.2214E-32</text:p>
          </table:table-cell>
          <table:table-cell office:value-type="float" office:value="6.5358E-032" calcext:value-type="float">
            <text:p>6.5358E-32</text:p>
          </table:table-cell>
          <table:table-cell office:value-type="float" office:value="1.89299E-031" calcext:value-type="float">
            <text:p>1.89299E-31</text:p>
          </table:table-cell>
          <table:table-cell office:value-type="float" office:value="5.39916E-031" calcext:value-type="float">
            <text:p>5.39916E-31</text:p>
          </table:table-cell>
          <table:table-cell office:value-type="float" office:value="1.51697E-030" calcext:value-type="float">
            <text:p>1.51697E-30</text:p>
          </table:table-cell>
          <table:table-cell office:value-type="float" office:value="4.19993E-030" calcext:value-type="float">
            <text:p>4.19993E-30</text:p>
          </table:table-cell>
          <table:table-cell office:value-type="float" office:value="1.14618E-029" calcext:value-type="float">
            <text:p>1.14618E-29</text:p>
          </table:table-cell>
          <table:table-cell office:value-type="float" office:value="3.08417E-029" calcext:value-type="float">
            <text:p>3.08417E-29</text:p>
          </table:table-cell>
          <table:table-cell office:value-type="float" office:value="8.18512E-029" calcext:value-type="float">
            <text:p>8.18512E-29</text:p>
          </table:table-cell>
          <table:table-cell office:value-type="float" office:value="2.14305E-028" calcext:value-type="float">
            <text:p>2.14305E-28</text:p>
          </table:table-cell>
          <table:table-cell office:value-type="float" office:value="5.53704E-028" calcext:value-type="float">
            <text:p>5.53704E-28</text:p>
          </table:table-cell>
          <table:table-cell office:value-type="float" office:value="1.41212E-027" calcext:value-type="float">
            <text:p>1.41212E-27</text:p>
          </table:table-cell>
          <table:table-cell office:value-type="float" office:value="3.5557E-027" calcext:value-type="float">
            <text:p>3.5557E-27</text:p>
          </table:table-cell>
          <table:table-cell office:value-type="float" office:value="8.84184E-027" calcext:value-type="float">
            <text:p>8.84184E-27</text:p>
          </table:table-cell>
          <table:table-cell office:value-type="float" office:value="2.17183E-026" calcext:value-type="float">
            <text:p>2.17183E-26</text:p>
          </table:table-cell>
          <table:table-cell office:value-type="float" office:value="5.27075E-026" calcext:value-type="float">
            <text:p>5.27075E-26</text:p>
          </table:table-cell>
          <table:table-cell office:value-type="float" office:value="1.2641E-025" calcext:value-type="float">
            <text:p>1.2641E-25</text:p>
          </table:table-cell>
          <table:table-cell office:value-type="float" office:value="2.99668E-025" calcext:value-type="float">
            <text:p>2.99668E-25</text:p>
          </table:table-cell>
          <table:table-cell office:value-type="float" office:value="7.02332E-025" calcext:value-type="float">
            <text:p>7.02332E-25</text:p>
          </table:table-cell>
          <table:table-cell office:value-type="float" office:value="1.6277E-024" calcext:value-type="float">
            <text:p>1.6277E-24</text:p>
          </table:table-cell>
          <table:table-cell office:value-type="float" office:value="3.73096E-024" calcext:value-type="float">
            <text:p>3.73096E-24</text:p>
          </table:table-cell>
          <table:table-cell office:value-type="float" office:value="8.45988E-024" calcext:value-type="float">
            <text:p>8.45988E-24</text:p>
          </table:table-cell>
          <table:table-cell office:value-type="float" office:value="1.89795E-023" calcext:value-type="float">
            <text:p>1.89795E-23</text:p>
          </table:table-cell>
          <table:table-cell office:value-type="float" office:value="4.21364E-023" calcext:value-type="float">
            <text:p>4.21364E-23</text:p>
          </table:table-cell>
          <table:table-cell office:value-type="float" office:value="9.25893E-023" calcext:value-type="float">
            <text:p>9.25893E-23</text:p>
          </table:table-cell>
          <table:table-cell office:value-type="float" office:value="2.01404E-022" calcext:value-type="float">
            <text:p>2.01404E-22</text:p>
          </table:table-cell>
          <table:table-cell office:value-type="float" office:value="4.33758E-022" calcext:value-type="float">
            <text:p>4.33758E-22</text:p>
          </table:table-cell>
          <table:table-cell office:value-type="float" office:value="9.25065E-022" calcext:value-type="float">
            <text:p>9.25065E-22</text:p>
          </table:table-cell>
          <table:table-cell office:value-type="float" office:value="1.95393E-021" calcext:value-type="float">
            <text:p>1.95393E-21</text:p>
          </table:table-cell>
          <table:table-cell office:value-type="float" office:value="4.0881E-021" calcext:value-type="float">
            <text:p>4.0881E-21</text:p>
          </table:table-cell>
          <table:table-cell office:value-type="float" office:value="8.47375E-021" calcext:value-type="float">
            <text:p>8.47375E-21</text:p>
          </table:table-cell>
          <table:table-cell office:value-type="float" office:value="1.74034E-020" calcext:value-type="float">
            <text:p>1.74034E-20</text:p>
          </table:table-cell>
          <table:table-cell office:value-type="float" office:value="3.54208E-020" calcext:value-type="float">
            <text:p>3.54208E-20</text:p>
          </table:table-cell>
          <table:table-cell office:value-type="float" office:value="7.14506E-020" calcext:value-type="float">
            <text:p>7.14506E-20</text:p>
          </table:table-cell>
          <table:table-cell office:value-type="float" office:value="1.42868E-019" calcext:value-type="float">
            <text:p>1.42868E-19</text:p>
          </table:table-cell>
          <table:table-cell office:value-type="float" office:value="2.83208E-019" calcext:value-type="float">
            <text:p>2.83208E-19</text:p>
          </table:table-cell>
          <table:table-cell office:value-type="float" office:value="5.56632E-019" calcext:value-type="float">
            <text:p>5.56632E-19</text:p>
          </table:table-cell>
          <table:table-cell office:value-type="float" office:value="1.08487E-018" calcext:value-type="float">
            <text:p>1.08487E-18</text:p>
          </table:table-cell>
          <table:table-cell office:value-type="float" office:value="2.09696E-018" calcext:value-type="float">
            <text:p>2.09696E-18</text:p>
          </table:table-cell>
          <table:table-cell office:value-type="float" office:value="4.02027E-018" calcext:value-type="float">
            <text:p>4.02027E-18</text:p>
          </table:table-cell>
          <table:table-cell office:value-type="float" office:value="7.64576E-018" calcext:value-type="float">
            <text:p>7.64576E-18</text:p>
          </table:table-cell>
          <table:table-cell office:value-type="float" office:value="1.44257E-017" calcext:value-type="float">
            <text:p>1.44257E-17</text:p>
          </table:table-cell>
          <table:table-cell office:value-type="float" office:value="2.70056E-017" calcext:value-type="float">
            <text:p>2.70056E-17</text:p>
          </table:table-cell>
          <table:table-cell office:value-type="float" office:value="5.01667E-017" calcext:value-type="float">
            <text:p>5.01667E-17</text:p>
          </table:table-cell>
          <table:table-cell office:value-type="float" office:value="9.24846E-017" calcext:value-type="float">
            <text:p>9.24846E-17</text:p>
          </table:table-cell>
          <table:table-cell office:value-type="float" office:value="1.69223E-016" calcext:value-type="float">
            <text:p>1.69223E-16</text:p>
          </table:table-cell>
          <table:table-cell office:value-type="float" office:value="3.07349E-016" calcext:value-type="float">
            <text:p>3.07349E-16</text:p>
          </table:table-cell>
          <table:table-cell office:value-type="float" office:value="5.54148E-016" calcext:value-type="float">
            <text:p>5.54148E-16</text:p>
          </table:table-cell>
          <table:table-cell office:value-type="float" office:value="9.91941E-016" calcext:value-type="float">
            <text:p>9.91941E-16</text:p>
          </table:table-cell>
          <table:table-cell office:value-type="float" office:value="1.763E-015" calcext:value-type="float">
            <text:p>1.763E-15</text:p>
          </table:table-cell>
          <table:table-cell office:value-type="float" office:value="3.11147E-015" calcext:value-type="float">
            <text:p>3.11147E-15</text:p>
          </table:table-cell>
          <table:table-cell office:value-type="float" office:value="5.45338E-015" calcext:value-type="float">
            <text:p>5.45338E-15</text:p>
          </table:table-cell>
          <table:table-cell office:value-type="float" office:value="9.49271E-015" calcext:value-type="float">
            <text:p>9.49271E-15</text:p>
          </table:table-cell>
          <table:table-cell office:value-type="float" office:value="0.0000000000000164126" calcext:value-type="float">
            <text:p>1.64126E-14</text:p>
          </table:table-cell>
          <table:table-cell office:value-type="float" office:value="0.000000000000028188" calcext:value-type="float">
            <text:p>2.8188E-14</text:p>
          </table:table-cell>
          <table:table-cell office:value-type="float" office:value="0.0000000000000480937" calcext:value-type="float">
            <text:p>4.80937E-14</text:p>
          </table:table-cell>
          <table:table-cell office:value-type="float" office:value="0.0000000000000815235" calcext:value-type="float">
            <text:p>8.15235E-14</text:p>
          </table:table-cell>
          <table:table-cell office:value-type="float" office:value="0.000000000000137305" calcext:value-type="float">
            <text:p>1.37305E-13</text:p>
          </table:table-cell>
          <table:table-cell office:value-type="float" office:value="0.000000000000229788" calcext:value-type="float">
            <text:p>2.29788E-13</text:p>
          </table:table-cell>
          <table:table-cell office:value-type="float" office:value="0.00000000000038216" calcext:value-type="float">
            <text:p>3.8216E-13</text:p>
          </table:table-cell>
          <table:table-cell office:value-type="float" office:value="0.000000000000631642" calcext:value-type="float">
            <text:p>6.31642E-13</text:p>
          </table:table-cell>
          <table:table-cell office:value-type="float" office:value="0.00000000000103762" calcext:value-type="float">
            <text:p>1.03762E-12</text:p>
          </table:table-cell>
          <table:table-cell office:value-type="float" office:value="0.00000000000169424" calcext:value-type="float">
            <text:p>1.69424E-12</text:p>
          </table:table-cell>
          <table:table-cell office:value-type="float" office:value="0.00000000000274988" calcext:value-type="float">
            <text:p>2.74988E-12</text:p>
          </table:table-cell>
          <table:table-cell office:value-type="float" office:value="0.00000000000443698" calcext:value-type="float">
            <text:p>4.43698E-12</text:p>
          </table:table-cell>
          <table:table-cell office:value-type="float" office:value="0.00000000000711746" calcext:value-type="float">
            <text:p>7.11746E-12</text:p>
          </table:table-cell>
          <table:table-cell office:value-type="float" office:value="0.0000000000113516" calcext:value-type="float">
            <text:p>1.13516E-11</text:p>
          </table:table-cell>
          <table:table-cell office:value-type="float" office:value="0.0000000000180015" calcext:value-type="float">
            <text:p>1.80015E-11</text:p>
          </table:table-cell>
          <table:table-cell office:value-type="float" office:value="0.0000000000283865" calcext:value-type="float">
            <text:p>2.83865E-11</text:p>
          </table:table-cell>
          <table:table-cell office:value-type="float" office:value="0.0000000000445137" calcext:value-type="float">
            <text:p>4.45137E-11</text:p>
          </table:table-cell>
          <table:table-cell office:value-type="float" office:value="0.0000000000694195" calcext:value-type="float">
            <text:p>6.94195E-11</text:p>
          </table:table-cell>
          <table:table-cell office:value-type="float" office:value="0.000000000107672" calcext:value-type="float">
            <text:p>1.07672E-10</text:p>
          </table:table-cell>
          <table:table-cell office:value-type="float" office:value="0.000000000166105" calcext:value-type="float">
            <text:p>1.66105E-10</text:p>
          </table:table-cell>
          <table:table-cell office:value-type="float" office:value="0.000000000254888" calcext:value-type="float">
            <text:p>2.54888E-10</text:p>
          </table:table-cell>
          <table:table-cell office:value-type="float" office:value="0.000000000389071" calcext:value-type="float">
            <text:p>3.89071E-10</text:p>
          </table:table-cell>
          <table:table-cell office:value-type="float" office:value="0.000000000590804" calcext:value-type="float">
            <text:p>5.90804E-10</text:p>
          </table:table-cell>
          <table:table-cell office:value-type="float" office:value="0.000000000892524" calcext:value-type="float">
            <text:p>8.92524E-10</text:p>
          </table:table-cell>
          <table:table-cell office:value-type="float" office:value="0.00000000134148" calcext:value-type="float">
            <text:p>1.34148E-09</text:p>
          </table:table-cell>
          <table:table-cell office:value-type="float" office:value="0.00000000200612" calcext:value-type="float">
            <text:p>2.00612E-09</text:p>
          </table:table-cell>
          <table:table-cell office:value-type="float" office:value="0.00000000298513" calcext:value-type="float">
            <text:p>2.98513E-09</text:p>
          </table:table-cell>
          <table:table-cell office:value-type="float" office:value="0.00000000442004" calcext:value-type="float">
            <text:p>4.42004E-09</text:p>
          </table:table-cell>
          <table:table-cell office:value-type="float" office:value="0.00000000651284" calcext:value-type="float">
            <text:p>6.51284E-09</text:p>
          </table:table-cell>
          <table:table-cell office:value-type="float" office:value="0.0000000095503" calcext:value-type="float">
            <text:p>9.5503E-09</text:p>
          </table:table-cell>
          <table:table-cell office:value-type="float" office:value="0.0000000139376" calcext:value-type="float">
            <text:p>1.39376E-08</text:p>
          </table:table-cell>
          <table:table-cell office:value-type="float" office:value="0.0000000202445" calcext:value-type="float">
            <text:p>2.02445E-08</text:p>
          </table:table-cell>
          <table:table-cell office:value-type="float" office:value="0.000000029268" calcext:value-type="float">
            <text:p>2.9268E-08</text:p>
          </table:table-cell>
          <table:table-cell office:value-type="float" office:value="0.0000000421181" calcext:value-type="float">
            <text:p>4.21181E-08</text:p>
          </table:table-cell>
          <table:table-cell office:value-type="float" office:value="0.000000060333" calcext:value-type="float">
            <text:p>6.0333E-08</text:p>
          </table:table-cell>
          <table:table-cell office:value-type="float" office:value="0.0000000860344" calcext:value-type="float">
            <text:p>8.60344E-08</text:p>
          </table:table-cell>
          <table:table-cell office:value-type="float" office:value="0.000000122135" calcext:value-type="float">
            <text:p>1.22135E-07</text:p>
          </table:table-cell>
          <table:table-cell office:value-type="float" office:value="0.000000172616" calcext:value-type="float">
            <text:p>1.72616E-07</text:p>
          </table:table-cell>
          <table:table-cell office:value-type="float" office:value="0.000000242892" calcext:value-type="float">
            <text:p>2.42892E-07</text:p>
          </table:table-cell>
          <table:table-cell office:value-type="float" office:value="0.000000340294" calcext:value-type="float">
            <text:p>3.40294E-07</text:p>
          </table:table-cell>
          <table:table-cell office:value-type="float" office:value="0.000000474707" calcext:value-type="float">
            <text:p>4.74707E-07</text:p>
          </table:table-cell>
          <table:table-cell office:value-type="float" office:value="0.000000659396" calcext:value-type="float">
            <text:p>6.59396E-07</text:p>
          </table:table-cell>
          <table:table-cell office:value-type="float" office:value="0.000000912082" calcext:value-type="float">
            <text:p>9.12082E-07</text:p>
          </table:table-cell>
          <table:table-cell office:value-type="float" office:value="0.00000125634" calcext:value-type="float">
            <text:p>1.25634E-06</text:p>
          </table:table-cell>
          <table:table-cell office:value-type="float" office:value="0.00000172339" calcext:value-type="float">
            <text:p>1.72339E-06</text:p>
          </table:table-cell>
          <table:table-cell office:value-type="float" office:value="0.00000235442" calcext:value-type="float">
            <text:p>2.35442E-06</text:p>
          </table:table-cell>
          <table:table-cell office:value-type="float" office:value="0.00000320348" calcext:value-type="float">
            <text:p>3.20348E-06</text:p>
          </table:table-cell>
          <table:table-cell office:value-type="float" office:value="0.00000434128" calcext:value-type="float">
            <text:p>4.34128E-06</text:p>
          </table:table-cell>
          <table:table-cell office:value-type="float" office:value="0.00000585986" calcext:value-type="float">
            <text:p>5.85986E-06</text:p>
          </table:table-cell>
          <table:table-cell office:value-type="float" office:value="0.00000787858" calcext:value-type="float">
            <text:p>7.87858E-06</text:p>
          </table:table-cell>
          <table:table-cell office:value-type="float" office:value="0.0000105516" calcext:value-type="float">
            <text:p>1.05516E-05</text:p>
          </table:table-cell>
          <table:table-cell office:value-type="float" office:value="0.000014077" calcext:value-type="float">
            <text:p>1.4077E-05</text:p>
          </table:table-cell>
          <table:table-cell office:value-type="float" office:value="0.0000187087" calcext:value-type="float">
            <text:p>1.87087E-05</text:p>
          </table:table-cell>
          <table:table-cell office:value-type="float" office:value="0.0000247705" calcext:value-type="float">
            <text:p>2.47705E-05</text:p>
          </table:table-cell>
          <table:table-cell office:value-type="float" office:value="0.0000326737" calcext:value-type="float">
            <text:p>3.26737E-05</text:p>
          </table:table-cell>
          <table:table-cell office:value-type="float" office:value="0.0000429389" calcext:value-type="float">
            <text:p>4.29389E-05</text:p>
          </table:table-cell>
          <table:table-cell office:value-type="float" office:value="0.0000562222" calcext:value-type="float">
            <text:p>5.62222E-05</text:p>
          </table:table-cell>
          <table:table-cell office:value-type="float" office:value="0.0000733474" calcext:value-type="float">
            <text:p>7.33474E-05</text:p>
          </table:table-cell>
          <table:table-cell office:value-type="float" office:value="0.0000953446" calcext:value-type="float">
            <text:p>9.53446E-05</text:p>
          </table:table-cell>
          <table:table-cell office:value-type="float" office:value="0.000123497" calcext:value-type="float">
            <text:p>0.000123497</text:p>
          </table:table-cell>
          <table:table-cell office:value-type="float" office:value="0.000159399" calcext:value-type="float">
            <text:p>0.000159399</text:p>
          </table:table-cell>
          <table:table-cell office:value-type="float" office:value="0.000205017" calcext:value-type="float">
            <text:p>0.000205017</text:p>
          </table:table-cell>
          <table:table-cell office:value-type="float" office:value="0.000262779" calcext:value-type="float">
            <text:p>0.000262779</text:p>
          </table:table-cell>
          <table:table-cell office:value-type="float" office:value="0.00033566" calcext:value-type="float">
            <text:p>0.00033566</text:p>
          </table:table-cell>
          <table:table-cell office:value-type="float" office:value="0.000427299" calcext:value-type="float">
            <text:p>0.000427299</text:p>
          </table:table-cell>
          <table:table-cell office:value-type="float" office:value="0.000542126" calcext:value-type="float">
            <text:p>0.000542126</text:p>
          </table:table-cell>
          <table:table-cell office:value-type="float" office:value="0.00068552" calcext:value-type="float">
            <text:p>0.00068552</text:p>
          </table:table-cell>
          <table:table-cell office:value-type="float" office:value="0.000863981" calcext:value-type="float">
            <text:p>0.000863981</text:p>
          </table:table-cell>
          <table:table-cell office:value-type="float" office:value="0.00108534" calcext:value-type="float">
            <text:p>0.00108534</text:p>
          </table:table-cell>
          <table:table-cell office:value-type="float" office:value="0.001359" calcext:value-type="float">
            <text:p>0.001359</text:p>
          </table:table-cell>
          <table:table-cell office:value-type="float" office:value="0.00169621" calcext:value-type="float">
            <text:p>0.00169621</text:p>
          </table:table-cell>
          <table:table-cell office:value-type="float" office:value="0.00211037" calcext:value-type="float">
            <text:p>0.00211037</text:p>
          </table:table-cell>
          <table:table-cell office:value-type="float" office:value="0.00261739" calcext:value-type="float">
            <text:p>0.00261739</text:p>
          </table:table-cell>
          <table:table-cell office:value-type="float" office:value="0.0032361" calcext:value-type="float">
            <text:p>0.0032361</text:p>
          </table:table-cell>
          <table:table-cell office:value-type="float" office:value="0.00398872" calcext:value-type="float">
            <text:p>0.00398872</text:p>
          </table:table-cell>
          <table:table-cell office:value-type="float" office:value="0.00490135" calcext:value-type="float">
            <text:p>0.00490135</text:p>
          </table:table-cell>
          <table:table-cell office:value-type="float" office:value="0.00600455" calcext:value-type="float">
            <text:p>0.00600455</text:p>
          </table:table-cell>
          <table:table-cell office:value-type="float" office:value="0.007334" calcext:value-type="float">
            <text:p>0.007334</text:p>
          </table:table-cell>
          <table:table-cell office:value-type="float" office:value="0.00893119" calcext:value-type="float">
            <text:p>0.00893119</text:p>
          </table:table-cell>
          <table:table-cell office:value-type="float" office:value="0.0108442" calcext:value-type="float">
            <text:p>0.0108442</text:p>
          </table:table-cell>
          <table:table-cell office:value-type="float" office:value="0.0131286" calcext:value-type="float">
            <text:p>0.0131286</text:p>
          </table:table-cell>
          <table:table-cell office:value-type="float" office:value="0.0158484" calcext:value-type="float">
            <text:p>0.0158484</text:p>
          </table:table-cell>
          <table:table-cell office:value-type="float" office:value="0.0190768" calcext:value-type="float">
            <text:p>0.0190768</text:p>
          </table:table-cell>
          <table:table-cell office:value-type="float" office:value="0.022898" calcext:value-type="float">
            <text:p>0.022898</text:p>
          </table:table-cell>
          <table:table-cell office:value-type="float" office:value="0.0274074" calcext:value-type="float">
            <text:p>0.0274074</text:p>
          </table:table-cell>
          <table:table-cell office:value-type="float" office:value="0.0327138" calcext:value-type="float">
            <text:p>0.0327138</text:p>
          </table:table-cell>
          <table:table-cell office:value-type="float" office:value="0.0389402" calcext:value-type="float">
            <text:p>0.0389402</text:p>
          </table:table-cell>
          <table:table-cell office:value-type="float" office:value="0.0462254" calcext:value-type="float">
            <text:p>0.0462254</text:p>
          </table:table-cell>
          <table:table-cell office:value-type="float" office:value="0.0547255" calcext:value-type="float">
            <text:p>0.0547255</text:p>
          </table:table-cell>
          <table:table-cell office:value-type="float" office:value="0.0646156" calcext:value-type="float">
            <text:p>0.0646156</text:p>
          </table:table-cell>
          <table:table-cell office:value-type="float" office:value="0.0760913" calcext:value-type="float">
            <text:p>0.0760913</text:p>
          </table:table-cell>
          <table:table-cell office:value-type="float" office:value="0.0893702" calcext:value-type="float">
            <text:p>0.0893702</text:p>
          </table:table-cell>
          <table:table-cell office:value-type="float" office:value="0.104694" calcext:value-type="float">
            <text:p>0.104694</text:p>
          </table:table-cell>
          <table:table-cell office:value-type="float" office:value="0.122331" calcext:value-type="float">
            <text:p>0.122331</text:p>
          </table:table-cell>
          <table:table-cell office:value-type="float" office:value="0.142575" calcext:value-type="float">
            <text:p>0.142575</text:p>
          </table:table-cell>
          <table:table-cell office:value-type="float" office:value="0.165751" calcext:value-type="float">
            <text:p>0.165751</text:p>
          </table:table-cell>
          <table:table-cell office:value-type="float" office:value="0.192215" calcext:value-type="float">
            <text:p>0.192215</text:p>
          </table:table-cell>
          <table:table-cell office:value-type="float" office:value="0.222353" calcext:value-type="float">
            <text:p>0.222353</text:p>
          </table:table-cell>
          <table:table-cell office:value-type="float" office:value="0.256588" calcext:value-type="float">
            <text:p>0.256588</text:p>
          </table:table-cell>
          <table:table-cell office:value-type="float" office:value="0.295379" calcext:value-type="float">
            <text:p>0.295379</text:p>
          </table:table-cell>
          <table:table-cell office:value-type="float" office:value="0.33922" calcext:value-type="float">
            <text:p>0.33922</text:p>
          </table:table-cell>
          <table:table-cell office:value-type="float" office:value="0.388645" calcext:value-type="float">
            <text:p>0.388645</text:p>
          </table:table-cell>
          <table:table-cell office:value-type="float" office:value="0.444227" calcext:value-type="float">
            <text:p>0.444227</text:p>
          </table:table-cell>
          <table:table-cell office:value-type="float" office:value="0.50658" calcext:value-type="float">
            <text:p>0.50658</text:p>
          </table:table-cell>
          <table:table-cell office:value-type="float" office:value="0.576359" calcext:value-type="float">
            <text:p>0.576359</text:p>
          </table:table-cell>
          <table:table-cell office:value-type="float" office:value="0.654259" calcext:value-type="float">
            <text:p>0.654259</text:p>
          </table:table-cell>
          <table:table-cell office:value-type="float" office:value="0.741018" calcext:value-type="float">
            <text:p>0.741018</text:p>
          </table:table-cell>
          <table:table-cell office:value-type="float" office:value="0.837415" calcext:value-type="float">
            <text:p>0.837415</text:p>
          </table:table-cell>
          <table:table-cell office:value-type="float" office:value="0.944268" calcext:value-type="float">
            <text:p>0.944268</text:p>
          </table:table-cell>
          <table:table-cell office:value-type="float" office:value="1.06244" calcext:value-type="float">
            <text:p>1.06244</text:p>
          </table:table-cell>
          <table:table-cell office:value-type="float" office:value="1.19282" calcext:value-type="float">
            <text:p>1.19282</text:p>
          </table:table-cell>
          <table:table-cell office:value-type="float" office:value="1.33635" calcext:value-type="float">
            <text:p>1.33635</text:p>
          </table:table-cell>
          <table:table-cell office:value-type="float" office:value="1.49399" calcext:value-type="float">
            <text:p>1.49399</text:p>
          </table:table-cell>
          <table:table-cell office:value-type="float" office:value="1.66675" calcext:value-type="float">
            <text:p>1.66675</text:p>
          </table:table-cell>
          <table:table-cell office:value-type="float" office:value="1.85566" calcext:value-type="float">
            <text:p>1.85566</text:p>
          </table:table-cell>
          <table:table-cell office:value-type="float" office:value="2.06176" calcext:value-type="float">
            <text:p>2.06176</text:p>
          </table:table-cell>
          <table:table-cell office:value-type="float" office:value="2.28614" calcext:value-type="float">
            <text:p>2.28614</text:p>
          </table:table-cell>
          <table:table-cell office:value-type="float" office:value="2.52989" calcext:value-type="float">
            <text:p>2.52989</text:p>
          </table:table-cell>
          <table:table-cell office:value-type="float" office:value="2.79411" calcext:value-type="float">
            <text:p>2.79411</text:p>
          </table:table-cell>
          <table:table-cell office:value-type="float" office:value="3.07992" calcext:value-type="float">
            <text:p>3.07992</text:p>
          </table:table-cell>
          <table:table-cell office:value-type="float" office:value="3.38844" calcext:value-type="float">
            <text:p>3.38844</text:p>
          </table:table-cell>
          <table:table-cell office:value-type="float" office:value="3.72077" calcext:value-type="float">
            <text:p>3.72077</text:p>
          </table:table-cell>
          <table:table-cell office:value-type="float" office:value="4.07802" calcext:value-type="float">
            <text:p>4.07802</text:p>
          </table:table-cell>
          <table:table-cell office:value-type="float" office:value="4.46127" calcext:value-type="float">
            <text:p>4.46127</text:p>
          </table:table-cell>
          <table:table-cell office:value-type="float" office:value="4.87159" calcext:value-type="float">
            <text:p>4.87159</text:p>
          </table:table-cell>
          <table:table-cell office:value-type="float" office:value="5.31002" calcext:value-type="float">
            <text:p>5.31002</text:p>
          </table:table-cell>
          <table:table-cell office:value-type="float" office:value="5.77755" calcext:value-type="float">
            <text:p>5.77755</text:p>
          </table:table-cell>
          <table:table-cell office:value-type="float" office:value="6.27513" calcext:value-type="float">
            <text:p>6.27513</text:p>
          </table:table-cell>
          <table:table-cell office:value-type="float" office:value="6.80367" calcext:value-type="float">
            <text:p>6.80367</text:p>
          </table:table-cell>
          <table:table-cell office:value-type="float" office:value="7.36403" calcext:value-type="float">
            <text:p>7.36403</text:p>
          </table:table-cell>
          <table:table-cell office:value-type="float" office:value="7.95697" calcext:value-type="float">
            <text:p>7.95697</text:p>
          </table:table-cell>
          <table:table-cell office:value-type="float" office:value="8.58323" calcext:value-type="float">
            <text:p>8.58323</text:p>
          </table:table-cell>
          <table:table-cell office:value-type="float" office:value="9.24344" calcext:value-type="float">
            <text:p>9.24344</text:p>
          </table:table-cell>
          <table:table-cell office:value-type="float" office:value="9.93815" calcext:value-type="float">
            <text:p>9.93815</text:p>
          </table:table-cell>
          <table:table-cell office:value-type="float" office:value="10.6678" calcext:value-type="float">
            <text:p>10.6678</text:p>
          </table:table-cell>
          <table:table-cell office:value-type="float" office:value="11.4329" calcext:value-type="float">
            <text:p>11.4329</text:p>
          </table:table-cell>
          <table:table-cell office:value-type="float" office:value="12.2335" calcext:value-type="float">
            <text:p>12.2335</text:p>
          </table:table-cell>
          <table:table-cell office:value-type="float" office:value="13.0699" calcext:value-type="float">
            <text:p>13.0699</text:p>
          </table:table-cell>
          <table:table-cell office:value-type="float" office:value="13.9422" calcext:value-type="float">
            <text:p>13.9422</text:p>
          </table:table-cell>
          <table:table-cell office:value-type="float" office:value="14.8504" calcext:value-type="float">
            <text:p>14.8504</text:p>
          </table:table-cell>
          <table:table-cell office:value-type="float" office:value="15.7941" calcext:value-type="float">
            <text:p>15.7941</text:p>
          </table:table-cell>
          <table:table-cell office:value-type="float" office:value="16.7733" calcext:value-type="float">
            <text:p>16.7733</text:p>
          </table:table-cell>
          <table:table-cell office:value-type="float" office:value="17.7874" calcext:value-type="float">
            <text:p>17.7874</text:p>
          </table:table-cell>
          <table:table-cell office:value-type="float" office:value="18.8361" calcext:value-type="float">
            <text:p>18.8361</text:p>
          </table:table-cell>
          <table:table-cell office:value-type="float" office:value="19.9186" calcext:value-type="float">
            <text:p>19.9186</text:p>
          </table:table-cell>
          <table:table-cell office:value-type="float" office:value="21.0342" calcext:value-type="float">
            <text:p>21.0342</text:p>
          </table:table-cell>
          <table:table-cell office:value-type="float" office:value="22.1821" calcext:value-type="float">
            <text:p>22.1821</text:p>
          </table:table-cell>
          <table:table-cell office:value-type="float" office:value="23.3613" calcext:value-type="float">
            <text:p>23.3613</text:p>
          </table:table-cell>
          <table:table-cell office:value-type="float" office:value="24.5707" calcext:value-type="float">
            <text:p>24.5707</text:p>
          </table:table-cell>
          <table:table-cell office:value-type="float" office:value="25.8091" calcext:value-type="float">
            <text:p>25.8091</text:p>
          </table:table-cell>
          <table:table-cell office:value-type="float" office:value="27.0752" calcext:value-type="float">
            <text:p>27.0752</text:p>
          </table:table-cell>
          <table:table-cell office:value-type="float" office:value="28.3676" calcext:value-type="float">
            <text:p>28.3676</text:p>
          </table:table-cell>
          <table:table-cell office:value-type="float" office:value="29.6848" calcext:value-type="float">
            <text:p>29.6848</text:p>
          </table:table-cell>
          <table:table-cell office:value-type="float" office:value="31.0253" calcext:value-type="float">
            <text:p>31.0253</text:p>
          </table:table-cell>
          <table:table-cell office:value-type="float" office:value="32.3873" calcext:value-type="float">
            <text:p>32.3873</text:p>
          </table:table-cell>
          <table:table-cell office:value-type="float" office:value="33.769" calcext:value-type="float">
            <text:p>33.769</text:p>
          </table:table-cell>
          <table:table-cell office:value-type="float" office:value="35.1688" calcext:value-type="float">
            <text:p>35.1688</text:p>
          </table:table-cell>
          <table:table-cell office:value-type="float" office:value="36.5845" calcext:value-type="float">
            <text:p>36.5845</text:p>
          </table:table-cell>
          <table:table-cell office:value-type="float" office:value="38.0144" calcext:value-type="float">
            <text:p>38.0144</text:p>
          </table:table-cell>
          <table:table-cell office:value-type="float" office:value="39.4563" calcext:value-type="float">
            <text:p>39.4563</text:p>
          </table:table-cell>
          <table:table-cell office:value-type="float" office:value="40.9081" calcext:value-type="float">
            <text:p>40.9081</text:p>
          </table:table-cell>
          <table:table-cell office:value-type="float" office:value="42.3679" calcext:value-type="float">
            <text:p>42.3679</text:p>
          </table:table-cell>
          <table:table-cell office:value-type="float" office:value="43.8333" calcext:value-type="float">
            <text:p>43.8333</text:p>
          </table:table-cell>
          <table:table-cell office:value-type="float" office:value="45.3024" calcext:value-type="float">
            <text:p>45.3024</text:p>
          </table:table-cell>
          <table:table-cell office:value-type="float" office:value="46.7727" calcext:value-type="float">
            <text:p>46.7727</text:p>
          </table:table-cell>
          <table:table-cell office:value-type="float" office:value="48.2422" calcext:value-type="float">
            <text:p>48.2422</text:p>
          </table:table-cell>
          <table:table-cell office:value-type="float" office:value="49.7086" calcext:value-type="float">
            <text:p>49.7086</text:p>
          </table:table-cell>
          <table:table-cell office:value-type="float" office:value="51.1698" calcext:value-type="float">
            <text:p>51.1698</text:p>
          </table:table-cell>
          <table:table-cell office:value-type="float" office:value="52.6234" calcext:value-type="float">
            <text:p>52.6234</text:p>
          </table:table-cell>
          <table:table-cell office:value-type="float" office:value="54.0672" calcext:value-type="float">
            <text:p>54.0672</text:p>
          </table:table-cell>
          <table:table-cell office:value-type="float" office:value="55.4992" calcext:value-type="float">
            <text:p>55.4992</text:p>
          </table:table-cell>
          <table:table-cell office:value-type="float" office:value="56.917" calcext:value-type="float">
            <text:p>56.917</text:p>
          </table:table-cell>
          <table:table-cell office:value-type="float" office:value="58.3186" calcext:value-type="float">
            <text:p>58.3186</text:p>
          </table:table-cell>
          <table:table-cell office:value-type="float" office:value="59.7019" calcext:value-type="float">
            <text:p>59.7019</text:p>
          </table:table-cell>
          <table:table-cell office:value-type="float" office:value="61.0648" calcext:value-type="float">
            <text:p>61.0648</text:p>
          </table:table-cell>
          <table:table-cell office:value-type="float" office:value="62.4052" calcext:value-type="float">
            <text:p>62.4052</text:p>
          </table:table-cell>
          <table:table-cell office:value-type="float" office:value="63.7211" calcext:value-type="float">
            <text:p>63.7211</text:p>
          </table:table-cell>
          <table:table-cell office:value-type="float" office:value="65.0107" calcext:value-type="float">
            <text:p>65.0107</text:p>
          </table:table-cell>
          <table:table-cell office:value-type="float" office:value="66.272" calcext:value-type="float">
            <text:p>66.272</text:p>
          </table:table-cell>
          <table:table-cell office:value-type="float" office:value="67.5032" calcext:value-type="float">
            <text:p>67.5032</text:p>
          </table:table-cell>
          <table:table-cell office:value-type="float" office:value="68.7024" calcext:value-type="float">
            <text:p>68.7024</text:p>
          </table:table-cell>
          <table:table-cell office:value-type="float" office:value="69.868" calcext:value-type="float">
            <text:p>69.868</text:p>
          </table:table-cell>
          <table:table-cell office:value-type="float" office:value="70.9984" calcext:value-type="float">
            <text:p>70.9984</text:p>
          </table:table-cell>
          <table:table-cell office:value-type="float" office:value="72.0918" calcext:value-type="float">
            <text:p>72.0918</text:p>
          </table:table-cell>
          <table:table-cell office:value-type="float" office:value="73.1468" calcext:value-type="float">
            <text:p>73.1468</text:p>
          </table:table-cell>
          <table:table-cell office:value-type="float" office:value="74.1618" calcext:value-type="float">
            <text:p>74.1618</text:p>
          </table:table-cell>
          <table:table-cell office:value-type="float" office:value="75.1355" calcext:value-type="float">
            <text:p>75.1355</text:p>
          </table:table-cell>
          <table:table-cell office:value-type="float" office:value="76.0666" calcext:value-type="float">
            <text:p>76.0666</text:p>
          </table:table-cell>
          <table:table-cell office:value-type="float" office:value="76.9537" calcext:value-type="float">
            <text:p>76.9537</text:p>
          </table:table-cell>
          <table:table-cell office:value-type="float" office:value="77.7956" calcext:value-type="float">
            <text:p>77.7956</text:p>
          </table:table-cell>
          <table:table-cell office:value-type="float" office:value="78.5912" calcext:value-type="float">
            <text:p>78.5912</text:p>
          </table:table-cell>
          <table:table-cell office:value-type="float" office:value="79.3395" calcext:value-type="float">
            <text:p>79.3395</text:p>
          </table:table-cell>
          <table:table-cell office:value-type="float" office:value="80.0394" calcext:value-type="float">
            <text:p>80.0394</text:p>
          </table:table-cell>
          <table:table-cell office:value-type="float" office:value="80.6899" calcext:value-type="float">
            <text:p>80.6899</text:p>
          </table:table-cell>
          <table:table-cell office:value-type="float" office:value="81.2903" calcext:value-type="float">
            <text:p>81.2903</text:p>
          </table:table-cell>
          <table:table-cell office:value-type="float" office:value="81.8396" calcext:value-type="float">
            <text:p>81.8396</text:p>
          </table:table-cell>
          <table:table-cell office:value-type="float" office:value="82.3373" calcext:value-type="float">
            <text:p>82.3373</text:p>
          </table:table-cell>
          <table:table-cell office:value-type="float" office:value="82.7826" calcext:value-type="float">
            <text:p>82.7826</text:p>
          </table:table-cell>
          <table:table-cell office:value-type="float" office:value="83.1749" calcext:value-type="float">
            <text:p>83.1749</text:p>
          </table:table-cell>
          <table:table-cell office:value-type="float" office:value="83.5136" calcext:value-type="float">
            <text:p>83.5136</text:p>
          </table:table-cell>
          <table:table-cell office:value-type="float" office:value="83.7984" calcext:value-type="float">
            <text:p>83.7984</text:p>
          </table:table-cell>
          <table:table-cell office:value-type="float" office:value="84.0288" calcext:value-type="float">
            <text:p>84.0288</text:p>
          </table:table-cell>
          <table:table-cell office:value-type="float" office:value="84.2046" calcext:value-type="float">
            <text:p>84.2046</text:p>
          </table:table-cell>
          <table:table-cell office:value-type="float" office:value="84.3254" calcext:value-type="float">
            <text:p>84.3254</text:p>
          </table:table-cell>
          <table:table-cell office:value-type="float" office:value="84.391" calcext:value-type="float">
            <text:p>84.391</text:p>
          </table:table-cell>
          <table:table-cell office:value-type="float" office:value="84.4013" calcext:value-type="float">
            <text:p>84.4013</text:p>
          </table:table-cell>
          <table:table-cell office:value-type="float" office:value="84.3564" calcext:value-type="float">
            <text:p>84.3564</text:p>
          </table:table-cell>
          <table:table-cell office:value-type="float" office:value="84.2561" calcext:value-type="float">
            <text:p>84.2561</text:p>
          </table:table-cell>
          <table:table-cell office:value-type="float" office:value="84.1006" calcext:value-type="float">
            <text:p>84.1006</text:p>
          </table:table-cell>
          <table:table-cell office:value-type="float" office:value="83.8901" calcext:value-type="float">
            <text:p>83.8901</text:p>
          </table:table-cell>
          <table:table-cell office:value-type="float" office:value="83.6247" calcext:value-type="float">
            <text:p>83.6247</text:p>
          </table:table-cell>
          <table:table-cell office:value-type="float" office:value="83.3048" calcext:value-type="float">
            <text:p>83.3048</text:p>
          </table:table-cell>
          <table:table-cell office:value-type="float" office:value="82.9307" calcext:value-type="float">
            <text:p>82.9307</text:p>
          </table:table-cell>
          <table:table-cell office:value-type="float" office:value="82.503" calcext:value-type="float">
            <text:p>82.503</text:p>
          </table:table-cell>
          <table:table-cell office:value-type="float" office:value="82.022" calcext:value-type="float">
            <text:p>82.022</text:p>
          </table:table-cell>
          <table:table-cell office:value-type="float" office:value="81.4884" calcext:value-type="float">
            <text:p>81.4884</text:p>
          </table:table-cell>
          <table:table-cell office:value-type="float" office:value="80.9029" calcext:value-type="float">
            <text:p>80.9029</text:p>
          </table:table-cell>
          <table:table-cell office:value-type="float" office:value="80.2662" calcext:value-type="float">
            <text:p>80.2662</text:p>
          </table:table-cell>
          <table:table-cell office:value-type="float" office:value="79.5792" calcext:value-type="float">
            <text:p>79.5792</text:p>
          </table:table-cell>
          <table:table-cell office:value-type="float" office:value="78.8427" calcext:value-type="float">
            <text:p>78.8427</text:p>
          </table:table-cell>
          <table:table-cell office:value-type="float" office:value="78.0577" calcext:value-type="float">
            <text:p>78.0577</text:p>
          </table:table-cell>
          <table:table-cell office:value-type="float" office:value="77.2254" calcext:value-type="float">
            <text:p>77.2254</text:p>
          </table:table-cell>
          <table:table-cell office:value-type="float" office:value="76.3468" calcext:value-type="float">
            <text:p>76.3468</text:p>
          </table:table-cell>
          <table:table-cell office:value-type="float" office:value="75.4231" calcext:value-type="float">
            <text:p>75.4231</text:p>
          </table:table-cell>
          <table:table-cell office:value-type="float" office:value="74.4558" calcext:value-type="float">
            <text:p>74.4558</text:p>
          </table:table-cell>
          <table:table-cell office:value-type="float" office:value="73.4461" calcext:value-type="float">
            <text:p>73.4461</text:p>
          </table:table-cell>
          <table:table-cell office:value-type="float" office:value="72.3955" calcext:value-type="float">
            <text:p>72.3955</text:p>
          </table:table-cell>
          <table:table-cell office:value-type="float" office:value="71.3056" calcext:value-type="float">
            <text:p>71.3056</text:p>
          </table:table-cell>
          <table:table-cell office:value-type="float" office:value="70.178" calcext:value-type="float">
            <text:p>70.178</text:p>
          </table:table-cell>
          <table:table-cell office:value-type="float" office:value="69.0143" calcext:value-type="float">
            <text:p>69.0143</text:p>
          </table:table-cell>
          <table:table-cell office:value-type="float" office:value="67.8163" calcext:value-type="float">
            <text:p>67.8163</text:p>
          </table:table-cell>
          <table:table-cell office:value-type="float" office:value="66.586" calcext:value-type="float">
            <text:p>66.586</text:p>
          </table:table-cell>
          <table:table-cell office:value-type="float" office:value="65.325" calcext:value-type="float">
            <text:p>65.325</text:p>
          </table:table-cell>
          <table:table-cell office:value-type="float" office:value="64.0355" calcext:value-type="float">
            <text:p>64.0355</text:p>
          </table:table-cell>
          <table:table-cell office:value-type="float" office:value="62.7195" calcext:value-type="float">
            <text:p>62.7195</text:p>
          </table:table-cell>
          <table:table-cell office:value-type="float" office:value="61.379" calcext:value-type="float">
            <text:p>61.379</text:p>
          </table:table-cell>
          <table:table-cell office:value-type="float" office:value="60.0161" calcext:value-type="float">
            <text:p>60.0161</text:p>
          </table:table-cell>
          <table:table-cell office:value-type="float" office:value="58.6331" calcext:value-type="float">
            <text:p>58.6331</text:p>
          </table:table-cell>
          <table:table-cell office:value-type="float" office:value="57.2321" calcext:value-type="float">
            <text:p>57.2321</text:p>
          </table:table-cell>
          <table:table-cell office:value-type="float" office:value="55.8155" calcext:value-type="float">
            <text:p>55.8155</text:p>
          </table:table-cell>
          <table:table-cell office:value-type="float" office:value="54.3854" calcext:value-type="float">
            <text:p>54.3854</text:p>
          </table:table-cell>
          <table:table-cell office:value-type="float" office:value="52.9442" calcext:value-type="float">
            <text:p>52.9442</text:p>
          </table:table-cell>
          <table:table-cell office:value-type="float" office:value="51.4942" calcext:value-type="float">
            <text:p>51.4942</text:p>
          </table:table-cell>
          <table:table-cell office:value-type="float" office:value="50.0377" calcext:value-type="float">
            <text:p>50.0377</text:p>
          </table:table-cell>
          <table:table-cell office:value-type="float" office:value="48.5771" calcext:value-type="float">
            <text:p>48.5771</text:p>
          </table:table-cell>
          <table:table-cell office:value-type="float" office:value="47.1146" calcext:value-type="float">
            <text:p>47.1146</text:p>
          </table:table-cell>
          <table:table-cell office:value-type="float" office:value="45.6526" calcext:value-type="float">
            <text:p>45.6526</text:p>
          </table:table-cell>
          <table:table-cell office:value-type="float" office:value="44.1933" calcext:value-type="float">
            <text:p>44.1933</text:p>
          </table:table-cell>
          <table:table-cell office:value-type="float" office:value="42.739" calcext:value-type="float">
            <text:p>42.739</text:p>
          </table:table-cell>
          <table:table-cell office:value-type="float" office:value="41.2919" calcext:value-type="float">
            <text:p>41.2919</text:p>
          </table:table-cell>
          <table:table-cell office:value-type="float" office:value="39.8541" calcext:value-type="float">
            <text:p>39.8541</text:p>
          </table:table-cell>
          <table:table-cell office:value-type="float" office:value="38.4278" calcext:value-type="float">
            <text:p>38.4278</text:p>
          </table:table-cell>
          <table:table-cell office:value-type="float" office:value="37.015" calcext:value-type="float">
            <text:p>37.015</text:p>
          </table:table-cell>
          <table:table-cell office:value-type="float" office:value="35.6177" calcext:value-type="float">
            <text:p>35.6177</text:p>
          </table:table-cell>
          <table:table-cell office:value-type="float" office:value="34.2377" calcext:value-type="float">
            <text:p>34.2377</text:p>
          </table:table-cell>
          <table:table-cell office:value-type="float" office:value="32.8769" calcext:value-type="float">
            <text:p>32.8769</text:p>
          </table:table-cell>
          <table:table-cell office:value-type="float" office:value="31.5371" calcext:value-type="float">
            <text:p>31.5371</text:p>
          </table:table-cell>
          <table:table-cell office:value-type="float" office:value="30.2198" calcext:value-type="float">
            <text:p>30.2198</text:p>
          </table:table-cell>
          <table:table-cell office:value-type="float" office:value="28.9266" calcext:value-type="float">
            <text:p>28.9266</text:p>
          </table:table-cell>
          <table:table-cell office:value-type="float" office:value="27.659" calcext:value-type="float">
            <text:p>27.659</text:p>
          </table:table-cell>
          <table:table-cell office:value-type="float" office:value="26.4182" calcext:value-type="float">
            <text:p>26.4182</text:p>
          </table:table-cell>
          <table:table-cell office:value-type="float" office:value="25.2056" calcext:value-type="float">
            <text:p>25.2056</text:p>
          </table:table-cell>
          <table:table-cell office:value-type="float" office:value="24.0221" calcext:value-type="float">
            <text:p>24.0221</text:p>
          </table:table-cell>
          <table:table-cell office:value-type="float" office:value="22.8689" calcext:value-type="float">
            <text:p>22.8689</text:p>
          </table:table-cell>
          <table:table-cell office:value-type="float" office:value="21.7468" calcext:value-type="float">
            <text:p>21.7468</text:p>
          </table:table-cell>
          <table:table-cell office:value-type="float" office:value="20.6565" calcext:value-type="float">
            <text:p>20.6565</text:p>
          </table:table-cell>
          <table:table-cell office:value-type="float" office:value="19.5988" calcext:value-type="float">
            <text:p>19.5988</text:p>
          </table:table-cell>
          <table:table-cell office:value-type="float" office:value="18.5742" calcext:value-type="float">
            <text:p>18.5742</text:p>
          </table:table-cell>
          <table:table-cell office:value-type="float" office:value="17.583" calcext:value-type="float">
            <text:p>17.583</text:p>
          </table:table-cell>
          <table:table-cell office:value-type="float" office:value="16.6256" calcext:value-type="float">
            <text:p>16.6256</text:p>
          </table:table-cell>
          <table:table-cell office:value-type="float" office:value="15.7022" calcext:value-type="float">
            <text:p>15.7022</text:p>
          </table:table-cell>
          <table:table-cell office:value-type="float" office:value="14.813" calcext:value-type="float">
            <text:p>14.813</text:p>
          </table:table-cell>
          <table:table-cell office:value-type="float" office:value="13.9578" calcext:value-type="float">
            <text:p>13.9578</text:p>
          </table:table-cell>
          <table:table-cell office:value-type="float" office:value="13.1366" calcext:value-type="float">
            <text:p>13.1366</text:p>
          </table:table-cell>
          <table:table-cell office:value-type="float" office:value="12.3493" calcext:value-type="float">
            <text:p>12.3493</text:p>
          </table:table-cell>
          <table:table-cell office:value-type="float" office:value="11.5954" calcext:value-type="float">
            <text:p>11.5954</text:p>
          </table:table-cell>
          <table:table-cell office:value-type="float" office:value="10.8747" calcext:value-type="float">
            <text:p>10.8747</text:p>
          </table:table-cell>
          <table:table-cell office:value-type="float" office:value="10.1867" calcext:value-type="float">
            <text:p>10.1867</text:p>
          </table:table-cell>
          <table:table-cell office:value-type="float" office:value="9.53087" calcext:value-type="float">
            <text:p>9.53087</text:p>
          </table:table-cell>
          <table:table-cell office:value-type="float" office:value="8.9066" calcext:value-type="float">
            <text:p>8.9066</text:p>
          </table:table-cell>
          <table:table-cell office:value-type="float" office:value="8.31325" calcext:value-type="float">
            <text:p>8.31325</text:p>
          </table:table-cell>
          <table:table-cell office:value-type="float" office:value="7.7501" calcext:value-type="float">
            <text:p>7.7501</text:p>
          </table:table-cell>
          <table:table-cell office:value-type="float" office:value="7.21641" calcext:value-type="float">
            <text:p>7.21641</text:p>
          </table:table-cell>
          <table:table-cell office:value-type="float" office:value="6.71136" calcext:value-type="float">
            <text:p>6.71136</text:p>
          </table:table-cell>
          <table:table-cell office:value-type="float" office:value="6.23411" calcext:value-type="float">
            <text:p>6.23411</text:p>
          </table:table-cell>
          <table:table-cell office:value-type="float" office:value="5.78377" calcext:value-type="float">
            <text:p>5.78377</text:p>
          </table:table-cell>
          <table:table-cell office:value-type="float" office:value="5.35946" calcext:value-type="float">
            <text:p>5.35946</text:p>
          </table:table-cell>
          <table:table-cell office:value-type="float" office:value="4.96023" calcext:value-type="float">
            <text:p>4.96023</text:p>
          </table:table-cell>
          <table:table-cell office:value-type="float" office:value="4.58515" calcext:value-type="float">
            <text:p>4.58515</text:p>
          </table:table-cell>
          <table:table-cell office:value-type="float" office:value="4.23326" calcext:value-type="float">
            <text:p>4.23326</text:p>
          </table:table-cell>
          <table:table-cell office:value-type="float" office:value="3.90361" calcext:value-type="float">
            <text:p>3.90361</text:p>
          </table:table-cell>
          <table:table-cell office:value-type="float" office:value="3.59523" calcext:value-type="float">
            <text:p>3.59523</text:p>
          </table:table-cell>
          <table:table-cell office:value-type="float" office:value="3.30715" calcext:value-type="float">
            <text:p>3.30715</text:p>
          </table:table-cell>
          <table:table-cell office:value-type="float" office:value="3.03844" calcext:value-type="float">
            <text:p>3.03844</text:p>
          </table:table-cell>
          <table:table-cell office:value-type="float" office:value="2.78814" calcext:value-type="float">
            <text:p>2.78814</text:p>
          </table:table-cell>
          <table:table-cell office:value-type="float" office:value="2.55532" calcext:value-type="float">
            <text:p>2.55532</text:p>
          </table:table-cell>
          <table:table-cell office:value-type="float" office:value="2.33907" calcext:value-type="float">
            <text:p>2.33907</text:p>
          </table:table-cell>
          <table:table-cell office:value-type="float" office:value="2.1385" calcext:value-type="float">
            <text:p>2.1385</text:p>
          </table:table-cell>
          <table:table-cell office:value-type="float" office:value="1.95273" calcext:value-type="float">
            <text:p>1.95273</text:p>
          </table:table-cell>
          <table:table-cell office:value-type="float" office:value="1.78091" calcext:value-type="float">
            <text:p>1.78091</text:p>
          </table:table-cell>
          <table:table-cell office:value-type="float" office:value="1.62221" calcext:value-type="float">
            <text:p>1.62221</text:p>
          </table:table-cell>
          <table:table-cell office:value-type="float" office:value="1.47585" calcext:value-type="float">
            <text:p>1.47585</text:p>
          </table:table-cell>
          <table:table-cell office:value-type="float" office:value="1.34104" calcext:value-type="float">
            <text:p>1.34104</text:p>
          </table:table-cell>
          <table:table-cell office:value-type="float" office:value="1.21706" calcext:value-type="float">
            <text:p>1.21706</text:p>
          </table:table-cell>
          <table:table-cell office:value-type="float" office:value="1.10318" calcext:value-type="float">
            <text:p>1.10318</text:p>
          </table:table-cell>
          <table:table-cell office:value-type="float" office:value="0.998739" calcext:value-type="float">
            <text:p>0.998739</text:p>
          </table:table-cell>
          <table:table-cell office:value-type="float" office:value="0.903078" calcext:value-type="float">
            <text:p>0.903078</text:p>
          </table:table-cell>
          <table:table-cell office:value-type="float" office:value="0.815581" calcext:value-type="float">
            <text:p>0.815581</text:p>
          </table:table-cell>
          <table:table-cell office:value-type="float" office:value="0.735663" calcext:value-type="float">
            <text:p>0.735663</text:p>
          </table:table-cell>
          <table:table-cell office:value-type="float" office:value="0.662767" calcext:value-type="float">
            <text:p>0.662767</text:p>
          </table:table-cell>
          <table:table-cell office:value-type="float" office:value="0.596367" calcext:value-type="float">
            <text:p>0.596367</text:p>
          </table:table-cell>
          <table:table-cell office:value-type="float" office:value="0.535966" calcext:value-type="float">
            <text:p>0.535966</text:p>
          </table:table-cell>
          <table:table-cell office:value-type="float" office:value="0.481097" calcext:value-type="float">
            <text:p>0.481097</text:p>
          </table:table-cell>
          <table:table-cell office:value-type="float" office:value="0.431321" calcext:value-type="float">
            <text:p>0.431321</text:p>
          </table:table-cell>
          <table:table-cell office:value-type="float" office:value="0.386227" calcext:value-type="float">
            <text:p>0.386227</text:p>
          </table:table-cell>
          <table:table-cell office:value-type="float" office:value="0.345429" calcext:value-type="float">
            <text:p>0.345429</text:p>
          </table:table-cell>
          <table:table-cell office:value-type="float" office:value="0.308567" calcext:value-type="float">
            <text:p>0.308567</text:p>
          </table:table-cell>
          <table:table-cell office:value-type="float" office:value="0.275306" calcext:value-type="float">
            <text:p>0.275306</text:p>
          </table:table-cell>
          <table:table-cell office:value-type="float" office:value="0.245335" calcext:value-type="float">
            <text:p>0.245335</text:p>
          </table:table-cell>
          <table:table-cell office:value-type="float" office:value="0.218363" calcext:value-type="float">
            <text:p>0.218363</text:p>
          </table:table-cell>
          <table:table-cell office:value-type="float" office:value="0.194124" calcext:value-type="float">
            <text:p>0.194124</text:p>
          </table:table-cell>
          <table:table-cell office:value-type="float" office:value="0.172369" calcext:value-type="float">
            <text:p>0.172369</text:p>
          </table:table-cell>
          <table:table-cell office:value-type="float" office:value="0.152868" calcext:value-type="float">
            <text:p>0.152868</text:p>
          </table:table-cell>
          <table:table-cell office:value-type="float" office:value="0.135413" calcext:value-type="float">
            <text:p>0.135413</text:p>
          </table:table-cell>
          <table:table-cell office:value-type="float" office:value="0.119807" calcext:value-type="float">
            <text:p>0.119807</text:p>
          </table:table-cell>
          <table:table-cell office:value-type="float" office:value="0.105874" calcext:value-type="float">
            <text:p>0.105874</text:p>
          </table:table-cell>
          <table:table-cell office:value-type="float" office:value="0.0934506" calcext:value-type="float">
            <text:p>0.0934506</text:p>
          </table:table-cell>
          <table:table-cell office:value-type="float" office:value="0.0823872" calcext:value-type="float">
            <text:p>0.0823872</text:p>
          </table:table-cell>
          <table:table-cell office:value-type="float" office:value="0.0725479" calcext:value-type="float">
            <text:p>0.0725479</text:p>
          </table:table-cell>
          <table:table-cell office:value-type="float" office:value="0.0638085" calcext:value-type="float">
            <text:p>0.0638085</text:p>
          </table:table-cell>
          <table:table-cell office:value-type="float" office:value="0.0560559" calcext:value-type="float">
            <text:p>0.0560559</text:p>
          </table:table-cell>
          <table:table-cell office:value-type="float" office:value="0.0491875" calcext:value-type="float">
            <text:p>0.0491875</text:p>
          </table:table-cell>
          <table:table-cell office:value-type="float" office:value="0.0431102" calcext:value-type="float">
            <text:p>0.0431102</text:p>
          </table:table-cell>
          <table:table-cell office:value-type="float" office:value="0.0377397" calcext:value-type="float">
            <text:p>0.0377397</text:p>
          </table:table-cell>
          <table:table-cell office:value-type="float" office:value="0.0329998" calcext:value-type="float">
            <text:p>0.0329998</text:p>
          </table:table-cell>
          <table:table-cell office:value-type="float" office:value="0.0288217" calcext:value-type="float">
            <text:p>0.0288217</text:p>
          </table:table-cell>
          <table:table-cell office:value-type="float" office:value="0.0251435" calcext:value-type="float">
            <text:p>0.0251435</text:p>
          </table:table-cell>
          <table:table-cell office:value-type="float" office:value="0.0219093" calcext:value-type="float">
            <text:p>0.0219093</text:p>
          </table:table-cell>
          <table:table-cell office:value-type="float" office:value="0.0190692" calcext:value-type="float">
            <text:p>0.0190692</text:p>
          </table:table-cell>
          <table:table-cell office:value-type="float" office:value="0.0165782" calcext:value-type="float">
            <text:p>0.0165782</text:p>
          </table:table-cell>
          <table:table-cell office:value-type="float" office:value="0.014396" calcext:value-type="float">
            <text:p>0.014396</text:p>
          </table:table-cell>
          <table:table-cell office:value-type="float" office:value="0.0124869" calcext:value-type="float">
            <text:p>0.0124869</text:p>
          </table:table-cell>
          <table:table-cell office:value-type="float" office:value="0.0108185" calcext:value-type="float">
            <text:p>0.0108185</text:p>
          </table:table-cell>
          <table:table-cell office:value-type="float" office:value="0.00936245" calcext:value-type="float">
            <text:p>0.00936245</text:p>
          </table:table-cell>
          <table:table-cell office:value-type="float" office:value="0.00809317" calcext:value-type="float">
            <text:p>0.00809317</text:p>
          </table:table-cell>
          <table:table-cell office:value-type="float" office:value="0.00698807" calcext:value-type="float">
            <text:p>0.00698807</text:p>
          </table:table-cell>
          <table:table-cell office:value-type="float" office:value="0.00602707" calcext:value-type="float">
            <text:p>0.00602707</text:p>
          </table:table-cell>
          <table:table-cell office:value-type="float" office:value="0.00519239" calcext:value-type="float">
            <text:p>0.00519239</text:p>
          </table:table-cell>
          <table:table-cell office:value-type="float" office:value="0.0044683" calcext:value-type="float">
            <text:p>0.0044683</text:p>
          </table:table-cell>
          <table:table-cell office:value-type="float" office:value="0.00384088" calcext:value-type="float">
            <text:p>0.00384088</text:p>
          </table:table-cell>
          <table:table-cell office:value-type="float" office:value="0.0032979" calcext:value-type="float">
            <text:p>0.0032979</text:p>
          </table:table-cell>
          <table:table-cell office:value-type="float" office:value="0.00282853" calcext:value-type="float">
            <text:p>0.00282853</text:p>
          </table:table-cell>
          <table:table-cell office:value-type="float" office:value="0.00242328" calcext:value-type="float">
            <text:p>0.00242328</text:p>
          </table:table-cell>
          <table:table-cell office:value-type="float" office:value="0.0020738" calcext:value-type="float">
            <text:p>0.0020738</text:p>
          </table:table-cell>
          <table:table-cell office:value-type="float" office:value="0.00177277" calcext:value-type="float">
            <text:p>0.00177277</text:p>
          </table:table-cell>
          <table:table-cell office:value-type="float" office:value="0.00151377" calcext:value-type="float">
            <text:p>0.00151377</text:p>
          </table:table-cell>
          <table:table-cell office:value-type="float" office:value="0.0012912" calcext:value-type="float">
            <text:p>0.0012912</text:p>
          </table:table-cell>
          <table:table-cell office:value-type="float" office:value="0.00110016" calcext:value-type="float">
            <text:p>0.00110016</text:p>
          </table:table-cell>
          <table:table-cell office:value-type="float" office:value="0.000936362" calcext:value-type="float">
            <text:p>0.000936362</text:p>
          </table:table-cell>
          <table:table-cell office:value-type="float" office:value="0.00079609" calcext:value-type="float">
            <text:p>0.00079609</text:p>
          </table:table-cell>
          <table:table-cell office:value-type="float" office:value="0.0006761" calcext:value-type="float">
            <text:p>0.0006761</text:p>
          </table:table-cell>
          <table:table-cell office:value-type="float" office:value="0.000573578" calcext:value-type="float">
            <text:p>0.000573578</text:p>
          </table:table-cell>
          <table:table-cell office:value-type="float" office:value="0.000486081" calcext:value-type="float">
            <text:p>0.000486081</text:p>
          </table:table-cell>
          <table:table-cell office:value-type="float" office:value="0.00041149" calcext:value-type="float">
            <text:p>0.00041149</text:p>
          </table:table-cell>
          <table:table-cell office:value-type="float" office:value="0.000347974" calcext:value-type="float">
            <text:p>0.000347974</text:p>
          </table:table-cell>
          <table:table-cell office:value-type="float" office:value="0.00029395" calcext:value-type="float">
            <text:p>0.00029395</text:p>
          </table:table-cell>
          <table:table-cell office:value-type="float" office:value="0.00024805" calcext:value-type="float">
            <text:p>0.00024805</text:p>
          </table:table-cell>
          <table:table-cell office:value-type="float" office:value="0.000209097" calcext:value-type="float">
            <text:p>0.000209097</text:p>
          </table:table-cell>
          <table:table-cell office:value-type="float" office:value="0.000176075" calcext:value-type="float">
            <text:p>0.000176075</text:p>
          </table:table-cell>
          <table:table-cell office:value-type="float" office:value="0.000148113" calcext:value-type="float">
            <text:p>0.000148113</text:p>
          </table:table-cell>
          <table:table-cell office:value-type="float" office:value="0.000124461" calcext:value-type="float">
            <text:p>0.000124461</text:p>
          </table:table-cell>
          <table:table-cell office:value-type="float" office:value="0.000104478" calcext:value-type="float">
            <text:p>0.000104478</text:p>
          </table:table-cell>
          <table:table-cell office:value-type="float" office:value="0.0000876113" calcext:value-type="float">
            <text:p>8.76113E-05</text:p>
          </table:table-cell>
          <table:table-cell office:value-type="float" office:value="0.0000733919" calcext:value-type="float">
            <text:p>7.33919E-05</text:p>
          </table:table-cell>
          <table:table-cell office:value-type="float" office:value="0.0000614169" calcext:value-type="float">
            <text:p>6.14169E-05</text:p>
          </table:table-cell>
          <table:table-cell office:value-type="float" office:value="0.0000513429" calcext:value-type="float">
            <text:p>5.13429E-05</text:p>
          </table:table-cell>
          <table:table-cell office:value-type="float" office:value="0.0000428774" calcext:value-type="float">
            <text:p>4.28774E-05</text:p>
          </table:table-cell>
          <table:table-cell office:value-type="float" office:value="0.0000357712" calcext:value-type="float">
            <text:p>3.57712E-05</text:p>
          </table:table-cell>
          <table:table-cell office:value-type="float" office:value="0.0000298123" calcext:value-type="float">
            <text:p>2.98123E-05</text:p>
          </table:table-cell>
          <table:table-cell office:value-type="float" office:value="0.0000248208" calcext:value-type="float">
            <text:p>2.48208E-05</text:p>
          </table:table-cell>
          <table:table-cell office:value-type="float" office:value="0.0000206442" calcext:value-type="float">
            <text:p>2.06442E-05</text:p>
          </table:table-cell>
          <table:table-cell office:value-type="float" office:value="0.0000171531" calcext:value-type="float">
            <text:p>1.71531E-05</text:p>
          </table:table-cell>
          <table:table-cell office:value-type="float" office:value="0.0000142381" calcext:value-type="float">
            <text:p>1.42381E-05</text:p>
          </table:table-cell>
          <table:table-cell office:value-type="float" office:value="0.0000118066" calcext:value-type="float">
            <text:p>1.18066E-05</text:p>
          </table:table-cell>
          <table:table-cell office:value-type="float" office:value="0.00000978061" calcext:value-type="float">
            <text:p>9.78061E-06</text:p>
          </table:table-cell>
          <table:table-cell office:value-type="float" office:value="0.00000809421" calcext:value-type="float">
            <text:p>8.09421E-06</text:p>
          </table:table-cell>
          <table:table-cell office:value-type="float" office:value="0.00000669196" calcext:value-type="float">
            <text:p>6.69196E-06</text:p>
          </table:table-cell>
          <table:table-cell office:value-type="float" office:value="0.00000552717" calcext:value-type="float">
            <text:p>5.52717E-06</text:p>
          </table:table-cell>
          <table:table-cell office:value-type="float" office:value="0.00000456063" calcext:value-type="float">
            <text:p>4.56063E-06</text:p>
          </table:table-cell>
          <table:table-cell office:value-type="float" office:value="0.00000375942" calcext:value-type="float">
            <text:p>3.75942E-06</text:p>
          </table:table-cell>
          <table:table-cell office:value-type="float" office:value="0.00000309594" calcext:value-type="float">
            <text:p>3.09594E-06</text:p>
          </table:table-cell>
          <table:table-cell office:value-type="float" office:value="0.00000254707" calcext:value-type="float">
            <text:p>2.54707E-06</text:p>
          </table:table-cell>
          <table:table-cell office:value-type="float" office:value="0.00000209348" calcext:value-type="float">
            <text:p>2.09348E-06</text:p>
          </table:table-cell>
          <table:table-cell office:value-type="float" office:value="0.000001719" calcext:value-type="float">
            <text:p>1.719E-06</text:p>
          </table:table-cell>
          <table:table-cell office:value-type="float" office:value="0.00000141015" calcext:value-type="float">
            <text:p>1.41015E-06</text:p>
          </table:table-cell>
          <table:table-cell office:value-type="float" office:value="0.00000115567" calcext:value-type="float">
            <text:p>1.15567E-06</text:p>
          </table:table-cell>
          <table:table-cell office:value-type="float" office:value="0.000000946216" calcext:value-type="float">
            <text:p>9.46216E-07</text:p>
          </table:table-cell>
          <table:table-cell office:value-type="float" office:value="0.000000773983" calcext:value-type="float">
            <text:p>7.73983E-07</text:p>
          </table:table-cell>
          <table:table-cell office:value-type="float" office:value="0.000000632498" calcext:value-type="float">
            <text:p>6.32498E-07</text:p>
          </table:table-cell>
          <table:table-cell office:value-type="float" office:value="0.000000516388" calcext:value-type="float">
            <text:p>5.16388E-07</text:p>
          </table:table-cell>
          <table:table-cell office:value-type="float" office:value="0.000000421194" calcext:value-type="float">
            <text:p>4.21194E-07</text:p>
          </table:table-cell>
          <table:table-cell office:value-type="float" office:value="0.000000343226" calcext:value-type="float">
            <text:p>3.43226E-07</text:p>
          </table:table-cell>
          <table:table-cell office:value-type="float" office:value="0.000000279428" calcext:value-type="float">
            <text:p>2.79428E-07</text:p>
          </table:table-cell>
          <table:table-cell office:value-type="float" office:value="0.000000227277" calcext:value-type="float">
            <text:p>2.27277E-07</text:p>
          </table:table-cell>
          <table:table-cell office:value-type="float" office:value="0.000000184687" calcext:value-type="float">
            <text:p>1.84687E-07</text:p>
          </table:table-cell>
          <table:table-cell office:value-type="float" office:value="0.000000149938" calcext:value-type="float">
            <text:p>1.49938E-07</text:p>
          </table:table-cell>
          <table:table-cell office:value-type="float" office:value="0.000000121615" calcext:value-type="float">
            <text:p>1.21615E-07</text:p>
          </table:table-cell>
          <table:table-cell office:value-type="float" office:value="0.0000000985515" calcext:value-type="float">
            <text:p>9.85515E-08</text:p>
          </table:table-cell>
          <table:table-cell office:value-type="float" office:value="0.0000000797883" calcext:value-type="float">
            <text:p>7.97883E-08</text:p>
          </table:table-cell>
          <table:table-cell office:value-type="float" office:value="0.0000000645384" calcext:value-type="float">
            <text:p>6.45384E-08</text:p>
          </table:table-cell>
          <table:table-cell office:value-type="float" office:value="0.0000000521556" calcext:value-type="float">
            <text:p>5.21556E-08</text:p>
          </table:table-cell>
          <table:table-cell office:value-type="float" office:value="0.0000000421103" calcext:value-type="float">
            <text:p>4.21103E-08</text:p>
          </table:table-cell>
          <table:table-cell office:value-type="float" office:value="0.000000033969" calcext:value-type="float">
            <text:p>3.3969E-08</text:p>
          </table:table-cell>
          <table:table-cell office:value-type="float" office:value="0.000000027377" calcext:value-type="float">
            <text:p>2.7377E-08</text:p>
          </table:table-cell>
          <table:table-cell office:value-type="float" office:value="0.0000000220443" calcext:value-type="float">
            <text:p>2.20443E-08</text:p>
          </table:table-cell>
          <table:table-cell office:value-type="float" office:value="0.0000000177345" calcext:value-type="float">
            <text:p>1.77345E-08</text:p>
          </table:table-cell>
          <table:table-cell office:value-type="float" office:value="0.0000000142546" calcext:value-type="float">
            <text:p>1.42546E-08</text:p>
          </table:table-cell>
          <table:table-cell office:value-type="float" office:value="0.0000000114473" calcext:value-type="float">
            <text:p>1.14473E-08</text:p>
          </table:table-cell>
          <table:table-cell office:value-type="float" office:value="0.00000000918468" calcext:value-type="float">
            <text:p>9.18468E-09</text:p>
          </table:table-cell>
          <table:table-cell office:value-type="float" office:value="0.00000000736279" calcext:value-type="float">
            <text:p>7.36279E-09</text:p>
          </table:table-cell>
          <table:table-cell office:value-type="float" office:value="0.0000000058971" calcext:value-type="float">
            <text:p>5.8971E-09</text:p>
          </table:table-cell>
          <table:table-cell office:value-type="float" office:value="0.00000000471903" calcext:value-type="float">
            <text:p>4.71903E-09</text:p>
          </table:table-cell>
          <table:table-cell office:value-type="float" office:value="0.00000000377301" calcext:value-type="float">
            <text:p>3.77301E-09</text:p>
          </table:table-cell>
          <table:table-cell office:value-type="float" office:value="0.000000003014" calcext:value-type="float">
            <text:p>3.014E-09</text:p>
          </table:table-cell>
          <table:table-cell office:value-type="float" office:value="0.00000000240559" calcext:value-type="float">
            <text:p>2.40559E-09</text:p>
          </table:table-cell>
          <table:table-cell office:value-type="float" office:value="0.00000000191833" calcext:value-type="float">
            <text:p>1.91833E-09</text:p>
          </table:table-cell>
          <table:table-cell office:value-type="float" office:value="0.00000000152845" calcext:value-type="float">
            <text:p>1.52845E-09</text:p>
          </table:table-cell>
          <table:table-cell office:value-type="float" office:value="0.00000000121676" calcext:value-type="float">
            <text:p>1.21676E-09</text:p>
          </table:table-cell>
          <table:table-cell office:value-type="float" office:value="0.000000000967803" calcext:value-type="float">
            <text:p>9.67803E-10</text:p>
          </table:table-cell>
          <table:table-cell office:value-type="float" office:value="0.000000000769127" calcext:value-type="float">
            <text:p>7.69127E-10</text:p>
          </table:table-cell>
          <table:table-cell office:value-type="float" office:value="0.000000000610716" calcext:value-type="float">
            <text:p>6.10716E-10</text:p>
          </table:table-cell>
          <table:table-cell office:value-type="float" office:value="0.00000000048452" calcext:value-type="float">
            <text:p>4.8452E-10</text:p>
          </table:table-cell>
          <table:table-cell office:value-type="float" office:value="0.000000000384076" calcext:value-type="float">
            <text:p>3.84076E-10</text:p>
          </table:table-cell>
          <table:table-cell office:value-type="float" office:value="0.000000000304199" calcext:value-type="float">
            <text:p>3.04199E-10</text:p>
          </table:table-cell>
          <table:table-cell office:value-type="float" office:value="0.000000000240731" calcext:value-type="float">
            <text:p>2.40731E-10</text:p>
          </table:table-cell>
          <table:table-cell office:value-type="float" office:value="0.000000000190346" calcext:value-type="float">
            <text:p>1.90346E-10</text:p>
          </table:table-cell>
          <table:table-cell office:value-type="float" office:value="0.000000000150381" calcext:value-type="float">
            <text:p>1.50381E-10</text:p>
          </table:table-cell>
          <table:table-cell office:value-type="float" office:value="0.000000000118709" calcext:value-type="float">
            <text:p>1.18709E-10</text:p>
          </table:table-cell>
          <table:table-cell office:value-type="float" office:value="0.0000000000936293" calcext:value-type="float">
            <text:p>9.36293E-11</text:p>
          </table:table-cell>
          <table:table-cell office:value-type="float" office:value="0.0000000000737875" calcext:value-type="float">
            <text:p>7.37875E-11</text:p>
          </table:table-cell>
          <table:table-cell office:value-type="float" office:value="0.0000000000581027" calcext:value-type="float">
            <text:p>5.81027E-11</text:p>
          </table:table-cell>
          <table:table-cell office:value-type="float" office:value="0.0000000000457145" calcext:value-type="float">
            <text:p>4.57145E-11</text:p>
          </table:table-cell>
          <table:table-cell office:value-type="float" office:value="0.0000000000359383" calcext:value-type="float">
            <text:p>3.59383E-11</text:p>
          </table:table-cell>
          <table:table-cell office:value-type="float" office:value="0.0000000000282297" calcext:value-type="float">
            <text:p>2.82297E-11</text:p>
          </table:table-cell>
          <table:table-cell office:value-type="float" office:value="0.0000000000221566" calcext:value-type="float">
            <text:p>2.21566E-11</text:p>
          </table:table-cell>
          <table:table-cell office:value-type="float" office:value="0.000000000017376" calcext:value-type="float">
            <text:p>1.7376E-11</text:p>
          </table:table-cell>
          <table:table-cell office:value-type="float" office:value="0.0000000000136159" calcext:value-type="float">
            <text:p>1.36159E-11</text:p>
          </table:table-cell>
          <table:table-cell office:value-type="float" office:value="0.0000000000106609" calcext:value-type="float">
            <text:p>1.06609E-11</text:p>
          </table:table-cell>
          <table:table-cell office:value-type="float" office:value="0.00000000000834051" calcext:value-type="float">
            <text:p>8.34051E-12</text:p>
          </table:table-cell>
          <table:table-cell office:value-type="float" office:value="0.00000000000651998" calcext:value-type="float">
            <text:p>6.51998E-12</text:p>
          </table:table-cell>
          <table:table-cell office:value-type="float" office:value="0.00000000000509277" calcext:value-type="float">
            <text:p>5.09277E-12</text:p>
          </table:table-cell>
          <table:table-cell office:value-type="float" office:value="0.00000000000397483" calcext:value-type="float">
            <text:p>3.97483E-12</text:p>
          </table:table-cell>
          <table:table-cell office:value-type="float" office:value="0.00000000000309984" calcext:value-type="float">
            <text:p>3.09984E-12</text:p>
          </table:table-cell>
          <table:table-cell office:value-type="float" office:value="0.00000000000241557" calcext:value-type="float">
            <text:p>2.41557E-12</text:p>
          </table:table-cell>
          <table:table-cell office:value-type="float" office:value="0.00000000000188087" calcext:value-type="float">
            <text:p>1.88087E-12</text:p>
          </table:table-cell>
          <table:table-cell office:value-type="float" office:value="0.00000000000146338" calcext:value-type="float">
            <text:p>1.46338E-12</text:p>
          </table:table-cell>
          <table:table-cell office:value-type="float" office:value="0.00000000000113768" calcext:value-type="float">
            <text:p>1.13768E-12</text:p>
          </table:table-cell>
          <table:table-cell office:value-type="float" office:value="0.000000000000883779" calcext:value-type="float">
            <text:p>8.83779E-13</text:p>
          </table:table-cell>
          <table:table-cell office:value-type="float" office:value="0.000000000000686012" calcext:value-type="float">
            <text:p>6.86012E-13</text:p>
          </table:table-cell>
          <table:table-cell office:value-type="float" office:value="0.00000000000053209" calcext:value-type="float">
            <text:p>5.3209E-13</text:p>
          </table:table-cell>
          <table:table-cell office:value-type="float" office:value="0.000000000000412387" calcext:value-type="float">
            <text:p>4.12387E-13</text:p>
          </table:table-cell>
          <table:table-cell office:value-type="float" office:value="0.000000000000319368" calcext:value-type="float">
            <text:p>3.19368E-13</text:p>
          </table:table-cell>
          <table:table-cell office:value-type="float" office:value="0.000000000000247143" calcext:value-type="float">
            <text:p>2.47143E-13</text:p>
          </table:table-cell>
          <table:table-cell office:value-type="float" office:value="0.000000000000191105" calcext:value-type="float">
            <text:p>1.91105E-13</text:p>
          </table:table-cell>
          <table:table-cell office:value-type="float" office:value="0.000000000000147662" calcext:value-type="float">
            <text:p>1.47662E-13</text:p>
          </table:table-cell>
          <table:table-cell office:value-type="float" office:value="0.000000000000114008" calcext:value-type="float">
            <text:p>1.14008E-13</text:p>
          </table:table-cell>
          <table:table-cell office:value-type="float" office:value="0.0000000000000879584" calcext:value-type="float">
            <text:p>8.79584E-14</text:p>
          </table:table-cell>
          <table:table-cell office:value-type="float" office:value="0.0000000000000678097" calcext:value-type="float">
            <text:p>6.78097E-14</text:p>
          </table:table-cell>
          <table:table-cell office:value-type="float" office:value="0.0000000000000522374" calcext:value-type="float">
            <text:p>5.22374E-14</text:p>
          </table:table-cell>
          <table:table-cell office:value-type="float" office:value="0.0000000000000402113" calcext:value-type="float">
            <text:p>4.02113E-14</text:p>
          </table:table-cell>
          <table:table-cell office:value-type="float" office:value="0.0000000000000309308" calcext:value-type="float">
            <text:p>3.09308E-14</text:p>
          </table:table-cell>
          <table:table-cell office:value-type="float" office:value="0.0000000000000237746" calcext:value-type="float">
            <text:p>2.37746E-14</text:p>
          </table:table-cell>
          <table:table-cell office:value-type="float" office:value="0.0000000000000182605" calcext:value-type="float">
            <text:p>1.82605E-14</text:p>
          </table:table-cell>
          <table:table-cell office:value-type="float" office:value="0.0000000000000140151" calcext:value-type="float">
            <text:p>1.40151E-14</text:p>
          </table:table-cell>
          <table:table-cell office:value-type="float" office:value="0.0000000000000107488" calcext:value-type="float">
            <text:p>1.07488E-14</text:p>
          </table:table-cell>
          <table:table-cell office:value-type="float" office:value="8.23766E-015" calcext:value-type="float">
            <text:p>8.23766E-15</text:p>
          </table:table-cell>
          <table:table-cell office:value-type="float" office:value="6.3086E-015" calcext:value-type="float">
            <text:p>6.3086E-15</text:p>
          </table:table-cell>
          <table:table-cell office:value-type="float" office:value="4.82777E-015" calcext:value-type="float">
            <text:p>4.82777E-15</text:p>
          </table:table-cell>
          <table:table-cell office:value-type="float" office:value="3.69187E-015" calcext:value-type="float">
            <text:p>3.69187E-15</text:p>
          </table:table-cell>
          <table:table-cell office:value-type="float" office:value="2.82119E-015" calcext:value-type="float">
            <text:p>2.82119E-15</text:p>
          </table:table-cell>
          <table:table-cell office:value-type="float" office:value="2.1543E-015" calcext:value-type="float">
            <text:p>2.1543E-15</text:p>
          </table:table-cell>
          <table:table-cell office:value-type="float" office:value="1.64388E-015" calcext:value-type="float">
            <text:p>1.64388E-15</text:p>
          </table:table-cell>
          <table:table-cell office:value-type="float" office:value="1.25349E-015" calcext:value-type="float">
            <text:p>1.25349E-15</text:p>
          </table:table-cell>
          <table:table-cell office:value-type="float" office:value="9.55137E-016" calcext:value-type="float">
            <text:p>9.55137E-16</text:p>
          </table:table-cell>
          <table:table-cell office:value-type="float" office:value="7.27279E-016" calcext:value-type="float">
            <text:p>7.27279E-16</text:p>
          </table:table-cell>
          <table:table-cell office:value-type="float" office:value="5.53387E-016" calcext:value-type="float">
            <text:p>5.53387E-16</text:p>
          </table:table-cell>
          <table:table-cell office:value-type="float" office:value="4.20776E-016" calcext:value-type="float">
            <text:p>4.20776E-16</text:p>
          </table:table-cell>
          <table:table-cell office:value-type="float" office:value="3.19719E-016" calcext:value-type="float">
            <text:p>3.19719E-16</text:p>
          </table:table-cell>
          <table:table-cell office:value-type="float" office:value="2.42762E-016" calcext:value-type="float">
            <text:p>2.42762E-16</text:p>
          </table:table-cell>
          <table:table-cell office:value-type="float" office:value="1.842E-016" calcext:value-type="float">
            <text:p>1.842E-16</text:p>
          </table:table-cell>
          <table:table-cell office:value-type="float" office:value="1.39668E-016" calcext:value-type="float">
            <text:p>1.39668E-16</text:p>
          </table:table-cell>
          <table:table-cell office:value-type="float" office:value="1.05829E-016" calcext:value-type="float">
            <text:p>1.05829E-16</text:p>
          </table:table-cell>
          <table:table-cell office:value-type="float" office:value="8.01327E-017" calcext:value-type="float">
            <text:p>8.01327E-17</text:p>
          </table:table-cell>
          <table:table-cell office:value-type="float" office:value="6.0634E-017" calcext:value-type="float">
            <text:p>6.0634E-17</text:p>
          </table:table-cell>
          <table:table-cell office:value-type="float" office:value="4.58485E-017" calcext:value-type="float">
            <text:p>4.58485E-17</text:p>
          </table:table-cell>
          <table:table-cell office:value-type="float" office:value="3.46446E-017" calcext:value-type="float">
            <text:p>3.46446E-17</text:p>
          </table:table-cell>
          <table:table-cell office:value-type="float" office:value="2.61608E-017" calcext:value-type="float">
            <text:p>2.61608E-17</text:p>
          </table:table-cell>
          <table:table-cell office:value-type="float" office:value="1.9741E-017" calcext:value-type="float">
            <text:p>1.9741E-17</text:p>
          </table:table-cell>
          <table:table-cell office:value-type="float" office:value="1.48866E-017" calcext:value-type="float">
            <text:p>1.48866E-17</text:p>
          </table:table-cell>
          <table:table-cell office:value-type="float" office:value="1.12183E-017" calcext:value-type="float">
            <text:p>1.12183E-17</text:p>
          </table:table-cell>
          <table:table-cell office:value-type="float" office:value="8.44822E-018" calcext:value-type="float">
            <text:p>8.44822E-18</text:p>
          </table:table-cell>
          <table:table-cell office:value-type="float" office:value="6.35788E-018" calcext:value-type="float">
            <text:p>6.35788E-18</text:p>
          </table:table-cell>
          <table:table-cell office:value-type="float" office:value="4.78155E-018" calcext:value-type="float">
            <text:p>4.78155E-18</text:p>
          </table:table-cell>
          <table:table-cell office:value-type="float" office:value="3.59365E-018" calcext:value-type="float">
            <text:p>3.59365E-18</text:p>
          </table:table-cell>
          <table:table-cell office:value-type="float" office:value="2.69906E-018" calcext:value-type="float">
            <text:p>2.69906E-18</text:p>
          </table:table-cell>
          <table:table-cell office:value-type="float" office:value="2.02583E-018" calcext:value-type="float">
            <text:p>2.02583E-18</text:p>
          </table:table-cell>
          <table:table-cell office:value-type="float" office:value="1.51952E-018" calcext:value-type="float">
            <text:p>1.51952E-18</text:p>
          </table:table-cell>
          <table:table-cell office:value-type="float" office:value="1.139E-018" calcext:value-type="float">
            <text:p>1.139E-18</text:p>
          </table:table-cell>
          <table:table-cell office:value-type="float" office:value="8.53208E-019" calcext:value-type="float">
            <text:p>8.53208E-19</text:p>
          </table:table-cell>
          <table:table-cell office:value-type="float" office:value="6.38708E-019" calcext:value-type="float">
            <text:p>6.38708E-19</text:p>
          </table:table-cell>
          <table:table-cell office:value-type="float" office:value="4.77822E-019" calcext:value-type="float">
            <text:p>4.77822E-19</text:p>
          </table:table-cell>
          <table:table-cell office:value-type="float" office:value="3.5723E-019" calcext:value-type="float">
            <text:p>3.5723E-19</text:p>
          </table:table-cell>
          <table:table-cell office:value-type="float" office:value="2.66899E-019" calcext:value-type="float">
            <text:p>2.66899E-19</text:p>
          </table:table-cell>
          <table:table-cell office:value-type="float" office:value="1.99281E-019" calcext:value-type="float">
            <text:p>1.99281E-19</text:p>
          </table:table-cell>
          <table:table-cell office:value-type="float" office:value="1.48698E-019" calcext:value-type="float">
            <text:p>1.48698E-19</text:p>
          </table:table-cell>
          <table:table-cell office:value-type="float" office:value="1.10883E-019" calcext:value-type="float">
            <text:p>1.10883E-19</text:p>
          </table:table-cell>
          <table:table-cell office:value-type="float" office:value="8.26322E-020" calcext:value-type="float">
            <text:p>8.26322E-20</text:p>
          </table:table-cell>
          <table:table-cell office:value-type="float" office:value="6.15396E-020" calcext:value-type="float">
            <text:p>6.15396E-20</text:p>
          </table:table-cell>
          <table:table-cell office:value-type="float" office:value="4.58019E-020" calcext:value-type="float">
            <text:p>4.58019E-20</text:p>
          </table:table-cell>
          <table:table-cell office:value-type="float" office:value="3.40673E-020" calcext:value-type="float">
            <text:p>3.40673E-20</text:p>
          </table:table-cell>
          <table:table-cell office:value-type="float" office:value="2.53231E-020" calcext:value-type="float">
            <text:p>2.53231E-20</text:p>
          </table:table-cell>
          <table:table-cell office:value-type="float" office:value="1.88114E-020" calcext:value-type="float">
            <text:p>1.88114E-20</text:p>
          </table:table-cell>
          <table:table-cell office:value-type="float" office:value="1.39654E-020" calcext:value-type="float">
            <text:p>1.39654E-20</text:p>
          </table:table-cell>
          <table:table-cell office:value-type="float" office:value="1.03613E-020" calcext:value-type="float">
            <text:p>1.03613E-20</text:p>
          </table:table-cell>
          <table:table-cell office:value-type="float" office:value="7.68251E-021" calcext:value-type="float">
            <text:p>7.68251E-21</text:p>
          </table:table-cell>
          <table:table-cell office:value-type="float" office:value="5.69275E-021" calcext:value-type="float">
            <text:p>5.69275E-21</text:p>
          </table:table-cell>
          <table:table-cell office:value-type="float" office:value="4.21572E-021" calcext:value-type="float">
            <text:p>4.21572E-21</text:p>
          </table:table-cell>
          <table:table-cell office:value-type="float" office:value="3.11998E-021" calcext:value-type="float">
            <text:p>3.11998E-21</text:p>
          </table:table-cell>
          <table:table-cell office:value-type="float" office:value="2.30762E-021" calcext:value-type="float">
            <text:p>2.30762E-21</text:p>
          </table:table-cell>
          <table:table-cell office:value-type="float" office:value="1.70573E-021" calcext:value-type="float">
            <text:p>1.70573E-21</text:p>
          </table:table-cell>
          <table:table-cell office:value-type="float" office:value="1.26006E-021" calcext:value-type="float">
            <text:p>1.26006E-21</text:p>
          </table:table-cell>
          <table:table-cell office:value-type="float" office:value="9.30262E-022" calcext:value-type="float">
            <text:p>9.30262E-22</text:p>
          </table:table-cell>
          <table:table-cell office:value-type="float" office:value="6.86365E-022" calcext:value-type="float">
            <text:p>6.86365E-22</text:p>
          </table:table-cell>
          <table:table-cell office:value-type="float" office:value="5.06106E-022" calcext:value-type="float">
            <text:p>5.06106E-22</text:p>
          </table:table-cell>
          <table:table-cell office:value-type="float" office:value="3.72962E-022" calcext:value-type="float">
            <text:p>3.72962E-22</text:p>
          </table:table-cell>
          <table:table-cell office:value-type="float" office:value="2.74679E-022" calcext:value-type="float">
            <text:p>2.74679E-22</text:p>
          </table:table-cell>
          <table:table-cell office:value-type="float" office:value="2.02174E-022" calcext:value-type="float">
            <text:p>2.02174E-22</text:p>
          </table:table-cell>
          <table:table-cell office:value-type="float" office:value="1.48718E-022" calcext:value-type="float">
            <text:p>1.48718E-22</text:p>
          </table:table-cell>
          <table:table-cell office:value-type="float" office:value="1.09331E-022" calcext:value-type="float">
            <text:p>1.09331E-22</text:p>
          </table:table-cell>
          <table:table-cell office:value-type="float" office:value="8.03276E-023" calcext:value-type="float">
            <text:p>8.03276E-23</text:p>
          </table:table-cell>
          <table:table-cell office:value-type="float" office:value="5.89831E-023" calcext:value-type="float">
            <text:p>5.89831E-23</text:p>
          </table:table-cell>
          <table:table-cell office:value-type="float" office:value="4.32845E-023" calcext:value-type="float">
            <text:p>4.32845E-23</text:p>
          </table:table-cell>
          <table:table-cell office:value-type="float" office:value="3.17454E-023" calcext:value-type="float">
            <text:p>3.17454E-23</text:p>
          </table:table-cell>
          <table:table-cell office:value-type="float" office:value="2.32688E-023" calcext:value-type="float">
            <text:p>2.32688E-23</text:p>
          </table:table-cell>
          <table:table-cell office:value-type="float" office:value="1.70456E-023" calcext:value-type="float">
            <text:p>1.70456E-23</text:p>
          </table:table-cell>
          <table:table-cell office:value-type="float" office:value="1.24795E-023" calcext:value-type="float">
            <text:p>1.24795E-23</text:p>
          </table:table-cell>
          <table:table-cell office:value-type="float" office:value="9.13116E-024" calcext:value-type="float">
            <text:p>9.13116E-24</text:p>
          </table:table-cell>
          <table:table-cell office:value-type="float" office:value="6.67734E-024" calcext:value-type="float">
            <text:p>6.67734E-24</text:p>
          </table:table-cell>
          <table:table-cell office:value-type="float" office:value="4.88011E-024" calcext:value-type="float">
            <text:p>4.88011E-24</text:p>
          </table:table-cell>
          <table:table-cell office:value-type="float" office:value="3.56454E-024" calcext:value-type="float">
            <text:p>3.56454E-24</text:p>
          </table:table-cell>
          <table:table-cell office:value-type="float" office:value="2.60212E-024" calcext:value-type="float">
            <text:p>2.60212E-24</text:p>
          </table:table-cell>
          <table:table-cell office:value-type="float" office:value="1.89846E-024" calcext:value-type="float">
            <text:p>1.89846E-24</text:p>
          </table:table-cell>
          <table:table-cell office:value-type="float" office:value="1.38429E-024" calcext:value-type="float">
            <text:p>1.38429E-24</text:p>
          </table:table-cell>
          <table:table-cell office:value-type="float" office:value="1.0088E-024" calcext:value-type="float">
            <text:p>1.0088E-24</text:p>
          </table:table-cell>
          <table:table-cell office:value-type="float" office:value="7.34741E-025" calcext:value-type="float">
            <text:p>7.34741E-25</text:p>
          </table:table-cell>
          <table:table-cell office:value-type="float" office:value="5.34832E-025" calcext:value-type="float">
            <text:p>5.34832E-25</text:p>
          </table:table-cell>
          <table:table-cell office:value-type="float" office:value="3.89094E-025" calcext:value-type="float">
            <text:p>3.89094E-25</text:p>
          </table:table-cell>
          <table:table-cell office:value-type="float" office:value="2.82909E-025" calcext:value-type="float">
            <text:p>2.82909E-25</text:p>
          </table:table-cell>
          <table:table-cell office:value-type="float" office:value="2.05586E-025" calcext:value-type="float">
            <text:p>2.05586E-25</text:p>
          </table:table-cell>
          <table:table-cell office:value-type="float" office:value="1.49313E-025" calcext:value-type="float">
            <text:p>1.49313E-25</text:p>
          </table:table-cell>
          <table:table-cell office:value-type="float" office:value="1.08382E-025" calcext:value-type="float">
            <text:p>1.08382E-25</text:p>
          </table:table-cell>
          <table:table-cell office:value-type="float" office:value="7.8628E-026" calcext:value-type="float">
            <text:p>7.8628E-26</text:p>
          </table:table-cell>
          <table:table-cell office:value-type="float" office:value="5.70104E-026" calcext:value-type="float">
            <text:p>5.70104E-26</text:p>
          </table:table-cell>
          <table:table-cell office:value-type="float" office:value="4.13133E-026" calcext:value-type="float">
            <text:p>4.13133E-26</text:p>
          </table:table-cell>
          <table:table-cell office:value-type="float" office:value="2.99216E-026" calcext:value-type="float">
            <text:p>2.99216E-26</text:p>
          </table:table-cell>
          <table:table-cell office:value-type="float" office:value="2.16592E-026" calcext:value-type="float">
            <text:p>2.16592E-26</text:p>
          </table:table-cell>
          <table:table-cell office:value-type="float" office:value="1.56696E-026" calcext:value-type="float">
            <text:p>1.56696E-26</text:p>
          </table:table-cell>
          <table:table-cell office:value-type="float" office:value="1.13302E-026" calcext:value-type="float">
            <text:p>1.13302E-26</text:p>
          </table:table-cell>
          <table:table-cell office:value-type="float" office:value="8.18805E-027" calcext:value-type="float">
            <text:p>8.18805E-27</text:p>
          </table:table-cell>
          <table:table-cell office:value-type="float" office:value="5.91406E-027" calcext:value-type="float">
            <text:p>5.91406E-27</text:p>
          </table:table-cell>
          <table:table-cell office:value-type="float" office:value="4.26928E-027" calcext:value-type="float">
            <text:p>4.26928E-27</text:p>
          </table:table-cell>
          <table:table-cell office:value-type="float" office:value="3.08027E-027" calcext:value-type="float">
            <text:p>3.08027E-27</text:p>
          </table:table-cell>
          <table:table-cell office:value-type="float" office:value="2.22121E-027" calcext:value-type="float">
            <text:p>2.22121E-27</text:p>
          </table:table-cell>
          <table:table-cell office:value-type="float" office:value="1.60086E-027" calcext:value-type="float">
            <text:p>1.60086E-27</text:p>
          </table:table-cell>
          <table:table-cell office:value-type="float" office:value="1.15315E-027" calcext:value-type="float">
            <text:p>1.15315E-27</text:p>
          </table:table-cell>
          <table:table-cell office:value-type="float" office:value="8.30207E-028" calcext:value-type="float">
            <text:p>8.30207E-28</text:p>
          </table:table-cell>
          <table:table-cell office:value-type="float" office:value="5.97385E-028" calcext:value-type="float">
            <text:p>5.97385E-28</text:p>
          </table:table-cell>
          <table:table-cell office:value-type="float" office:value="4.29626E-028" calcext:value-type="float">
            <text:p>4.29626E-28</text:p>
          </table:table-cell>
          <table:table-cell office:value-type="float" office:value="3.08814E-028" calcext:value-type="float">
            <text:p>3.08814E-28</text:p>
          </table:table-cell>
          <table:table-cell office:value-type="float" office:value="2.21857E-028" calcext:value-type="float">
            <text:p>2.21857E-28</text:p>
          </table:table-cell>
          <table:table-cell office:value-type="float" office:value="1.59302E-028" calcext:value-type="float">
            <text:p>1.59302E-28</text:p>
          </table:table-cell>
          <table:table-cell office:value-type="float" office:value="1.14324E-028" calcext:value-type="float">
            <text:p>1.14324E-28</text:p>
          </table:table-cell>
          <table:table-cell office:value-type="float" office:value="8.2003E-029" calcext:value-type="float">
            <text:p>8.2003E-29</text:p>
          </table:table-cell>
          <table:table-cell office:value-type="float" office:value="5.87886E-029" calcext:value-type="float">
            <text:p>5.87886E-29</text:p>
          </table:table-cell>
          <table:table-cell office:value-type="float" office:value="4.2124E-029" calcext:value-type="float">
            <text:p>4.2124E-29</text:p>
          </table:table-cell>
          <table:table-cell office:value-type="float" office:value="3.01676E-029" calcext:value-type="float">
            <text:p>3.01676E-29</text:p>
          </table:table-cell>
          <table:table-cell office:value-type="float" office:value="2.15937E-029" calcext:value-type="float">
            <text:p>2.15937E-29</text:p>
          </table:table-cell>
          <table:table-cell office:value-type="float" office:value="1.54486E-029" calcext:value-type="float">
            <text:p>1.54486E-29</text:p>
          </table:table-cell>
          <table:table-cell office:value-type="float" office:value="1.10465E-029" calcext:value-type="float">
            <text:p>1.10465E-29</text:p>
          </table:table-cell>
          <table:table-cell office:value-type="float" office:value="7.89475E-030" calcext:value-type="float">
            <text:p>7.89475E-30</text:p>
          </table:table-cell>
          <table:table-cell office:value-type="float" office:value="5.63936E-030" calcext:value-type="float">
            <text:p>5.63936E-30</text:p>
          </table:table-cell>
          <table:table-cell office:value-type="float" office:value="4.02623E-030" calcext:value-type="float">
            <text:p>4.02623E-30</text:p>
          </table:table-cell>
          <table:table-cell office:value-type="float" office:value="2.87307E-030" calcext:value-type="float">
            <text:p>2.87307E-30</text:p>
          </table:table-cell>
          <table:table-cell office:value-type="float" office:value="2.04914E-030" calcext:value-type="float">
            <text:p>2.04914E-30</text:p>
          </table:table-cell>
          <table:table-cell office:value-type="float" office:value="1.46076E-030" calcext:value-type="float">
            <text:p>1.46076E-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ax norm of the error for n = 0.5:</text:p>
          </table:table-cell>
          <table:table-cell table:number-columns-repeated="801"/>
        </table:table-row>
        <table:table-row table:style-name="ro1">
          <table:table-cell office:value-type="float" office:value="21.0342" calcext:value-type="float">
            <text:p>21.0342</text:p>
          </table:table-cell>
          <table:table-cell table:number-columns-repeated="801"/>
        </table:table-row>
        <table:table-row table:style-name="ro1">
          <table:table-cell office:value-type="string" calcext:value-type="string">
            <text:p>Two norm of the error for n = 0.5:</text:p>
          </table:table-cell>
          <table:table-cell table:number-columns-repeated="801"/>
        </table:table-row>
        <table:table-row table:style-name="ro1">
          <table:table-cell office:value-type="float" office:value="152.481" calcext:value-type="float">
            <text:p>152.481</text:p>
          </table:table-cell>
          <table:table-cell table:number-columns-repeated="80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0T00:50:04.232000000</dc:date>
    <meta:editing-duration>PT1M14S</meta:editing-duration>
    <meta:editing-cycles>1</meta:editing-cycles>
    <meta:document-statistic meta:table-count="1" meta:cell-count="4850" meta:object-count="1"/>
    <meta:generator>LibreOffice/5.4.4.2$Windows_X86_64 LibreOffice_project/2524958677847fb3bb44820e40380acbe820f96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71cm" svg:y="2.938cm" style:legend-expansion="high" chart:style-name="ch2"/>
        <chart:plot-area chart:style-name="ch3" table:cell-range-address="res.A10:res.ADV10 res.A16:res.ADV16 res.A22:res.ADV22 res.A28:res.ADV28 res.A34:res.ADV34 res.A40:res.ADV40" svg:x="0.32cm" svg:y="0.18cm" svg:width="12.831cm" svg:height="8.64cm">
          <chartooo:coordinate-region svg:x="0.952cm" svg:y="0.298cm" svg:width="11.895cm" svg:height="7.4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s.A10:res.ADV10" chart:class="chart:line">
            <chart:data-point chart:repeated="802"/>
          </chart:series>
          <chart:series chart:style-name="ch7" chart:values-cell-range-address="res.A16:res.ADV16" chart:class="chart:line">
            <chart:data-point chart:repeated="802"/>
          </chart:series>
          <chart:series chart:style-name="ch8" chart:values-cell-range-address="res.A22:res.ADV22" chart:class="chart:line">
            <chart:data-point chart:repeated="802"/>
          </chart:series>
          <chart:series chart:style-name="ch9" chart:values-cell-range-address="res.A28:res.ADV28" chart:class="chart:line">
            <chart:data-point chart:repeated="802"/>
          </chart:series>
          <chart:series chart:style-name="ch10" chart:values-cell-range-address="res.A34:res.ADV34" chart:class="chart:line">
            <chart:data-point chart:repeated="802"/>
          </chart:series>
          <chart:series chart:style-name="ch11" chart:values-cell-range-address="res.A40:res.ADV40" chart:class="chart:line">
            <chart:data-point chart:repeated="80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0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</table:table-row>
          </table:table-header-rows>
          <table:table-rows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res.A10:res.ADV1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61769">
                <text:p>2.61769</text:p>
              </table:table-cell>
              <table:table-cell office:value-type="float" office:value="5.2336">
                <text:p>5.2336</text:p>
              </table:table-cell>
              <table:table-cell office:value-type="float" office:value="7.84591">
                <text:p>7.84591</text:p>
              </table:table-cell>
              <table:table-cell office:value-type="float" office:value="10.4528">
                <text:p>10.4528</text:p>
              </table:table-cell>
              <table:table-cell office:value-type="float" office:value="13.0526">
                <text:p>13.0526</text:p>
              </table:table-cell>
              <table:table-cell office:value-type="float" office:value="15.6434">
                <text:p>15.6434</text:p>
              </table:table-cell>
              <table:table-cell office:value-type="float" office:value="18.2236">
                <text:p>18.2236</text:p>
              </table:table-cell>
              <table:table-cell office:value-type="float" office:value="20.7912">
                <text:p>20.7912</text:p>
              </table:table-cell>
              <table:table-cell office:value-type="float" office:value="23.3445">
                <text:p>23.3445</text:p>
              </table:table-cell>
              <table:table-cell office:value-type="float" office:value="25.8819">
                <text:p>25.8819</text:p>
              </table:table-cell>
              <table:table-cell office:value-type="float" office:value="28.4015">
                <text:p>28.4015</text:p>
              </table:table-cell>
              <table:table-cell office:value-type="float" office:value="30.9017">
                <text:p>30.9017</text:p>
              </table:table-cell>
              <table:table-cell office:value-type="float" office:value="33.3807">
                <text:p>33.3807</text:p>
              </table:table-cell>
              <table:table-cell office:value-type="float" office:value="35.8368">
                <text:p>35.8368</text:p>
              </table:table-cell>
              <table:table-cell office:value-type="float" office:value="38.2683">
                <text:p>38.2683</text:p>
              </table:table-cell>
              <table:table-cell office:value-type="float" office:value="40.6737">
                <text:p>40.6737</text:p>
              </table:table-cell>
              <table:table-cell office:value-type="float" office:value="43.0511">
                <text:p>43.0511</text:p>
              </table:table-cell>
              <table:table-cell office:value-type="float" office:value="45.399">
                <text:p>45.399</text:p>
              </table:table-cell>
              <table:table-cell office:value-type="float" office:value="47.7159">
                <text:p>47.7159</text:p>
              </table:table-cell>
              <table:table-cell office:value-type="float" office:value="50">
                <text:p>50</text:p>
              </table:table-cell>
              <table:table-cell office:value-type="float" office:value="52.2499">
                <text:p>52.2499</text:p>
              </table:table-cell>
              <table:table-cell office:value-type="float" office:value="54.4639">
                <text:p>54.4639</text:p>
              </table:table-cell>
              <table:table-cell office:value-type="float" office:value="56.6406">
                <text:p>56.6406</text:p>
              </table:table-cell>
              <table:table-cell office:value-type="float" office:value="58.7785">
                <text:p>58.7785</text:p>
              </table:table-cell>
              <table:table-cell office:value-type="float" office:value="60.8761">
                <text:p>60.8761</text:p>
              </table:table-cell>
              <table:table-cell office:value-type="float" office:value="62.932">
                <text:p>62.932</text:p>
              </table:table-cell>
              <table:table-cell office:value-type="float" office:value="64.9448">
                <text:p>64.9448</text:p>
              </table:table-cell>
              <table:table-cell office:value-type="float" office:value="66.9131">
                <text:p>66.9131</text:p>
              </table:table-cell>
              <table:table-cell office:value-type="float" office:value="68.8355">
                <text:p>68.8355</text:p>
              </table:table-cell>
              <table:table-cell office:value-type="float" office:value="70.7107">
                <text:p>70.7107</text:p>
              </table:table-cell>
              <table:table-cell office:value-type="float" office:value="72.5374">
                <text:p>72.5374</text:p>
              </table:table-cell>
              <table:table-cell office:value-type="float" office:value="74.3145">
                <text:p>74.3145</text:p>
              </table:table-cell>
              <table:table-cell office:value-type="float" office:value="76.0406">
                <text:p>76.0406</text:p>
              </table:table-cell>
              <table:table-cell office:value-type="float" office:value="77.7146">
                <text:p>77.7146</text:p>
              </table:table-cell>
              <table:table-cell office:value-type="float" office:value="79.3353">
                <text:p>79.3353</text:p>
              </table:table-cell>
              <table:table-cell office:value-type="float" office:value="80.9017">
                <text:p>80.9017</text:p>
              </table:table-cell>
              <table:table-cell office:value-type="float" office:value="82.4126">
                <text:p>82.4126</text:p>
              </table:table-cell>
              <table:table-cell office:value-type="float" office:value="83.8671">
                <text:p>83.8671</text:p>
              </table:table-cell>
              <table:table-cell office:value-type="float" office:value="85.264">
                <text:p>85.264</text:p>
              </table:table-cell>
              <table:table-cell office:value-type="float" office:value="86.6025">
                <text:p>86.6025</text:p>
              </table:table-cell>
              <table:table-cell office:value-type="float" office:value="87.8817">
                <text:p>87.8817</text:p>
              </table:table-cell>
              <table:table-cell office:value-type="float" office:value="89.1007">
                <text:p>89.1007</text:p>
              </table:table-cell>
              <table:table-cell office:value-type="float" office:value="90.2585">
                <text:p>90.2585</text:p>
              </table:table-cell>
              <table:table-cell office:value-type="float" office:value="91.3545">
                <text:p>91.3545</text:p>
              </table:table-cell>
              <table:table-cell office:value-type="float" office:value="92.388">
                <text:p>92.388</text:p>
              </table:table-cell>
              <table:table-cell office:value-type="float" office:value="93.358">
                <text:p>93.358</text:p>
              </table:table-cell>
              <table:table-cell office:value-type="float" office:value="94.2641">
                <text:p>94.2641</text:p>
              </table:table-cell>
              <table:table-cell office:value-type="float" office:value="95.1057">
                <text:p>95.1057</text:p>
              </table:table-cell>
              <table:table-cell office:value-type="float" office:value="95.882">
                <text:p>95.882</text:p>
              </table:table-cell>
              <table:table-cell office:value-type="float" office:value="96.5926">
                <text:p>96.5926</text:p>
              </table:table-cell>
              <table:table-cell office:value-type="float" office:value="97.237">
                <text:p>97.237</text:p>
              </table:table-cell>
              <table:table-cell office:value-type="float" office:value="97.8148">
                <text:p>97.8148</text:p>
              </table:table-cell>
              <table:table-cell office:value-type="float" office:value="98.3255">
                <text:p>98.3255</text:p>
              </table:table-cell>
              <table:table-cell office:value-type="float" office:value="98.7688">
                <text:p>98.7688</text:p>
              </table:table-cell>
              <table:table-cell office:value-type="float" office:value="99.1445">
                <text:p>99.1445</text:p>
              </table:table-cell>
              <table:table-cell office:value-type="float" office:value="99.4522">
                <text:p>99.4522</text:p>
              </table:table-cell>
              <table:table-cell office:value-type="float" office:value="99.6917">
                <text:p>99.6917</text:p>
              </table:table-cell>
              <table:table-cell office:value-type="float" office:value="99.863">
                <text:p>99.863</text:p>
              </table:table-cell>
              <table:table-cell office:value-type="float" office:value="99.9657">
                <text:p>99.9657</text:p>
              </table:table-cell>
              <table:table-cell office:value-type="float" office:value="100">
                <text:p>100</text:p>
              </table:table-cell>
              <table:table-cell office:value-type="float" office:value="99.9657">
                <text:p>99.9657</text:p>
              </table:table-cell>
              <table:table-cell office:value-type="float" office:value="99.863">
                <text:p>99.863</text:p>
              </table:table-cell>
              <table:table-cell office:value-type="float" office:value="99.6917">
                <text:p>99.6917</text:p>
              </table:table-cell>
              <table:table-cell office:value-type="float" office:value="99.4522">
                <text:p>99.4522</text:p>
              </table:table-cell>
              <table:table-cell office:value-type="float" office:value="99.1445">
                <text:p>99.1445</text:p>
              </table:table-cell>
              <table:table-cell office:value-type="float" office:value="98.7688">
                <text:p>98.7688</text:p>
              </table:table-cell>
              <table:table-cell office:value-type="float" office:value="98.3255">
                <text:p>98.3255</text:p>
              </table:table-cell>
              <table:table-cell office:value-type="float" office:value="97.8148">
                <text:p>97.8148</text:p>
              </table:table-cell>
              <table:table-cell office:value-type="float" office:value="97.237">
                <text:p>97.237</text:p>
              </table:table-cell>
              <table:table-cell office:value-type="float" office:value="96.5926">
                <text:p>96.5926</text:p>
              </table:table-cell>
              <table:table-cell office:value-type="float" office:value="95.882">
                <text:p>95.882</text:p>
              </table:table-cell>
              <table:table-cell office:value-type="float" office:value="95.1057">
                <text:p>95.1057</text:p>
              </table:table-cell>
              <table:table-cell office:value-type="float" office:value="94.2641">
                <text:p>94.2641</text:p>
              </table:table-cell>
              <table:table-cell office:value-type="float" office:value="93.358">
                <text:p>93.358</text:p>
              </table:table-cell>
              <table:table-cell office:value-type="float" office:value="92.388">
                <text:p>92.388</text:p>
              </table:table-cell>
              <table:table-cell office:value-type="float" office:value="91.3545">
                <text:p>91.3545</text:p>
              </table:table-cell>
              <table:table-cell office:value-type="float" office:value="90.2585">
                <text:p>90.2585</text:p>
              </table:table-cell>
              <table:table-cell office:value-type="float" office:value="89.1007">
                <text:p>89.1007</text:p>
              </table:table-cell>
              <table:table-cell office:value-type="float" office:value="87.8817">
                <text:p>87.8817</text:p>
              </table:table-cell>
              <table:table-cell office:value-type="float" office:value="86.6025">
                <text:p>86.6025</text:p>
              </table:table-cell>
              <table:table-cell office:value-type="float" office:value="85.264">
                <text:p>85.264</text:p>
              </table:table-cell>
              <table:table-cell office:value-type="float" office:value="83.8671">
                <text:p>83.8671</text:p>
              </table:table-cell>
              <table:table-cell office:value-type="float" office:value="82.4126">
                <text:p>82.4126</text:p>
              </table:table-cell>
              <table:table-cell office:value-type="float" office:value="80.9017">
                <text:p>80.9017</text:p>
              </table:table-cell>
              <table:table-cell office:value-type="float" office:value="79.3353">
                <text:p>79.3353</text:p>
              </table:table-cell>
              <table:table-cell office:value-type="float" office:value="77.7146">
                <text:p>77.7146</text:p>
              </table:table-cell>
              <table:table-cell office:value-type="float" office:value="76.0406">
                <text:p>76.0406</text:p>
              </table:table-cell>
              <table:table-cell office:value-type="float" office:value="74.3145">
                <text:p>74.3145</text:p>
              </table:table-cell>
              <table:table-cell office:value-type="float" office:value="72.5374">
                <text:p>72.5374</text:p>
              </table:table-cell>
              <table:table-cell office:value-type="float" office:value="70.7107">
                <text:p>70.7107</text:p>
              </table:table-cell>
              <table:table-cell office:value-type="float" office:value="68.8355">
                <text:p>68.8355</text:p>
              </table:table-cell>
              <table:table-cell office:value-type="float" office:value="66.9131">
                <text:p>66.9131</text:p>
              </table:table-cell>
              <table:table-cell office:value-type="float" office:value="64.9448">
                <text:p>64.9448</text:p>
              </table:table-cell>
              <table:table-cell office:value-type="float" office:value="62.932">
                <text:p>62.932</text:p>
              </table:table-cell>
              <table:table-cell office:value-type="float" office:value="60.8761">
                <text:p>60.8761</text:p>
              </table:table-cell>
              <table:table-cell office:value-type="float" office:value="58.7785">
                <text:p>58.7785</text:p>
              </table:table-cell>
              <table:table-cell office:value-type="float" office:value="56.6406">
                <text:p>56.6406</text:p>
              </table:table-cell>
              <table:table-cell office:value-type="float" office:value="54.4639">
                <text:p>54.4639</text:p>
              </table:table-cell>
              <table:table-cell office:value-type="float" office:value="52.2499">
                <text:p>52.2499</text:p>
              </table:table-cell>
              <table:table-cell office:value-type="float" office:value="50">
                <text:p>50</text:p>
              </table:table-cell>
              <table:table-cell office:value-type="float" office:value="47.7159">
                <text:p>47.7159</text:p>
              </table:table-cell>
              <table:table-cell office:value-type="float" office:value="45.399">
                <text:p>45.399</text:p>
              </table:table-cell>
              <table:table-cell office:value-type="float" office:value="43.0511">
                <text:p>43.0511</text:p>
              </table:table-cell>
              <table:table-cell office:value-type="float" office:value="40.6737">
                <text:p>40.6737</text:p>
              </table:table-cell>
              <table:table-cell office:value-type="float" office:value="38.2683">
                <text:p>38.2683</text:p>
              </table:table-cell>
              <table:table-cell office:value-type="float" office:value="35.8368">
                <text:p>35.8368</text:p>
              </table:table-cell>
              <table:table-cell office:value-type="float" office:value="33.3807">
                <text:p>33.3807</text:p>
              </table:table-cell>
              <table:table-cell office:value-type="float" office:value="30.9017">
                <text:p>30.9017</text:p>
              </table:table-cell>
              <table:table-cell office:value-type="float" office:value="28.4015">
                <text:p>28.4015</text:p>
              </table:table-cell>
              <table:table-cell office:value-type="float" office:value="25.8819">
                <text:p>25.8819</text:p>
              </table:table-cell>
              <table:table-cell office:value-type="float" office:value="23.3445">
                <text:p>23.3445</text:p>
              </table:table-cell>
              <table:table-cell office:value-type="float" office:value="20.7912">
                <text:p>20.7912</text:p>
              </table:table-cell>
              <table:table-cell office:value-type="float" office:value="18.2236">
                <text:p>18.2236</text:p>
              </table:table-cell>
              <table:table-cell office:value-type="float" office:value="15.6434">
                <text:p>15.6434</text:p>
              </table:table-cell>
              <table:table-cell office:value-type="float" office:value="13.0526">
                <text:p>13.0526</text:p>
              </table:table-cell>
              <table:table-cell office:value-type="float" office:value="10.4528">
                <text:p>10.4528</text:p>
              </table:table-cell>
              <table:table-cell office:value-type="float" office:value="7.84591">
                <text:p>7.84591</text:p>
              </table:table-cell>
              <table:table-cell office:value-type="float" office:value="5.2336">
                <text:p>5.2336</text:p>
              </table:table-cell>
              <table:table-cell office:value-type="float" office:value="2.61769">
                <text:p>2.617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res.A16:res.ADV1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32498E-015">
                <text:p>2.32498E-015</text:p>
              </table:table-cell>
              <table:table-cell office:value-type="float" office:value="0.0000000000000627729">
                <text:p>0.0000000000000627729</text:p>
              </table:table-cell>
              <table:table-cell office:value-type="float" office:value="0.000000000000864265">
                <text:p>0.000000000000864265</text:p>
              </table:table-cell>
              <table:table-cell office:value-type="float" office:value="0.00000000000808792">
                <text:p>0.00000000000808792</text:p>
              </table:table-cell>
              <table:table-cell office:value-type="float" office:value="0.0000000000578568">
                <text:p>0.0000000000578568</text:p>
              </table:table-cell>
              <table:table-cell office:value-type="float" office:value="0.00000000033736">
                <text:p>0.00000000033736</text:p>
              </table:table-cell>
              <table:table-cell office:value-type="float" office:value="0.00000000166976">
                <text:p>0.00000000166976</text:p>
              </table:table-cell>
              <table:table-cell office:value-type="float" office:value="0.00000000721355">
                <text:p>0.00000000721355</text:p>
              </table:table-cell>
              <table:table-cell office:value-type="float" office:value="0.0000000277595">
                <text:p>0.0000000277595</text:p>
              </table:table-cell>
              <table:table-cell office:value-type="float" office:value="0.0000000966427">
                <text:p>0.0000000966427</text:p>
              </table:table-cell>
              <table:table-cell office:value-type="float" office:value="0.000000308111">
                <text:p>0.000000308111</text:p>
              </table:table-cell>
              <table:table-cell office:value-type="float" office:value="0.000000908416">
                <text:p>0.000000908416</text:p>
              </table:table-cell>
              <table:table-cell office:value-type="float" office:value="0.00000249693">
                <text:p>0.00000249693</text:p>
              </table:table-cell>
              <table:table-cell office:value-type="float" office:value="0.00000644171">
                <text:p>0.00000644171</text:p>
              </table:table-cell>
              <table:table-cell office:value-type="float" office:value="0.0000156875">
                <text:p>0.0000156875</text:p>
              </table:table-cell>
              <table:table-cell office:value-type="float" office:value="0.0000362409">
                <text:p>0.0000362409</text:p>
              </table:table-cell>
              <table:table-cell office:value-type="float" office:value="0.0000797598">
                <text:p>0.0000797598</text:p>
              </table:table-cell>
              <table:table-cell office:value-type="float" office:value="0.000167852">
                <text:p>0.000167852</text:p>
              </table:table-cell>
              <table:table-cell office:value-type="float" office:value="0.000338888">
                <text:p>0.000338888</text:p>
              </table:table-cell>
              <table:table-cell office:value-type="float" office:value="0.000658322">
                <text:p>0.000658322</text:p>
              </table:table-cell>
              <table:table-cell office:value-type="float" office:value="0.00123369">
                <text:p>0.00123369</text:p>
              </table:table-cell>
              <table:table-cell office:value-type="float" office:value="0.00223553">
                <text:p>0.00223553</text:p>
              </table:table-cell>
              <table:table-cell office:value-type="float" office:value="0.00392536">
                <text:p>0.00392536</text:p>
              </table:table-cell>
              <table:table-cell office:value-type="float" office:value="0.00669176">
                <text:p>0.00669176</text:p>
              </table:table-cell>
              <table:table-cell office:value-type="float" office:value="0.011095">
                <text:p>0.011095</text:p>
              </table:table-cell>
              <table:table-cell office:value-type="float" office:value="0.0179198">
                <text:p>0.0179198</text:p>
              </table:table-cell>
              <table:table-cell office:value-type="float" office:value="0.028236">
                <text:p>0.028236</text:p>
              </table:table-cell>
              <table:table-cell office:value-type="float" office:value="0.043464">
                <text:p>0.043464</text:p>
              </table:table-cell>
              <table:table-cell office:value-type="float" office:value="0.0654426">
                <text:p>0.0654426</text:p>
              </table:table-cell>
              <table:table-cell office:value-type="float" office:value="0.0964946">
                <text:p>0.0964946</text:p>
              </table:table-cell>
              <table:table-cell office:value-type="float" office:value="0.139486">
                <text:p>0.139486</text:p>
              </table:table-cell>
              <table:table-cell office:value-type="float" office:value="0.197874">
                <text:p>0.197874</text:p>
              </table:table-cell>
              <table:table-cell office:value-type="float" office:value="0.275732">
                <text:p>0.275732</text:p>
              </table:table-cell>
              <table:table-cell office:value-type="float" office:value="0.377761">
                <text:p>0.377761</text:p>
              </table:table-cell>
              <table:table-cell office:value-type="float" office:value="0.509263">
                <text:p>0.509263</text:p>
              </table:table-cell>
              <table:table-cell office:value-type="float" office:value="0.676096">
                <text:p>0.676096</text:p>
              </table:table-cell>
              <table:table-cell office:value-type="float" office:value="0.884586">
                <text:p>0.884586</text:p>
              </table:table-cell>
              <table:table-cell office:value-type="float" office:value="1.14142">
                <text:p>1.14142</text:p>
              </table:table-cell>
              <table:table-cell office:value-type="float" office:value="1.45351">
                <text:p>1.45351</text:p>
              </table:table-cell>
              <table:table-cell office:value-type="float" office:value="1.82783">
                <text:p>1.82783</text:p>
              </table:table-cell>
              <table:table-cell office:value-type="float" office:value="2.27123">
                <text:p>2.27123</text:p>
              </table:table-cell>
              <table:table-cell office:value-type="float" office:value="2.79026">
                <text:p>2.79026</text:p>
              </table:table-cell>
              <table:table-cell office:value-type="float" office:value="3.39101">
                <text:p>3.39101</text:p>
              </table:table-cell>
              <table:table-cell office:value-type="float" office:value="4.0789">
                <text:p>4.0789</text:p>
              </table:table-cell>
              <table:table-cell office:value-type="float" office:value="4.85855">
                <text:p>4.85855</text:p>
              </table:table-cell>
              <table:table-cell office:value-type="float" office:value="5.7336">
                <text:p>5.7336</text:p>
              </table:table-cell>
              <table:table-cell office:value-type="float" office:value="6.7067">
                <text:p>6.7067</text:p>
              </table:table-cell>
              <table:table-cell office:value-type="float" office:value="7.77934">
                <text:p>7.77934</text:p>
              </table:table-cell>
              <table:table-cell office:value-type="float" office:value="8.95187">
                <text:p>8.95187</text:p>
              </table:table-cell>
              <table:table-cell office:value-type="float" office:value="10.2235">
                <text:p>10.2235</text:p>
              </table:table-cell>
              <table:table-cell office:value-type="float" office:value="11.5923">
                <text:p>11.5923</text:p>
              </table:table-cell>
              <table:table-cell office:value-type="float" office:value="13.0552">
                <text:p>13.0552</text:p>
              </table:table-cell>
              <table:table-cell office:value-type="float" office:value="14.6084">
                <text:p>14.6084</text:p>
              </table:table-cell>
              <table:table-cell office:value-type="float" office:value="16.2471">
                <text:p>16.2471</text:p>
              </table:table-cell>
              <table:table-cell office:value-type="float" office:value="17.9656">
                <text:p>17.9656</text:p>
              </table:table-cell>
              <table:table-cell office:value-type="float" office:value="19.7578">
                <text:p>19.7578</text:p>
              </table:table-cell>
              <table:table-cell office:value-type="float" office:value="21.6172">
                <text:p>21.6172</text:p>
              </table:table-cell>
              <table:table-cell office:value-type="float" office:value="23.5368">
                <text:p>23.5368</text:p>
              </table:table-cell>
              <table:table-cell office:value-type="float" office:value="25.5095">
                <text:p>25.5095</text:p>
              </table:table-cell>
              <table:table-cell office:value-type="float" office:value="27.528">
                <text:p>27.528</text:p>
              </table:table-cell>
              <table:table-cell office:value-type="float" office:value="29.5851">
                <text:p>29.5851</text:p>
              </table:table-cell>
              <table:table-cell office:value-type="float" office:value="31.6739">
                <text:p>31.6739</text:p>
              </table:table-cell>
              <table:table-cell office:value-type="float" office:value="33.7873">
                <text:p>33.7873</text:p>
              </table:table-cell>
              <table:table-cell office:value-type="float" office:value="35.9189">
                <text:p>35.9189</text:p>
              </table:table-cell>
              <table:table-cell office:value-type="float" office:value="38.0623">
                <text:p>38.0623</text:p>
              </table:table-cell>
              <table:table-cell office:value-type="float" office:value="40.2116">
                <text:p>40.2116</text:p>
              </table:table-cell>
              <table:table-cell office:value-type="float" office:value="42.3612">
                <text:p>42.3612</text:p>
              </table:table-cell>
              <table:table-cell office:value-type="float" office:value="44.5058">
                <text:p>44.5058</text:p>
              </table:table-cell>
              <table:table-cell office:value-type="float" office:value="46.6406">
                <text:p>46.6406</text:p>
              </table:table-cell>
              <table:table-cell office:value-type="float" office:value="48.7612">
                <text:p>48.7612</text:p>
              </table:table-cell>
              <table:table-cell office:value-type="float" office:value="50.8635">
                <text:p>50.8635</text:p>
              </table:table-cell>
              <table:table-cell office:value-type="float" office:value="52.9436">
                <text:p>52.9436</text:p>
              </table:table-cell>
              <table:table-cell office:value-type="float" office:value="54.9981">
                <text:p>54.9981</text:p>
              </table:table-cell>
              <table:table-cell office:value-type="float" office:value="57.0239">
                <text:p>57.0239</text:p>
              </table:table-cell>
              <table:table-cell office:value-type="float" office:value="59.0181">
                <text:p>59.0181</text:p>
              </table:table-cell>
              <table:table-cell office:value-type="float" office:value="60.9779">
                <text:p>60.9779</text:p>
              </table:table-cell>
              <table:table-cell office:value-type="float" office:value="62.901">
                <text:p>62.901</text:p>
              </table:table-cell>
              <table:table-cell office:value-type="float" office:value="64.7851">
                <text:p>64.7851</text:p>
              </table:table-cell>
              <table:table-cell office:value-type="float" office:value="66.6282">
                <text:p>66.6282</text:p>
              </table:table-cell>
              <table:table-cell office:value-type="float" office:value="68.4283">
                <text:p>68.4283</text:p>
              </table:table-cell>
              <table:table-cell office:value-type="float" office:value="70.1837">
                <text:p>70.1837</text:p>
              </table:table-cell>
              <table:table-cell office:value-type="float" office:value="71.8928">
                <text:p>71.8928</text:p>
              </table:table-cell>
              <table:table-cell office:value-type="float" office:value="73.5541">
                <text:p>73.5541</text:p>
              </table:table-cell>
              <table:table-cell office:value-type="float" office:value="75.166">
                <text:p>75.166</text:p>
              </table:table-cell>
              <table:table-cell office:value-type="float" office:value="76.7274">
                <text:p>76.7274</text:p>
              </table:table-cell>
              <table:table-cell office:value-type="float" office:value="78.2368">
                <text:p>78.2368</text:p>
              </table:table-cell>
              <table:table-cell office:value-type="float" office:value="79.6931">
                <text:p>79.6931</text:p>
              </table:table-cell>
              <table:table-cell office:value-type="float" office:value="81.0953">
                <text:p>81.0953</text:p>
              </table:table-cell>
              <table:table-cell office:value-type="float" office:value="82.4422">
                <text:p>82.4422</text:p>
              </table:table-cell>
              <table:table-cell office:value-type="float" office:value="83.7329">
                <text:p>83.7329</text:p>
              </table:table-cell>
              <table:table-cell office:value-type="float" office:value="84.9664">
                <text:p>84.9664</text:p>
              </table:table-cell>
              <table:table-cell office:value-type="float" office:value="86.1419">
                <text:p>86.1419</text:p>
              </table:table-cell>
              <table:table-cell office:value-type="float" office:value="87.2584">
                <text:p>87.2584</text:p>
              </table:table-cell>
              <table:table-cell office:value-type="float" office:value="88.3151">
                <text:p>88.3151</text:p>
              </table:table-cell>
              <table:table-cell office:value-type="float" office:value="89.3115">
                <text:p>89.3115</text:p>
              </table:table-cell>
              <table:table-cell office:value-type="float" office:value="90.2466">
                <text:p>90.2466</text:p>
              </table:table-cell>
              <table:table-cell office:value-type="float" office:value="91.12">
                <text:p>91.12</text:p>
              </table:table-cell>
              <table:table-cell office:value-type="float" office:value="91.9309">
                <text:p>91.9309</text:p>
              </table:table-cell>
              <table:table-cell office:value-type="float" office:value="92.6789">
                <text:p>92.6789</text:p>
              </table:table-cell>
              <table:table-cell office:value-type="float" office:value="93.3634">
                <text:p>93.3634</text:p>
              </table:table-cell>
              <table:table-cell office:value-type="float" office:value="93.9838">
                <text:p>93.9838</text:p>
              </table:table-cell>
              <table:table-cell office:value-type="float" office:value="94.5399">
                <text:p>94.5399</text:p>
              </table:table-cell>
              <table:table-cell office:value-type="float" office:value="95.0312">
                <text:p>95.0312</text:p>
              </table:table-cell>
              <table:table-cell office:value-type="float" office:value="95.4574">
                <text:p>95.4574</text:p>
              </table:table-cell>
              <table:table-cell office:value-type="float" office:value="95.8181">
                <text:p>95.8181</text:p>
              </table:table-cell>
              <table:table-cell office:value-type="float" office:value="96.1132">
                <text:p>96.1132</text:p>
              </table:table-cell>
              <table:table-cell office:value-type="float" office:value="96.3424">
                <text:p>96.3424</text:p>
              </table:table-cell>
              <table:table-cell office:value-type="float" office:value="96.5056">
                <text:p>96.5056</text:p>
              </table:table-cell>
              <table:table-cell office:value-type="float" office:value="96.6027">
                <text:p>96.6027</text:p>
              </table:table-cell>
              <table:table-cell office:value-type="float" office:value="96.6335">
                <text:p>96.6335</text:p>
              </table:table-cell>
              <table:table-cell office:value-type="float" office:value="96.5981">
                <text:p>96.5981</text:p>
              </table:table-cell>
              <table:table-cell office:value-type="float" office:value="96.4966">
                <text:p>96.4966</text:p>
              </table:table-cell>
              <table:table-cell office:value-type="float" office:value="96.3288">
                <text:p>96.3288</text:p>
              </table:table-cell>
              <table:table-cell office:value-type="float" office:value="96.0951">
                <text:p>96.0951</text:p>
              </table:table-cell>
              <table:table-cell office:value-type="float" office:value="95.7955">
                <text:p>95.7955</text:p>
              </table:table-cell>
              <table:table-cell office:value-type="float" office:value="95.4303">
                <text:p>95.4303</text:p>
              </table:table-cell>
              <table:table-cell office:value-type="float" office:value="94.9996">
                <text:p>94.9996</text:p>
              </table:table-cell>
              <table:table-cell office:value-type="float" office:value="94.5038">
                <text:p>94.5038</text:p>
              </table:table-cell>
              <table:table-cell office:value-type="float" office:value="93.9433">
                <text:p>93.9433</text:p>
              </table:table-cell>
              <table:table-cell office:value-type="float" office:value="93.3184">
                <text:p>93.3184</text:p>
              </table:table-cell>
              <table:table-cell office:value-type="float" office:value="92.6295">
                <text:p>92.6295</text:p>
              </table:table-cell>
              <table:table-cell office:value-type="float" office:value="91.8772">
                <text:p>91.8772</text:p>
              </table:table-cell>
              <table:table-cell office:value-type="float" office:value="91.0619">
                <text:p>91.0619</text:p>
              </table:table-cell>
              <table:table-cell office:value-type="float" office:value="90.1841">
                <text:p>90.1841</text:p>
              </table:table-cell>
              <table:table-cell office:value-type="float" office:value="89.2446">
                <text:p>89.2446</text:p>
              </table:table-cell>
              <table:table-cell office:value-type="float" office:value="88.2439">
                <text:p>88.2439</text:p>
              </table:table-cell>
              <table:table-cell office:value-type="float" office:value="87.1827">
                <text:p>87.1827</text:p>
              </table:table-cell>
              <table:table-cell office:value-type="float" office:value="86.0618">
                <text:p>86.0618</text:p>
              </table:table-cell>
              <table:table-cell office:value-type="float" office:value="84.8819">
                <text:p>84.8819</text:p>
              </table:table-cell>
              <table:table-cell office:value-type="float" office:value="83.6438">
                <text:p>83.6438</text:p>
              </table:table-cell>
              <table:table-cell office:value-type="float" office:value="82.3484">
                <text:p>82.3484</text:p>
              </table:table-cell>
              <table:table-cell office:value-type="float" office:value="80.9965">
                <text:p>80.9965</text:p>
              </table:table-cell>
              <table:table-cell office:value-type="float" office:value="79.5892">
                <text:p>79.5892</text:p>
              </table:table-cell>
              <table:table-cell office:value-type="float" office:value="78.1273">
                <text:p>78.1273</text:p>
              </table:table-cell>
              <table:table-cell office:value-type="float" office:value="76.6118">
                <text:p>76.6118</text:p>
              </table:table-cell>
              <table:table-cell office:value-type="float" office:value="75.0439">
                <text:p>75.0439</text:p>
              </table:table-cell>
              <table:table-cell office:value-type="float" office:value="73.4245">
                <text:p>73.4245</text:p>
              </table:table-cell>
              <table:table-cell office:value-type="float" office:value="71.7549">
                <text:p>71.7549</text:p>
              </table:table-cell>
              <table:table-cell office:value-type="float" office:value="70.0362">
                <text:p>70.0362</text:p>
              </table:table-cell>
              <table:table-cell office:value-type="float" office:value="68.2696">
                <text:p>68.2696</text:p>
              </table:table-cell>
              <table:table-cell office:value-type="float" office:value="66.4565">
                <text:p>66.4565</text:p>
              </table:table-cell>
              <table:table-cell office:value-type="float" office:value="64.5983">
                <text:p>64.5983</text:p>
              </table:table-cell>
              <table:table-cell office:value-type="float" office:value="62.6965">
                <text:p>62.6965</text:p>
              </table:table-cell>
              <table:table-cell office:value-type="float" office:value="60.7528">
                <text:p>60.7528</text:p>
              </table:table-cell>
              <table:table-cell office:value-type="float" office:value="58.7691">
                <text:p>58.7691</text:p>
              </table:table-cell>
              <table:table-cell office:value-type="float" office:value="56.7476">
                <text:p>56.7476</text:p>
              </table:table-cell>
              <table:table-cell office:value-type="float" office:value="54.6907">
                <text:p>54.6907</text:p>
              </table:table-cell>
              <table:table-cell office:value-type="float" office:value="52.6012">
                <text:p>52.6012</text:p>
              </table:table-cell>
              <table:table-cell office:value-type="float" office:value="50.4825">
                <text:p>50.4825</text:p>
              </table:table-cell>
              <table:table-cell office:value-type="float" office:value="48.3382">
                <text:p>48.3382</text:p>
              </table:table-cell>
              <table:table-cell office:value-type="float" office:value="46.1729">
                <text:p>46.1729</text:p>
              </table:table-cell>
              <table:table-cell office:value-type="float" office:value="43.9914">
                <text:p>43.9914</text:p>
              </table:table-cell>
              <table:table-cell office:value-type="float" office:value="41.7994">
                <text:p>41.7994</text:p>
              </table:table-cell>
              <table:table-cell office:value-type="float" office:value="39.603">
                <text:p>39.603</text:p>
              </table:table-cell>
              <table:table-cell office:value-type="float" office:value="37.4093">
                <text:p>37.4093</text:p>
              </table:table-cell>
              <table:table-cell office:value-type="float" office:value="35.2256">
                <text:p>35.2256</text:p>
              </table:table-cell>
              <table:table-cell office:value-type="float" office:value="33.0599">
                <text:p>33.0599</text:p>
              </table:table-cell>
              <table:table-cell office:value-type="float" office:value="30.9204">
                <text:p>30.9204</text:p>
              </table:table-cell>
              <table:table-cell office:value-type="float" office:value="28.8159">
                <text:p>28.8159</text:p>
              </table:table-cell>
              <table:table-cell office:value-type="float" office:value="26.7548">
                <text:p>26.7548</text:p>
              </table:table-cell>
              <table:table-cell office:value-type="float" office:value="24.7456">
                <text:p>24.7456</text:p>
              </table:table-cell>
              <table:table-cell office:value-type="float" office:value="22.7968">
                <text:p>22.7968</text:p>
              </table:table-cell>
              <table:table-cell office:value-type="float" office:value="20.9159">
                <text:p>20.9159</text:p>
              </table:table-cell>
              <table:table-cell office:value-type="float" office:value="19.1102">
                <text:p>19.1102</text:p>
              </table:table-cell>
              <table:table-cell office:value-type="float" office:value="17.3859">
                <text:p>17.3859</text:p>
              </table:table-cell>
              <table:table-cell office:value-type="float" office:value="15.7484">
                <text:p>15.7484</text:p>
              </table:table-cell>
              <table:table-cell office:value-type="float" office:value="14.2021">
                <text:p>14.2021</text:p>
              </table:table-cell>
              <table:table-cell office:value-type="float" office:value="12.7502">
                <text:p>12.7502</text:p>
              </table:table-cell>
              <table:table-cell office:value-type="float" office:value="11.3948">
                <text:p>11.3948</text:p>
              </table:table-cell>
              <table:table-cell office:value-type="float" office:value="10.1369">
                <text:p>10.1369</text:p>
              </table:table-cell>
              <table:table-cell office:value-type="float" office:value="8.9761">
                <text:p>8.9761</text:p>
              </table:table-cell>
              <table:table-cell office:value-type="float" office:value="7.91132">
                <text:p>7.91132</text:p>
              </table:table-cell>
              <table:table-cell office:value-type="float" office:value="6.9403">
                <text:p>6.9403</text:p>
              </table:table-cell>
              <table:table-cell office:value-type="float" office:value="6.05995">
                <text:p>6.05995</text:p>
              </table:table-cell>
              <table:table-cell office:value-type="float" office:value="5.26648">
                <text:p>5.26648</text:p>
              </table:table-cell>
              <table:table-cell office:value-type="float" office:value="4.55545">
                <text:p>4.55545</text:p>
              </table:table-cell>
              <table:table-cell office:value-type="float" office:value="3.92197">
                <text:p>3.92197</text:p>
              </table:table-cell>
              <table:table-cell office:value-type="float" office:value="3.36083">
                <text:p>3.36083</text:p>
              </table:table-cell>
              <table:table-cell office:value-type="float" office:value="2.86657">
                <text:p>2.86657</text:p>
              </table:table-cell>
              <table:table-cell office:value-type="float" office:value="2.43369">
                <text:p>2.43369</text:p>
              </table:table-cell>
              <table:table-cell office:value-type="float" office:value="2.05666">
                <text:p>2.05666</text:p>
              </table:table-cell>
              <table:table-cell office:value-type="float" office:value="1.73009">
                <text:p>1.73009</text:p>
              </table:table-cell>
              <table:table-cell office:value-type="float" office:value="1.44876">
                <text:p>1.44876</text:p>
              </table:table-cell>
              <table:table-cell office:value-type="float" office:value="1.20771">
                <text:p>1.20771</text:p>
              </table:table-cell>
              <table:table-cell office:value-type="float" office:value="1.00227">
                <text:p>1.00227</text:p>
              </table:table-cell>
              <table:table-cell office:value-type="float" office:value="0.828092">
                <text:p>0.828092</text:p>
              </table:table-cell>
              <table:table-cell office:value-type="float" office:value="0.681182">
                <text:p>0.681182</text:p>
              </table:table-cell>
              <table:table-cell office:value-type="float" office:value="0.557902">
                <text:p>0.557902</text:p>
              </table:table-cell>
              <table:table-cell office:value-type="float" office:value="0.45497">
                <text:p>0.45497</text:p>
              </table:table-cell>
              <table:table-cell office:value-type="float" office:value="0.369451">
                <text:p>0.369451</text:p>
              </table:table-cell>
              <table:table-cell office:value-type="float" office:value="0.298746">
                <text:p>0.298746</text:p>
              </table:table-cell>
              <table:table-cell office:value-type="float" office:value="0.240569">
                <text:p>0.240569</text:p>
              </table:table-cell>
              <table:table-cell office:value-type="float" office:value="0.192926">
                <text:p>0.192926</text:p>
              </table:table-cell>
              <table:table-cell office:value-type="float" office:value="0.15409">
                <text:p>0.15409</text:p>
              </table:table-cell>
              <table:table-cell office:value-type="float" office:value="0.122579">
                <text:p>0.122579</text:p>
              </table:table-cell>
              <table:table-cell office:value-type="float" office:value="0.0971266">
                <text:p>0.0971266</text:p>
              </table:table-cell>
              <table:table-cell office:value-type="float" office:value="0.0766584">
                <text:p>0.0766584</text:p>
              </table:table-cell>
              <table:table-cell office:value-type="float" office:value="0.0602703">
                <text:p>0.0602703</text:p>
              </table:table-cell>
              <table:table-cell office:value-type="float" office:value="0.0472054">
                <text:p>0.0472054</text:p>
              </table:table-cell>
              <table:table-cell office:value-type="float" office:value="0.0368338">
                <text:p>0.0368338</text:p>
              </table:table-cell>
              <table:table-cell office:value-type="float" office:value="0.0286344">
                <text:p>0.0286344</text:p>
              </table:table-cell>
              <table:table-cell office:value-type="float" office:value="0.0221789">
                <text:p>0.0221789</text:p>
              </table:table-cell>
              <table:table-cell office:value-type="float" office:value="0.0171168">
                <text:p>0.0171168</text:p>
              </table:table-cell>
              <table:table-cell office:value-type="float" office:value="0.0131631">
                <text:p>0.0131631</text:p>
              </table:table-cell>
              <table:table-cell office:value-type="float" office:value="0.0100871">
                <text:p>0.0100871</text:p>
              </table:table-cell>
              <table:table-cell office:value-type="float" office:value="0.00770314">
                <text:p>0.00770314</text:p>
              </table:table-cell>
              <table:table-cell office:value-type="float" office:value="0.00586252">
                <text:p>0.00586252</text:p>
              </table:table-cell>
              <table:table-cell office:value-type="float" office:value="0.00444669">
                <text:p>0.00444669</text:p>
              </table:table-cell>
              <table:table-cell office:value-type="float" office:value="0.00336159">
                <text:p>0.00336159</text:p>
              </table:table-cell>
              <table:table-cell office:value-type="float" office:value="0.00253295">
                <text:p>0.00253295</text:p>
              </table:table-cell>
              <table:table-cell office:value-type="float" office:value="0.00190241">
                <text:p>0.00190241</text:p>
              </table:table-cell>
              <table:table-cell office:value-type="float" office:value="0.00142428">
                <text:p>0.00142428</text:p>
              </table:table-cell>
              <table:table-cell office:value-type="float" office:value="0.00106297">
                <text:p>0.00106297</text:p>
              </table:table-cell>
              <table:table-cell office:value-type="float" office:value="0.000790858">
                <text:p>0.000790858</text:p>
              </table:table-cell>
              <table:table-cell office:value-type="float" office:value="0.000586606">
                <text:p>0.000586606</text:p>
              </table:table-cell>
              <table:table-cell office:value-type="float" office:value="0.000433794">
                <text:p>0.000433794</text:p>
              </table:table-cell>
              <table:table-cell office:value-type="float" office:value="0.000319837">
                <text:p>0.000319837</text:p>
              </table:table-cell>
              <table:table-cell office:value-type="float" office:value="0.000235124">
                <text:p>0.000235124</text:p>
              </table:table-cell>
              <table:table-cell office:value-type="float" office:value="0.000172349">
                <text:p>0.000172349</text:p>
              </table:table-cell>
              <table:table-cell office:value-type="float" office:value="0.000125973">
                <text:p>0.000125973</text:p>
              </table:table-cell>
              <table:table-cell office:value-type="float" office:value="0.0000918174">
                <text:p>0.0000918174</text:p>
              </table:table-cell>
              <table:table-cell office:value-type="float" office:value="0.0000667367">
                <text:p>0.0000667367</text:p>
              </table:table-cell>
              <table:table-cell office:value-type="float" office:value="0.0000483741">
                <text:p>0.0000483741</text:p>
              </table:table-cell>
              <table:table-cell office:value-type="float" office:value="0.0000349693">
                <text:p>0.0000349693</text:p>
              </table:table-cell>
              <table:table-cell office:value-type="float" office:value="0.0000252117">
                <text:p>0.0000252117</text:p>
              </table:table-cell>
              <table:table-cell office:value-type="float" office:value="0.000018129">
                <text:p>0.000018129</text:p>
              </table:table-cell>
              <table:table-cell office:value-type="float" office:value="0.0000130022">
                <text:p>0.0000130022</text:p>
              </table:table-cell>
              <table:table-cell office:value-type="float" office:value="0.00000930136">
                <text:p>0.00000930136</text:p>
              </table:table-cell>
              <table:table-cell office:value-type="float" office:value="0.0000066371">
                <text:p>0.0000066371</text:p>
              </table:table-cell>
              <table:table-cell office:value-type="float" office:value="0.00000472417">
                <text:p>0.00000472417</text:p>
              </table:table-cell>
              <table:table-cell office:value-type="float" office:value="0.00000335431">
                <text:p>0.00000335431</text:p>
              </table:table-cell>
              <table:table-cell office:value-type="float" office:value="0.00000237589">
                <text:p>0.00000237589</text:p>
              </table:table-cell>
              <table:table-cell office:value-type="float" office:value="0.00000167883">
                <text:p>0.00000167883</text:p>
              </table:table-cell>
              <table:table-cell office:value-type="float" office:value="0.00000118347">
                <text:p>0.00000118347</text:p>
              </table:table-cell>
              <table:table-cell office:value-type="float" office:value="0.000000832329">
                <text:p>0.000000832329</text:p>
              </table:table-cell>
              <table:table-cell office:value-type="float" office:value="0.000000584023">
                <text:p>0.000000584023</text:p>
              </table:table-cell>
              <table:table-cell office:value-type="float" office:value="0.000000408861">
                <text:p>0.000000408861</text:p>
              </table:table-cell>
              <table:table-cell office:value-type="float" office:value="0.000000285591">
                <text:p>0.000000285591</text:p>
              </table:table-cell>
              <table:table-cell office:value-type="float" office:value="0.000000199044">
                <text:p>0.000000199044</text:p>
              </table:table-cell>
              <table:table-cell office:value-type="float" office:value="0.000000138421">
                <text:p>0.000000138421</text:p>
              </table:table-cell>
              <table:table-cell office:value-type="float" office:value="0.0000000960536">
                <text:p>0.0000000960536</text:p>
              </table:table-cell>
              <table:table-cell office:value-type="float" office:value="0.0000000665117">
                <text:p>0.0000000665117</text:p>
              </table:table-cell>
              <table:table-cell office:value-type="float" office:value="0.0000000459585">
                <text:p>0.0000000459585</text:p>
              </table:table-cell>
              <table:table-cell office:value-type="float" office:value="0.0000000316904">
                <text:p>0.0000000316904</text:p>
              </table:table-cell>
              <table:table-cell office:value-type="float" office:value="0.000000021807">
                <text:p>0.000000021807</text:p>
              </table:table-cell>
              <table:table-cell office:value-type="float" office:value="0.0000000149755">
                <text:p>0.0000000149755</text:p>
              </table:table-cell>
              <table:table-cell office:value-type="float" office:value="0.0000000102634">
                <text:p>0.0000000102634</text:p>
              </table:table-cell>
              <table:table-cell office:value-type="float" office:value="0.0000000070201">
                <text:p>0.0000000070201</text:p>
              </table:table-cell>
              <table:table-cell office:value-type="float" office:value="0.00000000479229">
                <text:p>0.00000000479229</text:p>
              </table:table-cell>
              <table:table-cell office:value-type="float" office:value="0.00000000326513">
                <text:p>0.00000000326513</text:p>
              </table:table-cell>
              <table:table-cell office:value-type="float" office:value="0.00000000222038">
                <text:p>0.00000000222038</text:p>
              </table:table-cell>
              <table:table-cell office:value-type="float" office:value="0.00000000150707">
                <text:p>0.00000000150707</text:p>
              </table:table-cell>
              <table:table-cell office:value-type="float" office:value="0.00000000102101">
                <text:p>0.00000000102101</text:p>
              </table:table-cell>
              <table:table-cell office:value-type="float" office:value="0.000000000690432">
                <text:p>0.000000000690432</text:p>
              </table:table-cell>
              <table:table-cell office:value-type="float" office:value="0.000000000466038">
                <text:p>0.000000000466038</text:p>
              </table:table-cell>
              <table:table-cell office:value-type="float" office:value="0.000000000314007">
                <text:p>0.000000000314007</text:p>
              </table:table-cell>
              <table:table-cell office:value-type="float" office:value="0.000000000211194">
                <text:p>0.000000000211194</text:p>
              </table:table-cell>
              <table:table-cell office:value-type="float" office:value="0.000000000141795">
                <text:p>0.000000000141795</text:p>
              </table:table-cell>
              <table:table-cell office:value-type="float" office:value="0.0000000000950347">
                <text:p>0.0000000000950347</text:p>
              </table:table-cell>
              <table:table-cell office:value-type="float" office:value="0.0000000000635853">
                <text:p>0.0000000000635853</text:p>
              </table:table-cell>
              <table:table-cell office:value-type="float" office:value="0.000000000042471">
                <text:p>0.000000000042471</text:p>
              </table:table-cell>
              <table:table-cell office:value-type="float" office:value="0.0000000000283202">
                <text:p>0.0000000000283202</text:p>
              </table:table-cell>
              <table:table-cell office:value-type="float" office:value="0.000000000018853">
                <text:p>0.000000000018853</text:p>
              </table:table-cell>
              <table:table-cell office:value-type="float" office:value="0.0000000000125299">
                <text:p>0.0000000000125299</text:p>
              </table:table-cell>
              <table:table-cell office:value-type="float" office:value="0.00000000000831399">
                <text:p>0.00000000000831399</text:p>
              </table:table-cell>
              <table:table-cell office:value-type="float" office:value="0.00000000000550773">
                <text:p>0.00000000000550773</text:p>
              </table:table-cell>
              <table:table-cell office:value-type="float" office:value="0.00000000000364289">
                <text:p>0.00000000000364289</text:p>
              </table:table-cell>
              <table:table-cell office:value-type="float" office:value="0.00000000000240567">
                <text:p>0.00000000000240567</text:p>
              </table:table-cell>
              <table:table-cell office:value-type="float" office:value="0.00000000000158617">
                <text:p>0.00000000000158617</text:p>
              </table:table-cell>
              <table:table-cell office:value-type="float" office:value="0.00000000000104423">
                <text:p>0.00000000000104423</text:p>
              </table:table-cell>
              <table:table-cell office:value-type="float" office:value="0.000000000000686405">
                <text:p>0.000000000000686405</text:p>
              </table:table-cell>
              <table:table-cell office:value-type="float" office:value="0.000000000000450518">
                <text:p>0.000000000000450518</text:p>
              </table:table-cell>
              <table:table-cell office:value-type="float" office:value="0.000000000000295254">
                <text:p>0.000000000000295254</text:p>
              </table:table-cell>
              <table:table-cell office:value-type="float" office:value="0.000000000000193215">
                <text:p>0.000000000000193215</text:p>
              </table:table-cell>
              <table:table-cell office:value-type="float" office:value="0.000000000000126256">
                <text:p>0.000000000000126256</text:p>
              </table:table-cell>
              <table:table-cell office:value-type="float" office:value="0.000000000000082383">
                <text:p>0.000000000000082383</text:p>
              </table:table-cell>
              <table:table-cell office:value-type="float" office:value="0.0000000000000536789">
                <text:p>0.0000000000000536789</text:p>
              </table:table-cell>
              <table:table-cell office:value-type="float" office:value="0.0000000000000349265">
                <text:p>0.0000000000000349265</text:p>
              </table:table-cell>
              <table:table-cell office:value-type="float" office:value="0.0000000000000226935">
                <text:p>0.0000000000000226935</text:p>
              </table:table-cell>
              <table:table-cell office:value-type="float" office:value="0.0000000000000147247">
                <text:p>0.0000000000000147247</text:p>
              </table:table-cell>
              <table:table-cell office:value-type="float" office:value="9.54107E-015">
                <text:p>9.54107E-015</text:p>
              </table:table-cell>
              <table:table-cell office:value-type="float" office:value="6.1739E-015">
                <text:p>6.1739E-015</text:p>
              </table:table-cell>
              <table:table-cell office:value-type="float" office:value="3.9897E-015">
                <text:p>3.9897E-015</text:p>
              </table:table-cell>
              <table:table-cell office:value-type="float" office:value="2.57481E-015">
                <text:p>2.57481E-015</text:p>
              </table:table-cell>
              <table:table-cell office:value-type="float" office:value="1.6595E-015">
                <text:p>1.6595E-015</text:p>
              </table:table-cell>
              <table:table-cell office:value-type="float" office:value="1.06819E-015">
                <text:p>1.06819E-015</text:p>
              </table:table-cell>
              <table:table-cell office:value-type="float" office:value="6.86686E-016">
                <text:p>6.86686E-016</text:p>
              </table:table-cell>
              <table:table-cell office:value-type="float" office:value="4.40875E-016">
                <text:p>4.40875E-016</text:p>
              </table:table-cell>
              <table:table-cell office:value-type="float" office:value="2.82699E-016">
                <text:p>2.82699E-016</text:p>
              </table:table-cell>
              <table:table-cell office:value-type="float" office:value="1.81047E-016">
                <text:p>1.81047E-016</text:p>
              </table:table-cell>
              <table:table-cell office:value-type="float" office:value="1.15804E-016">
                <text:p>1.15804E-016</text:p>
              </table:table-cell>
              <table:table-cell office:value-type="float" office:value="7.3981E-017">
                <text:p>7.3981E-017</text:p>
              </table:table-cell>
              <table:table-cell office:value-type="float" office:value="4.72054E-017">
                <text:p>4.72054E-017</text:p>
              </table:table-cell>
              <table:table-cell office:value-type="float" office:value="3.00845E-017">
                <text:p>3.00845E-017</text:p>
              </table:table-cell>
              <table:table-cell office:value-type="float" office:value="1.91503E-017">
                <text:p>1.91503E-017</text:p>
              </table:table-cell>
              <table:table-cell office:value-type="float" office:value="1.21758E-017">
                <text:p>1.21758E-017</text:p>
              </table:table-cell>
              <table:table-cell office:value-type="float" office:value="7.73241E-018">
                <text:p>7.73241E-018</text:p>
              </table:table-cell>
              <table:table-cell office:value-type="float" office:value="4.9049E-018">
                <text:p>4.9049E-018</text:p>
              </table:table-cell>
              <table:table-cell office:value-type="float" office:value="3.10776E-018">
                <text:p>3.10776E-018</text:p>
              </table:table-cell>
              <table:table-cell office:value-type="float" office:value="1.96686E-018">
                <text:p>1.96686E-018</text:p>
              </table:table-cell>
              <table:table-cell office:value-type="float" office:value="1.2434E-018">
                <text:p>1.2434E-018</text:p>
              </table:table-cell>
              <table:table-cell office:value-type="float" office:value="7.85175E-019">
                <text:p>7.85175E-019</text:p>
              </table:table-cell>
              <table:table-cell office:value-type="float" office:value="4.95272E-019">
                <text:p>4.95272E-019</text:p>
              </table:table-cell>
              <table:table-cell office:value-type="float" office:value="3.12066E-019">
                <text:p>3.12066E-019</text:p>
              </table:table-cell>
              <table:table-cell office:value-type="float" office:value="1.96417E-019">
                <text:p>1.96417E-019</text:p>
              </table:table-cell>
              <table:table-cell office:value-type="float" office:value="1.23495E-019">
                <text:p>1.23495E-019</text:p>
              </table:table-cell>
              <table:table-cell office:value-type="float" office:value="7.75631E-020">
                <text:p>7.75631E-020</text:p>
              </table:table-cell>
              <table:table-cell office:value-type="float" office:value="4.86638E-020">
                <text:p>4.86638E-020</text:p>
              </table:table-cell>
              <table:table-cell office:value-type="float" office:value="3.05003E-020">
                <text:p>3.05003E-020</text:p>
              </table:table-cell>
              <table:table-cell office:value-type="float" office:value="1.90965E-020">
                <text:p>1.90965E-020</text:p>
              </table:table-cell>
              <table:table-cell office:value-type="float" office:value="1.19442E-020">
                <text:p>1.19442E-020</text:p>
              </table:table-cell>
              <table:table-cell office:value-type="float" office:value="7.46316E-021">
                <text:p>7.46316E-021</text:p>
              </table:table-cell>
              <table:table-cell office:value-type="float" office:value="4.65855E-021">
                <text:p>4.65855E-021</text:p>
              </table:table-cell>
              <table:table-cell office:value-type="float" office:value="2.905E-021">
                <text:p>2.905E-021</text:p>
              </table:table-cell>
              <table:table-cell office:value-type="float" office:value="1.80973E-021">
                <text:p>1.80973E-021</text:p>
              </table:table-cell>
              <table:table-cell office:value-type="float" office:value="1.1263E-021">
                <text:p>1.1263E-021</text:p>
              </table:table-cell>
              <table:table-cell office:value-type="float" office:value="7.00287E-022">
                <text:p>7.00287E-022</text:p>
              </table:table-cell>
              <table:table-cell office:value-type="float" office:value="4.3499E-022">
                <text:p>4.3499E-022</text:p>
              </table:table-cell>
              <table:table-cell office:value-type="float" office:value="2.69941E-022">
                <text:p>2.69941E-022</text:p>
              </table:table-cell>
              <table:table-cell office:value-type="float" office:value="1.67358E-022">
                <text:p>1.67358E-022</text:p>
              </table:table-cell>
              <table:table-cell office:value-type="float" office:value="1.03662E-022">
                <text:p>1.03662E-022</text:p>
              </table:table-cell>
              <table:table-cell office:value-type="float" office:value="6.41488E-023">
                <text:p>6.41488E-023</text:p>
              </table:table-cell>
              <table:table-cell office:value-type="float" office:value="3.96604E-023">
                <text:p>3.96604E-023</text:p>
              </table:table-cell>
              <table:table-cell office:value-type="float" office:value="2.4498E-023">
                <text:p>2.4498E-023</text:p>
              </table:table-cell>
              <table:table-cell office:value-type="float" office:value="1.51185E-023">
                <text:p>1.51185E-023</text:p>
              </table:table-cell>
              <table:table-cell office:value-type="float" office:value="9.32181E-024">
                <text:p>9.32181E-024</text:p>
              </table:table-cell>
              <table:table-cell office:value-type="float" office:value="5.74254E-024">
                <text:p>5.74254E-024</text:p>
              </table:table-cell>
              <table:table-cell office:value-type="float" office:value="3.53447E-024">
                <text:p>3.53447E-024</text:p>
              </table:table-cell>
              <table:table-cell office:value-type="float" office:value="2.17353E-024">
                <text:p>2.17353E-024</text:p>
              </table:table-cell>
              <table:table-cell office:value-type="float" office:value="1.33545E-024">
                <text:p>1.33545E-024</text:p>
              </table:table-cell>
              <table:table-cell office:value-type="float" office:value="8.19821E-025">
                <text:p>8.19821E-025</text:p>
              </table:table-cell>
              <table:table-cell office:value-type="float" office:value="5.0285E-025">
                <text:p>5.0285E-025</text:p>
              </table:table-cell>
              <table:table-cell office:value-type="float" office:value="3.0817E-025">
                <text:p>3.0817E-025</text:p>
              </table:table-cell>
              <table:table-cell office:value-type="float" office:value="1.88703E-025">
                <text:p>1.88703E-025</text:p>
              </table:table-cell>
              <table:table-cell office:value-type="float" office:value="1.15453E-025">
                <text:p>1.15453E-025</text:p>
              </table:table-cell>
              <table:table-cell office:value-type="float" office:value="7.05785E-026">
                <text:p>7.05785E-026</text:p>
              </table:table-cell>
              <table:table-cell office:value-type="float" office:value="4.31107E-026">
                <text:p>4.31107E-026</text:p>
              </table:table-cell>
              <table:table-cell office:value-type="float" office:value="2.63114E-026">
                <text:p>2.63114E-026</text:p>
              </table:table-cell>
              <table:table-cell office:value-type="float" office:value="1.60455E-026">
                <text:p>1.60455E-026</text:p>
              </table:table-cell>
              <table:table-cell office:value-type="float" office:value="9.77722E-027">
                <text:p>9.77722E-027</text:p>
              </table:table-cell>
              <table:table-cell office:value-type="float" office:value="5.95296E-027">
                <text:p>5.95296E-027</text:p>
              </table:table-cell>
              <table:table-cell office:value-type="float" office:value="3.62167E-027">
                <text:p>3.62167E-027</text:p>
              </table:table-cell>
              <table:table-cell office:value-type="float" office:value="2.20164E-027">
                <text:p>2.20164E-027</text:p>
              </table:table-cell>
              <table:table-cell office:value-type="float" office:value="1.33736E-027">
                <text:p>1.33736E-027</text:p>
              </table:table-cell>
              <table:table-cell office:value-type="float" office:value="8.11736E-028">
                <text:p>8.11736E-028</text:p>
              </table:table-cell>
              <table:table-cell office:value-type="float" office:value="4.92324E-028">
                <text:p>4.92324E-028</text:p>
              </table:table-cell>
              <table:table-cell office:value-type="float" office:value="2.98373E-028">
                <text:p>2.98373E-028</text:p>
              </table:table-cell>
              <table:table-cell office:value-type="float" office:value="1.80693E-028">
                <text:p>1.80693E-028</text:p>
              </table:table-cell>
              <table:table-cell office:value-type="float" office:value="1.09345E-028">
                <text:p>1.09345E-028</text:p>
              </table:table-cell>
              <table:table-cell office:value-type="float" office:value="6.61207E-029">
                <text:p>6.61207E-029</text:p>
              </table:table-cell>
              <table:table-cell office:value-type="float" office:value="3.99537E-029">
                <text:p>3.99537E-029</text:p>
              </table:table-cell>
              <table:table-cell office:value-type="float" office:value="2.41246E-029">
                <text:p>2.41246E-029</text:p>
              </table:table-cell>
              <table:table-cell office:value-type="float" office:value="1.45563E-029">
                <text:p>1.45563E-029</text:p>
              </table:table-cell>
              <table:table-cell office:value-type="float" office:value="8.77666E-030">
                <text:p>8.77666E-030</text:p>
              </table:table-cell>
              <table:table-cell office:value-type="float" office:value="5.2881E-030">
                <text:p>5.2881E-030</text:p>
              </table:table-cell>
              <table:table-cell office:value-type="float" office:value="3.18393E-030">
                <text:p>3.18393E-030</text:p>
              </table:table-cell>
              <table:table-cell office:value-type="float" office:value="1.91568E-030">
                <text:p>1.91568E-030</text:p>
              </table:table-cell>
              <table:table-cell office:value-type="float" office:value="1.15181E-030">
                <text:p>1.15181E-030</text:p>
              </table:table-cell>
              <table:table-cell office:value-type="float" office:value="6.9205E-031">
                <text:p>6.9205E-031</text:p>
              </table:table-cell>
              <table:table-cell office:value-type="float" office:value="4.15526E-031">
                <text:p>4.15526E-031</text:p>
              </table:table-cell>
              <table:table-cell office:value-type="float" office:value="2.49323E-031">
                <text:p>2.49323E-031</text:p>
              </table:table-cell>
              <table:table-cell office:value-type="float" office:value="1.49498E-031">
                <text:p>1.49498E-031</text:p>
              </table:table-cell>
              <table:table-cell office:value-type="float" office:value="8.95811E-032">
                <text:p>8.95811E-032</text:p>
              </table:table-cell>
              <table:table-cell office:value-type="float" office:value="5.36424E-032">
                <text:p>5.36424E-032</text:p>
              </table:table-cell>
              <table:table-cell office:value-type="float" office:value="3.21007E-032">
                <text:p>3.21007E-032</text:p>
              </table:table-cell>
              <table:table-cell office:value-type="float" office:value="1.91971E-032">
                <text:p>1.91971E-032</text:p>
              </table:table-cell>
              <table:table-cell office:value-type="float" office:value="1.14729E-032">
                <text:p>1.14729E-032</text:p>
              </table:table-cell>
              <table:table-cell office:value-type="float" office:value="6.85223E-033">
                <text:p>6.85223E-033</text:p>
              </table:table-cell>
              <table:table-cell office:value-type="float" office:value="4.08989E-033">
                <text:p>4.08989E-033</text:p>
              </table:table-cell>
              <table:table-cell office:value-type="float" office:value="2.43958E-033">
                <text:p>2.43958E-033</text:p>
              </table:table-cell>
              <table:table-cell office:value-type="float" office:value="1.45427E-033">
                <text:p>1.45427E-033</text:p>
              </table:table-cell>
              <table:table-cell office:value-type="float" office:value="8.66363E-034">
                <text:p>8.66363E-034</text:p>
              </table:table-cell>
              <table:table-cell office:value-type="float" office:value="5.15805E-034">
                <text:p>5.15805E-034</text:p>
              </table:table-cell>
              <table:table-cell office:value-type="float" office:value="3.06904E-034">
                <text:p>3.06904E-034</text:p>
              </table:table-cell>
              <table:table-cell office:value-type="float" office:value="1.82496E-034">
                <text:p>1.82496E-034</text:p>
              </table:table-cell>
              <table:table-cell office:value-type="float" office:value="1.08452E-034">
                <text:p>1.08452E-034</text:p>
              </table:table-cell>
              <table:table-cell office:value-type="float" office:value="6.4411E-035">
                <text:p>6.4411E-035</text:p>
              </table:table-cell>
              <table:table-cell office:value-type="float" office:value="3.82315E-035">
                <text:p>3.82315E-035</text:p>
              </table:table-cell>
              <table:table-cell office:value-type="float" office:value="2.26789E-035">
                <text:p>2.26789E-035</text:p>
              </table:table-cell>
              <table:table-cell office:value-type="float" office:value="1.34452E-035">
                <text:p>1.34452E-035</text:p>
              </table:table-cell>
              <table:table-cell office:value-type="float" office:value="7.96625E-036">
                <text:p>7.96625E-036</text:p>
              </table:table-cell>
              <table:table-cell office:value-type="float" office:value="4.71724E-036">
                <text:p>4.71724E-036</text:p>
              </table:table-cell>
              <table:table-cell office:value-type="float" office:value="2.7917E-036">
                <text:p>2.7917E-036</text:p>
              </table:table-cell>
              <table:table-cell office:value-type="float" office:value="1.6512E-036">
                <text:p>1.6512E-036</text:p>
              </table:table-cell>
              <table:table-cell office:value-type="float" office:value="9.76073E-037">
                <text:p>9.76073E-037</text:p>
              </table:table-cell>
              <table:table-cell office:value-type="float" office:value="5.76656E-037">
                <text:p>5.76656E-037</text:p>
              </table:table-cell>
              <table:table-cell office:value-type="float" office:value="3.40491E-037">
                <text:p>3.40491E-037</text:p>
              </table:table-cell>
              <table:table-cell office:value-type="float" office:value="2.00933E-037">
                <text:p>2.00933E-037</text:p>
              </table:table-cell>
              <table:table-cell office:value-type="float" office:value="1.1851E-037">
                <text:p>1.1851E-037</text:p>
              </table:table-cell>
              <table:table-cell office:value-type="float" office:value="6.98581E-038">
                <text:p>6.98581E-038</text:p>
              </table:table-cell>
              <table:table-cell office:value-type="float" office:value="4.11566E-038">
                <text:p>4.11566E-038</text:p>
              </table:table-cell>
              <table:table-cell office:value-type="float" office:value="2.4234E-038">
                <text:p>2.4234E-038</text:p>
              </table:table-cell>
              <table:table-cell office:value-type="float" office:value="1.42618E-038">
                <text:p>1.42618E-038</text:p>
              </table:table-cell>
              <table:table-cell office:value-type="float" office:value="8.38863E-039">
                <text:p>8.38863E-039</text:p>
              </table:table-cell>
              <table:table-cell office:value-type="float" office:value="4.93144E-039">
                <text:p>4.93144E-039</text:p>
              </table:table-cell>
              <table:table-cell office:value-type="float" office:value="2.89751E-039">
                <text:p>2.89751E-039</text:p>
              </table:table-cell>
              <table:table-cell office:value-type="float" office:value="1.70156E-039">
                <text:p>1.70156E-039</text:p>
              </table:table-cell>
              <table:table-cell office:value-type="float" office:value="9.98713E-040">
                <text:p>9.98713E-040</text:p>
              </table:table-cell>
              <table:table-cell office:value-type="float" office:value="5.85879E-040">
                <text:p>5.85879E-040</text:p>
              </table:table-cell>
              <table:table-cell office:value-type="float" office:value="3.43518E-040">
                <text:p>3.43518E-040</text:p>
              </table:table-cell>
              <table:table-cell office:value-type="float" office:value="2.01311E-040">
                <text:p>2.01311E-040</text:p>
              </table:table-cell>
              <table:table-cell office:value-type="float" office:value="1.17913E-040">
                <text:p>1.17913E-040</text:p>
              </table:table-cell>
              <table:table-cell office:value-type="float" office:value="6.90298E-041">
                <text:p>6.90298E-041</text:p>
              </table:table-cell>
              <table:table-cell office:value-type="float" office:value="4.03916E-041">
                <text:p>4.03916E-041</text:p>
              </table:table-cell>
              <table:table-cell office:value-type="float" office:value="2.36226E-041">
                <text:p>2.36226E-041</text:p>
              </table:table-cell>
              <table:table-cell office:value-type="float" office:value="1.38085E-041">
                <text:p>1.38085E-041</text:p>
              </table:table-cell>
              <table:table-cell office:value-type="float" office:value="8.06774E-042">
                <text:p>8.06774E-042</text:p>
              </table:table-cell>
              <table:table-cell office:value-type="float" office:value="4.71132E-042">
                <text:p>4.71132E-042</text:p>
              </table:table-cell>
              <table:table-cell office:value-type="float" office:value="2.74992E-042">
                <text:p>2.74992E-042</text:p>
              </table:table-cell>
              <table:table-cell office:value-type="float" office:value="1.6043E-042">
                <text:p>1.6043E-042</text:p>
              </table:table-cell>
              <table:table-cell office:value-type="float" office:value="9.35498E-043">
                <text:p>9.35498E-043</text:p>
              </table:table-cell>
              <table:table-cell office:value-type="float" office:value="5.45243E-043">
                <text:p>5.45243E-043</text:p>
              </table:table-cell>
              <table:table-cell office:value-type="float" office:value="3.17637E-043">
                <text:p>3.17637E-043</text:p>
              </table:table-cell>
              <table:table-cell office:value-type="float" office:value="1.84954E-043">
                <text:p>1.84954E-043</text:p>
              </table:table-cell>
              <table:table-cell office:value-type="float" office:value="1.07645E-043">
                <text:p>1.07645E-043</text:p>
              </table:table-cell>
              <table:table-cell office:value-type="float" office:value="6.26209E-044">
                <text:p>6.26209E-044</text:p>
              </table:table-cell>
              <table:table-cell office:value-type="float" office:value="3.64118E-044">
                <text:p>3.64118E-044</text:p>
              </table:table-cell>
              <table:table-cell office:value-type="float" office:value="2.11624E-044">
                <text:p>2.11624E-044</text:p>
              </table:table-cell>
              <table:table-cell office:value-type="float" office:value="1.22938E-044">
                <text:p>1.22938E-044</text:p>
              </table:table-cell>
              <table:table-cell office:value-type="float" office:value="7.13856E-045">
                <text:p>7.13856E-045</text:p>
              </table:table-cell>
              <table:table-cell office:value-type="float" office:value="4.14321E-045">
                <text:p>4.14321E-045</text:p>
              </table:table-cell>
              <table:table-cell office:value-type="float" office:value="2.40362E-045">
                <text:p>2.40362E-045</text:p>
              </table:table-cell>
              <table:table-cell office:value-type="float" office:value="1.3938E-045">
                <text:p>1.3938E-045</text:p>
              </table:table-cell>
              <table:table-cell office:value-type="float" office:value="8.07871E-046">
                <text:p>8.07871E-046</text:p>
              </table:table-cell>
              <table:table-cell office:value-type="float" office:value="4.68048E-046">
                <text:p>4.68048E-046</text:p>
              </table:table-cell>
              <table:table-cell office:value-type="float" office:value="2.71048E-046">
                <text:p>2.71048E-046</text:p>
              </table:table-cell>
              <table:table-cell office:value-type="float" office:value="1.56896E-046">
                <text:p>1.56896E-046</text:p>
              </table:table-cell>
              <table:table-cell office:value-type="float" office:value="9.07799E-047">
                <text:p>9.07799E-047</text:p>
              </table:table-cell>
              <table:table-cell office:value-type="float" office:value="5.25023E-047">
                <text:p>5.25023E-047</text:p>
              </table:table-cell>
              <table:table-cell office:value-type="float" office:value="3.03515E-047">
                <text:p>3.03515E-047</text:p>
              </table:table-cell>
              <table:table-cell office:value-type="float" office:value="1.75386E-047">
                <text:p>1.75386E-047</text:p>
              </table:table-cell>
              <table:table-cell office:value-type="float" office:value="1.01304E-047">
                <text:p>1.01304E-047</text:p>
              </table:table-cell>
              <table:table-cell office:value-type="float" office:value="5.84888E-048">
                <text:p>5.84888E-048</text:p>
              </table:table-cell>
              <table:table-cell office:value-type="float" office:value="3.37549E-048">
                <text:p>3.37549E-048</text:p>
              </table:table-cell>
              <table:table-cell office:value-type="float" office:value="1.94724E-048">
                <text:p>1.94724E-048</text:p>
              </table:table-cell>
              <table:table-cell office:value-type="float" office:value="1.12285E-048">
                <text:p>1.12285E-048</text:p>
              </table:table-cell>
              <table:table-cell office:value-type="float" office:value="6.47207E-049">
                <text:p>6.47207E-049</text:p>
              </table:table-cell>
              <table:table-cell office:value-type="float" office:value="3.72895E-049">
                <text:p>3.72895E-049</text:p>
              </table:table-cell>
              <table:table-cell office:value-type="float" office:value="2.1476E-049">
                <text:p>2.1476E-049</text:p>
              </table:table-cell>
              <table:table-cell office:value-type="float" office:value="1.23635E-049">
                <text:p>1.23635E-049</text:p>
              </table:table-cell>
              <table:table-cell office:value-type="float" office:value="7.11471E-050">
                <text:p>7.11471E-050</text:p>
              </table:table-cell>
              <table:table-cell office:value-type="float" office:value="4.09258E-050">
                <text:p>4.09258E-050</text:p>
              </table:table-cell>
              <table:table-cell office:value-type="float" office:value="2.35323E-050">
                <text:p>2.35323E-050</text:p>
              </table:table-cell>
              <table:table-cell office:value-type="float" office:value="1.35256E-050">
                <text:p>1.35256E-050</text:p>
              </table:table-cell>
              <table:table-cell office:value-type="float" office:value="7.77105E-051">
                <text:p>7.77105E-051</text:p>
              </table:table-cell>
              <table:table-cell office:value-type="float" office:value="4.46305E-051">
                <text:p>4.46305E-051</text:p>
              </table:table-cell>
              <table:table-cell office:value-type="float" office:value="2.5622E-051">
                <text:p>2.5622E-051</text:p>
              </table:table-cell>
              <table:table-cell office:value-type="float" office:value="1.47037E-051">
                <text:p>1.47037E-051</text:p>
              </table:table-cell>
              <table:table-cell office:value-type="float" office:value="8.43477E-052">
                <text:p>8.43477E-052</text:p>
              </table:table-cell>
              <table:table-cell office:value-type="float" office:value="4.83673E-052">
                <text:p>4.83673E-052</text:p>
              </table:table-cell>
              <table:table-cell office:value-type="float" office:value="2.77246E-052">
                <text:p>2.77246E-052</text:p>
              </table:table-cell>
              <table:table-cell office:value-type="float" office:value="1.5886E-052">
                <text:p>1.5886E-052</text:p>
              </table:table-cell>
              <table:table-cell office:value-type="float" office:value="9.09909E-053">
                <text:p>9.09909E-053</text:p>
              </table:table-cell>
              <table:table-cell office:value-type="float" office:value="5.20978E-053">
                <text:p>5.20978E-053</text:p>
              </table:table-cell>
              <table:table-cell office:value-type="float" office:value="2.9818E-053">
                <text:p>2.9818E-053</text:p>
              </table:table-cell>
              <table:table-cell office:value-type="float" office:value="1.70599E-053">
                <text:p>1.70599E-053</text:p>
              </table:table-cell>
              <table:table-cell office:value-type="float" office:value="9.75694E-054">
                <text:p>9.75694E-054</text:p>
              </table:table-cell>
              <table:table-cell office:value-type="float" office:value="5.57817E-054">
                <text:p>5.57817E-054</text:p>
              </table:table-cell>
              <table:table-cell office:value-type="float" office:value="3.18794E-054">
                <text:p>3.18794E-054</text:p>
              </table:table-cell>
              <table:table-cell office:value-type="float" office:value="1.82126E-054">
                <text:p>1.82126E-054</text:p>
              </table:table-cell>
              <table:table-cell office:value-type="float" office:value="1.0401E-054">
                <text:p>1.0401E-054</text:p>
              </table:table-cell>
              <table:table-cell office:value-type="float" office:value="5.93779E-055">
                <text:p>5.93779E-055</text:p>
              </table:table-cell>
              <table:table-cell office:value-type="float" office:value="3.38858E-055">
                <text:p>3.38858E-055</text:p>
              </table:table-cell>
              <table:table-cell office:value-type="float" office:value="1.93311E-055">
                <text:p>1.93311E-055</text:p>
              </table:table-cell>
              <table:table-cell office:value-type="float" office:value="1.1024E-055">
                <text:p>1.1024E-055</text:p>
              </table:table-cell>
              <table:table-cell office:value-type="float" office:value="6.28454E-056">
                <text:p>6.28454E-056</text:p>
              </table:table-cell>
              <table:table-cell office:value-type="float" office:value="3.58141E-056">
                <text:p>3.58141E-056</text:p>
              </table:table-cell>
              <table:table-cell office:value-type="float" office:value="2.04025E-056">
                <text:p>2.04025E-056</text:p>
              </table:table-cell>
              <table:table-cell office:value-type="float" office:value="1.16188E-056">
                <text:p>1.16188E-056</text:p>
              </table:table-cell>
              <table:table-cell office:value-type="float" office:value="6.6144E-057">
                <text:p>6.6144E-057</text:p>
              </table:table-cell>
              <table:table-cell office:value-type="float" office:value="3.76418E-057">
                <text:p>3.76418E-057</text:p>
              </table:table-cell>
              <table:table-cell office:value-type="float" office:value="2.14143E-057">
                <text:p>2.14143E-057</text:p>
              </table:table-cell>
              <table:table-cell office:value-type="float" office:value="1.21783E-057">
                <text:p>1.21783E-057</text:p>
              </table:table-cell>
              <table:table-cell office:value-type="float" office:value="6.92352E-058">
                <text:p>6.92352E-058</text:p>
              </table:table-cell>
              <table:table-cell office:value-type="float" office:value="3.93477E-058">
                <text:p>3.93477E-058</text:p>
              </table:table-cell>
              <table:table-cell office:value-type="float" office:value="2.23546E-058">
                <text:p>2.23546E-058</text:p>
              </table:table-cell>
              <table:table-cell office:value-type="float" office:value="1.26961E-058">
                <text:p>1.26961E-058</text:p>
              </table:table-cell>
              <table:table-cell office:value-type="float" office:value="7.20829E-059">
                <text:p>7.20829E-059</text:p>
              </table:table-cell>
              <table:table-cell office:value-type="float" office:value="4.09119E-059">
                <text:p>4.09119E-059</text:p>
              </table:table-cell>
              <table:table-cell office:value-type="float" office:value="2.32127E-059">
                <text:p>2.32127E-059</text:p>
              </table:table-cell>
              <table:table-cell office:value-type="float" office:value="1.31662E-059">
                <text:p>1.31662E-059</text:p>
              </table:table-cell>
              <table:table-cell office:value-type="float" office:value="7.46542E-060">
                <text:p>7.46542E-060</text:p>
              </table:table-cell>
              <table:table-cell office:value-type="float" office:value="4.23164E-060">
                <text:p>4.23164E-060</text:p>
              </table:table-cell>
              <table:table-cell office:value-type="float" office:value="2.39786E-060">
                <text:p>2.39786E-060</text:p>
              </table:table-cell>
              <table:table-cell office:value-type="float" office:value="1.35832E-060">
                <text:p>1.35832E-060</text:p>
              </table:table-cell>
              <table:table-cell office:value-type="float" office:value="7.69202E-061">
                <text:p>7.69202E-061</text:p>
              </table:table-cell>
              <table:table-cell office:value-type="float" office:value="4.35454E-061">
                <text:p>4.35454E-061</text:p>
              </table:table-cell>
              <table:table-cell office:value-type="float" office:value="2.46439E-061">
                <text:p>2.46439E-061</text:p>
              </table:table-cell>
              <table:table-cell office:value-type="float" office:value="1.39424E-061">
                <text:p>1.39424E-061</text:p>
              </table:table-cell>
              <table:table-cell office:value-type="float" office:value="7.8856E-062">
                <text:p>7.8856E-062</text:p>
              </table:table-cell>
              <table:table-cell office:value-type="float" office:value="4.45857E-062">
                <text:p>4.45857E-062</text:p>
              </table:table-cell>
              <table:table-cell office:value-type="float" office:value="2.52013E-062">
                <text:p>2.52013E-062</text:p>
              </table:table-cell>
              <table:table-cell office:value-type="float" office:value="1.42403E-062">
                <text:p>1.42403E-062</text:p>
              </table:table-cell>
              <table:table-cell office:value-type="float" office:value="8.04417E-063">
                <text:p>8.04417E-063</text:p>
              </table:table-cell>
              <table:table-cell office:value-type="float" office:value="4.54268E-063">
                <text:p>4.54268E-063</text:p>
              </table:table-cell>
              <table:table-cell office:value-type="float" office:value="2.56456E-063">
                <text:p>2.56456E-063</text:p>
              </table:table-cell>
              <table:table-cell office:value-type="float" office:value="1.44738E-063">
                <text:p>1.44738E-063</text:p>
              </table:table-cell>
              <table:table-cell office:value-type="float" office:value="8.16625E-064">
                <text:p>8.16625E-064</text:p>
              </table:table-cell>
              <table:table-cell office:value-type="float" office:value="4.6061E-064">
                <text:p>4.6061E-064</text:p>
              </table:table-cell>
              <table:table-cell office:value-type="float" office:value="2.59727E-064">
                <text:p>2.59727E-064</text:p>
              </table:table-cell>
              <table:table-cell office:value-type="float" office:value="1.4641E-064">
                <text:p>1.4641E-064</text:p>
              </table:table-cell>
              <table:table-cell office:value-type="float" office:value="8.25087E-065">
                <text:p>8.25087E-065</text:p>
              </table:table-cell>
              <table:table-cell office:value-type="float" office:value="4.64838E-065">
                <text:p>4.64838E-065</text:p>
              </table:table-cell>
              <table:table-cell office:value-type="float" office:value="2.61805E-065">
                <text:p>2.61805E-065</text:p>
              </table:table-cell>
              <table:table-cell office:value-type="float" office:value="1.4741E-065">
                <text:p>1.4741E-065</text:p>
              </table:table-cell>
              <table:table-cell office:value-type="float" office:value="8.29762E-066">
                <text:p>8.29762E-066</text:p>
              </table:table-cell>
              <table:table-cell office:value-type="float" office:value="4.66933E-066">
                <text:p>4.66933E-066</text:p>
              </table:table-cell>
              <table:table-cell office:value-type="float" office:value="2.62684E-066">
                <text:p>2.62684E-066</text:p>
              </table:table-cell>
              <table:table-cell office:value-type="float" office:value="1.47737E-066">
                <text:p>1.47737E-066</text:p>
              </table:table-cell>
              <table:table-cell office:value-type="float" office:value="8.30657E-067">
                <text:p>8.30657E-067</text:p>
              </table:table-cell>
              <table:table-cell office:value-type="float" office:value="4.6691E-067">
                <text:p>4.6691E-067</text:p>
              </table:table-cell>
              <table:table-cell office:value-type="float" office:value="2.62375E-067">
                <text:p>2.62375E-067</text:p>
              </table:table-cell>
              <table:table-cell office:value-type="float" office:value="1.47398E-067">
                <text:p>1.47398E-067</text:p>
              </table:table-cell>
              <table:table-cell office:value-type="float" office:value="8.27832E-068">
                <text:p>8.27832E-068</text:p>
              </table:table-cell>
              <table:table-cell office:value-type="float" office:value="4.64807E-068">
                <text:p>4.64807E-068</text:p>
              </table:table-cell>
              <table:table-cell office:value-type="float" office:value="2.60906E-068">
                <text:p>2.60906E-068</text:p>
              </table:table-cell>
              <table:table-cell office:value-type="float" office:value="1.46412E-068">
                <text:p>1.46412E-068</text:p>
              </table:table-cell>
              <table:table-cell office:value-type="float" office:value="8.21396E-069">
                <text:p>8.21396E-069</text:p>
              </table:table-cell>
              <table:table-cell office:value-type="float" office:value="4.60692E-069">
                <text:p>4.60692E-069</text:p>
              </table:table-cell>
              <table:table-cell office:value-type="float" office:value="2.58317E-069">
                <text:p>2.58317E-069</text:p>
              </table:table-cell>
              <table:table-cell office:value-type="float" office:value="1.44803E-069">
                <text:p>1.44803E-069</text:p>
              </table:table-cell>
              <table:table-cell office:value-type="float" office:value="8.11499E-070">
                <text:p>8.11499E-070</text:p>
              </table:table-cell>
              <table:table-cell office:value-type="float" office:value="4.54656E-070">
                <text:p>4.54656E-070</text:p>
              </table:table-cell>
              <table:table-cell office:value-type="float" office:value="2.54662E-070">
                <text:p>2.54662E-070</text:p>
              </table:table-cell>
              <table:table-cell office:value-type="float" office:value="1.42603E-070">
                <text:p>1.42603E-070</text:p>
              </table:table-cell>
              <table:table-cell office:value-type="float" office:value="7.98331E-071">
                <text:p>7.98331E-071</text:p>
              </table:table-cell>
              <table:table-cell office:value-type="float" office:value="4.4681E-071">
                <text:p>4.4681E-071</text:p>
              </table:table-cell>
              <table:table-cell office:value-type="float" office:value="2.50006E-071">
                <text:p>2.50006E-071</text:p>
              </table:table-cell>
              <table:table-cell office:value-type="float" office:value="1.39851E-071">
                <text:p>1.39851E-071</text:p>
              </table:table-cell>
              <table:table-cell office:value-type="float" office:value="7.82116E-072">
                <text:p>7.82116E-072</text:p>
              </table:table-cell>
              <table:table-cell office:value-type="float" office:value="4.37285E-072">
                <text:p>4.37285E-072</text:p>
              </table:table-cell>
              <table:table-cell office:value-type="float" office:value="2.44426E-072">
                <text:p>2.44426E-072</text:p>
              </table:table-cell>
              <table:table-cell office:value-type="float" office:value="1.36591E-072">
                <text:p>1.36591E-072</text:p>
              </table:table-cell>
              <table:table-cell office:value-type="float" office:value="7.63108E-073">
                <text:p>7.63108E-073</text:p>
              </table:table-cell>
              <table:table-cell office:value-type="float" office:value="4.26227E-073">
                <text:p>4.26227E-073</text:p>
              </table:table-cell>
              <table:table-cell office:value-type="float" office:value="2.38006E-073">
                <text:p>2.38006E-073</text:p>
              </table:table-cell>
              <table:table-cell office:value-type="float" office:value="1.3287E-073">
                <text:p>1.3287E-073</text:p>
              </table:table-cell>
              <table:table-cell office:value-type="float" office:value="7.41581E-074">
                <text:p>7.41581E-074</text:p>
              </table:table-cell>
              <table:table-cell office:value-type="float" office:value="4.13793E-074">
                <text:p>4.13793E-074</text:p>
              </table:table-cell>
              <table:table-cell office:value-type="float" office:value="2.30835E-074">
                <text:p>2.30835E-074</text:p>
              </table:table-cell>
              <table:table-cell office:value-type="float" office:value="1.2874E-074">
                <text:p>1.2874E-074</text:p>
              </table:table-cell>
              <table:table-cell office:value-type="float" office:value="7.17828E-075">
                <text:p>7.17828E-075</text:p>
              </table:table-cell>
              <table:table-cell office:value-type="float" office:value="4.0015E-075">
                <text:p>4.0015E-075</text:p>
              </table:table-cell>
              <table:table-cell office:value-type="float" office:value="2.23007E-075">
                <text:p>2.23007E-075</text:p>
              </table:table-cell>
              <table:table-cell office:value-type="float" office:value="1.24255E-075">
                <text:p>1.24255E-075</text:p>
              </table:table-cell>
              <table:table-cell office:value-type="float" office:value="6.92153E-076">
                <text:p>6.92153E-076</text:p>
              </table:table-cell>
              <table:table-cell office:value-type="float" office:value="3.85468E-076">
                <text:p>3.85468E-076</text:p>
              </table:table-cell>
              <table:table-cell office:value-type="float" office:value="2.14621E-076">
                <text:p>2.14621E-076</text:p>
              </table:table-cell>
              <table:table-cell office:value-type="float" office:value="1.19468E-076">
                <text:p>1.19468E-076</text:p>
              </table:table-cell>
              <table:table-cell office:value-type="float" office:value="6.64863E-077">
                <text:p>6.64863E-077</text:p>
              </table:table-cell>
              <table:table-cell office:value-type="float" office:value="3.69922E-077">
                <text:p>3.69922E-077</text:p>
              </table:table-cell>
              <table:table-cell office:value-type="float" office:value="2.05773E-077">
                <text:p>2.05773E-077</text:p>
              </table:table-cell>
              <table:table-cell office:value-type="float" office:value="1.14436E-077">
                <text:p>1.14436E-077</text:p>
              </table:table-cell>
              <table:table-cell office:value-type="float" office:value="6.36268E-078">
                <text:p>6.36268E-078</text:p>
              </table:table-cell>
              <table:table-cell office:value-type="float" office:value="3.53685E-078">
                <text:p>3.53685E-078</text:p>
              </table:table-cell>
              <table:table-cell office:value-type="float" office:value="1.9656E-078">
                <text:p>1.9656E-078</text:p>
              </table:table-cell>
              <table:table-cell office:value-type="float" office:value="1.09213E-078">
                <text:p>1.09213E-078</text:p>
              </table:table-cell>
              <table:table-cell office:value-type="float" office:value="6.06672E-079">
                <text:p>6.06672E-079</text:p>
              </table:table-cell>
              <table:table-cell office:value-type="float" office:value="3.36927E-079">
                <text:p>3.36927E-079</text:p>
              </table:table-cell>
              <table:table-cell office:value-type="float" office:value="1.87077E-079">
                <text:p>1.87077E-079</text:p>
              </table:table-cell>
              <table:table-cell office:value-type="float" office:value="1.03851E-079">
                <text:p>1.03851E-079</text:p>
              </table:table-cell>
              <table:table-cell office:value-type="float" office:value="5.76369E-080">
                <text:p>5.76369E-080</text:p>
              </table:table-cell>
              <table:table-cell office:value-type="float" office:value="3.19812E-080">
                <text:p>3.19812E-080</text:p>
              </table:table-cell>
              <table:table-cell office:value-type="float" office:value="1.77417E-080">
                <text:p>1.77417E-080</text:p>
              </table:table-cell>
              <table:table-cell office:value-type="float" office:value="9.84006E-081">
                <text:p>9.84006E-081</text:p>
              </table:table-cell>
              <table:table-cell office:value-type="float" office:value="5.4564E-081">
                <text:p>5.4564E-081</text:p>
              </table:table-cell>
              <table:table-cell office:value-type="float" office:value="3.02496E-081">
                <text:p>3.02496E-081</text:p>
              </table:table-cell>
              <table:table-cell office:value-type="float" office:value="1.67664E-081">
                <text:p>1.67664E-081</text:p>
              </table:table-cell>
              <table:table-cell office:value-type="float" office:value="9.29105E-082">
                <text:p>9.29105E-082</text:p>
              </table:table-cell>
              <table:table-cell office:value-type="float" office:value="5.14751E-082">
                <text:p>5.14751E-082</text:p>
              </table:table-cell>
              <table:table-cell office:value-type="float" office:value="2.85125E-082">
                <text:p>2.85125E-082</text:p>
              </table:table-cell>
              <table:table-cell office:value-type="float" office:value="1.579E-082">
                <text:p>1.579E-082</text:p>
              </table:table-cell>
              <table:table-cell office:value-type="float" office:value="8.74251E-083">
                <text:p>8.74251E-083</text:p>
              </table:table-cell>
              <table:table-cell office:value-type="float" office:value="4.83947E-083">
                <text:p>4.83947E-083</text:p>
              </table:table-cell>
              <table:table-cell office:value-type="float" office:value="2.67836E-083">
                <text:p>2.67836E-083</text:p>
              </table:table-cell>
              <table:table-cell office:value-type="float" office:value="1.482E-083">
                <text:p>1.482E-083</text:p>
              </table:table-cell>
              <table:table-cell office:value-type="float" office:value="8.19854E-084">
                <text:p>8.19854E-084</text:p>
              </table:table-cell>
              <table:table-cell office:value-type="float" office:value="4.53455E-084">
                <text:p>4.53455E-084</text:p>
              </table:table-cell>
              <table:table-cell office:value-type="float" office:value="2.50751E-084">
                <text:p>2.50751E-084</text:p>
              </table:table-cell>
              <table:table-cell office:value-type="float" office:value="1.38631E-084">
                <text:p>1.38631E-084</text:p>
              </table:table-cell>
              <table:table-cell office:value-type="float" office:value="7.66284E-085">
                <text:p>7.66284E-085</text:p>
              </table:table-cell>
              <table:table-cell office:value-type="float" office:value="4.23477E-085">
                <text:p>4.23477E-085</text:p>
              </table:table-cell>
              <table:table-cell office:value-type="float" office:value="2.33981E-085">
                <text:p>2.33981E-085</text:p>
              </table:table-cell>
              <table:table-cell office:value-type="float" office:value="1.29254E-085">
                <text:p>1.29254E-085</text:p>
              </table:table-cell>
              <table:table-cell office:value-type="float" office:value="7.13871E-086">
                <text:p>7.13871E-086</text:p>
              </table:table-cell>
              <table:table-cell office:value-type="float" office:value="3.94192E-086">
                <text:p>3.94192E-086</text:p>
              </table:table-cell>
              <table:table-cell office:value-type="float" office:value="2.17625E-086">
                <text:p>2.17625E-086</text:p>
              </table:table-cell>
              <table:table-cell office:value-type="float" office:value="1.20122E-086">
                <text:p>1.20122E-086</text:p>
              </table:table-cell>
              <table:table-cell office:value-type="float" office:value="6.62902E-087">
                <text:p>6.62902E-087</text:p>
              </table:table-cell>
              <table:table-cell office:value-type="float" office:value="3.65756E-087">
                <text:p>3.65756E-087</text:p>
              </table:table-cell>
              <table:table-cell office:value-type="float" office:value="2.01765E-087">
                <text:p>2.01765E-087</text:p>
              </table:table-cell>
              <table:table-cell office:value-type="float" office:value="1.1128E-087">
                <text:p>1.1128E-087</text:p>
              </table:table-cell>
              <table:table-cell office:value-type="float" office:value="6.13623E-088">
                <text:p>6.13623E-088</text:p>
              </table:table-cell>
              <table:table-cell office:value-type="float" office:value="3.383E-088">
                <text:p>3.383E-088</text:p>
              </table:table-cell>
              <table:table-cell office:value-type="float" office:value="1.86474E-088">
                <text:p>1.86474E-088</text:p>
              </table:table-cell>
              <table:table-cell office:value-type="float" office:value="1.02766E-088">
                <text:p>1.02766E-088</text:p>
              </table:table-cell>
              <table:table-cell office:value-type="float" office:value="5.66236E-089">
                <text:p>5.66236E-089</text:p>
              </table:table-cell>
              <table:table-cell office:value-type="float" office:value="3.11933E-089">
                <text:p>3.11933E-089</text:p>
              </table:table-cell>
              <table:table-cell office:value-type="float" office:value="1.71808E-089">
                <text:p>1.71808E-089</text:p>
              </table:table-cell>
              <table:table-cell office:value-type="float" office:value="9.46111E-090">
                <text:p>9.46111E-090</text:p>
              </table:table-cell>
              <table:table-cell office:value-type="float" office:value="5.20905E-090">
                <text:p>5.20905E-090</text:p>
              </table:table-cell>
              <table:table-cell office:value-type="float" office:value="2.86743E-090">
                <text:p>2.86743E-090</text:p>
              </table:table-cell>
              <table:table-cell office:value-type="float" office:value="1.57814E-090">
                <text:p>1.57814E-090</text:p>
              </table:table-cell>
              <table:table-cell office:value-type="float" office:value="8.68392E-091">
                <text:p>8.68392E-091</text:p>
              </table:table-cell>
              <table:table-cell office:value-type="float" office:value="4.77755E-091">
                <text:p>4.77755E-091</text:p>
              </table:table-cell>
              <table:table-cell office:value-type="float" office:value="2.62793E-091">
                <text:p>2.62793E-091</text:p>
              </table:table-cell>
              <table:table-cell office:value-type="float" office:value="1.44525E-091">
                <text:p>1.44525E-091</text:p>
              </table:table-cell>
              <table:table-cell office:value-type="float" office:value="7.94678E-092">
                <text:p>7.94678E-092</text:p>
              </table:table-cell>
              <table:table-cell office:value-type="float" office:value="4.36877E-092">
                <text:p>4.36877E-092</text:p>
              </table:table-cell>
              <table:table-cell office:value-type="float" office:value="2.40131E-092">
                <text:p>2.40131E-092</text:p>
              </table:table-cell>
              <table:table-cell office:value-type="float" office:value="1.31965E-092">
                <text:p>1.31965E-092</text:p>
              </table:table-cell>
              <table:table-cell office:value-type="float" office:value="7.25084E-093">
                <text:p>7.25084E-093</text:p>
              </table:table-cell>
              <table:table-cell office:value-type="float" office:value="3.98327E-093">
                <text:p>3.98327E-093</text:p>
              </table:table-cell>
              <table:table-cell office:value-type="float" office:value="2.18783E-093">
                <text:p>2.18783E-093</text:p>
              </table:table-cell>
              <table:table-cell office:value-type="float" office:value="1.20146E-093">
                <text:p>1.20146E-093</text:p>
              </table:table-cell>
              <table:table-cell office:value-type="float" office:value="6.59669E-094">
                <text:p>6.59669E-094</text:p>
              </table:table-cell>
              <table:table-cell office:value-type="float" office:value="3.62132E-094">
                <text:p>3.62132E-094</text:p>
              </table:table-cell>
              <table:table-cell office:value-type="float" office:value="1.9876E-094">
                <text:p>1.9876E-094</text:p>
              </table:table-cell>
              <table:table-cell office:value-type="float" office:value="1.09073E-094">
                <text:p>1.09073E-094</text:p>
              </table:table-cell>
              <table:table-cell office:value-type="float" office:value="5.98446E-095">
                <text:p>5.98446E-095</text:p>
              </table:table-cell>
              <table:table-cell office:value-type="float" office:value="3.2829E-095">
                <text:p>3.2829E-095</text:p>
              </table:table-cell>
              <table:table-cell office:value-type="float" office:value="1.80059E-095">
                <text:p>1.80059E-095</text:p>
              </table:table-cell>
              <table:table-cell office:value-type="float" office:value="9.87408E-096">
                <text:p>9.87408E-096</text:p>
              </table:table-cell>
              <table:table-cell office:value-type="float" office:value="5.4138E-096">
                <text:p>5.4138E-096</text:p>
              </table:table-cell>
              <table:table-cell office:value-type="float" office:value="2.96779E-096">
                <text:p>2.96779E-096</text:p>
              </table:table-cell>
              <table:table-cell office:value-type="float" office:value="1.62663E-096">
                <text:p>1.62663E-096</text:p>
              </table:table-cell>
              <table:table-cell office:value-type="float" office:value="8.91395E-097">
                <text:p>8.91395E-097</text:p>
              </table:table-cell>
              <table:table-cell office:value-type="float" office:value="4.88402E-097">
                <text:p>4.88402E-097</text:p>
              </table:table-cell>
              <table:table-cell office:value-type="float" office:value="2.67553E-097">
                <text:p>2.67553E-097</text:p>
              </table:table-cell>
              <table:table-cell office:value-type="float" office:value="1.46544E-097">
                <text:p>1.46544E-097</text:p>
              </table:table-cell>
              <table:table-cell office:value-type="float" office:value="8.02518E-098">
                <text:p>8.02518E-098</text:p>
              </table:table-cell>
              <table:table-cell office:value-type="float" office:value="4.39407E-098">
                <text:p>4.39407E-098</text:p>
              </table:table-cell>
              <table:table-cell office:value-type="float" office:value="2.40551E-098">
                <text:p>2.40551E-098</text:p>
              </table:table-cell>
              <table:table-cell office:value-type="float" office:value="1.31666E-098">
                <text:p>1.31666E-098</text:p>
              </table:table-cell>
              <table:table-cell office:value-type="float" office:value="7.20556E-099">
                <text:p>7.20556E-099</text:p>
              </table:table-cell>
              <table:table-cell office:value-type="float" office:value="3.94267E-099">
                <text:p>3.94267E-099</text:p>
              </table:table-cell>
              <table:table-cell office:value-type="float" office:value="2.15695E-099">
                <text:p>2.15695E-099</text:p>
              </table:table-cell>
              <table:table-cell office:value-type="float" office:value="1.17983E-099">
                <text:p>1.17983E-099</text:p>
              </table:table-cell>
              <table:table-cell office:value-type="float" office:value="6.45248E-100">
                <text:p>6.45248E-100</text:p>
              </table:table-cell>
              <table:table-cell office:value-type="float" office:value="3.52828E-100">
                <text:p>3.52828E-100</text:p>
              </table:table-cell>
              <table:table-cell office:value-type="float" office:value="1.92898E-100">
                <text:p>1.92898E-100</text:p>
              </table:table-cell>
              <table:table-cell office:value-type="float" office:value="1.05444E-100">
                <text:p>1.05444E-100</text:p>
              </table:table-cell>
              <table:table-cell office:value-type="float" office:value="5.76298E-101">
                <text:p>5.76298E-101</text:p>
              </table:table-cell>
              <table:table-cell office:value-type="float" office:value="3.14921E-101">
                <text:p>3.14921E-101</text:p>
              </table:table-cell>
              <table:table-cell office:value-type="float" office:value="1.72062E-101">
                <text:p>1.72062E-101</text:p>
              </table:table-cell>
              <table:table-cell office:value-type="float" office:value="9.39942E-102">
                <text:p>9.39942E-102</text:p>
              </table:table-cell>
              <table:table-cell office:value-type="float" office:value="5.13389E-102">
                <text:p>5.13389E-102</text:p>
              </table:table-cell>
              <table:table-cell office:value-type="float" office:value="2.80365E-102">
                <text:p>2.80365E-102</text:p>
              </table:table-cell>
              <table:table-cell office:value-type="float" office:value="1.53084E-102">
                <text:p>1.53084E-102</text:p>
              </table:table-cell>
              <table:table-cell office:value-type="float" office:value="8.35738E-103">
                <text:p>8.35738E-103</text:p>
              </table:table-cell>
              <table:table-cell office:value-type="float" office:value="4.56185E-103">
                <text:p>4.56185E-103</text:p>
              </table:table-cell>
              <table:table-cell office:value-type="float" office:value="2.48968E-103">
                <text:p>2.48968E-103</text:p>
              </table:table-cell>
              <table:table-cell office:value-type="float" office:value="1.35856E-103">
                <text:p>1.35856E-103</text:p>
              </table:table-cell>
              <table:table-cell office:value-type="float" office:value="7.41219E-104">
                <text:p>7.41219E-104</text:p>
              </table:table-cell>
              <table:table-cell office:value-type="float" office:value="4.0434E-104">
                <text:p>4.0434E-104</text:p>
              </table:table-cell>
              <table:table-cell office:value-type="float" office:value="2.20536E-104">
                <text:p>2.20536E-104</text:p>
              </table:table-cell>
              <table:table-cell office:value-type="float" office:value="1.20267E-104">
                <text:p>1.20267E-104</text:p>
              </table:table-cell>
              <table:table-cell office:value-type="float" office:value="6.55759E-105">
                <text:p>6.55759E-105</text:p>
              </table:table-cell>
              <table:table-cell office:value-type="float" office:value="3.57501E-105">
                <text:p>3.57501E-105</text:p>
              </table:table-cell>
              <table:table-cell office:value-type="float" office:value="1.9487E-105">
                <text:p>1.9487E-105</text:p>
              </table:table-cell>
              <table:table-cell office:value-type="float" office:value="1.06205E-105">
                <text:p>1.06205E-105</text:p>
              </table:table-cell>
              <table:table-cell office:value-type="float" office:value="5.78735E-106">
                <text:p>5.78735E-106</text:p>
              </table:table-cell>
              <table:table-cell office:value-type="float" office:value="3.15319E-106">
                <text:p>3.15319E-106</text:p>
              </table:table-cell>
              <table:table-cell office:value-type="float" office:value="1.71773E-106">
                <text:p>1.71773E-106</text:p>
              </table:table-cell>
              <table:table-cell office:value-type="float" office:value="9.35607E-107">
                <text:p>9.35607E-107</text:p>
              </table:table-cell>
              <table:table-cell office:value-type="float" office:value="5.09528E-107">
                <text:p>5.09528E-107</text:p>
              </table:table-cell>
              <table:table-cell office:value-type="float" office:value="2.77446E-107">
                <text:p>2.77446E-107</text:p>
              </table:table-cell>
              <table:table-cell office:value-type="float" office:value="1.51051E-107">
                <text:p>1.51051E-107</text:p>
              </table:table-cell>
              <table:table-cell office:value-type="float" office:value="8.22252E-108">
                <text:p>8.22252E-108</text:p>
              </table:table-cell>
              <table:table-cell office:value-type="float" office:value="4.4753E-108">
                <text:p>4.4753E-108</text:p>
              </table:table-cell>
              <table:table-cell office:value-type="float" office:value="2.43543E-108">
                <text:p>2.43543E-108</text:p>
              </table:table-cell>
              <table:table-cell office:value-type="float" office:value="1.32516E-108">
                <text:p>1.32516E-108</text:p>
              </table:table-cell>
              <table:table-cell office:value-type="float" office:value="7.20932E-109">
                <text:p>7.20932E-109</text:p>
              </table:table-cell>
              <table:table-cell office:value-type="float" office:value="3.92155E-109">
                <text:p>3.92155E-109</text:p>
              </table:table-cell>
              <table:table-cell office:value-type="float" office:value="2.13285E-109">
                <text:p>2.13285E-109</text:p>
              </table:table-cell>
              <table:table-cell office:value-type="float" office:value="1.15984E-109">
                <text:p>1.15984E-109</text:p>
              </table:table-cell>
              <table:table-cell office:value-type="float" office:value="6.3063E-110">
                <text:p>6.3063E-110</text:p>
              </table:table-cell>
              <table:table-cell office:value-type="float" office:value="3.42838E-110">
                <text:p>3.42838E-110</text:p>
              </table:table-cell>
              <table:table-cell office:value-type="float" office:value="1.86355E-110">
                <text:p>1.86355E-110</text:p>
              </table:table-cell>
              <table:table-cell office:value-type="float" office:value="1.01282E-110">
                <text:p>1.01282E-110</text:p>
              </table:table-cell>
              <table:table-cell office:value-type="float" office:value="5.50377E-111">
                <text:p>5.50377E-111</text:p>
              </table:table-cell>
              <table:table-cell office:value-type="float" office:value="2.99039E-111">
                <text:p>2.99039E-111</text:p>
              </table:table-cell>
              <table:table-cell office:value-type="float" office:value="1.62456E-111">
                <text:p>1.62456E-111</text:p>
              </table:table-cell>
              <table:table-cell office:value-type="float" office:value="8.8243E-112">
                <text:p>8.8243E-112</text:p>
              </table:table-cell>
              <table:table-cell office:value-type="float" office:value="4.79253E-112">
                <text:p>4.79253E-112</text:p>
              </table:table-cell>
              <table:table-cell office:value-type="float" office:value="2.60249E-112">
                <text:p>2.60249E-112</text:p>
              </table:table-cell>
              <table:table-cell office:value-type="float" office:value="1.41304E-112">
                <text:p>1.41304E-112</text:p>
              </table:table-cell>
              <table:table-cell office:value-type="float" office:value="7.6711E-113">
                <text:p>7.6711E-113</text:p>
              </table:table-cell>
              <table:table-cell office:value-type="float" office:value="4.16391E-113">
                <text:p>4.16391E-113</text:p>
              </table:table-cell>
              <table:table-cell office:value-type="float" office:value="2.25988E-113">
                <text:p>2.25988E-113</text:p>
              </table:table-cell>
              <table:table-cell office:value-type="float" office:value="1.22634E-113">
                <text:p>1.22634E-113</text:p>
              </table:table-cell>
              <table:table-cell office:value-type="float" office:value="6.65391E-114">
                <text:p>6.65391E-114</text:p>
              </table:table-cell>
              <table:table-cell office:value-type="float" office:value="3.6098E-114">
                <text:p>3.6098E-114</text:p>
              </table:table-cell>
              <table:table-cell office:value-type="float" office:value="1.95808E-114">
                <text:p>1.95808E-114</text:p>
              </table:table-cell>
              <table:table-cell office:value-type="float" office:value="1.06199E-114">
                <text:p>1.06199E-114</text:p>
              </table:table-cell>
              <table:table-cell office:value-type="float" office:value="5.75904E-115">
                <text:p>5.75904E-115</text:p>
              </table:table-cell>
              <table:table-cell office:value-type="float" office:value="3.12264E-115">
                <text:p>3.12264E-115</text:p>
              </table:table-cell>
              <table:table-cell office:value-type="float" office:value="1.69292E-115">
                <text:p>1.69292E-115</text:p>
              </table:table-cell>
              <table:table-cell office:value-type="float" office:value="9.17682E-116">
                <text:p>9.17682E-11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2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res.A22:res.ADV2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65E-030">
                <text:p>2.065E-030</text:p>
              </table:table-cell>
              <table:table-cell office:value-type="float" office:value="1.07378E-028">
                <text:p>1.07378E-028</text:p>
              </table:table-cell>
              <table:table-cell office:value-type="float" office:value="2.81968E-027">
                <text:p>2.81968E-027</text:p>
              </table:table-cell>
              <table:table-cell office:value-type="float" office:value="4.985E-026">
                <text:p>4.985E-026</text:p>
              </table:table-cell>
              <table:table-cell office:value-type="float" office:value="6.67466E-025">
                <text:p>6.67466E-025</text:p>
              </table:table-cell>
              <table:table-cell office:value-type="float" office:value="7.21907E-024">
                <text:p>7.21907E-024</text:p>
              </table:table-cell>
              <table:table-cell office:value-type="float" office:value="6.56922E-023">
                <text:p>6.56922E-023</text:p>
              </table:table-cell>
              <table:table-cell office:value-type="float" office:value="5.17277E-022">
                <text:p>5.17277E-022</text:p>
              </table:table-cell>
              <table:table-cell office:value-type="float" office:value="3.59775E-021">
                <text:p>3.59775E-021</text:p>
              </table:table-cell>
              <table:table-cell office:value-type="float" office:value="2.24512E-020">
                <text:p>2.24512E-020</text:p>
              </table:table-cell>
              <table:table-cell office:value-type="float" office:value="1.27265E-019">
                <text:p>1.27265E-019</text:p>
              </table:table-cell>
              <table:table-cell office:value-type="float" office:value="6.61873E-019">
                <text:p>6.61873E-019</text:p>
              </table:table-cell>
              <table:table-cell office:value-type="float" office:value="3.18422E-018">
                <text:p>3.18422E-018</text:p>
              </table:table-cell>
              <table:table-cell office:value-type="float" office:value="1.42689E-017">
                <text:p>1.42689E-017</text:p>
              </table:table-cell>
              <table:table-cell office:value-type="float" office:value="5.99079E-017">
                <text:p>5.99079E-017</text:p>
              </table:table-cell>
              <table:table-cell office:value-type="float" office:value="2.36849E-016">
                <text:p>2.36849E-016</text:p>
              </table:table-cell>
              <table:table-cell office:value-type="float" office:value="8.85643E-016">
                <text:p>8.85643E-016</text:p>
              </table:table-cell>
              <table:table-cell office:value-type="float" office:value="3.14424E-015">
                <text:p>3.14424E-015</text:p>
              </table:table-cell>
              <table:table-cell office:value-type="float" office:value="0.0000000000000106345">
                <text:p>0.0000000000000106345</text:p>
              </table:table-cell>
              <table:table-cell office:value-type="float" office:value="0.0000000000000343698">
                <text:p>0.0000000000000343698</text:p>
              </table:table-cell>
              <table:table-cell office:value-type="float" office:value="0.000000000000106432">
                <text:p>0.000000000000106432</text:p>
              </table:table-cell>
              <table:table-cell office:value-type="float" office:value="0.000000000000316567">
                <text:p>0.000000000000316567</text:p>
              </table:table-cell>
              <table:table-cell office:value-type="float" office:value="0.000000000000906385">
                <text:p>0.000000000000906385</text:p>
              </table:table-cell>
              <table:table-cell office:value-type="float" office:value="0.00000000000250314">
                <text:p>0.00000000000250314</text:p>
              </table:table-cell>
              <table:table-cell office:value-type="float" office:value="0.00000000000668005">
                <text:p>0.00000000000668005</text:p>
              </table:table-cell>
              <table:table-cell office:value-type="float" office:value="0.0000000000172554">
                <text:p>0.0000000000172554</text:p>
              </table:table-cell>
              <table:table-cell office:value-type="float" office:value="0.0000000000432109">
                <text:p>0.0000000000432109</text:p>
              </table:table-cell>
              <table:table-cell office:value-type="float" office:value="0.000000000105051">
                <text:p>0.000000000105051</text:p>
              </table:table-cell>
              <table:table-cell office:value-type="float" office:value="0.000000000248268">
                <text:p>0.000000000248268</text:p>
              </table:table-cell>
              <table:table-cell office:value-type="float" office:value="0.000000000571065">
                <text:p>0.000000000571065</text:p>
              </table:table-cell>
              <table:table-cell office:value-type="float" office:value="0.00000000127993">
                <text:p>0.00000000127993</text:p>
              </table:table-cell>
              <table:table-cell office:value-type="float" office:value="0.00000000279824">
                <text:p>0.00000000279824</text:p>
              </table:table-cell>
              <table:table-cell office:value-type="float" office:value="0.00000000597326">
                <text:p>0.00000000597326</text:p>
              </table:table-cell>
              <table:table-cell office:value-type="float" office:value="0.0000000124614">
                <text:p>0.0000000124614</text:p>
              </table:table-cell>
              <table:table-cell office:value-type="float" office:value="0.0000000254292">
                <text:p>0.0000000254292</text:p>
              </table:table-cell>
              <table:table-cell office:value-type="float" office:value="0.0000000507998">
                <text:p>0.0000000507998</text:p>
              </table:table-cell>
              <table:table-cell office:value-type="float" office:value="0.0000000994234">
                <text:p>0.0000000994234</text:p>
              </table:table-cell>
              <table:table-cell office:value-type="float" office:value="0.000000190778">
                <text:p>0.000000190778</text:p>
              </table:table-cell>
              <table:table-cell office:value-type="float" office:value="0.000000359153">
                <text:p>0.000000359153</text:p>
              </table:table-cell>
              <table:table-cell office:value-type="float" office:value="0.000000663781">
                <text:p>0.000000663781</text:p>
              </table:table-cell>
              <table:table-cell office:value-type="float" office:value="0.00000120512">
                <text:p>0.00000120512</text:p>
              </table:table-cell>
              <table:table-cell office:value-type="float" office:value="0.00000215055">
                <text:p>0.00000215055</text:p>
              </table:table-cell>
              <table:table-cell office:value-type="float" office:value="0.00000377419">
                <text:p>0.00000377419</text:p>
              </table:table-cell>
              <table:table-cell office:value-type="float" office:value="0.00000651751">
                <text:p>0.00000651751</text:p>
              </table:table-cell>
              <table:table-cell office:value-type="float" office:value="0.0000110801">
                <text:p>0.0000110801</text:p>
              </table:table-cell>
              <table:table-cell office:value-type="float" office:value="0.0000185529">
                <text:p>0.0000185529</text:p>
              </table:table-cell>
              <table:table-cell office:value-type="float" office:value="0.0000306119">
                <text:p>0.0000306119</text:p>
              </table:table-cell>
              <table:table-cell office:value-type="float" office:value="0.0000497928">
                <text:p>0.0000497928</text:p>
              </table:table-cell>
              <table:table-cell office:value-type="float" office:value="0.0000798772">
                <text:p>0.0000798772</text:p>
              </table:table-cell>
              <table:table-cell office:value-type="float" office:value="0.000126425">
                <text:p>0.000126425</text:p>
              </table:table-cell>
              <table:table-cell office:value-type="float" office:value="0.000197498">
                <text:p>0.000197498</text:p>
              </table:table-cell>
              <table:table-cell office:value-type="float" office:value="0.000304629">
                <text:p>0.000304629</text:p>
              </table:table-cell>
              <table:table-cell office:value-type="float" office:value="0.000464102">
                <text:p>0.000464102</text:p>
              </table:table-cell>
              <table:table-cell office:value-type="float" office:value="0.000698613">
                <text:p>0.000698613</text:p>
              </table:table-cell>
              <table:table-cell office:value-type="float" office:value="0.0010394">
                <text:p>0.0010394</text:p>
              </table:table-cell>
              <table:table-cell office:value-type="float" office:value="0.00152893">
                <text:p>0.00152893</text:p>
              </table:table-cell>
              <table:table-cell office:value-type="float" office:value="0.00222424">
                <text:p>0.00222424</text:p>
              </table:table-cell>
              <table:table-cell office:value-type="float" office:value="0.00320107">
                <text:p>0.00320107</text:p>
              </table:table-cell>
              <table:table-cell office:value-type="float" office:value="0.00455879">
                <text:p>0.00455879</text:p>
              </table:table-cell>
              <table:table-cell office:value-type="float" office:value="0.00642631">
                <text:p>0.00642631</text:p>
              </table:table-cell>
              <table:table-cell office:value-type="float" office:value="0.00896907">
                <text:p>0.00896907</text:p>
              </table:table-cell>
              <table:table-cell office:value-type="float" office:value="0.012397">
                <text:p>0.012397</text:p>
              </table:table-cell>
              <table:table-cell office:value-type="float" office:value="0.0169737">
                <text:p>0.0169737</text:p>
              </table:table-cell>
              <table:table-cell office:value-type="float" office:value="0.0230268">
                <text:p>0.0230268</text:p>
              </table:table-cell>
              <table:table-cell office:value-type="float" office:value="0.0309588">
                <text:p>0.0309588</text:p>
              </table:table-cell>
              <table:table-cell office:value-type="float" office:value="0.04126">
                <text:p>0.04126</text:p>
              </table:table-cell>
              <table:table-cell office:value-type="float" office:value="0.0545209">
                <text:p>0.0545209</text:p>
              </table:table-cell>
              <table:table-cell office:value-type="float" office:value="0.071446">
                <text:p>0.071446</text:p>
              </table:table-cell>
              <table:table-cell office:value-type="float" office:value="0.0928672">
                <text:p>0.0928672</text:p>
              </table:table-cell>
              <table:table-cell office:value-type="float" office:value="0.119758">
                <text:p>0.119758</text:p>
              </table:table-cell>
              <table:table-cell office:value-type="float" office:value="0.153247">
                <text:p>0.153247</text:p>
              </table:table-cell>
              <table:table-cell office:value-type="float" office:value="0.194627">
                <text:p>0.194627</text:p>
              </table:table-cell>
              <table:table-cell office:value-type="float" office:value="0.245369">
                <text:p>0.245369</text:p>
              </table:table-cell>
              <table:table-cell office:value-type="float" office:value="0.30713">
                <text:p>0.30713</text:p>
              </table:table-cell>
              <table:table-cell office:value-type="float" office:value="0.381758">
                <text:p>0.381758</text:p>
              </table:table-cell>
              <table:table-cell office:value-type="float" office:value="0.471293">
                <text:p>0.471293</text:p>
              </table:table-cell>
              <table:table-cell office:value-type="float" office:value="0.577969">
                <text:p>0.577969</text:p>
              </table:table-cell>
              <table:table-cell office:value-type="float" office:value="0.704208">
                <text:p>0.704208</text:p>
              </table:table-cell>
              <table:table-cell office:value-type="float" office:value="0.852611">
                <text:p>0.852611</text:p>
              </table:table-cell>
              <table:table-cell office:value-type="float" office:value="1.02594">
                <text:p>1.02594</text:p>
              </table:table-cell>
              <table:table-cell office:value-type="float" office:value="1.22711">
                <text:p>1.22711</text:p>
              </table:table-cell>
              <table:table-cell office:value-type="float" office:value="1.45915">
                <text:p>1.45915</text:p>
              </table:table-cell>
              <table:table-cell office:value-type="float" office:value="1.7252">
                <text:p>1.7252</text:p>
              </table:table-cell>
              <table:table-cell office:value-type="float" office:value="2.02843">
                <text:p>2.02843</text:p>
              </table:table-cell>
              <table:table-cell office:value-type="float" office:value="2.37208">
                <text:p>2.37208</text:p>
              </table:table-cell>
              <table:table-cell office:value-type="float" office:value="2.75934">
                <text:p>2.75934</text:p>
              </table:table-cell>
              <table:table-cell office:value-type="float" office:value="3.19338">
                <text:p>3.19338</text:p>
              </table:table-cell>
              <table:table-cell office:value-type="float" office:value="3.67724">
                <text:p>3.67724</text:p>
              </table:table-cell>
              <table:table-cell office:value-type="float" office:value="4.21386">
                <text:p>4.21386</text:p>
              </table:table-cell>
              <table:table-cell office:value-type="float" office:value="4.80596">
                <text:p>4.80596</text:p>
              </table:table-cell>
              <table:table-cell office:value-type="float" office:value="5.45606">
                <text:p>5.45606</text:p>
              </table:table-cell>
              <table:table-cell office:value-type="float" office:value="6.16642">
                <text:p>6.16642</text:p>
              </table:table-cell>
              <table:table-cell office:value-type="float" office:value="6.93896">
                <text:p>6.93896</text:p>
              </table:table-cell>
              <table:table-cell office:value-type="float" office:value="7.77532">
                <text:p>7.77532</text:p>
              </table:table-cell>
              <table:table-cell office:value-type="float" office:value="8.67674">
                <text:p>8.67674</text:p>
              </table:table-cell>
              <table:table-cell office:value-type="float" office:value="9.64408">
                <text:p>9.64408</text:p>
              </table:table-cell>
              <table:table-cell office:value-type="float" office:value="10.6778">
                <text:p>10.6778</text:p>
              </table:table-cell>
              <table:table-cell office:value-type="float" office:value="11.778">
                <text:p>11.778</text:p>
              </table:table-cell>
              <table:table-cell office:value-type="float" office:value="12.9442">
                <text:p>12.9442</text:p>
              </table:table-cell>
              <table:table-cell office:value-type="float" office:value="14.1756">
                <text:p>14.1756</text:p>
              </table:table-cell>
              <table:table-cell office:value-type="float" office:value="15.4711">
                <text:p>15.4711</text:p>
              </table:table-cell>
              <table:table-cell office:value-type="float" office:value="16.829">
                <text:p>16.829</text:p>
              </table:table-cell>
              <table:table-cell office:value-type="float" office:value="18.2473">
                <text:p>18.2473</text:p>
              </table:table-cell>
              <table:table-cell office:value-type="float" office:value="19.7237">
                <text:p>19.7237</text:p>
              </table:table-cell>
              <table:table-cell office:value-type="float" office:value="21.2554">
                <text:p>21.2554</text:p>
              </table:table-cell>
              <table:table-cell office:value-type="float" office:value="22.8394">
                <text:p>22.8394</text:p>
              </table:table-cell>
              <table:table-cell office:value-type="float" office:value="24.4725">
                <text:p>24.4725</text:p>
              </table:table-cell>
              <table:table-cell office:value-type="float" office:value="26.151">
                <text:p>26.151</text:p>
              </table:table-cell>
              <table:table-cell office:value-type="float" office:value="27.8713">
                <text:p>27.8713</text:p>
              </table:table-cell>
              <table:table-cell office:value-type="float" office:value="29.6294">
                <text:p>29.6294</text:p>
              </table:table-cell>
              <table:table-cell office:value-type="float" office:value="31.4213">
                <text:p>31.4213</text:p>
              </table:table-cell>
              <table:table-cell office:value-type="float" office:value="33.2428">
                <text:p>33.2428</text:p>
              </table:table-cell>
              <table:table-cell office:value-type="float" office:value="35.0897">
                <text:p>35.0897</text:p>
              </table:table-cell>
              <table:table-cell office:value-type="float" office:value="36.9578">
                <text:p>36.9578</text:p>
              </table:table-cell>
              <table:table-cell office:value-type="float" office:value="38.8428">
                <text:p>38.8428</text:p>
              </table:table-cell>
              <table:table-cell office:value-type="float" office:value="40.7404">
                <text:p>40.7404</text:p>
              </table:table-cell>
              <table:table-cell office:value-type="float" office:value="42.6466">
                <text:p>42.6466</text:p>
              </table:table-cell>
              <table:table-cell office:value-type="float" office:value="44.5571">
                <text:p>44.5571</text:p>
              </table:table-cell>
              <table:table-cell office:value-type="float" office:value="46.468">
                <text:p>46.468</text:p>
              </table:table-cell>
              <table:table-cell office:value-type="float" office:value="48.3753">
                <text:p>48.3753</text:p>
              </table:table-cell>
              <table:table-cell office:value-type="float" office:value="50.2754">
                <text:p>50.2754</text:p>
              </table:table-cell>
              <table:table-cell office:value-type="float" office:value="52.1645">
                <text:p>52.1645</text:p>
              </table:table-cell>
              <table:table-cell office:value-type="float" office:value="54.039">
                <text:p>54.039</text:p>
              </table:table-cell>
              <table:table-cell office:value-type="float" office:value="55.8958">
                <text:p>55.8958</text:p>
              </table:table-cell>
              <table:table-cell office:value-type="float" office:value="57.7315">
                <text:p>57.7315</text:p>
              </table:table-cell>
              <table:table-cell office:value-type="float" office:value="59.5431">
                <text:p>59.5431</text:p>
              </table:table-cell>
              <table:table-cell office:value-type="float" office:value="61.3277">
                <text:p>61.3277</text:p>
              </table:table-cell>
              <table:table-cell office:value-type="float" office:value="63.0825">
                <text:p>63.0825</text:p>
              </table:table-cell>
              <table:table-cell office:value-type="float" office:value="64.8051">
                <text:p>64.8051</text:p>
              </table:table-cell>
              <table:table-cell office:value-type="float" office:value="66.4928">
                <text:p>66.4928</text:p>
              </table:table-cell>
              <table:table-cell office:value-type="float" office:value="68.1434">
                <text:p>68.1434</text:p>
              </table:table-cell>
              <table:table-cell office:value-type="float" office:value="69.7548">
                <text:p>69.7548</text:p>
              </table:table-cell>
              <table:table-cell office:value-type="float" office:value="71.3249">
                <text:p>71.3249</text:p>
              </table:table-cell>
              <table:table-cell office:value-type="float" office:value="72.8518">
                <text:p>72.8518</text:p>
              </table:table-cell>
              <table:table-cell office:value-type="float" office:value="74.3337">
                <text:p>74.3337</text:p>
              </table:table-cell>
              <table:table-cell office:value-type="float" office:value="75.7689">
                <text:p>75.7689</text:p>
              </table:table-cell>
              <table:table-cell office:value-type="float" office:value="77.1559">
                <text:p>77.1559</text:p>
              </table:table-cell>
              <table:table-cell office:value-type="float" office:value="78.4932">
                <text:p>78.4932</text:p>
              </table:table-cell>
              <table:table-cell office:value-type="float" office:value="79.7794">
                <text:p>79.7794</text:p>
              </table:table-cell>
              <table:table-cell office:value-type="float" office:value="81.0134">
                <text:p>81.0134</text:p>
              </table:table-cell>
              <table:table-cell office:value-type="float" office:value="82.1937">
                <text:p>82.1937</text:p>
              </table:table-cell>
              <table:table-cell office:value-type="float" office:value="83.3195">
                <text:p>83.3195</text:p>
              </table:table-cell>
              <table:table-cell office:value-type="float" office:value="84.3896">
                <text:p>84.3896</text:p>
              </table:table-cell>
              <table:table-cell office:value-type="float" office:value="85.4031">
                <text:p>85.4031</text:p>
              </table:table-cell>
              <table:table-cell office:value-type="float" office:value="86.3591">
                <text:p>86.3591</text:p>
              </table:table-cell>
              <table:table-cell office:value-type="float" office:value="87.2567">
                <text:p>87.2567</text:p>
              </table:table-cell>
              <table:table-cell office:value-type="float" office:value="88.0953">
                <text:p>88.0953</text:p>
              </table:table-cell>
              <table:table-cell office:value-type="float" office:value="88.8741">
                <text:p>88.8741</text:p>
              </table:table-cell>
              <table:table-cell office:value-type="float" office:value="89.5926">
                <text:p>89.5926</text:p>
              </table:table-cell>
              <table:table-cell office:value-type="float" office:value="90.25">
                <text:p>90.25</text:p>
              </table:table-cell>
              <table:table-cell office:value-type="float" office:value="90.8459">
                <text:p>90.8459</text:p>
              </table:table-cell>
              <table:table-cell office:value-type="float" office:value="91.3799">
                <text:p>91.3799</text:p>
              </table:table-cell>
              <table:table-cell office:value-type="float" office:value="91.8515">
                <text:p>91.8515</text:p>
              </table:table-cell>
              <table:table-cell office:value-type="float" office:value="92.2603">
                <text:p>92.2603</text:p>
              </table:table-cell>
              <table:table-cell office:value-type="float" office:value="92.6061">
                <text:p>92.6061</text:p>
              </table:table-cell>
              <table:table-cell office:value-type="float" office:value="92.8885">
                <text:p>92.8885</text:p>
              </table:table-cell>
              <table:table-cell office:value-type="float" office:value="93.1074">
                <text:p>93.1074</text:p>
              </table:table-cell>
              <table:table-cell office:value-type="float" office:value="93.2625">
                <text:p>93.2625</text:p>
              </table:table-cell>
              <table:table-cell office:value-type="float" office:value="93.3538">
                <text:p>93.3538</text:p>
              </table:table-cell>
              <table:table-cell office:value-type="float" office:value="93.3812">
                <text:p>93.3812</text:p>
              </table:table-cell>
              <table:table-cell office:value-type="float" office:value="93.3446">
                <text:p>93.3446</text:p>
              </table:table-cell>
              <table:table-cell office:value-type="float" office:value="93.2441">
                <text:p>93.2441</text:p>
              </table:table-cell>
              <table:table-cell office:value-type="float" office:value="93.0798">
                <text:p>93.0798</text:p>
              </table:table-cell>
              <table:table-cell office:value-type="float" office:value="92.8516">
                <text:p>92.8516</text:p>
              </table:table-cell>
              <table:table-cell office:value-type="float" office:value="92.5599">
                <text:p>92.5599</text:p>
              </table:table-cell>
              <table:table-cell office:value-type="float" office:value="92.2047">
                <text:p>92.2047</text:p>
              </table:table-cell>
              <table:table-cell office:value-type="float" office:value="91.7863">
                <text:p>91.7863</text:p>
              </table:table-cell>
              <table:table-cell office:value-type="float" office:value="91.3051">
                <text:p>91.3051</text:p>
              </table:table-cell>
              <table:table-cell office:value-type="float" office:value="90.7613">
                <text:p>90.7613</text:p>
              </table:table-cell>
              <table:table-cell office:value-type="float" office:value="90.1553">
                <text:p>90.1553</text:p>
              </table:table-cell>
              <table:table-cell office:value-type="float" office:value="89.4876">
                <text:p>89.4876</text:p>
              </table:table-cell>
              <table:table-cell office:value-type="float" office:value="88.7586">
                <text:p>88.7586</text:p>
              </table:table-cell>
              <table:table-cell office:value-type="float" office:value="87.9688">
                <text:p>87.9688</text:p>
              </table:table-cell>
              <table:table-cell office:value-type="float" office:value="87.1188">
                <text:p>87.1188</text:p>
              </table:table-cell>
              <table:table-cell office:value-type="float" office:value="86.2092">
                <text:p>86.2092</text:p>
              </table:table-cell>
              <table:table-cell office:value-type="float" office:value="85.2406">
                <text:p>85.2406</text:p>
              </table:table-cell>
              <table:table-cell office:value-type="float" office:value="84.2139">
                <text:p>84.2139</text:p>
              </table:table-cell>
              <table:table-cell office:value-type="float" office:value="83.1297">
                <text:p>83.1297</text:p>
              </table:table-cell>
              <table:table-cell office:value-type="float" office:value="81.9889">
                <text:p>81.9889</text:p>
              </table:table-cell>
              <table:table-cell office:value-type="float" office:value="80.7924">
                <text:p>80.7924</text:p>
              </table:table-cell>
              <table:table-cell office:value-type="float" office:value="79.5413">
                <text:p>79.5413</text:p>
              </table:table-cell>
              <table:table-cell office:value-type="float" office:value="78.2365">
                <text:p>78.2365</text:p>
              </table:table-cell>
              <table:table-cell office:value-type="float" office:value="76.8793">
                <text:p>76.8793</text:p>
              </table:table-cell>
              <table:table-cell office:value-type="float" office:value="75.4709">
                <text:p>75.4709</text:p>
              </table:table-cell>
              <table:table-cell office:value-type="float" office:value="74.0126">
                <text:p>74.0126</text:p>
              </table:table-cell>
              <table:table-cell office:value-type="float" office:value="72.506">
                <text:p>72.506</text:p>
              </table:table-cell>
              <table:table-cell office:value-type="float" office:value="70.9527">
                <text:p>70.9527</text:p>
              </table:table-cell>
              <table:table-cell office:value-type="float" office:value="69.3545">
                <text:p>69.3545</text:p>
              </table:table-cell>
              <table:table-cell office:value-type="float" office:value="67.7133">
                <text:p>67.7133</text:p>
              </table:table-cell>
              <table:table-cell office:value-type="float" office:value="66.0312">
                <text:p>66.0312</text:p>
              </table:table-cell>
              <table:table-cell office:value-type="float" office:value="64.3106">
                <text:p>64.3106</text:p>
              </table:table-cell>
              <table:table-cell office:value-type="float" office:value="62.5538">
                <text:p>62.5538</text:p>
              </table:table-cell>
              <table:table-cell office:value-type="float" office:value="60.7637">
                <text:p>60.7637</text:p>
              </table:table-cell>
              <table:table-cell office:value-type="float" office:value="58.9432">
                <text:p>58.9432</text:p>
              </table:table-cell>
              <table:table-cell office:value-type="float" office:value="57.0953">
                <text:p>57.0953</text:p>
              </table:table-cell>
              <table:table-cell office:value-type="float" office:value="55.2234">
                <text:p>55.2234</text:p>
              </table:table-cell>
              <table:table-cell office:value-type="float" office:value="53.3312">
                <text:p>53.3312</text:p>
              </table:table-cell>
              <table:table-cell office:value-type="float" office:value="51.4224">
                <text:p>51.4224</text:p>
              </table:table-cell>
              <table:table-cell office:value-type="float" office:value="49.5009">
                <text:p>49.5009</text:p>
              </table:table-cell>
              <table:table-cell office:value-type="float" office:value="47.5711">
                <text:p>47.5711</text:p>
              </table:table-cell>
              <table:table-cell office:value-type="float" office:value="45.6372">
                <text:p>45.6372</text:p>
              </table:table-cell>
              <table:table-cell office:value-type="float" office:value="43.7038">
                <text:p>43.7038</text:p>
              </table:table-cell>
              <table:table-cell office:value-type="float" office:value="41.7754">
                <text:p>41.7754</text:p>
              </table:table-cell>
              <table:table-cell office:value-type="float" office:value="39.8567">
                <text:p>39.8567</text:p>
              </table:table-cell>
              <table:table-cell office:value-type="float" office:value="37.9525">
                <text:p>37.9525</text:p>
              </table:table-cell>
              <table:table-cell office:value-type="float" office:value="36.0676">
                <text:p>36.0676</text:p>
              </table:table-cell>
              <table:table-cell office:value-type="float" office:value="34.2066">
                <text:p>34.2066</text:p>
              </table:table-cell>
              <table:table-cell office:value-type="float" office:value="32.3741">
                <text:p>32.3741</text:p>
              </table:table-cell>
              <table:table-cell office:value-type="float" office:value="30.5748">
                <text:p>30.5748</text:p>
              </table:table-cell>
              <table:table-cell office:value-type="float" office:value="28.8129">
                <text:p>28.8129</text:p>
              </table:table-cell>
              <table:table-cell office:value-type="float" office:value="27.0925">
                <text:p>27.0925</text:p>
              </table:table-cell>
              <table:table-cell office:value-type="float" office:value="25.4175">
                <text:p>25.4175</text:p>
              </table:table-cell>
              <table:table-cell office:value-type="float" office:value="23.7916">
                <text:p>23.7916</text:p>
              </table:table-cell>
              <table:table-cell office:value-type="float" office:value="22.2179">
                <text:p>22.2179</text:p>
              </table:table-cell>
              <table:table-cell office:value-type="float" office:value="20.6993">
                <text:p>20.6993</text:p>
              </table:table-cell>
              <table:table-cell office:value-type="float" office:value="19.2385">
                <text:p>19.2385</text:p>
              </table:table-cell>
              <table:table-cell office:value-type="float" office:value="17.8374">
                <text:p>17.8374</text:p>
              </table:table-cell>
              <table:table-cell office:value-type="float" office:value="16.4979">
                <text:p>16.4979</text:p>
              </table:table-cell>
              <table:table-cell office:value-type="float" office:value="15.2212">
                <text:p>15.2212</text:p>
              </table:table-cell>
              <table:table-cell office:value-type="float" office:value="14.0082">
                <text:p>14.0082</text:p>
              </table:table-cell>
              <table:table-cell office:value-type="float" office:value="12.8593">
                <text:p>12.8593</text:p>
              </table:table-cell>
              <table:table-cell office:value-type="float" office:value="11.7747">
                <text:p>11.7747</text:p>
              </table:table-cell>
              <table:table-cell office:value-type="float" office:value="10.7539">
                <text:p>10.7539</text:p>
              </table:table-cell>
              <table:table-cell office:value-type="float" office:value="9.7963">
                <text:p>9.7963</text:p>
              </table:table-cell>
              <table:table-cell office:value-type="float" office:value="8.90084">
                <text:p>8.90084</text:p>
              </table:table-cell>
              <table:table-cell office:value-type="float" office:value="8.06617">
                <text:p>8.06617</text:p>
              </table:table-cell>
              <table:table-cell office:value-type="float" office:value="7.29065">
                <text:p>7.29065</text:p>
              </table:table-cell>
              <table:table-cell office:value-type="float" office:value="6.57239">
                <text:p>6.57239</text:p>
              </table:table-cell>
              <table:table-cell office:value-type="float" office:value="5.9093">
                <text:p>5.9093</text:p>
              </table:table-cell>
              <table:table-cell office:value-type="float" office:value="5.29908">
                <text:p>5.29908</text:p>
              </table:table-cell>
              <table:table-cell office:value-type="float" office:value="4.73932">
                <text:p>4.73932</text:p>
              </table:table-cell>
              <table:table-cell office:value-type="float" office:value="4.22747">
                <text:p>4.22747</text:p>
              </table:table-cell>
              <table:table-cell office:value-type="float" office:value="3.76091">
                <text:p>3.76091</text:p>
              </table:table-cell>
              <table:table-cell office:value-type="float" office:value="3.33698">
                <text:p>3.33698</text:p>
              </table:table-cell>
              <table:table-cell office:value-type="float" office:value="2.953">
                <text:p>2.953</text:p>
              </table:table-cell>
              <table:table-cell office:value-type="float" office:value="2.60628">
                <text:p>2.60628</text:p>
              </table:table-cell>
              <table:table-cell office:value-type="float" office:value="2.29419">
                <text:p>2.29419</text:p>
              </table:table-cell>
              <table:table-cell office:value-type="float" office:value="2.01415">
                <text:p>2.01415</text:p>
              </table:table-cell>
              <table:table-cell office:value-type="float" office:value="1.76363">
                <text:p>1.76363</text:p>
              </table:table-cell>
              <table:table-cell office:value-type="float" office:value="1.54021">
                <text:p>1.54021</text:p>
              </table:table-cell>
              <table:table-cell office:value-type="float" office:value="1.34157">
                <text:p>1.34157</text:p>
              </table:table-cell>
              <table:table-cell office:value-type="float" office:value="1.16549">
                <text:p>1.16549</text:p>
              </table:table-cell>
              <table:table-cell office:value-type="float" office:value="1.00988">
                <text:p>1.00988</text:p>
              </table:table-cell>
              <table:table-cell office:value-type="float" office:value="0.872781">
                <text:p>0.872781</text:p>
              </table:table-cell>
              <table:table-cell office:value-type="float" office:value="0.752341">
                <text:p>0.752341</text:p>
              </table:table-cell>
              <table:table-cell office:value-type="float" office:value="0.64685">
                <text:p>0.64685</text:p>
              </table:table-cell>
              <table:table-cell office:value-type="float" office:value="0.554725">
                <text:p>0.554725</text:p>
              </table:table-cell>
              <table:table-cell office:value-type="float" office:value="0.474506">
                <text:p>0.474506</text:p>
              </table:table-cell>
              <table:table-cell office:value-type="float" office:value="0.404855">
                <text:p>0.404855</text:p>
              </table:table-cell>
              <table:table-cell office:value-type="float" office:value="0.344555">
                <text:p>0.344555</text:p>
              </table:table-cell>
              <table:table-cell office:value-type="float" office:value="0.292498">
                <text:p>0.292498</text:p>
              </table:table-cell>
              <table:table-cell office:value-type="float" office:value="0.247685">
                <text:p>0.247685</text:p>
              </table:table-cell>
              <table:table-cell office:value-type="float" office:value="0.209215">
                <text:p>0.209215</text:p>
              </table:table-cell>
              <table:table-cell office:value-type="float" office:value="0.176284">
                <text:p>0.176284</text:p>
              </table:table-cell>
              <table:table-cell office:value-type="float" office:value="0.14817">
                <text:p>0.14817</text:p>
              </table:table-cell>
              <table:table-cell office:value-type="float" office:value="0.124235">
                <text:p>0.124235</text:p>
              </table:table-cell>
              <table:table-cell office:value-type="float" office:value="0.103913">
                <text:p>0.103913</text:p>
              </table:table-cell>
              <table:table-cell office:value-type="float" office:value="0.0867054">
                <text:p>0.0867054</text:p>
              </table:table-cell>
              <table:table-cell office:value-type="float" office:value="0.0721735">
                <text:p>0.0721735</text:p>
              </table:table-cell>
              <table:table-cell office:value-type="float" office:value="0.0599338">
                <text:p>0.0599338</text:p>
              </table:table-cell>
              <table:table-cell office:value-type="float" office:value="0.0496519">
                <text:p>0.0496519</text:p>
              </table:table-cell>
              <table:table-cell office:value-type="float" office:value="0.0410369">
                <text:p>0.0410369</text:p>
              </table:table-cell>
              <table:table-cell office:value-type="float" office:value="0.0338374">
                <text:p>0.0338374</text:p>
              </table:table-cell>
              <table:table-cell office:value-type="float" office:value="0.0278361">
                <text:p>0.0278361</text:p>
              </table:table-cell>
              <table:table-cell office:value-type="float" office:value="0.0228463">
                <text:p>0.0228463</text:p>
              </table:table-cell>
              <table:table-cell office:value-type="float" office:value="0.018708">
                <text:p>0.018708</text:p>
              </table:table-cell>
              <table:table-cell office:value-type="float" office:value="0.0152845">
                <text:p>0.0152845</text:p>
              </table:table-cell>
              <table:table-cell office:value-type="float" office:value="0.0124592">
                <text:p>0.0124592</text:p>
              </table:table-cell>
              <table:table-cell office:value-type="float" office:value="0.0101334">
                <text:p>0.0101334</text:p>
              </table:table-cell>
              <table:table-cell office:value-type="float" office:value="0.00822335">
                <text:p>0.00822335</text:p>
              </table:table-cell>
              <table:table-cell office:value-type="float" office:value="0.00665859">
                <text:p>0.00665859</text:p>
              </table:table-cell>
              <table:table-cell office:value-type="float" office:value="0.00537974">
                <text:p>0.00537974</text:p>
              </table:table-cell>
              <table:table-cell office:value-type="float" office:value="0.00433703">
                <text:p>0.00433703</text:p>
              </table:table-cell>
              <table:table-cell office:value-type="float" office:value="0.00348885">
                <text:p>0.00348885</text:p>
              </table:table-cell>
              <table:table-cell office:value-type="float" office:value="0.00280052">
                <text:p>0.00280052</text:p>
              </table:table-cell>
              <table:table-cell office:value-type="float" office:value="0.0022432">
                <text:p>0.0022432</text:p>
              </table:table-cell>
              <table:table-cell office:value-type="float" office:value="0.00179298">
                <text:p>0.00179298</text:p>
              </table:table-cell>
              <table:table-cell office:value-type="float" office:value="0.00143012">
                <text:p>0.00143012</text:p>
              </table:table-cell>
              <table:table-cell office:value-type="float" office:value="0.00113831">
                <text:p>0.00113831</text:p>
              </table:table-cell>
              <table:table-cell office:value-type="float" office:value="0.000904173">
                <text:p>0.000904173</text:p>
              </table:table-cell>
              <table:table-cell office:value-type="float" office:value="0.000716718">
                <text:p>0.000716718</text:p>
              </table:table-cell>
              <table:table-cell office:value-type="float" office:value="0.000566969">
                <text:p>0.000566969</text:p>
              </table:table-cell>
              <table:table-cell office:value-type="float" office:value="0.000447601">
                <text:p>0.000447601</text:p>
              </table:table-cell>
              <table:table-cell office:value-type="float" office:value="0.000352655">
                <text:p>0.000352655</text:p>
              </table:table-cell>
              <table:table-cell office:value-type="float" office:value="0.000277295">
                <text:p>0.000277295</text:p>
              </table:table-cell>
              <table:table-cell office:value-type="float" office:value="0.000217608">
                <text:p>0.000217608</text:p>
              </table:table-cell>
              <table:table-cell office:value-type="float" office:value="0.000170434">
                <text:p>0.000170434</text:p>
              </table:table-cell>
              <table:table-cell office:value-type="float" office:value="0.000133226">
                <text:p>0.000133226</text:p>
              </table:table-cell>
              <table:table-cell office:value-type="float" office:value="0.00010394">
                <text:p>0.00010394</text:p>
              </table:table-cell>
              <table:table-cell office:value-type="float" office:value="0.0000809363">
                <text:p>0.0000809363</text:p>
              </table:table-cell>
              <table:table-cell office:value-type="float" office:value="0.0000629037">
                <text:p>0.0000629037</text:p>
              </table:table-cell>
              <table:table-cell office:value-type="float" office:value="0.0000487964">
                <text:p>0.0000487964</text:p>
              </table:table-cell>
              <table:table-cell office:value-type="float" office:value="0.000037782">
                <text:p>0.000037782</text:p>
              </table:table-cell>
              <table:table-cell office:value-type="float" office:value="0.0000291994">
                <text:p>0.0000291994</text:p>
              </table:table-cell>
              <table:table-cell office:value-type="float" office:value="0.0000225248">
                <text:p>0.0000225248</text:p>
              </table:table-cell>
              <table:table-cell office:value-type="float" office:value="0.0000173441">
                <text:p>0.0000173441</text:p>
              </table:table-cell>
              <table:table-cell office:value-type="float" office:value="0.0000133307">
                <text:p>0.0000133307</text:p>
              </table:table-cell>
              <table:table-cell office:value-type="float" office:value="0.0000102275">
                <text:p>0.0000102275</text:p>
              </table:table-cell>
              <table:table-cell office:value-type="float" office:value="0.0000078326">
                <text:p>0.0000078326</text:p>
              </table:table-cell>
              <table:table-cell office:value-type="float" office:value="0.00000598787">
                <text:p>0.00000598787</text:p>
              </table:table-cell>
              <table:table-cell office:value-type="float" office:value="0.00000456954">
                <text:p>0.00000456954</text:p>
              </table:table-cell>
              <table:table-cell office:value-type="float" office:value="0.00000348106">
                <text:p>0.00000348106</text:p>
              </table:table-cell>
              <table:table-cell office:value-type="float" office:value="0.00000264726">
                <text:p>0.00000264726</text:p>
              </table:table-cell>
              <table:table-cell office:value-type="float" office:value="0.0000020097">
                <text:p>0.0000020097</text:p>
              </table:table-cell>
              <table:table-cell office:value-type="float" office:value="0.00000152309">
                <text:p>0.00000152309</text:p>
              </table:table-cell>
              <table:table-cell office:value-type="float" office:value="0.00000115234">
                <text:p>0.00000115234</text:p>
              </table:table-cell>
              <table:table-cell office:value-type="float" office:value="0.000000870368">
                <text:p>0.000000870368</text:p>
              </table:table-cell>
              <table:table-cell office:value-type="float" office:value="0.000000656295">
                <text:p>0.000000656295</text:p>
              </table:table-cell>
              <table:table-cell office:value-type="float" office:value="0.000000494054">
                <text:p>0.000000494054</text:p>
              </table:table-cell>
              <table:table-cell office:value-type="float" office:value="0.000000371308">
                <text:p>0.000000371308</text:p>
              </table:table-cell>
              <table:table-cell office:value-type="float" office:value="0.000000278601">
                <text:p>0.000000278601</text:p>
              </table:table-cell>
              <table:table-cell office:value-type="float" office:value="0.000000208702">
                <text:p>0.000000208702</text:p>
              </table:table-cell>
              <table:table-cell office:value-type="float" office:value="0.000000156089">
                <text:p>0.000000156089</text:p>
              </table:table-cell>
              <table:table-cell office:value-type="float" office:value="0.000000116553">
                <text:p>0.000000116553</text:p>
              </table:table-cell>
              <table:table-cell office:value-type="float" office:value="0.0000000868926">
                <text:p>0.0000000868926</text:p>
              </table:table-cell>
              <table:table-cell office:value-type="float" office:value="0.0000000646785">
                <text:p>0.0000000646785</text:p>
              </table:table-cell>
              <table:table-cell office:value-type="float" office:value="0.0000000480681">
                <text:p>0.0000000480681</text:p>
              </table:table-cell>
              <table:table-cell office:value-type="float" office:value="0.0000000356682">
                <text:p>0.0000000356682</text:p>
              </table:table-cell>
              <table:table-cell office:value-type="float" office:value="0.0000000264262">
                <text:p>0.0000000264262</text:p>
              </table:table-cell>
              <table:table-cell office:value-type="float" office:value="0.000000019549">
                <text:p>0.000000019549</text:p>
              </table:table-cell>
              <table:table-cell office:value-type="float" office:value="0.0000000144396">
                <text:p>0.0000000144396</text:p>
              </table:table-cell>
              <table:table-cell office:value-type="float" office:value="0.0000000106496">
                <text:p>0.0000000106496</text:p>
              </table:table-cell>
              <table:table-cell office:value-type="float" office:value="0.00000000784259">
                <text:p>0.00000000784259</text:p>
              </table:table-cell>
              <table:table-cell office:value-type="float" office:value="0.00000000576689">
                <text:p>0.00000000576689</text:p>
              </table:table-cell>
              <table:table-cell office:value-type="float" office:value="0.00000000423432">
                <text:p>0.00000000423432</text:p>
              </table:table-cell>
              <table:table-cell office:value-type="float" office:value="0.00000000310449">
                <text:p>0.00000000310449</text:p>
              </table:table-cell>
              <table:table-cell office:value-type="float" office:value="0.00000000227282">
                <text:p>0.00000000227282</text:p>
              </table:table-cell>
              <table:table-cell office:value-type="float" office:value="0.00000000166155">
                <text:p>0.00000000166155</text:p>
              </table:table-cell>
              <table:table-cell office:value-type="float" office:value="0.00000000121294">
                <text:p>0.00000000121294</text:p>
              </table:table-cell>
              <table:table-cell office:value-type="float" office:value="0.0000000008842">
                <text:p>0.0000000008842</text:p>
              </table:table-cell>
              <table:table-cell office:value-type="float" office:value="0.000000000643647">
                <text:p>0.000000000643647</text:p>
              </table:table-cell>
              <table:table-cell office:value-type="float" office:value="0.000000000467881">
                <text:p>0.000000000467881</text:p>
              </table:table-cell>
              <table:table-cell office:value-type="float" office:value="0.000000000339641">
                <text:p>0.000000000339641</text:p>
              </table:table-cell>
              <table:table-cell office:value-type="float" office:value="0.000000000246209">
                <text:p>0.000000000246209</text:p>
              </table:table-cell>
              <table:table-cell office:value-type="float" office:value="0.000000000178235">
                <text:p>0.000000000178235</text:p>
              </table:table-cell>
              <table:table-cell office:value-type="float" office:value="0.000000000128852">
                <text:p>0.000000000128852</text:p>
              </table:table-cell>
              <table:table-cell office:value-type="float" office:value="0.000000000093025">
                <text:p>0.000000000093025</text:p>
              </table:table-cell>
              <table:table-cell office:value-type="float" office:value="0.0000000000670697">
                <text:p>0.0000000000670697</text:p>
              </table:table-cell>
              <table:table-cell office:value-type="float" office:value="0.0000000000482919">
                <text:p>0.0000000000482919</text:p>
              </table:table-cell>
              <table:table-cell office:value-type="float" office:value="0.0000000000347254">
                <text:p>0.0000000000347254</text:p>
              </table:table-cell>
              <table:table-cell office:value-type="float" office:value="0.0000000000249373">
                <text:p>0.0000000000249373</text:p>
              </table:table-cell>
              <table:table-cell office:value-type="float" office:value="0.0000000000178848">
                <text:p>0.0000000000178848</text:p>
              </table:table-cell>
              <table:table-cell office:value-type="float" office:value="0.0000000000128103">
                <text:p>0.0000000000128103</text:p>
              </table:table-cell>
              <table:table-cell office:value-type="float" office:value="0.0000000000091637">
                <text:p>0.0000000000091637</text:p>
              </table:table-cell>
              <table:table-cell office:value-type="float" office:value="0.0000000000065468">
                <text:p>0.0000000000065468</text:p>
              </table:table-cell>
              <table:table-cell office:value-type="float" office:value="0.00000000000467128">
                <text:p>0.00000000000467128</text:p>
              </table:table-cell>
              <table:table-cell office:value-type="float" office:value="0.00000000000332886">
                <text:p>0.00000000000332886</text:p>
              </table:table-cell>
              <table:table-cell office:value-type="float" office:value="0.00000000000236925">
                <text:p>0.00000000000236925</text:p>
              </table:table-cell>
              <table:table-cell office:value-type="float" office:value="0.00000000000168417">
                <text:p>0.00000000000168417</text:p>
              </table:table-cell>
              <table:table-cell office:value-type="float" office:value="0.00000000000119571">
                <text:p>0.00000000000119571</text:p>
              </table:table-cell>
              <table:table-cell office:value-type="float" office:value="0.000000000000847876">
                <text:p>0.000000000000847876</text:p>
              </table:table-cell>
              <table:table-cell office:value-type="float" office:value="0.000000000000600495">
                <text:p>0.000000000000600495</text:p>
              </table:table-cell>
              <table:table-cell office:value-type="float" office:value="0.000000000000424778">
                <text:p>0.000000000000424778</text:p>
              </table:table-cell>
              <table:table-cell office:value-type="float" office:value="0.000000000000300118">
                <text:p>0.000000000000300118</text:p>
              </table:table-cell>
              <table:table-cell office:value-type="float" office:value="0.000000000000211789">
                <text:p>0.000000000000211789</text:p>
              </table:table-cell>
              <table:table-cell office:value-type="float" office:value="0.000000000000149279">
                <text:p>0.000000000000149279</text:p>
              </table:table-cell>
              <table:table-cell office:value-type="float" office:value="0.000000000000105096">
                <text:p>0.000000000000105096</text:p>
              </table:table-cell>
              <table:table-cell office:value-type="float" office:value="0.000000000000073903">
                <text:p>0.000000000000073903</text:p>
              </table:table-cell>
              <table:table-cell office:value-type="float" office:value="0.000000000000051908">
                <text:p>0.000000000000051908</text:p>
              </table:table-cell>
              <table:table-cell office:value-type="float" office:value="0.0000000000000364171">
                <text:p>0.0000000000000364171</text:p>
              </table:table-cell>
              <table:table-cell office:value-type="float" office:value="0.0000000000000255198">
                <text:p>0.0000000000000255198</text:p>
              </table:table-cell>
              <table:table-cell office:value-type="float" office:value="0.0000000000000178631">
                <text:p>0.0000000000000178631</text:p>
              </table:table-cell>
              <table:table-cell office:value-type="float" office:value="0.0000000000000124894">
                <text:p>0.0000000000000124894</text:p>
              </table:table-cell>
              <table:table-cell office:value-type="float" office:value="8.72251E-015">
                <text:p>8.72251E-015</text:p>
              </table:table-cell>
              <table:table-cell office:value-type="float" office:value="6.08492E-015">
                <text:p>6.08492E-015</text:p>
              </table:table-cell>
              <table:table-cell office:value-type="float" office:value="4.2402E-015">
                <text:p>4.2402E-015</text:p>
              </table:table-cell>
              <table:table-cell office:value-type="float" office:value="2.95148E-015">
                <text:p>2.95148E-015</text:p>
              </table:table-cell>
              <table:table-cell office:value-type="float" office:value="2.05219E-015">
                <text:p>2.05219E-015</text:p>
              </table:table-cell>
              <table:table-cell office:value-type="float" office:value="1.42535E-015">
                <text:p>1.42535E-015</text:p>
              </table:table-cell>
              <table:table-cell office:value-type="float" office:value="9.88909E-016">
                <text:p>9.88909E-016</text:p>
              </table:table-cell>
              <table:table-cell office:value-type="float" office:value="6.8537E-016">
                <text:p>6.8537E-016</text:p>
              </table:table-cell>
              <table:table-cell office:value-type="float" office:value="4.74493E-016">
                <text:p>4.74493E-016</text:p>
              </table:table-cell>
              <table:table-cell office:value-type="float" office:value="3.28152E-016">
                <text:p>3.28152E-016</text:p>
              </table:table-cell>
              <table:table-cell office:value-type="float" office:value="2.26705E-016">
                <text:p>2.26705E-016</text:p>
              </table:table-cell>
              <table:table-cell office:value-type="float" office:value="1.56457E-016">
                <text:p>1.56457E-016</text:p>
              </table:table-cell>
              <table:table-cell office:value-type="float" office:value="1.07864E-016">
                <text:p>1.07864E-016</text:p>
              </table:table-cell>
              <table:table-cell office:value-type="float" office:value="7.4286E-017">
                <text:p>7.4286E-017</text:p>
              </table:table-cell>
              <table:table-cell office:value-type="float" office:value="5.11084E-017">
                <text:p>5.11084E-017</text:p>
              </table:table-cell>
              <table:table-cell office:value-type="float" office:value="3.51265E-017">
                <text:p>3.51265E-017</text:p>
              </table:table-cell>
              <table:table-cell office:value-type="float" office:value="2.41178E-017">
                <text:p>2.41178E-017</text:p>
              </table:table-cell>
              <table:table-cell office:value-type="float" office:value="1.65425E-017">
                <text:p>1.65425E-017</text:p>
              </table:table-cell>
              <table:table-cell office:value-type="float" office:value="1.13352E-017">
                <text:p>1.13352E-017</text:p>
              </table:table-cell>
              <table:table-cell office:value-type="float" office:value="7.75938E-018">
                <text:p>7.75938E-018</text:p>
              </table:table-cell>
              <table:table-cell office:value-type="float" office:value="5.30633E-018">
                <text:p>5.30633E-018</text:p>
              </table:table-cell>
              <table:table-cell office:value-type="float" office:value="3.62522E-018">
                <text:p>3.62522E-018</text:p>
              </table:table-cell>
              <table:table-cell office:value-type="float" office:value="2.47429E-018">
                <text:p>2.47429E-018</text:p>
              </table:table-cell>
              <table:table-cell office:value-type="float" office:value="1.68712E-018">
                <text:p>1.68712E-018</text:p>
              </table:table-cell>
              <table:table-cell office:value-type="float" office:value="1.14927E-018">
                <text:p>1.14927E-018</text:p>
              </table:table-cell>
              <table:table-cell office:value-type="float" office:value="7.8213E-019">
                <text:p>7.8213E-019</text:p>
              </table:table-cell>
              <table:table-cell office:value-type="float" office:value="5.3177E-019">
                <text:p>5.3177E-019</text:p>
              </table:table-cell>
              <table:table-cell office:value-type="float" office:value="3.61208E-019">
                <text:p>3.61208E-019</text:p>
              </table:table-cell>
              <table:table-cell office:value-type="float" office:value="2.45121E-019">
                <text:p>2.45121E-019</text:p>
              </table:table-cell>
              <table:table-cell office:value-type="float" office:value="1.66188E-019">
                <text:p>1.66188E-019</text:p>
              </table:table-cell>
              <table:table-cell office:value-type="float" office:value="1.12567E-019">
                <text:p>1.12567E-019</text:p>
              </table:table-cell>
              <table:table-cell office:value-type="float" office:value="7.61771E-020">
                <text:p>7.61771E-020</text:p>
              </table:table-cell>
              <table:table-cell office:value-type="float" office:value="5.15036E-020">
                <text:p>5.15036E-020</text:p>
              </table:table-cell>
              <table:table-cell office:value-type="float" office:value="3.47899E-020">
                <text:p>3.47899E-020</text:p>
              </table:table-cell>
              <table:table-cell office:value-type="float" office:value="2.34788E-020">
                <text:p>2.34788E-020</text:p>
              </table:table-cell>
              <table:table-cell office:value-type="float" office:value="1.58309E-020">
                <text:p>1.58309E-020</text:p>
              </table:table-cell>
              <table:table-cell office:value-type="float" office:value="1.06646E-020">
                <text:p>1.06646E-020</text:p>
              </table:table-cell>
              <table:table-cell office:value-type="float" office:value="7.17789E-021">
                <text:p>7.17789E-021</text:p>
              </table:table-cell>
              <table:table-cell office:value-type="float" office:value="4.82685E-021">
                <text:p>4.82685E-021</text:p>
              </table:table-cell>
              <table:table-cell office:value-type="float" office:value="3.24301E-021">
                <text:p>3.24301E-021</text:p>
              </table:table-cell>
              <table:table-cell office:value-type="float" office:value="2.17696E-021">
                <text:p>2.17696E-021</text:p>
              </table:table-cell>
              <table:table-cell office:value-type="float" office:value="1.46008E-021">
                <text:p>1.46008E-021</text:p>
              </table:table-cell>
              <table:table-cell office:value-type="float" office:value="9.7842E-022">
                <text:p>9.7842E-022</text:p>
              </table:table-cell>
              <table:table-cell office:value-type="float" office:value="6.55089E-022">
                <text:p>6.55089E-022</text:p>
              </table:table-cell>
              <table:table-cell office:value-type="float" office:value="4.38231E-022">
                <text:p>4.38231E-022</text:p>
              </table:table-cell>
              <table:table-cell office:value-type="float" office:value="2.92911E-022">
                <text:p>2.92911E-022</text:p>
              </table:table-cell>
              <table:table-cell office:value-type="float" office:value="1.95615E-022">
                <text:p>1.95615E-022</text:p>
              </table:table-cell>
              <table:table-cell office:value-type="float" office:value="1.30528E-022">
                <text:p>1.30528E-022</text:p>
              </table:table-cell>
              <table:table-cell office:value-type="float" office:value="8.70241E-023">
                <text:p>8.70241E-023</text:p>
              </table:table-cell>
              <table:table-cell office:value-type="float" office:value="5.79716E-023">
                <text:p>5.79716E-023</text:p>
              </table:table-cell>
              <table:table-cell office:value-type="float" office:value="3.85862E-023">
                <text:p>3.85862E-023</text:p>
              </table:table-cell>
              <table:table-cell office:value-type="float" office:value="2.5662E-023">
                <text:p>2.5662E-023</text:p>
              </table:table-cell>
              <table:table-cell office:value-type="float" office:value="1.70528E-023">
                <text:p>1.70528E-023</text:p>
              </table:table-cell>
              <table:table-cell office:value-type="float" office:value="1.13226E-023">
                <text:p>1.13226E-023</text:p>
              </table:table-cell>
              <table:table-cell office:value-type="float" office:value="7.51183E-024">
                <text:p>7.51183E-024</text:p>
              </table:table-cell>
              <table:table-cell office:value-type="float" office:value="4.97963E-024">
                <text:p>4.97963E-024</text:p>
              </table:table-cell>
              <table:table-cell office:value-type="float" office:value="3.29838E-024">
                <text:p>3.29838E-024</text:p>
              </table:table-cell>
              <table:table-cell office:value-type="float" office:value="2.18303E-024">
                <text:p>2.18303E-024</text:p>
              </table:table-cell>
              <table:table-cell office:value-type="float" office:value="1.44369E-024">
                <text:p>1.44369E-024</text:p>
              </table:table-cell>
              <table:table-cell office:value-type="float" office:value="9.53999E-025">
                <text:p>9.53999E-025</text:p>
              </table:table-cell>
              <table:table-cell office:value-type="float" office:value="6.29915E-025">
                <text:p>6.29915E-025</text:p>
              </table:table-cell>
              <table:table-cell office:value-type="float" office:value="4.15603E-025">
                <text:p>4.15603E-025</text:p>
              </table:table-cell>
              <table:table-cell office:value-type="float" office:value="2.73993E-025">
                <text:p>2.73993E-025</text:p>
              </table:table-cell>
              <table:table-cell office:value-type="float" office:value="1.80496E-025">
                <text:p>1.80496E-025</text:p>
              </table:table-cell>
              <table:table-cell office:value-type="float" office:value="1.18813E-025">
                <text:p>1.18813E-025</text:p>
              </table:table-cell>
              <table:table-cell office:value-type="float" office:value="7.81497E-026">
                <text:p>7.81497E-026</text:p>
              </table:table-cell>
              <table:table-cell office:value-type="float" office:value="5.13646E-026">
                <text:p>5.13646E-026</text:p>
              </table:table-cell>
              <table:table-cell office:value-type="float" office:value="3.37344E-026">
                <text:p>3.37344E-026</text:p>
              </table:table-cell>
              <table:table-cell office:value-type="float" office:value="2.2139E-026">
                <text:p>2.2139E-026</text:p>
              </table:table-cell>
              <table:table-cell office:value-type="float" office:value="1.45185E-026">
                <text:p>1.45185E-026</text:p>
              </table:table-cell>
              <table:table-cell office:value-type="float" office:value="9.51396E-027">
                <text:p>9.51396E-027</text:p>
              </table:table-cell>
              <table:table-cell office:value-type="float" office:value="6.22992E-027">
                <text:p>6.22992E-027</text:p>
              </table:table-cell>
              <table:table-cell office:value-type="float" office:value="4.07648E-027">
                <text:p>4.07648E-027</text:p>
              </table:table-cell>
              <table:table-cell office:value-type="float" office:value="2.66546E-027">
                <text:p>2.66546E-027</text:p>
              </table:table-cell>
              <table:table-cell office:value-type="float" office:value="1.74159E-027">
                <text:p>1.74159E-027</text:p>
              </table:table-cell>
              <table:table-cell office:value-type="float" office:value="1.13712E-027">
                <text:p>1.13712E-027</text:p>
              </table:table-cell>
              <table:table-cell office:value-type="float" office:value="7.41916E-028">
                <text:p>7.41916E-028</text:p>
              </table:table-cell>
              <table:table-cell office:value-type="float" office:value="4.8372E-028">
                <text:p>4.8372E-028</text:p>
              </table:table-cell>
              <table:table-cell office:value-type="float" office:value="3.15156E-028">
                <text:p>3.15156E-028</text:p>
              </table:table-cell>
              <table:table-cell office:value-type="float" office:value="2.05188E-028">
                <text:p>2.05188E-028</text:p>
              </table:table-cell>
              <table:table-cell office:value-type="float" office:value="1.33497E-028">
                <text:p>1.33497E-028</text:p>
              </table:table-cell>
              <table:table-cell office:value-type="float" office:value="8.67941E-029">
                <text:p>8.67941E-029</text:p>
              </table:table-cell>
              <table:table-cell office:value-type="float" office:value="5.63906E-029">
                <text:p>5.63906E-029</text:p>
              </table:table-cell>
              <table:table-cell office:value-type="float" office:value="3.6612E-029">
                <text:p>3.6612E-029</text:p>
              </table:table-cell>
              <table:table-cell office:value-type="float" office:value="2.37543E-029">
                <text:p>2.37543E-029</text:p>
              </table:table-cell>
              <table:table-cell office:value-type="float" office:value="1.54015E-029">
                <text:p>1.54015E-029</text:p>
              </table:table-cell>
              <table:table-cell office:value-type="float" office:value="9.9791E-030">
                <text:p>9.9791E-030</text:p>
              </table:table-cell>
              <table:table-cell office:value-type="float" office:value="6.46137E-030">
                <text:p>6.46137E-030</text:p>
              </table:table-cell>
              <table:table-cell office:value-type="float" office:value="4.18086E-030">
                <text:p>4.18086E-030</text:p>
              </table:table-cell>
              <table:table-cell office:value-type="float" office:value="2.70344E-030">
                <text:p>2.70344E-030</text:p>
              </table:table-cell>
              <table:table-cell office:value-type="float" office:value="1.74694E-030">
                <text:p>1.74694E-030</text:p>
              </table:table-cell>
              <table:table-cell office:value-type="float" office:value="1.12811E-030">
                <text:p>1.12811E-030</text:p>
              </table:table-cell>
              <table:table-cell office:value-type="float" office:value="7.28016E-031">
                <text:p>7.28016E-031</text:p>
              </table:table-cell>
              <table:table-cell office:value-type="float" office:value="4.6951E-031">
                <text:p>4.6951E-031</text:p>
              </table:table-cell>
              <table:table-cell office:value-type="float" office:value="3.02597E-031">
                <text:p>3.02597E-031</text:p>
              </table:table-cell>
              <table:table-cell office:value-type="float" office:value="1.94896E-031">
                <text:p>1.94896E-031</text:p>
              </table:table-cell>
              <table:table-cell office:value-type="float" office:value="1.25447E-031">
                <text:p>1.25447E-031</text:p>
              </table:table-cell>
              <table:table-cell office:value-type="float" office:value="8.0694E-032">
                <text:p>8.0694E-032</text:p>
              </table:table-cell>
              <table:table-cell office:value-type="float" office:value="5.18732E-032">
                <text:p>5.18732E-032</text:p>
              </table:table-cell>
              <table:table-cell office:value-type="float" office:value="3.33249E-032">
                <text:p>3.33249E-032</text:p>
              </table:table-cell>
              <table:table-cell office:value-type="float" office:value="2.13954E-032">
                <text:p>2.13954E-032</text:p>
              </table:table-cell>
              <table:table-cell office:value-type="float" office:value="1.37277E-032">
                <text:p>1.37277E-032</text:p>
              </table:table-cell>
              <table:table-cell office:value-type="float" office:value="8.80247E-033">
                <text:p>8.80247E-033</text:p>
              </table:table-cell>
              <table:table-cell office:value-type="float" office:value="5.64079E-033">
                <text:p>5.64079E-033</text:p>
              </table:table-cell>
              <table:table-cell office:value-type="float" office:value="3.61249E-033">
                <text:p>3.61249E-033</text:p>
              </table:table-cell>
              <table:table-cell office:value-type="float" office:value="2.31209E-033">
                <text:p>2.31209E-033</text:p>
              </table:table-cell>
              <table:table-cell office:value-type="float" office:value="1.47889E-033">
                <text:p>1.47889E-033</text:p>
              </table:table-cell>
              <table:table-cell office:value-type="float" office:value="9.45372E-034">
                <text:p>9.45372E-034</text:p>
              </table:table-cell>
              <table:table-cell office:value-type="float" office:value="6.03956E-034">
                <text:p>6.03956E-034</text:p>
              </table:table-cell>
              <table:table-cell office:value-type="float" office:value="3.85607E-034">
                <text:p>3.85607E-034</text:p>
              </table:table-cell>
              <table:table-cell office:value-type="float" office:value="2.4605E-034">
                <text:p>2.4605E-034</text:p>
              </table:table-cell>
              <table:table-cell office:value-type="float" office:value="1.56907E-034">
                <text:p>1.56907E-034</text:p>
              </table:table-cell>
              <table:table-cell office:value-type="float" office:value="1E-034">
                <text:p>1E-034</text:p>
              </table:table-cell>
              <table:table-cell office:value-type="float" office:value="6.36947E-035">
                <text:p>6.36947E-035</text:p>
              </table:table-cell>
              <table:table-cell office:value-type="float" office:value="4.05461E-035">
                <text:p>4.05461E-035</text:p>
              </table:table-cell>
              <table:table-cell office:value-type="float" office:value="2.57953E-035">
                <text:p>2.57953E-035</text:p>
              </table:table-cell>
              <table:table-cell office:value-type="float" office:value="1.64012E-035">
                <text:p>1.64012E-035</text:p>
              </table:table-cell>
              <table:table-cell office:value-type="float" office:value="1.04222E-035">
                <text:p>1.04222E-035</text:p>
              </table:table-cell>
              <table:table-cell office:value-type="float" office:value="6.61903E-036">
                <text:p>6.61903E-036</text:p>
              </table:table-cell>
              <table:table-cell office:value-type="float" office:value="4.20123E-036">
                <text:p>4.20123E-036</text:p>
              </table:table-cell>
              <table:table-cell office:value-type="float" office:value="2.66508E-036">
                <text:p>2.66508E-036</text:p>
              </table:table-cell>
              <table:table-cell office:value-type="float" office:value="1.68965E-036">
                <text:p>1.68965E-036</text:p>
              </table:table-cell>
              <table:table-cell office:value-type="float" office:value="1.07062E-036">
                <text:p>1.07062E-036</text:p>
              </table:table-cell>
              <table:table-cell office:value-type="float" office:value="6.78E-037">
                <text:p>6.78E-037</text:p>
              </table:table-cell>
              <table:table-cell office:value-type="float" office:value="4.29121E-037">
                <text:p>4.29121E-037</text:p>
              </table:table-cell>
              <table:table-cell office:value-type="float" office:value="2.71448E-037">
                <text:p>2.71448E-037</text:p>
              </table:table-cell>
              <table:table-cell office:value-type="float" office:value="1.71613E-037">
                <text:p>1.71613E-037</text:p>
              </table:table-cell>
              <table:table-cell office:value-type="float" office:value="1.08436E-037">
                <text:p>1.08436E-037</text:p>
              </table:table-cell>
              <table:table-cell office:value-type="float" office:value="6.84792E-038">
                <text:p>6.84792E-038</text:p>
              </table:table-cell>
              <table:table-cell office:value-type="float" office:value="4.32219E-038">
                <text:p>4.32219E-038</text:p>
              </table:table-cell>
              <table:table-cell office:value-type="float" office:value="2.72654E-038">
                <text:p>2.72654E-038</text:p>
              </table:table-cell>
              <table:table-cell office:value-type="float" office:value="1.71903E-038">
                <text:p>1.71903E-038</text:p>
              </table:table-cell>
              <table:table-cell office:value-type="float" office:value="1.08323E-038">
                <text:p>1.08323E-038</text:p>
              </table:table-cell>
              <table:table-cell office:value-type="float" office:value="6.82217E-039">
                <text:p>6.82217E-039</text:p>
              </table:table-cell>
              <table:table-cell office:value-type="float" office:value="4.2943E-039">
                <text:p>4.2943E-039</text:p>
              </table:table-cell>
              <table:table-cell office:value-type="float" office:value="2.70165E-039">
                <text:p>2.70165E-039</text:p>
              </table:table-cell>
              <table:table-cell office:value-type="float" office:value="1.69877E-039">
                <text:p>1.69877E-039</text:p>
              </table:table-cell>
              <table:table-cell office:value-type="float" office:value="1.06761E-039">
                <text:p>1.06761E-039</text:p>
              </table:table-cell>
              <table:table-cell office:value-type="float" office:value="6.70594E-040">
                <text:p>6.70594E-040</text:p>
              </table:table-cell>
              <table:table-cell office:value-type="float" office:value="4.20998E-040">
                <text:p>4.20998E-040</text:p>
              </table:table-cell>
              <table:table-cell office:value-type="float" office:value="2.64164E-040">
                <text:p>2.64164E-040</text:p>
              </table:table-cell>
              <table:table-cell office:value-type="float" office:value="1.65669E-040">
                <text:p>1.65669E-040</text:p>
              </table:table-cell>
              <table:table-cell office:value-type="float" office:value="1.03845E-040">
                <text:p>1.03845E-040</text:p>
              </table:table-cell>
              <table:table-cell office:value-type="float" office:value="6.50584E-041">
                <text:p>6.50584E-041</text:p>
              </table:table-cell>
              <table:table-cell office:value-type="float" office:value="4.07381E-041">
                <text:p>4.07381E-041</text:p>
              </table:table-cell>
              <table:table-cell office:value-type="float" office:value="2.54962E-041">
                <text:p>2.54962E-041</text:p>
              </table:table-cell>
              <table:table-cell office:value-type="float" office:value="1.59489E-041">
                <text:p>1.59489E-041</text:p>
              </table:table-cell>
              <table:table-cell office:value-type="float" office:value="9.97161E-042">
                <text:p>9.97161E-042</text:p>
              </table:table-cell>
              <table:table-cell office:value-type="float" office:value="6.23135E-042">
                <text:p>6.23135E-042</text:p>
              </table:table-cell>
              <table:table-cell office:value-type="float" office:value="3.89207E-042">
                <text:p>3.89207E-042</text:p>
              </table:table-cell>
              <table:table-cell office:value-type="float" office:value="2.42976E-042">
                <text:p>2.42976E-042</text:p>
              </table:table-cell>
              <table:table-cell office:value-type="float" office:value="1.51611E-042">
                <text:p>1.51611E-042</text:p>
              </table:table-cell>
              <table:table-cell office:value-type="float" office:value="9.45543E-043">
                <text:p>9.45543E-043</text:p>
              </table:table-cell>
              <table:table-cell office:value-type="float" office:value="5.89412E-043">
                <text:p>5.89412E-043</text:p>
              </table:table-cell>
              <table:table-cell office:value-type="float" office:value="3.67235E-043">
                <text:p>3.67235E-043</text:p>
              </table:table-cell>
              <table:table-cell office:value-type="float" office:value="2.28695E-043">
                <text:p>2.28695E-043</text:p>
              </table:table-cell>
              <table:table-cell office:value-type="float" office:value="1.42351E-043">
                <text:p>1.42351E-043</text:p>
              </table:table-cell>
              <table:table-cell office:value-type="float" office:value="8.8563E-044">
                <text:p>8.8563E-044</text:p>
              </table:table-cell>
              <table:table-cell office:value-type="float" office:value="5.50726E-044">
                <text:p>5.50726E-044</text:p>
              </table:table-cell>
              <table:table-cell office:value-type="float" office:value="3.42303E-044">
                <text:p>3.42303E-044</text:p>
              </table:table-cell>
              <table:table-cell office:value-type="float" office:value="2.12656E-044">
                <text:p>2.12656E-044</text:p>
              </table:table-cell>
              <table:table-cell office:value-type="float" office:value="1.3205E-044">
                <text:p>1.3205E-044</text:p>
              </table:table-cell>
              <table:table-cell office:value-type="float" office:value="8.19588E-045">
                <text:p>8.19588E-045</text:p>
              </table:table-cell>
              <table:table-cell office:value-type="float" office:value="5.08449E-045">
                <text:p>5.08449E-045</text:p>
              </table:table-cell>
              <table:table-cell office:value-type="float" office:value="3.15279E-045">
                <text:p>3.15279E-045</text:p>
              </table:table-cell>
              <table:table-cell office:value-type="float" office:value="1.95407E-045">
                <text:p>1.95407E-045</text:p>
              </table:table-cell>
              <table:table-cell office:value-type="float" office:value="1.21055E-045">
                <text:p>1.21055E-045</text:p>
              </table:table-cell>
              <table:table-cell office:value-type="float" office:value="7.49592E-046">
                <text:p>7.49592E-046</text:p>
              </table:table-cell>
              <table:table-cell office:value-type="float" office:value="4.63945E-046">
                <text:p>4.63945E-046</text:p>
              </table:table-cell>
              <table:table-cell office:value-type="float" office:value="2.87018E-046">
                <text:p>2.87018E-046</text:p>
              </table:table-cell>
              <table:table-cell office:value-type="float" office:value="1.77481E-046">
                <text:p>1.77481E-046</text:p>
              </table:table-cell>
              <table:table-cell office:value-type="float" office:value="1.09698E-046">
                <text:p>1.09698E-046</text:p>
              </table:table-cell>
              <table:table-cell office:value-type="float" office:value="6.77718E-047">
                <text:p>6.77718E-047</text:p>
              </table:table-cell>
              <table:table-cell office:value-type="float" office:value="4.18507E-047">
                <text:p>4.18507E-047</text:p>
              </table:table-cell>
              <table:table-cell office:value-type="float" office:value="2.58322E-047">
                <text:p>2.58322E-047</text:p>
              </table:table-cell>
              <table:table-cell office:value-type="float" office:value="1.59377E-047">
                <text:p>1.59377E-047</text:p>
              </table:table-cell>
              <table:table-cell office:value-type="float" office:value="9.8287E-048">
                <text:p>9.8287E-048</text:p>
              </table:table-cell>
              <table:table-cell office:value-type="float" office:value="6.05863E-048">
                <text:p>6.05863E-048</text:p>
              </table:table-cell>
              <table:table-cell office:value-type="float" office:value="3.73302E-048">
                <text:p>3.73302E-048</text:p>
              </table:table-cell>
              <table:table-cell office:value-type="float" office:value="2.29909E-048">
                <text:p>2.29909E-048</text:p>
              </table:table-cell>
              <table:table-cell office:value-type="float" office:value="1.41534E-048">
                <text:p>1.41534E-048</text:p>
              </table:table-cell>
              <table:table-cell office:value-type="float" office:value="8.70917E-049">
                <text:p>8.70917E-049</text:p>
              </table:table-cell>
              <table:table-cell office:value-type="float" office:value="5.35678E-049">
                <text:p>5.35678E-049</text:p>
              </table:table-cell>
              <table:table-cell office:value-type="float" office:value="3.29339E-049">
                <text:p>3.29339E-049</text:p>
              </table:table-cell>
              <table:table-cell office:value-type="float" office:value="2.02393E-049">
                <text:p>2.02393E-049</text:p>
              </table:table-cell>
              <table:table-cell office:value-type="float" office:value="1.24326E-049">
                <text:p>1.24326E-049</text:p>
              </table:table-cell>
              <table:table-cell office:value-type="float" office:value="7.63382E-050">
                <text:p>7.63382E-050</text:p>
              </table:table-cell>
              <table:table-cell office:value-type="float" office:value="4.6853E-050">
                <text:p>4.6853E-050</text:p>
              </table:table-cell>
              <table:table-cell office:value-type="float" office:value="2.87441E-050">
                <text:p>2.87441E-050</text:p>
              </table:table-cell>
              <table:table-cell office:value-type="float" office:value="1.7627E-050">
                <text:p>1.7627E-050</text:p>
              </table:table-cell>
              <table:table-cell office:value-type="float" office:value="1.0805E-050">
                <text:p>1.0805E-050</text:p>
              </table:table-cell>
              <table:table-cell office:value-type="float" office:value="6.62045E-051">
                <text:p>6.62045E-051</text:p>
              </table:table-cell>
              <table:table-cell office:value-type="float" office:value="4.05481E-051">
                <text:p>4.05481E-051</text:p>
              </table:table-cell>
              <table:table-cell office:value-type="float" office:value="2.48241E-051">
                <text:p>2.48241E-051</text:p>
              </table:table-cell>
              <table:table-cell office:value-type="float" office:value="1.51914E-051">
                <text:p>1.51914E-051</text:p>
              </table:table-cell>
              <table:table-cell office:value-type="float" office:value="9.29271E-052">
                <text:p>9.29271E-052</text:p>
              </table:table-cell>
              <table:table-cell office:value-type="float" office:value="5.6821E-052">
                <text:p>5.6821E-052</text:p>
              </table:table-cell>
              <table:table-cell office:value-type="float" office:value="3.47295E-052">
                <text:p>3.47295E-052</text:p>
              </table:table-cell>
              <table:table-cell office:value-type="float" office:value="2.12183E-052">
                <text:p>2.12183E-052</text:p>
              </table:table-cell>
              <table:table-cell office:value-type="float" office:value="1.29583E-052">
                <text:p>1.29583E-052</text:p>
              </table:table-cell>
              <table:table-cell office:value-type="float" office:value="7.9106E-053">
                <text:p>7.9106E-053</text:p>
              </table:table-cell>
              <table:table-cell office:value-type="float" office:value="4.82722E-053">
                <text:p>4.82722E-053</text:p>
              </table:table-cell>
              <table:table-cell office:value-type="float" office:value="2.94449E-053">
                <text:p>2.94449E-053</text:p>
              </table:table-cell>
              <table:table-cell office:value-type="float" office:value="1.79536E-053">
                <text:p>1.79536E-053</text:p>
              </table:table-cell>
              <table:table-cell office:value-type="float" office:value="1.09425E-053">
                <text:p>1.09425E-053</text:p>
              </table:table-cell>
              <table:table-cell office:value-type="float" office:value="6.66676E-054">
                <text:p>6.66676E-054</text:p>
              </table:table-cell>
              <table:table-cell office:value-type="float" office:value="4.06013E-054">
                <text:p>4.06013E-054</text:p>
              </table:table-cell>
              <table:table-cell office:value-type="float" office:value="2.47169E-054">
                <text:p>2.47169E-054</text:p>
              </table:table-cell>
              <table:table-cell office:value-type="float" office:value="1.50411E-054">
                <text:p>1.50411E-054</text:p>
              </table:table-cell>
              <table:table-cell office:value-type="float" office:value="9.14947E-055">
                <text:p>9.14947E-055</text:p>
              </table:table-cell>
              <table:table-cell office:value-type="float" office:value="5.56345E-055">
                <text:p>5.56345E-055</text:p>
              </table:table-cell>
              <table:table-cell office:value-type="float" office:value="3.38162E-055">
                <text:p>3.38162E-055</text:p>
              </table:table-cell>
              <table:table-cell office:value-type="float" office:value="2.05465E-055">
                <text:p>2.05465E-055</text:p>
              </table:table-cell>
              <table:table-cell office:value-type="float" office:value="1.24791E-055">
                <text:p>1.24791E-055</text:p>
              </table:table-cell>
              <table:table-cell office:value-type="float" office:value="7.57644E-056">
                <text:p>7.57644E-056</text:p>
              </table:table-cell>
              <table:table-cell office:value-type="float" office:value="4.59813E-056">
                <text:p>4.59813E-056</text:p>
              </table:table-cell>
              <table:table-cell office:value-type="float" office:value="2.78954E-056">
                <text:p>2.78954E-056</text:p>
              </table:table-cell>
              <table:table-cell office:value-type="float" office:value="1.69169E-056">
                <text:p>1.69169E-056</text:p>
              </table:table-cell>
              <table:table-cell office:value-type="float" office:value="1.02552E-056">
                <text:p>1.02552E-056</text:p>
              </table:table-cell>
              <table:table-cell office:value-type="float" office:value="6.21453E-057">
                <text:p>6.21453E-057</text:p>
              </table:table-cell>
              <table:table-cell office:value-type="float" office:value="3.76451E-057">
                <text:p>3.76451E-057</text:p>
              </table:table-cell>
              <table:table-cell office:value-type="float" office:value="2.27954E-057">
                <text:p>2.27954E-057</text:p>
              </table:table-cell>
              <table:table-cell office:value-type="float" office:value="1.37983E-057">
                <text:p>1.37983E-057</text:p>
              </table:table-cell>
              <table:table-cell office:value-type="float" office:value="8.34921E-058">
                <text:p>8.34921E-058</text:p>
              </table:table-cell>
              <table:table-cell office:value-type="float" office:value="5.05015E-058">
                <text:p>5.05015E-058</text:p>
              </table:table-cell>
              <table:table-cell office:value-type="float" office:value="3.05355E-058">
                <text:p>3.05355E-058</text:p>
              </table:table-cell>
              <table:table-cell office:value-type="float" office:value="1.84564E-058">
                <text:p>1.84564E-058</text:p>
              </table:table-cell>
              <table:table-cell office:value-type="float" office:value="1.11515E-058">
                <text:p>1.11515E-058</text:p>
              </table:table-cell>
              <table:table-cell office:value-type="float" office:value="6.73535E-059">
                <text:p>6.73535E-059</text:p>
              </table:table-cell>
              <table:table-cell office:value-type="float" office:value="4.0666E-059">
                <text:p>4.0666E-059</text:p>
              </table:table-cell>
              <table:table-cell office:value-type="float" office:value="2.45441E-059">
                <text:p>2.45441E-059</text:p>
              </table:table-cell>
              <table:table-cell office:value-type="float" office:value="1.48084E-059">
                <text:p>1.48084E-059</text:p>
              </table:table-cell>
              <table:table-cell office:value-type="float" office:value="8.93127E-060">
                <text:p>8.93127E-060</text:p>
              </table:table-cell>
              <table:table-cell office:value-type="float" office:value="5.38475E-060">
                <text:p>5.38475E-060</text:p>
              </table:table-cell>
              <table:table-cell office:value-type="float" office:value="3.24537E-060">
                <text:p>3.24537E-060</text:p>
              </table:table-cell>
              <table:table-cell office:value-type="float" office:value="1.95528E-060">
                <text:p>1.95528E-060</text:p>
              </table:table-cell>
              <table:table-cell office:value-type="float" office:value="1.17761E-060">
                <text:p>1.17761E-060</text:p>
              </table:table-cell>
              <table:table-cell office:value-type="float" office:value="7.08997E-061">
                <text:p>7.08997E-061</text:p>
              </table:table-cell>
              <table:table-cell office:value-type="float" office:value="4.26712E-061">
                <text:p>4.26712E-061</text:p>
              </table:table-cell>
              <table:table-cell office:value-type="float" office:value="2.56729E-061">
                <text:p>2.56729E-061</text:p>
              </table:table-cell>
              <table:table-cell office:value-type="float" office:value="1.54406E-061">
                <text:p>1.54406E-061</text:p>
              </table:table-cell>
              <table:table-cell office:value-type="float" office:value="9.28337E-062">
                <text:p>9.28337E-062</text:p>
              </table:table-cell>
              <table:table-cell office:value-type="float" office:value="5.57953E-062">
                <text:p>5.57953E-062</text:p>
              </table:table-cell>
              <table:table-cell office:value-type="float" office:value="3.35228E-062">
                <text:p>3.35228E-062</text:p>
              </table:table-cell>
              <table:table-cell office:value-type="float" office:value="2.01343E-062">
                <text:p>2.01343E-062</text:p>
              </table:table-cell>
              <table:table-cell office:value-type="float" office:value="1.20888E-062">
                <text:p>1.20888E-062</text:p>
              </table:table-cell>
              <table:table-cell office:value-type="float" office:value="7.25581E-063">
                <text:p>7.25581E-063</text:p>
              </table:table-cell>
              <table:table-cell office:value-type="float" office:value="4.35353E-063">
                <text:p>4.35353E-063</text:p>
              </table:table-cell>
              <table:table-cell office:value-type="float" office:value="2.61127E-063">
                <text:p>2.61127E-063</text:p>
              </table:table-cell>
              <table:table-cell office:value-type="float" office:value="1.56573E-063">
                <text:p>1.56573E-063</text:p>
              </table:table-cell>
              <table:table-cell office:value-type="float" office:value="9.38504E-064">
                <text:p>9.38504E-064</text:p>
              </table:table-cell>
              <table:table-cell office:value-type="float" office:value="5.62357E-064">
                <text:p>5.62357E-064</text:p>
              </table:table-cell>
              <table:table-cell office:value-type="float" office:value="3.36857E-064">
                <text:p>3.36857E-064</text:p>
              </table:table-cell>
              <table:table-cell office:value-type="float" office:value="2.01713E-064">
                <text:p>2.01713E-064</text:p>
              </table:table-cell>
              <table:table-cell office:value-type="float" office:value="1.20749E-064">
                <text:p>1.20749E-064</text:p>
              </table:table-cell>
              <table:table-cell office:value-type="float" office:value="7.22582E-065">
                <text:p>7.22582E-065</text:p>
              </table:table-cell>
              <table:table-cell office:value-type="float" office:value="4.32266E-065">
                <text:p>4.32266E-065</text:p>
              </table:table-cell>
              <table:table-cell office:value-type="float" office:value="2.58508E-065">
                <text:p>2.58508E-065</text:p>
              </table:table-cell>
              <table:table-cell office:value-type="float" office:value="1.54546E-065">
                <text:p>1.54546E-065</text:p>
              </table:table-cell>
              <table:table-cell office:value-type="float" office:value="9.23633E-066">
                <text:p>9.23633E-066</text:p>
              </table:table-cell>
              <table:table-cell office:value-type="float" office:value="5.51826E-066">
                <text:p>5.51826E-066</text:p>
              </table:table-cell>
              <table:table-cell office:value-type="float" office:value="3.29585E-066">
                <text:p>3.29585E-066</text:p>
              </table:table-cell>
              <table:table-cell office:value-type="float" office:value="1.96785E-066">
                <text:p>1.96785E-066</text:p>
              </table:table-cell>
              <table:table-cell office:value-type="float" office:value="1.17458E-066">
                <text:p>1.17458E-066</text:p>
              </table:table-cell>
              <table:table-cell office:value-type="float" office:value="7.0086E-067">
                <text:p>7.0086E-067</text:p>
              </table:table-cell>
              <table:table-cell office:value-type="float" office:value="4.18066E-067">
                <text:p>4.18066E-067</text:p>
              </table:table-cell>
              <table:table-cell office:value-type="float" office:value="2.493E-067">
                <text:p>2.493E-067</text:p>
              </table:table-cell>
              <table:table-cell office:value-type="float" office:value="1.48615E-067">
                <text:p>1.48615E-067</text:p>
              </table:table-cell>
              <table:table-cell office:value-type="float" office:value="8.85666E-068">
                <text:p>8.85666E-068</text:p>
              </table:table-cell>
              <table:table-cell office:value-type="float" office:value="5.27644E-068">
                <text:p>5.27644E-068</text:p>
              </table:table-cell>
              <table:table-cell office:value-type="float" office:value="3.14251E-068">
                <text:p>3.14251E-068</text:p>
              </table:table-cell>
              <table:table-cell office:value-type="float" office:value="1.87102E-068">
                <text:p>1.87102E-068</text:p>
              </table:table-cell>
              <table:table-cell office:value-type="float" office:value="1.11365E-068">
                <text:p>1.11365E-068</text:p>
              </table:table-cell>
              <table:table-cell office:value-type="float" office:value="6.62649E-069">
                <text:p>6.62649E-069</text:p>
              </table:table-cell>
              <table:table-cell office:value-type="float" office:value="3.94173E-069">
                <text:p>3.94173E-069</text:p>
              </table:table-cell>
              <table:table-cell office:value-type="float" office:value="2.344E-069">
                <text:p>2.344E-069</text:p>
              </table:table-cell>
              <table:table-cell office:value-type="float" office:value="1.39347E-069">
                <text:p>1.39347E-069</text:p>
              </table:table-cell>
              <table:table-cell office:value-type="float" office:value="8.28142E-070">
                <text:p>8.28142E-070</text:p>
              </table:table-cell>
              <table:table-cell office:value-type="float" office:value="4.92019E-070">
                <text:p>4.92019E-070</text:p>
              </table:table-cell>
              <table:table-cell office:value-type="float" office:value="2.92233E-070">
                <text:p>2.92233E-070</text:p>
              </table:table-cell>
              <table:table-cell office:value-type="float" office:value="1.73519E-070">
                <text:p>1.73519E-070</text:p>
              </table:table-cell>
              <table:table-cell office:value-type="float" office:value="1.02999E-070">
                <text:p>1.02999E-070</text:p>
              </table:table-cell>
              <table:table-cell office:value-type="float" office:value="6.11212E-071">
                <text:p>6.11212E-071</text:p>
              </table:table-cell>
              <table:table-cell office:value-type="float" office:value="3.62595E-071">
                <text:p>3.62595E-071</text:p>
              </table:table-cell>
              <table:table-cell office:value-type="float" office:value="2.15042E-071">
                <text:p>2.15042E-071</text:p>
              </table:table-cell>
              <table:table-cell office:value-type="float" office:value="1.27497E-071">
                <text:p>1.27497E-071</text:p>
              </table:table-cell>
              <table:table-cell office:value-type="float" office:value="7.55693E-072">
                <text:p>7.55693E-072</text:p>
              </table:table-cell>
              <table:table-cell office:value-type="float" office:value="4.47781E-072">
                <text:p>4.47781E-072</text:p>
              </table:table-cell>
              <table:table-cell office:value-type="float" office:value="2.65253E-072">
                <text:p>2.65253E-072</text:p>
              </table:table-cell>
              <table:table-cell office:value-type="float" office:value="1.57083E-072">
                <text:p>1.57083E-072</text:p>
              </table:table-cell>
              <table:table-cell office:value-type="float" office:value="9.29973E-073">
                <text:p>9.29973E-073</text:p>
              </table:table-cell>
              <table:table-cell office:value-type="float" office:value="5.50412E-073">
                <text:p>5.50412E-073</text:p>
              </table:table-cell>
              <table:table-cell office:value-type="float" office:value="3.25672E-073">
                <text:p>3.25672E-073</text:p>
              </table:table-cell>
              <table:table-cell office:value-type="float" office:value="1.92641E-073">
                <text:p>1.92641E-073</text:p>
              </table:table-cell>
              <table:table-cell office:value-type="float" office:value="1.13919E-073">
                <text:p>1.13919E-073</text:p>
              </table:table-cell>
              <table:table-cell office:value-type="float" office:value="6.73467E-074">
                <text:p>6.73467E-074</text:p>
              </table:table-cell>
              <table:table-cell office:value-type="float" office:value="3.98029E-074">
                <text:p>3.98029E-074</text:p>
              </table:table-cell>
              <table:table-cell office:value-type="float" office:value="2.35175E-074">
                <text:p>2.35175E-074</text:p>
              </table:table-cell>
              <table:table-cell office:value-type="float" office:value="1.38914E-074">
                <text:p>1.38914E-074</text:p>
              </table:table-cell>
              <table:table-cell office:value-type="float" office:value="8.20309E-075">
                <text:p>8.20309E-075</text:p>
              </table:table-cell>
              <table:table-cell office:value-type="float" office:value="4.84271E-075">
                <text:p>4.84271E-075</text:p>
              </table:table-cell>
              <table:table-cell office:value-type="float" office:value="2.85811E-075">
                <text:p>2.85811E-075</text:p>
              </table:table-cell>
              <table:table-cell office:value-type="float" office:value="1.68635E-075">
                <text:p>1.68635E-075</text:p>
              </table:table-cell>
              <table:table-cell office:value-type="float" office:value="9.94713E-076">
                <text:p>9.94713E-076</text:p>
              </table:table-cell>
              <table:table-cell office:value-type="float" office:value="5.8658E-076">
                <text:p>5.8658E-076</text:p>
              </table:table-cell>
              <table:table-cell office:value-type="float" office:value="3.4581E-076">
                <text:p>3.4581E-076</text:p>
              </table:table-cell>
              <table:table-cell office:value-type="float" office:value="2.03812E-076">
                <text:p>2.03812E-076</text:p>
              </table:table-cell>
              <table:table-cell office:value-type="float" office:value="1.20089E-076">
                <text:p>1.20089E-076</text:p>
              </table:table-cell>
              <table:table-cell office:value-type="float" office:value="7.07389E-077">
                <text:p>7.07389E-077</text:p>
              </table:table-cell>
              <table:table-cell office:value-type="float" office:value="4.16577E-077">
                <text:p>4.16577E-077</text:p>
              </table:table-cell>
              <table:table-cell office:value-type="float" office:value="2.45254E-077">
                <text:p>2.45254E-077</text:p>
              </table:table-cell>
              <table:table-cell office:value-type="float" office:value="1.44351E-077">
                <text:p>1.44351E-077</text:p>
              </table:table-cell>
              <table:table-cell office:value-type="float" office:value="8.49386E-078">
                <text:p>8.49386E-078</text:p>
              </table:table-cell>
              <table:table-cell office:value-type="float" office:value="4.99661E-078">
                <text:p>4.99661E-078</text:p>
              </table:table-cell>
              <table:table-cell office:value-type="float" office:value="2.93853E-078">
                <text:p>2.93853E-078</text:p>
              </table:table-cell>
              <table:table-cell office:value-type="float" office:value="1.7277E-078">
                <text:p>1.7277E-078</text:p>
              </table:table-cell>
              <table:table-cell office:value-type="float" office:value="1.01553E-078">
                <text:p>1.01553E-078</text:p>
              </table:table-cell>
              <table:table-cell office:value-type="float" office:value="5.96765E-079">
                <text:p>5.96765E-079</text:p>
              </table:table-cell>
              <table:table-cell office:value-type="float" office:value="3.50589E-079">
                <text:p>3.50589E-079</text:p>
              </table:table-cell>
              <table:table-cell office:value-type="float" office:value="2.05911E-079">
                <text:p>2.05911E-079</text:p>
              </table:table-cell>
              <table:table-cell office:value-type="float" office:value="1.20906E-079">
                <text:p>1.20906E-079</text:p>
              </table:table-cell>
              <table:table-cell office:value-type="float" office:value="7.09745E-080">
                <text:p>7.09745E-080</text:p>
              </table:table-cell>
              <table:table-cell office:value-type="float" office:value="4.16528E-080">
                <text:p>4.16528E-080</text:p>
              </table:table-cell>
              <table:table-cell office:value-type="float" office:value="2.44384E-080">
                <text:p>2.44384E-080</text:p>
              </table:table-cell>
              <table:table-cell office:value-type="float" office:value="1.43348E-080">
                <text:p>1.43348E-080</text:p>
              </table:table-cell>
              <table:table-cell office:value-type="float" office:value="8.40613E-081">
                <text:p>8.40613E-081</text:p>
              </table:table-cell>
              <table:table-cell office:value-type="float" office:value="4.92822E-081">
                <text:p>4.92822E-081</text:p>
              </table:table-cell>
              <table:table-cell office:value-type="float" office:value="2.88851E-081">
                <text:p>2.88851E-081</text:p>
              </table:table-cell>
              <table:table-cell office:value-type="float" office:value="1.69257E-081">
                <text:p>1.69257E-081</text:p>
              </table:table-cell>
              <table:table-cell office:value-type="float" office:value="9.91536E-082">
                <text:p>9.91536E-082</text:p>
              </table:table-cell>
              <table:table-cell office:value-type="float" office:value="5.80712E-082">
                <text:p>5.80712E-082</text:p>
              </table:table-cell>
              <table:table-cell office:value-type="float" office:value="3.40019E-082">
                <text:p>3.40019E-082</text:p>
              </table:table-cell>
              <table:table-cell office:value-type="float" office:value="1.99039E-082">
                <text:p>1.99039E-082</text:p>
              </table:table-cell>
              <table:table-cell office:value-type="float" office:value="1.16483E-082">
                <text:p>1.16483E-082</text:p>
              </table:table-cell>
              <table:table-cell office:value-type="float" office:value="6.81519E-083">
                <text:p>6.81519E-083</text:p>
              </table:table-cell>
              <table:table-cell office:value-type="float" office:value="3.98645E-083">
                <text:p>3.98645E-08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2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res.A28:res.ADV2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83409E-045">
                <text:p>1.83409E-045</text:p>
              </table:table-cell>
              <table:table-cell office:value-type="float" office:value="1.41223E-043">
                <text:p>1.41223E-043</text:p>
              </table:table-cell>
              <table:table-cell office:value-type="float" office:value="5.47327E-042">
                <text:p>5.47327E-042</text:p>
              </table:table-cell>
              <table:table-cell office:value-type="float" office:value="1.42351E-040">
                <text:p>1.42351E-040</text:p>
              </table:table-cell>
              <table:table-cell office:value-type="float" office:value="2.79502E-039">
                <text:p>2.79502E-039</text:p>
              </table:table-cell>
              <table:table-cell office:value-type="float" office:value="4.41905E-038">
                <text:p>4.41905E-038</text:p>
              </table:table-cell>
              <table:table-cell office:value-type="float" office:value="5.86008E-037">
                <text:p>5.86008E-037</text:p>
              </table:table-cell>
              <table:table-cell office:value-type="float" office:value="6.70389E-036">
                <text:p>6.70389E-036</text:p>
              </table:table-cell>
              <table:table-cell office:value-type="float" office:value="6.75363E-035">
                <text:p>6.75363E-035</text:p>
              </table:table-cell>
              <table:table-cell office:value-type="float" office:value="6.08635E-034">
                <text:p>6.08635E-034</text:p>
              </table:table-cell>
              <table:table-cell office:value-type="float" office:value="4.9678E-033">
                <text:p>4.9678E-033</text:p>
              </table:table-cell>
              <table:table-cell office:value-type="float" office:value="3.70943E-032">
                <text:p>3.70943E-032</text:p>
              </table:table-cell>
              <table:table-cell office:value-type="float" office:value="2.55491E-031">
                <text:p>2.55491E-031</text:p>
              </table:table-cell>
              <table:table-cell office:value-type="float" office:value="1.63448E-030">
                <text:p>1.63448E-030</text:p>
              </table:table-cell>
              <table:table-cell office:value-type="float" office:value="9.76966E-030">
                <text:p>9.76966E-030</text:p>
              </table:table-cell>
              <table:table-cell office:value-type="float" office:value="5.48381E-029">
                <text:p>5.48381E-029</text:p>
              </table:table-cell>
              <table:table-cell office:value-type="float" office:value="2.90341E-028">
                <text:p>2.90341E-028</text:p>
              </table:table-cell>
              <table:table-cell office:value-type="float" office:value="1.45559E-027">
                <text:p>1.45559E-027</text:p>
              </table:table-cell>
              <table:table-cell office:value-type="float" office:value="6.93379E-027">
                <text:p>6.93379E-027</text:p>
              </table:table-cell>
              <table:table-cell office:value-type="float" office:value="3.14794E-026">
                <text:p>3.14794E-026</text:p>
              </table:table-cell>
              <table:table-cell office:value-type="float" office:value="1.36583E-025">
                <text:p>1.36583E-025</text:p>
              </table:table-cell>
              <table:table-cell office:value-type="float" office:value="5.6775E-025">
                <text:p>5.6775E-025</text:p>
              </table:table-cell>
              <table:table-cell office:value-type="float" office:value="2.26609E-024">
                <text:p>2.26609E-024</text:p>
              </table:table-cell>
              <table:table-cell office:value-type="float" office:value="8.70245E-024">
                <text:p>8.70245E-024</text:p>
              </table:table-cell>
              <table:table-cell office:value-type="float" office:value="3.22151E-023">
                <text:p>3.22151E-023</text:p>
              </table:table-cell>
              <table:table-cell office:value-type="float" office:value="1.15152E-022">
                <text:p>1.15152E-022</text:p>
              </table:table-cell>
              <table:table-cell office:value-type="float" office:value="3.98069E-022">
                <text:p>3.98069E-022</text:p>
              </table:table-cell>
              <table:table-cell office:value-type="float" office:value="1.33276E-021">
                <text:p>1.33276E-021</text:p>
              </table:table-cell>
              <table:table-cell office:value-type="float" office:value="4.32746E-021">
                <text:p>4.32746E-021</text:p>
              </table:table-cell>
              <table:table-cell office:value-type="float" office:value="1.36441E-020">
                <text:p>1.36441E-020</text:p>
              </table:table-cell>
              <table:table-cell office:value-type="float" office:value="4.18207E-020">
                <text:p>4.18207E-020</text:p>
              </table:table-cell>
              <table:table-cell office:value-type="float" office:value="1.24751E-019">
                <text:p>1.24751E-019</text:p>
              </table:table-cell>
              <table:table-cell office:value-type="float" office:value="3.62525E-019">
                <text:p>3.62525E-019</text:p>
              </table:table-cell>
              <table:table-cell office:value-type="float" office:value="1.02728E-018">
                <text:p>1.02728E-018</text:p>
              </table:table-cell>
              <table:table-cell office:value-type="float" office:value="2.84109E-018">
                <text:p>2.84109E-018</text:p>
              </table:table-cell>
              <table:table-cell office:value-type="float" office:value="7.67517E-018">
                <text:p>7.67517E-018</text:p>
              </table:table-cell>
              <table:table-cell office:value-type="float" office:value="2.02694E-017">
                <text:p>2.02694E-017</text:p>
              </table:table-cell>
              <table:table-cell office:value-type="float" office:value="5.23682E-017">
                <text:p>5.23682E-017</text:p>
              </table:table-cell>
              <table:table-cell office:value-type="float" office:value="1.32457E-016">
                <text:p>1.32457E-016</text:p>
              </table:table-cell>
              <table:table-cell office:value-type="float" office:value="3.28209E-016">
                <text:p>3.28209E-016</text:p>
              </table:table-cell>
              <table:table-cell office:value-type="float" office:value="7.97206E-016">
                <text:p>7.97206E-016</text:p>
              </table:table-cell>
              <table:table-cell office:value-type="float" office:value="1.8993E-015">
                <text:p>1.8993E-015</text:p>
              </table:table-cell>
              <table:table-cell office:value-type="float" office:value="4.4409E-015">
                <text:p>4.4409E-015</text:p>
              </table:table-cell>
              <table:table-cell office:value-type="float" office:value="0.0000000000000101961">
                <text:p>0.0000000000000101961</text:p>
              </table:table-cell>
              <table:table-cell office:value-type="float" office:value="0.0000000000000229991">
                <text:p>0.0000000000000229991</text:p>
              </table:table-cell>
              <table:table-cell office:value-type="float" office:value="0.0000000000000509931">
                <text:p>0.0000000000000509931</text:p>
              </table:table-cell>
              <table:table-cell office:value-type="float" office:value="0.000000000000111184">
                <text:p>0.000000000000111184</text:p>
              </table:table-cell>
              <table:table-cell office:value-type="float" office:value="0.000000000000238506">
                <text:p>0.000000000000238506</text:p>
              </table:table-cell>
              <table:table-cell office:value-type="float" office:value="0.000000000000503579">
                <text:p>0.000000000000503579</text:p>
              </table:table-cell>
              <table:table-cell office:value-type="float" office:value="0.00000000000104695">
                <text:p>0.00000000000104695</text:p>
              </table:table-cell>
              <table:table-cell office:value-type="float" office:value="0.0000000000021441">
                <text:p>0.0000000000021441</text:p>
              </table:table-cell>
              <table:table-cell office:value-type="float" office:value="0.00000000000432704">
                <text:p>0.00000000000432704</text:p>
              </table:table-cell>
              <table:table-cell office:value-type="float" office:value="0.00000000000860834">
                <text:p>0.00000000000860834</text:p>
              </table:table-cell>
              <table:table-cell office:value-type="float" office:value="0.0000000000168882">
                <text:p>0.0000000000168882</text:p>
              </table:table-cell>
              <table:table-cell office:value-type="float" office:value="0.0000000000326832">
                <text:p>0.0000000000326832</text:p>
              </table:table-cell>
              <table:table-cell office:value-type="float" office:value="0.0000000000624147">
                <text:p>0.0000000000624147</text:p>
              </table:table-cell>
              <table:table-cell office:value-type="float" office:value="0.000000000117653">
                <text:p>0.000000000117653</text:p>
              </table:table-cell>
              <table:table-cell office:value-type="float" office:value="0.00000000021898">
                <text:p>0.00000000021898</text:p>
              </table:table-cell>
              <table:table-cell office:value-type="float" office:value="0.000000000402543">
                <text:p>0.000000000402543</text:p>
              </table:table-cell>
              <table:table-cell office:value-type="float" office:value="0.000000000731056">
                <text:p>0.000000000731056</text:p>
              </table:table-cell>
              <table:table-cell office:value-type="float" office:value="0.000000001312">
                <text:p>0.000000001312</text:p>
              </table:table-cell>
              <table:table-cell office:value-type="float" office:value="0.00000000232742">
                <text:p>0.00000000232742</text:p>
              </table:table-cell>
              <table:table-cell office:value-type="float" office:value="0.0000000040821">
                <text:p>0.0000000040821</text:p>
              </table:table-cell>
              <table:table-cell office:value-type="float" office:value="0.00000000708047">
                <text:p>0.00000000708047</text:p>
              </table:table-cell>
              <table:table-cell office:value-type="float" office:value="0.0000000121482">
                <text:p>0.0000000121482</text:p>
              </table:table-cell>
              <table:table-cell office:value-type="float" office:value="0.0000000206222">
                <text:p>0.0000000206222</text:p>
              </table:table-cell>
              <table:table-cell office:value-type="float" office:value="0.0000000346436">
                <text:p>0.0000000346436</text:p>
              </table:table-cell>
              <table:table-cell office:value-type="float" office:value="0.0000000576062">
                <text:p>0.0000000576062</text:p>
              </table:table-cell>
              <table:table-cell office:value-type="float" office:value="0.0000000948336">
                <text:p>0.0000000948336</text:p>
              </table:table-cell>
              <table:table-cell office:value-type="float" office:value="0.000000154593">
                <text:p>0.000000154593</text:p>
              </table:table-cell>
              <table:table-cell office:value-type="float" office:value="0.000000249593">
                <text:p>0.000000249593</text:p>
              </table:table-cell>
              <table:table-cell office:value-type="float" office:value="0.000000399187">
                <text:p>0.000000399187</text:p>
              </table:table-cell>
              <table:table-cell office:value-type="float" office:value="0.000000632554">
                <text:p>0.000000632554</text:p>
              </table:table-cell>
              <table:table-cell office:value-type="float" office:value="0.000000993285">
                <text:p>0.000000993285</text:p>
              </table:table-cell>
              <table:table-cell office:value-type="float" office:value="0.0000015459">
                <text:p>0.0000015459</text:p>
              </table:table-cell>
              <table:table-cell office:value-type="float" office:value="0.00000238501">
                <text:p>0.00000238501</text:p>
              </table:table-cell>
              <table:table-cell office:value-type="float" office:value="0.00000364814">
                <text:p>0.00000364814</text:p>
              </table:table-cell>
              <table:table-cell office:value-type="float" office:value="0.00000553344">
                <text:p>0.00000553344</text:p>
              </table:table-cell>
              <table:table-cell office:value-type="float" office:value="0.00000832393">
                <text:p>0.00000832393</text:p>
              </table:table-cell>
              <table:table-cell office:value-type="float" office:value="0.0000124204">
                <text:p>0.0000124204</text:p>
              </table:table-cell>
              <table:table-cell office:value-type="float" office:value="0.0000183857">
                <text:p>0.0000183857</text:p>
              </table:table-cell>
              <table:table-cell office:value-type="float" office:value="0.0000270038">
                <text:p>0.0000270038</text:p>
              </table:table-cell>
              <table:table-cell office:value-type="float" office:value="0.0000393576">
                <text:p>0.0000393576</text:p>
              </table:table-cell>
              <table:table-cell office:value-type="float" office:value="0.0000569314">
                <text:p>0.0000569314</text:p>
              </table:table-cell>
              <table:table-cell office:value-type="float" office:value="0.0000817432">
                <text:p>0.0000817432</text:p>
              </table:table-cell>
              <table:table-cell office:value-type="float" office:value="0.000116516">
                <text:p>0.000116516</text:p>
              </table:table-cell>
              <table:table-cell office:value-type="float" office:value="0.000164893">
                <text:p>0.000164893</text:p>
              </table:table-cell>
              <table:table-cell office:value-type="float" office:value="0.00023172">
                <text:p>0.00023172</text:p>
              </table:table-cell>
              <table:table-cell office:value-type="float" office:value="0.000323383">
                <text:p>0.000323383</text:p>
              </table:table-cell>
              <table:table-cell office:value-type="float" office:value="0.000448246">
                <text:p>0.000448246</text:p>
              </table:table-cell>
              <table:table-cell office:value-type="float" office:value="0.000617176">
                <text:p>0.000617176</text:p>
              </table:table-cell>
              <table:table-cell office:value-type="float" office:value="0.000844199">
                <text:p>0.000844199</text:p>
              </table:table-cell>
              <table:table-cell office:value-type="float" office:value="0.00114729">
                <text:p>0.00114729</text:p>
              </table:table-cell>
              <table:table-cell office:value-type="float" office:value="0.00154931">
                <text:p>0.00154931</text:p>
              </table:table-cell>
              <table:table-cell office:value-type="float" office:value="0.00207917">
                <text:p>0.00207917</text:p>
              </table:table-cell>
              <table:table-cell office:value-type="float" office:value="0.00277312">
                <text:p>0.00277312</text:p>
              </table:table-cell>
              <table:table-cell office:value-type="float" office:value="0.00367639">
                <text:p>0.00367639</text:p>
              </table:table-cell>
              <table:table-cell office:value-type="float" office:value="0.00484498">
                <text:p>0.00484498</text:p>
              </table:table-cell>
              <table:table-cell office:value-type="float" office:value="0.00634777">
                <text:p>0.00634777</text:p>
              </table:table-cell>
              <table:table-cell office:value-type="float" office:value="0.00826896">
                <text:p>0.00826896</text:p>
              </table:table-cell>
              <table:table-cell office:value-type="float" office:value="0.0107108">
                <text:p>0.0107108</text:p>
              </table:table-cell>
              <table:table-cell office:value-type="float" office:value="0.0137967">
                <text:p>0.0137967</text:p>
              </table:table-cell>
              <table:table-cell office:value-type="float" office:value="0.0176747">
                <text:p>0.0176747</text:p>
              </table:table-cell>
              <table:table-cell office:value-type="float" office:value="0.022521">
                <text:p>0.022521</text:p>
              </table:table-cell>
              <table:table-cell office:value-type="float" office:value="0.0285444">
                <text:p>0.0285444</text:p>
              </table:table-cell>
              <table:table-cell office:value-type="float" office:value="0.0359907">
                <text:p>0.0359907</text:p>
              </table:table-cell>
              <table:table-cell office:value-type="float" office:value="0.0451473">
                <text:p>0.0451473</text:p>
              </table:table-cell>
              <table:table-cell office:value-type="float" office:value="0.0563486">
                <text:p>0.0563486</text:p>
              </table:table-cell>
              <table:table-cell office:value-type="float" office:value="0.0699807">
                <text:p>0.0699807</text:p>
              </table:table-cell>
              <table:table-cell office:value-type="float" office:value="0.0864874">
                <text:p>0.0864874</text:p>
              </table:table-cell>
              <table:table-cell office:value-type="float" office:value="0.106376">
                <text:p>0.106376</text:p>
              </table:table-cell>
              <table:table-cell office:value-type="float" office:value="0.130221">
                <text:p>0.130221</text:p>
              </table:table-cell>
              <table:table-cell office:value-type="float" office:value="0.158672">
                <text:p>0.158672</text:p>
              </table:table-cell>
              <table:table-cell office:value-type="float" office:value="0.192457">
                <text:p>0.192457</text:p>
              </table:table-cell>
              <table:table-cell office:value-type="float" office:value="0.232389">
                <text:p>0.232389</text:p>
              </table:table-cell>
              <table:table-cell office:value-type="float" office:value="0.279369">
                <text:p>0.279369</text:p>
              </table:table-cell>
              <table:table-cell office:value-type="float" office:value="0.33439">
                <text:p>0.33439</text:p>
              </table:table-cell>
              <table:table-cell office:value-type="float" office:value="0.398539">
                <text:p>0.398539</text:p>
              </table:table-cell>
              <table:table-cell office:value-type="float" office:value="0.473002">
                <text:p>0.473002</text:p>
              </table:table-cell>
              <table:table-cell office:value-type="float" office:value="0.559062">
                <text:p>0.559062</text:p>
              </table:table-cell>
              <table:table-cell office:value-type="float" office:value="0.658102">
                <text:p>0.658102</text:p>
              </table:table-cell>
              <table:table-cell office:value-type="float" office:value="0.771598">
                <text:p>0.771598</text:p>
              </table:table-cell>
              <table:table-cell office:value-type="float" office:value="0.901123">
                <text:p>0.901123</text:p>
              </table:table-cell>
              <table:table-cell office:value-type="float" office:value="1.04834">
                <text:p>1.04834</text:p>
              </table:table-cell>
              <table:table-cell office:value-type="float" office:value="1.21499">
                <text:p>1.21499</text:p>
              </table:table-cell>
              <table:table-cell office:value-type="float" office:value="1.40289">
                <text:p>1.40289</text:p>
              </table:table-cell>
              <table:table-cell office:value-type="float" office:value="1.61394">
                <text:p>1.61394</text:p>
              </table:table-cell>
              <table:table-cell office:value-type="float" office:value="1.85008">
                <text:p>1.85008</text:p>
              </table:table-cell>
              <table:table-cell office:value-type="float" office:value="2.11328">
                <text:p>2.11328</text:p>
              </table:table-cell>
              <table:table-cell office:value-type="float" office:value="2.40558">
                <text:p>2.40558</text:p>
              </table:table-cell>
              <table:table-cell office:value-type="float" office:value="2.72899">
                <text:p>2.72899</text:p>
              </table:table-cell>
              <table:table-cell office:value-type="float" office:value="3.08555">
                <text:p>3.08555</text:p>
              </table:table-cell>
              <table:table-cell office:value-type="float" office:value="3.47728">
                <text:p>3.47728</text:p>
              </table:table-cell>
              <table:table-cell office:value-type="float" office:value="3.90614">
                <text:p>3.90614</text:p>
              </table:table-cell>
              <table:table-cell office:value-type="float" office:value="4.37405">
                <text:p>4.37405</text:p>
              </table:table-cell>
              <table:table-cell office:value-type="float" office:value="4.88285">
                <text:p>4.88285</text:p>
              </table:table-cell>
              <table:table-cell office:value-type="float" office:value="5.4343">
                <text:p>5.4343</text:p>
              </table:table-cell>
              <table:table-cell office:value-type="float" office:value="6.03003">
                <text:p>6.03003</text:p>
              </table:table-cell>
              <table:table-cell office:value-type="float" office:value="6.67155">
                <text:p>6.67155</text:p>
              </table:table-cell>
              <table:table-cell office:value-type="float" office:value="7.3602">
                <text:p>7.3602</text:p>
              </table:table-cell>
              <table:table-cell office:value-type="float" office:value="8.09719">
                <text:p>8.09719</text:p>
              </table:table-cell>
              <table:table-cell office:value-type="float" office:value="8.88352">
                <text:p>8.88352</text:p>
              </table:table-cell>
              <table:table-cell office:value-type="float" office:value="9.72">
                <text:p>9.72</text:p>
              </table:table-cell>
              <table:table-cell office:value-type="float" office:value="10.6072">
                <text:p>10.6072</text:p>
              </table:table-cell>
              <table:table-cell office:value-type="float" office:value="11.5456">
                <text:p>11.5456</text:p>
              </table:table-cell>
              <table:table-cell office:value-type="float" office:value="12.5353">
                <text:p>12.5353</text:p>
              </table:table-cell>
              <table:table-cell office:value-type="float" office:value="13.5763">
                <text:p>13.5763</text:p>
              </table:table-cell>
              <table:table-cell office:value-type="float" office:value="14.6682">
                <text:p>14.6682</text:p>
              </table:table-cell>
              <table:table-cell office:value-type="float" office:value="15.8105">
                <text:p>15.8105</text:p>
              </table:table-cell>
              <table:table-cell office:value-type="float" office:value="17.0023">
                <text:p>17.0023</text:p>
              </table:table-cell>
              <table:table-cell office:value-type="float" office:value="18.2428">
                <text:p>18.2428</text:p>
              </table:table-cell>
              <table:table-cell office:value-type="float" office:value="19.5306">
                <text:p>19.5306</text:p>
              </table:table-cell>
              <table:table-cell office:value-type="float" office:value="20.8643">
                <text:p>20.8643</text:p>
              </table:table-cell>
              <table:table-cell office:value-type="float" office:value="22.2422">
                <text:p>22.2422</text:p>
              </table:table-cell>
              <table:table-cell office:value-type="float" office:value="23.6623">
                <text:p>23.6623</text:p>
              </table:table-cell>
              <table:table-cell office:value-type="float" office:value="25.1227">
                <text:p>25.1227</text:p>
              </table:table-cell>
              <table:table-cell office:value-type="float" office:value="26.621">
                <text:p>26.621</text:p>
              </table:table-cell>
              <table:table-cell office:value-type="float" office:value="28.1547">
                <text:p>28.1547</text:p>
              </table:table-cell>
              <table:table-cell office:value-type="float" office:value="29.7214">
                <text:p>29.7214</text:p>
              </table:table-cell>
              <table:table-cell office:value-type="float" office:value="31.3184">
                <text:p>31.3184</text:p>
              </table:table-cell>
              <table:table-cell office:value-type="float" office:value="32.9426">
                <text:p>32.9426</text:p>
              </table:table-cell>
              <table:table-cell office:value-type="float" office:value="34.5913">
                <text:p>34.5913</text:p>
              </table:table-cell>
              <table:table-cell office:value-type="float" office:value="36.2615">
                <text:p>36.2615</text:p>
              </table:table-cell>
              <table:table-cell office:value-type="float" office:value="37.9499">
                <text:p>37.9499</text:p>
              </table:table-cell>
              <table:table-cell office:value-type="float" office:value="39.6536">
                <text:p>39.6536</text:p>
              </table:table-cell>
              <table:table-cell office:value-type="float" office:value="41.3693">
                <text:p>41.3693</text:p>
              </table:table-cell>
              <table:table-cell office:value-type="float" office:value="43.0939">
                <text:p>43.0939</text:p>
              </table:table-cell>
              <table:table-cell office:value-type="float" office:value="44.8241">
                <text:p>44.8241</text:p>
              </table:table-cell>
              <table:table-cell office:value-type="float" office:value="46.5569">
                <text:p>46.5569</text:p>
              </table:table-cell>
              <table:table-cell office:value-type="float" office:value="48.289">
                <text:p>48.289</text:p>
              </table:table-cell>
              <table:table-cell office:value-type="float" office:value="50.0172">
                <text:p>50.0172</text:p>
              </table:table-cell>
              <table:table-cell office:value-type="float" office:value="51.7387">
                <text:p>51.7387</text:p>
              </table:table-cell>
              <table:table-cell office:value-type="float" office:value="53.4503">
                <text:p>53.4503</text:p>
              </table:table-cell>
              <table:table-cell office:value-type="float" office:value="55.1491">
                <text:p>55.1491</text:p>
              </table:table-cell>
              <table:table-cell office:value-type="float" office:value="56.8321">
                <text:p>56.8321</text:p>
              </table:table-cell>
              <table:table-cell office:value-type="float" office:value="58.4967">
                <text:p>58.4967</text:p>
              </table:table-cell>
              <table:table-cell office:value-type="float" office:value="60.1402">
                <text:p>60.1402</text:p>
              </table:table-cell>
              <table:table-cell office:value-type="float" office:value="61.7598">
                <text:p>61.7598</text:p>
              </table:table-cell>
              <table:table-cell office:value-type="float" office:value="63.353">
                <text:p>63.353</text:p>
              </table:table-cell>
              <table:table-cell office:value-type="float" office:value="64.9175">
                <text:p>64.9175</text:p>
              </table:table-cell>
              <table:table-cell office:value-type="float" office:value="66.4509">
                <text:p>66.4509</text:p>
              </table:table-cell>
              <table:table-cell office:value-type="float" office:value="67.9509">
                <text:p>67.9509</text:p>
              </table:table-cell>
              <table:table-cell office:value-type="float" office:value="69.4155">
                <text:p>69.4155</text:p>
              </table:table-cell>
              <table:table-cell office:value-type="float" office:value="70.8425">
                <text:p>70.8425</text:p>
              </table:table-cell>
              <table:table-cell office:value-type="float" office:value="72.2302">
                <text:p>72.2302</text:p>
              </table:table-cell>
              <table:table-cell office:value-type="float" office:value="73.5765">
                <text:p>73.5765</text:p>
              </table:table-cell>
              <table:table-cell office:value-type="float" office:value="74.8798">
                <text:p>74.8798</text:p>
              </table:table-cell>
              <table:table-cell office:value-type="float" office:value="76.1384">
                <text:p>76.1384</text:p>
              </table:table-cell>
              <table:table-cell office:value-type="float" office:value="77.3508">
                <text:p>77.3508</text:p>
              </table:table-cell>
              <table:table-cell office:value-type="float" office:value="78.5156">
                <text:p>78.5156</text:p>
              </table:table-cell>
              <table:table-cell office:value-type="float" office:value="79.6313">
                <text:p>79.6313</text:p>
              </table:table-cell>
              <table:table-cell office:value-type="float" office:value="80.6966">
                <text:p>80.6966</text:p>
              </table:table-cell>
              <table:table-cell office:value-type="float" office:value="81.7104">
                <text:p>81.7104</text:p>
              </table:table-cell>
              <table:table-cell office:value-type="float" office:value="82.6715">
                <text:p>82.6715</text:p>
              </table:table-cell>
              <table:table-cell office:value-type="float" office:value="83.5789">
                <text:p>83.5789</text:p>
              </table:table-cell>
              <table:table-cell office:value-type="float" office:value="84.4316">
                <text:p>84.4316</text:p>
              </table:table-cell>
              <table:table-cell office:value-type="float" office:value="85.2288">
                <text:p>85.2288</text:p>
              </table:table-cell>
              <table:table-cell office:value-type="float" office:value="85.9695">
                <text:p>85.9695</text:p>
              </table:table-cell>
              <table:table-cell office:value-type="float" office:value="86.6531">
                <text:p>86.6531</text:p>
              </table:table-cell>
              <table:table-cell office:value-type="float" office:value="87.2788">
                <text:p>87.2788</text:p>
              </table:table-cell>
              <table:table-cell office:value-type="float" office:value="87.8461">
                <text:p>87.8461</text:p>
              </table:table-cell>
              <table:table-cell office:value-type="float" office:value="88.3543">
                <text:p>88.3543</text:p>
              </table:table-cell>
              <table:table-cell office:value-type="float" office:value="88.803">
                <text:p>88.803</text:p>
              </table:table-cell>
              <table:table-cell office:value-type="float" office:value="89.1917">
                <text:p>89.1917</text:p>
              </table:table-cell>
              <table:table-cell office:value-type="float" office:value="89.5201">
                <text:p>89.5201</text:p>
              </table:table-cell>
              <table:table-cell office:value-type="float" office:value="89.7878">
                <text:p>89.7878</text:p>
              </table:table-cell>
              <table:table-cell office:value-type="float" office:value="89.9945">
                <text:p>89.9945</text:p>
              </table:table-cell>
              <table:table-cell office:value-type="float" office:value="90.14">
                <text:p>90.14</text:p>
              </table:table-cell>
              <table:table-cell office:value-type="float" office:value="90.2242">
                <text:p>90.2242</text:p>
              </table:table-cell>
              <table:table-cell office:value-type="float" office:value="90.247">
                <text:p>90.247</text:p>
              </table:table-cell>
              <table:table-cell office:value-type="float" office:value="90.2082">
                <text:p>90.2082</text:p>
              </table:table-cell>
              <table:table-cell office:value-type="float" office:value="90.108">
                <text:p>90.108</text:p>
              </table:table-cell>
              <table:table-cell office:value-type="float" office:value="89.9463">
                <text:p>89.9463</text:p>
              </table:table-cell>
              <table:table-cell office:value-type="float" office:value="89.7232">
                <text:p>89.7232</text:p>
              </table:table-cell>
              <table:table-cell office:value-type="float" office:value="89.439">
                <text:p>89.439</text:p>
              </table:table-cell>
              <table:table-cell office:value-type="float" office:value="89.0937">
                <text:p>89.0937</text:p>
              </table:table-cell>
              <table:table-cell office:value-type="float" office:value="88.6877">
                <text:p>88.6877</text:p>
              </table:table-cell>
              <table:table-cell office:value-type="float" office:value="88.2213">
                <text:p>88.2213</text:p>
              </table:table-cell>
              <table:table-cell office:value-type="float" office:value="87.6949">
                <text:p>87.6949</text:p>
              </table:table-cell>
              <table:table-cell office:value-type="float" office:value="87.1088">
                <text:p>87.1088</text:p>
              </table:table-cell>
              <table:table-cell office:value-type="float" office:value="86.4636">
                <text:p>86.4636</text:p>
              </table:table-cell>
              <table:table-cell office:value-type="float" office:value="85.7599">
                <text:p>85.7599</text:p>
              </table:table-cell>
              <table:table-cell office:value-type="float" office:value="84.9982">
                <text:p>84.9982</text:p>
              </table:table-cell>
              <table:table-cell office:value-type="float" office:value="84.1793">
                <text:p>84.1793</text:p>
              </table:table-cell>
              <table:table-cell office:value-type="float" office:value="83.304">
                <text:p>83.304</text:p>
              </table:table-cell>
              <table:table-cell office:value-type="float" office:value="82.3729">
                <text:p>82.3729</text:p>
              </table:table-cell>
              <table:table-cell office:value-type="float" office:value="81.3872">
                <text:p>81.3872</text:p>
              </table:table-cell>
              <table:table-cell office:value-type="float" office:value="80.3478">
                <text:p>80.3478</text:p>
              </table:table-cell>
              <table:table-cell office:value-type="float" office:value="79.2559">
                <text:p>79.2559</text:p>
              </table:table-cell>
              <table:table-cell office:value-type="float" office:value="78.1125">
                <text:p>78.1125</text:p>
              </table:table-cell>
              <table:table-cell office:value-type="float" office:value="76.919">
                <text:p>76.919</text:p>
              </table:table-cell>
              <table:table-cell office:value-type="float" office:value="75.6769">
                <text:p>75.6769</text:p>
              </table:table-cell>
              <table:table-cell office:value-type="float" office:value="74.3876">
                <text:p>74.3876</text:p>
              </table:table-cell>
              <table:table-cell office:value-type="float" office:value="73.0528">
                <text:p>73.0528</text:p>
              </table:table-cell>
              <table:table-cell office:value-type="float" office:value="71.6742">
                <text:p>71.6742</text:p>
              </table:table-cell>
              <table:table-cell office:value-type="float" office:value="70.2537">
                <text:p>70.2537</text:p>
              </table:table-cell>
              <table:table-cell office:value-type="float" office:value="68.7932">
                <text:p>68.7932</text:p>
              </table:table-cell>
              <table:table-cell office:value-type="float" office:value="67.295">
                <text:p>67.295</text:p>
              </table:table-cell>
              <table:table-cell office:value-type="float" office:value="65.7613">
                <text:p>65.7613</text:p>
              </table:table-cell>
              <table:table-cell office:value-type="float" office:value="64.1944">
                <text:p>64.1944</text:p>
              </table:table-cell>
              <table:table-cell office:value-type="float" office:value="62.5968">
                <text:p>62.5968</text:p>
              </table:table-cell>
              <table:table-cell office:value-type="float" office:value="60.9713">
                <text:p>60.9713</text:p>
              </table:table-cell>
              <table:table-cell office:value-type="float" office:value="59.3206">
                <text:p>59.3206</text:p>
              </table:table-cell>
              <table:table-cell office:value-type="float" office:value="57.6475">
                <text:p>57.6475</text:p>
              </table:table-cell>
              <table:table-cell office:value-type="float" office:value="55.955">
                <text:p>55.955</text:p>
              </table:table-cell>
              <table:table-cell office:value-type="float" office:value="54.2463">
                <text:p>54.2463</text:p>
              </table:table-cell>
              <table:table-cell office:value-type="float" office:value="52.5245">
                <text:p>52.5245</text:p>
              </table:table-cell>
              <table:table-cell office:value-type="float" office:value="50.7929">
                <text:p>50.7929</text:p>
              </table:table-cell>
              <table:table-cell office:value-type="float" office:value="49.0548">
                <text:p>49.0548</text:p>
              </table:table-cell>
              <table:table-cell office:value-type="float" office:value="47.3137">
                <text:p>47.3137</text:p>
              </table:table-cell>
              <table:table-cell office:value-type="float" office:value="45.5729">
                <text:p>45.5729</text:p>
              </table:table-cell>
              <table:table-cell office:value-type="float" office:value="43.8359">
                <text:p>43.8359</text:p>
              </table:table-cell>
              <table:table-cell office:value-type="float" office:value="42.1061">
                <text:p>42.1061</text:p>
              </table:table-cell>
              <table:table-cell office:value-type="float" office:value="40.387">
                <text:p>40.387</text:p>
              </table:table-cell>
              <table:table-cell office:value-type="float" office:value="38.6819">
                <text:p>38.6819</text:p>
              </table:table-cell>
              <table:table-cell office:value-type="float" office:value="36.9942">
                <text:p>36.9942</text:p>
              </table:table-cell>
              <table:table-cell office:value-type="float" office:value="35.3271">
                <text:p>35.3271</text:p>
              </table:table-cell>
              <table:table-cell office:value-type="float" office:value="33.6839">
                <text:p>33.6839</text:p>
              </table:table-cell>
              <table:table-cell office:value-type="float" office:value="32.0674">
                <text:p>32.0674</text:p>
              </table:table-cell>
              <table:table-cell office:value-type="float" office:value="30.4807">
                <text:p>30.4807</text:p>
              </table:table-cell>
              <table:table-cell office:value-type="float" office:value="28.9265">
                <text:p>28.9265</text:p>
              </table:table-cell>
              <table:table-cell office:value-type="float" office:value="27.4074">
                <text:p>27.4074</text:p>
              </table:table-cell>
              <table:table-cell office:value-type="float" office:value="25.9257">
                <text:p>25.9257</text:p>
              </table:table-cell>
              <table:table-cell office:value-type="float" office:value="24.4837">
                <text:p>24.4837</text:p>
              </table:table-cell>
              <table:table-cell office:value-type="float" office:value="23.0833">
                <text:p>23.0833</text:p>
              </table:table-cell>
              <table:table-cell office:value-type="float" office:value="21.7263">
                <text:p>21.7263</text:p>
              </table:table-cell>
              <table:table-cell office:value-type="float" office:value="20.4142">
                <text:p>20.4142</text:p>
              </table:table-cell>
              <table:table-cell office:value-type="float" office:value="19.1485">
                <text:p>19.1485</text:p>
              </table:table-cell>
              <table:table-cell office:value-type="float" office:value="17.93">
                <text:p>17.93</text:p>
              </table:table-cell>
              <table:table-cell office:value-type="float" office:value="16.7597">
                <text:p>16.7597</text:p>
              </table:table-cell>
              <table:table-cell office:value-type="float" office:value="15.6381">
                <text:p>15.6381</text:p>
              </table:table-cell>
              <table:table-cell office:value-type="float" office:value="14.5657">
                <text:p>14.5657</text:p>
              </table:table-cell>
              <table:table-cell office:value-type="float" office:value="13.5425">
                <text:p>13.5425</text:p>
              </table:table-cell>
              <table:table-cell office:value-type="float" office:value="12.5686">
                <text:p>12.5686</text:p>
              </table:table-cell>
              <table:table-cell office:value-type="float" office:value="11.6435">
                <text:p>11.6435</text:p>
              </table:table-cell>
              <table:table-cell office:value-type="float" office:value="10.7669">
                <text:p>10.7669</text:p>
              </table:table-cell>
              <table:table-cell office:value-type="float" office:value="9.93806">
                <text:p>9.93806</text:p>
              </table:table-cell>
              <table:table-cell office:value-type="float" office:value="9.15615">
                <text:p>9.15615</text:p>
              </table:table-cell>
              <table:table-cell office:value-type="float" office:value="8.42019">
                <text:p>8.42019</text:p>
              </table:table-cell>
              <table:table-cell office:value-type="float" office:value="7.72902">
                <text:p>7.72902</text:p>
              </table:table-cell>
              <table:table-cell office:value-type="float" office:value="7.08139">
                <text:p>7.08139</text:p>
              </table:table-cell>
              <table:table-cell office:value-type="float" office:value="6.47593">
                <text:p>6.47593</text:p>
              </table:table-cell>
              <table:table-cell office:value-type="float" office:value="5.91115">
                <text:p>5.91115</text:p>
              </table:table-cell>
              <table:table-cell office:value-type="float" office:value="5.38551">
                <text:p>5.38551</text:p>
              </table:table-cell>
              <table:table-cell office:value-type="float" office:value="4.8974">
                <text:p>4.8974</text:p>
              </table:table-cell>
              <table:table-cell office:value-type="float" office:value="4.44514">
                <text:p>4.44514</text:p>
              </table:table-cell>
              <table:table-cell office:value-type="float" office:value="4.02705">
                <text:p>4.02705</text:p>
              </table:table-cell>
              <table:table-cell office:value-type="float" office:value="3.6414">
                <text:p>3.6414</text:p>
              </table:table-cell>
              <table:table-cell office:value-type="float" office:value="3.28647">
                <text:p>3.28647</text:p>
              </table:table-cell>
              <table:table-cell office:value-type="float" office:value="2.96053">
                <text:p>2.96053</text:p>
              </table:table-cell>
              <table:table-cell office:value-type="float" office:value="2.66188">
                <text:p>2.66188</text:p>
              </table:table-cell>
              <table:table-cell office:value-type="float" office:value="2.38884">
                <text:p>2.38884</text:p>
              </table:table-cell>
              <table:table-cell office:value-type="float" office:value="2.13975">
                <text:p>2.13975</text:p>
              </table:table-cell>
              <table:table-cell office:value-type="float" office:value="1.91303">
                <text:p>1.91303</text:p>
              </table:table-cell>
              <table:table-cell office:value-type="float" office:value="1.7071">
                <text:p>1.7071</text:p>
              </table:table-cell>
              <table:table-cell office:value-type="float" office:value="1.52047">
                <text:p>1.52047</text:p>
              </table:table-cell>
              <table:table-cell office:value-type="float" office:value="1.35169">
                <text:p>1.35169</text:p>
              </table:table-cell>
              <table:table-cell office:value-type="float" office:value="1.1994">
                <text:p>1.1994</text:p>
              </table:table-cell>
              <table:table-cell office:value-type="float" office:value="1.06226">
                <text:p>1.06226</text:p>
              </table:table-cell>
              <table:table-cell office:value-type="float" office:value="0.939046">
                <text:p>0.939046</text:p>
              </table:table-cell>
              <table:table-cell office:value-type="float" office:value="0.828571">
                <text:p>0.828571</text:p>
              </table:table-cell>
              <table:table-cell office:value-type="float" office:value="0.72973">
                <text:p>0.72973</text:p>
              </table:table-cell>
              <table:table-cell office:value-type="float" office:value="0.641484">
                <text:p>0.641484</text:p>
              </table:table-cell>
              <table:table-cell office:value-type="float" office:value="0.562863">
                <text:p>0.562863</text:p>
              </table:table-cell>
              <table:table-cell office:value-type="float" office:value="0.492964">
                <text:p>0.492964</text:p>
              </table:table-cell>
              <table:table-cell office:value-type="float" office:value="0.430948">
                <text:p>0.430948</text:p>
              </table:table-cell>
              <table:table-cell office:value-type="float" office:value="0.376041">
                <text:p>0.376041</text:p>
              </table:table-cell>
              <table:table-cell office:value-type="float" office:value="0.327527">
                <text:p>0.327527</text:p>
              </table:table-cell>
              <table:table-cell office:value-type="float" office:value="0.28475">
                <text:p>0.28475</text:p>
              </table:table-cell>
              <table:table-cell office:value-type="float" office:value="0.247109">
                <text:p>0.247109</text:p>
              </table:table-cell>
              <table:table-cell office:value-type="float" office:value="0.214054">
                <text:p>0.214054</text:p>
              </table:table-cell>
              <table:table-cell office:value-type="float" office:value="0.185084">
                <text:p>0.185084</text:p>
              </table:table-cell>
              <table:table-cell office:value-type="float" office:value="0.159747">
                <text:p>0.159747</text:p>
              </table:table-cell>
              <table:table-cell office:value-type="float" office:value="0.13763">
                <text:p>0.13763</text:p>
              </table:table-cell>
              <table:table-cell office:value-type="float" office:value="0.118363">
                <text:p>0.118363</text:p>
              </table:table-cell>
              <table:table-cell office:value-type="float" office:value="0.101611">
                <text:p>0.101611</text:p>
              </table:table-cell>
              <table:table-cell office:value-type="float" office:value="0.0870754">
                <text:p>0.0870754</text:p>
              </table:table-cell>
              <table:table-cell office:value-type="float" office:value="0.0744869">
                <text:p>0.0744869</text:p>
              </table:table-cell>
              <table:table-cell office:value-type="float" office:value="0.063606">
                <text:p>0.063606</text:p>
              </table:table-cell>
              <table:table-cell office:value-type="float" office:value="0.0542192">
                <text:p>0.0542192</text:p>
              </table:table-cell>
              <table:table-cell office:value-type="float" office:value="0.0461368">
                <text:p>0.0461368</text:p>
              </table:table-cell>
              <table:table-cell office:value-type="float" office:value="0.039191">
                <text:p>0.039191</text:p>
              </table:table-cell>
              <table:table-cell office:value-type="float" office:value="0.0332331">
                <text:p>0.0332331</text:p>
              </table:table-cell>
              <table:table-cell office:value-type="float" office:value="0.0281323">
                <text:p>0.0281323</text:p>
              </table:table-cell>
              <table:table-cell office:value-type="float" office:value="0.0237735">
                <text:p>0.0237735</text:p>
              </table:table-cell>
              <table:table-cell office:value-type="float" office:value="0.0200557">
                <text:p>0.0200557</text:p>
              </table:table-cell>
              <table:table-cell office:value-type="float" office:value="0.0168905">
                <text:p>0.0168905</text:p>
              </table:table-cell>
              <table:table-cell office:value-type="float" office:value="0.0142007">
                <text:p>0.0142007</text:p>
              </table:table-cell>
              <table:table-cell office:value-type="float" office:value="0.0119192">
                <text:p>0.0119192</text:p>
              </table:table-cell>
              <table:table-cell office:value-type="float" office:value="0.00998738">
                <text:p>0.00998738</text:p>
              </table:table-cell>
              <table:table-cell office:value-type="float" office:value="0.00835471">
                <text:p>0.00835471</text:p>
              </table:table-cell>
              <table:table-cell office:value-type="float" office:value="0.00697732">
                <text:p>0.00697732</text:p>
              </table:table-cell>
              <table:table-cell office:value-type="float" office:value="0.00581737">
                <text:p>0.00581737</text:p>
              </table:table-cell>
              <table:table-cell office:value-type="float" office:value="0.00484227">
                <text:p>0.00484227</text:p>
              </table:table-cell>
              <table:table-cell office:value-type="float" office:value="0.00402401">
                <text:p>0.00402401</text:p>
              </table:table-cell>
              <table:table-cell office:value-type="float" office:value="0.00333858">
                <text:p>0.00333858</text:p>
              </table:table-cell>
              <table:table-cell office:value-type="float" office:value="0.0027654">
                <text:p>0.0027654</text:p>
              </table:table-cell>
              <table:table-cell office:value-type="float" office:value="0.00228694">
                <text:p>0.00228694</text:p>
              </table:table-cell>
              <table:table-cell office:value-type="float" office:value="0.00188822">
                <text:p>0.00188822</text:p>
              </table:table-cell>
              <table:table-cell office:value-type="float" office:value="0.00155652">
                <text:p>0.00155652</text:p>
              </table:table-cell>
              <table:table-cell office:value-type="float" office:value="0.00128106">
                <text:p>0.00128106</text:p>
              </table:table-cell>
              <table:table-cell office:value-type="float" office:value="0.00105267">
                <text:p>0.00105267</text:p>
              </table:table-cell>
              <table:table-cell office:value-type="float" office:value="0.000863645">
                <text:p>0.000863645</text:p>
              </table:table-cell>
              <table:table-cell office:value-type="float" office:value="0.000707452">
                <text:p>0.000707452</text:p>
              </table:table-cell>
              <table:table-cell office:value-type="float" office:value="0.000578604">
                <text:p>0.000578604</text:p>
              </table:table-cell>
              <table:table-cell office:value-type="float" office:value="0.000472491">
                <text:p>0.000472491</text:p>
              </table:table-cell>
              <table:table-cell office:value-type="float" office:value="0.000385244">
                <text:p>0.000385244</text:p>
              </table:table-cell>
              <table:table-cell office:value-type="float" office:value="0.000313626">
                <text:p>0.000313626</text:p>
              </table:table-cell>
              <table:table-cell office:value-type="float" office:value="0.000254933">
                <text:p>0.000254933</text:p>
              </table:table-cell>
              <table:table-cell office:value-type="float" office:value="0.00020691">
                <text:p>0.00020691</text:p>
              </table:table-cell>
              <table:table-cell office:value-type="float" office:value="0.000167679">
                <text:p>0.000167679</text:p>
              </table:table-cell>
              <table:table-cell office:value-type="float" office:value="0.000135683">
                <text:p>0.000135683</text:p>
              </table:table-cell>
              <table:table-cell office:value-type="float" office:value="0.000109629">
                <text:p>0.000109629</text:p>
              </table:table-cell>
              <table:table-cell office:value-type="float" office:value="0.000088446">
                <text:p>0.000088446</text:p>
              </table:table-cell>
              <table:table-cell office:value-type="float" office:value="0.0000712508">
                <text:p>0.0000712508</text:p>
              </table:table-cell>
              <table:table-cell office:value-type="float" office:value="0.0000573142">
                <text:p>0.0000573142</text:p>
              </table:table-cell>
              <table:table-cell office:value-type="float" office:value="0.0000460363">
                <text:p>0.0000460363</text:p>
              </table:table-cell>
              <table:table-cell office:value-type="float" office:value="0.0000369239">
                <text:p>0.0000369239</text:p>
              </table:table-cell>
              <table:table-cell office:value-type="float" office:value="0.0000295723">
                <text:p>0.0000295723</text:p>
              </table:table-cell>
              <table:table-cell office:value-type="float" office:value="0.0000236504">
                <text:p>0.0000236504</text:p>
              </table:table-cell>
              <table:table-cell office:value-type="float" office:value="0.0000188874">
                <text:p>0.0000188874</text:p>
              </table:table-cell>
              <table:table-cell office:value-type="float" office:value="0.0000150621">
                <text:p>0.0000150621</text:p>
              </table:table-cell>
              <table:table-cell office:value-type="float" office:value="0.0000119946">
                <text:p>0.0000119946</text:p>
              </table:table-cell>
              <table:table-cell office:value-type="float" office:value="0.00000953833">
                <text:p>0.00000953833</text:p>
              </table:table-cell>
              <table:table-cell office:value-type="float" office:value="0.00000757447">
                <text:p>0.00000757447</text:p>
              </table:table-cell>
              <table:table-cell office:value-type="float" office:value="0.00000600658">
                <text:p>0.00000600658</text:p>
              </table:table-cell>
              <table:table-cell office:value-type="float" office:value="0.00000475664">
                <text:p>0.00000475664</text:p>
              </table:table-cell>
              <table:table-cell office:value-type="float" office:value="0.00000376162">
                <text:p>0.00000376162</text:p>
              </table:table-cell>
              <table:table-cell office:value-type="float" office:value="0.00000297067">
                <text:p>0.00000297067</text:p>
              </table:table-cell>
              <table:table-cell office:value-type="float" office:value="0.00000234284">
                <text:p>0.00000234284</text:p>
              </table:table-cell>
              <table:table-cell office:value-type="float" office:value="0.00000184519">
                <text:p>0.00000184519</text:p>
              </table:table-cell>
              <table:table-cell office:value-type="float" office:value="0.00000145129">
                <text:p>0.00000145129</text:p>
              </table:table-cell>
              <table:table-cell office:value-type="float" office:value="0.00000113995">
                <text:p>0.00000113995</text:p>
              </table:table-cell>
              <table:table-cell office:value-type="float" office:value="0.000000894205">
                <text:p>0.000000894205</text:p>
              </table:table-cell>
              <table:table-cell office:value-type="float" office:value="0.000000700507">
                <text:p>0.000000700507</text:p>
              </table:table-cell>
              <table:table-cell office:value-type="float" office:value="0.000000548043">
                <text:p>0.000000548043</text:p>
              </table:table-cell>
              <table:table-cell office:value-type="float" office:value="0.0000004282">
                <text:p>0.0000004282</text:p>
              </table:table-cell>
              <table:table-cell office:value-type="float" office:value="0.000000334128">
                <text:p>0.000000334128</text:p>
              </table:table-cell>
              <table:table-cell office:value-type="float" office:value="0.000000260384">
                <text:p>0.000000260384</text:p>
              </table:table-cell>
              <table:table-cell office:value-type="float" office:value="0.000000202654">
                <text:p>0.000000202654</text:p>
              </table:table-cell>
              <table:table-cell office:value-type="float" office:value="0.000000157521">
                <text:p>0.000000157521</text:p>
              </table:table-cell>
              <table:table-cell office:value-type="float" office:value="0.000000122283">
                <text:p>0.000000122283</text:p>
              </table:table-cell>
              <table:table-cell office:value-type="float" office:value="0.0000000948073">
                <text:p>0.0000000948073</text:p>
              </table:table-cell>
              <table:table-cell office:value-type="float" office:value="0.0000000734123">
                <text:p>0.0000000734123</text:p>
              </table:table-cell>
              <table:table-cell office:value-type="float" office:value="0.0000000567741">
                <text:p>0.0000000567741</text:p>
              </table:table-cell>
              <table:table-cell office:value-type="float" office:value="0.0000000438519">
                <text:p>0.0000000438519</text:p>
              </table:table-cell>
              <table:table-cell office:value-type="float" office:value="0.0000000338288">
                <text:p>0.0000000338288</text:p>
              </table:table-cell>
              <table:table-cell office:value-type="float" office:value="0.0000000260643">
                <text:p>0.0000000260643</text:p>
              </table:table-cell>
              <table:table-cell office:value-type="float" office:value="0.0000000200573">
                <text:p>0.0000000200573</text:p>
              </table:table-cell>
              <table:table-cell office:value-type="float" office:value="0.0000000154159">
                <text:p>0.0000000154159</text:p>
              </table:table-cell>
              <table:table-cell office:value-type="float" office:value="0.0000000118341">
                <text:p>0.0000000118341</text:p>
              </table:table-cell>
              <table:table-cell office:value-type="float" office:value="0.00000000907347">
                <text:p>0.00000000907347</text:p>
              </table:table-cell>
              <table:table-cell office:value-type="float" office:value="0.00000000694849">
                <text:p>0.00000000694849</text:p>
              </table:table-cell>
              <table:table-cell office:value-type="float" office:value="0.0000000053148">
                <text:p>0.0000000053148</text:p>
              </table:table-cell>
              <table:table-cell office:value-type="float" office:value="0.00000000406037">
                <text:p>0.00000000406037</text:p>
              </table:table-cell>
              <table:table-cell office:value-type="float" office:value="0.00000000309834">
                <text:p>0.00000000309834</text:p>
              </table:table-cell>
              <table:table-cell office:value-type="float" office:value="0.00000000236146">
                <text:p>0.00000000236146</text:p>
              </table:table-cell>
              <table:table-cell office:value-type="float" office:value="0.00000000179773">
                <text:p>0.00000000179773</text:p>
              </table:table-cell>
              <table:table-cell office:value-type="float" office:value="0.00000000136697">
                <text:p>0.00000000136697</text:p>
              </table:table-cell>
              <table:table-cell office:value-type="float" office:value="0.00000000103822">
                <text:p>0.00000000103822</text:p>
              </table:table-cell>
              <table:table-cell office:value-type="float" office:value="0.000000000787626">
                <text:p>0.000000000787626</text:p>
              </table:table-cell>
              <table:table-cell office:value-type="float" office:value="0.00000000059683">
                <text:p>0.00000000059683</text:p>
              </table:table-cell>
              <table:table-cell office:value-type="float" office:value="0.000000000451737">
                <text:p>0.000000000451737</text:p>
              </table:table-cell>
              <table:table-cell office:value-type="float" office:value="0.000000000341528">
                <text:p>0.000000000341528</text:p>
              </table:table-cell>
              <table:table-cell office:value-type="float" office:value="0.000000000257915">
                <text:p>0.000000000257915</text:p>
              </table:table-cell>
              <table:table-cell office:value-type="float" office:value="0.000000000194553">
                <text:p>0.000000000194553</text:p>
              </table:table-cell>
              <table:table-cell office:value-type="float" office:value="0.000000000146593">
                <text:p>0.000000000146593</text:p>
              </table:table-cell>
              <table:table-cell office:value-type="float" office:value="0.000000000110333">
                <text:p>0.000000000110333</text:p>
              </table:table-cell>
              <table:table-cell office:value-type="float" office:value="0.0000000000829499">
                <text:p>0.0000000000829499</text:p>
              </table:table-cell>
              <table:table-cell office:value-type="float" office:value="0.0000000000622943">
                <text:p>0.0000000000622943</text:p>
              </table:table-cell>
              <table:table-cell office:value-type="float" office:value="0.000000000046731">
                <text:p>0.000000000046731</text:p>
              </table:table-cell>
              <table:table-cell office:value-type="float" office:value="0.0000000000350177">
                <text:p>0.0000000000350177</text:p>
              </table:table-cell>
              <table:table-cell office:value-type="float" office:value="0.000000000026212">
                <text:p>0.000000000026212</text:p>
              </table:table-cell>
              <table:table-cell office:value-type="float" office:value="0.0000000000195994">
                <text:p>0.0000000000195994</text:p>
              </table:table-cell>
              <table:table-cell office:value-type="float" office:value="0.0000000000146393">
                <text:p>0.0000000000146393</text:p>
              </table:table-cell>
              <table:table-cell office:value-type="float" office:value="0.0000000000109228">
                <text:p>0.0000000000109228</text:p>
              </table:table-cell>
              <table:table-cell office:value-type="float" office:value="0.00000000000814112">
                <text:p>0.00000000000814112</text:p>
              </table:table-cell>
              <table:table-cell office:value-type="float" office:value="0.00000000000606145">
                <text:p>0.00000000000606145</text:p>
              </table:table-cell>
              <table:table-cell office:value-type="float" office:value="0.00000000000450829">
                <text:p>0.00000000000450829</text:p>
              </table:table-cell>
              <table:table-cell office:value-type="float" office:value="0.0000000000033496">
                <text:p>0.0000000000033496</text:p>
              </table:table-cell>
              <table:table-cell office:value-type="float" office:value="0.00000000000248612">
                <text:p>0.00000000000248612</text:p>
              </table:table-cell>
              <table:table-cell office:value-type="float" office:value="0.00000000000184332">
                <text:p>0.00000000000184332</text:p>
              </table:table-cell>
              <table:table-cell office:value-type="float" office:value="0.00000000000136531">
                <text:p>0.00000000000136531</text:p>
              </table:table-cell>
              <table:table-cell office:value-type="float" office:value="0.00000000000101022">
                <text:p>0.00000000000101022</text:p>
              </table:table-cell>
              <table:table-cell office:value-type="float" office:value="0.000000000000746723">
                <text:p>0.000000000000746723</text:p>
              </table:table-cell>
              <table:table-cell office:value-type="float" office:value="0.000000000000551393">
                <text:p>0.000000000000551393</text:p>
              </table:table-cell>
              <table:table-cell office:value-type="float" office:value="0.000000000000406747">
                <text:p>0.000000000000406747</text:p>
              </table:table-cell>
              <table:table-cell office:value-type="float" office:value="0.000000000000299744">
                <text:p>0.000000000000299744</text:p>
              </table:table-cell>
              <table:table-cell office:value-type="float" office:value="0.00000000000022067">
                <text:p>0.00000000000022067</text:p>
              </table:table-cell>
              <table:table-cell office:value-type="float" office:value="0.000000000000162294">
                <text:p>0.000000000000162294</text:p>
              </table:table-cell>
              <table:table-cell office:value-type="float" office:value="0.000000000000119243">
                <text:p>0.000000000000119243</text:p>
              </table:table-cell>
              <table:table-cell office:value-type="float" office:value="0.0000000000000875258">
                <text:p>0.0000000000000875258</text:p>
              </table:table-cell>
              <table:table-cell office:value-type="float" office:value="0.0000000000000641819">
                <text:p>0.0000000000000641819</text:p>
              </table:table-cell>
              <table:table-cell office:value-type="float" office:value="0.0000000000000470181">
                <text:p>0.0000000000000470181</text:p>
              </table:table-cell>
              <table:table-cell office:value-type="float" office:value="0.000000000000034411">
                <text:p>0.000000000000034411</text:p>
              </table:table-cell>
              <table:table-cell office:value-type="float" office:value="0.0000000000000251599">
                <text:p>0.0000000000000251599</text:p>
              </table:table-cell>
              <table:table-cell office:value-type="float" office:value="0.0000000000000183782">
                <text:p>0.0000000000000183782</text:p>
              </table:table-cell>
              <table:table-cell office:value-type="float" office:value="0.0000000000000134117">
                <text:p>0.0000000000000134117</text:p>
              </table:table-cell>
              <table:table-cell office:value-type="float" office:value="9.77798E-015">
                <text:p>9.77798E-015</text:p>
              </table:table-cell>
              <table:table-cell office:value-type="float" office:value="7.12203E-015">
                <text:p>7.12203E-015</text:p>
              </table:table-cell>
              <table:table-cell office:value-type="float" office:value="5.18262E-015">
                <text:p>5.18262E-015</text:p>
              </table:table-cell>
              <table:table-cell office:value-type="float" office:value="3.7678E-015">
                <text:p>3.7678E-015</text:p>
              </table:table-cell>
              <table:table-cell office:value-type="float" office:value="2.73666E-015">
                <text:p>2.73666E-015</text:p>
              </table:table-cell>
              <table:table-cell office:value-type="float" office:value="1.98587E-015">
                <text:p>1.98587E-015</text:p>
              </table:table-cell>
              <table:table-cell office:value-type="float" office:value="1.43972E-015">
                <text:p>1.43972E-015</text:p>
              </table:table-cell>
              <table:table-cell office:value-type="float" office:value="1.04282E-015">
                <text:p>1.04282E-015</text:p>
              </table:table-cell>
              <table:table-cell office:value-type="float" office:value="7.54639E-016">
                <text:p>7.54639E-016</text:p>
              </table:table-cell>
              <table:table-cell office:value-type="float" office:value="5.45601E-016">
                <text:p>5.45601E-016</text:p>
              </table:table-cell>
              <table:table-cell office:value-type="float" office:value="3.9411E-016">
                <text:p>3.9411E-016</text:p>
              </table:table-cell>
              <table:table-cell office:value-type="float" office:value="2.84425E-016">
                <text:p>2.84425E-016</text:p>
              </table:table-cell>
              <table:table-cell office:value-type="float" office:value="2.05083E-016">
                <text:p>2.05083E-016</text:p>
              </table:table-cell>
              <table:table-cell office:value-type="float" office:value="1.47741E-016">
                <text:p>1.47741E-016</text:p>
              </table:table-cell>
              <table:table-cell office:value-type="float" office:value="1.06338E-016">
                <text:p>1.06338E-016</text:p>
              </table:table-cell>
              <table:table-cell office:value-type="float" office:value="7.64698E-017">
                <text:p>7.64698E-017</text:p>
              </table:table-cell>
              <table:table-cell office:value-type="float" office:value="5.49426E-017">
                <text:p>5.49426E-017</text:p>
              </table:table-cell>
              <table:table-cell office:value-type="float" office:value="3.9441E-017">
                <text:p>3.9441E-017</text:p>
              </table:table-cell>
              <table:table-cell office:value-type="float" office:value="2.82884E-017">
                <text:p>2.82884E-017</text:p>
              </table:table-cell>
              <table:table-cell office:value-type="float" office:value="2.02718E-017">
                <text:p>2.02718E-017</text:p>
              </table:table-cell>
              <table:table-cell office:value-type="float" office:value="1.45144E-017">
                <text:p>1.45144E-017</text:p>
              </table:table-cell>
              <table:table-cell office:value-type="float" office:value="1.03832E-017">
                <text:p>1.03832E-017</text:p>
              </table:table-cell>
              <table:table-cell office:value-type="float" office:value="7.42156E-018">
                <text:p>7.42156E-018</text:p>
              </table:table-cell>
              <table:table-cell office:value-type="float" office:value="5.30014E-018">
                <text:p>5.30014E-018</text:p>
              </table:table-cell>
              <table:table-cell office:value-type="float" office:value="3.78191E-018">
                <text:p>3.78191E-018</text:p>
              </table:table-cell>
              <table:table-cell office:value-type="float" office:value="2.6963E-018">
                <text:p>2.6963E-018</text:p>
              </table:table-cell>
              <table:table-cell office:value-type="float" office:value="1.92071E-018">
                <text:p>1.92071E-018</text:p>
              </table:table-cell>
              <table:table-cell office:value-type="float" office:value="1.36707E-018">
                <text:p>1.36707E-018</text:p>
              </table:table-cell>
              <table:table-cell office:value-type="float" office:value="9.72205E-019">
                <text:p>9.72205E-019</text:p>
              </table:table-cell>
              <table:table-cell office:value-type="float" office:value="6.90821E-019">
                <text:p>6.90821E-019</text:p>
              </table:table-cell>
              <table:table-cell office:value-type="float" office:value="4.90473E-019">
                <text:p>4.90473E-019</text:p>
              </table:table-cell>
              <table:table-cell office:value-type="float" office:value="3.47943E-019">
                <text:p>3.47943E-019</text:p>
              </table:table-cell>
              <table:table-cell office:value-type="float" office:value="2.4663E-019">
                <text:p>2.4663E-019</text:p>
              </table:table-cell>
              <table:table-cell office:value-type="float" office:value="1.74675E-019">
                <text:p>1.74675E-019</text:p>
              </table:table-cell>
              <table:table-cell office:value-type="float" office:value="1.23613E-019">
                <text:p>1.23613E-019</text:p>
              </table:table-cell>
              <table:table-cell office:value-type="float" office:value="8.74074E-020">
                <text:p>8.74074E-020</text:p>
              </table:table-cell>
              <table:table-cell office:value-type="float" office:value="6.17566E-020">
                <text:p>6.17566E-020</text:p>
              </table:table-cell>
              <table:table-cell office:value-type="float" office:value="4.35985E-020">
                <text:p>4.35985E-020</text:p>
              </table:table-cell>
              <table:table-cell office:value-type="float" office:value="3.07549E-020">
                <text:p>3.07549E-020</text:p>
              </table:table-cell>
              <table:table-cell office:value-type="float" office:value="2.16777E-020">
                <text:p>2.16777E-020</text:p>
              </table:table-cell>
              <table:table-cell office:value-type="float" office:value="1.52676E-020">
                <text:p>1.52676E-020</text:p>
              </table:table-cell>
              <table:table-cell office:value-type="float" office:value="1.07445E-020">
                <text:p>1.07445E-020</text:p>
              </table:table-cell>
              <table:table-cell office:value-type="float" office:value="7.5555E-021">
                <text:p>7.5555E-021</text:p>
              </table:table-cell>
              <table:table-cell office:value-type="float" office:value="5.30888E-021">
                <text:p>5.30888E-021</text:p>
              </table:table-cell>
              <table:table-cell office:value-type="float" office:value="3.72741E-021">
                <text:p>3.72741E-021</text:p>
              </table:table-cell>
              <table:table-cell office:value-type="float" office:value="2.61503E-021">
                <text:p>2.61503E-021</text:p>
              </table:table-cell>
              <table:table-cell office:value-type="float" office:value="1.83321E-021">
                <text:p>1.83321E-021</text:p>
              </table:table-cell>
              <table:table-cell office:value-type="float" office:value="1.28415E-021">
                <text:p>1.28415E-021</text:p>
              </table:table-cell>
              <table:table-cell office:value-type="float" office:value="8.98858E-022">
                <text:p>8.98858E-022</text:p>
              </table:table-cell>
              <table:table-cell office:value-type="float" office:value="6.28691E-022">
                <text:p>6.28691E-022</text:p>
              </table:table-cell>
              <table:table-cell office:value-type="float" office:value="4.39396E-022">
                <text:p>4.39396E-022</text:p>
              </table:table-cell>
              <table:table-cell office:value-type="float" office:value="3.06866E-022">
                <text:p>3.06866E-022</text:p>
              </table:table-cell>
              <table:table-cell office:value-type="float" office:value="2.1415E-022">
                <text:p>2.1415E-022</text:p>
              </table:table-cell>
              <table:table-cell office:value-type="float" office:value="1.49336E-022">
                <text:p>1.49336E-022</text:p>
              </table:table-cell>
              <table:table-cell office:value-type="float" office:value="1.04061E-022">
                <text:p>1.04061E-022</text:p>
              </table:table-cell>
              <table:table-cell office:value-type="float" office:value="7.24592E-023">
                <text:p>7.24592E-023</text:p>
              </table:table-cell>
              <table:table-cell office:value-type="float" office:value="5.04173E-023">
                <text:p>5.04173E-023</text:p>
              </table:table-cell>
              <table:table-cell office:value-type="float" office:value="3.50549E-023">
                <text:p>3.50549E-023</text:p>
              </table:table-cell>
              <table:table-cell office:value-type="float" office:value="2.43558E-023">
                <text:p>2.43558E-023</text:p>
              </table:table-cell>
              <table:table-cell office:value-type="float" office:value="1.69099E-023">
                <text:p>1.69099E-023</text:p>
              </table:table-cell>
              <table:table-cell office:value-type="float" office:value="1.17318E-023">
                <text:p>1.17318E-023</text:p>
              </table:table-cell>
              <table:table-cell office:value-type="float" office:value="8.13355E-024">
                <text:p>8.13355E-024</text:p>
              </table:table-cell>
              <table:table-cell office:value-type="float" office:value="5.63487E-024">
                <text:p>5.63487E-024</text:p>
              </table:table-cell>
              <table:table-cell office:value-type="float" office:value="3.90102E-024">
                <text:p>3.90102E-024</text:p>
              </table:table-cell>
              <table:table-cell office:value-type="float" office:value="2.69877E-024">
                <text:p>2.69877E-024</text:p>
              </table:table-cell>
              <table:table-cell office:value-type="float" office:value="1.86572E-024">
                <text:p>1.86572E-024</text:p>
              </table:table-cell>
              <table:table-cell office:value-type="float" office:value="1.28891E-024">
                <text:p>1.28891E-024</text:p>
              </table:table-cell>
              <table:table-cell office:value-type="float" office:value="8.89802E-025">
                <text:p>8.89802E-025</text:p>
              </table:table-cell>
              <table:table-cell office:value-type="float" office:value="6.13851E-025">
                <text:p>6.13851E-025</text:p>
              </table:table-cell>
              <table:table-cell office:value-type="float" office:value="4.23186E-025">
                <text:p>4.23186E-025</text:p>
              </table:table-cell>
              <table:table-cell office:value-type="float" office:value="2.91541E-025">
                <text:p>2.91541E-025</text:p>
              </table:table-cell>
              <table:table-cell office:value-type="float" office:value="2.0071E-025">
                <text:p>2.0071E-025</text:p>
              </table:table-cell>
              <table:table-cell office:value-type="float" office:value="1.38084E-025">
                <text:p>1.38084E-025</text:p>
              </table:table-cell>
              <table:table-cell office:value-type="float" office:value="9.49333E-026">
                <text:p>9.49333E-026</text:p>
              </table:table-cell>
              <table:table-cell office:value-type="float" office:value="6.52229E-026">
                <text:p>6.52229E-026</text:p>
              </table:table-cell>
              <table:table-cell office:value-type="float" office:value="4.47804E-026">
                <text:p>4.47804E-026</text:p>
              </table:table-cell>
              <table:table-cell office:value-type="float" office:value="3.07245E-026">
                <text:p>3.07245E-026</text:p>
              </table:table-cell>
              <table:table-cell office:value-type="float" office:value="2.10663E-026">
                <text:p>2.10663E-026</text:p>
              </table:table-cell>
              <table:table-cell office:value-type="float" office:value="1.44346E-026">
                <text:p>1.44346E-026</text:p>
              </table:table-cell>
              <table:table-cell office:value-type="float" office:value="9.88394E-027">
                <text:p>9.88394E-027</text:p>
              </table:table-cell>
              <table:table-cell office:value-type="float" office:value="6.76346E-027">
                <text:p>6.76346E-027</text:p>
              </table:table-cell>
              <table:table-cell office:value-type="float" office:value="4.6251E-027">
                <text:p>4.6251E-027</text:p>
              </table:table-cell>
              <table:table-cell office:value-type="float" office:value="3.16074E-027">
                <text:p>3.16074E-027</text:p>
              </table:table-cell>
              <table:table-cell office:value-type="float" office:value="2.1586E-027">
                <text:p>2.1586E-027</text:p>
              </table:table-cell>
              <table:table-cell office:value-type="float" office:value="1.47324E-027">
                <text:p>1.47324E-027</text:p>
              </table:table-cell>
              <table:table-cell office:value-type="float" office:value="1.00483E-027">
                <text:p>1.00483E-027</text:p>
              </table:table-cell>
              <table:table-cell office:value-type="float" office:value="6.84908E-028">
                <text:p>6.84908E-028</text:p>
              </table:table-cell>
              <table:table-cell office:value-type="float" office:value="4.66543E-028">
                <text:p>4.66543E-028</text:p>
              </table:table-cell>
              <table:table-cell office:value-type="float" office:value="3.17595E-028">
                <text:p>3.17595E-028</text:p>
              </table:table-cell>
              <table:table-cell office:value-type="float" office:value="2.16062E-028">
                <text:p>2.16062E-028</text:p>
              </table:table-cell>
              <table:table-cell office:value-type="float" office:value="1.46895E-028">
                <text:p>1.46895E-028</text:p>
              </table:table-cell>
              <table:table-cell office:value-type="float" office:value="9.98073E-029">
                <text:p>9.98073E-029</text:p>
              </table:table-cell>
              <table:table-cell office:value-type="float" office:value="6.77709E-029">
                <text:p>6.77709E-029</text:p>
              </table:table-cell>
              <table:table-cell office:value-type="float" office:value="4.59888E-029">
                <text:p>4.59888E-029</text:p>
              </table:table-cell>
              <table:table-cell office:value-type="float" office:value="3.11881E-029">
                <text:p>3.11881E-029</text:p>
              </table:table-cell>
              <table:table-cell office:value-type="float" office:value="2.11376E-029">
                <text:p>2.11376E-029</text:p>
              </table:table-cell>
              <table:table-cell office:value-type="float" office:value="1.43171E-029">
                <text:p>1.43171E-029</text:p>
              </table:table-cell>
              <table:table-cell office:value-type="float" office:value="9.69135E-030">
                <text:p>9.69135E-030</text:p>
              </table:table-cell>
              <table:table-cell office:value-type="float" office:value="6.55612E-030">
                <text:p>6.55612E-030</text:p>
              </table:table-cell>
              <table:table-cell office:value-type="float" office:value="4.43245E-030">
                <text:p>4.43245E-030</text:p>
              </table:table-cell>
              <table:table-cell office:value-type="float" office:value="2.99486E-030">
                <text:p>2.99486E-030</text:p>
              </table:table-cell>
              <table:table-cell office:value-type="float" office:value="2.0223E-030">
                <text:p>2.0223E-030</text:p>
              </table:table-cell>
              <table:table-cell office:value-type="float" office:value="1.36474E-030">
                <text:p>1.36474E-030</text:p>
              </table:table-cell>
              <table:table-cell office:value-type="float" office:value="9.2044E-031">
                <text:p>9.2044E-031</text:p>
              </table:table-cell>
              <table:table-cell office:value-type="float" office:value="6.2041E-031">
                <text:p>6.2041E-031</text:p>
              </table:table-cell>
              <table:table-cell office:value-type="float" office:value="4.1793E-031">
                <text:p>4.1793E-031</text:p>
              </table:table-cell>
              <table:table-cell office:value-type="float" office:value="2.81364E-031">
                <text:p>2.81364E-031</text:p>
              </table:table-cell>
              <table:table-cell office:value-type="float" office:value="1.89311E-031">
                <text:p>1.89311E-031</text:p>
              </table:table-cell>
              <table:table-cell office:value-type="float" office:value="1.273E-031">
                <text:p>1.273E-031</text:p>
              </table:table-cell>
              <table:table-cell office:value-type="float" office:value="8.5551E-032">
                <text:p>8.5551E-032</text:p>
              </table:table-cell>
              <table:table-cell office:value-type="float" office:value="5.74601E-032">
                <text:p>5.74601E-032</text:p>
              </table:table-cell>
              <table:table-cell office:value-type="float" office:value="3.85705E-032">
                <text:p>3.85705E-032</text:p>
              </table:table-cell>
              <table:table-cell office:value-type="float" office:value="2.58756E-032">
                <text:p>2.58756E-032</text:p>
              </table:table-cell>
              <table:table-cell office:value-type="float" office:value="1.7349E-032">
                <text:p>1.7349E-032</text:p>
              </table:table-cell>
              <table:table-cell office:value-type="float" office:value="1.16254E-032">
                <text:p>1.16254E-032</text:p>
              </table:table-cell>
              <table:table-cell office:value-type="float" office:value="7.78563E-033">
                <text:p>7.78563E-033</text:p>
              </table:table-cell>
              <table:table-cell office:value-type="float" office:value="5.2111E-033">
                <text:p>5.2111E-033</text:p>
              </table:table-cell>
              <table:table-cell office:value-type="float" office:value="3.48592E-033">
                <text:p>3.48592E-033</text:p>
              </table:table-cell>
              <table:table-cell office:value-type="float" office:value="2.33056E-033">
                <text:p>2.33056E-033</text:p>
              </table:table-cell>
              <table:table-cell office:value-type="float" office:value="1.55724E-033">
                <text:p>1.55724E-033</text:p>
              </table:table-cell>
              <table:table-cell office:value-type="float" office:value="1.03994E-033">
                <text:p>1.03994E-033</text:p>
              </table:table-cell>
              <table:table-cell office:value-type="float" office:value="6.94088E-034">
                <text:p>6.94088E-034</text:p>
              </table:table-cell>
              <table:table-cell office:value-type="float" office:value="4.62998E-034">
                <text:p>4.62998E-034</text:p>
              </table:table-cell>
              <table:table-cell office:value-type="float" office:value="3.08676E-034">
                <text:p>3.08676E-034</text:p>
              </table:table-cell>
              <table:table-cell office:value-type="float" office:value="2.05676E-034">
                <text:p>2.05676E-034</text:p>
              </table:table-cell>
              <table:table-cell office:value-type="float" office:value="1.3697E-034">
                <text:p>1.3697E-034</text:p>
              </table:table-cell>
              <table:table-cell office:value-type="float" office:value="9.11653E-035">
                <text:p>9.11653E-035</text:p>
              </table:table-cell>
              <table:table-cell office:value-type="float" office:value="6.06449E-035">
                <text:p>6.06449E-035</text:p>
              </table:table-cell>
              <table:table-cell office:value-type="float" office:value="4.03201E-035">
                <text:p>4.03201E-035</text:p>
              </table:table-cell>
              <table:table-cell office:value-type="float" office:value="2.67925E-035">
                <text:p>2.67925E-035</text:p>
              </table:table-cell>
              <table:table-cell office:value-type="float" office:value="1.77938E-035">
                <text:p>1.77938E-035</text:p>
              </table:table-cell>
              <table:table-cell office:value-type="float" office:value="1.18111E-035">
                <text:p>1.18111E-035</text:p>
              </table:table-cell>
              <table:table-cell office:value-type="float" office:value="7.83568E-036">
                <text:p>7.83568E-036</text:p>
              </table:table-cell>
              <table:table-cell office:value-type="float" office:value="5.19555E-036">
                <text:p>5.19555E-036</text:p>
              </table:table-cell>
              <table:table-cell office:value-type="float" office:value="3.44313E-036">
                <text:p>3.44313E-036</text:p>
              </table:table-cell>
              <table:table-cell office:value-type="float" office:value="2.28058E-036">
                <text:p>2.28058E-036</text:p>
              </table:table-cell>
              <table:table-cell office:value-type="float" office:value="1.50976E-036">
                <text:p>1.50976E-036</text:p>
              </table:table-cell>
              <table:table-cell office:value-type="float" office:value="9.98939E-037">
                <text:p>9.98939E-037</text:p>
              </table:table-cell>
              <table:table-cell office:value-type="float" office:value="6.60606E-037">
                <text:p>6.60606E-037</text:p>
              </table:table-cell>
              <table:table-cell office:value-type="float" office:value="4.36635E-037">
                <text:p>4.36635E-037</text:p>
              </table:table-cell>
              <table:table-cell office:value-type="float" office:value="2.88448E-037">
                <text:p>2.88448E-037</text:p>
              </table:table-cell>
              <table:table-cell office:value-type="float" office:value="1.90454E-037">
                <text:p>1.90454E-037</text:p>
              </table:table-cell>
              <table:table-cell office:value-type="float" office:value="1.25687E-037">
                <text:p>1.25687E-037</text:p>
              </table:table-cell>
              <table:table-cell office:value-type="float" office:value="8.29016E-038">
                <text:p>8.29016E-038</text:p>
              </table:table-cell>
              <table:table-cell office:value-type="float" office:value="5.46529E-038">
                <text:p>5.46529E-038</text:p>
              </table:table-cell>
              <table:table-cell office:value-type="float" office:value="3.60115E-038">
                <text:p>3.60115E-038</text:p>
              </table:table-cell>
              <table:table-cell office:value-type="float" office:value="2.37163E-038">
                <text:p>2.37163E-038</text:p>
              </table:table-cell>
              <table:table-cell office:value-type="float" office:value="1.56111E-038">
                <text:p>1.56111E-038</text:p>
              </table:table-cell>
              <table:table-cell office:value-type="float" office:value="1.02706E-038">
                <text:p>1.02706E-038</text:p>
              </table:table-cell>
              <table:table-cell office:value-type="float" office:value="6.75373E-039">
                <text:p>6.75373E-039</text:p>
              </table:table-cell>
              <table:table-cell office:value-type="float" office:value="4.43885E-039">
                <text:p>4.43885E-039</text:p>
              </table:table-cell>
              <table:table-cell office:value-type="float" office:value="2.91595E-039">
                <text:p>2.91595E-039</text:p>
              </table:table-cell>
              <table:table-cell office:value-type="float" office:value="1.91458E-039">
                <text:p>1.91458E-039</text:p>
              </table:table-cell>
              <table:table-cell office:value-type="float" office:value="1.25646E-039">
                <text:p>1.25646E-039</text:p>
              </table:table-cell>
              <table:table-cell office:value-type="float" office:value="8.24157E-040">
                <text:p>8.24157E-040</text:p>
              </table:table-cell>
              <table:table-cell office:value-type="float" office:value="5.40327E-040">
                <text:p>5.40327E-040</text:p>
              </table:table-cell>
              <table:table-cell office:value-type="float" office:value="3.5407E-040">
                <text:p>3.5407E-040</text:p>
              </table:table-cell>
              <table:table-cell office:value-type="float" office:value="2.31904E-040">
                <text:p>2.31904E-040</text:p>
              </table:table-cell>
              <table:table-cell office:value-type="float" office:value="1.51815E-040">
                <text:p>1.51815E-040</text:p>
              </table:table-cell>
              <table:table-cell office:value-type="float" office:value="9.93372E-041">
                <text:p>9.93372E-041</text:p>
              </table:table-cell>
              <table:table-cell office:value-type="float" office:value="6.49676E-041">
                <text:p>6.49676E-041</text:p>
              </table:table-cell>
              <table:table-cell office:value-type="float" office:value="4.2469E-041">
                <text:p>4.2469E-041</text:p>
              </table:table-cell>
              <table:table-cell office:value-type="float" office:value="2.77484E-041">
                <text:p>2.77484E-041</text:p>
              </table:table-cell>
              <table:table-cell office:value-type="float" office:value="1.81216E-041">
                <text:p>1.81216E-041</text:p>
              </table:table-cell>
              <table:table-cell office:value-type="float" office:value="1.18289E-041">
                <text:p>1.18289E-041</text:p>
              </table:table-cell>
              <table:table-cell office:value-type="float" office:value="7.7177E-042">
                <text:p>7.7177E-042</text:p>
              </table:table-cell>
              <table:table-cell office:value-type="float" office:value="5.03297E-042">
                <text:p>5.03297E-042</text:p>
              </table:table-cell>
              <table:table-cell office:value-type="float" office:value="3.28062E-042">
                <text:p>3.28062E-042</text:p>
              </table:table-cell>
              <table:table-cell office:value-type="float" office:value="2.13738E-042">
                <text:p>2.13738E-042</text:p>
              </table:table-cell>
              <table:table-cell office:value-type="float" office:value="1.39189E-042">
                <text:p>1.39189E-042</text:p>
              </table:table-cell>
              <table:table-cell office:value-type="float" office:value="9.05989E-043">
                <text:p>9.05989E-043</text:p>
              </table:table-cell>
              <table:table-cell office:value-type="float" office:value="5.89439E-043">
                <text:p>5.89439E-043</text:p>
              </table:table-cell>
              <table:table-cell office:value-type="float" office:value="3.83313E-043">
                <text:p>3.83313E-043</text:p>
              </table:table-cell>
              <table:table-cell office:value-type="float" office:value="2.49153E-043">
                <text:p>2.49153E-043</text:p>
              </table:table-cell>
              <table:table-cell office:value-type="float" office:value="1.61875E-043">
                <text:p>1.61875E-043</text:p>
              </table:table-cell>
              <table:table-cell office:value-type="float" office:value="1.05122E-043">
                <text:p>1.05122E-043</text:p>
              </table:table-cell>
              <table:table-cell office:value-type="float" office:value="6.82348E-044">
                <text:p>6.82348E-044</text:p>
              </table:table-cell>
              <table:table-cell office:value-type="float" office:value="4.42712E-044">
                <text:p>4.42712E-044</text:p>
              </table:table-cell>
              <table:table-cell office:value-type="float" office:value="2.87104E-044">
                <text:p>2.87104E-044</text:p>
              </table:table-cell>
              <table:table-cell office:value-type="float" office:value="1.86106E-044">
                <text:p>1.86106E-044</text:p>
              </table:table-cell>
              <table:table-cell office:value-type="float" office:value="1.20582E-044">
                <text:p>1.20582E-044</text:p>
              </table:table-cell>
              <table:table-cell office:value-type="float" office:value="7.80932E-045">
                <text:p>7.80932E-045</text:p>
              </table:table-cell>
              <table:table-cell office:value-type="float" office:value="5.0553E-045">
                <text:p>5.0553E-045</text:p>
              </table:table-cell>
              <table:table-cell office:value-type="float" office:value="3.27104E-045">
                <text:p>3.27104E-045</text:p>
              </table:table-cell>
              <table:table-cell office:value-type="float" office:value="2.11559E-045">
                <text:p>2.11559E-045</text:p>
              </table:table-cell>
              <table:table-cell office:value-type="float" office:value="1.36768E-045">
                <text:p>1.36768E-045</text:p>
              </table:table-cell>
              <table:table-cell office:value-type="float" office:value="8.83783E-046">
                <text:p>8.83783E-046</text:p>
              </table:table-cell>
              <table:table-cell office:value-type="float" office:value="5.7084E-046">
                <text:p>5.7084E-046</text:p>
              </table:table-cell>
              <table:table-cell office:value-type="float" office:value="3.68547E-046">
                <text:p>3.68547E-046</text:p>
              </table:table-cell>
              <table:table-cell office:value-type="float" office:value="2.37838E-046">
                <text:p>2.37838E-046</text:p>
              </table:table-cell>
              <table:table-cell office:value-type="float" office:value="1.53419E-046">
                <text:p>1.53419E-046</text:p>
              </table:table-cell>
              <table:table-cell office:value-type="float" office:value="9.89208E-047">
                <text:p>9.89208E-047</text:p>
              </table:table-cell>
              <table:table-cell office:value-type="float" office:value="6.37541E-047">
                <text:p>6.37541E-047</text:p>
              </table:table-cell>
              <table:table-cell office:value-type="float" office:value="4.10716E-047">
                <text:p>4.10716E-047</text:p>
              </table:table-cell>
              <table:table-cell office:value-type="float" office:value="2.64476E-047">
                <text:p>2.64476E-047</text:p>
              </table:table-cell>
              <table:table-cell office:value-type="float" office:value="1.70234E-047">
                <text:p>1.70234E-047</text:p>
              </table:table-cell>
              <table:table-cell office:value-type="float" office:value="1.09527E-047">
                <text:p>1.09527E-047</text:p>
              </table:table-cell>
              <table:table-cell office:value-type="float" office:value="7.04382E-048">
                <text:p>7.04382E-048</text:p>
              </table:table-cell>
              <table:table-cell office:value-type="float" office:value="4.52806E-048">
                <text:p>4.52806E-048</text:p>
              </table:table-cell>
              <table:table-cell office:value-type="float" office:value="2.90959E-048">
                <text:p>2.90959E-048</text:p>
              </table:table-cell>
              <table:table-cell office:value-type="float" office:value="1.86882E-048">
                <text:p>1.86882E-048</text:p>
              </table:table-cell>
              <table:table-cell office:value-type="float" office:value="1.19984E-048">
                <text:p>1.19984E-048</text:p>
              </table:table-cell>
              <table:table-cell office:value-type="float" office:value="7.70006E-049">
                <text:p>7.70006E-049</text:p>
              </table:table-cell>
              <table:table-cell office:value-type="float" office:value="4.93951E-049">
                <text:p>4.93951E-049</text:p>
              </table:table-cell>
              <table:table-cell office:value-type="float" office:value="3.16733E-049">
                <text:p>3.16733E-049</text:p>
              </table:table-cell>
              <table:table-cell office:value-type="float" office:value="2.03012E-049">
                <text:p>2.03012E-049</text:p>
              </table:table-cell>
              <table:table-cell office:value-type="float" office:value="1.30068E-049">
                <text:p>1.30068E-049</text:p>
              </table:table-cell>
              <table:table-cell office:value-type="float" office:value="8.32994E-050">
                <text:p>8.32994E-050</text:p>
              </table:table-cell>
              <table:table-cell office:value-type="float" office:value="5.33253E-050">
                <text:p>5.33253E-050</text:p>
              </table:table-cell>
              <table:table-cell office:value-type="float" office:value="3.4123E-050">
                <text:p>3.4123E-050</text:p>
              </table:table-cell>
              <table:table-cell office:value-type="float" office:value="2.18265E-050">
                <text:p>2.18265E-050</text:p>
              </table:table-cell>
              <table:table-cell office:value-type="float" office:value="1.39554E-050">
                <text:p>1.39554E-050</text:p>
              </table:table-cell>
              <table:table-cell office:value-type="float" office:value="8.91923E-051">
                <text:p>8.91923E-051</text:p>
              </table:table-cell>
              <table:table-cell office:value-type="float" office:value="5.69817E-051">
                <text:p>5.69817E-051</text:p>
              </table:table-cell>
              <table:table-cell office:value-type="float" office:value="3.63888E-051">
                <text:p>3.63888E-051</text:p>
              </table:table-cell>
              <table:table-cell office:value-type="float" office:value="2.32288E-051">
                <text:p>2.32288E-051</text:p>
              </table:table-cell>
              <table:table-cell office:value-type="float" office:value="1.48222E-051">
                <text:p>1.48222E-051</text:p>
              </table:table-cell>
              <table:table-cell office:value-type="float" office:value="9.45416E-052">
                <text:p>9.45416E-052</text:p>
              </table:table-cell>
              <table:table-cell office:value-type="float" office:value="6.02784E-052">
                <text:p>6.02784E-052</text:p>
              </table:table-cell>
              <table:table-cell office:value-type="float" office:value="3.84174E-052">
                <text:p>3.84174E-052</text:p>
              </table:table-cell>
              <table:table-cell office:value-type="float" office:value="2.4475E-052">
                <text:p>2.4475E-052</text:p>
              </table:table-cell>
              <table:table-cell office:value-type="float" office:value="1.55865E-052">
                <text:p>1.55865E-052</text:p>
              </table:table-cell>
              <table:table-cell office:value-type="float" office:value="9.92204E-053">
                <text:p>9.92204E-053</text:p>
              </table:table-cell>
              <table:table-cell office:value-type="float" office:value="6.31371E-053">
                <text:p>6.31371E-053</text:p>
              </table:table-cell>
              <table:table-cell office:value-type="float" office:value="4.01605E-053">
                <text:p>4.01605E-053</text:p>
              </table:table-cell>
              <table:table-cell office:value-type="float" office:value="2.55355E-053">
                <text:p>2.55355E-053</text:p>
              </table:table-cell>
              <table:table-cell office:value-type="float" office:value="1.62301E-053">
                <text:p>1.62301E-053</text:p>
              </table:table-cell>
              <table:table-cell office:value-type="float" office:value="1.03117E-053">
                <text:p>1.03117E-053</text:p>
              </table:table-cell>
              <table:table-cell office:value-type="float" office:value="6.54896E-054">
                <text:p>6.54896E-054</text:p>
              </table:table-cell>
              <table:table-cell office:value-type="float" office:value="4.15765E-054">
                <text:p>4.15765E-054</text:p>
              </table:table-cell>
              <table:table-cell office:value-type="float" office:value="2.6385E-054">
                <text:p>2.6385E-054</text:p>
              </table:table-cell>
              <table:table-cell office:value-type="float" office:value="1.67379E-054">
                <text:p>1.67379E-054</text:p>
              </table:table-cell>
              <table:table-cell office:value-type="float" office:value="1.0614E-054">
                <text:p>1.0614E-054</text:p>
              </table:table-cell>
              <table:table-cell office:value-type="float" office:value="6.72812E-055">
                <text:p>6.72812E-055</text:p>
              </table:table-cell>
              <table:table-cell office:value-type="float" office:value="4.26328E-055">
                <text:p>4.26328E-055</text:p>
              </table:table-cell>
              <table:table-cell office:value-type="float" office:value="2.70041E-055">
                <text:p>2.70041E-055</text:p>
              </table:table-cell>
              <table:table-cell office:value-type="float" office:value="1.70983E-055">
                <text:p>1.70983E-055</text:p>
              </table:table-cell>
              <table:table-cell office:value-type="float" office:value="1.08222E-055">
                <text:p>1.08222E-055</text:p>
              </table:table-cell>
              <table:table-cell office:value-type="float" office:value="6.84722E-056">
                <text:p>6.84722E-056</text:p>
              </table:table-cell>
              <table:table-cell office:value-type="float" office:value="4.33064E-056">
                <text:p>4.33064E-056</text:p>
              </table:table-cell>
              <table:table-cell office:value-type="float" office:value="2.73797E-056">
                <text:p>2.73797E-056</text:p>
              </table:table-cell>
              <table:table-cell office:value-type="float" office:value="1.73039E-056">
                <text:p>1.73039E-056</text:p>
              </table:table-cell>
              <table:table-cell office:value-type="float" office:value="1.0932E-056">
                <text:p>1.0932E-056</text:p>
              </table:table-cell>
              <table:table-cell office:value-type="float" office:value="6.90396E-057">
                <text:p>6.90396E-057</text:p>
              </table:table-cell>
              <table:table-cell office:value-type="float" office:value="4.35849E-057">
                <text:p>4.35849E-057</text:p>
              </table:table-cell>
              <table:table-cell office:value-type="float" office:value="2.75053E-057">
                <text:p>2.75053E-057</text:p>
              </table:table-cell>
              <table:table-cell office:value-type="float" office:value="1.73515E-057">
                <text:p>1.73515E-057</text:p>
              </table:table-cell>
              <table:table-cell office:value-type="float" office:value="1.09421E-057">
                <text:p>1.09421E-057</text:p>
              </table:table-cell>
              <table:table-cell office:value-type="float" office:value="6.89777E-058">
                <text:p>6.89777E-058</text:p>
              </table:table-cell>
              <table:table-cell office:value-type="float" office:value="4.3467E-058">
                <text:p>4.3467E-058</text:p>
              </table:table-cell>
              <table:table-cell office:value-type="float" office:value="2.73813E-058">
                <text:p>2.73813E-058</text:p>
              </table:table-cell>
              <table:table-cell office:value-type="float" office:value="1.72422E-058">
                <text:p>1.72422E-058</text:p>
              </table:table-cell>
              <table:table-cell office:value-type="float" office:value="1.08537E-058">
                <text:p>1.08537E-058</text:p>
              </table:table-cell>
              <table:table-cell office:value-type="float" office:value="6.8298E-059">
                <text:p>6.8298E-059</text:p>
              </table:table-cell>
              <table:table-cell office:value-type="float" office:value="4.29619E-059">
                <text:p>4.29619E-059</text:p>
              </table:table-cell>
              <table:table-cell office:value-type="float" office:value="2.7015E-059">
                <text:p>2.7015E-059</text:p>
              </table:table-cell>
              <table:table-cell office:value-type="float" office:value="1.69814E-059">
                <text:p>1.69814E-059</text:p>
              </table:table-cell>
              <table:table-cell office:value-type="float" office:value="1.06707E-059">
                <text:p>1.06707E-059</text:p>
              </table:table-cell>
              <table:table-cell office:value-type="float" office:value="6.70279E-060">
                <text:p>6.70279E-060</text:p>
              </table:table-cell>
              <table:table-cell office:value-type="float" office:value="4.20889E-060">
                <text:p>4.20889E-060</text:p>
              </table:table-cell>
              <table:table-cell office:value-type="float" office:value="2.64198E-060">
                <text:p>2.64198E-06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3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res.A34:res.ADV3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629E-060">
                <text:p>1.629E-060</text:p>
              </table:table-cell>
              <table:table-cell office:value-type="float" office:value="1.66156E-058">
                <text:p>1.66156E-058</text:p>
              </table:table-cell>
              <table:table-cell office:value-type="float" office:value="8.51627E-057">
                <text:p>8.51627E-057</text:p>
              </table:table-cell>
              <table:table-cell office:value-type="float" office:value="2.92446E-055">
                <text:p>2.92446E-055</text:p>
              </table:table-cell>
              <table:table-cell office:value-type="float" office:value="7.56915E-054">
                <text:p>7.56915E-054</text:p>
              </table:table-cell>
              <table:table-cell office:value-type="float" office:value="1.57497E-052">
                <text:p>1.57497E-052</text:p>
              </table:table-cell>
              <table:table-cell office:value-type="float" office:value="2.74437E-051">
                <text:p>2.74437E-051</text:p>
              </table:table-cell>
              <table:table-cell office:value-type="float" office:value="4.11889E-050">
                <text:p>4.11889E-050</text:p>
              </table:table-cell>
              <table:table-cell office:value-type="float" office:value="5.43537E-049">
                <text:p>5.43537E-049</text:p>
              </table:table-cell>
              <table:table-cell office:value-type="float" office:value="6.40651E-048">
                <text:p>6.40651E-048</text:p>
              </table:table-cell>
              <table:table-cell office:value-type="float" office:value="6.82875E-047">
                <text:p>6.82875E-047</text:p>
              </table:table-cell>
              <table:table-cell office:value-type="float" office:value="6.64881E-046">
                <text:p>6.64881E-046</text:p>
              </table:table-cell>
              <table:table-cell office:value-type="float" office:value="5.96244E-045">
                <text:p>5.96244E-045</text:p>
              </table:table-cell>
              <table:table-cell office:value-type="float" office:value="4.95906E-044">
                <text:p>4.95906E-044</text:p>
              </table:table-cell>
              <table:table-cell office:value-type="float" office:value="3.84802E-043">
                <text:p>3.84802E-043</text:p>
              </table:table-cell>
              <table:table-cell office:value-type="float" office:value="2.79995E-042">
                <text:p>2.79995E-042</text:p>
              </table:table-cell>
              <table:table-cell office:value-type="float" office:value="1.91896E-041">
                <text:p>1.91896E-041</text:p>
              </table:table-cell>
              <table:table-cell office:value-type="float" office:value="1.24357E-040">
                <text:p>1.24357E-040</text:p>
              </table:table-cell>
              <table:table-cell office:value-type="float" office:value="7.64652E-040">
                <text:p>7.64652E-040</text:p>
              </table:table-cell>
              <table:table-cell office:value-type="float" office:value="4.47486E-039">
                <text:p>4.47486E-039</text:p>
              </table:table-cell>
              <table:table-cell office:value-type="float" office:value="2.49926E-038">
                <text:p>2.49926E-038</text:p>
              </table:table-cell>
              <table:table-cell office:value-type="float" office:value="1.33549E-037">
                <text:p>1.33549E-037</text:p>
              </table:table-cell>
              <table:table-cell office:value-type="float" office:value="6.84293E-037">
                <text:p>6.84293E-037</text:p>
              </table:table-cell>
              <table:table-cell office:value-type="float" office:value="3.36905E-036">
                <text:p>3.36905E-036</text:p>
              </table:table-cell>
              <table:table-cell office:value-type="float" office:value="1.59679E-035">
                <text:p>1.59679E-035</text:p>
              </table:table-cell>
              <table:table-cell office:value-type="float" office:value="7.29815E-035">
                <text:p>7.29815E-035</text:p>
              </table:table-cell>
              <table:table-cell office:value-type="float" office:value="3.22171E-034">
                <text:p>3.22171E-034</text:p>
              </table:table-cell>
              <table:table-cell office:value-type="float" office:value="1.37564E-033">
                <text:p>1.37564E-033</text:p>
              </table:table-cell>
              <table:table-cell office:value-type="float" office:value="5.68928E-033">
                <text:p>5.68928E-033</text:p>
              </table:table-cell>
              <table:table-cell office:value-type="float" office:value="2.28185E-032">
                <text:p>2.28185E-032</text:p>
              </table:table-cell>
              <table:table-cell office:value-type="float" office:value="8.886E-032">
                <text:p>8.886E-032</text:p>
              </table:table-cell>
              <table:table-cell office:value-type="float" office:value="3.36347E-031">
                <text:p>3.36347E-031</text:p>
              </table:table-cell>
              <table:table-cell office:value-type="float" office:value="1.23873E-030">
                <text:p>1.23873E-030</text:p>
              </table:table-cell>
              <table:table-cell office:value-type="float" office:value="4.44313E-030">
                <text:p>4.44313E-030</text:p>
              </table:table-cell>
              <table:table-cell office:value-type="float" office:value="1.55352E-029">
                <text:p>1.55352E-029</text:p>
              </table:table-cell>
              <table:table-cell office:value-type="float" office:value="5.2994E-029">
                <text:p>5.2994E-029</text:p>
              </table:table-cell>
              <table:table-cell office:value-type="float" office:value="1.7651E-028">
                <text:p>1.7651E-028</text:p>
              </table:table-cell>
              <table:table-cell office:value-type="float" office:value="5.74472E-028">
                <text:p>5.74472E-028</text:p>
              </table:table-cell>
              <table:table-cell office:value-type="float" office:value="1.82826E-027">
                <text:p>1.82826E-027</text:p>
              </table:table-cell>
              <table:table-cell office:value-type="float" office:value="5.69335E-027">
                <text:p>5.69335E-027</text:p>
              </table:table-cell>
              <table:table-cell office:value-type="float" office:value="1.73595E-026">
                <text:p>1.73595E-026</text:p>
              </table:table-cell>
              <table:table-cell office:value-type="float" office:value="5.18578E-026">
                <text:p>5.18578E-026</text:p>
              </table:table-cell>
              <table:table-cell office:value-type="float" office:value="1.51861E-025">
                <text:p>1.51861E-025</text:p>
              </table:table-cell>
              <table:table-cell office:value-type="float" office:value="4.36187E-025">
                <text:p>4.36187E-025</text:p>
              </table:table-cell>
              <table:table-cell office:value-type="float" office:value="1.22949E-024">
                <text:p>1.22949E-024</text:p>
              </table:table-cell>
              <table:table-cell office:value-type="float" office:value="3.40264E-024">
                <text:p>3.40264E-024</text:p>
              </table:table-cell>
              <table:table-cell office:value-type="float" office:value="9.25029E-024">
                <text:p>9.25029E-024</text:p>
              </table:table-cell>
              <table:table-cell office:value-type="float" office:value="2.4714E-023">
                <text:p>2.4714E-023</text:p>
              </table:table-cell>
              <table:table-cell office:value-type="float" office:value="6.49183E-023">
                <text:p>6.49183E-023</text:p>
              </table:table-cell>
              <table:table-cell office:value-type="float" office:value="1.6773E-022">
                <text:p>1.6773E-022</text:p>
              </table:table-cell>
              <table:table-cell office:value-type="float" office:value="4.2643E-022">
                <text:p>4.2643E-022</text:p>
              </table:table-cell>
              <table:table-cell office:value-type="float" office:value="1.0672E-021">
                <text:p>1.0672E-021</text:p>
              </table:table-cell>
              <table:table-cell office:value-type="float" office:value="2.63005E-021">
                <text:p>2.63005E-021</text:p>
              </table:table-cell>
              <table:table-cell office:value-type="float" office:value="6.38495E-021">
                <text:p>6.38495E-021</text:p>
              </table:table-cell>
              <table:table-cell office:value-type="float" office:value="1.52748E-020">
                <text:p>1.52748E-020</text:p>
              </table:table-cell>
              <table:table-cell office:value-type="float" office:value="3.60213E-020">
                <text:p>3.60213E-020</text:p>
              </table:table-cell>
              <table:table-cell office:value-type="float" office:value="8.3762E-020">
                <text:p>8.3762E-020</text:p>
              </table:table-cell>
              <table:table-cell office:value-type="float" office:value="1.92119E-019">
                <text:p>1.92119E-019</text:p>
              </table:table-cell>
              <table:table-cell office:value-type="float" office:value="4.34769E-019">
                <text:p>4.34769E-019</text:p>
              </table:table-cell>
              <table:table-cell office:value-type="float" office:value="9.71032E-019">
                <text:p>9.71032E-019</text:p>
              </table:table-cell>
              <table:table-cell office:value-type="float" office:value="2.14099E-018">
                <text:p>2.14099E-018</text:p>
              </table:table-cell>
              <table:table-cell office:value-type="float" office:value="4.66139E-018">
                <text:p>4.66139E-018</text:p>
              </table:table-cell>
              <table:table-cell office:value-type="float" office:value="1.00241E-017">
                <text:p>1.00241E-017</text:p>
              </table:table-cell>
              <table:table-cell office:value-type="float" office:value="2.1297E-017">
                <text:p>2.1297E-017</text:p>
              </table:table-cell>
              <table:table-cell office:value-type="float" office:value="4.47127E-017">
                <text:p>4.47127E-017</text:p>
              </table:table-cell>
              <table:table-cell office:value-type="float" office:value="9.27867E-017">
                <text:p>9.27867E-017</text:p>
              </table:table-cell>
              <table:table-cell office:value-type="float" office:value="1.90362E-016">
                <text:p>1.90362E-016</text:p>
              </table:table-cell>
              <table:table-cell office:value-type="float" office:value="3.86198E-016">
                <text:p>3.86198E-016</text:p>
              </table:table-cell>
              <table:table-cell office:value-type="float" office:value="7.74932E-016">
                <text:p>7.74932E-016</text:p>
              </table:table-cell>
              <table:table-cell office:value-type="float" office:value="1.53826E-015">
                <text:p>1.53826E-015</text:p>
              </table:table-cell>
              <table:table-cell office:value-type="float" office:value="3.02133E-015">
                <text:p>3.02133E-015</text:p>
              </table:table-cell>
              <table:table-cell office:value-type="float" office:value="5.87282E-015">
                <text:p>5.87282E-015</text:p>
              </table:table-cell>
              <table:table-cell office:value-type="float" office:value="0.0000000000000112995">
                <text:p>0.0000000000000112995</text:p>
              </table:table-cell>
              <table:table-cell office:value-type="float" office:value="0.0000000000000215235">
                <text:p>0.0000000000000215235</text:p>
              </table:table-cell>
              <table:table-cell office:value-type="float" office:value="0.0000000000000405963">
                <text:p>0.0000000000000405963</text:p>
              </table:table-cell>
              <table:table-cell office:value-type="float" office:value="0.0000000000000758319">
                <text:p>0.0000000000000758319</text:p>
              </table:table-cell>
              <table:table-cell office:value-type="float" office:value="0.000000000000140308">
                <text:p>0.000000000000140308</text:p>
              </table:table-cell>
              <table:table-cell office:value-type="float" office:value="0.000000000000257185">
                <text:p>0.000000000000257185</text:p>
              </table:table-cell>
              <table:table-cell office:value-type="float" office:value="0.000000000000467103">
                <text:p>0.000000000000467103</text:p>
              </table:table-cell>
              <table:table-cell office:value-type="float" office:value="0.000000000000840717">
                <text:p>0.000000000000840717</text:p>
              </table:table-cell>
              <table:table-cell office:value-type="float" office:value="0.00000000000149975">
                <text:p>0.00000000000149975</text:p>
              </table:table-cell>
              <table:table-cell office:value-type="float" office:value="0.00000000000265209">
                <text:p>0.00000000000265209</text:p>
              </table:table-cell>
              <table:table-cell office:value-type="float" office:value="0.00000000000464958">
                <text:p>0.00000000000464958</text:p>
              </table:table-cell>
              <table:table-cell office:value-type="float" office:value="0.00000000000808274">
                <text:p>0.00000000000808274</text:p>
              </table:table-cell>
              <table:table-cell office:value-type="float" office:value="0.0000000000139341">
                <text:p>0.0000000000139341</text:p>
              </table:table-cell>
              <table:table-cell office:value-type="float" office:value="0.0000000000238251">
                <text:p>0.0000000000238251</text:p>
              </table:table-cell>
              <table:table-cell office:value-type="float" office:value="0.000000000040409">
                <text:p>0.000000000040409</text:p>
              </table:table-cell>
              <table:table-cell office:value-type="float" office:value="0.0000000000679932">
                <text:p>0.0000000000679932</text:p>
              </table:table-cell>
              <table:table-cell office:value-type="float" office:value="0.000000000113514">
                <text:p>0.000000000113514</text:p>
              </table:table-cell>
              <table:table-cell office:value-type="float" office:value="0.000000000188053">
                <text:p>0.000000000188053</text:p>
              </table:table-cell>
              <table:table-cell office:value-type="float" office:value="0.000000000309178">
                <text:p>0.000000000309178</text:p>
              </table:table-cell>
              <table:table-cell office:value-type="float" office:value="0.000000000504529">
                <text:p>0.000000000504529</text:p>
              </table:table-cell>
              <table:table-cell office:value-type="float" office:value="0.000000000817257">
                <text:p>0.000000000817257</text:p>
              </table:table-cell>
              <table:table-cell office:value-type="float" office:value="0.00000000131424">
                <text:p>0.00000000131424</text:p>
              </table:table-cell>
              <table:table-cell office:value-type="float" office:value="0.00000000209835">
                <text:p>0.00000000209835</text:p>
              </table:table-cell>
              <table:table-cell office:value-type="float" office:value="0.00000000332672">
                <text:p>0.00000000332672</text:p>
              </table:table-cell>
              <table:table-cell office:value-type="float" office:value="0.0000000052376">
                <text:p>0.0000000052376</text:p>
              </table:table-cell>
              <table:table-cell office:value-type="float" office:value="0.00000000818972">
                <text:p>0.00000000818972</text:p>
              </table:table-cell>
              <table:table-cell office:value-type="float" office:value="0.0000000127195">
                <text:p>0.0000000127195</text:p>
              </table:table-cell>
              <table:table-cell office:value-type="float" office:value="0.0000000196234">
                <text:p>0.0000000196234</text:p>
              </table:table-cell>
              <table:table-cell office:value-type="float" office:value="0.0000000300762">
                <text:p>0.0000000300762</text:p>
              </table:table-cell>
              <table:table-cell office:value-type="float" office:value="0.0000000457991">
                <text:p>0.0000000457991</text:p>
              </table:table-cell>
              <table:table-cell office:value-type="float" office:value="0.0000000692969">
                <text:p>0.0000000692969</text:p>
              </table:table-cell>
              <table:table-cell office:value-type="float" office:value="0.000000104191">
                <text:p>0.000000104191</text:p>
              </table:table-cell>
              <table:table-cell office:value-type="float" office:value="0.000000155686">
                <text:p>0.000000155686</text:p>
              </table:table-cell>
              <table:table-cell office:value-type="float" office:value="0.000000231207">
                <text:p>0.000000231207</text:p>
              </table:table-cell>
              <table:table-cell office:value-type="float" office:value="0.000000341289">
                <text:p>0.000000341289</text:p>
              </table:table-cell>
              <table:table-cell office:value-type="float" office:value="0.000000500785">
                <text:p>0.000000500785</text:p>
              </table:table-cell>
              <table:table-cell office:value-type="float" office:value="0.0000007305">
                <text:p>0.0000007305</text:p>
              </table:table-cell>
              <table:table-cell office:value-type="float" office:value="0.00000105941">
                <text:p>0.00000105941</text:p>
              </table:table-cell>
              <table:table-cell office:value-type="float" office:value="0.00000152762">
                <text:p>0.00000152762</text:p>
              </table:table-cell>
              <table:table-cell office:value-type="float" office:value="0.00000219031">
                <text:p>0.00000219031</text:p>
              </table:table-cell>
              <table:table-cell office:value-type="float" office:value="0.00000312297">
                <text:p>0.00000312297</text:p>
              </table:table-cell>
              <table:table-cell office:value-type="float" office:value="0.00000442827">
                <text:p>0.00000442827</text:p>
              </table:table-cell>
              <table:table-cell office:value-type="float" office:value="0.00000624503">
                <text:p>0.00000624503</text:p>
              </table:table-cell>
              <table:table-cell office:value-type="float" office:value="0.00000875991">
                <text:p>0.00000875991</text:p>
              </table:table-cell>
              <table:table-cell office:value-type="float" office:value="0.0000122225">
                <text:p>0.0000122225</text:p>
              </table:table-cell>
              <table:table-cell office:value-type="float" office:value="0.0000169646">
                <text:p>0.0000169646</text:p>
              </table:table-cell>
              <table:table-cell office:value-type="float" office:value="0.0000234249">
                <text:p>0.0000234249</text:p>
              </table:table-cell>
              <table:table-cell office:value-type="float" office:value="0.0000321806">
                <text:p>0.0000321806</text:p>
              </table:table-cell>
              <table:table-cell office:value-type="float" office:value="0.0000439865">
                <text:p>0.0000439865</text:p>
              </table:table-cell>
              <table:table-cell office:value-type="float" office:value="0.0000598247">
                <text:p>0.0000598247</text:p>
              </table:table-cell>
              <table:table-cell office:value-type="float" office:value="0.0000809664">
                <text:p>0.0000809664</text:p>
              </table:table-cell>
              <table:table-cell office:value-type="float" office:value="0.000109048">
                <text:p>0.000109048</text:p>
              </table:table-cell>
              <table:table-cell office:value-type="float" office:value="0.000146167">
                <text:p>0.000146167</text:p>
              </table:table-cell>
              <table:table-cell office:value-type="float" office:value="0.000194993">
                <text:p>0.000194993</text:p>
              </table:table-cell>
              <table:table-cell office:value-type="float" office:value="0.000258914">
                <text:p>0.000258914</text:p>
              </table:table-cell>
              <table:table-cell office:value-type="float" office:value="0.000342204">
                <text:p>0.000342204</text:p>
              </table:table-cell>
              <table:table-cell office:value-type="float" office:value="0.000450225">
                <text:p>0.000450225</text:p>
              </table:table-cell>
              <table:table-cell office:value-type="float" office:value="0.000589678">
                <text:p>0.000589678</text:p>
              </table:table-cell>
              <table:table-cell office:value-type="float" office:value="0.00076889">
                <text:p>0.00076889</text:p>
              </table:table-cell>
              <table:table-cell office:value-type="float" office:value="0.000998163">
                <text:p>0.000998163</text:p>
              </table:table-cell>
              <table:table-cell office:value-type="float" office:value="0.00129018">
                <text:p>0.00129018</text:p>
              </table:table-cell>
              <table:table-cell office:value-type="float" office:value="0.00166047">
                <text:p>0.00166047</text:p>
              </table:table-cell>
              <table:table-cell office:value-type="float" office:value="0.00212799">
                <text:p>0.00212799</text:p>
              </table:table-cell>
              <table:table-cell office:value-type="float" office:value="0.00271574">
                <text:p>0.00271574</text:p>
              </table:table-cell>
              <table:table-cell office:value-type="float" office:value="0.00345148">
                <text:p>0.00345148</text:p>
              </table:table-cell>
              <table:table-cell office:value-type="float" office:value="0.00436863">
                <text:p>0.00436863</text:p>
              </table:table-cell>
              <table:table-cell office:value-type="float" office:value="0.00550718">
                <text:p>0.00550718</text:p>
              </table:table-cell>
              <table:table-cell office:value-type="float" office:value="0.00691477">
                <text:p>0.00691477</text:p>
              </table:table-cell>
              <table:table-cell office:value-type="float" office:value="0.00864793">
                <text:p>0.00864793</text:p>
              </table:table-cell>
              <table:table-cell office:value-type="float" office:value="0.0107734">
                <text:p>0.0107734</text:p>
              </table:table-cell>
              <table:table-cell office:value-type="float" office:value="0.0133697">
                <text:p>0.0133697</text:p>
              </table:table-cell>
              <table:table-cell office:value-type="float" office:value="0.0165286">
                <text:p>0.0165286</text:p>
              </table:table-cell>
              <table:table-cell office:value-type="float" office:value="0.0203571">
                <text:p>0.0203571</text:p>
              </table:table-cell>
              <table:table-cell office:value-type="float" office:value="0.0249795">
                <text:p>0.0249795</text:p>
              </table:table-cell>
              <table:table-cell office:value-type="float" office:value="0.0305392">
                <text:p>0.0305392</text:p>
              </table:table-cell>
              <table:table-cell office:value-type="float" office:value="0.0372013">
                <text:p>0.0372013</text:p>
              </table:table-cell>
              <table:table-cell office:value-type="float" office:value="0.0451546">
                <text:p>0.0451546</text:p>
              </table:table-cell>
              <table:table-cell office:value-type="float" office:value="0.0546146">
                <text:p>0.0546146</text:p>
              </table:table-cell>
              <table:table-cell office:value-type="float" office:value="0.065826">
                <text:p>0.065826</text:p>
              </table:table-cell>
              <table:table-cell office:value-type="float" office:value="0.0790656">
                <text:p>0.0790656</text:p>
              </table:table-cell>
              <table:table-cell office:value-type="float" office:value="0.0946446">
                <text:p>0.0946446</text:p>
              </table:table-cell>
              <table:table-cell office:value-type="float" office:value="0.112912">
                <text:p>0.112912</text:p>
              </table:table-cell>
              <table:table-cell office:value-type="float" office:value="0.134258">
                <text:p>0.134258</text:p>
              </table:table-cell>
              <table:table-cell office:value-type="float" office:value="0.159116">
                <text:p>0.159116</text:p>
              </table:table-cell>
              <table:table-cell office:value-type="float" office:value="0.187966">
                <text:p>0.187966</text:p>
              </table:table-cell>
              <table:table-cell office:value-type="float" office:value="0.221335">
                <text:p>0.221335</text:p>
              </table:table-cell>
              <table:table-cell office:value-type="float" office:value="0.259805">
                <text:p>0.259805</text:p>
              </table:table-cell>
              <table:table-cell office:value-type="float" office:value="0.304009">
                <text:p>0.304009</text:p>
              </table:table-cell>
              <table:table-cell office:value-type="float" office:value="0.354639">
                <text:p>0.354639</text:p>
              </table:table-cell>
              <table:table-cell office:value-type="float" office:value="0.412441">
                <text:p>0.412441</text:p>
              </table:table-cell>
              <table:table-cell office:value-type="float" office:value="0.478224">
                <text:p>0.478224</text:p>
              </table:table-cell>
              <table:table-cell office:value-type="float" office:value="0.552855">
                <text:p>0.552855</text:p>
              </table:table-cell>
              <table:table-cell office:value-type="float" office:value="0.637261">
                <text:p>0.637261</text:p>
              </table:table-cell>
              <table:table-cell office:value-type="float" office:value="0.732431">
                <text:p>0.732431</text:p>
              </table:table-cell>
              <table:table-cell office:value-type="float" office:value="0.839414">
                <text:p>0.839414</text:p>
              </table:table-cell>
              <table:table-cell office:value-type="float" office:value="0.959316">
                <text:p>0.959316</text:p>
              </table:table-cell>
              <table:table-cell office:value-type="float" office:value="1.0933">
                <text:p>1.0933</text:p>
              </table:table-cell>
              <table:table-cell office:value-type="float" office:value="1.24258">
                <text:p>1.24258</text:p>
              </table:table-cell>
              <table:table-cell office:value-type="float" office:value="1.40842">
                <text:p>1.40842</text:p>
              </table:table-cell>
              <table:table-cell office:value-type="float" office:value="1.59215">
                <text:p>1.59215</text:p>
              </table:table-cell>
              <table:table-cell office:value-type="float" office:value="1.7951">
                <text:p>1.7951</text:p>
              </table:table-cell>
              <table:table-cell office:value-type="float" office:value="2.01867">
                <text:p>2.01867</text:p>
              </table:table-cell>
              <table:table-cell office:value-type="float" office:value="2.26427">
                <text:p>2.26427</text:p>
              </table:table-cell>
              <table:table-cell office:value-type="float" office:value="2.53334">
                <text:p>2.53334</text:p>
              </table:table-cell>
              <table:table-cell office:value-type="float" office:value="2.82734">
                <text:p>2.82734</text:p>
              </table:table-cell>
              <table:table-cell office:value-type="float" office:value="3.14771">
                <text:p>3.14771</text:p>
              </table:table-cell>
              <table:table-cell office:value-type="float" office:value="3.49591">
                <text:p>3.49591</text:p>
              </table:table-cell>
              <table:table-cell office:value-type="float" office:value="3.87337">
                <text:p>3.87337</text:p>
              </table:table-cell>
              <table:table-cell office:value-type="float" office:value="4.28151">
                <text:p>4.28151</text:p>
              </table:table-cell>
              <table:table-cell office:value-type="float" office:value="4.72171">
                <text:p>4.72171</text:p>
              </table:table-cell>
              <table:table-cell office:value-type="float" office:value="5.19529">
                <text:p>5.19529</text:p>
              </table:table-cell>
              <table:table-cell office:value-type="float" office:value="5.70353">
                <text:p>5.70353</text:p>
              </table:table-cell>
              <table:table-cell office:value-type="float" office:value="6.24764">
                <text:p>6.24764</text:p>
              </table:table-cell>
              <table:table-cell office:value-type="float" office:value="6.82876">
                <text:p>6.82876</text:p>
              </table:table-cell>
              <table:table-cell office:value-type="float" office:value="7.44793">
                <text:p>7.44793</text:p>
              </table:table-cell>
              <table:table-cell office:value-type="float" office:value="8.1061">
                <text:p>8.1061</text:p>
              </table:table-cell>
              <table:table-cell office:value-type="float" office:value="8.8041">
                <text:p>8.8041</text:p>
              </table:table-cell>
              <table:table-cell office:value-type="float" office:value="9.54266">
                <text:p>9.54266</text:p>
              </table:table-cell>
              <table:table-cell office:value-type="float" office:value="10.3224">
                <text:p>10.3224</text:p>
              </table:table-cell>
              <table:table-cell office:value-type="float" office:value="11.1437">
                <text:p>11.1437</text:p>
              </table:table-cell>
              <table:table-cell office:value-type="float" office:value="12.007">
                <text:p>12.007</text:p>
              </table:table-cell>
              <table:table-cell office:value-type="float" office:value="12.9124">
                <text:p>12.9124</text:p>
              </table:table-cell>
              <table:table-cell office:value-type="float" office:value="13.8599">
                <text:p>13.8599</text:p>
              </table:table-cell>
              <table:table-cell office:value-type="float" office:value="14.8495">
                <text:p>14.8495</text:p>
              </table:table-cell>
              <table:table-cell office:value-type="float" office:value="15.8808">
                <text:p>15.8808</text:p>
              </table:table-cell>
              <table:table-cell office:value-type="float" office:value="16.9534">
                <text:p>16.9534</text:p>
              </table:table-cell>
              <table:table-cell office:value-type="float" office:value="18.0667">
                <text:p>18.0667</text:p>
              </table:table-cell>
              <table:table-cell office:value-type="float" office:value="19.22">
                <text:p>19.22</text:p>
              </table:table-cell>
              <table:table-cell office:value-type="float" office:value="20.4122">
                <text:p>20.4122</text:p>
              </table:table-cell>
              <table:table-cell office:value-type="float" office:value="21.6424">
                <text:p>21.6424</text:p>
              </table:table-cell>
              <table:table-cell office:value-type="float" office:value="22.9093">
                <text:p>22.9093</text:p>
              </table:table-cell>
              <table:table-cell office:value-type="float" office:value="24.2115">
                <text:p>24.2115</text:p>
              </table:table-cell>
              <table:table-cell office:value-type="float" office:value="25.5476">
                <text:p>25.5476</text:p>
              </table:table-cell>
              <table:table-cell office:value-type="float" office:value="26.9157">
                <text:p>26.9157</text:p>
              </table:table-cell>
              <table:table-cell office:value-type="float" office:value="28.3143">
                <text:p>28.3143</text:p>
              </table:table-cell>
              <table:table-cell office:value-type="float" office:value="29.7413">
                <text:p>29.7413</text:p>
              </table:table-cell>
              <table:table-cell office:value-type="float" office:value="31.1948">
                <text:p>31.1948</text:p>
              </table:table-cell>
              <table:table-cell office:value-type="float" office:value="32.6727">
                <text:p>32.6727</text:p>
              </table:table-cell>
              <table:table-cell office:value-type="float" office:value="34.1727">
                <text:p>34.1727</text:p>
              </table:table-cell>
              <table:table-cell office:value-type="float" office:value="35.6925">
                <text:p>35.6925</text:p>
              </table:table-cell>
              <table:table-cell office:value-type="float" office:value="37.2298">
                <text:p>37.2298</text:p>
              </table:table-cell>
              <table:table-cell office:value-type="float" office:value="38.7821">
                <text:p>38.7821</text:p>
              </table:table-cell>
              <table:table-cell office:value-type="float" office:value="40.347">
                <text:p>40.347</text:p>
              </table:table-cell>
              <table:table-cell office:value-type="float" office:value="41.9219">
                <text:p>41.9219</text:p>
              </table:table-cell>
              <table:table-cell office:value-type="float" office:value="43.5042">
                <text:p>43.5042</text:p>
              </table:table-cell>
              <table:table-cell office:value-type="float" office:value="45.0915">
                <text:p>45.0915</text:p>
              </table:table-cell>
              <table:table-cell office:value-type="float" office:value="46.681">
                <text:p>46.681</text:p>
              </table:table-cell>
              <table:table-cell office:value-type="float" office:value="48.2702">
                <text:p>48.2702</text:p>
              </table:table-cell>
              <table:table-cell office:value-type="float" office:value="49.8565">
                <text:p>49.8565</text:p>
              </table:table-cell>
              <table:table-cell office:value-type="float" office:value="51.4373">
                <text:p>51.4373</text:p>
              </table:table-cell>
              <table:table-cell office:value-type="float" office:value="53.0099">
                <text:p>53.0099</text:p>
              </table:table-cell>
              <table:table-cell office:value-type="float" office:value="54.572">
                <text:p>54.572</text:p>
              </table:table-cell>
              <table:table-cell office:value-type="float" office:value="56.1209">
                <text:p>56.1209</text:p>
              </table:table-cell>
              <table:table-cell office:value-type="float" office:value="57.6542">
                <text:p>57.6542</text:p>
              </table:table-cell>
              <table:table-cell office:value-type="float" office:value="59.1696">
                <text:p>59.1696</text:p>
              </table:table-cell>
              <table:table-cell office:value-type="float" office:value="60.6645">
                <text:p>60.6645</text:p>
              </table:table-cell>
              <table:table-cell office:value-type="float" office:value="62.1368">
                <text:p>62.1368</text:p>
              </table:table-cell>
              <table:table-cell office:value-type="float" office:value="63.5841">
                <text:p>63.5841</text:p>
              </table:table-cell>
              <table:table-cell office:value-type="float" office:value="65.0044">
                <text:p>65.0044</text:p>
              </table:table-cell>
              <table:table-cell office:value-type="float" office:value="66.3954">
                <text:p>66.3954</text:p>
              </table:table-cell>
              <table:table-cell office:value-type="float" office:value="67.7551">
                <text:p>67.7551</text:p>
              </table:table-cell>
              <table:table-cell office:value-type="float" office:value="69.0816">
                <text:p>69.0816</text:p>
              </table:table-cell>
              <table:table-cell office:value-type="float" office:value="70.373">
                <text:p>70.373</text:p>
              </table:table-cell>
              <table:table-cell office:value-type="float" office:value="71.6274">
                <text:p>71.6274</text:p>
              </table:table-cell>
              <table:table-cell office:value-type="float" office:value="72.8431">
                <text:p>72.8431</text:p>
              </table:table-cell>
              <table:table-cell office:value-type="float" office:value="74.0185">
                <text:p>74.0185</text:p>
              </table:table-cell>
              <table:table-cell office:value-type="float" office:value="75.1519">
                <text:p>75.1519</text:p>
              </table:table-cell>
              <table:table-cell office:value-type="float" office:value="76.2419">
                <text:p>76.2419</text:p>
              </table:table-cell>
              <table:table-cell office:value-type="float" office:value="77.2869">
                <text:p>77.2869</text:p>
              </table:table-cell>
              <table:table-cell office:value-type="float" office:value="78.2857">
                <text:p>78.2857</text:p>
              </table:table-cell>
              <table:table-cell office:value-type="float" office:value="79.237">
                <text:p>79.237</text:p>
              </table:table-cell>
              <table:table-cell office:value-type="float" office:value="80.1395">
                <text:p>80.1395</text:p>
              </table:table-cell>
              <table:table-cell office:value-type="float" office:value="80.9922">
                <text:p>80.9922</text:p>
              </table:table-cell>
              <table:table-cell office:value-type="float" office:value="81.7939">
                <text:p>81.7939</text:p>
              </table:table-cell>
              <table:table-cell office:value-type="float" office:value="82.5438">
                <text:p>82.5438</text:p>
              </table:table-cell>
              <table:table-cell office:value-type="float" office:value="83.2408">
                <text:p>83.2408</text:p>
              </table:table-cell>
              <table:table-cell office:value-type="float" office:value="83.8842">
                <text:p>83.8842</text:p>
              </table:table-cell>
              <table:table-cell office:value-type="float" office:value="84.4731">
                <text:p>84.4731</text:p>
              </table:table-cell>
              <table:table-cell office:value-type="float" office:value="85.0069">
                <text:p>85.0069</text:p>
              </table:table-cell>
              <table:table-cell office:value-type="float" office:value="85.485">
                <text:p>85.485</text:p>
              </table:table-cell>
              <table:table-cell office:value-type="float" office:value="85.9067">
                <text:p>85.9067</text:p>
              </table:table-cell>
              <table:table-cell office:value-type="float" office:value="86.2715">
                <text:p>86.2715</text:p>
              </table:table-cell>
              <table:table-cell office:value-type="float" office:value="86.5791">
                <text:p>86.5791</text:p>
              </table:table-cell>
              <table:table-cell office:value-type="float" office:value="86.829">
                <text:p>86.829</text:p>
              </table:table-cell>
              <table:table-cell office:value-type="float" office:value="87.0209">
                <text:p>87.0209</text:p>
              </table:table-cell>
              <table:table-cell office:value-type="float" office:value="87.1546">
                <text:p>87.1546</text:p>
              </table:table-cell>
              <table:table-cell office:value-type="float" office:value="87.2298">
                <text:p>87.2298</text:p>
              </table:table-cell>
              <table:table-cell office:value-type="float" office:value="87.2465">
                <text:p>87.2465</text:p>
              </table:table-cell>
              <table:table-cell office:value-type="float" office:value="87.2046">
                <text:p>87.2046</text:p>
              </table:table-cell>
              <table:table-cell office:value-type="float" office:value="87.1041">
                <text:p>87.1041</text:p>
              </table:table-cell>
              <table:table-cell office:value-type="float" office:value="86.945">
                <text:p>86.945</text:p>
              </table:table-cell>
              <table:table-cell office:value-type="float" office:value="86.7274">
                <text:p>86.7274</text:p>
              </table:table-cell>
              <table:table-cell office:value-type="float" office:value="86.4516">
                <text:p>86.4516</text:p>
              </table:table-cell>
              <table:table-cell office:value-type="float" office:value="86.1178">
                <text:p>86.1178</text:p>
              </table:table-cell>
              <table:table-cell office:value-type="float" office:value="85.7263">
                <text:p>85.7263</text:p>
              </table:table-cell>
              <table:table-cell office:value-type="float" office:value="85.2775">
                <text:p>85.2775</text:p>
              </table:table-cell>
              <table:table-cell office:value-type="float" office:value="84.7719">
                <text:p>84.7719</text:p>
              </table:table-cell>
              <table:table-cell office:value-type="float" office:value="84.21">
                <text:p>84.21</text:p>
              </table:table-cell>
              <table:table-cell office:value-type="float" office:value="83.5923">
                <text:p>83.5923</text:p>
              </table:table-cell>
              <table:table-cell office:value-type="float" office:value="82.9197">
                <text:p>82.9197</text:p>
              </table:table-cell>
              <table:table-cell office:value-type="float" office:value="82.1927">
                <text:p>82.1927</text:p>
              </table:table-cell>
              <table:table-cell office:value-type="float" office:value="81.4124">
                <text:p>81.4124</text:p>
              </table:table-cell>
              <table:table-cell office:value-type="float" office:value="80.5795">
                <text:p>80.5795</text:p>
              </table:table-cell>
              <table:table-cell office:value-type="float" office:value="79.6951">
                <text:p>79.6951</text:p>
              </table:table-cell>
              <table:table-cell office:value-type="float" office:value="78.7603">
                <text:p>78.7603</text:p>
              </table:table-cell>
              <table:table-cell office:value-type="float" office:value="77.7763">
                <text:p>77.7763</text:p>
              </table:table-cell>
              <table:table-cell office:value-type="float" office:value="76.7442">
                <text:p>76.7442</text:p>
              </table:table-cell>
              <table:table-cell office:value-type="float" office:value="75.6655">
                <text:p>75.6655</text:p>
              </table:table-cell>
              <table:table-cell office:value-type="float" office:value="74.5417">
                <text:p>74.5417</text:p>
              </table:table-cell>
              <table:table-cell office:value-type="float" office:value="73.3742">
                <text:p>73.3742</text:p>
              </table:table-cell>
              <table:table-cell office:value-type="float" office:value="72.1647">
                <text:p>72.1647</text:p>
              </table:table-cell>
              <table:table-cell office:value-type="float" office:value="70.915">
                <text:p>70.915</text:p>
              </table:table-cell>
              <table:table-cell office:value-type="float" office:value="69.6269">
                <text:p>69.6269</text:p>
              </table:table-cell>
              <table:table-cell office:value-type="float" office:value="68.3023">
                <text:p>68.3023</text:p>
              </table:table-cell>
              <table:table-cell office:value-type="float" office:value="66.9431">
                <text:p>66.9431</text:p>
              </table:table-cell>
              <table:table-cell office:value-type="float" office:value="65.5517">
                <text:p>65.5517</text:p>
              </table:table-cell>
              <table:table-cell office:value-type="float" office:value="64.13">
                <text:p>64.13</text:p>
              </table:table-cell>
              <table:table-cell office:value-type="float" office:value="62.6805">
                <text:p>62.6805</text:p>
              </table:table-cell>
              <table:table-cell office:value-type="float" office:value="61.2054">
                <text:p>61.2054</text:p>
              </table:table-cell>
              <table:table-cell office:value-type="float" office:value="59.7072">
                <text:p>59.7072</text:p>
              </table:table-cell>
              <table:table-cell office:value-type="float" office:value="58.1884">
                <text:p>58.1884</text:p>
              </table:table-cell>
              <table:table-cell office:value-type="float" office:value="56.6516">
                <text:p>56.6516</text:p>
              </table:table-cell>
              <table:table-cell office:value-type="float" office:value="55.0994">
                <text:p>55.0994</text:p>
              </table:table-cell>
              <table:table-cell office:value-type="float" office:value="53.5345">
                <text:p>53.5345</text:p>
              </table:table-cell>
              <table:table-cell office:value-type="float" office:value="51.9595">
                <text:p>51.9595</text:p>
              </table:table-cell>
              <table:table-cell office:value-type="float" office:value="50.3773">
                <text:p>50.3773</text:p>
              </table:table-cell>
              <table:table-cell office:value-type="float" office:value="48.7905">
                <text:p>48.7905</text:p>
              </table:table-cell>
              <table:table-cell office:value-type="float" office:value="47.2019">
                <text:p>47.2019</text:p>
              </table:table-cell>
              <table:table-cell office:value-type="float" office:value="45.6143">
                <text:p>45.6143</text:p>
              </table:table-cell>
              <table:table-cell office:value-type="float" office:value="44.0305">
                <text:p>44.0305</text:p>
              </table:table-cell>
              <table:table-cell office:value-type="float" office:value="42.453">
                <text:p>42.453</text:p>
              </table:table-cell>
              <table:table-cell office:value-type="float" office:value="40.8848">
                <text:p>40.8848</text:p>
              </table:table-cell>
              <table:table-cell office:value-type="float" office:value="39.3282">
                <text:p>39.3282</text:p>
              </table:table-cell>
              <table:table-cell office:value-type="float" office:value="37.786">
                <text:p>37.786</text:p>
              </table:table-cell>
              <table:table-cell office:value-type="float" office:value="36.2607">
                <text:p>36.2607</text:p>
              </table:table-cell>
              <table:table-cell office:value-type="float" office:value="34.7546">
                <text:p>34.7546</text:p>
              </table:table-cell>
              <table:table-cell office:value-type="float" office:value="33.27">
                <text:p>33.27</text:p>
              </table:table-cell>
              <table:table-cell office:value-type="float" office:value="31.8093">
                <text:p>31.8093</text:p>
              </table:table-cell>
              <table:table-cell office:value-type="float" office:value="30.3744">
                <text:p>30.3744</text:p>
              </table:table-cell>
              <table:table-cell office:value-type="float" office:value="28.9675">
                <text:p>28.9675</text:p>
              </table:table-cell>
              <table:table-cell office:value-type="float" office:value="27.5902">
                <text:p>27.5902</text:p>
              </table:table-cell>
              <table:table-cell office:value-type="float" office:value="26.2444">
                <text:p>26.2444</text:p>
              </table:table-cell>
              <table:table-cell office:value-type="float" office:value="24.9316">
                <text:p>24.9316</text:p>
              </table:table-cell>
              <table:table-cell office:value-type="float" office:value="23.6533">
                <text:p>23.6533</text:p>
              </table:table-cell>
              <table:table-cell office:value-type="float" office:value="22.4106">
                <text:p>22.4106</text:p>
              </table:table-cell>
              <table:table-cell office:value-type="float" office:value="21.2048">
                <text:p>21.2048</text:p>
              </table:table-cell>
              <table:table-cell office:value-type="float" office:value="20.0368">
                <text:p>20.0368</text:p>
              </table:table-cell>
              <table:table-cell office:value-type="float" office:value="18.9073">
                <text:p>18.9073</text:p>
              </table:table-cell>
              <table:table-cell office:value-type="float" office:value="17.8171">
                <text:p>17.8171</text:p>
              </table:table-cell>
              <table:table-cell office:value-type="float" office:value="16.7666">
                <text:p>16.7666</text:p>
              </table:table-cell>
              <table:table-cell office:value-type="float" office:value="15.7561">
                <text:p>15.7561</text:p>
              </table:table-cell>
              <table:table-cell office:value-type="float" office:value="14.7858">
                <text:p>14.7858</text:p>
              </table:table-cell>
              <table:table-cell office:value-type="float" office:value="13.8559">
                <text:p>13.8559</text:p>
              </table:table-cell>
              <table:table-cell office:value-type="float" office:value="12.9661">
                <text:p>12.9661</text:p>
              </table:table-cell>
              <table:table-cell office:value-type="float" office:value="12.1162">
                <text:p>12.1162</text:p>
              </table:table-cell>
              <table:table-cell office:value-type="float" office:value="11.3059">
                <text:p>11.3059</text:p>
              </table:table-cell>
              <table:table-cell office:value-type="float" office:value="10.5347">
                <text:p>10.5347</text:p>
              </table:table-cell>
              <table:table-cell office:value-type="float" office:value="9.80204">
                <text:p>9.80204</text:p>
              </table:table-cell>
              <table:table-cell office:value-type="float" office:value="9.10716">
                <text:p>9.10716</text:p>
              </table:table-cell>
              <table:table-cell office:value-type="float" office:value="8.44929">
                <text:p>8.44929</text:p>
              </table:table-cell>
              <table:table-cell office:value-type="float" office:value="7.82757">
                <text:p>7.82757</text:p>
              </table:table-cell>
              <table:table-cell office:value-type="float" office:value="7.24104">
                <text:p>7.24104</text:p>
              </table:table-cell>
              <table:table-cell office:value-type="float" office:value="6.68867">
                <text:p>6.68867</text:p>
              </table:table-cell>
              <table:table-cell office:value-type="float" office:value="6.16941">
                <text:p>6.16941</text:p>
              </table:table-cell>
              <table:table-cell office:value-type="float" office:value="5.68211">
                <text:p>5.68211</text:p>
              </table:table-cell>
              <table:table-cell office:value-type="float" office:value="5.2256">
                <text:p>5.2256</text:p>
              </table:table-cell>
              <table:table-cell office:value-type="float" office:value="4.7987">
                <text:p>4.7987</text:p>
              </table:table-cell>
              <table:table-cell office:value-type="float" office:value="4.40018">
                <text:p>4.40018</text:p>
              </table:table-cell>
              <table:table-cell office:value-type="float" office:value="4.0288">
                <text:p>4.0288</text:p>
              </table:table-cell>
              <table:table-cell office:value-type="float" office:value="3.68331">
                <text:p>3.68331</text:p>
              </table:table-cell>
              <table:table-cell office:value-type="float" office:value="3.36246">
                <text:p>3.36246</text:p>
              </table:table-cell>
              <table:table-cell office:value-type="float" office:value="3.06502">
                <text:p>3.06502</text:p>
              </table:table-cell>
              <table:table-cell office:value-type="float" office:value="2.78975">
                <text:p>2.78975</text:p>
              </table:table-cell>
              <table:table-cell office:value-type="float" office:value="2.53544">
                <text:p>2.53544</text:p>
              </table:table-cell>
              <table:table-cell office:value-type="float" office:value="2.3009">
                <text:p>2.3009</text:p>
              </table:table-cell>
              <table:table-cell office:value-type="float" office:value="2.08496">
                <text:p>2.08496</text:p>
              </table:table-cell>
              <table:table-cell office:value-type="float" office:value="1.88649">
                <text:p>1.88649</text:p>
              </table:table-cell>
              <table:table-cell office:value-type="float" office:value="1.70438">
                <text:p>1.70438</text:p>
              </table:table-cell>
              <table:table-cell office:value-type="float" office:value="1.53756">
                <text:p>1.53756</text:p>
              </table:table-cell>
              <table:table-cell office:value-type="float" office:value="1.38503">
                <text:p>1.38503</text:p>
              </table:table-cell>
              <table:table-cell office:value-type="float" office:value="1.24578">
                <text:p>1.24578</text:p>
              </table:table-cell>
              <table:table-cell office:value-type="float" office:value="1.11887">
                <text:p>1.11887</text:p>
              </table:table-cell>
              <table:table-cell office:value-type="float" office:value="1.00341">
                <text:p>1.00341</text:p>
              </table:table-cell>
              <table:table-cell office:value-type="float" office:value="0.898537">
                <text:p>0.898537</text:p>
              </table:table-cell>
              <table:table-cell office:value-type="float" office:value="0.80344">
                <text:p>0.80344</text:p>
              </table:table-cell>
              <table:table-cell office:value-type="float" office:value="0.71735">
                <text:p>0.71735</text:p>
              </table:table-cell>
              <table:table-cell office:value-type="float" office:value="0.639545">
                <text:p>0.639545</text:p>
              </table:table-cell>
              <table:table-cell office:value-type="float" office:value="0.569343">
                <text:p>0.569343</text:p>
              </table:table-cell>
              <table:table-cell office:value-type="float" office:value="0.506105">
                <text:p>0.506105</text:p>
              </table:table-cell>
              <table:table-cell office:value-type="float" office:value="0.449233">
                <text:p>0.449233</text:p>
              </table:table-cell>
              <table:table-cell office:value-type="float" office:value="0.398171">
                <text:p>0.398171</text:p>
              </table:table-cell>
              <table:table-cell office:value-type="float" office:value="0.352399">
                <text:p>0.352399</text:p>
              </table:table-cell>
              <table:table-cell office:value-type="float" office:value="0.311436">
                <text:p>0.311436</text:p>
              </table:table-cell>
              <table:table-cell office:value-type="float" office:value="0.274836">
                <text:p>0.274836</text:p>
              </table:table-cell>
              <table:table-cell office:value-type="float" office:value="0.242186">
                <text:p>0.242186</text:p>
              </table:table-cell>
              <table:table-cell office:value-type="float" office:value="0.213107">
                <text:p>0.213107</text:p>
              </table:table-cell>
              <table:table-cell office:value-type="float" office:value="0.18725">
                <text:p>0.18725</text:p>
              </table:table-cell>
              <table:table-cell office:value-type="float" office:value="0.164294">
                <text:p>0.164294</text:p>
              </table:table-cell>
              <table:table-cell office:value-type="float" office:value="0.143945">
                <text:p>0.143945</text:p>
              </table:table-cell>
              <table:table-cell office:value-type="float" office:value="0.125937">
                <text:p>0.125937</text:p>
              </table:table-cell>
              <table:table-cell office:value-type="float" office:value="0.110025">
                <text:p>0.110025</text:p>
              </table:table-cell>
              <table:table-cell office:value-type="float" office:value="0.095987">
                <text:p>0.095987</text:p>
              </table:table-cell>
              <table:table-cell office:value-type="float" office:value="0.0836214">
                <text:p>0.0836214</text:p>
              </table:table-cell>
              <table:table-cell office:value-type="float" office:value="0.0727459">
                <text:p>0.0727459</text:p>
              </table:table-cell>
              <table:table-cell office:value-type="float" office:value="0.0631958">
                <text:p>0.0631958</text:p>
              </table:table-cell>
              <table:table-cell office:value-type="float" office:value="0.0548223">
                <text:p>0.0548223</text:p>
              </table:table-cell>
              <table:table-cell office:value-type="float" office:value="0.0474918">
                <text:p>0.0474918</text:p>
              </table:table-cell>
              <table:table-cell office:value-type="float" office:value="0.0410841">
                <text:p>0.0410841</text:p>
              </table:table-cell>
              <table:table-cell office:value-type="float" office:value="0.0354915">
                <text:p>0.0354915</text:p>
              </table:table-cell>
              <table:table-cell office:value-type="float" office:value="0.0306177">
                <text:p>0.0306177</text:p>
              </table:table-cell>
              <table:table-cell office:value-type="float" office:value="0.0263767">
                <text:p>0.0263767</text:p>
              </table:table-cell>
              <table:table-cell office:value-type="float" office:value="0.0226919">
                <text:p>0.0226919</text:p>
              </table:table-cell>
              <table:table-cell office:value-type="float" office:value="0.019495">
                <text:p>0.019495</text:p>
              </table:table-cell>
              <table:table-cell office:value-type="float" office:value="0.0167256">
                <text:p>0.0167256</text:p>
              </table:table-cell>
              <table:table-cell office:value-type="float" office:value="0.01433">
                <text:p>0.01433</text:p>
              </table:table-cell>
              <table:table-cell office:value-type="float" office:value="0.0122609">
                <text:p>0.0122609</text:p>
              </table:table-cell>
              <table:table-cell office:value-type="float" office:value="0.0104764">
                <text:p>0.0104764</text:p>
              </table:table-cell>
              <table:table-cell office:value-type="float" office:value="0.00893949">
                <text:p>0.00893949</text:p>
              </table:table-cell>
              <table:table-cell office:value-type="float" office:value="0.00761781">
                <text:p>0.00761781</text:p>
              </table:table-cell>
              <table:table-cell office:value-type="float" office:value="0.00648284">
                <text:p>0.00648284</text:p>
              </table:table-cell>
              <table:table-cell office:value-type="float" office:value="0.00550961">
                <text:p>0.00550961</text:p>
              </table:table-cell>
              <table:table-cell office:value-type="float" office:value="0.00467626">
                <text:p>0.00467626</text:p>
              </table:table-cell>
              <table:table-cell office:value-type="float" office:value="0.00396371">
                <text:p>0.00396371</text:p>
              </table:table-cell>
              <table:table-cell office:value-type="float" office:value="0.00335529">
                <text:p>0.00335529</text:p>
              </table:table-cell>
              <table:table-cell office:value-type="float" office:value="0.00283653">
                <text:p>0.00283653</text:p>
              </table:table-cell>
              <table:table-cell office:value-type="float" office:value="0.00239484">
                <text:p>0.00239484</text:p>
              </table:table-cell>
              <table:table-cell office:value-type="float" office:value="0.00201929">
                <text:p>0.00201929</text:p>
              </table:table-cell>
              <table:table-cell office:value-type="float" office:value="0.00170041">
                <text:p>0.00170041</text:p>
              </table:table-cell>
              <table:table-cell office:value-type="float" office:value="0.00143004">
                <text:p>0.00143004</text:p>
              </table:table-cell>
              <table:table-cell office:value-type="float" office:value="0.00120111">
                <text:p>0.00120111</text:p>
              </table:table-cell>
              <table:table-cell office:value-type="float" office:value="0.00100753">
                <text:p>0.00100753</text:p>
              </table:table-cell>
              <table:table-cell office:value-type="float" office:value="0.000844067">
                <text:p>0.000844067</text:p>
              </table:table-cell>
              <table:table-cell office:value-type="float" office:value="0.000706223">
                <text:p>0.000706223</text:p>
              </table:table-cell>
              <table:table-cell office:value-type="float" office:value="0.000590141">
                <text:p>0.000590141</text:p>
              </table:table-cell>
              <table:table-cell office:value-type="float" office:value="0.000492515">
                <text:p>0.000492515</text:p>
              </table:table-cell>
              <table:table-cell office:value-type="float" office:value="0.000410522">
                <text:p>0.000410522</text:p>
              </table:table-cell>
              <table:table-cell office:value-type="float" office:value="0.00034175">
                <text:p>0.00034175</text:p>
              </table:table-cell>
              <table:table-cell office:value-type="float" office:value="0.000284143">
                <text:p>0.000284143</text:p>
              </table:table-cell>
              <table:table-cell office:value-type="float" office:value="0.000235952">
                <text:p>0.000235952</text:p>
              </table:table-cell>
              <table:table-cell office:value-type="float" office:value="0.000195692">
                <text:p>0.000195692</text:p>
              </table:table-cell>
              <table:table-cell office:value-type="float" office:value="0.000162101">
                <text:p>0.000162101</text:p>
              </table:table-cell>
              <table:table-cell office:value-type="float" office:value="0.000134111">
                <text:p>0.000134111</text:p>
              </table:table-cell>
              <table:table-cell office:value-type="float" office:value="0.000110818">
                <text:p>0.000110818</text:p>
              </table:table-cell>
              <table:table-cell office:value-type="float" office:value="0.0000914591">
                <text:p>0.0000914591</text:p>
              </table:table-cell>
              <table:table-cell office:value-type="float" office:value="0.0000753903">
                <text:p>0.0000753903</text:p>
              </table:table-cell>
              <table:table-cell office:value-type="float" office:value="0.0000620695">
                <text:p>0.0000620695</text:p>
              </table:table-cell>
              <table:table-cell office:value-type="float" office:value="0.0000510408">
                <text:p>0.0000510408</text:p>
              </table:table-cell>
              <table:table-cell office:value-type="float" office:value="0.0000419214">
                <text:p>0.0000419214</text:p>
              </table:table-cell>
              <table:table-cell office:value-type="float" office:value="0.0000343902">
                <text:p>0.0000343902</text:p>
              </table:table-cell>
              <table:table-cell office:value-type="float" office:value="0.0000281784">
                <text:p>0.0000281784</text:p>
              </table:table-cell>
              <table:table-cell office:value-type="float" office:value="0.0000230613">
                <text:p>0.0000230613</text:p>
              </table:table-cell>
              <table:table-cell office:value-type="float" office:value="0.0000188512">
                <text:p>0.0000188512</text:p>
              </table:table-cell>
              <table:table-cell office:value-type="float" office:value="0.0000153915">
                <text:p>0.0000153915</text:p>
              </table:table-cell>
              <table:table-cell office:value-type="float" office:value="0.0000125521">
                <text:p>0.0000125521</text:p>
              </table:table-cell>
              <table:table-cell office:value-type="float" office:value="0.0000102246">
                <text:p>0.0000102246</text:p>
              </table:table-cell>
              <table:table-cell office:value-type="float" office:value="0.000008319">
                <text:p>0.000008319</text:p>
              </table:table-cell>
              <table:table-cell office:value-type="float" office:value="0.00000676073">
                <text:p>0.00000676073</text:p>
              </table:table-cell>
              <table:table-cell office:value-type="float" office:value="0.00000548802">
                <text:p>0.00000548802</text:p>
              </table:table-cell>
              <table:table-cell office:value-type="float" office:value="0.0000044498">
                <text:p>0.0000044498</text:p>
              </table:table-cell>
              <table:table-cell office:value-type="float" office:value="0.00000360387">
                <text:p>0.00000360387</text:p>
              </table:table-cell>
              <table:table-cell office:value-type="float" office:value="0.00000291544">
                <text:p>0.00000291544</text:p>
              </table:table-cell>
              <table:table-cell office:value-type="float" office:value="0.00000235584">
                <text:p>0.00000235584</text:p>
              </table:table-cell>
              <table:table-cell office:value-type="float" office:value="0.00000190152">
                <text:p>0.00000190152</text:p>
              </table:table-cell>
              <table:table-cell office:value-type="float" office:value="0.00000153308">
                <text:p>0.00000153308</text:p>
              </table:table-cell>
              <table:table-cell office:value-type="float" office:value="0.00000123466">
                <text:p>0.00000123466</text:p>
              </table:table-cell>
              <table:table-cell office:value-type="float" office:value="0.000000993213">
                <text:p>0.000000993213</text:p>
              </table:table-cell>
              <table:table-cell office:value-type="float" office:value="0.0000007981">
                <text:p>0.0000007981</text:p>
              </table:table-cell>
              <table:table-cell office:value-type="float" office:value="0.000000640609">
                <text:p>0.000000640609</text:p>
              </table:table-cell>
              <table:table-cell office:value-type="float" office:value="0.000000513631">
                <text:p>0.000000513631</text:p>
              </table:table-cell>
              <table:table-cell office:value-type="float" office:value="0.000000411371">
                <text:p>0.000000411371</text:p>
              </table:table-cell>
              <table:table-cell office:value-type="float" office:value="0.000000329111">
                <text:p>0.000000329111</text:p>
              </table:table-cell>
              <table:table-cell office:value-type="float" office:value="0.000000263015">
                <text:p>0.000000263015</text:p>
              </table:table-cell>
              <table:table-cell office:value-type="float" office:value="0.000000209966">
                <text:p>0.000000209966</text:p>
              </table:table-cell>
              <table:table-cell office:value-type="float" office:value="0.000000167436">
                <text:p>0.000000167436</text:p>
              </table:table-cell>
              <table:table-cell office:value-type="float" office:value="0.000000133378">
                <text:p>0.000000133378</text:p>
              </table:table-cell>
              <table:table-cell office:value-type="float" office:value="0.000000106134">
                <text:p>0.000000106134</text:p>
              </table:table-cell>
              <table:table-cell office:value-type="float" office:value="0.0000000843655">
                <text:p>0.0000000843655</text:p>
              </table:table-cell>
              <table:table-cell office:value-type="float" office:value="0.0000000669907">
                <text:p>0.0000000669907</text:p>
              </table:table-cell>
              <table:table-cell office:value-type="float" office:value="0.0000000531382">
                <text:p>0.0000000531382</text:p>
              </table:table-cell>
              <table:table-cell office:value-type="float" office:value="0.0000000421059">
                <text:p>0.0000000421059</text:p>
              </table:table-cell>
              <table:table-cell office:value-type="float" office:value="0.0000000333292">
                <text:p>0.0000000333292</text:p>
              </table:table-cell>
              <table:table-cell office:value-type="float" office:value="0.0000000263546">
                <text:p>0.0000000263546</text:p>
              </table:table-cell>
              <table:table-cell office:value-type="float" office:value="0.0000000208178">
                <text:p>0.0000000208178</text:p>
              </table:table-cell>
              <table:table-cell office:value-type="float" office:value="0.0000000164273">
                <text:p>0.0000000164273</text:p>
              </table:table-cell>
              <table:table-cell office:value-type="float" office:value="0.0000000129495">
                <text:p>0.0000000129495</text:p>
              </table:table-cell>
              <table:table-cell office:value-type="float" office:value="0.0000000101975">
                <text:p>0.0000000101975</text:p>
              </table:table-cell>
              <table:table-cell office:value-type="float" office:value="0.00000000802217">
                <text:p>0.00000000802217</text:p>
              </table:table-cell>
              <table:table-cell office:value-type="float" office:value="0.00000000630448">
                <text:p>0.00000000630448</text:p>
              </table:table-cell>
              <table:table-cell office:value-type="float" office:value="0.00000000494957">
                <text:p>0.00000000494957</text:p>
              </table:table-cell>
              <table:table-cell office:value-type="float" office:value="0.00000000388194">
                <text:p>0.00000000388194</text:p>
              </table:table-cell>
              <table:table-cell office:value-type="float" office:value="0.00000000304154">
                <text:p>0.00000000304154</text:p>
              </table:table-cell>
              <table:table-cell office:value-type="float" office:value="0.00000000238071">
                <text:p>0.00000000238071</text:p>
              </table:table-cell>
              <table:table-cell office:value-type="float" office:value="0.0000000018616">
                <text:p>0.0000000018616</text:p>
              </table:table-cell>
              <table:table-cell office:value-type="float" office:value="0.00000000145424">
                <text:p>0.00000000145424</text:p>
              </table:table-cell>
              <table:table-cell office:value-type="float" office:value="0.00000000113491">
                <text:p>0.00000000113491</text:p>
              </table:table-cell>
              <table:table-cell office:value-type="float" office:value="0.000000000884822">
                <text:p>0.000000000884822</text:p>
              </table:table-cell>
              <table:table-cell office:value-type="float" office:value="0.000000000689172">
                <text:p>0.000000000689172</text:p>
              </table:table-cell>
              <table:table-cell office:value-type="float" office:value="0.000000000536261">
                <text:p>0.000000000536261</text:p>
              </table:table-cell>
              <table:table-cell office:value-type="float" office:value="0.000000000416873">
                <text:p>0.000000000416873</text:p>
              </table:table-cell>
              <table:table-cell office:value-type="float" office:value="0.000000000323752">
                <text:p>0.000000000323752</text:p>
              </table:table-cell>
              <table:table-cell office:value-type="float" office:value="0.00000000025119">
                <text:p>0.00000000025119</text:p>
              </table:table-cell>
              <table:table-cell office:value-type="float" office:value="0.000000000194705">
                <text:p>0.000000000194705</text:p>
              </table:table-cell>
              <table:table-cell office:value-type="float" office:value="0.000000000150778">
                <text:p>0.000000000150778</text:p>
              </table:table-cell>
              <table:table-cell office:value-type="float" office:value="0.00000000011665">
                <text:p>0.00000000011665</text:p>
              </table:table-cell>
              <table:table-cell office:value-type="float" office:value="0.000000000090162">
                <text:p>0.000000000090162</text:p>
              </table:table-cell>
              <table:table-cell office:value-type="float" office:value="0.0000000000696228">
                <text:p>0.0000000000696228</text:p>
              </table:table-cell>
              <table:table-cell office:value-type="float" office:value="0.0000000000537122">
                <text:p>0.0000000000537122</text:p>
              </table:table-cell>
              <table:table-cell office:value-type="float" office:value="0.0000000000413988">
                <text:p>0.0000000000413988</text:p>
              </table:table-cell>
              <table:table-cell office:value-type="float" office:value="0.0000000000318786">
                <text:p>0.0000000000318786</text:p>
              </table:table-cell>
              <table:table-cell office:value-type="float" office:value="0.0000000000245249">
                <text:p>0.0000000000245249</text:p>
              </table:table-cell>
              <table:table-cell office:value-type="float" office:value="0.0000000000188502">
                <text:p>0.0000000000188502</text:p>
              </table:table-cell>
              <table:table-cell office:value-type="float" office:value="0.0000000000144752">
                <text:p>0.0000000000144752</text:p>
              </table:table-cell>
              <table:table-cell office:value-type="float" office:value="0.0000000000111054">
                <text:p>0.0000000000111054</text:p>
              </table:table-cell>
              <table:table-cell office:value-type="float" office:value="0.00000000000851239">
                <text:p>0.00000000000851239</text:p>
              </table:table-cell>
              <table:table-cell office:value-type="float" office:value="0.00000000000651887">
                <text:p>0.00000000000651887</text:p>
              </table:table-cell>
              <table:table-cell office:value-type="float" office:value="0.00000000000498771">
                <text:p>0.00000000000498771</text:p>
              </table:table-cell>
              <table:table-cell office:value-type="float" office:value="0.00000000000381275">
                <text:p>0.00000000000381275</text:p>
              </table:table-cell>
              <table:table-cell office:value-type="float" office:value="0.00000000000291197">
                <text:p>0.00000000000291197</text:p>
              </table:table-cell>
              <table:table-cell office:value-type="float" office:value="0.00000000000222201">
                <text:p>0.00000000000222201</text:p>
              </table:table-cell>
              <table:table-cell office:value-type="float" office:value="0.00000000000169403">
                <text:p>0.00000000000169403</text:p>
              </table:table-cell>
              <table:table-cell office:value-type="float" office:value="0.00000000000129036">
                <text:p>0.00000000000129036</text:p>
              </table:table-cell>
              <table:table-cell office:value-type="float" office:value="0.000000000000982009">
                <text:p>0.000000000000982009</text:p>
              </table:table-cell>
              <table:table-cell office:value-type="float" office:value="0.000000000000746689">
                <text:p>0.000000000000746689</text:p>
              </table:table-cell>
              <table:table-cell office:value-type="float" office:value="0.000000000000567262">
                <text:p>0.000000000000567262</text:p>
              </table:table-cell>
              <table:table-cell office:value-type="float" office:value="0.000000000000430575">
                <text:p>0.000000000000430575</text:p>
              </table:table-cell>
              <table:table-cell office:value-type="float" office:value="0.000000000000326541">
                <text:p>0.000000000000326541</text:p>
              </table:table-cell>
              <table:table-cell office:value-type="float" office:value="0.000000000000247429">
                <text:p>0.000000000000247429</text:p>
              </table:table-cell>
              <table:table-cell office:value-type="float" office:value="0.000000000000187322">
                <text:p>0.000000000000187322</text:p>
              </table:table-cell>
              <table:table-cell office:value-type="float" office:value="0.000000000000141695">
                <text:p>0.000000000000141695</text:p>
              </table:table-cell>
              <table:table-cell office:value-type="float" office:value="0.00000000000010709">
                <text:p>0.00000000000010709</text:p>
              </table:table-cell>
              <table:table-cell office:value-type="float" office:value="0.0000000000000808677">
                <text:p>0.0000000000000808677</text:p>
              </table:table-cell>
              <table:table-cell office:value-type="float" office:value="0.0000000000000610144">
                <text:p>0.0000000000000610144</text:p>
              </table:table-cell>
              <table:table-cell office:value-type="float" office:value="0.0000000000000459963">
                <text:p>0.0000000000000459963</text:p>
              </table:table-cell>
              <table:table-cell office:value-type="float" office:value="0.0000000000000346456">
                <text:p>0.0000000000000346456</text:p>
              </table:table-cell>
              <table:table-cell office:value-type="float" office:value="0.0000000000000260741">
                <text:p>0.0000000000000260741</text:p>
              </table:table-cell>
              <table:table-cell office:value-type="float" office:value="0.0000000000000196069">
                <text:p>0.0000000000000196069</text:p>
              </table:table-cell>
              <table:table-cell office:value-type="float" office:value="0.0000000000000147315">
                <text:p>0.0000000000000147315</text:p>
              </table:table-cell>
              <table:table-cell office:value-type="float" office:value="0.0000000000000110593">
                <text:p>0.0000000000000110593</text:p>
              </table:table-cell>
              <table:table-cell office:value-type="float" office:value="8.29558E-015">
                <text:p>8.29558E-015</text:p>
              </table:table-cell>
              <table:table-cell office:value-type="float" office:value="6.21743E-015">
                <text:p>6.21743E-015</text:p>
              </table:table-cell>
              <table:table-cell office:value-type="float" office:value="4.65607E-015">
                <text:p>4.65607E-015</text:p>
              </table:table-cell>
              <table:table-cell office:value-type="float" office:value="3.48397E-015">
                <text:p>3.48397E-015</text:p>
              </table:table-cell>
              <table:table-cell office:value-type="float" office:value="2.60482E-015">
                <text:p>2.60482E-015</text:p>
              </table:table-cell>
              <table:table-cell office:value-type="float" office:value="1.94594E-015">
                <text:p>1.94594E-015</text:p>
              </table:table-cell>
              <table:table-cell office:value-type="float" office:value="1.45255E-015">
                <text:p>1.45255E-015</text:p>
              </table:table-cell>
              <table:table-cell office:value-type="float" office:value="1.08339E-015">
                <text:p>1.08339E-015</text:p>
              </table:table-cell>
              <table:table-cell office:value-type="float" office:value="8.07402E-016">
                <text:p>8.07402E-016</text:p>
              </table:table-cell>
              <table:table-cell office:value-type="float" office:value="6.01244E-016">
                <text:p>6.01244E-016</text:p>
              </table:table-cell>
              <table:table-cell office:value-type="float" office:value="4.4737E-016">
                <text:p>4.4737E-016</text:p>
              </table:table-cell>
              <table:table-cell office:value-type="float" office:value="3.32614E-016">
                <text:p>3.32614E-016</text:p>
              </table:table-cell>
              <table:table-cell office:value-type="float" office:value="2.471E-016">
                <text:p>2.471E-016</text:p>
              </table:table-cell>
              <table:table-cell office:value-type="float" office:value="1.83427E-016">
                <text:p>1.83427E-016</text:p>
              </table:table-cell>
              <table:table-cell office:value-type="float" office:value="1.36055E-016">
                <text:p>1.36055E-016</text:p>
              </table:table-cell>
              <table:table-cell office:value-type="float" office:value="1.00839E-016">
                <text:p>1.00839E-016</text:p>
              </table:table-cell>
              <table:table-cell office:value-type="float" office:value="7.46807E-017">
                <text:p>7.46807E-017</text:p>
              </table:table-cell>
              <table:table-cell office:value-type="float" office:value="5.52652E-017">
                <text:p>5.52652E-017</text:p>
              </table:table-cell>
              <table:table-cell office:value-type="float" office:value="4.08659E-017">
                <text:p>4.08659E-017</text:p>
              </table:table-cell>
              <table:table-cell office:value-type="float" office:value="3.01952E-017">
                <text:p>3.01952E-017</text:p>
              </table:table-cell>
              <table:table-cell office:value-type="float" office:value="2.22937E-017">
                <text:p>2.22937E-017</text:p>
              </table:table-cell>
              <table:table-cell office:value-type="float" office:value="1.64474E-017">
                <text:p>1.64474E-017</text:p>
              </table:table-cell>
              <table:table-cell office:value-type="float" office:value="1.21251E-017">
                <text:p>1.21251E-017</text:p>
              </table:table-cell>
              <table:table-cell office:value-type="float" office:value="8.93191E-018">
                <text:p>8.93191E-018</text:p>
              </table:table-cell>
              <table:table-cell office:value-type="float" office:value="6.57472E-018">
                <text:p>6.57472E-018</text:p>
              </table:table-cell>
              <table:table-cell office:value-type="float" office:value="4.83598E-018">
                <text:p>4.83598E-018</text:p>
              </table:table-cell>
              <table:table-cell office:value-type="float" office:value="3.55442E-018">
                <text:p>3.55442E-018</text:p>
              </table:table-cell>
              <table:table-cell office:value-type="float" office:value="2.61054E-018">
                <text:p>2.61054E-018</text:p>
              </table:table-cell>
              <table:table-cell office:value-type="float" office:value="1.91589E-018">
                <text:p>1.91589E-018</text:p>
              </table:table-cell>
              <table:table-cell office:value-type="float" office:value="1.40504E-018">
                <text:p>1.40504E-018</text:p>
              </table:table-cell>
              <table:table-cell office:value-type="float" office:value="1.02965E-018">
                <text:p>1.02965E-018</text:p>
              </table:table-cell>
              <table:table-cell office:value-type="float" office:value="7.54005E-019">
                <text:p>7.54005E-019</text:p>
              </table:table-cell>
              <table:table-cell office:value-type="float" office:value="5.51748E-019">
                <text:p>5.51748E-019</text:p>
              </table:table-cell>
              <table:table-cell office:value-type="float" office:value="4.03453E-019">
                <text:p>4.03453E-019</text:p>
              </table:table-cell>
              <table:table-cell office:value-type="float" office:value="2.94801E-019">
                <text:p>2.94801E-019</text:p>
              </table:table-cell>
              <table:table-cell office:value-type="float" office:value="2.15255E-019">
                <text:p>2.15255E-019</text:p>
              </table:table-cell>
              <table:table-cell office:value-type="float" office:value="1.5706E-019">
                <text:p>1.5706E-019</text:p>
              </table:table-cell>
              <table:table-cell office:value-type="float" office:value="1.14516E-019">
                <text:p>1.14516E-019</text:p>
              </table:table-cell>
              <table:table-cell office:value-type="float" office:value="8.34372E-020">
                <text:p>8.34372E-020</text:p>
              </table:table-cell>
              <table:table-cell office:value-type="float" office:value="6.07496E-020">
                <text:p>6.07496E-020</text:p>
              </table:table-cell>
              <table:table-cell office:value-type="float" office:value="4.41998E-020">
                <text:p>4.41998E-020</text:p>
              </table:table-cell>
              <table:table-cell office:value-type="float" office:value="3.21359E-020">
                <text:p>3.21359E-020</text:p>
              </table:table-cell>
              <table:table-cell office:value-type="float" office:value="2.33483E-020">
                <text:p>2.33483E-020</text:p>
              </table:table-cell>
              <table:table-cell office:value-type="float" office:value="1.69519E-020">
                <text:p>1.69519E-020</text:p>
              </table:table-cell>
              <table:table-cell office:value-type="float" office:value="1.22992E-020">
                <text:p>1.22992E-020</text:p>
              </table:table-cell>
              <table:table-cell office:value-type="float" office:value="8.91729E-021">
                <text:p>8.91729E-021</text:p>
              </table:table-cell>
              <table:table-cell office:value-type="float" office:value="6.46085E-021">
                <text:p>6.46085E-021</text:p>
              </table:table-cell>
              <table:table-cell office:value-type="float" office:value="4.67786E-021">
                <text:p>4.67786E-021</text:p>
              </table:table-cell>
              <table:table-cell office:value-type="float" office:value="3.38459E-021">
                <text:p>3.38459E-021</text:p>
              </table:table-cell>
              <table:table-cell office:value-type="float" office:value="2.44719E-021">
                <text:p>2.44719E-021</text:p>
              </table:table-cell>
              <table:table-cell office:value-type="float" office:value="1.76821E-021">
                <text:p>1.76821E-021</text:p>
              </table:table-cell>
              <table:table-cell office:value-type="float" office:value="1.27674E-021">
                <text:p>1.27674E-021</text:p>
              </table:table-cell>
              <table:table-cell office:value-type="float" office:value="9.21256E-022">
                <text:p>9.21256E-022</text:p>
              </table:table-cell>
              <table:table-cell office:value-type="float" office:value="6.643E-022">
                <text:p>6.643E-022</text:p>
              </table:table-cell>
              <table:table-cell office:value-type="float" office:value="4.78692E-022">
                <text:p>4.78692E-022</text:p>
              </table:table-cell>
              <table:table-cell office:value-type="float" office:value="3.44712E-022">
                <text:p>3.44712E-022</text:p>
              </table:table-cell>
              <table:table-cell office:value-type="float" office:value="2.48067E-022">
                <text:p>2.48067E-022</text:p>
              </table:table-cell>
              <table:table-cell office:value-type="float" office:value="1.78398E-022">
                <text:p>1.78398E-022</text:p>
              </table:table-cell>
              <table:table-cell office:value-type="float" office:value="1.28211E-022">
                <text:p>1.28211E-022</text:p>
              </table:table-cell>
              <table:table-cell office:value-type="float" office:value="9.20818E-023">
                <text:p>9.20818E-023</text:p>
              </table:table-cell>
              <table:table-cell office:value-type="float" office:value="6.60901E-023">
                <text:p>6.60901E-023</text:p>
              </table:table-cell>
              <table:table-cell office:value-type="float" office:value="4.74039E-023">
                <text:p>4.74039E-023</text:p>
              </table:table-cell>
              <table:table-cell office:value-type="float" office:value="3.39789E-023">
                <text:p>3.39789E-023</text:p>
              </table:table-cell>
              <table:table-cell office:value-type="float" office:value="2.434E-023">
                <text:p>2.434E-023</text:p>
              </table:table-cell>
              <table:table-cell office:value-type="float" office:value="1.74241E-023">
                <text:p>1.74241E-023</text:p>
              </table:table-cell>
              <table:table-cell office:value-type="float" office:value="1.24652E-023">
                <text:p>1.24652E-023</text:p>
              </table:table-cell>
              <table:table-cell office:value-type="float" office:value="8.91192E-024">
                <text:p>8.91192E-024</text:p>
              </table:table-cell>
              <table:table-cell office:value-type="float" office:value="6.36741E-024">
                <text:p>6.36741E-024</text:p>
              </table:table-cell>
              <table:table-cell office:value-type="float" office:value="4.5465E-024">
                <text:p>4.5465E-024</text:p>
              </table:table-cell>
              <table:table-cell office:value-type="float" office:value="3.24425E-024">
                <text:p>3.24425E-024</text:p>
              </table:table-cell>
              <table:table-cell office:value-type="float" office:value="2.31354E-024">
                <text:p>2.31354E-024</text:p>
              </table:table-cell>
              <table:table-cell office:value-type="float" office:value="1.64878E-024">
                <text:p>1.64878E-024</text:p>
              </table:table-cell>
              <table:table-cell office:value-type="float" office:value="1.1743E-024">
                <text:p>1.1743E-024</text:p>
              </table:table-cell>
              <table:table-cell office:value-type="float" office:value="8.35831E-025">
                <text:p>8.35831E-025</text:p>
              </table:table-cell>
              <table:table-cell office:value-type="float" office:value="5.94549E-025">
                <text:p>5.94549E-025</text:p>
              </table:table-cell>
              <table:table-cell office:value-type="float" office:value="4.22655E-025">
                <text:p>4.22655E-025</text:p>
              </table:table-cell>
              <table:table-cell office:value-type="float" office:value="3.00272E-025">
                <text:p>3.00272E-025</text:p>
              </table:table-cell>
              <table:table-cell office:value-type="float" office:value="2.13193E-025">
                <text:p>2.13193E-025</text:p>
              </table:table-cell>
              <table:table-cell office:value-type="float" office:value="1.51274E-025">
                <text:p>1.51274E-025</text:p>
              </table:table-cell>
              <table:table-cell office:value-type="float" office:value="1.07273E-025">
                <text:p>1.07273E-025</text:p>
              </table:table-cell>
              <table:table-cell office:value-type="float" office:value="7.60236E-026">
                <text:p>7.60236E-026</text:p>
              </table:table-cell>
              <table:table-cell office:value-type="float" office:value="5.38446E-026">
                <text:p>5.38446E-026</text:p>
              </table:table-cell>
              <table:table-cell office:value-type="float" office:value="3.81128E-026">
                <text:p>3.81128E-026</text:p>
              </table:table-cell>
              <table:table-cell office:value-type="float" office:value="2.6961E-026">
                <text:p>2.6961E-026</text:p>
              </table:table-cell>
              <table:table-cell office:value-type="float" office:value="1.90607E-026">
                <text:p>1.90607E-026</text:p>
              </table:table-cell>
              <table:table-cell office:value-type="float" office:value="1.34673E-026">
                <text:p>1.34673E-026</text:p>
              </table:table-cell>
              <table:table-cell office:value-type="float" office:value="9.50961E-027">
                <text:p>9.50961E-027</text:p>
              </table:table-cell>
              <table:table-cell office:value-type="float" office:value="6.71095E-027">
                <text:p>6.71095E-027</text:p>
              </table:table-cell>
              <table:table-cell office:value-type="float" office:value="4.73311E-027">
                <text:p>4.73311E-027</text:p>
              </table:table-cell>
              <table:table-cell office:value-type="float" office:value="3.33619E-027">
                <text:p>3.33619E-027</text:p>
              </table:table-cell>
              <table:table-cell office:value-type="float" office:value="2.35016E-027">
                <text:p>2.35016E-027</text:p>
              </table:table-cell>
              <table:table-cell office:value-type="float" office:value="1.65459E-027">
                <text:p>1.65459E-027</text:p>
              </table:table-cell>
              <table:table-cell office:value-type="float" office:value="1.16419E-027">
                <text:p>1.16419E-027</text:p>
              </table:table-cell>
              <table:table-cell office:value-type="float" office:value="8.18666E-028">
                <text:p>8.18666E-028</text:p>
              </table:table-cell>
              <table:table-cell office:value-type="float" office:value="5.75353E-028">
                <text:p>5.75353E-028</text:p>
              </table:table-cell>
              <table:table-cell office:value-type="float" office:value="4.04119E-028">
                <text:p>4.04119E-028</text:p>
              </table:table-cell>
              <table:table-cell office:value-type="float" office:value="2.83683E-028">
                <text:p>2.83683E-028</text:p>
              </table:table-cell>
              <table:table-cell office:value-type="float" office:value="1.99024E-028">
                <text:p>1.99024E-028</text:p>
              </table:table-cell>
              <table:table-cell office:value-type="float" office:value="1.39549E-028">
                <text:p>1.39549E-028</text:p>
              </table:table-cell>
              <table:table-cell office:value-type="float" office:value="9.77911E-029">
                <text:p>9.77911E-029</text:p>
              </table:table-cell>
              <table:table-cell office:value-type="float" office:value="6.84894E-029">
                <text:p>6.84894E-029</text:p>
              </table:table-cell>
              <table:table-cell office:value-type="float" office:value="4.79402E-029">
                <text:p>4.79402E-029</text:p>
              </table:table-cell>
              <table:table-cell office:value-type="float" office:value="3.35374E-029">
                <text:p>3.35374E-029</text:p>
              </table:table-cell>
              <table:table-cell office:value-type="float" office:value="2.34484E-029">
                <text:p>2.34484E-029</text:p>
              </table:table-cell>
              <table:table-cell office:value-type="float" office:value="1.63852E-029">
                <text:p>1.63852E-029</text:p>
              </table:table-cell>
              <table:table-cell office:value-type="float" office:value="1.14432E-029">
                <text:p>1.14432E-029</text:p>
              </table:table-cell>
              <table:table-cell office:value-type="float" office:value="7.98723E-030">
                <text:p>7.98723E-030</text:p>
              </table:table-cell>
              <table:table-cell office:value-type="float" office:value="5.57191E-030">
                <text:p>5.57191E-030</text:p>
              </table:table-cell>
              <table:table-cell office:value-type="float" office:value="3.88481E-030">
                <text:p>3.88481E-030</text:p>
              </table:table-cell>
              <table:table-cell office:value-type="float" office:value="2.70704E-030">
                <text:p>2.70704E-030</text:p>
              </table:table-cell>
              <table:table-cell office:value-type="float" office:value="1.88529E-030">
                <text:p>1.88529E-030</text:p>
              </table:table-cell>
              <table:table-cell office:value-type="float" office:value="1.31227E-030">
                <text:p>1.31227E-030</text:p>
              </table:table-cell>
              <table:table-cell office:value-type="float" office:value="9.12915E-031">
                <text:p>9.12915E-031</text:p>
              </table:table-cell>
              <table:table-cell office:value-type="float" office:value="6.34744E-031">
                <text:p>6.34744E-031</text:p>
              </table:table-cell>
              <table:table-cell office:value-type="float" office:value="4.41092E-031">
                <text:p>4.41092E-031</text:p>
              </table:table-cell>
              <table:table-cell office:value-type="float" office:value="3.06354E-031">
                <text:p>3.06354E-031</text:p>
              </table:table-cell>
              <table:table-cell office:value-type="float" office:value="2.12659E-031">
                <text:p>2.12659E-031</text:p>
              </table:table-cell>
              <table:table-cell office:value-type="float" office:value="1.47539E-031">
                <text:p>1.47539E-031</text:p>
              </table:table-cell>
              <table:table-cell office:value-type="float" office:value="1.02305E-031">
                <text:p>1.02305E-031</text:p>
              </table:table-cell>
              <table:table-cell office:value-type="float" office:value="7.09013E-032">
                <text:p>7.09013E-032</text:p>
              </table:table-cell>
              <table:table-cell office:value-type="float" office:value="4.9111E-032">
                <text:p>4.9111E-032</text:p>
              </table:table-cell>
              <table:table-cell office:value-type="float" office:value="3.39994E-032">
                <text:p>3.39994E-032</text:p>
              </table:table-cell>
              <table:table-cell office:value-type="float" office:value="2.35251E-032">
                <text:p>2.35251E-032</text:p>
              </table:table-cell>
              <table:table-cell office:value-type="float" office:value="1.62691E-032">
                <text:p>1.62691E-032</text:p>
              </table:table-cell>
              <table:table-cell office:value-type="float" office:value="1.12451E-032">
                <text:p>1.12451E-032</text:p>
              </table:table-cell>
              <table:table-cell office:value-type="float" office:value="7.76851E-033">
                <text:p>7.76851E-033</text:p>
              </table:table-cell>
              <table:table-cell office:value-type="float" office:value="5.36392E-033">
                <text:p>5.36392E-033</text:p>
              </table:table-cell>
              <table:table-cell office:value-type="float" office:value="3.70169E-033">
                <text:p>3.70169E-033</text:p>
              </table:table-cell>
              <table:table-cell office:value-type="float" office:value="2.55324E-033">
                <text:p>2.55324E-033</text:p>
              </table:table-cell>
              <table:table-cell office:value-type="float" office:value="1.76018E-033">
                <text:p>1.76018E-033</text:p>
              </table:table-cell>
              <table:table-cell office:value-type="float" office:value="1.21282E-033">
                <text:p>1.21282E-033</text:p>
              </table:table-cell>
              <table:table-cell office:value-type="float" office:value="8.3524E-034">
                <text:p>8.3524E-034</text:p>
              </table:table-cell>
              <table:table-cell office:value-type="float" office:value="5.74915E-034">
                <text:p>5.74915E-034</text:p>
              </table:table-cell>
              <table:table-cell office:value-type="float" office:value="3.95523E-034">
                <text:p>3.95523E-034</text:p>
              </table:table-cell>
              <table:table-cell office:value-type="float" office:value="2.71969E-034">
                <text:p>2.71969E-034</text:p>
              </table:table-cell>
              <table:table-cell office:value-type="float" office:value="1.86915E-034">
                <text:p>1.86915E-034</text:p>
              </table:table-cell>
              <table:table-cell office:value-type="float" office:value="1.28395E-034">
                <text:p>1.28395E-034</text:p>
              </table:table-cell>
              <table:table-cell office:value-type="float" office:value="8.8152E-035">
                <text:p>8.8152E-035</text:p>
              </table:table-cell>
              <table:table-cell office:value-type="float" office:value="6.04918E-035">
                <text:p>6.04918E-035</text:p>
              </table:table-cell>
              <table:table-cell office:value-type="float" office:value="4.14899E-035">
                <text:p>4.14899E-035</text:p>
              </table:table-cell>
              <table:table-cell office:value-type="float" office:value="2.84427E-035">
                <text:p>2.84427E-035</text:p>
              </table:table-cell>
              <table:table-cell office:value-type="float" office:value="1.94886E-035">
                <text:p>1.94886E-035</text:p>
              </table:table-cell>
              <table:table-cell office:value-type="float" office:value="1.33467E-035">
                <text:p>1.33467E-035</text:p>
              </table:table-cell>
              <table:table-cell office:value-type="float" office:value="9.13592E-036">
                <text:p>9.13592E-036</text:p>
              </table:table-cell>
              <table:table-cell office:value-type="float" office:value="6.2505E-036">
                <text:p>6.2505E-036</text:p>
              </table:table-cell>
              <table:table-cell office:value-type="float" office:value="4.27427E-036">
                <text:p>4.27427E-036</text:p>
              </table:table-cell>
              <table:table-cell office:value-type="float" office:value="2.92143E-036">
                <text:p>2.92143E-036</text:p>
              </table:table-cell>
              <table:table-cell office:value-type="float" office:value="1.9958E-036">
                <text:p>1.9958E-036</text:p>
              </table:table-cell>
              <table:table-cell office:value-type="float" office:value="1.36278E-036">
                <text:p>1.36278E-036</text:p>
              </table:table-cell>
              <table:table-cell office:value-type="float" office:value="9.3008E-037">
                <text:p>9.3008E-037</text:p>
              </table:table-cell>
              <table:table-cell office:value-type="float" office:value="6.34461E-037">
                <text:p>6.34461E-037</text:p>
              </table:table-cell>
              <table:table-cell office:value-type="float" office:value="4.32593E-037">
                <text:p>4.32593E-037</text:p>
              </table:table-cell>
              <table:table-cell office:value-type="float" office:value="2.94811E-037">
                <text:p>2.94811E-037</text:p>
              </table:table-cell>
              <table:table-cell office:value-type="float" office:value="2.00816E-037">
                <text:p>2.00816E-037</text:p>
              </table:table-cell>
              <table:table-cell office:value-type="float" office:value="1.36724E-037">
                <text:p>1.36724E-037</text:p>
              </table:table-cell>
              <table:table-cell office:value-type="float" office:value="9.30425E-038">
                <text:p>9.30425E-038</text:p>
              </table:table-cell>
              <table:table-cell office:value-type="float" office:value="6.32866E-038">
                <text:p>6.32866E-038</text:p>
              </table:table-cell>
              <table:table-cell office:value-type="float" office:value="4.30265E-038">
                <text:p>4.30265E-038</text:p>
              </table:table-cell>
              <table:table-cell office:value-type="float" office:value="2.92384E-038">
                <text:p>2.92384E-038</text:p>
              </table:table-cell>
              <table:table-cell office:value-type="float" office:value="1.98594E-038">
                <text:p>1.98594E-038</text:p>
              </table:table-cell>
              <table:table-cell office:value-type="float" office:value="1.34826E-038">
                <text:p>1.34826E-038</text:p>
              </table:table-cell>
              <table:table-cell office:value-type="float" office:value="9.14904E-039">
                <text:p>9.14904E-039</text:p>
              </table:table-cell>
              <table:table-cell office:value-type="float" office:value="6.20547E-039">
                <text:p>6.20547E-039</text:p>
              </table:table-cell>
              <table:table-cell office:value-type="float" office:value="4.20699E-039">
                <text:p>4.20699E-039</text:p>
              </table:table-cell>
              <table:table-cell office:value-type="float" office:value="2.85079E-039">
                <text:p>2.85079E-039</text:p>
              </table:table-cell>
              <table:table-cell office:value-type="float" office:value="1.93089E-039">
                <text:p>1.93089E-039</text:p>
              </table:table-cell>
              <table:table-cell office:value-type="float" office:value="1.30722E-039">
                <text:p>1.30722E-039</text:p>
              </table:table-cell>
              <table:table-cell office:value-type="float" office:value="8.84584E-040">
                <text:p>8.84584E-040</text:p>
              </table:table-cell>
              <table:table-cell office:value-type="float" office:value="5.98315E-040">
                <text:p>5.98315E-040</text:p>
              </table:table-cell>
              <table:table-cell office:value-type="float" office:value="4.04502E-040">
                <text:p>4.04502E-040</text:p>
              </table:table-cell>
              <table:table-cell office:value-type="float" office:value="2.73347E-040">
                <text:p>2.73347E-040</text:p>
              </table:table-cell>
              <table:table-cell office:value-type="float" office:value="1.84633E-040">
                <text:p>1.84633E-040</text:p>
              </table:table-cell>
              <table:table-cell office:value-type="float" office:value="1.24654E-040">
                <text:p>1.24654E-040</text:p>
              </table:table-cell>
              <table:table-cell office:value-type="float" office:value="8.41212E-041">
                <text:p>8.41212E-041</text:p>
              </table:table-cell>
              <table:table-cell office:value-type="float" office:value="5.67426E-041">
                <text:p>5.67426E-041</text:p>
              </table:table-cell>
              <table:table-cell office:value-type="float" office:value="3.82576E-041">
                <text:p>3.82576E-041</text:p>
              </table:table-cell>
              <table:table-cell office:value-type="float" office:value="2.57828E-041">
                <text:p>2.57828E-041</text:p>
              </table:table-cell>
              <table:table-cell office:value-type="float" office:value="1.7368E-041">
                <text:p>1.7368E-041</text:p>
              </table:table-cell>
              <table:table-cell office:value-type="float" office:value="1.16943E-041">
                <text:p>1.16943E-041</text:p>
              </table:table-cell>
              <table:table-cell office:value-type="float" office:value="7.87053E-042">
                <text:p>7.87053E-042</text:p>
              </table:table-cell>
              <table:table-cell office:value-type="float" office:value="5.29471E-042">
                <text:p>5.29471E-042</text:p>
              </table:table-cell>
              <table:table-cell office:value-type="float" office:value="3.56031E-042">
                <text:p>3.56031E-042</text:p>
              </table:table-cell>
              <table:table-cell office:value-type="float" office:value="2.393E-042">
                <text:p>2.393E-042</text:p>
              </table:table-cell>
              <table:table-cell office:value-type="float" office:value="1.6077E-042">
                <text:p>1.6077E-042</text:p>
              </table:table-cell>
              <table:table-cell office:value-type="float" office:value="1.07964E-042">
                <text:p>1.07964E-042</text:p>
              </table:table-cell>
              <table:table-cell office:value-type="float" office:value="7.24704E-043">
                <text:p>7.24704E-043</text:p>
              </table:table-cell>
              <table:table-cell office:value-type="float" office:value="4.86244E-043">
                <text:p>4.86244E-043</text:p>
              </table:table-cell>
              <table:table-cell office:value-type="float" office:value="3.26106E-043">
                <text:p>3.26106E-043</text:p>
              </table:table-cell>
              <table:table-cell office:value-type="float" office:value="2.18612E-043">
                <text:p>2.18612E-04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4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res.A40:res.ADV4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44684E-075">
                <text:p>1.44684E-075</text:p>
              </table:table-cell>
              <table:table-cell office:value-type="float" office:value="1.83748E-073">
                <text:p>1.83748E-073</text:p>
              </table:table-cell>
              <table:table-cell office:value-type="float" office:value="1.17146E-071">
                <text:p>1.17146E-071</text:p>
              </table:table-cell>
              <table:table-cell office:value-type="float" office:value="4.9988E-070">
                <text:p>4.9988E-070</text:p>
              </table:table-cell>
              <table:table-cell office:value-type="float" office:value="1.60615E-068">
                <text:p>1.60615E-068</text:p>
              </table:table-cell>
              <table:table-cell office:value-type="float" office:value="4.14488E-067">
                <text:p>4.14488E-067</text:p>
              </table:table-cell>
              <table:table-cell office:value-type="float" office:value="8.94873E-066">
                <text:p>8.94873E-066</text:p>
              </table:table-cell>
              <table:table-cell office:value-type="float" office:value="1.66251E-064">
                <text:p>1.66251E-064</text:p>
              </table:table-cell>
              <table:table-cell office:value-type="float" office:value="2.71313E-063">
                <text:p>2.71313E-063</text:p>
              </table:table-cell>
              <table:table-cell office:value-type="float" office:value="3.95104E-062">
                <text:p>3.95104E-062</text:p>
              </table:table-cell>
              <table:table-cell office:value-type="float" office:value="5.19847E-061">
                <text:p>5.19847E-061</text:p>
              </table:table-cell>
              <table:table-cell office:value-type="float" office:value="6.24197E-060">
                <text:p>6.24197E-060</text:p>
              </table:table-cell>
              <table:table-cell office:value-type="float" office:value="6.89681E-059">
                <text:p>6.89681E-059</text:p>
              </table:table-cell>
              <table:table-cell office:value-type="float" office:value="7.06116E-058">
                <text:p>7.06116E-058</text:p>
              </table:table-cell>
              <table:table-cell office:value-type="float" office:value="6.73868E-057">
                <text:p>6.73868E-057</text:p>
              </table:table-cell>
              <table:table-cell office:value-type="float" office:value="6.02506E-056">
                <text:p>6.02506E-056</text:p>
              </table:table-cell>
              <table:table-cell office:value-type="float" office:value="5.06947E-055">
                <text:p>5.06947E-055</text:p>
              </table:table-cell>
              <table:table-cell office:value-type="float" office:value="4.02971E-054">
                <text:p>4.02971E-054</text:p>
              </table:table-cell>
              <table:table-cell office:value-type="float" office:value="3.03665E-053">
                <text:p>3.03665E-053</text:p>
              </table:table-cell>
              <table:table-cell office:value-type="float" office:value="2.17601E-052">
                <text:p>2.17601E-052</text:p>
              </table:table-cell>
              <table:table-cell office:value-type="float" office:value="1.48686E-051">
                <text:p>1.48686E-051</text:p>
              </table:table-cell>
              <table:table-cell office:value-type="float" office:value="9.71194E-051">
                <text:p>9.71194E-051</text:p>
              </table:table-cell>
              <table:table-cell office:value-type="float" office:value="6.07782E-050">
                <text:p>6.07782E-050</text:p>
              </table:table-cell>
              <table:table-cell office:value-type="float" office:value="3.65164E-049">
                <text:p>3.65164E-049</text:p>
              </table:table-cell>
              <table:table-cell office:value-type="float" office:value="2.11029E-048">
                <text:p>2.11029E-048</text:p>
              </table:table-cell>
              <table:table-cell office:value-type="float" office:value="1.17506E-047">
                <text:p>1.17506E-047</text:p>
              </table:table-cell>
              <table:table-cell office:value-type="float" office:value="6.31439E-047">
                <text:p>6.31439E-047</text:p>
              </table:table-cell>
              <table:table-cell office:value-type="float" office:value="3.27939E-046">
                <text:p>3.27939E-046</text:p>
              </table:table-cell>
              <table:table-cell office:value-type="float" office:value="1.6483E-045">
                <text:p>1.6483E-045</text:p>
              </table:table-cell>
              <table:table-cell office:value-type="float" office:value="8.02805E-045">
                <text:p>8.02805E-045</text:p>
              </table:table-cell>
              <table:table-cell office:value-type="float" office:value="3.79337E-044">
                <text:p>3.79337E-044</text:p>
              </table:table-cell>
              <table:table-cell office:value-type="float" office:value="1.74084E-043">
                <text:p>1.74084E-043</text:p>
              </table:table-cell>
              <table:table-cell office:value-type="float" office:value="7.76711E-043">
                <text:p>7.76711E-043</text:p>
              </table:table-cell>
              <table:table-cell office:value-type="float" office:value="3.37244E-042">
                <text:p>3.37244E-042</text:p>
              </table:table-cell>
              <table:table-cell office:value-type="float" office:value="1.42629E-041">
                <text:p>1.42629E-041</text:p>
              </table:table-cell>
              <table:table-cell office:value-type="float" office:value="5.88059E-041">
                <text:p>5.88059E-041</text:p>
              </table:table-cell>
              <table:table-cell office:value-type="float" office:value="2.36555E-040">
                <text:p>2.36555E-040</text:p>
              </table:table-cell>
              <table:table-cell office:value-type="float" office:value="9.29122E-040">
                <text:p>9.29122E-040</text:p>
              </table:table-cell>
              <table:table-cell office:value-type="float" office:value="3.56578E-039">
                <text:p>3.56578E-039</text:p>
              </table:table-cell>
              <table:table-cell office:value-type="float" office:value="1.33805E-038">
                <text:p>1.33805E-038</text:p>
              </table:table-cell>
              <table:table-cell office:value-type="float" office:value="4.91257E-038">
                <text:p>4.91257E-038</text:p>
              </table:table-cell>
              <table:table-cell office:value-type="float" office:value="1.76575E-037">
                <text:p>1.76575E-037</text:p>
              </table:table-cell>
              <table:table-cell office:value-type="float" office:value="6.21709E-037">
                <text:p>6.21709E-037</text:p>
              </table:table-cell>
              <table:table-cell office:value-type="float" office:value="2.14548E-036">
                <text:p>2.14548E-036</text:p>
              </table:table-cell>
              <table:table-cell office:value-type="float" office:value="7.26057E-036">
                <text:p>7.26057E-036</text:p>
              </table:table-cell>
              <table:table-cell office:value-type="float" office:value="2.41071E-035">
                <text:p>2.41071E-035</text:p>
              </table:table-cell>
              <table:table-cell office:value-type="float" office:value="7.85703E-035">
                <text:p>7.85703E-035</text:p>
              </table:table-cell>
              <table:table-cell office:value-type="float" office:value="2.51484E-034">
                <text:p>2.51484E-034</text:p>
              </table:table-cell>
              <table:table-cell office:value-type="float" office:value="7.90848E-034">
                <text:p>7.90848E-034</text:p>
              </table:table-cell>
              <table:table-cell office:value-type="float" office:value="2.4445E-033">
                <text:p>2.4445E-033</text:p>
              </table:table-cell>
              <table:table-cell office:value-type="float" office:value="7.42983E-033">
                <text:p>7.42983E-033</text:p>
              </table:table-cell>
              <table:table-cell office:value-type="float" office:value="2.2214E-032">
                <text:p>2.2214E-032</text:p>
              </table:table-cell>
              <table:table-cell office:value-type="float" office:value="6.5358E-032">
                <text:p>6.5358E-032</text:p>
              </table:table-cell>
              <table:table-cell office:value-type="float" office:value="1.89299E-031">
                <text:p>1.89299E-031</text:p>
              </table:table-cell>
              <table:table-cell office:value-type="float" office:value="5.39916E-031">
                <text:p>5.39916E-031</text:p>
              </table:table-cell>
              <table:table-cell office:value-type="float" office:value="1.51697E-030">
                <text:p>1.51697E-030</text:p>
              </table:table-cell>
              <table:table-cell office:value-type="float" office:value="4.19993E-030">
                <text:p>4.19993E-030</text:p>
              </table:table-cell>
              <table:table-cell office:value-type="float" office:value="1.14618E-029">
                <text:p>1.14618E-029</text:p>
              </table:table-cell>
              <table:table-cell office:value-type="float" office:value="3.08417E-029">
                <text:p>3.08417E-029</text:p>
              </table:table-cell>
              <table:table-cell office:value-type="float" office:value="8.18512E-029">
                <text:p>8.18512E-029</text:p>
              </table:table-cell>
              <table:table-cell office:value-type="float" office:value="2.14305E-028">
                <text:p>2.14305E-028</text:p>
              </table:table-cell>
              <table:table-cell office:value-type="float" office:value="5.53704E-028">
                <text:p>5.53704E-028</text:p>
              </table:table-cell>
              <table:table-cell office:value-type="float" office:value="1.41212E-027">
                <text:p>1.41212E-027</text:p>
              </table:table-cell>
              <table:table-cell office:value-type="float" office:value="3.5557E-027">
                <text:p>3.5557E-027</text:p>
              </table:table-cell>
              <table:table-cell office:value-type="float" office:value="8.84184E-027">
                <text:p>8.84184E-027</text:p>
              </table:table-cell>
              <table:table-cell office:value-type="float" office:value="2.17183E-026">
                <text:p>2.17183E-026</text:p>
              </table:table-cell>
              <table:table-cell office:value-type="float" office:value="5.27075E-026">
                <text:p>5.27075E-026</text:p>
              </table:table-cell>
              <table:table-cell office:value-type="float" office:value="1.2641E-025">
                <text:p>1.2641E-025</text:p>
              </table:table-cell>
              <table:table-cell office:value-type="float" office:value="2.99668E-025">
                <text:p>2.99668E-025</text:p>
              </table:table-cell>
              <table:table-cell office:value-type="float" office:value="7.02332E-025">
                <text:p>7.02332E-025</text:p>
              </table:table-cell>
              <table:table-cell office:value-type="float" office:value="1.6277E-024">
                <text:p>1.6277E-024</text:p>
              </table:table-cell>
              <table:table-cell office:value-type="float" office:value="3.73096E-024">
                <text:p>3.73096E-024</text:p>
              </table:table-cell>
              <table:table-cell office:value-type="float" office:value="8.45988E-024">
                <text:p>8.45988E-024</text:p>
              </table:table-cell>
              <table:table-cell office:value-type="float" office:value="1.89795E-023">
                <text:p>1.89795E-023</text:p>
              </table:table-cell>
              <table:table-cell office:value-type="float" office:value="4.21364E-023">
                <text:p>4.21364E-023</text:p>
              </table:table-cell>
              <table:table-cell office:value-type="float" office:value="9.25893E-023">
                <text:p>9.25893E-023</text:p>
              </table:table-cell>
              <table:table-cell office:value-type="float" office:value="2.01404E-022">
                <text:p>2.01404E-022</text:p>
              </table:table-cell>
              <table:table-cell office:value-type="float" office:value="4.33758E-022">
                <text:p>4.33758E-022</text:p>
              </table:table-cell>
              <table:table-cell office:value-type="float" office:value="9.25065E-022">
                <text:p>9.25065E-022</text:p>
              </table:table-cell>
              <table:table-cell office:value-type="float" office:value="1.95393E-021">
                <text:p>1.95393E-021</text:p>
              </table:table-cell>
              <table:table-cell office:value-type="float" office:value="4.0881E-021">
                <text:p>4.0881E-021</text:p>
              </table:table-cell>
              <table:table-cell office:value-type="float" office:value="8.47375E-021">
                <text:p>8.47375E-021</text:p>
              </table:table-cell>
              <table:table-cell office:value-type="float" office:value="1.74034E-020">
                <text:p>1.74034E-020</text:p>
              </table:table-cell>
              <table:table-cell office:value-type="float" office:value="3.54208E-020">
                <text:p>3.54208E-020</text:p>
              </table:table-cell>
              <table:table-cell office:value-type="float" office:value="7.14506E-020">
                <text:p>7.14506E-020</text:p>
              </table:table-cell>
              <table:table-cell office:value-type="float" office:value="1.42868E-019">
                <text:p>1.42868E-019</text:p>
              </table:table-cell>
              <table:table-cell office:value-type="float" office:value="2.83208E-019">
                <text:p>2.83208E-019</text:p>
              </table:table-cell>
              <table:table-cell office:value-type="float" office:value="5.56632E-019">
                <text:p>5.56632E-019</text:p>
              </table:table-cell>
              <table:table-cell office:value-type="float" office:value="1.08487E-018">
                <text:p>1.08487E-018</text:p>
              </table:table-cell>
              <table:table-cell office:value-type="float" office:value="2.09696E-018">
                <text:p>2.09696E-018</text:p>
              </table:table-cell>
              <table:table-cell office:value-type="float" office:value="4.02027E-018">
                <text:p>4.02027E-018</text:p>
              </table:table-cell>
              <table:table-cell office:value-type="float" office:value="7.64576E-018">
                <text:p>7.64576E-018</text:p>
              </table:table-cell>
              <table:table-cell office:value-type="float" office:value="1.44257E-017">
                <text:p>1.44257E-017</text:p>
              </table:table-cell>
              <table:table-cell office:value-type="float" office:value="2.70056E-017">
                <text:p>2.70056E-017</text:p>
              </table:table-cell>
              <table:table-cell office:value-type="float" office:value="5.01667E-017">
                <text:p>5.01667E-017</text:p>
              </table:table-cell>
              <table:table-cell office:value-type="float" office:value="9.24846E-017">
                <text:p>9.24846E-017</text:p>
              </table:table-cell>
              <table:table-cell office:value-type="float" office:value="1.69223E-016">
                <text:p>1.69223E-016</text:p>
              </table:table-cell>
              <table:table-cell office:value-type="float" office:value="3.07349E-016">
                <text:p>3.07349E-016</text:p>
              </table:table-cell>
              <table:table-cell office:value-type="float" office:value="5.54148E-016">
                <text:p>5.54148E-016</text:p>
              </table:table-cell>
              <table:table-cell office:value-type="float" office:value="9.91941E-016">
                <text:p>9.91941E-016</text:p>
              </table:table-cell>
              <table:table-cell office:value-type="float" office:value="1.763E-015">
                <text:p>1.763E-015</text:p>
              </table:table-cell>
              <table:table-cell office:value-type="float" office:value="3.11147E-015">
                <text:p>3.11147E-015</text:p>
              </table:table-cell>
              <table:table-cell office:value-type="float" office:value="5.45338E-015">
                <text:p>5.45338E-015</text:p>
              </table:table-cell>
              <table:table-cell office:value-type="float" office:value="9.49271E-015">
                <text:p>9.49271E-015</text:p>
              </table:table-cell>
              <table:table-cell office:value-type="float" office:value="0.0000000000000164126">
                <text:p>0.0000000000000164126</text:p>
              </table:table-cell>
              <table:table-cell office:value-type="float" office:value="0.000000000000028188">
                <text:p>0.000000000000028188</text:p>
              </table:table-cell>
              <table:table-cell office:value-type="float" office:value="0.0000000000000480937">
                <text:p>0.0000000000000480937</text:p>
              </table:table-cell>
              <table:table-cell office:value-type="float" office:value="0.0000000000000815235">
                <text:p>0.0000000000000815235</text:p>
              </table:table-cell>
              <table:table-cell office:value-type="float" office:value="0.000000000000137305">
                <text:p>0.000000000000137305</text:p>
              </table:table-cell>
              <table:table-cell office:value-type="float" office:value="0.000000000000229788">
                <text:p>0.000000000000229788</text:p>
              </table:table-cell>
              <table:table-cell office:value-type="float" office:value="0.00000000000038216">
                <text:p>0.00000000000038216</text:p>
              </table:table-cell>
              <table:table-cell office:value-type="float" office:value="0.000000000000631642">
                <text:p>0.000000000000631642</text:p>
              </table:table-cell>
              <table:table-cell office:value-type="float" office:value="0.00000000000103762">
                <text:p>0.00000000000103762</text:p>
              </table:table-cell>
              <table:table-cell office:value-type="float" office:value="0.00000000000169424">
                <text:p>0.00000000000169424</text:p>
              </table:table-cell>
              <table:table-cell office:value-type="float" office:value="0.00000000000274988">
                <text:p>0.00000000000274988</text:p>
              </table:table-cell>
              <table:table-cell office:value-type="float" office:value="0.00000000000443698">
                <text:p>0.00000000000443698</text:p>
              </table:table-cell>
              <table:table-cell office:value-type="float" office:value="0.00000000000711746">
                <text:p>0.00000000000711746</text:p>
              </table:table-cell>
              <table:table-cell office:value-type="float" office:value="0.0000000000113516">
                <text:p>0.0000000000113516</text:p>
              </table:table-cell>
              <table:table-cell office:value-type="float" office:value="0.0000000000180015">
                <text:p>0.0000000000180015</text:p>
              </table:table-cell>
              <table:table-cell office:value-type="float" office:value="0.0000000000283865">
                <text:p>0.0000000000283865</text:p>
              </table:table-cell>
              <table:table-cell office:value-type="float" office:value="0.0000000000445137">
                <text:p>0.0000000000445137</text:p>
              </table:table-cell>
              <table:table-cell office:value-type="float" office:value="0.0000000000694195">
                <text:p>0.0000000000694195</text:p>
              </table:table-cell>
              <table:table-cell office:value-type="float" office:value="0.000000000107672">
                <text:p>0.000000000107672</text:p>
              </table:table-cell>
              <table:table-cell office:value-type="float" office:value="0.000000000166105">
                <text:p>0.000000000166105</text:p>
              </table:table-cell>
              <table:table-cell office:value-type="float" office:value="0.000000000254888">
                <text:p>0.000000000254888</text:p>
              </table:table-cell>
              <table:table-cell office:value-type="float" office:value="0.000000000389071">
                <text:p>0.000000000389071</text:p>
              </table:table-cell>
              <table:table-cell office:value-type="float" office:value="0.000000000590804">
                <text:p>0.000000000590804</text:p>
              </table:table-cell>
              <table:table-cell office:value-type="float" office:value="0.000000000892524">
                <text:p>0.000000000892524</text:p>
              </table:table-cell>
              <table:table-cell office:value-type="float" office:value="0.00000000134148">
                <text:p>0.00000000134148</text:p>
              </table:table-cell>
              <table:table-cell office:value-type="float" office:value="0.00000000200612">
                <text:p>0.00000000200612</text:p>
              </table:table-cell>
              <table:table-cell office:value-type="float" office:value="0.00000000298513">
                <text:p>0.00000000298513</text:p>
              </table:table-cell>
              <table:table-cell office:value-type="float" office:value="0.00000000442004">
                <text:p>0.00000000442004</text:p>
              </table:table-cell>
              <table:table-cell office:value-type="float" office:value="0.00000000651284">
                <text:p>0.00000000651284</text:p>
              </table:table-cell>
              <table:table-cell office:value-type="float" office:value="0.0000000095503">
                <text:p>0.0000000095503</text:p>
              </table:table-cell>
              <table:table-cell office:value-type="float" office:value="0.0000000139376">
                <text:p>0.0000000139376</text:p>
              </table:table-cell>
              <table:table-cell office:value-type="float" office:value="0.0000000202445">
                <text:p>0.0000000202445</text:p>
              </table:table-cell>
              <table:table-cell office:value-type="float" office:value="0.000000029268">
                <text:p>0.000000029268</text:p>
              </table:table-cell>
              <table:table-cell office:value-type="float" office:value="0.0000000421181">
                <text:p>0.0000000421181</text:p>
              </table:table-cell>
              <table:table-cell office:value-type="float" office:value="0.000000060333">
                <text:p>0.000000060333</text:p>
              </table:table-cell>
              <table:table-cell office:value-type="float" office:value="0.0000000860344">
                <text:p>0.0000000860344</text:p>
              </table:table-cell>
              <table:table-cell office:value-type="float" office:value="0.000000122135">
                <text:p>0.000000122135</text:p>
              </table:table-cell>
              <table:table-cell office:value-type="float" office:value="0.000000172616">
                <text:p>0.000000172616</text:p>
              </table:table-cell>
              <table:table-cell office:value-type="float" office:value="0.000000242892">
                <text:p>0.000000242892</text:p>
              </table:table-cell>
              <table:table-cell office:value-type="float" office:value="0.000000340294">
                <text:p>0.000000340294</text:p>
              </table:table-cell>
              <table:table-cell office:value-type="float" office:value="0.000000474707">
                <text:p>0.000000474707</text:p>
              </table:table-cell>
              <table:table-cell office:value-type="float" office:value="0.000000659396">
                <text:p>0.000000659396</text:p>
              </table:table-cell>
              <table:table-cell office:value-type="float" office:value="0.000000912082">
                <text:p>0.000000912082</text:p>
              </table:table-cell>
              <table:table-cell office:value-type="float" office:value="0.00000125634">
                <text:p>0.00000125634</text:p>
              </table:table-cell>
              <table:table-cell office:value-type="float" office:value="0.00000172339">
                <text:p>0.00000172339</text:p>
              </table:table-cell>
              <table:table-cell office:value-type="float" office:value="0.00000235442">
                <text:p>0.00000235442</text:p>
              </table:table-cell>
              <table:table-cell office:value-type="float" office:value="0.00000320348">
                <text:p>0.00000320348</text:p>
              </table:table-cell>
              <table:table-cell office:value-type="float" office:value="0.00000434128">
                <text:p>0.00000434128</text:p>
              </table:table-cell>
              <table:table-cell office:value-type="float" office:value="0.00000585986">
                <text:p>0.00000585986</text:p>
              </table:table-cell>
              <table:table-cell office:value-type="float" office:value="0.00000787858">
                <text:p>0.00000787858</text:p>
              </table:table-cell>
              <table:table-cell office:value-type="float" office:value="0.0000105516">
                <text:p>0.0000105516</text:p>
              </table:table-cell>
              <table:table-cell office:value-type="float" office:value="0.000014077">
                <text:p>0.000014077</text:p>
              </table:table-cell>
              <table:table-cell office:value-type="float" office:value="0.0000187087">
                <text:p>0.0000187087</text:p>
              </table:table-cell>
              <table:table-cell office:value-type="float" office:value="0.0000247705">
                <text:p>0.0000247705</text:p>
              </table:table-cell>
              <table:table-cell office:value-type="float" office:value="0.0000326737">
                <text:p>0.0000326737</text:p>
              </table:table-cell>
              <table:table-cell office:value-type="float" office:value="0.0000429389">
                <text:p>0.0000429389</text:p>
              </table:table-cell>
              <table:table-cell office:value-type="float" office:value="0.0000562222">
                <text:p>0.0000562222</text:p>
              </table:table-cell>
              <table:table-cell office:value-type="float" office:value="0.0000733474">
                <text:p>0.0000733474</text:p>
              </table:table-cell>
              <table:table-cell office:value-type="float" office:value="0.0000953446">
                <text:p>0.0000953446</text:p>
              </table:table-cell>
              <table:table-cell office:value-type="float" office:value="0.000123497">
                <text:p>0.000123497</text:p>
              </table:table-cell>
              <table:table-cell office:value-type="float" office:value="0.000159399">
                <text:p>0.000159399</text:p>
              </table:table-cell>
              <table:table-cell office:value-type="float" office:value="0.000205017">
                <text:p>0.000205017</text:p>
              </table:table-cell>
              <table:table-cell office:value-type="float" office:value="0.000262779">
                <text:p>0.000262779</text:p>
              </table:table-cell>
              <table:table-cell office:value-type="float" office:value="0.00033566">
                <text:p>0.00033566</text:p>
              </table:table-cell>
              <table:table-cell office:value-type="float" office:value="0.000427299">
                <text:p>0.000427299</text:p>
              </table:table-cell>
              <table:table-cell office:value-type="float" office:value="0.000542126">
                <text:p>0.000542126</text:p>
              </table:table-cell>
              <table:table-cell office:value-type="float" office:value="0.00068552">
                <text:p>0.00068552</text:p>
              </table:table-cell>
              <table:table-cell office:value-type="float" office:value="0.000863981">
                <text:p>0.000863981</text:p>
              </table:table-cell>
              <table:table-cell office:value-type="float" office:value="0.00108534">
                <text:p>0.00108534</text:p>
              </table:table-cell>
              <table:table-cell office:value-type="float" office:value="0.001359">
                <text:p>0.001359</text:p>
              </table:table-cell>
              <table:table-cell office:value-type="float" office:value="0.00169621">
                <text:p>0.00169621</text:p>
              </table:table-cell>
              <table:table-cell office:value-type="float" office:value="0.00211037">
                <text:p>0.00211037</text:p>
              </table:table-cell>
              <table:table-cell office:value-type="float" office:value="0.00261739">
                <text:p>0.00261739</text:p>
              </table:table-cell>
              <table:table-cell office:value-type="float" office:value="0.0032361">
                <text:p>0.0032361</text:p>
              </table:table-cell>
              <table:table-cell office:value-type="float" office:value="0.00398872">
                <text:p>0.00398872</text:p>
              </table:table-cell>
              <table:table-cell office:value-type="float" office:value="0.00490135">
                <text:p>0.00490135</text:p>
              </table:table-cell>
              <table:table-cell office:value-type="float" office:value="0.00600455">
                <text:p>0.00600455</text:p>
              </table:table-cell>
              <table:table-cell office:value-type="float" office:value="0.007334">
                <text:p>0.007334</text:p>
              </table:table-cell>
              <table:table-cell office:value-type="float" office:value="0.00893119">
                <text:p>0.00893119</text:p>
              </table:table-cell>
              <table:table-cell office:value-type="float" office:value="0.0108442">
                <text:p>0.0108442</text:p>
              </table:table-cell>
              <table:table-cell office:value-type="float" office:value="0.0131286">
                <text:p>0.0131286</text:p>
              </table:table-cell>
              <table:table-cell office:value-type="float" office:value="0.0158484">
                <text:p>0.0158484</text:p>
              </table:table-cell>
              <table:table-cell office:value-type="float" office:value="0.0190768">
                <text:p>0.0190768</text:p>
              </table:table-cell>
              <table:table-cell office:value-type="float" office:value="0.022898">
                <text:p>0.022898</text:p>
              </table:table-cell>
              <table:table-cell office:value-type="float" office:value="0.0274074">
                <text:p>0.0274074</text:p>
              </table:table-cell>
              <table:table-cell office:value-type="float" office:value="0.0327138">
                <text:p>0.0327138</text:p>
              </table:table-cell>
              <table:table-cell office:value-type="float" office:value="0.0389402">
                <text:p>0.0389402</text:p>
              </table:table-cell>
              <table:table-cell office:value-type="float" office:value="0.0462254">
                <text:p>0.0462254</text:p>
              </table:table-cell>
              <table:table-cell office:value-type="float" office:value="0.0547255">
                <text:p>0.0547255</text:p>
              </table:table-cell>
              <table:table-cell office:value-type="float" office:value="0.0646156">
                <text:p>0.0646156</text:p>
              </table:table-cell>
              <table:table-cell office:value-type="float" office:value="0.0760913">
                <text:p>0.0760913</text:p>
              </table:table-cell>
              <table:table-cell office:value-type="float" office:value="0.0893702">
                <text:p>0.0893702</text:p>
              </table:table-cell>
              <table:table-cell office:value-type="float" office:value="0.104694">
                <text:p>0.104694</text:p>
              </table:table-cell>
              <table:table-cell office:value-type="float" office:value="0.122331">
                <text:p>0.122331</text:p>
              </table:table-cell>
              <table:table-cell office:value-type="float" office:value="0.142575">
                <text:p>0.142575</text:p>
              </table:table-cell>
              <table:table-cell office:value-type="float" office:value="0.165751">
                <text:p>0.165751</text:p>
              </table:table-cell>
              <table:table-cell office:value-type="float" office:value="0.192215">
                <text:p>0.192215</text:p>
              </table:table-cell>
              <table:table-cell office:value-type="float" office:value="0.222353">
                <text:p>0.222353</text:p>
              </table:table-cell>
              <table:table-cell office:value-type="float" office:value="0.256588">
                <text:p>0.256588</text:p>
              </table:table-cell>
              <table:table-cell office:value-type="float" office:value="0.295379">
                <text:p>0.295379</text:p>
              </table:table-cell>
              <table:table-cell office:value-type="float" office:value="0.33922">
                <text:p>0.33922</text:p>
              </table:table-cell>
              <table:table-cell office:value-type="float" office:value="0.388645">
                <text:p>0.388645</text:p>
              </table:table-cell>
              <table:table-cell office:value-type="float" office:value="0.444227">
                <text:p>0.444227</text:p>
              </table:table-cell>
              <table:table-cell office:value-type="float" office:value="0.50658">
                <text:p>0.50658</text:p>
              </table:table-cell>
              <table:table-cell office:value-type="float" office:value="0.576359">
                <text:p>0.576359</text:p>
              </table:table-cell>
              <table:table-cell office:value-type="float" office:value="0.654259">
                <text:p>0.654259</text:p>
              </table:table-cell>
              <table:table-cell office:value-type="float" office:value="0.741018">
                <text:p>0.741018</text:p>
              </table:table-cell>
              <table:table-cell office:value-type="float" office:value="0.837415">
                <text:p>0.837415</text:p>
              </table:table-cell>
              <table:table-cell office:value-type="float" office:value="0.944268">
                <text:p>0.944268</text:p>
              </table:table-cell>
              <table:table-cell office:value-type="float" office:value="1.06244">
                <text:p>1.06244</text:p>
              </table:table-cell>
              <table:table-cell office:value-type="float" office:value="1.19282">
                <text:p>1.19282</text:p>
              </table:table-cell>
              <table:table-cell office:value-type="float" office:value="1.33635">
                <text:p>1.33635</text:p>
              </table:table-cell>
              <table:table-cell office:value-type="float" office:value="1.49399">
                <text:p>1.49399</text:p>
              </table:table-cell>
              <table:table-cell office:value-type="float" office:value="1.66675">
                <text:p>1.66675</text:p>
              </table:table-cell>
              <table:table-cell office:value-type="float" office:value="1.85566">
                <text:p>1.85566</text:p>
              </table:table-cell>
              <table:table-cell office:value-type="float" office:value="2.06176">
                <text:p>2.06176</text:p>
              </table:table-cell>
              <table:table-cell office:value-type="float" office:value="2.28614">
                <text:p>2.28614</text:p>
              </table:table-cell>
              <table:table-cell office:value-type="float" office:value="2.52989">
                <text:p>2.52989</text:p>
              </table:table-cell>
              <table:table-cell office:value-type="float" office:value="2.79411">
                <text:p>2.79411</text:p>
              </table:table-cell>
              <table:table-cell office:value-type="float" office:value="3.07992">
                <text:p>3.07992</text:p>
              </table:table-cell>
              <table:table-cell office:value-type="float" office:value="3.38844">
                <text:p>3.38844</text:p>
              </table:table-cell>
              <table:table-cell office:value-type="float" office:value="3.72077">
                <text:p>3.72077</text:p>
              </table:table-cell>
              <table:table-cell office:value-type="float" office:value="4.07802">
                <text:p>4.07802</text:p>
              </table:table-cell>
              <table:table-cell office:value-type="float" office:value="4.46127">
                <text:p>4.46127</text:p>
              </table:table-cell>
              <table:table-cell office:value-type="float" office:value="4.87159">
                <text:p>4.87159</text:p>
              </table:table-cell>
              <table:table-cell office:value-type="float" office:value="5.31002">
                <text:p>5.31002</text:p>
              </table:table-cell>
              <table:table-cell office:value-type="float" office:value="5.77755">
                <text:p>5.77755</text:p>
              </table:table-cell>
              <table:table-cell office:value-type="float" office:value="6.27513">
                <text:p>6.27513</text:p>
              </table:table-cell>
              <table:table-cell office:value-type="float" office:value="6.80367">
                <text:p>6.80367</text:p>
              </table:table-cell>
              <table:table-cell office:value-type="float" office:value="7.36403">
                <text:p>7.36403</text:p>
              </table:table-cell>
              <table:table-cell office:value-type="float" office:value="7.95697">
                <text:p>7.95697</text:p>
              </table:table-cell>
              <table:table-cell office:value-type="float" office:value="8.58323">
                <text:p>8.58323</text:p>
              </table:table-cell>
              <table:table-cell office:value-type="float" office:value="9.24344">
                <text:p>9.24344</text:p>
              </table:table-cell>
              <table:table-cell office:value-type="float" office:value="9.93815">
                <text:p>9.93815</text:p>
              </table:table-cell>
              <table:table-cell office:value-type="float" office:value="10.6678">
                <text:p>10.6678</text:p>
              </table:table-cell>
              <table:table-cell office:value-type="float" office:value="11.4329">
                <text:p>11.4329</text:p>
              </table:table-cell>
              <table:table-cell office:value-type="float" office:value="12.2335">
                <text:p>12.2335</text:p>
              </table:table-cell>
              <table:table-cell office:value-type="float" office:value="13.0699">
                <text:p>13.0699</text:p>
              </table:table-cell>
              <table:table-cell office:value-type="float" office:value="13.9422">
                <text:p>13.9422</text:p>
              </table:table-cell>
              <table:table-cell office:value-type="float" office:value="14.8504">
                <text:p>14.8504</text:p>
              </table:table-cell>
              <table:table-cell office:value-type="float" office:value="15.7941">
                <text:p>15.7941</text:p>
              </table:table-cell>
              <table:table-cell office:value-type="float" office:value="16.7733">
                <text:p>16.7733</text:p>
              </table:table-cell>
              <table:table-cell office:value-type="float" office:value="17.7874">
                <text:p>17.7874</text:p>
              </table:table-cell>
              <table:table-cell office:value-type="float" office:value="18.8361">
                <text:p>18.8361</text:p>
              </table:table-cell>
              <table:table-cell office:value-type="float" office:value="19.9186">
                <text:p>19.9186</text:p>
              </table:table-cell>
              <table:table-cell office:value-type="float" office:value="21.0342">
                <text:p>21.0342</text:p>
              </table:table-cell>
              <table:table-cell office:value-type="float" office:value="22.1821">
                <text:p>22.1821</text:p>
              </table:table-cell>
              <table:table-cell office:value-type="float" office:value="23.3613">
                <text:p>23.3613</text:p>
              </table:table-cell>
              <table:table-cell office:value-type="float" office:value="24.5707">
                <text:p>24.5707</text:p>
              </table:table-cell>
              <table:table-cell office:value-type="float" office:value="25.8091">
                <text:p>25.8091</text:p>
              </table:table-cell>
              <table:table-cell office:value-type="float" office:value="27.0752">
                <text:p>27.0752</text:p>
              </table:table-cell>
              <table:table-cell office:value-type="float" office:value="28.3676">
                <text:p>28.3676</text:p>
              </table:table-cell>
              <table:table-cell office:value-type="float" office:value="29.6848">
                <text:p>29.6848</text:p>
              </table:table-cell>
              <table:table-cell office:value-type="float" office:value="31.0253">
                <text:p>31.0253</text:p>
              </table:table-cell>
              <table:table-cell office:value-type="float" office:value="32.3873">
                <text:p>32.3873</text:p>
              </table:table-cell>
              <table:table-cell office:value-type="float" office:value="33.769">
                <text:p>33.769</text:p>
              </table:table-cell>
              <table:table-cell office:value-type="float" office:value="35.1688">
                <text:p>35.1688</text:p>
              </table:table-cell>
              <table:table-cell office:value-type="float" office:value="36.5845">
                <text:p>36.5845</text:p>
              </table:table-cell>
              <table:table-cell office:value-type="float" office:value="38.0144">
                <text:p>38.0144</text:p>
              </table:table-cell>
              <table:table-cell office:value-type="float" office:value="39.4563">
                <text:p>39.4563</text:p>
              </table:table-cell>
              <table:table-cell office:value-type="float" office:value="40.9081">
                <text:p>40.9081</text:p>
              </table:table-cell>
              <table:table-cell office:value-type="float" office:value="42.3679">
                <text:p>42.3679</text:p>
              </table:table-cell>
              <table:table-cell office:value-type="float" office:value="43.8333">
                <text:p>43.8333</text:p>
              </table:table-cell>
              <table:table-cell office:value-type="float" office:value="45.3024">
                <text:p>45.3024</text:p>
              </table:table-cell>
              <table:table-cell office:value-type="float" office:value="46.7727">
                <text:p>46.7727</text:p>
              </table:table-cell>
              <table:table-cell office:value-type="float" office:value="48.2422">
                <text:p>48.2422</text:p>
              </table:table-cell>
              <table:table-cell office:value-type="float" office:value="49.7086">
                <text:p>49.7086</text:p>
              </table:table-cell>
              <table:table-cell office:value-type="float" office:value="51.1698">
                <text:p>51.1698</text:p>
              </table:table-cell>
              <table:table-cell office:value-type="float" office:value="52.6234">
                <text:p>52.6234</text:p>
              </table:table-cell>
              <table:table-cell office:value-type="float" office:value="54.0672">
                <text:p>54.0672</text:p>
              </table:table-cell>
              <table:table-cell office:value-type="float" office:value="55.4992">
                <text:p>55.4992</text:p>
              </table:table-cell>
              <table:table-cell office:value-type="float" office:value="56.917">
                <text:p>56.917</text:p>
              </table:table-cell>
              <table:table-cell office:value-type="float" office:value="58.3186">
                <text:p>58.3186</text:p>
              </table:table-cell>
              <table:table-cell office:value-type="float" office:value="59.7019">
                <text:p>59.7019</text:p>
              </table:table-cell>
              <table:table-cell office:value-type="float" office:value="61.0648">
                <text:p>61.0648</text:p>
              </table:table-cell>
              <table:table-cell office:value-type="float" office:value="62.4052">
                <text:p>62.4052</text:p>
              </table:table-cell>
              <table:table-cell office:value-type="float" office:value="63.7211">
                <text:p>63.7211</text:p>
              </table:table-cell>
              <table:table-cell office:value-type="float" office:value="65.0107">
                <text:p>65.0107</text:p>
              </table:table-cell>
              <table:table-cell office:value-type="float" office:value="66.272">
                <text:p>66.272</text:p>
              </table:table-cell>
              <table:table-cell office:value-type="float" office:value="67.5032">
                <text:p>67.5032</text:p>
              </table:table-cell>
              <table:table-cell office:value-type="float" office:value="68.7024">
                <text:p>68.7024</text:p>
              </table:table-cell>
              <table:table-cell office:value-type="float" office:value="69.868">
                <text:p>69.868</text:p>
              </table:table-cell>
              <table:table-cell office:value-type="float" office:value="70.9984">
                <text:p>70.9984</text:p>
              </table:table-cell>
              <table:table-cell office:value-type="float" office:value="72.0918">
                <text:p>72.0918</text:p>
              </table:table-cell>
              <table:table-cell office:value-type="float" office:value="73.1468">
                <text:p>73.1468</text:p>
              </table:table-cell>
              <table:table-cell office:value-type="float" office:value="74.1618">
                <text:p>74.1618</text:p>
              </table:table-cell>
              <table:table-cell office:value-type="float" office:value="75.1355">
                <text:p>75.1355</text:p>
              </table:table-cell>
              <table:table-cell office:value-type="float" office:value="76.0666">
                <text:p>76.0666</text:p>
              </table:table-cell>
              <table:table-cell office:value-type="float" office:value="76.9537">
                <text:p>76.9537</text:p>
              </table:table-cell>
              <table:table-cell office:value-type="float" office:value="77.7956">
                <text:p>77.7956</text:p>
              </table:table-cell>
              <table:table-cell office:value-type="float" office:value="78.5912">
                <text:p>78.5912</text:p>
              </table:table-cell>
              <table:table-cell office:value-type="float" office:value="79.3395">
                <text:p>79.3395</text:p>
              </table:table-cell>
              <table:table-cell office:value-type="float" office:value="80.0394">
                <text:p>80.0394</text:p>
              </table:table-cell>
              <table:table-cell office:value-type="float" office:value="80.6899">
                <text:p>80.6899</text:p>
              </table:table-cell>
              <table:table-cell office:value-type="float" office:value="81.2903">
                <text:p>81.2903</text:p>
              </table:table-cell>
              <table:table-cell office:value-type="float" office:value="81.8396">
                <text:p>81.8396</text:p>
              </table:table-cell>
              <table:table-cell office:value-type="float" office:value="82.3373">
                <text:p>82.3373</text:p>
              </table:table-cell>
              <table:table-cell office:value-type="float" office:value="82.7826">
                <text:p>82.7826</text:p>
              </table:table-cell>
              <table:table-cell office:value-type="float" office:value="83.1749">
                <text:p>83.1749</text:p>
              </table:table-cell>
              <table:table-cell office:value-type="float" office:value="83.5136">
                <text:p>83.5136</text:p>
              </table:table-cell>
              <table:table-cell office:value-type="float" office:value="83.7984">
                <text:p>83.7984</text:p>
              </table:table-cell>
              <table:table-cell office:value-type="float" office:value="84.0288">
                <text:p>84.0288</text:p>
              </table:table-cell>
              <table:table-cell office:value-type="float" office:value="84.2046">
                <text:p>84.2046</text:p>
              </table:table-cell>
              <table:table-cell office:value-type="float" office:value="84.3254">
                <text:p>84.3254</text:p>
              </table:table-cell>
              <table:table-cell office:value-type="float" office:value="84.391">
                <text:p>84.391</text:p>
              </table:table-cell>
              <table:table-cell office:value-type="float" office:value="84.4013">
                <text:p>84.4013</text:p>
              </table:table-cell>
              <table:table-cell office:value-type="float" office:value="84.3564">
                <text:p>84.3564</text:p>
              </table:table-cell>
              <table:table-cell office:value-type="float" office:value="84.2561">
                <text:p>84.2561</text:p>
              </table:table-cell>
              <table:table-cell office:value-type="float" office:value="84.1006">
                <text:p>84.1006</text:p>
              </table:table-cell>
              <table:table-cell office:value-type="float" office:value="83.8901">
                <text:p>83.8901</text:p>
              </table:table-cell>
              <table:table-cell office:value-type="float" office:value="83.6247">
                <text:p>83.6247</text:p>
              </table:table-cell>
              <table:table-cell office:value-type="float" office:value="83.3048">
                <text:p>83.3048</text:p>
              </table:table-cell>
              <table:table-cell office:value-type="float" office:value="82.9307">
                <text:p>82.9307</text:p>
              </table:table-cell>
              <table:table-cell office:value-type="float" office:value="82.503">
                <text:p>82.503</text:p>
              </table:table-cell>
              <table:table-cell office:value-type="float" office:value="82.022">
                <text:p>82.022</text:p>
              </table:table-cell>
              <table:table-cell office:value-type="float" office:value="81.4884">
                <text:p>81.4884</text:p>
              </table:table-cell>
              <table:table-cell office:value-type="float" office:value="80.9029">
                <text:p>80.9029</text:p>
              </table:table-cell>
              <table:table-cell office:value-type="float" office:value="80.2662">
                <text:p>80.2662</text:p>
              </table:table-cell>
              <table:table-cell office:value-type="float" office:value="79.5792">
                <text:p>79.5792</text:p>
              </table:table-cell>
              <table:table-cell office:value-type="float" office:value="78.8427">
                <text:p>78.8427</text:p>
              </table:table-cell>
              <table:table-cell office:value-type="float" office:value="78.0577">
                <text:p>78.0577</text:p>
              </table:table-cell>
              <table:table-cell office:value-type="float" office:value="77.2254">
                <text:p>77.2254</text:p>
              </table:table-cell>
              <table:table-cell office:value-type="float" office:value="76.3468">
                <text:p>76.3468</text:p>
              </table:table-cell>
              <table:table-cell office:value-type="float" office:value="75.4231">
                <text:p>75.4231</text:p>
              </table:table-cell>
              <table:table-cell office:value-type="float" office:value="74.4558">
                <text:p>74.4558</text:p>
              </table:table-cell>
              <table:table-cell office:value-type="float" office:value="73.4461">
                <text:p>73.4461</text:p>
              </table:table-cell>
              <table:table-cell office:value-type="float" office:value="72.3955">
                <text:p>72.3955</text:p>
              </table:table-cell>
              <table:table-cell office:value-type="float" office:value="71.3056">
                <text:p>71.3056</text:p>
              </table:table-cell>
              <table:table-cell office:value-type="float" office:value="70.178">
                <text:p>70.178</text:p>
              </table:table-cell>
              <table:table-cell office:value-type="float" office:value="69.0143">
                <text:p>69.0143</text:p>
              </table:table-cell>
              <table:table-cell office:value-type="float" office:value="67.8163">
                <text:p>67.8163</text:p>
              </table:table-cell>
              <table:table-cell office:value-type="float" office:value="66.586">
                <text:p>66.586</text:p>
              </table:table-cell>
              <table:table-cell office:value-type="float" office:value="65.325">
                <text:p>65.325</text:p>
              </table:table-cell>
              <table:table-cell office:value-type="float" office:value="64.0355">
                <text:p>64.0355</text:p>
              </table:table-cell>
              <table:table-cell office:value-type="float" office:value="62.7195">
                <text:p>62.7195</text:p>
              </table:table-cell>
              <table:table-cell office:value-type="float" office:value="61.379">
                <text:p>61.379</text:p>
              </table:table-cell>
              <table:table-cell office:value-type="float" office:value="60.0161">
                <text:p>60.0161</text:p>
              </table:table-cell>
              <table:table-cell office:value-type="float" office:value="58.6331">
                <text:p>58.6331</text:p>
              </table:table-cell>
              <table:table-cell office:value-type="float" office:value="57.2321">
                <text:p>57.2321</text:p>
              </table:table-cell>
              <table:table-cell office:value-type="float" office:value="55.8155">
                <text:p>55.8155</text:p>
              </table:table-cell>
              <table:table-cell office:value-type="float" office:value="54.3854">
                <text:p>54.3854</text:p>
              </table:table-cell>
              <table:table-cell office:value-type="float" office:value="52.9442">
                <text:p>52.9442</text:p>
              </table:table-cell>
              <table:table-cell office:value-type="float" office:value="51.4942">
                <text:p>51.4942</text:p>
              </table:table-cell>
              <table:table-cell office:value-type="float" office:value="50.0377">
                <text:p>50.0377</text:p>
              </table:table-cell>
              <table:table-cell office:value-type="float" office:value="48.5771">
                <text:p>48.5771</text:p>
              </table:table-cell>
              <table:table-cell office:value-type="float" office:value="47.1146">
                <text:p>47.1146</text:p>
              </table:table-cell>
              <table:table-cell office:value-type="float" office:value="45.6526">
                <text:p>45.6526</text:p>
              </table:table-cell>
              <table:table-cell office:value-type="float" office:value="44.1933">
                <text:p>44.1933</text:p>
              </table:table-cell>
              <table:table-cell office:value-type="float" office:value="42.739">
                <text:p>42.739</text:p>
              </table:table-cell>
              <table:table-cell office:value-type="float" office:value="41.2919">
                <text:p>41.2919</text:p>
              </table:table-cell>
              <table:table-cell office:value-type="float" office:value="39.8541">
                <text:p>39.8541</text:p>
              </table:table-cell>
              <table:table-cell office:value-type="float" office:value="38.4278">
                <text:p>38.4278</text:p>
              </table:table-cell>
              <table:table-cell office:value-type="float" office:value="37.015">
                <text:p>37.015</text:p>
              </table:table-cell>
              <table:table-cell office:value-type="float" office:value="35.6177">
                <text:p>35.6177</text:p>
              </table:table-cell>
              <table:table-cell office:value-type="float" office:value="34.2377">
                <text:p>34.2377</text:p>
              </table:table-cell>
              <table:table-cell office:value-type="float" office:value="32.8769">
                <text:p>32.8769</text:p>
              </table:table-cell>
              <table:table-cell office:value-type="float" office:value="31.5371">
                <text:p>31.5371</text:p>
              </table:table-cell>
              <table:table-cell office:value-type="float" office:value="30.2198">
                <text:p>30.2198</text:p>
              </table:table-cell>
              <table:table-cell office:value-type="float" office:value="28.9266">
                <text:p>28.9266</text:p>
              </table:table-cell>
              <table:table-cell office:value-type="float" office:value="27.659">
                <text:p>27.659</text:p>
              </table:table-cell>
              <table:table-cell office:value-type="float" office:value="26.4182">
                <text:p>26.4182</text:p>
              </table:table-cell>
              <table:table-cell office:value-type="float" office:value="25.2056">
                <text:p>25.2056</text:p>
              </table:table-cell>
              <table:table-cell office:value-type="float" office:value="24.0221">
                <text:p>24.0221</text:p>
              </table:table-cell>
              <table:table-cell office:value-type="float" office:value="22.8689">
                <text:p>22.8689</text:p>
              </table:table-cell>
              <table:table-cell office:value-type="float" office:value="21.7468">
                <text:p>21.7468</text:p>
              </table:table-cell>
              <table:table-cell office:value-type="float" office:value="20.6565">
                <text:p>20.6565</text:p>
              </table:table-cell>
              <table:table-cell office:value-type="float" office:value="19.5988">
                <text:p>19.5988</text:p>
              </table:table-cell>
              <table:table-cell office:value-type="float" office:value="18.5742">
                <text:p>18.5742</text:p>
              </table:table-cell>
              <table:table-cell office:value-type="float" office:value="17.583">
                <text:p>17.583</text:p>
              </table:table-cell>
              <table:table-cell office:value-type="float" office:value="16.6256">
                <text:p>16.6256</text:p>
              </table:table-cell>
              <table:table-cell office:value-type="float" office:value="15.7022">
                <text:p>15.7022</text:p>
              </table:table-cell>
              <table:table-cell office:value-type="float" office:value="14.813">
                <text:p>14.813</text:p>
              </table:table-cell>
              <table:table-cell office:value-type="float" office:value="13.9578">
                <text:p>13.9578</text:p>
              </table:table-cell>
              <table:table-cell office:value-type="float" office:value="13.1366">
                <text:p>13.1366</text:p>
              </table:table-cell>
              <table:table-cell office:value-type="float" office:value="12.3493">
                <text:p>12.3493</text:p>
              </table:table-cell>
              <table:table-cell office:value-type="float" office:value="11.5954">
                <text:p>11.5954</text:p>
              </table:table-cell>
              <table:table-cell office:value-type="float" office:value="10.8747">
                <text:p>10.8747</text:p>
              </table:table-cell>
              <table:table-cell office:value-type="float" office:value="10.1867">
                <text:p>10.1867</text:p>
              </table:table-cell>
              <table:table-cell office:value-type="float" office:value="9.53087">
                <text:p>9.53087</text:p>
              </table:table-cell>
              <table:table-cell office:value-type="float" office:value="8.9066">
                <text:p>8.9066</text:p>
              </table:table-cell>
              <table:table-cell office:value-type="float" office:value="8.31325">
                <text:p>8.31325</text:p>
              </table:table-cell>
              <table:table-cell office:value-type="float" office:value="7.7501">
                <text:p>7.7501</text:p>
              </table:table-cell>
              <table:table-cell office:value-type="float" office:value="7.21641">
                <text:p>7.21641</text:p>
              </table:table-cell>
              <table:table-cell office:value-type="float" office:value="6.71136">
                <text:p>6.71136</text:p>
              </table:table-cell>
              <table:table-cell office:value-type="float" office:value="6.23411">
                <text:p>6.23411</text:p>
              </table:table-cell>
              <table:table-cell office:value-type="float" office:value="5.78377">
                <text:p>5.78377</text:p>
              </table:table-cell>
              <table:table-cell office:value-type="float" office:value="5.35946">
                <text:p>5.35946</text:p>
              </table:table-cell>
              <table:table-cell office:value-type="float" office:value="4.96023">
                <text:p>4.96023</text:p>
              </table:table-cell>
              <table:table-cell office:value-type="float" office:value="4.58515">
                <text:p>4.58515</text:p>
              </table:table-cell>
              <table:table-cell office:value-type="float" office:value="4.23326">
                <text:p>4.23326</text:p>
              </table:table-cell>
              <table:table-cell office:value-type="float" office:value="3.90361">
                <text:p>3.90361</text:p>
              </table:table-cell>
              <table:table-cell office:value-type="float" office:value="3.59523">
                <text:p>3.59523</text:p>
              </table:table-cell>
              <table:table-cell office:value-type="float" office:value="3.30715">
                <text:p>3.30715</text:p>
              </table:table-cell>
              <table:table-cell office:value-type="float" office:value="3.03844">
                <text:p>3.03844</text:p>
              </table:table-cell>
              <table:table-cell office:value-type="float" office:value="2.78814">
                <text:p>2.78814</text:p>
              </table:table-cell>
              <table:table-cell office:value-type="float" office:value="2.55532">
                <text:p>2.55532</text:p>
              </table:table-cell>
              <table:table-cell office:value-type="float" office:value="2.33907">
                <text:p>2.33907</text:p>
              </table:table-cell>
              <table:table-cell office:value-type="float" office:value="2.1385">
                <text:p>2.1385</text:p>
              </table:table-cell>
              <table:table-cell office:value-type="float" office:value="1.95273">
                <text:p>1.95273</text:p>
              </table:table-cell>
              <table:table-cell office:value-type="float" office:value="1.78091">
                <text:p>1.78091</text:p>
              </table:table-cell>
              <table:table-cell office:value-type="float" office:value="1.62221">
                <text:p>1.62221</text:p>
              </table:table-cell>
              <table:table-cell office:value-type="float" office:value="1.47585">
                <text:p>1.47585</text:p>
              </table:table-cell>
              <table:table-cell office:value-type="float" office:value="1.34104">
                <text:p>1.34104</text:p>
              </table:table-cell>
              <table:table-cell office:value-type="float" office:value="1.21706">
                <text:p>1.21706</text:p>
              </table:table-cell>
              <table:table-cell office:value-type="float" office:value="1.10318">
                <text:p>1.10318</text:p>
              </table:table-cell>
              <table:table-cell office:value-type="float" office:value="0.998739">
                <text:p>0.998739</text:p>
              </table:table-cell>
              <table:table-cell office:value-type="float" office:value="0.903078">
                <text:p>0.903078</text:p>
              </table:table-cell>
              <table:table-cell office:value-type="float" office:value="0.815581">
                <text:p>0.815581</text:p>
              </table:table-cell>
              <table:table-cell office:value-type="float" office:value="0.735663">
                <text:p>0.735663</text:p>
              </table:table-cell>
              <table:table-cell office:value-type="float" office:value="0.662767">
                <text:p>0.662767</text:p>
              </table:table-cell>
              <table:table-cell office:value-type="float" office:value="0.596367">
                <text:p>0.596367</text:p>
              </table:table-cell>
              <table:table-cell office:value-type="float" office:value="0.535966">
                <text:p>0.535966</text:p>
              </table:table-cell>
              <table:table-cell office:value-type="float" office:value="0.481097">
                <text:p>0.481097</text:p>
              </table:table-cell>
              <table:table-cell office:value-type="float" office:value="0.431321">
                <text:p>0.431321</text:p>
              </table:table-cell>
              <table:table-cell office:value-type="float" office:value="0.386227">
                <text:p>0.386227</text:p>
              </table:table-cell>
              <table:table-cell office:value-type="float" office:value="0.345429">
                <text:p>0.345429</text:p>
              </table:table-cell>
              <table:table-cell office:value-type="float" office:value="0.308567">
                <text:p>0.308567</text:p>
              </table:table-cell>
              <table:table-cell office:value-type="float" office:value="0.275306">
                <text:p>0.275306</text:p>
              </table:table-cell>
              <table:table-cell office:value-type="float" office:value="0.245335">
                <text:p>0.245335</text:p>
              </table:table-cell>
              <table:table-cell office:value-type="float" office:value="0.218363">
                <text:p>0.218363</text:p>
              </table:table-cell>
              <table:table-cell office:value-type="float" office:value="0.194124">
                <text:p>0.194124</text:p>
              </table:table-cell>
              <table:table-cell office:value-type="float" office:value="0.172369">
                <text:p>0.172369</text:p>
              </table:table-cell>
              <table:table-cell office:value-type="float" office:value="0.152868">
                <text:p>0.152868</text:p>
              </table:table-cell>
              <table:table-cell office:value-type="float" office:value="0.135413">
                <text:p>0.135413</text:p>
              </table:table-cell>
              <table:table-cell office:value-type="float" office:value="0.119807">
                <text:p>0.119807</text:p>
              </table:table-cell>
              <table:table-cell office:value-type="float" office:value="0.105874">
                <text:p>0.105874</text:p>
              </table:table-cell>
              <table:table-cell office:value-type="float" office:value="0.0934506">
                <text:p>0.0934506</text:p>
              </table:table-cell>
              <table:table-cell office:value-type="float" office:value="0.0823872">
                <text:p>0.0823872</text:p>
              </table:table-cell>
              <table:table-cell office:value-type="float" office:value="0.0725479">
                <text:p>0.0725479</text:p>
              </table:table-cell>
              <table:table-cell office:value-type="float" office:value="0.0638085">
                <text:p>0.0638085</text:p>
              </table:table-cell>
              <table:table-cell office:value-type="float" office:value="0.0560559">
                <text:p>0.0560559</text:p>
              </table:table-cell>
              <table:table-cell office:value-type="float" office:value="0.0491875">
                <text:p>0.0491875</text:p>
              </table:table-cell>
              <table:table-cell office:value-type="float" office:value="0.0431102">
                <text:p>0.0431102</text:p>
              </table:table-cell>
              <table:table-cell office:value-type="float" office:value="0.0377397">
                <text:p>0.0377397</text:p>
              </table:table-cell>
              <table:table-cell office:value-type="float" office:value="0.0329998">
                <text:p>0.0329998</text:p>
              </table:table-cell>
              <table:table-cell office:value-type="float" office:value="0.0288217">
                <text:p>0.0288217</text:p>
              </table:table-cell>
              <table:table-cell office:value-type="float" office:value="0.0251435">
                <text:p>0.0251435</text:p>
              </table:table-cell>
              <table:table-cell office:value-type="float" office:value="0.0219093">
                <text:p>0.0219093</text:p>
              </table:table-cell>
              <table:table-cell office:value-type="float" office:value="0.0190692">
                <text:p>0.0190692</text:p>
              </table:table-cell>
              <table:table-cell office:value-type="float" office:value="0.0165782">
                <text:p>0.0165782</text:p>
              </table:table-cell>
              <table:table-cell office:value-type="float" office:value="0.014396">
                <text:p>0.014396</text:p>
              </table:table-cell>
              <table:table-cell office:value-type="float" office:value="0.0124869">
                <text:p>0.0124869</text:p>
              </table:table-cell>
              <table:table-cell office:value-type="float" office:value="0.0108185">
                <text:p>0.0108185</text:p>
              </table:table-cell>
              <table:table-cell office:value-type="float" office:value="0.00936245">
                <text:p>0.00936245</text:p>
              </table:table-cell>
              <table:table-cell office:value-type="float" office:value="0.00809317">
                <text:p>0.00809317</text:p>
              </table:table-cell>
              <table:table-cell office:value-type="float" office:value="0.00698807">
                <text:p>0.00698807</text:p>
              </table:table-cell>
              <table:table-cell office:value-type="float" office:value="0.00602707">
                <text:p>0.00602707</text:p>
              </table:table-cell>
              <table:table-cell office:value-type="float" office:value="0.00519239">
                <text:p>0.00519239</text:p>
              </table:table-cell>
              <table:table-cell office:value-type="float" office:value="0.0044683">
                <text:p>0.0044683</text:p>
              </table:table-cell>
              <table:table-cell office:value-type="float" office:value="0.00384088">
                <text:p>0.00384088</text:p>
              </table:table-cell>
              <table:table-cell office:value-type="float" office:value="0.0032979">
                <text:p>0.0032979</text:p>
              </table:table-cell>
              <table:table-cell office:value-type="float" office:value="0.00282853">
                <text:p>0.00282853</text:p>
              </table:table-cell>
              <table:table-cell office:value-type="float" office:value="0.00242328">
                <text:p>0.00242328</text:p>
              </table:table-cell>
              <table:table-cell office:value-type="float" office:value="0.0020738">
                <text:p>0.0020738</text:p>
              </table:table-cell>
              <table:table-cell office:value-type="float" office:value="0.00177277">
                <text:p>0.00177277</text:p>
              </table:table-cell>
              <table:table-cell office:value-type="float" office:value="0.00151377">
                <text:p>0.00151377</text:p>
              </table:table-cell>
              <table:table-cell office:value-type="float" office:value="0.0012912">
                <text:p>0.0012912</text:p>
              </table:table-cell>
              <table:table-cell office:value-type="float" office:value="0.00110016">
                <text:p>0.00110016</text:p>
              </table:table-cell>
              <table:table-cell office:value-type="float" office:value="0.000936362">
                <text:p>0.000936362</text:p>
              </table:table-cell>
              <table:table-cell office:value-type="float" office:value="0.00079609">
                <text:p>0.00079609</text:p>
              </table:table-cell>
              <table:table-cell office:value-type="float" office:value="0.0006761">
                <text:p>0.0006761</text:p>
              </table:table-cell>
              <table:table-cell office:value-type="float" office:value="0.000573578">
                <text:p>0.000573578</text:p>
              </table:table-cell>
              <table:table-cell office:value-type="float" office:value="0.000486081">
                <text:p>0.000486081</text:p>
              </table:table-cell>
              <table:table-cell office:value-type="float" office:value="0.00041149">
                <text:p>0.00041149</text:p>
              </table:table-cell>
              <table:table-cell office:value-type="float" office:value="0.000347974">
                <text:p>0.000347974</text:p>
              </table:table-cell>
              <table:table-cell office:value-type="float" office:value="0.00029395">
                <text:p>0.00029395</text:p>
              </table:table-cell>
              <table:table-cell office:value-type="float" office:value="0.00024805">
                <text:p>0.00024805</text:p>
              </table:table-cell>
              <table:table-cell office:value-type="float" office:value="0.000209097">
                <text:p>0.000209097</text:p>
              </table:table-cell>
              <table:table-cell office:value-type="float" office:value="0.000176075">
                <text:p>0.000176075</text:p>
              </table:table-cell>
              <table:table-cell office:value-type="float" office:value="0.000148113">
                <text:p>0.000148113</text:p>
              </table:table-cell>
              <table:table-cell office:value-type="float" office:value="0.000124461">
                <text:p>0.000124461</text:p>
              </table:table-cell>
              <table:table-cell office:value-type="float" office:value="0.000104478">
                <text:p>0.000104478</text:p>
              </table:table-cell>
              <table:table-cell office:value-type="float" office:value="0.0000876113">
                <text:p>0.0000876113</text:p>
              </table:table-cell>
              <table:table-cell office:value-type="float" office:value="0.0000733919">
                <text:p>0.0000733919</text:p>
              </table:table-cell>
              <table:table-cell office:value-type="float" office:value="0.0000614169">
                <text:p>0.0000614169</text:p>
              </table:table-cell>
              <table:table-cell office:value-type="float" office:value="0.0000513429">
                <text:p>0.0000513429</text:p>
              </table:table-cell>
              <table:table-cell office:value-type="float" office:value="0.0000428774">
                <text:p>0.0000428774</text:p>
              </table:table-cell>
              <table:table-cell office:value-type="float" office:value="0.0000357712">
                <text:p>0.0000357712</text:p>
              </table:table-cell>
              <table:table-cell office:value-type="float" office:value="0.0000298123">
                <text:p>0.0000298123</text:p>
              </table:table-cell>
              <table:table-cell office:value-type="float" office:value="0.0000248208">
                <text:p>0.0000248208</text:p>
              </table:table-cell>
              <table:table-cell office:value-type="float" office:value="0.0000206442">
                <text:p>0.0000206442</text:p>
              </table:table-cell>
              <table:table-cell office:value-type="float" office:value="0.0000171531">
                <text:p>0.0000171531</text:p>
              </table:table-cell>
              <table:table-cell office:value-type="float" office:value="0.0000142381">
                <text:p>0.0000142381</text:p>
              </table:table-cell>
              <table:table-cell office:value-type="float" office:value="0.0000118066">
                <text:p>0.0000118066</text:p>
              </table:table-cell>
              <table:table-cell office:value-type="float" office:value="0.00000978061">
                <text:p>0.00000978061</text:p>
              </table:table-cell>
              <table:table-cell office:value-type="float" office:value="0.00000809421">
                <text:p>0.00000809421</text:p>
              </table:table-cell>
              <table:table-cell office:value-type="float" office:value="0.00000669196">
                <text:p>0.00000669196</text:p>
              </table:table-cell>
              <table:table-cell office:value-type="float" office:value="0.00000552717">
                <text:p>0.00000552717</text:p>
              </table:table-cell>
              <table:table-cell office:value-type="float" office:value="0.00000456063">
                <text:p>0.00000456063</text:p>
              </table:table-cell>
              <table:table-cell office:value-type="float" office:value="0.00000375942">
                <text:p>0.00000375942</text:p>
              </table:table-cell>
              <table:table-cell office:value-type="float" office:value="0.00000309594">
                <text:p>0.00000309594</text:p>
              </table:table-cell>
              <table:table-cell office:value-type="float" office:value="0.00000254707">
                <text:p>0.00000254707</text:p>
              </table:table-cell>
              <table:table-cell office:value-type="float" office:value="0.00000209348">
                <text:p>0.00000209348</text:p>
              </table:table-cell>
              <table:table-cell office:value-type="float" office:value="0.000001719">
                <text:p>0.000001719</text:p>
              </table:table-cell>
              <table:table-cell office:value-type="float" office:value="0.00000141015">
                <text:p>0.00000141015</text:p>
              </table:table-cell>
              <table:table-cell office:value-type="float" office:value="0.00000115567">
                <text:p>0.00000115567</text:p>
              </table:table-cell>
              <table:table-cell office:value-type="float" office:value="0.000000946216">
                <text:p>0.000000946216</text:p>
              </table:table-cell>
              <table:table-cell office:value-type="float" office:value="0.000000773983">
                <text:p>0.000000773983</text:p>
              </table:table-cell>
              <table:table-cell office:value-type="float" office:value="0.000000632498">
                <text:p>0.000000632498</text:p>
              </table:table-cell>
              <table:table-cell office:value-type="float" office:value="0.000000516388">
                <text:p>0.000000516388</text:p>
              </table:table-cell>
              <table:table-cell office:value-type="float" office:value="0.000000421194">
                <text:p>0.000000421194</text:p>
              </table:table-cell>
              <table:table-cell office:value-type="float" office:value="0.000000343226">
                <text:p>0.000000343226</text:p>
              </table:table-cell>
              <table:table-cell office:value-type="float" office:value="0.000000279428">
                <text:p>0.000000279428</text:p>
              </table:table-cell>
              <table:table-cell office:value-type="float" office:value="0.000000227277">
                <text:p>0.000000227277</text:p>
              </table:table-cell>
              <table:table-cell office:value-type="float" office:value="0.000000184687">
                <text:p>0.000000184687</text:p>
              </table:table-cell>
              <table:table-cell office:value-type="float" office:value="0.000000149938">
                <text:p>0.000000149938</text:p>
              </table:table-cell>
              <table:table-cell office:value-type="float" office:value="0.000000121615">
                <text:p>0.000000121615</text:p>
              </table:table-cell>
              <table:table-cell office:value-type="float" office:value="0.0000000985515">
                <text:p>0.0000000985515</text:p>
              </table:table-cell>
              <table:table-cell office:value-type="float" office:value="0.0000000797883">
                <text:p>0.0000000797883</text:p>
              </table:table-cell>
              <table:table-cell office:value-type="float" office:value="0.0000000645384">
                <text:p>0.0000000645384</text:p>
              </table:table-cell>
              <table:table-cell office:value-type="float" office:value="0.0000000521556">
                <text:p>0.0000000521556</text:p>
              </table:table-cell>
              <table:table-cell office:value-type="float" office:value="0.0000000421103">
                <text:p>0.0000000421103</text:p>
              </table:table-cell>
              <table:table-cell office:value-type="float" office:value="0.000000033969">
                <text:p>0.000000033969</text:p>
              </table:table-cell>
              <table:table-cell office:value-type="float" office:value="0.000000027377">
                <text:p>0.000000027377</text:p>
              </table:table-cell>
              <table:table-cell office:value-type="float" office:value="0.0000000220443">
                <text:p>0.0000000220443</text:p>
              </table:table-cell>
              <table:table-cell office:value-type="float" office:value="0.0000000177345">
                <text:p>0.0000000177345</text:p>
              </table:table-cell>
              <table:table-cell office:value-type="float" office:value="0.0000000142546">
                <text:p>0.0000000142546</text:p>
              </table:table-cell>
              <table:table-cell office:value-type="float" office:value="0.0000000114473">
                <text:p>0.0000000114473</text:p>
              </table:table-cell>
              <table:table-cell office:value-type="float" office:value="0.00000000918468">
                <text:p>0.00000000918468</text:p>
              </table:table-cell>
              <table:table-cell office:value-type="float" office:value="0.00000000736279">
                <text:p>0.00000000736279</text:p>
              </table:table-cell>
              <table:table-cell office:value-type="float" office:value="0.0000000058971">
                <text:p>0.0000000058971</text:p>
              </table:table-cell>
              <table:table-cell office:value-type="float" office:value="0.00000000471903">
                <text:p>0.00000000471903</text:p>
              </table:table-cell>
              <table:table-cell office:value-type="float" office:value="0.00000000377301">
                <text:p>0.00000000377301</text:p>
              </table:table-cell>
              <table:table-cell office:value-type="float" office:value="0.000000003014">
                <text:p>0.000000003014</text:p>
              </table:table-cell>
              <table:table-cell office:value-type="float" office:value="0.00000000240559">
                <text:p>0.00000000240559</text:p>
              </table:table-cell>
              <table:table-cell office:value-type="float" office:value="0.00000000191833">
                <text:p>0.00000000191833</text:p>
              </table:table-cell>
              <table:table-cell office:value-type="float" office:value="0.00000000152845">
                <text:p>0.00000000152845</text:p>
              </table:table-cell>
              <table:table-cell office:value-type="float" office:value="0.00000000121676">
                <text:p>0.00000000121676</text:p>
              </table:table-cell>
              <table:table-cell office:value-type="float" office:value="0.000000000967803">
                <text:p>0.000000000967803</text:p>
              </table:table-cell>
              <table:table-cell office:value-type="float" office:value="0.000000000769127">
                <text:p>0.000000000769127</text:p>
              </table:table-cell>
              <table:table-cell office:value-type="float" office:value="0.000000000610716">
                <text:p>0.000000000610716</text:p>
              </table:table-cell>
              <table:table-cell office:value-type="float" office:value="0.00000000048452">
                <text:p>0.00000000048452</text:p>
              </table:table-cell>
              <table:table-cell office:value-type="float" office:value="0.000000000384076">
                <text:p>0.000000000384076</text:p>
              </table:table-cell>
              <table:table-cell office:value-type="float" office:value="0.000000000304199">
                <text:p>0.000000000304199</text:p>
              </table:table-cell>
              <table:table-cell office:value-type="float" office:value="0.000000000240731">
                <text:p>0.000000000240731</text:p>
              </table:table-cell>
              <table:table-cell office:value-type="float" office:value="0.000000000190346">
                <text:p>0.000000000190346</text:p>
              </table:table-cell>
              <table:table-cell office:value-type="float" office:value="0.000000000150381">
                <text:p>0.000000000150381</text:p>
              </table:table-cell>
              <table:table-cell office:value-type="float" office:value="0.000000000118709">
                <text:p>0.000000000118709</text:p>
              </table:table-cell>
              <table:table-cell office:value-type="float" office:value="0.0000000000936293">
                <text:p>0.0000000000936293</text:p>
              </table:table-cell>
              <table:table-cell office:value-type="float" office:value="0.0000000000737875">
                <text:p>0.0000000000737875</text:p>
              </table:table-cell>
              <table:table-cell office:value-type="float" office:value="0.0000000000581027">
                <text:p>0.0000000000581027</text:p>
              </table:table-cell>
              <table:table-cell office:value-type="float" office:value="0.0000000000457145">
                <text:p>0.0000000000457145</text:p>
              </table:table-cell>
              <table:table-cell office:value-type="float" office:value="0.0000000000359383">
                <text:p>0.0000000000359383</text:p>
              </table:table-cell>
              <table:table-cell office:value-type="float" office:value="0.0000000000282297">
                <text:p>0.0000000000282297</text:p>
              </table:table-cell>
              <table:table-cell office:value-type="float" office:value="0.0000000000221566">
                <text:p>0.0000000000221566</text:p>
              </table:table-cell>
              <table:table-cell office:value-type="float" office:value="0.000000000017376">
                <text:p>0.000000000017376</text:p>
              </table:table-cell>
              <table:table-cell office:value-type="float" office:value="0.0000000000136159">
                <text:p>0.0000000000136159</text:p>
              </table:table-cell>
              <table:table-cell office:value-type="float" office:value="0.0000000000106609">
                <text:p>0.0000000000106609</text:p>
              </table:table-cell>
              <table:table-cell office:value-type="float" office:value="0.00000000000834051">
                <text:p>0.00000000000834051</text:p>
              </table:table-cell>
              <table:table-cell office:value-type="float" office:value="0.00000000000651998">
                <text:p>0.00000000000651998</text:p>
              </table:table-cell>
              <table:table-cell office:value-type="float" office:value="0.00000000000509277">
                <text:p>0.00000000000509277</text:p>
              </table:table-cell>
              <table:table-cell office:value-type="float" office:value="0.00000000000397483">
                <text:p>0.00000000000397483</text:p>
              </table:table-cell>
              <table:table-cell office:value-type="float" office:value="0.00000000000309984">
                <text:p>0.00000000000309984</text:p>
              </table:table-cell>
              <table:table-cell office:value-type="float" office:value="0.00000000000241557">
                <text:p>0.00000000000241557</text:p>
              </table:table-cell>
              <table:table-cell office:value-type="float" office:value="0.00000000000188087">
                <text:p>0.00000000000188087</text:p>
              </table:table-cell>
              <table:table-cell office:value-type="float" office:value="0.00000000000146338">
                <text:p>0.00000000000146338</text:p>
              </table:table-cell>
              <table:table-cell office:value-type="float" office:value="0.00000000000113768">
                <text:p>0.00000000000113768</text:p>
              </table:table-cell>
              <table:table-cell office:value-type="float" office:value="0.000000000000883779">
                <text:p>0.000000000000883779</text:p>
              </table:table-cell>
              <table:table-cell office:value-type="float" office:value="0.000000000000686012">
                <text:p>0.000000000000686012</text:p>
              </table:table-cell>
              <table:table-cell office:value-type="float" office:value="0.00000000000053209">
                <text:p>0.00000000000053209</text:p>
              </table:table-cell>
              <table:table-cell office:value-type="float" office:value="0.000000000000412387">
                <text:p>0.000000000000412387</text:p>
              </table:table-cell>
              <table:table-cell office:value-type="float" office:value="0.000000000000319368">
                <text:p>0.000000000000319368</text:p>
              </table:table-cell>
              <table:table-cell office:value-type="float" office:value="0.000000000000247143">
                <text:p>0.000000000000247143</text:p>
              </table:table-cell>
              <table:table-cell office:value-type="float" office:value="0.000000000000191105">
                <text:p>0.000000000000191105</text:p>
              </table:table-cell>
              <table:table-cell office:value-type="float" office:value="0.000000000000147662">
                <text:p>0.000000000000147662</text:p>
              </table:table-cell>
              <table:table-cell office:value-type="float" office:value="0.000000000000114008">
                <text:p>0.000000000000114008</text:p>
              </table:table-cell>
              <table:table-cell office:value-type="float" office:value="0.0000000000000879584">
                <text:p>0.0000000000000879584</text:p>
              </table:table-cell>
              <table:table-cell office:value-type="float" office:value="0.0000000000000678097">
                <text:p>0.0000000000000678097</text:p>
              </table:table-cell>
              <table:table-cell office:value-type="float" office:value="0.0000000000000522374">
                <text:p>0.0000000000000522374</text:p>
              </table:table-cell>
              <table:table-cell office:value-type="float" office:value="0.0000000000000402113">
                <text:p>0.0000000000000402113</text:p>
              </table:table-cell>
              <table:table-cell office:value-type="float" office:value="0.0000000000000309308">
                <text:p>0.0000000000000309308</text:p>
              </table:table-cell>
              <table:table-cell office:value-type="float" office:value="0.0000000000000237746">
                <text:p>0.0000000000000237746</text:p>
              </table:table-cell>
              <table:table-cell office:value-type="float" office:value="0.0000000000000182605">
                <text:p>0.0000000000000182605</text:p>
              </table:table-cell>
              <table:table-cell office:value-type="float" office:value="0.0000000000000140151">
                <text:p>0.0000000000000140151</text:p>
              </table:table-cell>
              <table:table-cell office:value-type="float" office:value="0.0000000000000107488">
                <text:p>0.0000000000000107488</text:p>
              </table:table-cell>
              <table:table-cell office:value-type="float" office:value="8.23766E-015">
                <text:p>8.23766E-015</text:p>
              </table:table-cell>
              <table:table-cell office:value-type="float" office:value="6.3086E-015">
                <text:p>6.3086E-015</text:p>
              </table:table-cell>
              <table:table-cell office:value-type="float" office:value="4.82777E-015">
                <text:p>4.82777E-015</text:p>
              </table:table-cell>
              <table:table-cell office:value-type="float" office:value="3.69187E-015">
                <text:p>3.69187E-015</text:p>
              </table:table-cell>
              <table:table-cell office:value-type="float" office:value="2.82119E-015">
                <text:p>2.82119E-015</text:p>
              </table:table-cell>
              <table:table-cell office:value-type="float" office:value="2.1543E-015">
                <text:p>2.1543E-015</text:p>
              </table:table-cell>
              <table:table-cell office:value-type="float" office:value="1.64388E-015">
                <text:p>1.64388E-015</text:p>
              </table:table-cell>
              <table:table-cell office:value-type="float" office:value="1.25349E-015">
                <text:p>1.25349E-015</text:p>
              </table:table-cell>
              <table:table-cell office:value-type="float" office:value="9.55137E-016">
                <text:p>9.55137E-016</text:p>
              </table:table-cell>
              <table:table-cell office:value-type="float" office:value="7.27279E-016">
                <text:p>7.27279E-016</text:p>
              </table:table-cell>
              <table:table-cell office:value-type="float" office:value="5.53387E-016">
                <text:p>5.53387E-016</text:p>
              </table:table-cell>
              <table:table-cell office:value-type="float" office:value="4.20776E-016">
                <text:p>4.20776E-016</text:p>
              </table:table-cell>
              <table:table-cell office:value-type="float" office:value="3.19719E-016">
                <text:p>3.19719E-016</text:p>
              </table:table-cell>
              <table:table-cell office:value-type="float" office:value="2.42762E-016">
                <text:p>2.42762E-016</text:p>
              </table:table-cell>
              <table:table-cell office:value-type="float" office:value="1.842E-016">
                <text:p>1.842E-016</text:p>
              </table:table-cell>
              <table:table-cell office:value-type="float" office:value="1.39668E-016">
                <text:p>1.39668E-016</text:p>
              </table:table-cell>
              <table:table-cell office:value-type="float" office:value="1.05829E-016">
                <text:p>1.05829E-016</text:p>
              </table:table-cell>
              <table:table-cell office:value-type="float" office:value="8.01327E-017">
                <text:p>8.01327E-017</text:p>
              </table:table-cell>
              <table:table-cell office:value-type="float" office:value="6.0634E-017">
                <text:p>6.0634E-017</text:p>
              </table:table-cell>
              <table:table-cell office:value-type="float" office:value="4.58485E-017">
                <text:p>4.58485E-017</text:p>
              </table:table-cell>
              <table:table-cell office:value-type="float" office:value="3.46446E-017">
                <text:p>3.46446E-017</text:p>
              </table:table-cell>
              <table:table-cell office:value-type="float" office:value="2.61608E-017">
                <text:p>2.61608E-017</text:p>
              </table:table-cell>
              <table:table-cell office:value-type="float" office:value="1.9741E-017">
                <text:p>1.9741E-017</text:p>
              </table:table-cell>
              <table:table-cell office:value-type="float" office:value="1.48866E-017">
                <text:p>1.48866E-017</text:p>
              </table:table-cell>
              <table:table-cell office:value-type="float" office:value="1.12183E-017">
                <text:p>1.12183E-017</text:p>
              </table:table-cell>
              <table:table-cell office:value-type="float" office:value="8.44822E-018">
                <text:p>8.44822E-018</text:p>
              </table:table-cell>
              <table:table-cell office:value-type="float" office:value="6.35788E-018">
                <text:p>6.35788E-018</text:p>
              </table:table-cell>
              <table:table-cell office:value-type="float" office:value="4.78155E-018">
                <text:p>4.78155E-018</text:p>
              </table:table-cell>
              <table:table-cell office:value-type="float" office:value="3.59365E-018">
                <text:p>3.59365E-018</text:p>
              </table:table-cell>
              <table:table-cell office:value-type="float" office:value="2.69906E-018">
                <text:p>2.69906E-018</text:p>
              </table:table-cell>
              <table:table-cell office:value-type="float" office:value="2.02583E-018">
                <text:p>2.02583E-018</text:p>
              </table:table-cell>
              <table:table-cell office:value-type="float" office:value="1.51952E-018">
                <text:p>1.51952E-018</text:p>
              </table:table-cell>
              <table:table-cell office:value-type="float" office:value="1.139E-018">
                <text:p>1.139E-018</text:p>
              </table:table-cell>
              <table:table-cell office:value-type="float" office:value="8.53208E-019">
                <text:p>8.53208E-019</text:p>
              </table:table-cell>
              <table:table-cell office:value-type="float" office:value="6.38708E-019">
                <text:p>6.38708E-019</text:p>
              </table:table-cell>
              <table:table-cell office:value-type="float" office:value="4.77822E-019">
                <text:p>4.77822E-019</text:p>
              </table:table-cell>
              <table:table-cell office:value-type="float" office:value="3.5723E-019">
                <text:p>3.5723E-019</text:p>
              </table:table-cell>
              <table:table-cell office:value-type="float" office:value="2.66899E-019">
                <text:p>2.66899E-019</text:p>
              </table:table-cell>
              <table:table-cell office:value-type="float" office:value="1.99281E-019">
                <text:p>1.99281E-019</text:p>
              </table:table-cell>
              <table:table-cell office:value-type="float" office:value="1.48698E-019">
                <text:p>1.48698E-019</text:p>
              </table:table-cell>
              <table:table-cell office:value-type="float" office:value="1.10883E-019">
                <text:p>1.10883E-019</text:p>
              </table:table-cell>
              <table:table-cell office:value-type="float" office:value="8.26322E-020">
                <text:p>8.26322E-020</text:p>
              </table:table-cell>
              <table:table-cell office:value-type="float" office:value="6.15396E-020">
                <text:p>6.15396E-020</text:p>
              </table:table-cell>
              <table:table-cell office:value-type="float" office:value="4.58019E-020">
                <text:p>4.58019E-020</text:p>
              </table:table-cell>
              <table:table-cell office:value-type="float" office:value="3.40673E-020">
                <text:p>3.40673E-020</text:p>
              </table:table-cell>
              <table:table-cell office:value-type="float" office:value="2.53231E-020">
                <text:p>2.53231E-020</text:p>
              </table:table-cell>
              <table:table-cell office:value-type="float" office:value="1.88114E-020">
                <text:p>1.88114E-020</text:p>
              </table:table-cell>
              <table:table-cell office:value-type="float" office:value="1.39654E-020">
                <text:p>1.39654E-020</text:p>
              </table:table-cell>
              <table:table-cell office:value-type="float" office:value="1.03613E-020">
                <text:p>1.03613E-020</text:p>
              </table:table-cell>
              <table:table-cell office:value-type="float" office:value="7.68251E-021">
                <text:p>7.68251E-021</text:p>
              </table:table-cell>
              <table:table-cell office:value-type="float" office:value="5.69275E-021">
                <text:p>5.69275E-021</text:p>
              </table:table-cell>
              <table:table-cell office:value-type="float" office:value="4.21572E-021">
                <text:p>4.21572E-021</text:p>
              </table:table-cell>
              <table:table-cell office:value-type="float" office:value="3.11998E-021">
                <text:p>3.11998E-021</text:p>
              </table:table-cell>
              <table:table-cell office:value-type="float" office:value="2.30762E-021">
                <text:p>2.30762E-021</text:p>
              </table:table-cell>
              <table:table-cell office:value-type="float" office:value="1.70573E-021">
                <text:p>1.70573E-021</text:p>
              </table:table-cell>
              <table:table-cell office:value-type="float" office:value="1.26006E-021">
                <text:p>1.26006E-021</text:p>
              </table:table-cell>
              <table:table-cell office:value-type="float" office:value="9.30262E-022">
                <text:p>9.30262E-022</text:p>
              </table:table-cell>
              <table:table-cell office:value-type="float" office:value="6.86365E-022">
                <text:p>6.86365E-022</text:p>
              </table:table-cell>
              <table:table-cell office:value-type="float" office:value="5.06106E-022">
                <text:p>5.06106E-022</text:p>
              </table:table-cell>
              <table:table-cell office:value-type="float" office:value="3.72962E-022">
                <text:p>3.72962E-022</text:p>
              </table:table-cell>
              <table:table-cell office:value-type="float" office:value="2.74679E-022">
                <text:p>2.74679E-022</text:p>
              </table:table-cell>
              <table:table-cell office:value-type="float" office:value="2.02174E-022">
                <text:p>2.02174E-022</text:p>
              </table:table-cell>
              <table:table-cell office:value-type="float" office:value="1.48718E-022">
                <text:p>1.48718E-022</text:p>
              </table:table-cell>
              <table:table-cell office:value-type="float" office:value="1.09331E-022">
                <text:p>1.09331E-022</text:p>
              </table:table-cell>
              <table:table-cell office:value-type="float" office:value="8.03276E-023">
                <text:p>8.03276E-023</text:p>
              </table:table-cell>
              <table:table-cell office:value-type="float" office:value="5.89831E-023">
                <text:p>5.89831E-023</text:p>
              </table:table-cell>
              <table:table-cell office:value-type="float" office:value="4.32845E-023">
                <text:p>4.32845E-023</text:p>
              </table:table-cell>
              <table:table-cell office:value-type="float" office:value="3.17454E-023">
                <text:p>3.17454E-023</text:p>
              </table:table-cell>
              <table:table-cell office:value-type="float" office:value="2.32688E-023">
                <text:p>2.32688E-023</text:p>
              </table:table-cell>
              <table:table-cell office:value-type="float" office:value="1.70456E-023">
                <text:p>1.70456E-023</text:p>
              </table:table-cell>
              <table:table-cell office:value-type="float" office:value="1.24795E-023">
                <text:p>1.24795E-023</text:p>
              </table:table-cell>
              <table:table-cell office:value-type="float" office:value="9.13116E-024">
                <text:p>9.13116E-024</text:p>
              </table:table-cell>
              <table:table-cell office:value-type="float" office:value="6.67734E-024">
                <text:p>6.67734E-024</text:p>
              </table:table-cell>
              <table:table-cell office:value-type="float" office:value="4.88011E-024">
                <text:p>4.88011E-024</text:p>
              </table:table-cell>
              <table:table-cell office:value-type="float" office:value="3.56454E-024">
                <text:p>3.56454E-024</text:p>
              </table:table-cell>
              <table:table-cell office:value-type="float" office:value="2.60212E-024">
                <text:p>2.60212E-024</text:p>
              </table:table-cell>
              <table:table-cell office:value-type="float" office:value="1.89846E-024">
                <text:p>1.89846E-024</text:p>
              </table:table-cell>
              <table:table-cell office:value-type="float" office:value="1.38429E-024">
                <text:p>1.38429E-024</text:p>
              </table:table-cell>
              <table:table-cell office:value-type="float" office:value="1.0088E-024">
                <text:p>1.0088E-024</text:p>
              </table:table-cell>
              <table:table-cell office:value-type="float" office:value="7.34741E-025">
                <text:p>7.34741E-025</text:p>
              </table:table-cell>
              <table:table-cell office:value-type="float" office:value="5.34832E-025">
                <text:p>5.34832E-025</text:p>
              </table:table-cell>
              <table:table-cell office:value-type="float" office:value="3.89094E-025">
                <text:p>3.89094E-025</text:p>
              </table:table-cell>
              <table:table-cell office:value-type="float" office:value="2.82909E-025">
                <text:p>2.82909E-025</text:p>
              </table:table-cell>
              <table:table-cell office:value-type="float" office:value="2.05586E-025">
                <text:p>2.05586E-025</text:p>
              </table:table-cell>
              <table:table-cell office:value-type="float" office:value="1.49313E-025">
                <text:p>1.49313E-025</text:p>
              </table:table-cell>
              <table:table-cell office:value-type="float" office:value="1.08382E-025">
                <text:p>1.08382E-025</text:p>
              </table:table-cell>
              <table:table-cell office:value-type="float" office:value="7.8628E-026">
                <text:p>7.8628E-026</text:p>
              </table:table-cell>
              <table:table-cell office:value-type="float" office:value="5.70104E-026">
                <text:p>5.70104E-026</text:p>
              </table:table-cell>
              <table:table-cell office:value-type="float" office:value="4.13133E-026">
                <text:p>4.13133E-026</text:p>
              </table:table-cell>
              <table:table-cell office:value-type="float" office:value="2.99216E-026">
                <text:p>2.99216E-026</text:p>
              </table:table-cell>
              <table:table-cell office:value-type="float" office:value="2.16592E-026">
                <text:p>2.16592E-026</text:p>
              </table:table-cell>
              <table:table-cell office:value-type="float" office:value="1.56696E-026">
                <text:p>1.56696E-026</text:p>
              </table:table-cell>
              <table:table-cell office:value-type="float" office:value="1.13302E-026">
                <text:p>1.13302E-026</text:p>
              </table:table-cell>
              <table:table-cell office:value-type="float" office:value="8.18805E-027">
                <text:p>8.18805E-027</text:p>
              </table:table-cell>
              <table:table-cell office:value-type="float" office:value="5.91406E-027">
                <text:p>5.91406E-027</text:p>
              </table:table-cell>
              <table:table-cell office:value-type="float" office:value="4.26928E-027">
                <text:p>4.26928E-027</text:p>
              </table:table-cell>
              <table:table-cell office:value-type="float" office:value="3.08027E-027">
                <text:p>3.08027E-027</text:p>
              </table:table-cell>
              <table:table-cell office:value-type="float" office:value="2.22121E-027">
                <text:p>2.22121E-027</text:p>
              </table:table-cell>
              <table:table-cell office:value-type="float" office:value="1.60086E-027">
                <text:p>1.60086E-027</text:p>
              </table:table-cell>
              <table:table-cell office:value-type="float" office:value="1.15315E-027">
                <text:p>1.15315E-027</text:p>
              </table:table-cell>
              <table:table-cell office:value-type="float" office:value="8.30207E-028">
                <text:p>8.30207E-028</text:p>
              </table:table-cell>
              <table:table-cell office:value-type="float" office:value="5.97385E-028">
                <text:p>5.97385E-028</text:p>
              </table:table-cell>
              <table:table-cell office:value-type="float" office:value="4.29626E-028">
                <text:p>4.29626E-028</text:p>
              </table:table-cell>
              <table:table-cell office:value-type="float" office:value="3.08814E-028">
                <text:p>3.08814E-028</text:p>
              </table:table-cell>
              <table:table-cell office:value-type="float" office:value="2.21857E-028">
                <text:p>2.21857E-028</text:p>
              </table:table-cell>
              <table:table-cell office:value-type="float" office:value="1.59302E-028">
                <text:p>1.59302E-028</text:p>
              </table:table-cell>
              <table:table-cell office:value-type="float" office:value="1.14324E-028">
                <text:p>1.14324E-028</text:p>
              </table:table-cell>
              <table:table-cell office:value-type="float" office:value="8.2003E-029">
                <text:p>8.2003E-029</text:p>
              </table:table-cell>
              <table:table-cell office:value-type="float" office:value="5.87886E-029">
                <text:p>5.87886E-029</text:p>
              </table:table-cell>
              <table:table-cell office:value-type="float" office:value="4.2124E-029">
                <text:p>4.2124E-029</text:p>
              </table:table-cell>
              <table:table-cell office:value-type="float" office:value="3.01676E-029">
                <text:p>3.01676E-029</text:p>
              </table:table-cell>
              <table:table-cell office:value-type="float" office:value="2.15937E-029">
                <text:p>2.15937E-029</text:p>
              </table:table-cell>
              <table:table-cell office:value-type="float" office:value="1.54486E-029">
                <text:p>1.54486E-029</text:p>
              </table:table-cell>
              <table:table-cell office:value-type="float" office:value="1.10465E-029">
                <text:p>1.10465E-029</text:p>
              </table:table-cell>
              <table:table-cell office:value-type="float" office:value="7.89475E-030">
                <text:p>7.89475E-030</text:p>
              </table:table-cell>
              <table:table-cell office:value-type="float" office:value="5.63936E-030">
                <text:p>5.63936E-030</text:p>
              </table:table-cell>
              <table:table-cell office:value-type="float" office:value="4.02623E-030">
                <text:p>4.02623E-030</text:p>
              </table:table-cell>
              <table:table-cell office:value-type="float" office:value="2.87307E-030">
                <text:p>2.87307E-030</text:p>
              </table:table-cell>
              <table:table-cell office:value-type="float" office:value="2.04914E-030">
                <text:p>2.04914E-030</text:p>
              </table:table-cell>
              <table:table-cell office:value-type="float" office:value="1.46076E-030">
                <text:p>1.46076E-03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Windows_X86_64 LibreOffice_project/2524958677847fb3bb44820e40380acbe820f96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